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E_DIFFUSION_SPHE_3D_2_integrator_6" table:style-name="ta1">
        <table:shapes>
          <draw:frame draw:z-index="0" draw:style-name="gr1" draw:text-style-name="P1" svg:width="15.999cm" svg:height="8.999cm" svg:x="23.558cm" svg:y="458.428cm">
            <draw:object draw:notify-on-update-of-ranges="SIMPLE_DIFFUSION_SPHE_3D_2_integrator_6.A1016:SIMPLE_DIFFUSION_SPHE_3D_2_integrator_6.A1026 SIMPLE_DIFFUSION_SPHE_3D_2_integrator_6.B1016:SIMPLE_DIFFUSION_SPHE_3D_2_integrator_6.B1026 SIMPLE_DIFFUSION_SPHE_3D_2_integrator_6.C1016:SIMPLE_DIFFUSION_SPHE_3D_2_integrator_6.C1026 SIMPLE_DIFFUSION_SPHE_3D_2_integrator_6.D1016:SIMPLE_DIFFUSION_SPHE_3D_2_integrator_6.D1026 SIMPLE_DIFFUSION_SPHE_3D_2_integrator_6.E1016:SIMPLE_DIFFUSION_SPHE_3D_2_integrator_6.E1026 SIMPLE_DIFFUSION_SPHE_3D_2_integrator_6.F1016:SIMPLE_DIFFUSION_SPHE_3D_2_integrator_6.F1026 SIMPLE_DIFFUSION_SPHE_3D_2_integrator_6.G1016:SIMPLE_DIFFUSION_SPHE_3D_2_integrator_6.G1026 SIMPLE_DIFFUSION_SPHE_3D_2_integrator_6.H1016:SIMPLE_DIFFUSION_SPHE_3D_2_integrator_6.H1026 SIMPLE_DIFFUSION_SPHE_3D_2_integrator_6.I1016:SIMPLE_DIFFUSION_SPHE_3D_2_integrator_6.I1026 SIMPLE_DIFFUSION_SPHE_3D_2_integrator_6.J1016:SIMPLE_DIFFUSION_SPHE_3D_2_integrator_6.J1026 SIMPLE_DIFFUSION_SPHE_3D_2_integrator_6.K1016:SIMPLE_DIFFUSION_SPHE_3D_2_integrator_6.K10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10"/>
        </table:table-row>
        <table:table-row table:style-name="ro1">
          <table:table-cell office:value-type="float" office:value="0.00999079" calcext:value-type="float">
            <text:p>0.00999079</text:p>
          </table:table-cell>
          <table:table-cell office:value-type="float" office:value="0.00998896" calcext:value-type="float">
            <text:p>0.00998896</text:p>
          </table:table-cell>
          <table:table-cell office:value-type="float" office:value="0.00998398" calcext:value-type="float">
            <text:p>0.00998398</text:p>
          </table:table-cell>
          <table:table-cell office:value-type="float" office:value="0.00997779" calcext:value-type="float">
            <text:p>0.00997779</text:p>
          </table:table-cell>
          <table:table-cell office:value-type="float" office:value="0.00997278" calcext:value-type="float">
            <text:p>0.00997278</text:p>
          </table:table-cell>
          <table:table-cell office:value-type="float" office:value="0.00997086" calcext:value-type="float">
            <text:p>0.00997086</text:p>
          </table:table-cell>
          <table:table-cell office:value-type="float" office:value="0.00997278" calcext:value-type="float">
            <text:p>0.00997278</text:p>
          </table:table-cell>
          <table:table-cell office:value-type="float" office:value="0.00997779" calcext:value-type="float">
            <text:p>0.00997779</text:p>
          </table:table-cell>
          <table:table-cell office:value-type="float" office:value="0.00998398" calcext:value-type="float">
            <text:p>0.00998398</text:p>
          </table:table-cell>
          <table:table-cell office:value-type="float" office:value="0.00998896" calcext:value-type="float">
            <text:p>0.00998896</text:p>
          </table:table-cell>
          <table:table-cell office:value-type="float" office:value="0.00999079" calcext:value-type="float">
            <text:p>0.00999079</text:p>
          </table:table-cell>
        </table:table-row>
        <table:table-row table:style-name="ro1">
          <table:table-cell office:value-type="float" office:value="0.0099524" calcext:value-type="float">
            <text:p>0.0099524</text:p>
          </table:table-cell>
          <table:table-cell office:value-type="float" office:value="0.00994553" calcext:value-type="float">
            <text:p>0.00994553</text:p>
          </table:table-cell>
          <table:table-cell office:value-type="float" office:value="0.00992701" calcext:value-type="float">
            <text:p>0.00992701</text:p>
          </table:table-cell>
          <table:table-cell office:value-type="float" office:value="0.00990402" calcext:value-type="float">
            <text:p>0.00990402</text:p>
          </table:table-cell>
          <table:table-cell office:value-type="float" office:value="0.00988552" calcext:value-type="float">
            <text:p>0.00988552</text:p>
          </table:table-cell>
          <table:table-cell office:value-type="float" office:value="0.00987844" calcext:value-type="float">
            <text:p>0.00987844</text:p>
          </table:table-cell>
          <table:table-cell office:value-type="float" office:value="0.00988552" calcext:value-type="float">
            <text:p>0.00988552</text:p>
          </table:table-cell>
          <table:table-cell office:value-type="float" office:value="0.00990402" calcext:value-type="float">
            <text:p>0.00990402</text:p>
          </table:table-cell>
          <table:table-cell office:value-type="float" office:value="0.00992701" calcext:value-type="float">
            <text:p>0.00992701</text:p>
          </table:table-cell>
          <table:table-cell office:value-type="float" office:value="0.00994553" calcext:value-type="float">
            <text:p>0.00994553</text:p>
          </table:table-cell>
          <table:table-cell office:value-type="float" office:value="0.0099524" calcext:value-type="float">
            <text:p>0.0099524</text:p>
          </table:table-cell>
        </table:table-row>
        <table:table-row table:style-name="ro1">
          <table:table-cell office:value-type="float" office:value="0.00987791" calcext:value-type="float">
            <text:p>0.00987791</text:p>
          </table:table-cell>
          <table:table-cell office:value-type="float" office:value="0.00985027" calcext:value-type="float">
            <text:p>0.00985027</text:p>
          </table:table-cell>
          <table:table-cell office:value-type="float" office:value="0.00977687" calcext:value-type="float">
            <text:p>0.00977687</text:p>
          </table:table-cell>
          <table:table-cell office:value-type="float" office:value="0.00968671" calcext:value-type="float">
            <text:p>0.00968671</text:p>
          </table:table-cell>
          <table:table-cell office:value-type="float" office:value="0.00961446" calcext:value-type="float">
            <text:p>0.00961446</text:p>
          </table:table-cell>
          <table:table-cell office:value-type="float" office:value="0.009587" calcext:value-type="float">
            <text:p>0.009587</text:p>
          </table:table-cell>
          <table:table-cell office:value-type="float" office:value="0.00961446" calcext:value-type="float">
            <text:p>0.00961446</text:p>
          </table:table-cell>
          <table:table-cell office:value-type="float" office:value="0.00968671" calcext:value-type="float">
            <text:p>0.00968671</text:p>
          </table:table-cell>
          <table:table-cell office:value-type="float" office:value="0.00977687" calcext:value-type="float">
            <text:p>0.00977687</text:p>
          </table:table-cell>
          <table:table-cell office:value-type="float" office:value="0.00985027" calcext:value-type="float">
            <text:p>0.00985027</text:p>
          </table:table-cell>
          <table:table-cell office:value-type="float" office:value="0.00987791" calcext:value-type="float">
            <text:p>0.00987791</text:p>
          </table:table-cell>
        </table:table-row>
        <table:table-row table:style-name="ro1">
          <table:table-cell office:value-type="float" office:value="0.00975489" calcext:value-type="float">
            <text:p>0.00975489</text:p>
          </table:table-cell>
          <table:table-cell office:value-type="float" office:value="0.00969318" calcext:value-type="float">
            <text:p>0.00969318</text:p>
          </table:table-cell>
          <table:table-cell office:value-type="float" office:value="0.00953144" calcext:value-type="float">
            <text:p>0.00953144</text:p>
          </table:table-cell>
          <table:table-cell office:value-type="float" office:value="0.00933505" calcext:value-type="float">
            <text:p>0.00933505</text:p>
          </table:table-cell>
          <table:table-cell office:value-type="float" office:value="0.00917924" calcext:value-type="float">
            <text:p>0.00917924</text:p>
          </table:table-cell>
          <table:table-cell office:value-type="float" office:value="0.00912042" calcext:value-type="float">
            <text:p>0.00912042</text:p>
          </table:table-cell>
          <table:table-cell office:value-type="float" office:value="0.00917924" calcext:value-type="float">
            <text:p>0.00917924</text:p>
          </table:table-cell>
          <table:table-cell office:value-type="float" office:value="0.00933505" calcext:value-type="float">
            <text:p>0.00933505</text:p>
          </table:table-cell>
          <table:table-cell office:value-type="float" office:value="0.00953144" calcext:value-type="float">
            <text:p>0.00953144</text:p>
          </table:table-cell>
          <table:table-cell office:value-type="float" office:value="0.00969318" calcext:value-type="float">
            <text:p>0.00969318</text:p>
          </table:table-cell>
          <table:table-cell office:value-type="float" office:value="0.00975489" calcext:value-type="float">
            <text:p>0.00975489</text:p>
          </table:table-cell>
        </table:table-row>
        <table:table-row table:style-name="ro1">
          <table:table-cell office:value-type="float" office:value="0.00958556" calcext:value-type="float">
            <text:p>0.00958556</text:p>
          </table:table-cell>
          <table:table-cell office:value-type="float" office:value="0.00947765" calcext:value-type="float">
            <text:p>0.00947765</text:p>
          </table:table-cell>
          <table:table-cell office:value-type="float" office:value="0.00919825" calcext:value-type="float">
            <text:p>0.00919825</text:p>
          </table:table-cell>
          <table:table-cell office:value-type="float" office:value="0.00886407" calcext:value-type="float">
            <text:p>0.00886407</text:p>
          </table:table-cell>
          <table:table-cell office:value-type="float" office:value="0.00860277" calcext:value-type="float">
            <text:p>0.00860277</text:p>
          </table:table-cell>
          <table:table-cell office:value-type="float" office:value="0.00850501" calcext:value-type="float">
            <text:p>0.00850501</text:p>
          </table:table-cell>
          <table:table-cell office:value-type="float" office:value="0.00860277" calcext:value-type="float">
            <text:p>0.00860277</text:p>
          </table:table-cell>
          <table:table-cell office:value-type="float" office:value="0.00886407" calcext:value-type="float">
            <text:p>0.00886407</text:p>
          </table:table-cell>
          <table:table-cell office:value-type="float" office:value="0.00919825" calcext:value-type="float">
            <text:p>0.00919825</text:p>
          </table:table-cell>
          <table:table-cell office:value-type="float" office:value="0.00947765" calcext:value-type="float">
            <text:p>0.00947765</text:p>
          </table:table-cell>
          <table:table-cell office:value-type="float" office:value="0.00958556" calcext:value-type="float">
            <text:p>0.00958556</text:p>
          </table:table-cell>
        </table:table-row>
        <table:table-row table:style-name="ro1">
          <table:table-cell office:value-type="float" office:value="0.00937215" calcext:value-type="float">
            <text:p>0.00937215</text:p>
          </table:table-cell>
          <table:table-cell office:value-type="float" office:value="0.00920752" calcext:value-type="float">
            <text:p>0.00920752</text:p>
          </table:table-cell>
          <table:table-cell office:value-type="float" office:value="0.0087869" calcext:value-type="float">
            <text:p>0.0087869</text:p>
          </table:table-cell>
          <table:table-cell office:value-type="float" office:value="0.00829329" calcext:value-type="float">
            <text:p>0.00829329</text:p>
          </table:table-cell>
          <table:table-cell office:value-type="float" office:value="0.00791449" calcext:value-type="float">
            <text:p>0.00791449</text:p>
          </table:table-cell>
          <table:table-cell office:value-type="float" office:value="0.00777442" calcext:value-type="float">
            <text:p>0.00777442</text:p>
          </table:table-cell>
          <table:table-cell office:value-type="float" office:value="0.00791449" calcext:value-type="float">
            <text:p>0.00791449</text:p>
          </table:table-cell>
          <table:table-cell office:value-type="float" office:value="0.00829329" calcext:value-type="float">
            <text:p>0.00829329</text:p>
          </table:table-cell>
          <table:table-cell office:value-type="float" office:value="0.0087869" calcext:value-type="float">
            <text:p>0.0087869</text:p>
          </table:table-cell>
          <table:table-cell office:value-type="float" office:value="0.00920752" calcext:value-type="float">
            <text:p>0.00920752</text:p>
          </table:table-cell>
          <table:table-cell office:value-type="float" office:value="0.00937215" calcext:value-type="float">
            <text:p>0.00937215</text:p>
          </table:table-cell>
        </table:table-row>
        <table:table-row table:style-name="ro1">
          <table:table-cell office:value-type="float" office:value="0.00911774" calcext:value-type="float">
            <text:p>0.00911774</text:p>
          </table:table-cell>
          <table:table-cell office:value-type="float" office:value="0.00888777" calcext:value-type="float">
            <text:p>0.00888777</text:p>
          </table:table-cell>
          <table:table-cell office:value-type="float" office:value="0.00830897" calcext:value-type="float">
            <text:p>0.00830897</text:p>
          </table:table-cell>
          <table:table-cell office:value-type="float" office:value="0.00764527" calcext:value-type="float">
            <text:p>0.00764527</text:p>
          </table:table-cell>
          <table:table-cell office:value-type="float" office:value="0.00714752" calcext:value-type="float">
            <text:p>0.00714752</text:p>
          </table:table-cell>
          <table:table-cell office:value-type="float" office:value="0.00696608" calcext:value-type="float">
            <text:p>0.00696608</text:p>
          </table:table-cell>
          <table:table-cell office:value-type="float" office:value="0.00714752" calcext:value-type="float">
            <text:p>0.00714752</text:p>
          </table:table-cell>
          <table:table-cell office:value-type="float" office:value="0.00764527" calcext:value-type="float">
            <text:p>0.00764527</text:p>
          </table:table-cell>
          <table:table-cell office:value-type="float" office:value="0.00830897" calcext:value-type="float">
            <text:p>0.00830897</text:p>
          </table:table-cell>
          <table:table-cell office:value-type="float" office:value="0.00888777" calcext:value-type="float">
            <text:p>0.00888777</text:p>
          </table:table-cell>
          <table:table-cell office:value-type="float" office:value="0.00911774" calcext:value-type="float">
            <text:p>0.00911774</text:p>
          </table:table-cell>
        </table:table-row>
        <table:table-row table:style-name="ro1">
          <table:table-cell office:value-type="float" office:value="0.00882598" calcext:value-type="float">
            <text:p>0.00882598</text:p>
          </table:table-cell>
          <table:table-cell office:value-type="float" office:value="0.00852416" calcext:value-type="float">
            <text:p>0.00852416</text:p>
          </table:table-cell>
          <table:table-cell office:value-type="float" office:value="0.00777755" calcext:value-type="float">
            <text:p>0.00777755</text:p>
          </table:table-cell>
          <table:table-cell office:value-type="float" office:value="0.0069444" calcext:value-type="float">
            <text:p>0.0069444</text:p>
          </table:table-cell>
          <table:table-cell office:value-type="float" office:value="0.00633635" calcext:value-type="float">
            <text:p>0.00633635</text:p>
          </table:table-cell>
          <table:table-cell office:value-type="float" office:value="0.00611842" calcext:value-type="float">
            <text:p>0.00611842</text:p>
          </table:table-cell>
          <table:table-cell office:value-type="float" office:value="0.00633635" calcext:value-type="float">
            <text:p>0.00633635</text:p>
          </table:table-cell>
          <table:table-cell office:value-type="float" office:value="0.0069444" calcext:value-type="float">
            <text:p>0.0069444</text:p>
          </table:table-cell>
          <table:table-cell office:value-type="float" office:value="0.00777755" calcext:value-type="float">
            <text:p>0.00777755</text:p>
          </table:table-cell>
          <table:table-cell office:value-type="float" office:value="0.00852416" calcext:value-type="float">
            <text:p>0.00852416</text:p>
          </table:table-cell>
          <table:table-cell office:value-type="float" office:value="0.00882598" calcext:value-type="float">
            <text:p>0.00882598</text:p>
          </table:table-cell>
        </table:table-row>
        <table:table-row table:style-name="ro1">
          <table:table-cell office:value-type="float" office:value="0.00849981" calcext:value-type="float">
            <text:p>0.00849981</text:p>
          </table:table-cell>
          <table:table-cell office:value-type="float" office:value="0.00812172" calcext:value-type="float">
            <text:p>0.00812172</text:p>
          </table:table-cell>
          <table:table-cell office:value-type="float" office:value="0.0072047" calcext:value-type="float">
            <text:p>0.0072047</text:p>
          </table:table-cell>
          <table:table-cell office:value-type="float" office:value="0.00621312" calcext:value-type="float">
            <text:p>0.00621312</text:p>
          </table:table-cell>
          <table:table-cell office:value-type="float" office:value="0.00551198" calcext:value-type="float">
            <text:p>0.00551198</text:p>
          </table:table-cell>
          <table:table-cell office:value-type="float" office:value="0.00526558" calcext:value-type="float">
            <text:p>0.00526558</text:p>
          </table:table-cell>
          <table:table-cell office:value-type="float" office:value="0.00551198" calcext:value-type="float">
            <text:p>0.00551198</text:p>
          </table:table-cell>
          <table:table-cell office:value-type="float" office:value="0.00621312" calcext:value-type="float">
            <text:p>0.00621312</text:p>
          </table:table-cell>
          <table:table-cell office:value-type="float" office:value="0.0072047" calcext:value-type="float">
            <text:p>0.0072047</text:p>
          </table:table-cell>
          <table:table-cell office:value-type="float" office:value="0.00812172" calcext:value-type="float">
            <text:p>0.00812172</text:p>
          </table:table-cell>
          <table:table-cell office:value-type="float" office:value="0.00849981" calcext:value-type="float">
            <text:p>0.00849981</text:p>
          </table:table-cell>
        </table:table-row>
        <table:table-row table:style-name="ro1">
          <table:table-cell office:value-type="float" office:value="0.00815262" calcext:value-type="float">
            <text:p>0.00815262</text:p>
          </table:table-cell>
          <table:table-cell office:value-type="float" office:value="0.00769792" calcext:value-type="float">
            <text:p>0.00769792</text:p>
          </table:table-cell>
          <table:table-cell office:value-type="float" office:value="0.00661849" calcext:value-type="float">
            <text:p>0.00661849</text:p>
          </table:table-cell>
          <table:table-cell office:value-type="float" office:value="0.00549089" calcext:value-type="float">
            <text:p>0.00549089</text:p>
          </table:table-cell>
          <table:table-cell office:value-type="float" office:value="0.0047209" calcext:value-type="float">
            <text:p>0.0047209</text:p>
          </table:table-cell>
          <table:table-cell office:value-type="float" office:value="0.00445612" calcext:value-type="float">
            <text:p>0.00445612</text:p>
          </table:table-cell>
          <table:table-cell office:value-type="float" office:value="0.0047209" calcext:value-type="float">
            <text:p>0.0047209</text:p>
          </table:table-cell>
          <table:table-cell office:value-type="float" office:value="0.00549089" calcext:value-type="float">
            <text:p>0.00549089</text:p>
          </table:table-cell>
          <table:table-cell office:value-type="float" office:value="0.00661849" calcext:value-type="float">
            <text:p>0.00661849</text:p>
          </table:table-cell>
          <table:table-cell office:value-type="float" office:value="0.00769792" calcext:value-type="float">
            <text:p>0.00769792</text:p>
          </table:table-cell>
          <table:table-cell office:value-type="float" office:value="0.00815262" calcext:value-type="float">
            <text:p>0.00815262</text:p>
          </table:table-cell>
        </table:table-row>
        <table:table-row table:style-name="ro1">
          <table:table-cell office:value-type="float" office:value="0.00781142" calcext:value-type="float">
            <text:p>0.00781142</text:p>
          </table:table-cell>
          <table:table-cell office:value-type="float" office:value="0.00728648" calcext:value-type="float">
            <text:p>0.00728648</text:p>
          </table:table-cell>
          <table:table-cell office:value-type="float" office:value="0.00606761" calcext:value-type="float">
            <text:p>0.00606761</text:p>
          </table:table-cell>
          <table:table-cell office:value-type="float" office:value="0.00483901" calcext:value-type="float">
            <text:p>0.00483901</text:p>
          </table:table-cell>
          <table:table-cell office:value-type="float" office:value="0.00402974" calcext:value-type="float">
            <text:p>0.00402974</text:p>
          </table:table-cell>
          <table:table-cell office:value-type="float" office:value="0.00375763" calcext:value-type="float">
            <text:p>0.00375763</text:p>
          </table:table-cell>
          <table:table-cell office:value-type="float" office:value="0.00402974" calcext:value-type="float">
            <text:p>0.00402974</text:p>
          </table:table-cell>
          <table:table-cell office:value-type="float" office:value="0.00483901" calcext:value-type="float">
            <text:p>0.00483901</text:p>
          </table:table-cell>
          <table:table-cell office:value-type="float" office:value="0.00606761" calcext:value-type="float">
            <text:p>0.00606761</text:p>
          </table:table-cell>
          <table:table-cell office:value-type="float" office:value="0.00728648" calcext:value-type="float">
            <text:p>0.00728648</text:p>
          </table:table-cell>
          <table:table-cell office:value-type="float" office:value="0.00781142" calcext:value-type="float">
            <text:p>0.0078114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239526" calcext:value-type="float">
            <text:p>0.0239526</text:p>
          </table:table-cell>
          <table:table-cell table:number-columns-repeated="10"/>
        </table:table-row>
        <table:table-row table:style-name="ro1">
          <table:table-cell office:value-type="float" office:value="0.0238898" calcext:value-type="float">
            <text:p>0.0238898</text:p>
          </table:table-cell>
          <table:table-cell office:value-type="float" office:value="0.0238809" calcext:value-type="float">
            <text:p>0.0238809</text:p>
          </table:table-cell>
          <table:table-cell office:value-type="float" office:value="0.0238562" calcext:value-type="float">
            <text:p>0.0238562</text:p>
          </table:table-cell>
          <table:table-cell office:value-type="float" office:value="0.0238255" calcext:value-type="float">
            <text:p>0.0238255</text:p>
          </table:table-cell>
          <table:table-cell office:value-type="float" office:value="0.0238006" calcext:value-type="float">
            <text:p>0.0238006</text:p>
          </table:table-cell>
          <table:table-cell office:value-type="float" office:value="0.0237911" calcext:value-type="float">
            <text:p>0.0237911</text:p>
          </table:table-cell>
          <table:table-cell office:value-type="float" office:value="0.0238006" calcext:value-type="float">
            <text:p>0.0238006</text:p>
          </table:table-cell>
          <table:table-cell office:value-type="float" office:value="0.0238255" calcext:value-type="float">
            <text:p>0.0238255</text:p>
          </table:table-cell>
          <table:table-cell office:value-type="float" office:value="0.0238562" calcext:value-type="float">
            <text:p>0.0238562</text:p>
          </table:table-cell>
          <table:table-cell office:value-type="float" office:value="0.0238809" calcext:value-type="float">
            <text:p>0.0238809</text:p>
          </table:table-cell>
          <table:table-cell office:value-type="float" office:value="0.0238898" calcext:value-type="float">
            <text:p>0.0238898</text:p>
          </table:table-cell>
        </table:table-row>
        <table:table-row table:style-name="ro1">
          <table:table-cell office:value-type="float" office:value="0.0237641" calcext:value-type="float">
            <text:p>0.0237641</text:p>
          </table:table-cell>
          <table:table-cell office:value-type="float" office:value="0.0237477" calcext:value-type="float">
            <text:p>0.0237477</text:p>
          </table:table-cell>
          <table:table-cell office:value-type="float" office:value="0.0237038" calcext:value-type="float">
            <text:p>0.0237038</text:p>
          </table:table-cell>
          <table:table-cell office:value-type="float" office:value="0.0236491" calcext:value-type="float">
            <text:p>0.0236491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0.0235883" calcext:value-type="float">
            <text:p>0.0235883</text:p>
          </table:table-cell>
          <table:table-cell office:value-type="float" office:value="0.0236052" calcext:value-type="float">
            <text:p>0.0236052</text:p>
          </table:table-cell>
          <table:table-cell office:value-type="float" office:value="0.0236491" calcext:value-type="float">
            <text:p>0.0236491</text:p>
          </table:table-cell>
          <table:table-cell office:value-type="float" office:value="0.0237038" calcext:value-type="float">
            <text:p>0.0237038</text:p>
          </table:table-cell>
          <table:table-cell office:value-type="float" office:value="0.0237477" calcext:value-type="float">
            <text:p>0.0237477</text:p>
          </table:table-cell>
          <table:table-cell office:value-type="float" office:value="0.0237641" calcext:value-type="float">
            <text:p>0.0237641</text:p>
          </table:table-cell>
        </table:table-row>
        <table:table-row table:style-name="ro1">
          <table:table-cell office:value-type="float" office:value="0.0235866" calcext:value-type="float">
            <text:p>0.0235866</text:p>
          </table:table-cell>
          <table:table-cell office:value-type="float" office:value="0.0235217" calcext:value-type="float">
            <text:p>0.0235217</text:p>
          </table:table-cell>
          <table:table-cell office:value-type="float" office:value="0.0233468" calcext:value-type="float">
            <text:p>0.0233468</text:p>
          </table:table-cell>
          <table:table-cell office:value-type="float" office:value="0.0231316" calcext:value-type="float">
            <text:p>0.0231316</text:p>
          </table:table-cell>
          <table:table-cell office:value-type="float" office:value="0.0229592" calcext:value-type="float">
            <text:p>0.0229592</text:p>
          </table:table-cell>
          <table:table-cell office:value-type="float" office:value="0.0228937" calcext:value-type="float">
            <text:p>0.0228937</text:p>
          </table:table-cell>
          <table:table-cell office:value-type="float" office:value="0.0229592" calcext:value-type="float">
            <text:p>0.0229592</text:p>
          </table:table-cell>
          <table:table-cell office:value-type="float" office:value="0.0231316" calcext:value-type="float">
            <text:p>0.0231316</text:p>
          </table:table-cell>
          <table:table-cell office:value-type="float" office:value="0.0233468" calcext:value-type="float">
            <text:p>0.0233468</text:p>
          </table:table-cell>
          <table:table-cell office:value-type="float" office:value="0.0235217" calcext:value-type="float">
            <text:p>0.0235217</text:p>
          </table:table-cell>
          <table:table-cell office:value-type="float" office:value="0.0235866" calcext:value-type="float">
            <text:p>0.0235866</text:p>
          </table:table-cell>
        </table:table-row>
        <table:table-row table:style-name="ro1">
          <table:table-cell office:value-type="float" office:value="0.0232909" calcext:value-type="float">
            <text:p>0.0232909</text:p>
          </table:table-cell>
          <table:table-cell office:value-type="float" office:value="0.0231461" calcext:value-type="float">
            <text:p>0.0231461</text:p>
          </table:table-cell>
          <table:table-cell office:value-type="float" office:value="0.0227614" calcext:value-type="float">
            <text:p>0.0227614</text:p>
          </table:table-cell>
          <table:table-cell office:value-type="float" office:value="0.0222938" calcext:value-type="float">
            <text:p>0.0222938</text:p>
          </table:table-cell>
          <table:table-cell office:value-type="float" office:value="0.0219231" calcext:value-type="float">
            <text:p>0.0219231</text:p>
          </table:table-cell>
          <table:table-cell office:value-type="float" office:value="0.0217831" calcext:value-type="float">
            <text:p>0.0217831</text:p>
          </table:table-cell>
          <table:table-cell office:value-type="float" office:value="0.0219231" calcext:value-type="float">
            <text:p>0.0219231</text:p>
          </table:table-cell>
          <table:table-cell office:value-type="float" office:value="0.0222938" calcext:value-type="float">
            <text:p>0.0222938</text:p>
          </table:table-cell>
          <table:table-cell office:value-type="float" office:value="0.0227614" calcext:value-type="float">
            <text:p>0.0227614</text:p>
          </table:table-cell>
          <table:table-cell office:value-type="float" office:value="0.0231461" calcext:value-type="float">
            <text:p>0.0231461</text:p>
          </table:table-cell>
          <table:table-cell office:value-type="float" office:value="0.0232909" calcext:value-type="float">
            <text:p>0.0232909</text:p>
          </table:table-cell>
        </table:table-row>
        <table:table-row table:style-name="ro1">
          <table:table-cell office:value-type="float" office:value="0.0228863" calcext:value-type="float">
            <text:p>0.0228863</text:p>
          </table:table-cell>
          <table:table-cell office:value-type="float" office:value="0.0226325" calcext:value-type="float">
            <text:p>0.0226325</text:p>
          </table:table-cell>
          <table:table-cell office:value-type="float" office:value="0.0219676" calcext:value-type="float">
            <text:p>0.0219676</text:p>
          </table:table-cell>
          <table:table-cell office:value-type="float" office:value="0.0211717" calcext:value-type="float">
            <text:p>0.0211717</text:p>
          </table:table-cell>
          <table:table-cell office:value-type="float" office:value="0.0205498" calcext:value-type="float">
            <text:p>0.0205498</text:p>
          </table:table-cell>
          <table:table-cell office:value-type="float" office:value="0.0203171" calcext:value-type="float">
            <text:p>0.0203171</text:p>
          </table:table-cell>
          <table:table-cell office:value-type="float" office:value="0.0205498" calcext:value-type="float">
            <text:p>0.0205498</text:p>
          </table:table-cell>
          <table:table-cell office:value-type="float" office:value="0.0211717" calcext:value-type="float">
            <text:p>0.0211717</text:p>
          </table:table-cell>
          <table:table-cell office:value-type="float" office:value="0.0219676" calcext:value-type="float">
            <text:p>0.0219676</text:p>
          </table:table-cell>
          <table:table-cell office:value-type="float" office:value="0.0226325" calcext:value-type="float">
            <text:p>0.0226325</text:p>
          </table:table-cell>
          <table:table-cell office:value-type="float" office:value="0.0228863" calcext:value-type="float">
            <text:p>0.0228863</text:p>
          </table:table-cell>
        </table:table-row>
        <table:table-row table:style-name="ro1">
          <table:table-cell office:value-type="float" office:value="0.0223761" calcext:value-type="float">
            <text:p>0.0223761</text:p>
          </table:table-cell>
          <table:table-cell office:value-type="float" office:value="0.0219883" calcext:value-type="float">
            <text:p>0.0219883</text:p>
          </table:table-cell>
          <table:table-cell office:value-type="float" office:value="0.0209872" calcext:value-type="float">
            <text:p>0.0209872</text:p>
          </table:table-cell>
          <table:table-cell office:value-type="float" office:value="0.0198117" calcext:value-type="float">
            <text:p>0.0198117</text:p>
          </table:table-cell>
          <table:table-cell office:value-type="float" office:value="0.01891" calcext:value-type="float">
            <text:p>0.01891</text:p>
          </table:table-cell>
          <table:table-cell office:value-type="float" office:value="0.0185766" calcext:value-type="float">
            <text:p>0.0185766</text:p>
          </table:table-cell>
          <table:table-cell office:value-type="float" office:value="0.01891" calcext:value-type="float">
            <text:p>0.01891</text:p>
          </table:table-cell>
          <table:table-cell office:value-type="float" office:value="0.0198117" calcext:value-type="float">
            <text:p>0.0198117</text:p>
          </table:table-cell>
          <table:table-cell office:value-type="float" office:value="0.0209872" calcext:value-type="float">
            <text:p>0.0209872</text:p>
          </table:table-cell>
          <table:table-cell office:value-type="float" office:value="0.0219883" calcext:value-type="float">
            <text:p>0.0219883</text:p>
          </table:table-cell>
          <table:table-cell office:value-type="float" office:value="0.0223761" calcext:value-type="float">
            <text:p>0.0223761</text:p>
          </table:table-cell>
        </table:table-row>
        <table:table-row table:style-name="ro1">
          <table:table-cell office:value-type="float" office:value="0.0217679" calcext:value-type="float">
            <text:p>0.0217679</text:p>
          </table:table-cell>
          <table:table-cell office:value-type="float" office:value="0.0212254" calcext:value-type="float">
            <text:p>0.0212254</text:p>
          </table:table-cell>
          <table:table-cell office:value-type="float" office:value="0.0198475" calcext:value-type="float">
            <text:p>0.0198475</text:p>
          </table:table-cell>
          <table:table-cell office:value-type="float" office:value="0.0182668" calcext:value-type="float">
            <text:p>0.0182668</text:p>
          </table:table-cell>
          <table:table-cell office:value-type="float" office:value="0.0170817" calcext:value-type="float">
            <text:p>0.0170817</text:p>
          </table:table-cell>
          <table:table-cell office:value-type="float" office:value="0.0166497" calcext:value-type="float">
            <text:p>0.0166497</text:p>
          </table:table-cell>
          <table:table-cell office:value-type="float" office:value="0.0170817" calcext:value-type="float">
            <text:p>0.0170817</text:p>
          </table:table-cell>
          <table:table-cell office:value-type="float" office:value="0.0182668" calcext:value-type="float">
            <text:p>0.0182668</text:p>
          </table:table-cell>
          <table:table-cell office:value-type="float" office:value="0.0198475" calcext:value-type="float">
            <text:p>0.0198475</text:p>
          </table:table-cell>
          <table:table-cell office:value-type="float" office:value="0.0212254" calcext:value-type="float">
            <text:p>0.0212254</text:p>
          </table:table-cell>
          <table:table-cell office:value-type="float" office:value="0.0217679" calcext:value-type="float">
            <text:p>0.0217679</text:p>
          </table:table-cell>
        </table:table-row>
        <table:table-row table:style-name="ro1">
          <table:table-cell office:value-type="float" office:value="0.0210705" calcext:value-type="float">
            <text:p>0.0210705</text:p>
          </table:table-cell>
          <table:table-cell office:value-type="float" office:value="0.0203581" calcext:value-type="float">
            <text:p>0.0203581</text:p>
          </table:table-cell>
          <table:table-cell office:value-type="float" office:value="0.0185803" calcext:value-type="float">
            <text:p>0.0185803</text:p>
          </table:table-cell>
          <table:table-cell office:value-type="float" office:value="0.0165958" calcext:value-type="float">
            <text:p>0.0165958</text:p>
          </table:table-cell>
          <table:table-cell office:value-type="float" office:value="0.0151477" calcext:value-type="float">
            <text:p>0.0151477</text:p>
          </table:table-cell>
          <table:table-cell office:value-type="float" office:value="0.0146286" calcext:value-type="float">
            <text:p>0.0146286</text:p>
          </table:table-cell>
          <table:table-cell office:value-type="float" office:value="0.0151477" calcext:value-type="float">
            <text:p>0.0151477</text:p>
          </table:table-cell>
          <table:table-cell office:value-type="float" office:value="0.0165958" calcext:value-type="float">
            <text:p>0.0165958</text:p>
          </table:table-cell>
          <table:table-cell office:value-type="float" office:value="0.0185803" calcext:value-type="float">
            <text:p>0.0185803</text:p>
          </table:table-cell>
          <table:table-cell office:value-type="float" office:value="0.0203581" calcext:value-type="float">
            <text:p>0.0203581</text:p>
          </table:table-cell>
          <table:table-cell office:value-type="float" office:value="0.0210705" calcext:value-type="float">
            <text:p>0.0210705</text:p>
          </table:table-cell>
        </table:table-row>
        <table:table-row table:style-name="ro1">
          <table:table-cell office:value-type="float" office:value="0.0202907" calcext:value-type="float">
            <text:p>0.0202907</text:p>
          </table:table-cell>
          <table:table-cell office:value-type="float" office:value="0.0193976" calcext:value-type="float">
            <text:p>0.0193976</text:p>
          </table:table-cell>
          <table:table-cell office:value-type="float" office:value="0.0172136" calcext:value-type="float">
            <text:p>0.0172136</text:p>
          </table:table-cell>
          <table:table-cell office:value-type="float" office:value="0.0148512" calcext:value-type="float">
            <text:p>0.0148512</text:p>
          </table:table-cell>
          <table:table-cell office:value-type="float" office:value="0.0131808" calcext:value-type="float">
            <text:p>0.0131808</text:p>
          </table:table-cell>
          <table:table-cell office:value-type="float" office:value="0.0125936" calcext:value-type="float">
            <text:p>0.0125936</text:p>
          </table:table-cell>
          <table:table-cell office:value-type="float" office:value="0.0131808" calcext:value-type="float">
            <text:p>0.0131808</text:p>
          </table:table-cell>
          <table:table-cell office:value-type="float" office:value="0.0148512" calcext:value-type="float">
            <text:p>0.0148512</text:p>
          </table:table-cell>
          <table:table-cell office:value-type="float" office:value="0.0172136" calcext:value-type="float">
            <text:p>0.0172136</text:p>
          </table:table-cell>
          <table:table-cell office:value-type="float" office:value="0.0193976" calcext:value-type="float">
            <text:p>0.0193976</text:p>
          </table:table-cell>
          <table:table-cell office:value-type="float" office:value="0.0202907" calcext:value-type="float">
            <text:p>0.0202907</text:p>
          </table:table-cell>
        </table:table-row>
        <table:table-row table:style-name="ro1">
          <table:table-cell office:value-type="float" office:value="0.0194848" calcext:value-type="float">
            <text:p>0.0194848</text:p>
          </table:table-cell>
          <table:table-cell office:value-type="float" office:value="0.0184146" calcext:value-type="float">
            <text:p>0.0184146</text:p>
          </table:table-cell>
          <table:table-cell office:value-type="float" office:value="0.0158519" calcext:value-type="float">
            <text:p>0.0158519</text:p>
          </table:table-cell>
          <table:table-cell office:value-type="float" office:value="0.0131705" calcext:value-type="float">
            <text:p>0.0131705</text:p>
          </table:table-cell>
          <table:table-cell office:value-type="float" office:value="0.0113372" calcext:value-type="float">
            <text:p>0.0113372</text:p>
          </table:table-cell>
          <table:table-cell office:value-type="float" office:value="0.010706" calcext:value-type="float">
            <text:p>0.010706</text:p>
          </table:table-cell>
          <table:table-cell office:value-type="float" office:value="0.0113372" calcext:value-type="float">
            <text:p>0.0113372</text:p>
          </table:table-cell>
          <table:table-cell office:value-type="float" office:value="0.0131705" calcext:value-type="float">
            <text:p>0.0131705</text:p>
          </table:table-cell>
          <table:table-cell office:value-type="float" office:value="0.0158519" calcext:value-type="float">
            <text:p>0.0158519</text:p>
          </table:table-cell>
          <table:table-cell office:value-type="float" office:value="0.0184146" calcext:value-type="float">
            <text:p>0.0184146</text:p>
          </table:table-cell>
          <table:table-cell office:value-type="float" office:value="0.0194848" calcext:value-type="float">
            <text:p>0.0194848</text:p>
          </table:table-cell>
        </table:table-row>
        <table:table-row table:style-name="ro1">
          <table:table-cell office:value-type="float" office:value="0.0187741" calcext:value-type="float">
            <text:p>0.0187741</text:p>
          </table:table-cell>
          <table:table-cell office:value-type="float" office:value="0.0175568" calcext:value-type="float">
            <text:p>0.0175568</text:p>
          </table:table-cell>
          <table:table-cell office:value-type="float" office:value="0.0146995" calcext:value-type="float">
            <text:p>0.0146995</text:p>
          </table:table-cell>
          <table:table-cell office:value-type="float" office:value="0.0118017" calcext:value-type="float">
            <text:p>0.0118017</text:p>
          </table:table-cell>
          <table:table-cell office:value-type="float" office:value="0.00988142" calcext:value-type="float">
            <text:p>0.00988142</text:p>
          </table:table-cell>
          <table:table-cell office:value-type="float" office:value="0.00923312" calcext:value-type="float">
            <text:p>0.00923312</text:p>
          </table:table-cell>
          <table:table-cell office:value-type="float" office:value="0.00988142" calcext:value-type="float">
            <text:p>0.00988142</text:p>
          </table:table-cell>
          <table:table-cell office:value-type="float" office:value="0.0118017" calcext:value-type="float">
            <text:p>0.0118017</text:p>
          </table:table-cell>
          <table:table-cell office:value-type="float" office:value="0.0146995" calcext:value-type="float">
            <text:p>0.0146995</text:p>
          </table:table-cell>
          <table:table-cell office:value-type="float" office:value="0.0175568" calcext:value-type="float">
            <text:p>0.0175568</text:p>
          </table:table-cell>
          <table:table-cell office:value-type="float" office:value="0.0187741" calcext:value-type="float">
            <text:p>0.018774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347451" calcext:value-type="float">
            <text:p>0.0347451</text:p>
          </table:table-cell>
          <table:table-cell table:number-columns-repeated="10"/>
        </table:table-row>
        <table:table-row table:style-name="ro1">
          <table:table-cell office:value-type="float" office:value="0.0346008" calcext:value-type="float">
            <text:p>0.0346008</text:p>
          </table:table-cell>
          <table:table-cell office:value-type="float" office:value="0.034584" calcext:value-type="float">
            <text:p>0.034584</text:p>
          </table:table-cell>
          <table:table-cell office:value-type="float" office:value="0.0345369" calcext:value-type="float">
            <text:p>0.0345369</text:p>
          </table:table-cell>
          <table:table-cell office:value-type="float" office:value="0.0344781" calcext:value-type="float">
            <text:p>0.0344781</text:p>
          </table:table-cell>
          <table:table-cell office:value-type="float" office:value="0.0344306" calcext:value-type="float">
            <text:p>0.0344306</text:p>
          </table:table-cell>
          <table:table-cell office:value-type="float" office:value="0.0344124" calcext:value-type="float">
            <text:p>0.0344124</text:p>
          </table:table-cell>
          <table:table-cell office:value-type="float" office:value="0.0344306" calcext:value-type="float">
            <text:p>0.0344306</text:p>
          </table:table-cell>
          <table:table-cell office:value-type="float" office:value="0.0344781" calcext:value-type="float">
            <text:p>0.0344781</text:p>
          </table:table-cell>
          <table:table-cell office:value-type="float" office:value="0.0345369" calcext:value-type="float">
            <text:p>0.0345369</text:p>
          </table:table-cell>
          <table:table-cell office:value-type="float" office:value="0.034584" calcext:value-type="float">
            <text:p>0.034584</text:p>
          </table:table-cell>
          <table:table-cell office:value-type="float" office:value="0.0346008" calcext:value-type="float">
            <text:p>0.0346008</text:p>
          </table:table-cell>
        </table:table-row>
        <table:table-row table:style-name="ro1">
          <table:table-cell office:value-type="float" office:value="0.0343887" calcext:value-type="float">
            <text:p>0.0343887</text:p>
          </table:table-cell>
          <table:table-cell office:value-type="float" office:value="0.0343649" calcext:value-type="float">
            <text:p>0.0343649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0342228" calcext:value-type="float">
            <text:p>0.0342228</text:p>
          </table:table-cell>
          <table:table-cell office:value-type="float" office:value="0.0341596" calcext:value-type="float">
            <text:p>0.0341596</text:p>
          </table:table-cell>
          <table:table-cell office:value-type="float" office:value="0.0341352" calcext:value-type="float">
            <text:p>0.0341352</text:p>
          </table:table-cell>
          <table:table-cell office:value-type="float" office:value="0.0341596" calcext:value-type="float">
            <text:p>0.0341596</text:p>
          </table:table-cell>
          <table:table-cell office:value-type="float" office:value="0.0342228" calcext:value-type="float">
            <text:p>0.0342228</text:p>
          </table:table-cell>
          <table:table-cell office:value-type="float" office:value="0.0343017" calcext:value-type="float">
            <text:p>0.0343017</text:p>
          </table:table-cell>
          <table:table-cell office:value-type="float" office:value="0.0343649" calcext:value-type="float">
            <text:p>0.0343649</text:p>
          </table:table-cell>
          <table:table-cell office:value-type="float" office:value="0.0343887" calcext:value-type="float">
            <text:p>0.0343887</text:p>
          </table:table-cell>
        </table:table-row>
        <table:table-row table:style-name="ro1">
          <table:table-cell office:value-type="float" office:value="0.0341331" calcext:value-type="float">
            <text:p>0.0341331</text:p>
          </table:table-cell>
          <table:table-cell office:value-type="float" office:value="0.0340397" calcext:value-type="float">
            <text:p>0.0340397</text:p>
          </table:table-cell>
          <table:table-cell office:value-type="float" office:value="0.0337868" calcext:value-type="float">
            <text:p>0.0337868</text:p>
          </table:table-cell>
          <table:table-cell office:value-type="float" office:value="0.0334753" calcext:value-type="float">
            <text:p>0.0334753</text:p>
          </table:table-cell>
          <table:table-cell office:value-type="float" office:value="0.0332261" calcext:value-type="float">
            <text:p>0.0332261</text:p>
          </table:table-cell>
          <table:table-cell office:value-type="float" office:value="0.0331312" calcext:value-type="float">
            <text:p>0.0331312</text:p>
          </table:table-cell>
          <table:table-cell office:value-type="float" office:value="0.0332261" calcext:value-type="float">
            <text:p>0.0332261</text:p>
          </table:table-cell>
          <table:table-cell office:value-type="float" office:value="0.0334753" calcext:value-type="float">
            <text:p>0.0334753</text:p>
          </table:table-cell>
          <table:table-cell office:value-type="float" office:value="0.0337868" calcext:value-type="float">
            <text:p>0.0337868</text:p>
          </table:table-cell>
          <table:table-cell office:value-type="float" office:value="0.0340397" calcext:value-type="float">
            <text:p>0.0340397</text:p>
          </table:table-cell>
          <table:table-cell office:value-type="float" office:value="0.0341331" calcext:value-type="float">
            <text:p>0.0341331</text:p>
          </table:table-cell>
        </table:table-row>
        <table:table-row table:style-name="ro1">
          <table:table-cell office:value-type="float" office:value="0.0337025" calcext:value-type="float">
            <text:p>0.0337025</text:p>
          </table:table-cell>
          <table:table-cell office:value-type="float" office:value="0.0334951" calcext:value-type="float">
            <text:p>0.0334951</text:p>
          </table:table-cell>
          <table:table-cell office:value-type="float" office:value="0.0329402" calcext:value-type="float">
            <text:p>0.0329402</text:p>
          </table:table-cell>
          <table:table-cell office:value-type="float" office:value="0.0322652" calcext:value-type="float">
            <text:p>0.0322652</text:p>
          </table:table-cell>
          <table:table-cell office:value-type="float" office:value="0.0317303" calcext:value-type="float">
            <text:p>0.0317303</text:p>
          </table:table-cell>
          <table:table-cell office:value-type="float" office:value="0.0315283" calcext:value-type="float">
            <text:p>0.0315283</text:p>
          </table:table-cell>
          <table:table-cell office:value-type="float" office:value="0.0317303" calcext:value-type="float">
            <text:p>0.0317303</text:p>
          </table:table-cell>
          <table:table-cell office:value-type="float" office:value="0.0322652" calcext:value-type="float">
            <text:p>0.0322652</text:p>
          </table:table-cell>
          <table:table-cell office:value-type="float" office:value="0.0329402" calcext:value-type="float">
            <text:p>0.0329402</text:p>
          </table:table-cell>
          <table:table-cell office:value-type="float" office:value="0.0334951" calcext:value-type="float">
            <text:p>0.0334951</text:p>
          </table:table-cell>
          <table:table-cell office:value-type="float" office:value="0.0337025" calcext:value-type="float">
            <text:p>0.0337025</text:p>
          </table:table-cell>
        </table:table-row>
        <table:table-row table:style-name="ro1">
          <table:table-cell office:value-type="float" office:value="0.0331169" calcext:value-type="float">
            <text:p>0.0331169</text:p>
          </table:table-cell>
          <table:table-cell office:value-type="float" office:value="0.0327532" calcext:value-type="float">
            <text:p>0.0327532</text:p>
          </table:table-cell>
          <table:table-cell office:value-type="float" office:value="0.0317935" calcext:value-type="float">
            <text:p>0.0317935</text:p>
          </table:table-cell>
          <table:table-cell office:value-type="float" office:value="0.0306442" calcext:value-type="float">
            <text:p>0.0306442</text:p>
          </table:table-cell>
          <table:table-cell office:value-type="float" office:value="0.0297464" calcext:value-type="float">
            <text:p>0.0297464</text:p>
          </table:table-cell>
          <table:table-cell office:value-type="float" office:value="0.0294104" calcext:value-type="float">
            <text:p>0.0294104</text:p>
          </table:table-cell>
          <table:table-cell office:value-type="float" office:value="0.0297464" calcext:value-type="float">
            <text:p>0.0297464</text:p>
          </table:table-cell>
          <table:table-cell office:value-type="float" office:value="0.0306442" calcext:value-type="float">
            <text:p>0.0306442</text:p>
          </table:table-cell>
          <table:table-cell office:value-type="float" office:value="0.0317935" calcext:value-type="float">
            <text:p>0.0317935</text:p>
          </table:table-cell>
          <table:table-cell office:value-type="float" office:value="0.0327532" calcext:value-type="float">
            <text:p>0.0327532</text:p>
          </table:table-cell>
          <table:table-cell office:value-type="float" office:value="0.0331169" calcext:value-type="float">
            <text:p>0.0331169</text:p>
          </table:table-cell>
        </table:table-row>
        <table:table-row table:style-name="ro1">
          <table:table-cell office:value-type="float" office:value="0.0323777" calcext:value-type="float">
            <text:p>0.0323777</text:p>
          </table:table-cell>
          <table:table-cell office:value-type="float" office:value="0.0318219" calcext:value-type="float">
            <text:p>0.0318219</text:p>
          </table:table-cell>
          <table:table-cell office:value-type="float" office:value="0.0303767" calcext:value-type="float">
            <text:p>0.0303767</text:p>
          </table:table-cell>
          <table:table-cell office:value-type="float" office:value="0.0286793" calcext:value-type="float">
            <text:p>0.0286793</text:p>
          </table:table-cell>
          <table:table-cell office:value-type="float" office:value="0.0273777" calcext:value-type="float">
            <text:p>0.0273777</text:p>
          </table:table-cell>
          <table:table-cell office:value-type="float" office:value="0.0268963" calcext:value-type="float">
            <text:p>0.0268963</text:p>
          </table:table-cell>
          <table:table-cell office:value-type="float" office:value="0.0273777" calcext:value-type="float">
            <text:p>0.0273777</text:p>
          </table:table-cell>
          <table:table-cell office:value-type="float" office:value="0.0286793" calcext:value-type="float">
            <text:p>0.0286793</text:p>
          </table:table-cell>
          <table:table-cell office:value-type="float" office:value="0.0303767" calcext:value-type="float">
            <text:p>0.0303767</text:p>
          </table:table-cell>
          <table:table-cell office:value-type="float" office:value="0.0318219" calcext:value-type="float">
            <text:p>0.0318219</text:p>
          </table:table-cell>
          <table:table-cell office:value-type="float" office:value="0.0323777" calcext:value-type="float">
            <text:p>0.0323777</text:p>
          </table:table-cell>
        </table:table-row>
        <table:table-row table:style-name="ro1">
          <table:table-cell office:value-type="float" office:value="0.0314965" calcext:value-type="float">
            <text:p>0.0314965</text:p>
          </table:table-cell>
          <table:table-cell office:value-type="float" office:value="0.0307186" calcext:value-type="float">
            <text:p>0.0307186</text:p>
          </table:table-cell>
          <table:table-cell office:value-type="float" office:value="0.0287291" calcext:value-type="float">
            <text:p>0.0287291</text:p>
          </table:table-cell>
          <table:table-cell office:value-type="float" office:value="0.0264462" calcext:value-type="float">
            <text:p>0.0264462</text:p>
          </table:table-cell>
          <table:table-cell office:value-type="float" office:value="0.0247351" calcext:value-type="float">
            <text:p>0.0247351</text:p>
          </table:table-cell>
          <table:table-cell office:value-type="float" office:value="0.0241112" calcext:value-type="float">
            <text:p>0.0241112</text:p>
          </table:table-cell>
          <table:table-cell office:value-type="float" office:value="0.0247351" calcext:value-type="float">
            <text:p>0.0247351</text:p>
          </table:table-cell>
          <table:table-cell office:value-type="float" office:value="0.0264462" calcext:value-type="float">
            <text:p>0.0264462</text:p>
          </table:table-cell>
          <table:table-cell office:value-type="float" office:value="0.0287291" calcext:value-type="float">
            <text:p>0.0287291</text:p>
          </table:table-cell>
          <table:table-cell office:value-type="float" office:value="0.0307186" calcext:value-type="float">
            <text:p>0.0307186</text:p>
          </table:table-cell>
          <table:table-cell office:value-type="float" office:value="0.0314965" calcext:value-type="float">
            <text:p>0.0314965</text:p>
          </table:table-cell>
        </table:table-row>
        <table:table-row table:style-name="ro1">
          <table:table-cell office:value-type="float" office:value="0.0304868" calcext:value-type="float">
            <text:p>0.0304868</text:p>
          </table:table-cell>
          <table:table-cell office:value-type="float" office:value="0.0294647" calcext:value-type="float">
            <text:p>0.0294647</text:p>
          </table:table-cell>
          <table:table-cell office:value-type="float" office:value="0.0268976" calcext:value-type="float">
            <text:p>0.0268976</text:p>
          </table:table-cell>
          <table:table-cell office:value-type="float" office:value="0.0240313" calcext:value-type="float">
            <text:p>0.0240313</text:p>
          </table:table-cell>
          <table:table-cell office:value-type="float" office:value="0.02194" calcext:value-type="float">
            <text:p>0.02194</text:p>
          </table:table-cell>
          <table:table-cell office:value-type="float" office:value="0.0211902" calcext:value-type="float">
            <text:p>0.0211902</text:p>
          </table:table-cell>
          <table:table-cell office:value-type="float" office:value="0.02194" calcext:value-type="float">
            <text:p>0.02194</text:p>
          </table:table-cell>
          <table:table-cell office:value-type="float" office:value="0.0240313" calcext:value-type="float">
            <text:p>0.0240313</text:p>
          </table:table-cell>
          <table:table-cell office:value-type="float" office:value="0.0268976" calcext:value-type="float">
            <text:p>0.0268976</text:p>
          </table:table-cell>
          <table:table-cell office:value-type="float" office:value="0.0294647" calcext:value-type="float">
            <text:p>0.0294647</text:p>
          </table:table-cell>
          <table:table-cell office:value-type="float" office:value="0.0304868" calcext:value-type="float">
            <text:p>0.0304868</text:p>
          </table:table-cell>
        </table:table-row>
        <table:table-row table:style-name="ro1">
          <table:table-cell office:value-type="float" office:value="0.0293603" calcext:value-type="float">
            <text:p>0.0293603</text:p>
          </table:table-cell>
          <table:table-cell office:value-type="float" office:value="0.028079" calcext:value-type="float">
            <text:p>0.028079</text:p>
          </table:table-cell>
          <table:table-cell office:value-type="float" office:value="0.0249258" calcext:value-type="float">
            <text:p>0.0249258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191013" calcext:value-type="float">
            <text:p>0.0191013</text:p>
          </table:table-cell>
          <table:table-cell office:value-type="float" office:value="0.0182529" calcext:value-type="float">
            <text:p>0.0182529</text:p>
          </table:table-cell>
          <table:table-cell office:value-type="float" office:value="0.0191013" calcext:value-type="float">
            <text:p>0.0191013</text:p>
          </table:table-cell>
          <table:table-cell office:value-type="float" office:value="0.0215139" calcext:value-type="float">
            <text:p>0.0215139</text:p>
          </table:table-cell>
          <table:table-cell office:value-type="float" office:value="0.0249258" calcext:value-type="float">
            <text:p>0.0249258</text:p>
          </table:table-cell>
          <table:table-cell office:value-type="float" office:value="0.028079" calcext:value-type="float">
            <text:p>0.028079</text:p>
          </table:table-cell>
          <table:table-cell office:value-type="float" office:value="0.0293603" calcext:value-type="float">
            <text:p>0.0293603</text:p>
          </table:table-cell>
        </table:table-row>
        <table:table-row table:style-name="ro1">
          <table:table-cell office:value-type="float" office:value="0.0282208" calcext:value-type="float">
            <text:p>0.0282208</text:p>
          </table:table-cell>
          <table:table-cell office:value-type="float" office:value="0.0266895" calcext:value-type="float">
            <text:p>0.0266895</text:p>
          </table:table-cell>
          <table:table-cell office:value-type="float" office:value="0.0229987" calcext:value-type="float">
            <text:p>0.0229987</text:p>
          </table:table-cell>
          <table:table-cell office:value-type="float" office:value="0.0191318" calcext:value-type="float">
            <text:p>0.0191318</text:p>
          </table:table-cell>
          <table:table-cell office:value-type="float" office:value="0.0164849" calcext:value-type="float">
            <text:p>0.0164849</text:p>
          </table:table-cell>
          <table:table-cell office:value-type="float" office:value="0.0155729" calcext:value-type="float">
            <text:p>0.0155729</text:p>
          </table:table-cell>
          <table:table-cell office:value-type="float" office:value="0.0164849" calcext:value-type="float">
            <text:p>0.0164849</text:p>
          </table:table-cell>
          <table:table-cell office:value-type="float" office:value="0.0191318" calcext:value-type="float">
            <text:p>0.0191318</text:p>
          </table:table-cell>
          <table:table-cell office:value-type="float" office:value="0.0229987" calcext:value-type="float">
            <text:p>0.0229987</text:p>
          </table:table-cell>
          <table:table-cell office:value-type="float" office:value="0.0266895" calcext:value-type="float">
            <text:p>0.0266895</text:p>
          </table:table-cell>
          <table:table-cell office:value-type="float" office:value="0.0282208" calcext:value-type="float">
            <text:p>0.0282208</text:p>
          </table:table-cell>
        </table:table-row>
        <table:table-row table:style-name="ro1">
          <table:table-cell office:value-type="float" office:value="0.0272903" calcext:value-type="float">
            <text:p>0.0272903</text:p>
          </table:table-cell>
          <table:table-cell office:value-type="float" office:value="0.0255652" calcext:value-type="float">
            <text:p>0.0255652</text:p>
          </table:table-cell>
          <table:table-cell office:value-type="float" office:value="0.0214837" calcext:value-type="float">
            <text:p>0.0214837</text:p>
          </table:table-cell>
          <table:table-cell office:value-type="float" office:value="0.0173267" calcext:value-type="float">
            <text:p>0.0173267</text:p>
          </table:table-cell>
          <table:table-cell office:value-type="float" office:value="0.0145605" calcext:value-type="float">
            <text:p>0.0145605</text:p>
          </table:table-cell>
          <table:table-cell office:value-type="float" office:value="0.013624" calcext:value-type="float">
            <text:p>0.013624</text:p>
          </table:table-cell>
          <table:table-cell office:value-type="float" office:value="0.0145605" calcext:value-type="float">
            <text:p>0.0145605</text:p>
          </table:table-cell>
          <table:table-cell office:value-type="float" office:value="0.0173267" calcext:value-type="float">
            <text:p>0.0173267</text:p>
          </table:table-cell>
          <table:table-cell office:value-type="float" office:value="0.0214837" calcext:value-type="float">
            <text:p>0.0214837</text:p>
          </table:table-cell>
          <table:table-cell office:value-type="float" office:value="0.0255652" calcext:value-type="float">
            <text:p>0.0255652</text:p>
          </table:table-cell>
          <table:table-cell office:value-type="float" office:value="0.0272903" calcext:value-type="float">
            <text:p>0.02729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49319" calcext:value-type="float">
            <text:p>0.049319</text:p>
          </table:table-cell>
          <table:table-cell table:number-columns-repeated="10"/>
        </table:table-row>
        <table:table-row table:style-name="ro1">
          <table:table-cell office:value-type="float" office:value="0.0490032" calcext:value-type="float">
            <text:p>0.0490032</text:p>
          </table:table-cell>
          <table:table-cell office:value-type="float" office:value="0.0489727" calcext:value-type="float">
            <text:p>0.0489727</text:p>
          </table:table-cell>
          <table:table-cell office:value-type="float" office:value="0.0488883" calcext:value-type="float">
            <text:p>0.0488883</text:p>
          </table:table-cell>
          <table:table-cell office:value-type="float" office:value="0.0487826" calcext:value-type="float">
            <text:p>0.0487826</text:p>
          </table:table-cell>
          <table:table-cell office:value-type="float" office:value="0.0486974" calcext:value-type="float">
            <text:p>0.0486974</text:p>
          </table:table-cell>
          <table:table-cell office:value-type="float" office:value="0.0486647" calcext:value-type="float">
            <text:p>0.0486647</text:p>
          </table:table-cell>
          <table:table-cell office:value-type="float" office:value="0.0486974" calcext:value-type="float">
            <text:p>0.0486974</text:p>
          </table:table-cell>
          <table:table-cell office:value-type="float" office:value="0.0487826" calcext:value-type="float">
            <text:p>0.0487826</text:p>
          </table:table-cell>
          <table:table-cell office:value-type="float" office:value="0.0488883" calcext:value-type="float">
            <text:p>0.0488883</text:p>
          </table:table-cell>
          <table:table-cell office:value-type="float" office:value="0.0489727" calcext:value-type="float">
            <text:p>0.0489727</text:p>
          </table:table-cell>
          <table:table-cell office:value-type="float" office:value="0.0490032" calcext:value-type="float">
            <text:p>0.0490032</text:p>
          </table:table-cell>
        </table:table-row>
        <table:table-row table:style-name="ro1">
          <table:table-cell office:value-type="float" office:value="0.0486554" calcext:value-type="float">
            <text:p>0.0486554</text:p>
          </table:table-cell>
          <table:table-cell office:value-type="float" office:value="0.0486215" calcext:value-type="float">
            <text:p>0.0486215</text:p>
          </table:table-cell>
          <table:table-cell office:value-type="float" office:value="0.0485326" calcext:value-type="float">
            <text:p>0.0485326</text:p>
          </table:table-cell>
          <table:table-cell office:value-type="float" office:value="0.0484215" calcext:value-type="float">
            <text:p>0.0484215</text:p>
          </table:table-cell>
          <table:table-cell office:value-type="float" office:value="0.0483326" calcext:value-type="float">
            <text:p>0.0483326</text:p>
          </table:table-cell>
          <table:table-cell office:value-type="float" office:value="0.0482982" calcext:value-type="float">
            <text:p>0.0482982</text:p>
          </table:table-cell>
          <table:table-cell office:value-type="float" office:value="0.0483326" calcext:value-type="float">
            <text:p>0.0483326</text:p>
          </table:table-cell>
          <table:table-cell office:value-type="float" office:value="0.0484215" calcext:value-type="float">
            <text:p>0.0484215</text:p>
          </table:table-cell>
          <table:table-cell office:value-type="float" office:value="0.0485326" calcext:value-type="float">
            <text:p>0.0485326</text:p>
          </table:table-cell>
          <table:table-cell office:value-type="float" office:value="0.0486215" calcext:value-type="float">
            <text:p>0.0486215</text:p>
          </table:table-cell>
          <table:table-cell office:value-type="float" office:value="0.0486554" calcext:value-type="float">
            <text:p>0.0486554</text:p>
          </table:table-cell>
        </table:table-row>
        <table:table-row table:style-name="ro1">
          <table:table-cell office:value-type="float" office:value="0.0482965" calcext:value-type="float">
            <text:p>0.0482965</text:p>
          </table:table-cell>
          <table:table-cell office:value-type="float" office:value="0.0481649" calcext:value-type="float">
            <text:p>0.0481649</text:p>
          </table:table-cell>
          <table:table-cell office:value-type="float" office:value="0.0478074" calcext:value-type="float">
            <text:p>0.0478074</text:p>
          </table:table-cell>
          <table:table-cell office:value-type="float" office:value="0.0473666" calcext:value-type="float">
            <text:p>0.0473666</text:p>
          </table:table-cell>
          <table:table-cell office:value-type="float" office:value="0.0470141" calcext:value-type="float">
            <text:p>0.0470141</text:p>
          </table:table-cell>
          <table:table-cell office:value-type="float" office:value="0.0468799" calcext:value-type="float">
            <text:p>0.0468799</text:p>
          </table:table-cell>
          <table:table-cell office:value-type="float" office:value="0.0470141" calcext:value-type="float">
            <text:p>0.0470141</text:p>
          </table:table-cell>
          <table:table-cell office:value-type="float" office:value="0.0473666" calcext:value-type="float">
            <text:p>0.0473666</text:p>
          </table:table-cell>
          <table:table-cell office:value-type="float" office:value="0.0478074" calcext:value-type="float">
            <text:p>0.0478074</text:p>
          </table:table-cell>
          <table:table-cell office:value-type="float" office:value="0.0481649" calcext:value-type="float">
            <text:p>0.0481649</text:p>
          </table:table-cell>
          <table:table-cell office:value-type="float" office:value="0.0482965" calcext:value-type="float">
            <text:p>0.0482965</text:p>
          </table:table-cell>
        </table:table-row>
        <table:table-row table:style-name="ro1">
          <table:table-cell office:value-type="float" office:value="0.047682" calcext:value-type="float">
            <text:p>0.047682</text:p>
          </table:table-cell>
          <table:table-cell office:value-type="float" office:value="0.0473921" calcext:value-type="float">
            <text:p>0.0473921</text:p>
          </table:table-cell>
          <table:table-cell office:value-type="float" office:value="0.0466102" calcext:value-type="float">
            <text:p>0.0466102</text:p>
          </table:table-cell>
          <table:table-cell office:value-type="float" office:value="0.0456586" calcext:value-type="float">
            <text:p>0.0456586</text:p>
          </table:table-cell>
          <table:table-cell office:value-type="float" office:value="0.0449049" calcext:value-type="float">
            <text:p>0.0449049</text:p>
          </table:table-cell>
          <table:table-cell office:value-type="float" office:value="0.0446201" calcext:value-type="float">
            <text:p>0.0446201</text:p>
          </table:table-cell>
          <table:table-cell office:value-type="float" office:value="0.0449049" calcext:value-type="float">
            <text:p>0.0449049</text:p>
          </table:table-cell>
          <table:table-cell office:value-type="float" office:value="0.0456586" calcext:value-type="float">
            <text:p>0.0456586</text:p>
          </table:table-cell>
          <table:table-cell office:value-type="float" office:value="0.0466102" calcext:value-type="float">
            <text:p>0.0466102</text:p>
          </table:table-cell>
          <table:table-cell office:value-type="float" office:value="0.0473921" calcext:value-type="float">
            <text:p>0.0473921</text:p>
          </table:table-cell>
          <table:table-cell office:value-type="float" office:value="0.047682" calcext:value-type="float">
            <text:p>0.047682</text:p>
          </table:table-cell>
        </table:table-row>
        <table:table-row table:style-name="ro1">
          <table:table-cell office:value-type="float" office:value="0.0468536" calcext:value-type="float">
            <text:p>0.0468536</text:p>
          </table:table-cell>
          <table:table-cell office:value-type="float" office:value="0.0463453" calcext:value-type="float">
            <text:p>0.0463453</text:p>
          </table:table-cell>
          <table:table-cell office:value-type="float" office:value="0.0449919" calcext:value-type="float">
            <text:p>0.0449919</text:p>
          </table:table-cell>
          <table:table-cell office:value-type="float" office:value="0.0433704" calcext:value-type="float">
            <text:p>0.0433704</text:p>
          </table:table-cell>
          <table:table-cell office:value-type="float" office:value="0.0421041" calcext:value-type="float">
            <text:p>0.0421041</text:p>
          </table:table-cell>
          <table:table-cell office:value-type="float" office:value="0.0416303" calcext:value-type="float">
            <text:p>0.0416303</text:p>
          </table:table-cell>
          <table:table-cell office:value-type="float" office:value="0.0421041" calcext:value-type="float">
            <text:p>0.0421041</text:p>
          </table:table-cell>
          <table:table-cell office:value-type="float" office:value="0.0433704" calcext:value-type="float">
            <text:p>0.0433704</text:p>
          </table:table-cell>
          <table:table-cell office:value-type="float" office:value="0.0449919" calcext:value-type="float">
            <text:p>0.0449919</text:p>
          </table:table-cell>
          <table:table-cell office:value-type="float" office:value="0.0463453" calcext:value-type="float">
            <text:p>0.0463453</text:p>
          </table:table-cell>
          <table:table-cell office:value-type="float" office:value="0.0468536" calcext:value-type="float">
            <text:p>0.0468536</text:p>
          </table:table-cell>
        </table:table-row>
        <table:table-row table:style-name="ro1">
          <table:table-cell office:value-type="float" office:value="0.0458058" calcext:value-type="float">
            <text:p>0.0458058</text:p>
          </table:table-cell>
          <table:table-cell office:value-type="float" office:value="0.0450289" calcext:value-type="float">
            <text:p>0.0450289</text:p>
          </table:table-cell>
          <table:table-cell office:value-type="float" office:value="0.0429909" calcext:value-type="float">
            <text:p>0.0429909</text:p>
          </table:table-cell>
          <table:table-cell office:value-type="float" office:value="0.0405963" calcext:value-type="float">
            <text:p>0.0405963</text:p>
          </table:table-cell>
          <table:table-cell office:value-type="float" office:value="0.0387605" calcext:value-type="float">
            <text:p>0.0387605</text:p>
          </table:table-cell>
          <table:table-cell office:value-type="float" office:value="0.0380816" calcext:value-type="float">
            <text:p>0.0380816</text:p>
          </table:table-cell>
          <table:table-cell office:value-type="float" office:value="0.0387605" calcext:value-type="float">
            <text:p>0.0387605</text:p>
          </table:table-cell>
          <table:table-cell office:value-type="float" office:value="0.0405963" calcext:value-type="float">
            <text:p>0.0405963</text:p>
          </table:table-cell>
          <table:table-cell office:value-type="float" office:value="0.0429909" calcext:value-type="float">
            <text:p>0.0429909</text:p>
          </table:table-cell>
          <table:table-cell office:value-type="float" office:value="0.0450289" calcext:value-type="float">
            <text:p>0.0450289</text:p>
          </table:table-cell>
          <table:table-cell office:value-type="float" office:value="0.0458058" calcext:value-type="float">
            <text:p>0.0458058</text:p>
          </table:table-cell>
        </table:table-row>
        <table:table-row table:style-name="ro1">
          <table:table-cell office:value-type="float" office:value="0.044557" calcext:value-type="float">
            <text:p>0.044557</text:p>
          </table:table-cell>
          <table:table-cell office:value-type="float" office:value="0.0434693" calcext:value-type="float">
            <text:p>0.0434693</text:p>
          </table:table-cell>
          <table:table-cell office:value-type="float" office:value="0.0406628" calcext:value-type="float">
            <text:p>0.0406628</text:p>
          </table:table-cell>
          <table:table-cell office:value-type="float" office:value="0.0374416" calcext:value-type="float">
            <text:p>0.0374416</text:p>
          </table:table-cell>
          <table:table-cell office:value-type="float" office:value="0.0350277" calcext:value-type="float">
            <text:p>0.0350277</text:p>
          </table:table-cell>
          <table:table-cell office:value-type="float" office:value="0.0341475" calcext:value-type="float">
            <text:p>0.0341475</text:p>
          </table:table-cell>
          <table:table-cell office:value-type="float" office:value="0.0350277" calcext:value-type="float">
            <text:p>0.0350277</text:p>
          </table:table-cell>
          <table:table-cell office:value-type="float" office:value="0.0374416" calcext:value-type="float">
            <text:p>0.0374416</text:p>
          </table:table-cell>
          <table:table-cell office:value-type="float" office:value="0.0406628" calcext:value-type="float">
            <text:p>0.0406628</text:p>
          </table:table-cell>
          <table:table-cell office:value-type="float" office:value="0.0434693" calcext:value-type="float">
            <text:p>0.0434693</text:p>
          </table:table-cell>
          <table:table-cell office:value-type="float" office:value="0.044557" calcext:value-type="float">
            <text:p>0.044557</text:p>
          </table:table-cell>
        </table:table-row>
        <table:table-row table:style-name="ro1">
          <table:table-cell office:value-type="float" office:value="0.0431279" calcext:value-type="float">
            <text:p>0.0431279</text:p>
          </table:table-cell>
          <table:table-cell office:value-type="float" office:value="0.0416982" calcext:value-type="float">
            <text:p>0.0416982</text:p>
          </table:table-cell>
          <table:table-cell office:value-type="float" office:value="0.0380769" calcext:value-type="float">
            <text:p>0.0380769</text:p>
          </table:table-cell>
          <table:table-cell office:value-type="float" office:value="0.0340321" calcext:value-type="float">
            <text:p>0.0340321</text:p>
          </table:table-cell>
          <table:table-cell office:value-type="float" office:value="0.0310813" calcext:value-type="float">
            <text:p>0.0310813</text:p>
          </table:table-cell>
          <table:table-cell office:value-type="float" office:value="0.030023" calcext:value-type="float">
            <text:p>0.030023</text:p>
          </table:table-cell>
          <table:table-cell office:value-type="float" office:value="0.0310813" calcext:value-type="float">
            <text:p>0.0310813</text:p>
          </table:table-cell>
          <table:table-cell office:value-type="float" office:value="0.0340321" calcext:value-type="float">
            <text:p>0.0340321</text:p>
          </table:table-cell>
          <table:table-cell office:value-type="float" office:value="0.0380769" calcext:value-type="float">
            <text:p>0.0380769</text:p>
          </table:table-cell>
          <table:table-cell office:value-type="float" office:value="0.0416982" calcext:value-type="float">
            <text:p>0.0416982</text:p>
          </table:table-cell>
          <table:table-cell office:value-type="float" office:value="0.0431279" calcext:value-type="float">
            <text:p>0.0431279</text:p>
          </table:table-cell>
        </table:table-row>
        <table:table-row table:style-name="ro1">
          <table:table-cell office:value-type="float" office:value="0.041543" calcext:value-type="float">
            <text:p>0.041543</text:p>
          </table:table-cell>
          <table:table-cell office:value-type="float" office:value="0.0397516" calcext:value-type="float">
            <text:p>0.0397516</text:p>
          </table:table-cell>
          <table:table-cell office:value-type="float" office:value="0.0353061" calcext:value-type="float">
            <text:p>0.0353061</text:p>
          </table:table-cell>
          <table:table-cell office:value-type="float" office:value="0.0304928" calcext:value-type="float">
            <text:p>0.0304928</text:p>
          </table:table-cell>
          <table:table-cell office:value-type="float" office:value="0.0270881" calcext:value-type="float">
            <text:p>0.0270881</text:p>
          </table:table-cell>
          <table:table-cell office:value-type="float" office:value="0.0258903" calcext:value-type="float">
            <text:p>0.0258903</text:p>
          </table:table-cell>
          <table:table-cell office:value-type="float" office:value="0.0270881" calcext:value-type="float">
            <text:p>0.0270881</text:p>
          </table:table-cell>
          <table:table-cell office:value-type="float" office:value="0.0304928" calcext:value-type="float">
            <text:p>0.0304928</text:p>
          </table:table-cell>
          <table:table-cell office:value-type="float" office:value="0.0353061" calcext:value-type="float">
            <text:p>0.0353061</text:p>
          </table:table-cell>
          <table:table-cell office:value-type="float" office:value="0.0397516" calcext:value-type="float">
            <text:p>0.0397516</text:p>
          </table:table-cell>
          <table:table-cell office:value-type="float" office:value="0.041543" calcext:value-type="float">
            <text:p>0.041543</text:p>
          </table:table-cell>
        </table:table-row>
        <table:table-row table:style-name="ro1">
          <table:table-cell office:value-type="float" office:value="0.0399823" calcext:value-type="float">
            <text:p>0.0399823</text:p>
          </table:table-cell>
          <table:table-cell office:value-type="float" office:value="0.037849" calcext:value-type="float">
            <text:p>0.037849</text:p>
          </table:table-cell>
          <table:table-cell office:value-type="float" office:value="0.0326622" calcext:value-type="float">
            <text:p>0.0326622</text:p>
          </table:table-cell>
          <table:table-cell office:value-type="float" office:value="0.0272177" calcext:value-type="float">
            <text:p>0.0272177</text:p>
          </table:table-cell>
          <table:table-cell office:value-type="float" office:value="0.0234848" calcext:value-type="float">
            <text:p>0.0234848</text:p>
          </table:table-cell>
          <table:table-cell office:value-type="float" office:value="0.022197" calcext:value-type="float">
            <text:p>0.022197</text:p>
          </table:table-cell>
          <table:table-cell office:value-type="float" office:value="0.0234848" calcext:value-type="float">
            <text:p>0.0234848</text:p>
          </table:table-cell>
          <table:table-cell office:value-type="float" office:value="0.0272177" calcext:value-type="float">
            <text:p>0.0272177</text:p>
          </table:table-cell>
          <table:table-cell office:value-type="float" office:value="0.0326622" calcext:value-type="float">
            <text:p>0.0326622</text:p>
          </table:table-cell>
          <table:table-cell office:value-type="float" office:value="0.037849" calcext:value-type="float">
            <text:p>0.037849</text:p>
          </table:table-cell>
          <table:table-cell office:value-type="float" office:value="0.0399823" calcext:value-type="float">
            <text:p>0.0399823</text:p>
          </table:table-cell>
        </table:table-row>
        <table:table-row table:style-name="ro1">
          <table:table-cell office:value-type="float" office:value="0.0388234" calcext:value-type="float">
            <text:p>0.0388234</text:p>
          </table:table-cell>
          <table:table-cell office:value-type="float" office:value="0.0364456" calcext:value-type="float">
            <text:p>0.0364456</text:p>
          </table:table-cell>
          <table:table-cell office:value-type="float" office:value="0.0307627" calcext:value-type="float">
            <text:p>0.0307627</text:p>
          </table:table-cell>
          <table:table-cell office:value-type="float" office:value="0.0249445" calcext:value-type="float">
            <text:p>0.0249445</text:p>
          </table:table-cell>
          <table:table-cell office:value-type="float" office:value="0.0210533" calcext:value-type="float">
            <text:p>0.0210533</text:p>
          </table:table-cell>
          <table:table-cell office:value-type="float" office:value="0.0197315" calcext:value-type="float">
            <text:p>0.0197315</text:p>
          </table:table-cell>
          <table:table-cell office:value-type="float" office:value="0.0210533" calcext:value-type="float">
            <text:p>0.0210533</text:p>
          </table:table-cell>
          <table:table-cell office:value-type="float" office:value="0.0249445" calcext:value-type="float">
            <text:p>0.0249445</text:p>
          </table:table-cell>
          <table:table-cell office:value-type="float" office:value="0.0307627" calcext:value-type="float">
            <text:p>0.0307627</text:p>
          </table:table-cell>
          <table:table-cell office:value-type="float" office:value="0.0364456" calcext:value-type="float">
            <text:p>0.0364456</text:p>
          </table:table-cell>
          <table:table-cell office:value-type="float" office:value="0.0388234" calcext:value-type="float">
            <text:p>0.03882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612607" calcext:value-type="float">
            <text:p>0.0612607</text:p>
          </table:table-cell>
          <table:table-cell table:number-columns-repeated="10"/>
        </table:table-row>
        <table:table-row table:style-name="ro1">
          <table:table-cell office:value-type="float" office:value="0.0607488" calcext:value-type="float">
            <text:p>0.0607488</text:p>
          </table:table-cell>
          <table:table-cell office:value-type="float" office:value="0.0607052" calcext:value-type="float">
            <text:p>0.0607052</text:p>
          </table:table-cell>
          <table:table-cell office:value-type="float" office:value="0.0605854" calcext:value-type="float">
            <text:p>0.0605854</text:p>
          </table:table-cell>
          <table:table-cell office:value-type="float" office:value="0.0604353" calcext:value-type="float">
            <text:p>0.0604353</text:p>
          </table:table-cell>
          <table:table-cell office:value-type="float" office:value="0.0603142" calcext:value-type="float">
            <text:p>0.0603142</text:p>
          </table:table-cell>
          <table:table-cell office:value-type="float" office:value="0.0602678" calcext:value-type="float">
            <text:p>0.0602678</text:p>
          </table:table-cell>
          <table:table-cell office:value-type="float" office:value="0.0603142" calcext:value-type="float">
            <text:p>0.0603142</text:p>
          </table:table-cell>
          <table:table-cell office:value-type="float" office:value="0.0604353" calcext:value-type="float">
            <text:p>0.0604353</text:p>
          </table:table-cell>
          <table:table-cell office:value-type="float" office:value="0.0605854" calcext:value-type="float">
            <text:p>0.0605854</text:p>
          </table:table-cell>
          <table:table-cell office:value-type="float" office:value="0.0607052" calcext:value-type="float">
            <text:p>0.0607052</text:p>
          </table:table-cell>
          <table:table-cell office:value-type="float" office:value="0.0607488" calcext:value-type="float">
            <text:p>0.0607488</text:p>
          </table:table-cell>
        </table:table-row>
        <table:table-row table:style-name="ro1">
          <table:table-cell office:value-type="float" office:value="0.0602773" calcext:value-type="float">
            <text:p>0.0602773</text:p>
          </table:table-cell>
          <table:table-cell office:value-type="float" office:value="0.060235" calcext:value-type="float">
            <text:p>0.060235</text:p>
          </table:table-cell>
          <table:table-cell office:value-type="float" office:value="0.0601253" calcext:value-type="float">
            <text:p>0.0601253</text:p>
          </table:table-cell>
          <table:table-cell office:value-type="float" office:value="0.0599881" calcext:value-type="float">
            <text:p>0.0599881</text:p>
          </table:table-cell>
          <table:table-cell office:value-type="float" office:value="0.0598784" calcext:value-type="float">
            <text:p>0.0598784</text:p>
          </table:table-cell>
          <table:table-cell office:value-type="float" office:value="0.0598359" calcext:value-type="float">
            <text:p>0.0598359</text:p>
          </table:table-cell>
          <table:table-cell office:value-type="float" office:value="0.0598784" calcext:value-type="float">
            <text:p>0.0598784</text:p>
          </table:table-cell>
          <table:table-cell office:value-type="float" office:value="0.0599881" calcext:value-type="float">
            <text:p>0.0599881</text:p>
          </table:table-cell>
          <table:table-cell office:value-type="float" office:value="0.0601253" calcext:value-type="float">
            <text:p>0.0601253</text:p>
          </table:table-cell>
          <table:table-cell office:value-type="float" office:value="0.060235" calcext:value-type="float">
            <text:p>0.060235</text:p>
          </table:table-cell>
          <table:table-cell office:value-type="float" office:value="0.0602773" calcext:value-type="float">
            <text:p>0.0602773</text:p>
          </table:table-cell>
        </table:table-row>
        <table:table-row table:style-name="ro1">
          <table:table-cell office:value-type="float" office:value="0.0598356" calcext:value-type="float">
            <text:p>0.0598356</text:p>
          </table:table-cell>
          <table:table-cell office:value-type="float" office:value="0.0596728" calcext:value-type="float">
            <text:p>0.0596728</text:p>
          </table:table-cell>
          <table:table-cell office:value-type="float" office:value="0.0592302" calcext:value-type="float">
            <text:p>0.0592302</text:p>
          </table:table-cell>
          <table:table-cell office:value-type="float" office:value="0.0586841" calcext:value-type="float">
            <text:p>0.0586841</text:p>
          </table:table-cell>
          <table:table-cell office:value-type="float" office:value="0.0582475" calcext:value-type="float">
            <text:p>0.0582475</text:p>
          </table:table-cell>
          <table:table-cell office:value-type="float" office:value="0.0580812" calcext:value-type="float">
            <text:p>0.0580812</text:p>
          </table:table-cell>
          <table:table-cell office:value-type="float" office:value="0.0582475" calcext:value-type="float">
            <text:p>0.0582475</text:p>
          </table:table-cell>
          <table:table-cell office:value-type="float" office:value="0.0586841" calcext:value-type="float">
            <text:p>0.0586841</text:p>
          </table:table-cell>
          <table:table-cell office:value-type="float" office:value="0.0592302" calcext:value-type="float">
            <text:p>0.0592302</text:p>
          </table:table-cell>
          <table:table-cell office:value-type="float" office:value="0.0596728" calcext:value-type="float">
            <text:p>0.0596728</text:p>
          </table:table-cell>
          <table:table-cell office:value-type="float" office:value="0.0598356" calcext:value-type="float">
            <text:p>0.0598356</text:p>
          </table:table-cell>
        </table:table-row>
        <table:table-row table:style-name="ro1">
          <table:table-cell office:value-type="float" office:value="0.059069" calcext:value-type="float">
            <text:p>0.059069</text:p>
          </table:table-cell>
          <table:table-cell office:value-type="float" office:value="0.0587129" calcext:value-type="float">
            <text:p>0.0587129</text:p>
          </table:table-cell>
          <table:table-cell office:value-type="float" office:value="0.0577476" calcext:value-type="float">
            <text:p>0.0577476</text:p>
          </table:table-cell>
          <table:table-cell office:value-type="float" office:value="0.0565722" calcext:value-type="float">
            <text:p>0.0565722</text:p>
          </table:table-cell>
          <table:table-cell office:value-type="float" office:value="0.0556415" calcext:value-type="float">
            <text:p>0.0556415</text:p>
          </table:table-cell>
          <table:table-cell office:value-type="float" office:value="0.0552899" calcext:value-type="float">
            <text:p>0.0552899</text:p>
          </table:table-cell>
          <table:table-cell office:value-type="float" office:value="0.0556415" calcext:value-type="float">
            <text:p>0.0556415</text:p>
          </table:table-cell>
          <table:table-cell office:value-type="float" office:value="0.0565722" calcext:value-type="float">
            <text:p>0.0565722</text:p>
          </table:table-cell>
          <table:table-cell office:value-type="float" office:value="0.0577476" calcext:value-type="float">
            <text:p>0.0577476</text:p>
          </table:table-cell>
          <table:table-cell office:value-type="float" office:value="0.0587129" calcext:value-type="float">
            <text:p>0.0587129</text:p>
          </table:table-cell>
          <table:table-cell office:value-type="float" office:value="0.059069" calcext:value-type="float">
            <text:p>0.059069</text:p>
          </table:table-cell>
        </table:table-row>
        <table:table-row table:style-name="ro1">
          <table:table-cell office:value-type="float" office:value="0.0580431" calcext:value-type="float">
            <text:p>0.0580431</text:p>
          </table:table-cell>
          <table:table-cell office:value-type="float" office:value="0.0574192" calcext:value-type="float">
            <text:p>0.0574192</text:p>
          </table:table-cell>
          <table:table-cell office:value-type="float" office:value="0.0557469" calcext:value-type="float">
            <text:p>0.0557469</text:p>
          </table:table-cell>
          <table:table-cell office:value-type="float" office:value="0.0537426" calcext:value-type="float">
            <text:p>0.0537426</text:p>
          </table:table-cell>
          <table:table-cell office:value-type="float" office:value="0.052178" calcext:value-type="float">
            <text:p>0.052178</text:p>
          </table:table-cell>
          <table:table-cell office:value-type="float" office:value="0.0515924" calcext:value-type="float">
            <text:p>0.0515924</text:p>
          </table:table-cell>
          <table:table-cell office:value-type="float" office:value="0.052178" calcext:value-type="float">
            <text:p>0.052178</text:p>
          </table:table-cell>
          <table:table-cell office:value-type="float" office:value="0.0537426" calcext:value-type="float">
            <text:p>0.0537426</text:p>
          </table:table-cell>
          <table:table-cell office:value-type="float" office:value="0.0557469" calcext:value-type="float">
            <text:p>0.0557469</text:p>
          </table:table-cell>
          <table:table-cell office:value-type="float" office:value="0.0574192" calcext:value-type="float">
            <text:p>0.0574192</text:p>
          </table:table-cell>
          <table:table-cell office:value-type="float" office:value="0.0580431" calcext:value-type="float">
            <text:p>0.0580431</text:p>
          </table:table-cell>
        </table:table-row>
        <table:table-row table:style-name="ro1">
          <table:table-cell office:value-type="float" office:value="0.0567428" calcext:value-type="float">
            <text:p>0.0567428</text:p>
          </table:table-cell>
          <table:table-cell office:value-type="float" office:value="0.0557894" calcext:value-type="float">
            <text:p>0.0557894</text:p>
          </table:table-cell>
          <table:table-cell office:value-type="float" office:value="0.0532714" calcext:value-type="float">
            <text:p>0.0532714</text:p>
          </table:table-cell>
          <table:table-cell office:value-type="float" office:value="0.0503119" calcext:value-type="float">
            <text:p>0.0503119</text:p>
          </table:table-cell>
          <table:table-cell office:value-type="float" office:value="0.0480436" calcext:value-type="float">
            <text:p>0.0480436</text:p>
          </table:table-cell>
          <table:table-cell office:value-type="float" office:value="0.0472046" calcext:value-type="float">
            <text:p>0.0472046</text:p>
          </table:table-cell>
          <table:table-cell office:value-type="float" office:value="0.0480436" calcext:value-type="float">
            <text:p>0.0480436</text:p>
          </table:table-cell>
          <table:table-cell office:value-type="float" office:value="0.0503119" calcext:value-type="float">
            <text:p>0.0503119</text:p>
          </table:table-cell>
          <table:table-cell office:value-type="float" office:value="0.0532714" calcext:value-type="float">
            <text:p>0.0532714</text:p>
          </table:table-cell>
          <table:table-cell office:value-type="float" office:value="0.0557894" calcext:value-type="float">
            <text:p>0.0557894</text:p>
          </table:table-cell>
          <table:table-cell office:value-type="float" office:value="0.0567428" calcext:value-type="float">
            <text:p>0.0567428</text:p>
          </table:table-cell>
        </table:table-row>
        <table:table-row table:style-name="ro1">
          <table:table-cell office:value-type="float" office:value="0.055194" calcext:value-type="float">
            <text:p>0.055194</text:p>
          </table:table-cell>
          <table:table-cell office:value-type="float" office:value="0.0538589" calcext:value-type="float">
            <text:p>0.0538589</text:p>
          </table:table-cell>
          <table:table-cell office:value-type="float" office:value="0.0503906" calcext:value-type="float">
            <text:p>0.0503906</text:p>
          </table:table-cell>
          <table:table-cell office:value-type="float" office:value="0.0464089" calcext:value-type="float">
            <text:p>0.0464089</text:p>
          </table:table-cell>
          <table:table-cell office:value-type="float" office:value="0.0434255" calcext:value-type="float">
            <text:p>0.0434255</text:p>
          </table:table-cell>
          <table:table-cell office:value-type="float" office:value="0.0423375" calcext:value-type="float">
            <text:p>0.0423375</text:p>
          </table:table-cell>
          <table:table-cell office:value-type="float" office:value="0.0434255" calcext:value-type="float">
            <text:p>0.0434255</text:p>
          </table:table-cell>
          <table:table-cell office:value-type="float" office:value="0.0464089" calcext:value-type="float">
            <text:p>0.0464089</text:p>
          </table:table-cell>
          <table:table-cell office:value-type="float" office:value="0.0503906" calcext:value-type="float">
            <text:p>0.0503906</text:p>
          </table:table-cell>
          <table:table-cell office:value-type="float" office:value="0.0538589" calcext:value-type="float">
            <text:p>0.0538589</text:p>
          </table:table-cell>
          <table:table-cell office:value-type="float" office:value="0.055194" calcext:value-type="float">
            <text:p>0.055194</text:p>
          </table:table-cell>
        </table:table-row>
        <table:table-row table:style-name="ro1">
          <table:table-cell office:value-type="float" office:value="0.0534242" calcext:value-type="float">
            <text:p>0.0534242</text:p>
          </table:table-cell>
          <table:table-cell office:value-type="float" office:value="0.0516692" calcext:value-type="float">
            <text:p>0.0516692</text:p>
          </table:table-cell>
          <table:table-cell office:value-type="float" office:value="0.0471941" calcext:value-type="float">
            <text:p>0.0471941</text:p>
          </table:table-cell>
          <table:table-cell office:value-type="float" office:value="0.0421942" calcext:value-type="float">
            <text:p>0.0421942</text:p>
          </table:table-cell>
          <table:table-cell office:value-type="float" office:value="0.0385467" calcext:value-type="float">
            <text:p>0.0385467</text:p>
          </table:table-cell>
          <table:table-cell office:value-type="float" office:value="0.0372384" calcext:value-type="float">
            <text:p>0.0372384</text:p>
          </table:table-cell>
          <table:table-cell office:value-type="float" office:value="0.0385467" calcext:value-type="float">
            <text:p>0.0385467</text:p>
          </table:table-cell>
          <table:table-cell office:value-type="float" office:value="0.0421942" calcext:value-type="float">
            <text:p>0.0421942</text:p>
          </table:table-cell>
          <table:table-cell office:value-type="float" office:value="0.0471941" calcext:value-type="float">
            <text:p>0.0471941</text:p>
          </table:table-cell>
          <table:table-cell office:value-type="float" office:value="0.0516692" calcext:value-type="float">
            <text:p>0.0516692</text:p>
          </table:table-cell>
          <table:table-cell office:value-type="float" office:value="0.0534242" calcext:value-type="float">
            <text:p>0.0534242</text:p>
          </table:table-cell>
        </table:table-row>
        <table:table-row table:style-name="ro1">
          <table:table-cell office:value-type="float" office:value="0.051474" calcext:value-type="float">
            <text:p>0.051474</text:p>
          </table:table-cell>
          <table:table-cell office:value-type="float" office:value="0.0492767" calcext:value-type="float">
            <text:p>0.0492767</text:p>
          </table:table-cell>
          <table:table-cell office:value-type="float" office:value="0.0437871" calcext:value-type="float">
            <text:p>0.0437871</text:p>
          </table:table-cell>
          <table:table-cell office:value-type="float" office:value="0.0378396" calcext:value-type="float">
            <text:p>0.0378396</text:p>
          </table:table-cell>
          <table:table-cell office:value-type="float" office:value="0.0336309" calcext:value-type="float">
            <text:p>0.0336309</text:p>
          </table:table-cell>
          <table:table-cell office:value-type="float" office:value="0.0321497" calcext:value-type="float">
            <text:p>0.0321497</text:p>
          </table:table-cell>
          <table:table-cell office:value-type="float" office:value="0.0336309" calcext:value-type="float">
            <text:p>0.0336309</text:p>
          </table:table-cell>
          <table:table-cell office:value-type="float" office:value="0.0378396" calcext:value-type="float">
            <text:p>0.0378396</text:p>
          </table:table-cell>
          <table:table-cell office:value-type="float" office:value="0.0437871" calcext:value-type="float">
            <text:p>0.0437871</text:p>
          </table:table-cell>
          <table:table-cell office:value-type="float" office:value="0.0492767" calcext:value-type="float">
            <text:p>0.0492767</text:p>
          </table:table-cell>
          <table:table-cell office:value-type="float" office:value="0.051474" calcext:value-type="float">
            <text:p>0.051474</text:p>
          </table:table-cell>
        </table:table-row>
        <table:table-row table:style-name="ro1">
          <table:table-cell office:value-type="float" office:value="0.0495925" calcext:value-type="float">
            <text:p>0.0495925</text:p>
          </table:table-cell>
          <table:table-cell office:value-type="float" office:value="0.0469831" calcext:value-type="float">
            <text:p>0.0469831</text:p>
          </table:table-cell>
          <table:table-cell office:value-type="float" office:value="0.0405943" calcext:value-type="float">
            <text:p>0.0405943</text:p>
          </table:table-cell>
          <table:table-cell office:value-type="float" office:value="0.0338773" calcext:value-type="float">
            <text:p>0.0338773</text:p>
          </table:table-cell>
          <table:table-cell office:value-type="float" office:value="0.0292655" calcext:value-type="float">
            <text:p>0.0292655</text:p>
          </table:table-cell>
          <table:table-cell office:value-type="float" office:value="0.0276727" calcext:value-type="float">
            <text:p>0.0276727</text:p>
          </table:table-cell>
          <table:table-cell office:value-type="float" office:value="0.0292655" calcext:value-type="float">
            <text:p>0.0292655</text:p>
          </table:table-cell>
          <table:table-cell office:value-type="float" office:value="0.0338773" calcext:value-type="float">
            <text:p>0.0338773</text:p>
          </table:table-cell>
          <table:table-cell office:value-type="float" office:value="0.0405943" calcext:value-type="float">
            <text:p>0.0405943</text:p>
          </table:table-cell>
          <table:table-cell office:value-type="float" office:value="0.0469831" calcext:value-type="float">
            <text:p>0.0469831</text:p>
          </table:table-cell>
          <table:table-cell office:value-type="float" office:value="0.0495925" calcext:value-type="float">
            <text:p>0.0495925</text:p>
          </table:table-cell>
        </table:table-row>
        <table:table-row table:style-name="ro1">
          <table:table-cell office:value-type="float" office:value="0.0482908" calcext:value-type="float">
            <text:p>0.0482908</text:p>
          </table:table-cell>
          <table:table-cell office:value-type="float" office:value="0.0454031" calcext:value-type="float">
            <text:p>0.0454031</text:p>
          </table:table-cell>
          <table:table-cell office:value-type="float" office:value="0.0384471" calcext:value-type="float">
            <text:p>0.0384471</text:p>
          </table:table-cell>
          <table:table-cell office:value-type="float" office:value="0.0312982" calcext:value-type="float">
            <text:p>0.0312982</text:p>
          </table:table-cell>
          <table:table-cell office:value-type="float" office:value="0.0264992" calcext:value-type="float">
            <text:p>0.0264992</text:p>
          </table:table-cell>
          <table:table-cell office:value-type="float" office:value="0.0248648" calcext:value-type="float">
            <text:p>0.0248648</text:p>
          </table:table-cell>
          <table:table-cell office:value-type="float" office:value="0.0264992" calcext:value-type="float">
            <text:p>0.0264992</text:p>
          </table:table-cell>
          <table:table-cell office:value-type="float" office:value="0.0312982" calcext:value-type="float">
            <text:p>0.0312982</text:p>
          </table:table-cell>
          <table:table-cell office:value-type="float" office:value="0.0384471" calcext:value-type="float">
            <text:p>0.0384471</text:p>
          </table:table-cell>
          <table:table-cell office:value-type="float" office:value="0.0454031" calcext:value-type="float">
            <text:p>0.0454031</text:p>
          </table:table-cell>
          <table:table-cell office:value-type="float" office:value="0.0482908" calcext:value-type="float">
            <text:p>0.048290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770322" calcext:value-type="float">
            <text:p>0.0770322</text:p>
          </table:table-cell>
          <table:table-cell table:number-columns-repeated="10"/>
        </table:table-row>
        <table:table-row table:style-name="ro1">
          <table:table-cell office:value-type="float" office:value="0.0761818" calcext:value-type="float">
            <text:p>0.0761818</text:p>
          </table:table-cell>
          <table:table-cell office:value-type="float" office:value="0.0761186" calcext:value-type="float">
            <text:p>0.0761186</text:p>
          </table:table-cell>
          <table:table-cell office:value-type="float" office:value="0.0759469" calcext:value-type="float">
            <text:p>0.0759469</text:p>
          </table:table-cell>
          <table:table-cell office:value-type="float" office:value="0.0757317" calcext:value-type="float">
            <text:p>0.0757317</text:p>
          </table:table-cell>
          <table:table-cell office:value-type="float" office:value="0.0755581" calcext:value-type="float">
            <text:p>0.0755581</text:p>
          </table:table-cell>
          <table:table-cell office:value-type="float" office:value="0.0754914" calcext:value-type="float">
            <text:p>0.0754914</text:p>
          </table:table-cell>
          <table:table-cell office:value-type="float" office:value="0.0755581" calcext:value-type="float">
            <text:p>0.0755581</text:p>
          </table:table-cell>
          <table:table-cell office:value-type="float" office:value="0.0757317" calcext:value-type="float">
            <text:p>0.0757317</text:p>
          </table:table-cell>
          <table:table-cell office:value-type="float" office:value="0.0759469" calcext:value-type="float">
            <text:p>0.0759469</text:p>
          </table:table-cell>
          <table:table-cell office:value-type="float" office:value="0.0761186" calcext:value-type="float">
            <text:p>0.0761186</text:p>
          </table:table-cell>
          <table:table-cell office:value-type="float" office:value="0.0761818" calcext:value-type="float">
            <text:p>0.0761818</text:p>
          </table:table-cell>
        </table:table-row>
        <table:table-row table:style-name="ro1">
          <table:table-cell office:value-type="float" office:value="0.0755333" calcext:value-type="float">
            <text:p>0.0755333</text:p>
          </table:table-cell>
          <table:table-cell office:value-type="float" office:value="0.0754799" calcext:value-type="float">
            <text:p>0.0754799</text:p>
          </table:table-cell>
          <table:table-cell office:value-type="float" office:value="0.0753432" calcext:value-type="float">
            <text:p>0.0753432</text:p>
          </table:table-cell>
          <table:table-cell office:value-type="float" office:value="0.0751719" calcext:value-type="float">
            <text:p>0.0751719</text:p>
          </table:table-cell>
          <table:table-cell office:value-type="float" office:value="0.0750352" calcext:value-type="float">
            <text:p>0.0750352</text:p>
          </table:table-cell>
          <table:table-cell office:value-type="float" office:value="0.074982" calcext:value-type="float">
            <text:p>0.074982</text:p>
          </table:table-cell>
          <table:table-cell office:value-type="float" office:value="0.0750352" calcext:value-type="float">
            <text:p>0.0750352</text:p>
          </table:table-cell>
          <table:table-cell office:value-type="float" office:value="0.0751719" calcext:value-type="float">
            <text:p>0.0751719</text:p>
          </table:table-cell>
          <table:table-cell office:value-type="float" office:value="0.0753432" calcext:value-type="float">
            <text:p>0.0753432</text:p>
          </table:table-cell>
          <table:table-cell office:value-type="float" office:value="0.0754799" calcext:value-type="float">
            <text:p>0.0754799</text:p>
          </table:table-cell>
          <table:table-cell office:value-type="float" office:value="0.0755333" calcext:value-type="float">
            <text:p>0.0755333</text:p>
          </table:table-cell>
        </table:table-row>
        <table:table-row table:style-name="ro1">
          <table:table-cell office:value-type="float" office:value="0.0749845" calcext:value-type="float">
            <text:p>0.0749845</text:p>
          </table:table-cell>
          <table:table-cell office:value-type="float" office:value="0.0747809" calcext:value-type="float">
            <text:p>0.0747809</text:p>
          </table:table-cell>
          <table:table-cell office:value-type="float" office:value="0.0742267" calcext:value-type="float">
            <text:p>0.0742267</text:p>
          </table:table-cell>
          <table:table-cell office:value-type="float" office:value="0.0735424" calcext:value-type="float">
            <text:p>0.0735424</text:p>
          </table:table-cell>
          <table:table-cell office:value-type="float" office:value="0.0729956" calcext:value-type="float">
            <text:p>0.0729956</text:p>
          </table:table-cell>
          <table:table-cell office:value-type="float" office:value="0.0727871" calcext:value-type="float">
            <text:p>0.0727871</text:p>
          </table:table-cell>
          <table:table-cell office:value-type="float" office:value="0.0729956" calcext:value-type="float">
            <text:p>0.0729956</text:p>
          </table:table-cell>
          <table:table-cell office:value-type="float" office:value="0.0735424" calcext:value-type="float">
            <text:p>0.0735424</text:p>
          </table:table-cell>
          <table:table-cell office:value-type="float" office:value="0.0742267" calcext:value-type="float">
            <text:p>0.0742267</text:p>
          </table:table-cell>
          <table:table-cell office:value-type="float" office:value="0.0747809" calcext:value-type="float">
            <text:p>0.0747809</text:p>
          </table:table-cell>
          <table:table-cell office:value-type="float" office:value="0.0749845" calcext:value-type="float">
            <text:p>0.0749845</text:p>
          </table:table-cell>
        </table:table-row>
        <table:table-row table:style-name="ro1">
          <table:table-cell office:value-type="float" office:value="0.0740157" calcext:value-type="float">
            <text:p>0.0740157</text:p>
          </table:table-cell>
          <table:table-cell office:value-type="float" office:value="0.0735739" calcext:value-type="float">
            <text:p>0.0735739</text:p>
          </table:table-cell>
          <table:table-cell office:value-type="float" office:value="0.0723698" calcext:value-type="float">
            <text:p>0.0723698</text:p>
          </table:table-cell>
          <table:table-cell office:value-type="float" office:value="0.0709028" calcext:value-type="float">
            <text:p>0.0709028</text:p>
          </table:table-cell>
          <table:table-cell office:value-type="float" office:value="0.0697418" calcext:value-type="float">
            <text:p>0.0697418</text:p>
          </table:table-cell>
          <table:table-cell office:value-type="float" office:value="0.0693029" calcext:value-type="float">
            <text:p>0.0693029</text:p>
          </table:table-cell>
          <table:table-cell office:value-type="float" office:value="0.0697418" calcext:value-type="float">
            <text:p>0.0697418</text:p>
          </table:table-cell>
          <table:table-cell office:value-type="float" office:value="0.0709028" calcext:value-type="float">
            <text:p>0.0709028</text:p>
          </table:table-cell>
          <table:table-cell office:value-type="float" office:value="0.0723698" calcext:value-type="float">
            <text:p>0.0723698</text:p>
          </table:table-cell>
          <table:table-cell office:value-type="float" office:value="0.0735739" calcext:value-type="float">
            <text:p>0.0735739</text:p>
          </table:table-cell>
          <table:table-cell office:value-type="float" office:value="0.0740157" calcext:value-type="float">
            <text:p>0.0740157</text:p>
          </table:table-cell>
        </table:table-row>
        <table:table-row table:style-name="ro1">
          <table:table-cell office:value-type="float" office:value="0.0727314" calcext:value-type="float">
            <text:p>0.0727314</text:p>
          </table:table-cell>
          <table:table-cell office:value-type="float" office:value="0.071958" calcext:value-type="float">
            <text:p>0.071958</text:p>
          </table:table-cell>
          <table:table-cell office:value-type="float" office:value="0.0698696" calcext:value-type="float">
            <text:p>0.0698696</text:p>
          </table:table-cell>
          <table:table-cell office:value-type="float" office:value="0.0673657" calcext:value-type="float">
            <text:p>0.0673657</text:p>
          </table:table-cell>
          <table:table-cell office:value-type="float" office:value="0.0654115" calcext:value-type="float">
            <text:p>0.0654115</text:p>
          </table:table-cell>
          <table:table-cell office:value-type="float" office:value="0.0646801" calcext:value-type="float">
            <text:p>0.0646801</text:p>
          </table:table-cell>
          <table:table-cell office:value-type="float" office:value="0.0654115" calcext:value-type="float">
            <text:p>0.0654115</text:p>
          </table:table-cell>
          <table:table-cell office:value-type="float" office:value="0.0673657" calcext:value-type="float">
            <text:p>0.0673657</text:p>
          </table:table-cell>
          <table:table-cell office:value-type="float" office:value="0.0698696" calcext:value-type="float">
            <text:p>0.0698696</text:p>
          </table:table-cell>
          <table:table-cell office:value-type="float" office:value="0.071958" calcext:value-type="float">
            <text:p>0.071958</text:p>
          </table:table-cell>
          <table:table-cell office:value-type="float" office:value="0.0727314" calcext:value-type="float">
            <text:p>0.0727314</text:p>
          </table:table-cell>
        </table:table-row>
        <table:table-row table:style-name="ro1">
          <table:table-cell office:value-type="float" office:value="0.0710979" calcext:value-type="float">
            <text:p>0.0710979</text:p>
          </table:table-cell>
          <table:table-cell office:value-type="float" office:value="0.0699172" calcext:value-type="float">
            <text:p>0.0699172</text:p>
          </table:table-cell>
          <table:table-cell office:value-type="float" office:value="0.0667729" calcext:value-type="float">
            <text:p>0.0667729</text:p>
          </table:table-cell>
          <table:table-cell office:value-type="float" office:value="0.0630761" calcext:value-type="float">
            <text:p>0.0630761</text:p>
          </table:table-cell>
          <table:table-cell office:value-type="float" office:value="0.0602436" calcext:value-type="float">
            <text:p>0.0602436</text:p>
          </table:table-cell>
          <table:table-cell office:value-type="float" office:value="0.0591957" calcext:value-type="float">
            <text:p>0.0591957</text:p>
          </table:table-cell>
          <table:table-cell office:value-type="float" office:value="0.0602436" calcext:value-type="float">
            <text:p>0.0602436</text:p>
          </table:table-cell>
          <table:table-cell office:value-type="float" office:value="0.0630761" calcext:value-type="float">
            <text:p>0.0630761</text:p>
          </table:table-cell>
          <table:table-cell office:value-type="float" office:value="0.0667729" calcext:value-type="float">
            <text:p>0.0667729</text:p>
          </table:table-cell>
          <table:table-cell office:value-type="float" office:value="0.0699172" calcext:value-type="float">
            <text:p>0.0699172</text:p>
          </table:table-cell>
          <table:table-cell office:value-type="float" office:value="0.0710979" calcext:value-type="float">
            <text:p>0.0710979</text:p>
          </table:table-cell>
        </table:table-row>
        <table:table-row table:style-name="ro1">
          <table:table-cell office:value-type="float" office:value="0.0691551" calcext:value-type="float">
            <text:p>0.0691551</text:p>
          </table:table-cell>
          <table:table-cell office:value-type="float" office:value="0.0675016" calcext:value-type="float">
            <text:p>0.0675016</text:p>
          </table:table-cell>
          <table:table-cell office:value-type="float" office:value="0.0631697" calcext:value-type="float">
            <text:p>0.0631697</text:p>
          </table:table-cell>
          <table:table-cell office:value-type="float" office:value="0.058195" calcext:value-type="float">
            <text:p>0.058195</text:p>
          </table:table-cell>
          <table:table-cell office:value-type="float" office:value="0.0544683" calcext:value-type="float">
            <text:p>0.0544683</text:p>
          </table:table-cell>
          <table:table-cell office:value-type="float" office:value="0.053109" calcext:value-type="float">
            <text:p>0.053109</text:p>
          </table:table-cell>
          <table:table-cell office:value-type="float" office:value="0.0544683" calcext:value-type="float">
            <text:p>0.0544683</text:p>
          </table:table-cell>
          <table:table-cell office:value-type="float" office:value="0.058195" calcext:value-type="float">
            <text:p>0.058195</text:p>
          </table:table-cell>
          <table:table-cell office:value-type="float" office:value="0.0631697" calcext:value-type="float">
            <text:p>0.0631697</text:p>
          </table:table-cell>
          <table:table-cell office:value-type="float" office:value="0.0675016" calcext:value-type="float">
            <text:p>0.0675016</text:p>
          </table:table-cell>
          <table:table-cell office:value-type="float" office:value="0.0691551" calcext:value-type="float">
            <text:p>0.0691551</text:p>
          </table:table-cell>
        </table:table-row>
        <table:table-row table:style-name="ro1">
          <table:table-cell office:value-type="float" office:value="0.0669404" calcext:value-type="float">
            <text:p>0.0669404</text:p>
          </table:table-cell>
          <table:table-cell office:value-type="float" office:value="0.0647674" calcext:value-type="float">
            <text:p>0.0647674</text:p>
          </table:table-cell>
          <table:table-cell office:value-type="float" office:value="0.0591789" calcext:value-type="float">
            <text:p>0.0591789</text:p>
          </table:table-cell>
          <table:table-cell office:value-type="float" office:value="0.0529325" calcext:value-type="float">
            <text:p>0.0529325</text:p>
          </table:table-cell>
          <table:table-cell office:value-type="float" office:value="0.0483755" calcext:value-type="float">
            <text:p>0.0483755</text:p>
          </table:table-cell>
          <table:table-cell office:value-type="float" office:value="0.0467404" calcext:value-type="float">
            <text:p>0.0467404</text:p>
          </table:table-cell>
          <table:table-cell office:value-type="float" office:value="0.0483755" calcext:value-type="float">
            <text:p>0.0483755</text:p>
          </table:table-cell>
          <table:table-cell office:value-type="float" office:value="0.0529325" calcext:value-type="float">
            <text:p>0.0529325</text:p>
          </table:table-cell>
          <table:table-cell office:value-type="float" office:value="0.0591789" calcext:value-type="float">
            <text:p>0.0591789</text:p>
          </table:table-cell>
          <table:table-cell office:value-type="float" office:value="0.0647674" calcext:value-type="float">
            <text:p>0.0647674</text:p>
          </table:table-cell>
          <table:table-cell office:value-type="float" office:value="0.0669404" calcext:value-type="float">
            <text:p>0.0669404</text:p>
          </table:table-cell>
        </table:table-row>
        <table:table-row table:style-name="ro1">
          <table:table-cell office:value-type="float" office:value="0.0645247" calcext:value-type="float">
            <text:p>0.0645247</text:p>
          </table:table-cell>
          <table:table-cell office:value-type="float" office:value="0.0618075" calcext:value-type="float">
            <text:p>0.0618075</text:p>
          </table:table-cell>
          <table:table-cell office:value-type="float" office:value="0.0549602" calcext:value-type="float">
            <text:p>0.0549602</text:p>
          </table:table-cell>
          <table:table-cell office:value-type="float" office:value="0.0475347" calcext:value-type="float">
            <text:p>0.0475347</text:p>
          </table:table-cell>
          <table:table-cell office:value-type="float" office:value="0.0422768" calcext:value-type="float">
            <text:p>0.0422768</text:p>
          </table:table-cell>
          <table:table-cell office:value-type="float" office:value="0.0404251" calcext:value-type="float">
            <text:p>0.0404251</text:p>
          </table:table-cell>
          <table:table-cell office:value-type="float" office:value="0.0422768" calcext:value-type="float">
            <text:p>0.0422768</text:p>
          </table:table-cell>
          <table:table-cell office:value-type="float" office:value="0.0475347" calcext:value-type="float">
            <text:p>0.0475347</text:p>
          </table:table-cell>
          <table:table-cell office:value-type="float" office:value="0.0549602" calcext:value-type="float">
            <text:p>0.0549602</text:p>
          </table:table-cell>
          <table:table-cell office:value-type="float" office:value="0.0618075" calcext:value-type="float">
            <text:p>0.0618075</text:p>
          </table:table-cell>
          <table:table-cell office:value-type="float" office:value="0.0645247" calcext:value-type="float">
            <text:p>0.0645247</text:p>
          </table:table-cell>
        </table:table-row>
        <table:table-row table:style-name="ro1">
          <table:table-cell office:value-type="float" office:value="0.0622514" calcext:value-type="float">
            <text:p>0.0622514</text:p>
          </table:table-cell>
          <table:table-cell office:value-type="float" office:value="0.0590359" calcext:value-type="float">
            <text:p>0.0590359</text:p>
          </table:table-cell>
          <table:table-cell office:value-type="float" office:value="0.0510924" calcext:value-type="float">
            <text:p>0.0510924</text:p>
          </table:table-cell>
          <table:table-cell office:value-type="float" office:value="0.0427228" calcext:value-type="float">
            <text:p>0.0427228</text:p>
          </table:table-cell>
          <table:table-cell office:value-type="float" office:value="0.0369653" calcext:value-type="float">
            <text:p>0.0369653</text:p>
          </table:table-cell>
          <table:table-cell office:value-type="float" office:value="0.034974" calcext:value-type="float">
            <text:p>0.034974</text:p>
          </table:table-cell>
          <table:table-cell office:value-type="float" office:value="0.0369653" calcext:value-type="float">
            <text:p>0.0369653</text:p>
          </table:table-cell>
          <table:table-cell office:value-type="float" office:value="0.0427228" calcext:value-type="float">
            <text:p>0.0427228</text:p>
          </table:table-cell>
          <table:table-cell office:value-type="float" office:value="0.0510924" calcext:value-type="float">
            <text:p>0.0510924</text:p>
          </table:table-cell>
          <table:table-cell office:value-type="float" office:value="0.0590359" calcext:value-type="float">
            <text:p>0.0590359</text:p>
          </table:table-cell>
          <table:table-cell office:value-type="float" office:value="0.0622514" calcext:value-type="float">
            <text:p>0.0622514</text:p>
          </table:table-cell>
        </table:table-row>
        <table:table-row table:style-name="ro1">
          <table:table-cell office:value-type="float" office:value="0.0608049" calcext:value-type="float">
            <text:p>0.0608049</text:p>
          </table:table-cell>
          <table:table-cell office:value-type="float" office:value="0.0572743" calcext:value-type="float">
            <text:p>0.0572743</text:p>
          </table:table-cell>
          <table:table-cell office:value-type="float" office:value="0.0486848" calcext:value-type="float">
            <text:p>0.0486848</text:p>
          </table:table-cell>
          <table:table-cell office:value-type="float" office:value="0.0398163" calcext:value-type="float">
            <text:p>0.0398163</text:p>
          </table:table-cell>
          <table:table-cell office:value-type="float" office:value="0.0338366" calcext:value-type="float">
            <text:p>0.0338366</text:p>
          </table:table-cell>
          <table:table-cell office:value-type="float" office:value="0.0317939" calcext:value-type="float">
            <text:p>0.0317939</text:p>
          </table:table-cell>
          <table:table-cell office:value-type="float" office:value="0.0338366" calcext:value-type="float">
            <text:p>0.0338366</text:p>
          </table:table-cell>
          <table:table-cell office:value-type="float" office:value="0.0398163" calcext:value-type="float">
            <text:p>0.0398163</text:p>
          </table:table-cell>
          <table:table-cell office:value-type="float" office:value="0.0486848" calcext:value-type="float">
            <text:p>0.0486848</text:p>
          </table:table-cell>
          <table:table-cell office:value-type="float" office:value="0.0572743" calcext:value-type="float">
            <text:p>0.0572743</text:p>
          </table:table-cell>
          <table:table-cell office:value-type="float" office:value="0.0608049" calcext:value-type="float">
            <text:p>0.06080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0872059" calcext:value-type="float">
            <text:p>0.0872059</text:p>
          </table:table-cell>
          <table:table-cell table:number-columns-repeated="10"/>
        </table:table-row>
        <table:table-row table:style-name="ro1">
          <table:table-cell office:value-type="float" office:value="0.0860881" calcext:value-type="float">
            <text:p>0.0860881</text:p>
          </table:table-cell>
          <table:table-cell office:value-type="float" office:value="0.0860112" calcext:value-type="float">
            <text:p>0.0860112</text:p>
          </table:table-cell>
          <table:table-cell office:value-type="float" office:value="0.0858035" calcext:value-type="float">
            <text:p>0.0858035</text:p>
          </table:table-cell>
          <table:table-cell office:value-type="float" office:value="0.085543" calcext:value-type="float">
            <text:p>0.085543</text:p>
          </table:table-cell>
          <table:table-cell office:value-type="float" office:value="0.0853329" calcext:value-type="float">
            <text:p>0.0853329</text:p>
          </table:table-cell>
          <table:table-cell office:value-type="float" office:value="0.0852521" calcext:value-type="float">
            <text:p>0.0852521</text:p>
          </table:table-cell>
          <table:table-cell office:value-type="float" office:value="0.0853329" calcext:value-type="float">
            <text:p>0.0853329</text:p>
          </table:table-cell>
          <table:table-cell office:value-type="float" office:value="0.085543" calcext:value-type="float">
            <text:p>0.085543</text:p>
          </table:table-cell>
          <table:table-cell office:value-type="float" office:value="0.0858035" calcext:value-type="float">
            <text:p>0.0858035</text:p>
          </table:table-cell>
          <table:table-cell office:value-type="float" office:value="0.0860112" calcext:value-type="float">
            <text:p>0.0860112</text:p>
          </table:table-cell>
          <table:table-cell office:value-type="float" office:value="0.0860881" calcext:value-type="float">
            <text:p>0.0860881</text:p>
          </table:table-cell>
        </table:table-row>
        <table:table-row table:style-name="ro1">
          <table:table-cell office:value-type="float" office:value="0.0853188" calcext:value-type="float">
            <text:p>0.0853188</text:p>
          </table:table-cell>
          <table:table-cell office:value-type="float" office:value="0.0852581" calcext:value-type="float">
            <text:p>0.0852581</text:p>
          </table:table-cell>
          <table:table-cell office:value-type="float" office:value="0.0851043" calcext:value-type="float">
            <text:p>0.0851043</text:p>
          </table:table-cell>
          <table:table-cell office:value-type="float" office:value="0.0849111" calcext:value-type="float">
            <text:p>0.0849111</text:p>
          </table:table-cell>
          <table:table-cell office:value-type="float" office:value="0.0847573" calcext:value-type="float">
            <text:p>0.0847573</text:p>
          </table:table-cell>
          <table:table-cell office:value-type="float" office:value="0.0846972" calcext:value-type="float">
            <text:p>0.0846972</text:p>
          </table:table-cell>
          <table:table-cell office:value-type="float" office:value="0.0847573" calcext:value-type="float">
            <text:p>0.0847573</text:p>
          </table:table-cell>
          <table:table-cell office:value-type="float" office:value="0.0849111" calcext:value-type="float">
            <text:p>0.0849111</text:p>
          </table:table-cell>
          <table:table-cell office:value-type="float" office:value="0.0851043" calcext:value-type="float">
            <text:p>0.0851043</text:p>
          </table:table-cell>
          <table:table-cell office:value-type="float" office:value="0.0852581" calcext:value-type="float">
            <text:p>0.0852581</text:p>
          </table:table-cell>
          <table:table-cell office:value-type="float" office:value="0.0853188" calcext:value-type="float">
            <text:p>0.0853188</text:p>
          </table:table-cell>
        </table:table-row>
        <table:table-row table:style-name="ro1">
          <table:table-cell office:value-type="float" office:value="0.0847021" calcext:value-type="float">
            <text:p>0.0847021</text:p>
          </table:table-cell>
          <table:table-cell office:value-type="float" office:value="0.0844723" calcext:value-type="float">
            <text:p>0.0844723</text:p>
          </table:table-cell>
          <table:table-cell office:value-type="float" office:value="0.0838466" calcext:value-type="float">
            <text:p>0.0838466</text:p>
          </table:table-cell>
          <table:table-cell office:value-type="float" office:value="0.0830738" calcext:value-type="float">
            <text:p>0.0830738</text:p>
          </table:table-cell>
          <table:table-cell office:value-type="float" office:value="0.0824565" calcext:value-type="float">
            <text:p>0.0824565</text:p>
          </table:table-cell>
          <table:table-cell office:value-type="float" office:value="0.0822209" calcext:value-type="float">
            <text:p>0.0822209</text:p>
          </table:table-cell>
          <table:table-cell office:value-type="float" office:value="0.0824565" calcext:value-type="float">
            <text:p>0.0824565</text:p>
          </table:table-cell>
          <table:table-cell office:value-type="float" office:value="0.0830738" calcext:value-type="float">
            <text:p>0.0830738</text:p>
          </table:table-cell>
          <table:table-cell office:value-type="float" office:value="0.0838466" calcext:value-type="float">
            <text:p>0.0838466</text:p>
          </table:table-cell>
          <table:table-cell office:value-type="float" office:value="0.0844723" calcext:value-type="float">
            <text:p>0.0844723</text:p>
          </table:table-cell>
          <table:table-cell office:value-type="float" office:value="0.0847021" calcext:value-type="float">
            <text:p>0.0847021</text:p>
          </table:table-cell>
        </table:table-row>
        <table:table-row table:style-name="ro1">
          <table:table-cell office:value-type="float" office:value="0.0836022" calcext:value-type="float">
            <text:p>0.0836022</text:p>
          </table:table-cell>
          <table:table-cell office:value-type="float" office:value="0.0831061" calcext:value-type="float">
            <text:p>0.0831061</text:p>
          </table:table-cell>
          <table:table-cell office:value-type="float" office:value="0.0817499" calcext:value-type="float">
            <text:p>0.0817499</text:p>
          </table:table-cell>
          <table:table-cell office:value-type="float" office:value="0.0800972" calcext:value-type="float">
            <text:p>0.0800972</text:p>
          </table:table-cell>
          <table:table-cell office:value-type="float" office:value="0.0787895" calcext:value-type="float">
            <text:p>0.0787895</text:p>
          </table:table-cell>
          <table:table-cell office:value-type="float" office:value="0.0782951" calcext:value-type="float">
            <text:p>0.0782951</text:p>
          </table:table-cell>
          <table:table-cell office:value-type="float" office:value="0.0787895" calcext:value-type="float">
            <text:p>0.0787895</text:p>
          </table:table-cell>
          <table:table-cell office:value-type="float" office:value="0.0800972" calcext:value-type="float">
            <text:p>0.0800972</text:p>
          </table:table-cell>
          <table:table-cell office:value-type="float" office:value="0.0817499" calcext:value-type="float">
            <text:p>0.0817499</text:p>
          </table:table-cell>
          <table:table-cell office:value-type="float" office:value="0.0831061" calcext:value-type="float">
            <text:p>0.0831061</text:p>
          </table:table-cell>
          <table:table-cell office:value-type="float" office:value="0.0836022" calcext:value-type="float">
            <text:p>0.0836022</text:p>
          </table:table-cell>
        </table:table-row>
        <table:table-row table:style-name="ro1">
          <table:table-cell office:value-type="float" office:value="0.0821526" calcext:value-type="float">
            <text:p>0.0821526</text:p>
          </table:table-cell>
          <table:table-cell office:value-type="float" office:value="0.0812847" calcext:value-type="float">
            <text:p>0.0812847</text:p>
          </table:table-cell>
          <table:table-cell office:value-type="float" office:value="0.0789308" calcext:value-type="float">
            <text:p>0.0789308</text:p>
          </table:table-cell>
          <table:table-cell office:value-type="float" office:value="0.076108" calcext:value-type="float">
            <text:p>0.076108</text:p>
          </table:table-cell>
          <table:table-cell office:value-type="float" office:value="0.0739054" calcext:value-type="float">
            <text:p>0.0739054</text:p>
          </table:table-cell>
          <table:table-cell office:value-type="float" office:value="0.0730808" calcext:value-type="float">
            <text:p>0.0730808</text:p>
          </table:table-cell>
          <table:table-cell office:value-type="float" office:value="0.0739054" calcext:value-type="float">
            <text:p>0.0739054</text:p>
          </table:table-cell>
          <table:table-cell office:value-type="float" office:value="0.076108" calcext:value-type="float">
            <text:p>0.076108</text:p>
          </table:table-cell>
          <table:table-cell office:value-type="float" office:value="0.0789308" calcext:value-type="float">
            <text:p>0.0789308</text:p>
          </table:table-cell>
          <table:table-cell office:value-type="float" office:value="0.0812847" calcext:value-type="float">
            <text:p>0.0812847</text:p>
          </table:table-cell>
          <table:table-cell office:value-type="float" office:value="0.0821526" calcext:value-type="float">
            <text:p>0.0821526</text:p>
          </table:table-cell>
        </table:table-row>
        <table:table-row table:style-name="ro1">
          <table:table-cell office:value-type="float" office:value="0.0803045" calcext:value-type="float">
            <text:p>0.0803045</text:p>
          </table:table-cell>
          <table:table-cell office:value-type="float" office:value="0.0789804" calcext:value-type="float">
            <text:p>0.0789804</text:p>
          </table:table-cell>
          <table:table-cell office:value-type="float" office:value="0.0754367" calcext:value-type="float">
            <text:p>0.0754367</text:p>
          </table:table-cell>
          <table:table-cell office:value-type="float" office:value="0.0712697" calcext:value-type="float">
            <text:p>0.0712697</text:p>
          </table:table-cell>
          <table:table-cell office:value-type="float" office:value="0.0680773" calcext:value-type="float">
            <text:p>0.0680773</text:p>
          </table:table-cell>
          <table:table-cell office:value-type="float" office:value="0.0668962" calcext:value-type="float">
            <text:p>0.0668962</text:p>
          </table:table-cell>
          <table:table-cell office:value-type="float" office:value="0.0680773" calcext:value-type="float">
            <text:p>0.0680773</text:p>
          </table:table-cell>
          <table:table-cell office:value-type="float" office:value="0.0712697" calcext:value-type="float">
            <text:p>0.0712697</text:p>
          </table:table-cell>
          <table:table-cell office:value-type="float" office:value="0.0754367" calcext:value-type="float">
            <text:p>0.0754367</text:p>
          </table:table-cell>
          <table:table-cell office:value-type="float" office:value="0.0789804" calcext:value-type="float">
            <text:p>0.0789804</text:p>
          </table:table-cell>
          <table:table-cell office:value-type="float" office:value="0.0803045" calcext:value-type="float">
            <text:p>0.0803045</text:p>
          </table:table-cell>
        </table:table-row>
        <table:table-row table:style-name="ro1">
          <table:table-cell office:value-type="float" office:value="0.0781093" calcext:value-type="float">
            <text:p>0.0781093</text:p>
          </table:table-cell>
          <table:table-cell office:value-type="float" office:value="0.0762552" calcext:value-type="float">
            <text:p>0.0762552</text:p>
          </table:table-cell>
          <table:table-cell office:value-type="float" office:value="0.0713724" calcext:value-type="float">
            <text:p>0.0713724</text:p>
          </table:table-cell>
          <table:table-cell office:value-type="float" office:value="0.0657641" calcext:value-type="float">
            <text:p>0.0657641</text:p>
          </table:table-cell>
          <table:table-cell office:value-type="float" office:value="0.0615631" calcext:value-type="float">
            <text:p>0.0615631</text:p>
          </table:table-cell>
          <table:table-cell office:value-type="float" office:value="0.0600306" calcext:value-type="float">
            <text:p>0.0600306</text:p>
          </table:table-cell>
          <table:table-cell office:value-type="float" office:value="0.0615631" calcext:value-type="float">
            <text:p>0.0615631</text:p>
          </table:table-cell>
          <table:table-cell office:value-type="float" office:value="0.0657641" calcext:value-type="float">
            <text:p>0.0657641</text:p>
          </table:table-cell>
          <table:table-cell office:value-type="float" office:value="0.0713724" calcext:value-type="float">
            <text:p>0.0713724</text:p>
          </table:table-cell>
          <table:table-cell office:value-type="float" office:value="0.0762552" calcext:value-type="float">
            <text:p>0.0762552</text:p>
          </table:table-cell>
          <table:table-cell office:value-type="float" office:value="0.0781093" calcext:value-type="float">
            <text:p>0.0781093</text:p>
          </table:table-cell>
        </table:table-row>
        <table:table-row table:style-name="ro1">
          <table:table-cell office:value-type="float" office:value="0.0756115" calcext:value-type="float">
            <text:p>0.0756115</text:p>
          </table:table-cell>
          <table:table-cell office:value-type="float" office:value="0.0731756" calcext:value-type="float">
            <text:p>0.0731756</text:p>
          </table:table-cell>
          <table:table-cell office:value-type="float" office:value="0.0668776" calcext:value-type="float">
            <text:p>0.0668776</text:p>
          </table:table-cell>
          <table:table-cell office:value-type="float" office:value="0.0598362" calcext:value-type="float">
            <text:p>0.0598362</text:p>
          </table:table-cell>
          <table:table-cell office:value-type="float" office:value="0.0546988" calcext:value-type="float">
            <text:p>0.0546988</text:p>
          </table:table-cell>
          <table:table-cell office:value-type="float" office:value="0.0528551" calcext:value-type="float">
            <text:p>0.0528551</text:p>
          </table:table-cell>
          <table:table-cell office:value-type="float" office:value="0.0546988" calcext:value-type="float">
            <text:p>0.0546988</text:p>
          </table:table-cell>
          <table:table-cell office:value-type="float" office:value="0.0598362" calcext:value-type="float">
            <text:p>0.0598362</text:p>
          </table:table-cell>
          <table:table-cell office:value-type="float" office:value="0.0668776" calcext:value-type="float">
            <text:p>0.0668776</text:p>
          </table:table-cell>
          <table:table-cell office:value-type="float" office:value="0.0731756" calcext:value-type="float">
            <text:p>0.0731756</text:p>
          </table:table-cell>
          <table:table-cell office:value-type="float" office:value="0.0756115" calcext:value-type="float">
            <text:p>0.0756115</text:p>
          </table:table-cell>
        </table:table-row>
        <table:table-row table:style-name="ro1">
          <table:table-cell office:value-type="float" office:value="0.0729064" calcext:value-type="float">
            <text:p>0.0729064</text:p>
          </table:table-cell>
          <table:table-cell office:value-type="float" office:value="0.0698633" calcext:value-type="float">
            <text:p>0.0698633</text:p>
          </table:table-cell>
          <table:table-cell office:value-type="float" office:value="0.0621534" calcext:value-type="float">
            <text:p>0.0621534</text:p>
          </table:table-cell>
          <table:table-cell office:value-type="float" office:value="0.0537869" calcext:value-type="float">
            <text:p>0.0537869</text:p>
          </table:table-cell>
          <table:table-cell office:value-type="float" office:value="0.0478598" calcext:value-type="float">
            <text:p>0.0478598</text:p>
          </table:table-cell>
          <table:table-cell office:value-type="float" office:value="0.0457714" calcext:value-type="float">
            <text:p>0.0457714</text:p>
          </table:table-cell>
          <table:table-cell office:value-type="float" office:value="0.0478598" calcext:value-type="float">
            <text:p>0.0478598</text:p>
          </table:table-cell>
          <table:table-cell office:value-type="float" office:value="0.0537869" calcext:value-type="float">
            <text:p>0.0537869</text:p>
          </table:table-cell>
          <table:table-cell office:value-type="float" office:value="0.0621534" calcext:value-type="float">
            <text:p>0.0621534</text:p>
          </table:table-cell>
          <table:table-cell office:value-type="float" office:value="0.0698633" calcext:value-type="float">
            <text:p>0.0698633</text:p>
          </table:table-cell>
          <table:table-cell office:value-type="float" office:value="0.0729064" calcext:value-type="float">
            <text:p>0.0729064</text:p>
          </table:table-cell>
        </table:table-row>
        <table:table-row table:style-name="ro1">
          <table:table-cell office:value-type="float" office:value="0.0703985" calcext:value-type="float">
            <text:p>0.0703985</text:p>
          </table:table-cell>
          <table:table-cell office:value-type="float" office:value="0.0668051" calcext:value-type="float">
            <text:p>0.0668051</text:p>
          </table:table-cell>
          <table:table-cell office:value-type="float" office:value="0.0578784" calcext:value-type="float">
            <text:p>0.0578784</text:p>
          </table:table-cell>
          <table:table-cell office:value-type="float" office:value="0.0484597" calcext:value-type="float">
            <text:p>0.0484597</text:p>
          </table:table-cell>
          <table:table-cell office:value-type="float" office:value="0.0419723" calcext:value-type="float">
            <text:p>0.0419723</text:p>
          </table:table-cell>
          <table:table-cell office:value-type="float" office:value="0.0397264" calcext:value-type="float">
            <text:p>0.0397264</text:p>
          </table:table-cell>
          <table:table-cell office:value-type="float" office:value="0.0419723" calcext:value-type="float">
            <text:p>0.0419723</text:p>
          </table:table-cell>
          <table:table-cell office:value-type="float" office:value="0.0484597" calcext:value-type="float">
            <text:p>0.0484597</text:p>
          </table:table-cell>
          <table:table-cell office:value-type="float" office:value="0.0578784" calcext:value-type="float">
            <text:p>0.0578784</text:p>
          </table:table-cell>
          <table:table-cell office:value-type="float" office:value="0.0668051" calcext:value-type="float">
            <text:p>0.0668051</text:p>
          </table:table-cell>
          <table:table-cell office:value-type="float" office:value="0.0703985" calcext:value-type="float">
            <text:p>0.0703985</text:p>
          </table:table-cell>
        </table:table-row>
        <table:table-row table:style-name="ro1">
          <table:table-cell office:value-type="float" office:value="0.0688784" calcext:value-type="float">
            <text:p>0.0688784</text:p>
          </table:table-cell>
          <table:table-cell office:value-type="float" office:value="0.0649494" calcext:value-type="float">
            <text:p>0.0649494</text:p>
          </table:table-cell>
          <table:table-cell office:value-type="float" office:value="0.0553327" calcext:value-type="float">
            <text:p>0.0553327</text:p>
          </table:table-cell>
          <table:table-cell office:value-type="float" office:value="0.0453763" calcext:value-type="float">
            <text:p>0.0453763</text:p>
          </table:table-cell>
          <table:table-cell office:value-type="float" office:value="0.0386453" calcext:value-type="float">
            <text:p>0.0386453</text:p>
          </table:table-cell>
          <table:table-cell office:value-type="float" office:value="0.036342" calcext:value-type="float">
            <text:p>0.036342</text:p>
          </table:table-cell>
          <table:table-cell office:value-type="float" office:value="0.0386453" calcext:value-type="float">
            <text:p>0.0386453</text:p>
          </table:table-cell>
          <table:table-cell office:value-type="float" office:value="0.0453763" calcext:value-type="float">
            <text:p>0.0453763</text:p>
          </table:table-cell>
          <table:table-cell office:value-type="float" office:value="0.0553327" calcext:value-type="float">
            <text:p>0.0553327</text:p>
          </table:table-cell>
          <table:table-cell office:value-type="float" office:value="0.0649494" calcext:value-type="float">
            <text:p>0.0649494</text:p>
          </table:table-cell>
          <table:table-cell office:value-type="float" office:value="0.0688784" calcext:value-type="float">
            <text:p>0.06887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0206" calcext:value-type="float">
            <text:p>0.10206</text:p>
          </table:table-cell>
          <table:table-cell table:number-columns-repeated="10"/>
        </table:table-row>
        <table:table-row table:style-name="ro1">
          <table:table-cell office:value-type="float" office:value="0.100483" calcext:value-type="float">
            <text:p>0.100483</text:p>
          </table:table-cell>
          <table:table-cell office:value-type="float" office:value="0.100384" calcext:value-type="float">
            <text:p>0.100384</text:p>
          </table:table-cell>
          <table:table-cell office:value-type="float" office:value="0.100121" calcext:value-type="float">
            <text:p>0.100121</text:p>
          </table:table-cell>
          <table:table-cell office:value-type="float" office:value="0.0997906" calcext:value-type="float">
            <text:p>0.0997906</text:p>
          </table:table-cell>
          <table:table-cell office:value-type="float" office:value="0.0995242" calcext:value-type="float">
            <text:p>0.0995242</text:p>
          </table:table-cell>
          <table:table-cell office:value-type="float" office:value="0.0994217" calcext:value-type="float">
            <text:p>0.0994217</text:p>
          </table:table-cell>
          <table:table-cell office:value-type="float" office:value="0.0995242" calcext:value-type="float">
            <text:p>0.0995242</text:p>
          </table:table-cell>
          <table:table-cell office:value-type="float" office:value="0.0997906" calcext:value-type="float">
            <text:p>0.0997906</text:p>
          </table:table-cell>
          <table:table-cell office:value-type="float" office:value="0.100121" calcext:value-type="float">
            <text:p>0.100121</text:p>
          </table:table-cell>
          <table:table-cell office:value-type="float" office:value="0.100384" calcext:value-type="float">
            <text:p>0.100384</text:p>
          </table:table-cell>
          <table:table-cell office:value-type="float" office:value="0.100483" calcext:value-type="float">
            <text:p>0.100483</text:p>
          </table:table-cell>
        </table:table-row>
        <table:table-row table:style-name="ro1">
          <table:table-cell office:value-type="float" office:value="0.0995292" calcext:value-type="float">
            <text:p>0.0995292</text:p>
          </table:table-cell>
          <table:table-cell office:value-type="float" office:value="0.0994578" calcext:value-type="float">
            <text:p>0.0994578</text:p>
          </table:table-cell>
          <table:table-cell office:value-type="float" office:value="0.0992791" calcext:value-type="float">
            <text:p>0.0992791</text:p>
          </table:table-cell>
          <table:table-cell office:value-type="float" office:value="0.0990545" calcext:value-type="float">
            <text:p>0.0990545</text:p>
          </table:table-cell>
          <table:table-cell office:value-type="float" office:value="0.0988759" calcext:value-type="float">
            <text:p>0.0988759</text:p>
          </table:table-cell>
          <table:table-cell office:value-type="float" office:value="0.0988059" calcext:value-type="float">
            <text:p>0.0988059</text:p>
          </table:table-cell>
          <table:table-cell office:value-type="float" office:value="0.0988759" calcext:value-type="float">
            <text:p>0.0988759</text:p>
          </table:table-cell>
          <table:table-cell office:value-type="float" office:value="0.0990545" calcext:value-type="float">
            <text:p>0.0990545</text:p>
          </table:table-cell>
          <table:table-cell office:value-type="float" office:value="0.0992791" calcext:value-type="float">
            <text:p>0.0992791</text:p>
          </table:table-cell>
          <table:table-cell office:value-type="float" office:value="0.0994578" calcext:value-type="float">
            <text:p>0.0994578</text:p>
          </table:table-cell>
          <table:table-cell office:value-type="float" office:value="0.0995292" calcext:value-type="float">
            <text:p>0.0995292</text:p>
          </table:table-cell>
        </table:table-row>
        <table:table-row table:style-name="ro1">
          <table:table-cell office:value-type="float" office:value="0.0988149" calcext:value-type="float">
            <text:p>0.0988149</text:p>
          </table:table-cell>
          <table:table-cell office:value-type="float" office:value="0.098547" calcext:value-type="float">
            <text:p>0.098547</text:p>
          </table:table-cell>
          <table:table-cell office:value-type="float" office:value="0.0978178" calcext:value-type="float">
            <text:p>0.0978178</text:p>
          </table:table-cell>
          <table:table-cell office:value-type="float" office:value="0.0969167" calcext:value-type="float">
            <text:p>0.0969167</text:p>
          </table:table-cell>
          <table:table-cell office:value-type="float" office:value="0.0961972" calcext:value-type="float">
            <text:p>0.0961972</text:p>
          </table:table-cell>
          <table:table-cell office:value-type="float" office:value="0.0959224" calcext:value-type="float">
            <text:p>0.0959224</text:p>
          </table:table-cell>
          <table:table-cell office:value-type="float" office:value="0.0961972" calcext:value-type="float">
            <text:p>0.0961972</text:p>
          </table:table-cell>
          <table:table-cell office:value-type="float" office:value="0.0969167" calcext:value-type="float">
            <text:p>0.0969167</text:p>
          </table:table-cell>
          <table:table-cell office:value-type="float" office:value="0.0978178" calcext:value-type="float">
            <text:p>0.0978178</text:p>
          </table:table-cell>
          <table:table-cell office:value-type="float" office:value="0.098547" calcext:value-type="float">
            <text:p>0.098547</text:p>
          </table:table-cell>
          <table:table-cell office:value-type="float" office:value="0.0988149" calcext:value-type="float">
            <text:p>0.0988149</text:p>
          </table:table-cell>
        </table:table-row>
        <table:table-row table:style-name="ro1">
          <table:table-cell office:value-type="float" office:value="0.0975229" calcext:value-type="float">
            <text:p>0.0975229</text:p>
          </table:table-cell>
          <table:table-cell office:value-type="float" office:value="0.0969486" calcext:value-type="float">
            <text:p>0.0969486</text:p>
          </table:table-cell>
          <table:table-cell office:value-type="float" office:value="0.0953731" calcext:value-type="float">
            <text:p>0.0953731</text:p>
          </table:table-cell>
          <table:table-cell office:value-type="float" office:value="0.0934526" calcext:value-type="float">
            <text:p>0.0934526</text:p>
          </table:table-cell>
          <table:table-cell office:value-type="float" office:value="0.0919334" calcext:value-type="float">
            <text:p>0.0919334</text:p>
          </table:table-cell>
          <table:table-cell office:value-type="float" office:value="0.091359" calcext:value-type="float">
            <text:p>0.091359</text:p>
          </table:table-cell>
          <table:table-cell office:value-type="float" office:value="0.0919334" calcext:value-type="float">
            <text:p>0.0919334</text:p>
          </table:table-cell>
          <table:table-cell office:value-type="float" office:value="0.0934526" calcext:value-type="float">
            <text:p>0.0934526</text:p>
          </table:table-cell>
          <table:table-cell office:value-type="float" office:value="0.0953731" calcext:value-type="float">
            <text:p>0.0953731</text:p>
          </table:table-cell>
          <table:table-cell office:value-type="float" office:value="0.0969486" calcext:value-type="float">
            <text:p>0.0969486</text:p>
          </table:table-cell>
          <table:table-cell office:value-type="float" office:value="0.0975229" calcext:value-type="float">
            <text:p>0.0975229</text:p>
          </table:table-cell>
        </table:table-row>
        <table:table-row table:style-name="ro1">
          <table:table-cell office:value-type="float" office:value="0.0958341" calcext:value-type="float">
            <text:p>0.0958341</text:p>
          </table:table-cell>
          <table:table-cell office:value-type="float" office:value="0.0948304" calcext:value-type="float">
            <text:p>0.0948304</text:p>
          </table:table-cell>
          <table:table-cell office:value-type="float" office:value="0.092093" calcext:value-type="float">
            <text:p>0.092093</text:p>
          </table:table-cell>
          <table:table-cell office:value-type="float" office:value="0.0888094" calcext:value-type="float">
            <text:p>0.0888094</text:p>
          </table:table-cell>
          <table:table-cell office:value-type="float" office:value="0.0862477" calcext:value-type="float">
            <text:p>0.0862477</text:p>
          </table:table-cell>
          <table:table-cell office:value-type="float" office:value="0.0852887" calcext:value-type="float">
            <text:p>0.0852887</text:p>
          </table:table-cell>
          <table:table-cell office:value-type="float" office:value="0.0862477" calcext:value-type="float">
            <text:p>0.0862477</text:p>
          </table:table-cell>
          <table:table-cell office:value-type="float" office:value="0.0888094" calcext:value-type="float">
            <text:p>0.0888094</text:p>
          </table:table-cell>
          <table:table-cell office:value-type="float" office:value="0.092093" calcext:value-type="float">
            <text:p>0.092093</text:p>
          </table:table-cell>
          <table:table-cell office:value-type="float" office:value="0.0948304" calcext:value-type="float">
            <text:p>0.0948304</text:p>
          </table:table-cell>
          <table:table-cell office:value-type="float" office:value="0.0958341" calcext:value-type="float">
            <text:p>0.0958341</text:p>
          </table:table-cell>
        </table:table-row>
        <table:table-row table:style-name="ro1">
          <table:table-cell office:value-type="float" office:value="0.0936731" calcext:value-type="float">
            <text:p>0.0936731</text:p>
          </table:table-cell>
          <table:table-cell office:value-type="float" office:value="0.0921439" calcext:value-type="float">
            <text:p>0.0921439</text:p>
          </table:table-cell>
          <table:table-cell office:value-type="float" office:value="0.0880234" calcext:value-type="float">
            <text:p>0.0880234</text:p>
          </table:table-cell>
          <table:table-cell office:value-type="float" office:value="0.0831773" calcext:value-type="float">
            <text:p>0.0831773</text:p>
          </table:table-cell>
          <table:table-cell office:value-type="float" office:value="0.0794651" calcext:value-type="float">
            <text:p>0.0794651</text:p>
          </table:table-cell>
          <table:table-cell office:value-type="float" office:value="0.0780916" calcext:value-type="float">
            <text:p>0.0780916</text:p>
          </table:table-cell>
          <table:table-cell office:value-type="float" office:value="0.0794651" calcext:value-type="float">
            <text:p>0.0794651</text:p>
          </table:table-cell>
          <table:table-cell office:value-type="float" office:value="0.0831773" calcext:value-type="float">
            <text:p>0.0831773</text:p>
          </table:table-cell>
          <table:table-cell office:value-type="float" office:value="0.0880234" calcext:value-type="float">
            <text:p>0.0880234</text:p>
          </table:table-cell>
          <table:table-cell office:value-type="float" office:value="0.0921439" calcext:value-type="float">
            <text:p>0.0921439</text:p>
          </table:table-cell>
          <table:table-cell office:value-type="float" office:value="0.0936731" calcext:value-type="float">
            <text:p>0.0936731</text:p>
          </table:table-cell>
        </table:table-row>
        <table:table-row table:style-name="ro1">
          <table:table-cell office:value-type="float" office:value="0.0911123" calcext:value-type="float">
            <text:p>0.0911123</text:p>
          </table:table-cell>
          <table:table-cell office:value-type="float" office:value="0.0889718" calcext:value-type="float">
            <text:p>0.0889718</text:p>
          </table:table-cell>
          <table:table-cell office:value-type="float" office:value="0.0832935" calcext:value-type="float">
            <text:p>0.0832935</text:p>
          </table:table-cell>
          <table:table-cell office:value-type="float" office:value="0.0767699" calcext:value-type="float">
            <text:p>0.0767699</text:p>
          </table:table-cell>
          <table:table-cell office:value-type="float" office:value="0.0718836" calcext:value-type="float">
            <text:p>0.0718836</text:p>
          </table:table-cell>
          <table:table-cell office:value-type="float" office:value="0.0701008" calcext:value-type="float">
            <text:p>0.0701008</text:p>
          </table:table-cell>
          <table:table-cell office:value-type="float" office:value="0.0718836" calcext:value-type="float">
            <text:p>0.0718836</text:p>
          </table:table-cell>
          <table:table-cell office:value-type="float" office:value="0.0767699" calcext:value-type="float">
            <text:p>0.0767699</text:p>
          </table:table-cell>
          <table:table-cell office:value-type="float" office:value="0.0832935" calcext:value-type="float">
            <text:p>0.0832935</text:p>
          </table:table-cell>
          <table:table-cell office:value-type="float" office:value="0.0889718" calcext:value-type="float">
            <text:p>0.0889718</text:p>
          </table:table-cell>
          <table:table-cell office:value-type="float" office:value="0.0911123" calcext:value-type="float">
            <text:p>0.0911123</text:p>
          </table:table-cell>
        </table:table-row>
        <table:table-row table:style-name="ro1">
          <table:table-cell office:value-type="float" office:value="0.0882075" calcext:value-type="float">
            <text:p>0.0882075</text:p>
          </table:table-cell>
          <table:table-cell office:value-type="float" office:value="0.0853971" calcext:value-type="float">
            <text:p>0.0853971</text:p>
          </table:table-cell>
          <table:table-cell office:value-type="float" office:value="0.0780757" calcext:value-type="float">
            <text:p>0.0780757</text:p>
          </table:table-cell>
          <table:table-cell office:value-type="float" office:value="0.0698865" calcext:value-type="float">
            <text:p>0.0698865</text:p>
          </table:table-cell>
          <table:table-cell office:value-type="float" office:value="0.0639106" calcext:value-type="float">
            <text:p>0.0639106</text:p>
          </table:table-cell>
          <table:table-cell office:value-type="float" office:value="0.0617653" calcext:value-type="float">
            <text:p>0.0617653</text:p>
          </table:table-cell>
          <table:table-cell office:value-type="float" office:value="0.0639106" calcext:value-type="float">
            <text:p>0.0639106</text:p>
          </table:table-cell>
          <table:table-cell office:value-type="float" office:value="0.0698865" calcext:value-type="float">
            <text:p>0.0698865</text:p>
          </table:table-cell>
          <table:table-cell office:value-type="float" office:value="0.0780757" calcext:value-type="float">
            <text:p>0.0780757</text:p>
          </table:table-cell>
          <table:table-cell office:value-type="float" office:value="0.0853971" calcext:value-type="float">
            <text:p>0.0853971</text:p>
          </table:table-cell>
          <table:table-cell office:value-type="float" office:value="0.0882075" calcext:value-type="float">
            <text:p>0.0882075</text:p>
          </table:table-cell>
        </table:table-row>
        <table:table-row table:style-name="ro1">
          <table:table-cell office:value-type="float" office:value="0.0850961" calcext:value-type="float">
            <text:p>0.0850961</text:p>
          </table:table-cell>
          <table:table-cell office:value-type="float" office:value="0.0815904" calcext:value-type="float">
            <text:p>0.0815904</text:p>
          </table:table-cell>
          <table:table-cell office:value-type="float" office:value="0.0726398" calcext:value-type="float">
            <text:p>0.0726398</text:p>
          </table:table-cell>
          <table:table-cell office:value-type="float" office:value="0.0629169" calcext:value-type="float">
            <text:p>0.0629169</text:p>
          </table:table-cell>
          <table:table-cell office:value-type="float" office:value="0.0560234" calcext:value-type="float">
            <text:p>0.0560234</text:p>
          </table:table-cell>
          <table:table-cell office:value-type="float" office:value="0.0535928" calcext:value-type="float">
            <text:p>0.0535928</text:p>
          </table:table-cell>
          <table:table-cell office:value-type="float" office:value="0.0560234" calcext:value-type="float">
            <text:p>0.0560234</text:p>
          </table:table-cell>
          <table:table-cell office:value-type="float" office:value="0.0629169" calcext:value-type="float">
            <text:p>0.0629169</text:p>
          </table:table-cell>
          <table:table-cell office:value-type="float" office:value="0.0726398" calcext:value-type="float">
            <text:p>0.0726398</text:p>
          </table:table-cell>
          <table:table-cell office:value-type="float" office:value="0.0815904" calcext:value-type="float">
            <text:p>0.0815904</text:p>
          </table:table-cell>
          <table:table-cell office:value-type="float" office:value="0.0850961" calcext:value-type="float">
            <text:p>0.0850961</text:p>
          </table:table-cell>
        </table:table-row>
        <table:table-row table:style-name="ro1">
          <table:table-cell office:value-type="float" office:value="0.0822695" calcext:value-type="float">
            <text:p>0.0822695</text:p>
          </table:table-cell>
          <table:table-cell office:value-type="float" office:value="0.078142" calcext:value-type="float">
            <text:p>0.078142</text:p>
          </table:table-cell>
          <table:table-cell office:value-type="float" office:value="0.0678068" calcext:value-type="float">
            <text:p>0.0678068</text:p>
          </table:table-cell>
          <table:table-cell office:value-type="float" office:value="0.0568797" calcext:value-type="float">
            <text:p>0.0568797</text:p>
          </table:table-cell>
          <table:table-cell office:value-type="float" office:value="0.0493393" calcext:value-type="float">
            <text:p>0.0493393</text:p>
          </table:table-cell>
          <table:table-cell office:value-type="float" office:value="0.0467254" calcext:value-type="float">
            <text:p>0.0467254</text:p>
          </table:table-cell>
          <table:table-cell office:value-type="float" office:value="0.0493393" calcext:value-type="float">
            <text:p>0.0493393</text:p>
          </table:table-cell>
          <table:table-cell office:value-type="float" office:value="0.0568797" calcext:value-type="float">
            <text:p>0.0568797</text:p>
          </table:table-cell>
          <table:table-cell office:value-type="float" office:value="0.0678068" calcext:value-type="float">
            <text:p>0.0678068</text:p>
          </table:table-cell>
          <table:table-cell office:value-type="float" office:value="0.078142" calcext:value-type="float">
            <text:p>0.078142</text:p>
          </table:table-cell>
          <table:table-cell office:value-type="float" office:value="0.0822695" calcext:value-type="float">
            <text:p>0.0822695</text:p>
          </table:table-cell>
        </table:table-row>
        <table:table-row table:style-name="ro1">
          <table:table-cell office:value-type="float" office:value="0.0806619" calcext:value-type="float">
            <text:p>0.0806619</text:p>
          </table:table-cell>
          <table:table-cell office:value-type="float" office:value="0.0761725" calcext:value-type="float">
            <text:p>0.0761725</text:p>
          </table:table-cell>
          <table:table-cell office:value-type="float" office:value="0.0650896" calcext:value-type="float">
            <text:p>0.0650896</text:p>
          </table:table-cell>
          <table:table-cell office:value-type="float" office:value="0.0535728" calcext:value-type="float">
            <text:p>0.0535728</text:p>
          </table:table-cell>
          <table:table-cell office:value-type="float" office:value="0.0457593" calcext:value-type="float">
            <text:p>0.0457593</text:p>
          </table:table-cell>
          <table:table-cell office:value-type="float" office:value="0.0430791" calcext:value-type="float">
            <text:p>0.0430791</text:p>
          </table:table-cell>
          <table:table-cell office:value-type="float" office:value="0.0457593" calcext:value-type="float">
            <text:p>0.0457593</text:p>
          </table:table-cell>
          <table:table-cell office:value-type="float" office:value="0.0535728" calcext:value-type="float">
            <text:p>0.0535728</text:p>
          </table:table-cell>
          <table:table-cell office:value-type="float" office:value="0.0650896" calcext:value-type="float">
            <text:p>0.0650896</text:p>
          </table:table-cell>
          <table:table-cell office:value-type="float" office:value="0.0761725" calcext:value-type="float">
            <text:p>0.0761725</text:p>
          </table:table-cell>
          <table:table-cell office:value-type="float" office:value="0.0806619" calcext:value-type="float">
            <text:p>0.08066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13425" calcext:value-type="float">
            <text:p>0.113425</text:p>
          </table:table-cell>
          <table:table-cell table:number-columns-repeated="10"/>
        </table:table-row>
        <table:table-row table:style-name="ro1">
          <table:table-cell office:value-type="float" office:value="0.111439" calcext:value-type="float">
            <text:p>0.111439</text:p>
          </table:table-cell>
          <table:table-cell office:value-type="float" office:value="0.111324" calcext:value-type="float">
            <text:p>0.111324</text:p>
          </table:table-cell>
          <table:table-cell office:value-type="float" office:value="0.111016" calcext:value-type="float">
            <text:p>0.111016</text:p>
          </table:table-cell>
          <table:table-cell office:value-type="float" office:value="0.110629" calcext:value-type="float">
            <text:p>0.110629</text:p>
          </table:table-cell>
          <table:table-cell office:value-type="float" office:value="0.110318" calcext:value-type="float">
            <text:p>0.110318</text:p>
          </table:table-cell>
          <table:table-cell office:value-type="float" office:value="0.110198" calcext:value-type="float">
            <text:p>0.110198</text:p>
          </table:table-cell>
          <table:table-cell office:value-type="float" office:value="0.110318" calcext:value-type="float">
            <text:p>0.110318</text:p>
          </table:table-cell>
          <table:table-cell office:value-type="float" office:value="0.110629" calcext:value-type="float">
            <text:p>0.110629</text:p>
          </table:table-cell>
          <table:table-cell office:value-type="float" office:value="0.111016" calcext:value-type="float">
            <text:p>0.111016</text:p>
          </table:table-cell>
          <table:table-cell office:value-type="float" office:value="0.111324" calcext:value-type="float">
            <text:p>0.111324</text:p>
          </table:table-cell>
          <table:table-cell office:value-type="float" office:value="0.111439" calcext:value-type="float">
            <text:p>0.111439</text:p>
          </table:table-cell>
        </table:table-row>
        <table:table-row table:style-name="ro1">
          <table:table-cell office:value-type="float" office:value="0.11034" calcext:value-type="float">
            <text:p>0.11034</text:p>
          </table:table-cell>
          <table:table-cell office:value-type="float" office:value="0.11026" calcext:value-type="float">
            <text:p>0.11026</text:p>
          </table:table-cell>
          <table:table-cell office:value-type="float" office:value="0.110062" calcext:value-type="float">
            <text:p>0.110062</text:p>
          </table:table-cell>
          <table:table-cell office:value-type="float" office:value="0.109814" calcext:value-type="float">
            <text:p>0.109814</text:p>
          </table:table-cell>
          <table:table-cell office:value-type="float" office:value="0.109617" calcext:value-type="float">
            <text:p>0.109617</text:p>
          </table:table-cell>
          <table:table-cell office:value-type="float" office:value="0.109539" calcext:value-type="float">
            <text:p>0.109539</text:p>
          </table:table-cell>
          <table:table-cell office:value-type="float" office:value="0.109617" calcext:value-type="float">
            <text:p>0.109617</text:p>
          </table:table-cell>
          <table:table-cell office:value-type="float" office:value="0.109814" calcext:value-type="float">
            <text:p>0.109814</text:p>
          </table:table-cell>
          <table:table-cell office:value-type="float" office:value="0.110062" calcext:value-type="float">
            <text:p>0.110062</text:p>
          </table:table-cell>
          <table:table-cell office:value-type="float" office:value="0.11026" calcext:value-type="float">
            <text:p>0.11026</text:p>
          </table:table-cell>
          <table:table-cell office:value-type="float" office:value="0.11034" calcext:value-type="float">
            <text:p>0.11034</text:p>
          </table:table-cell>
        </table:table-row>
        <table:table-row table:style-name="ro1">
          <table:table-cell office:value-type="float" office:value="0.109552" calcext:value-type="float">
            <text:p>0.109552</text:p>
          </table:table-cell>
          <table:table-cell office:value-type="float" office:value="0.109255" calcext:value-type="float">
            <text:p>0.109255</text:p>
          </table:table-cell>
          <table:table-cell office:value-type="float" office:value="0.108447" calcext:value-type="float">
            <text:p>0.108447</text:p>
          </table:table-cell>
          <table:table-cell office:value-type="float" office:value="0.107449" calcext:value-type="float">
            <text:p>0.107449</text:p>
          </table:table-cell>
          <table:table-cell office:value-type="float" office:value="0.106652" calcext:value-type="float">
            <text:p>0.106652</text:p>
          </table:table-cell>
          <table:table-cell office:value-type="float" office:value="0.106347" calcext:value-type="float">
            <text:p>0.106347</text:p>
          </table:table-cell>
          <table:table-cell office:value-type="float" office:value="0.106652" calcext:value-type="float">
            <text:p>0.106652</text:p>
          </table:table-cell>
          <table:table-cell office:value-type="float" office:value="0.107449" calcext:value-type="float">
            <text:p>0.107449</text:p>
          </table:table-cell>
          <table:table-cell office:value-type="float" office:value="0.108447" calcext:value-type="float">
            <text:p>0.108447</text:p>
          </table:table-cell>
          <table:table-cell office:value-type="float" office:value="0.109255" calcext:value-type="float">
            <text:p>0.109255</text:p>
          </table:table-cell>
          <table:table-cell office:value-type="float" office:value="0.109552" calcext:value-type="float">
            <text:p>0.109552</text:p>
          </table:table-cell>
        </table:table-row>
        <table:table-row table:style-name="ro1">
          <table:table-cell office:value-type="float" office:value="0.108112" calcext:value-type="float">
            <text:p>0.108112</text:p>
          </table:table-cell>
          <table:table-cell office:value-type="float" office:value="0.107479" calcext:value-type="float">
            <text:p>0.107479</text:p>
          </table:table-cell>
          <table:table-cell office:value-type="float" office:value="0.105738" calcext:value-type="float">
            <text:p>0.105738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0.101936" calcext:value-type="float">
            <text:p>0.101936</text:p>
          </table:table-cell>
          <table:table-cell office:value-type="float" office:value="0.101301" calcext:value-type="float">
            <text:p>0.101301</text:p>
          </table:table-cell>
          <table:table-cell office:value-type="float" office:value="0.101936" calcext:value-type="float">
            <text:p>0.101936</text:p>
          </table:table-cell>
          <table:table-cell office:value-type="float" office:value="0.103615" calcext:value-type="float">
            <text:p>0.103615</text:p>
          </table:table-cell>
          <table:table-cell office:value-type="float" office:value="0.105738" calcext:value-type="float">
            <text:p>0.105738</text:p>
          </table:table-cell>
          <table:table-cell office:value-type="float" office:value="0.107479" calcext:value-type="float">
            <text:p>0.107479</text:p>
          </table:table-cell>
          <table:table-cell office:value-type="float" office:value="0.108112" calcext:value-type="float">
            <text:p>0.108112</text:p>
          </table:table-cell>
        </table:table-row>
        <table:table-row table:style-name="ro1">
          <table:table-cell office:value-type="float" office:value="0.106242" calcext:value-type="float">
            <text:p>0.106242</text:p>
          </table:table-cell>
          <table:table-cell office:value-type="float" office:value="0.105136" calcext:value-type="float">
            <text:p>0.105136</text:p>
          </table:table-cell>
          <table:table-cell office:value-type="float" office:value="0.102109" calcext:value-type="float">
            <text:p>0.102109</text:p>
          </table:table-cell>
          <table:table-cell office:value-type="float" office:value="0.0984766" calcext:value-type="float">
            <text:p>0.0984766</text:p>
          </table:table-cell>
          <table:table-cell office:value-type="float" office:value="0.0956432" calcext:value-type="float">
            <text:p>0.0956432</text:p>
          </table:table-cell>
          <table:table-cell office:value-type="float" office:value="0.0945823" calcext:value-type="float">
            <text:p>0.0945823</text:p>
          </table:table-cell>
          <table:table-cell office:value-type="float" office:value="0.0956432" calcext:value-type="float">
            <text:p>0.0956432</text:p>
          </table:table-cell>
          <table:table-cell office:value-type="float" office:value="0.0984766" calcext:value-type="float">
            <text:p>0.0984766</text:p>
          </table:table-cell>
          <table:table-cell office:value-type="float" office:value="0.102109" calcext:value-type="float">
            <text:p>0.102109</text:p>
          </table:table-cell>
          <table:table-cell office:value-type="float" office:value="0.105136" calcext:value-type="float">
            <text:p>0.105136</text:p>
          </table:table-cell>
          <table:table-cell office:value-type="float" office:value="0.106242" calcext:value-type="float">
            <text:p>0.106242</text:p>
          </table:table-cell>
        </table:table-row>
        <table:table-row table:style-name="ro1">
          <table:table-cell office:value-type="float" office:value="0.103842" calcext:value-type="float">
            <text:p>0.103842</text:p>
          </table:table-cell>
          <table:table-cell office:value-type="float" office:value="0.10216" calcext:value-type="float">
            <text:p>0.10216</text:p>
          </table:table-cell>
          <table:table-cell office:value-type="float" office:value="0.0976029" calcext:value-type="float">
            <text:p>0.0976029</text:p>
          </table:table-cell>
          <table:table-cell office:value-type="float" office:value="0.0922431" calcext:value-type="float">
            <text:p>0.0922431</text:p>
          </table:table-cell>
          <table:table-cell office:value-type="float" office:value="0.0881378" calcext:value-type="float">
            <text:p>0.0881378</text:p>
          </table:table-cell>
          <table:table-cell office:value-type="float" office:value="0.0866187" calcext:value-type="float">
            <text:p>0.0866187</text:p>
          </table:table-cell>
          <table:table-cell office:value-type="float" office:value="0.0881378" calcext:value-type="float">
            <text:p>0.0881378</text:p>
          </table:table-cell>
          <table:table-cell office:value-type="float" office:value="0.0922431" calcext:value-type="float">
            <text:p>0.0922431</text:p>
          </table:table-cell>
          <table:table-cell office:value-type="float" office:value="0.0976029" calcext:value-type="float">
            <text:p>0.0976029</text:p>
          </table:table-cell>
          <table:table-cell office:value-type="float" office:value="0.10216" calcext:value-type="float">
            <text:p>0.10216</text:p>
          </table:table-cell>
          <table:table-cell office:value-type="float" office:value="0.103842" calcext:value-type="float">
            <text:p>0.103842</text:p>
          </table:table-cell>
        </table:table-row>
        <table:table-row table:style-name="ro1">
          <table:table-cell office:value-type="float" office:value="0.101005" calcext:value-type="float">
            <text:p>0.101005</text:p>
          </table:table-cell>
          <table:table-cell office:value-type="float" office:value="0.0986502" calcext:value-type="float">
            <text:p>0.0986502</text:p>
          </table:table-cell>
          <table:table-cell office:value-type="float" office:value="0.0923704" calcext:value-type="float">
            <text:p>0.0923704</text:p>
          </table:table-cell>
          <table:table-cell office:value-type="float" office:value="0.0851543" calcext:value-type="float">
            <text:p>0.0851543</text:p>
          </table:table-cell>
          <table:table-cell office:value-type="float" office:value="0.0797494" calcext:value-type="float">
            <text:p>0.0797494</text:p>
          </table:table-cell>
          <table:table-cell office:value-type="float" office:value="0.0777771" calcext:value-type="float">
            <text:p>0.0777771</text:p>
          </table:table-cell>
          <table:table-cell office:value-type="float" office:value="0.0797494" calcext:value-type="float">
            <text:p>0.0797494</text:p>
          </table:table-cell>
          <table:table-cell office:value-type="float" office:value="0.0851543" calcext:value-type="float">
            <text:p>0.0851543</text:p>
          </table:table-cell>
          <table:table-cell office:value-type="float" office:value="0.0923704" calcext:value-type="float">
            <text:p>0.0923704</text:p>
          </table:table-cell>
          <table:table-cell office:value-type="float" office:value="0.0986502" calcext:value-type="float">
            <text:p>0.0986502</text:p>
          </table:table-cell>
          <table:table-cell office:value-type="float" office:value="0.101005" calcext:value-type="float">
            <text:p>0.101005</text:p>
          </table:table-cell>
        </table:table-row>
        <table:table-row table:style-name="ro1">
          <table:table-cell office:value-type="float" office:value="0.0977945" calcext:value-type="float">
            <text:p>0.0977945</text:p>
          </table:table-cell>
          <table:table-cell office:value-type="float" office:value="0.0947047" calcext:value-type="float">
            <text:p>0.0947047</text:p>
          </table:table-cell>
          <table:table-cell office:value-type="float" office:value="0.0866106" calcext:value-type="float">
            <text:p>0.0866106</text:p>
          </table:table-cell>
          <table:table-cell office:value-type="float" office:value="0.0775538" calcext:value-type="float">
            <text:p>0.0775538</text:p>
          </table:table-cell>
          <table:table-cell office:value-type="float" office:value="0.0709435" calcext:value-type="float">
            <text:p>0.0709435</text:p>
          </table:table-cell>
          <table:table-cell office:value-type="float" office:value="0.0685699" calcext:value-type="float">
            <text:p>0.0685699</text:p>
          </table:table-cell>
          <table:table-cell office:value-type="float" office:value="0.0709435" calcext:value-type="float">
            <text:p>0.0709435</text:p>
          </table:table-cell>
          <table:table-cell office:value-type="float" office:value="0.0775538" calcext:value-type="float">
            <text:p>0.0775538</text:p>
          </table:table-cell>
          <table:table-cell office:value-type="float" office:value="0.0866106" calcext:value-type="float">
            <text:p>0.0866106</text:p>
          </table:table-cell>
          <table:table-cell office:value-type="float" office:value="0.0947047" calcext:value-type="float">
            <text:p>0.0947047</text:p>
          </table:table-cell>
          <table:table-cell office:value-type="float" office:value="0.0977945" calcext:value-type="float">
            <text:p>0.0977945</text:p>
          </table:table-cell>
        </table:table-row>
        <table:table-row table:style-name="ro1">
          <table:table-cell office:value-type="float" office:value="0.0943853" calcext:value-type="float">
            <text:p>0.0943853</text:p>
          </table:table-cell>
          <table:table-cell office:value-type="float" office:value="0.0905359" calcext:value-type="float">
            <text:p>0.0905359</text:p>
          </table:table-cell>
          <table:table-cell office:value-type="float" office:value="0.0806513" calcext:value-type="float">
            <text:p>0.0806513</text:p>
          </table:table-cell>
          <table:table-cell office:value-type="float" office:value="0.0699048" calcext:value-type="float">
            <text:p>0.0699048</text:p>
          </table:table-cell>
          <table:table-cell office:value-type="float" office:value="0.0622807" calcext:value-type="float">
            <text:p>0.0622807</text:p>
          </table:table-cell>
          <table:table-cell office:value-type="float" office:value="0.059591" calcext:value-type="float">
            <text:p>0.059591</text:p>
          </table:table-cell>
          <table:table-cell office:value-type="float" office:value="0.0622807" calcext:value-type="float">
            <text:p>0.0622807</text:p>
          </table:table-cell>
          <table:table-cell office:value-type="float" office:value="0.0699048" calcext:value-type="float">
            <text:p>0.0699048</text:p>
          </table:table-cell>
          <table:table-cell office:value-type="float" office:value="0.0806513" calcext:value-type="float">
            <text:p>0.0806513</text:p>
          </table:table-cell>
          <table:table-cell office:value-type="float" office:value="0.0905359" calcext:value-type="float">
            <text:p>0.0905359</text:p>
          </table:table-cell>
          <table:table-cell office:value-type="float" office:value="0.0943853" calcext:value-type="float">
            <text:p>0.0943853</text:p>
          </table:table-cell>
        </table:table-row>
        <table:table-row table:style-name="ro1">
          <table:table-cell office:value-type="float" office:value="0.0913326" calcext:value-type="float">
            <text:p>0.0913326</text:p>
          </table:table-cell>
          <table:table-cell office:value-type="float" office:value="0.0868099" calcext:value-type="float">
            <text:p>0.0868099</text:p>
          </table:table-cell>
          <table:table-cell office:value-type="float" office:value="0.0754186" calcext:value-type="float">
            <text:p>0.0754186</text:p>
          </table:table-cell>
          <table:table-cell office:value-type="float" office:value="0.063356" calcext:value-type="float">
            <text:p>0.063356</text:p>
          </table:table-cell>
          <table:table-cell office:value-type="float" office:value="0.0550203" calcext:value-type="float">
            <text:p>0.0550203</text:p>
          </table:table-cell>
          <table:table-cell office:value-type="float" office:value="0.0521277" calcext:value-type="float">
            <text:p>0.0521277</text:p>
          </table:table-cell>
          <table:table-cell office:value-type="float" office:value="0.0550203" calcext:value-type="float">
            <text:p>0.0550203</text:p>
          </table:table-cell>
          <table:table-cell office:value-type="float" office:value="0.063356" calcext:value-type="float">
            <text:p>0.063356</text:p>
          </table:table-cell>
          <table:table-cell office:value-type="float" office:value="0.0754186" calcext:value-type="float">
            <text:p>0.0754186</text:p>
          </table:table-cell>
          <table:table-cell office:value-type="float" office:value="0.0868099" calcext:value-type="float">
            <text:p>0.0868099</text:p>
          </table:table-cell>
          <table:table-cell office:value-type="float" office:value="0.0913326" calcext:value-type="float">
            <text:p>0.0913326</text:p>
          </table:table-cell>
        </table:table-row>
        <table:table-row table:style-name="ro1">
          <table:table-cell office:value-type="float" office:value="0.0896702" calcext:value-type="float">
            <text:p>0.0896702</text:p>
          </table:table-cell>
          <table:table-cell office:value-type="float" office:value="0.0847675" calcext:value-type="float">
            <text:p>0.0847675</text:p>
          </table:table-cell>
          <table:table-cell office:value-type="float" office:value="0.0725883" calcext:value-type="float">
            <text:p>0.0725883</text:p>
          </table:table-cell>
          <table:table-cell office:value-type="float" office:value="0.059899" calcext:value-type="float">
            <text:p>0.059899</text:p>
          </table:table-cell>
          <table:table-cell office:value-type="float" office:value="0.0512684" calcext:value-type="float">
            <text:p>0.0512684</text:p>
          </table:table-cell>
          <table:table-cell office:value-type="float" office:value="0.0483029" calcext:value-type="float">
            <text:p>0.0483029</text:p>
          </table:table-cell>
          <table:table-cell office:value-type="float" office:value="0.0512684" calcext:value-type="float">
            <text:p>0.0512684</text:p>
          </table:table-cell>
          <table:table-cell office:value-type="float" office:value="0.059899" calcext:value-type="float">
            <text:p>0.059899</text:p>
          </table:table-cell>
          <table:table-cell office:value-type="float" office:value="0.0725883" calcext:value-type="float">
            <text:p>0.0725883</text:p>
          </table:table-cell>
          <table:table-cell office:value-type="float" office:value="0.0847675" calcext:value-type="float">
            <text:p>0.0847675</text:p>
          </table:table-cell>
          <table:table-cell office:value-type="float" office:value="0.0896702" calcext:value-type="float">
            <text:p>0.08967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3192" calcext:value-type="float">
            <text:p>0.13192</text:p>
          </table:table-cell>
          <table:table-cell table:number-columns-repeated="10"/>
        </table:table-row>
        <table:table-row table:style-name="ro1">
          <table:table-cell office:value-type="float" office:value="0.129165" calcext:value-type="float">
            <text:p>0.129165</text:p>
          </table:table-cell>
          <table:table-cell office:value-type="float" office:value="0.12902" calcext:value-type="float">
            <text:p>0.12902</text:p>
          </table:table-cell>
          <table:table-cell office:value-type="float" office:value="0.128636" calcext:value-type="float">
            <text:p>0.128636</text:p>
          </table:table-cell>
          <table:table-cell office:value-type="float" office:value="0.128154" calcext:value-type="float">
            <text:p>0.128154</text:p>
          </table:table-cell>
          <table:table-cell office:value-type="float" office:value="0.127766" calcext:value-type="float">
            <text:p>0.127766</text:p>
          </table:table-cell>
          <table:table-cell office:value-type="float" office:value="0.127616" calcext:value-type="float">
            <text:p>0.127616</text:p>
          </table:table-cell>
          <table:table-cell office:value-type="float" office:value="0.127766" calcext:value-type="float">
            <text:p>0.127766</text:p>
          </table:table-cell>
          <table:table-cell office:value-type="float" office:value="0.128154" calcext:value-type="float">
            <text:p>0.128154</text:p>
          </table:table-cell>
          <table:table-cell office:value-type="float" office:value="0.128636" calcext:value-type="float">
            <text:p>0.128636</text:p>
          </table:table-cell>
          <table:table-cell office:value-type="float" office:value="0.12902" calcext:value-type="float">
            <text:p>0.12902</text:p>
          </table:table-cell>
          <table:table-cell office:value-type="float" office:value="0.129165" calcext:value-type="float">
            <text:p>0.129165</text:p>
          </table:table-cell>
        </table:table-row>
        <table:table-row table:style-name="ro1">
          <table:table-cell office:value-type="float" office:value="0.127819" calcext:value-type="float">
            <text:p>0.127819</text:p>
          </table:table-cell>
          <table:table-cell office:value-type="float" office:value="0.127726" calcext:value-type="float">
            <text:p>0.127726</text:p>
          </table:table-cell>
          <table:table-cell office:value-type="float" office:value="0.127499" calcext:value-type="float">
            <text:p>0.127499</text:p>
          </table:table-cell>
          <table:table-cell office:value-type="float" office:value="0.127212" calcext:value-type="float">
            <text:p>0.127212</text:p>
          </table:table-cell>
          <table:table-cell office:value-type="float" office:value="0.126985" calcext:value-type="float">
            <text:p>0.126985</text:p>
          </table:table-cell>
          <table:table-cell office:value-type="float" office:value="0.126895" calcext:value-type="float">
            <text:p>0.126895</text:p>
          </table:table-cell>
          <table:table-cell office:value-type="float" office:value="0.126985" calcext:value-type="float">
            <text:p>0.126985</text:p>
          </table:table-cell>
          <table:table-cell office:value-type="float" office:value="0.127212" calcext:value-type="float">
            <text:p>0.127212</text:p>
          </table:table-cell>
          <table:table-cell office:value-type="float" office:value="0.127499" calcext:value-type="float">
            <text:p>0.127499</text:p>
          </table:table-cell>
          <table:table-cell office:value-type="float" office:value="0.127726" calcext:value-type="float">
            <text:p>0.127726</text:p>
          </table:table-cell>
          <table:table-cell office:value-type="float" office:value="0.127819" calcext:value-type="float">
            <text:p>0.127819</text:p>
          </table:table-cell>
        </table:table-row>
        <table:table-row table:style-name="ro1">
          <table:table-cell office:value-type="float" office:value="0.126914" calcext:value-type="float">
            <text:p>0.126914</text:p>
          </table:table-cell>
          <table:table-cell office:value-type="float" office:value="0.12657" calcext:value-type="float">
            <text:p>0.12657</text:p>
          </table:table-cell>
          <table:table-cell office:value-type="float" office:value="0.125636" calcext:value-type="float">
            <text:p>0.125636</text:p>
          </table:table-cell>
          <table:table-cell office:value-type="float" office:value="0.12448" calcext:value-type="float">
            <text:p>0.12448</text:p>
          </table:table-cell>
          <table:table-cell office:value-type="float" office:value="0.123558" calcext:value-type="float">
            <text:p>0.123558</text:p>
          </table:table-cell>
          <table:table-cell office:value-type="float" office:value="0.123206" calcext:value-type="float">
            <text:p>0.123206</text:p>
          </table:table-cell>
          <table:table-cell office:value-type="float" office:value="0.123558" calcext:value-type="float">
            <text:p>0.123558</text:p>
          </table:table-cell>
          <table:table-cell office:value-type="float" office:value="0.12448" calcext:value-type="float">
            <text:p>0.12448</text:p>
          </table:table-cell>
          <table:table-cell office:value-type="float" office:value="0.125636" calcext:value-type="float">
            <text:p>0.125636</text:p>
          </table:table-cell>
          <table:table-cell office:value-type="float" office:value="0.12657" calcext:value-type="float">
            <text:p>0.12657</text:p>
          </table:table-cell>
          <table:table-cell office:value-type="float" office:value="0.126914" calcext:value-type="float">
            <text:p>0.126914</text:p>
          </table:table-cell>
        </table:table-row>
        <table:table-row table:style-name="ro1">
          <table:table-cell office:value-type="float" office:value="0.125234" calcext:value-type="float">
            <text:p>0.125234</text:p>
          </table:table-cell>
          <table:table-cell office:value-type="float" office:value="0.124507" calcext:value-type="float">
            <text:p>0.124507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20053" calcext:value-type="float">
            <text:p>0.120053</text:p>
          </table:table-cell>
          <table:table-cell office:value-type="float" office:value="0.118118" calcext:value-type="float">
            <text:p>0.118118</text:p>
          </table:table-cell>
          <table:table-cell office:value-type="float" office:value="0.117386" calcext:value-type="float">
            <text:p>0.117386</text:p>
          </table:table-cell>
          <table:table-cell office:value-type="float" office:value="0.118118" calcext:value-type="float">
            <text:p>0.118118</text:p>
          </table:table-cell>
          <table:table-cell office:value-type="float" office:value="0.120053" calcext:value-type="float">
            <text:p>0.120053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124507" calcext:value-type="float">
            <text:p>0.124507</text:p>
          </table:table-cell>
          <table:table-cell office:value-type="float" office:value="0.125234" calcext:value-type="float">
            <text:p>0.125234</text:p>
          </table:table-cell>
        </table:table-row>
        <table:table-row table:style-name="ro1">
          <table:table-cell office:value-type="float" office:value="0.123072" calcext:value-type="float">
            <text:p>0.123072</text:p>
          </table:table-cell>
          <table:table-cell office:value-type="float" office:value="0.121803" calcext:value-type="float">
            <text:p>0.121803</text:p>
          </table:table-cell>
          <table:table-cell office:value-type="float" office:value="0.118309" calcext:value-type="float">
            <text:p>0.118309</text:p>
          </table:table-cell>
          <table:table-cell office:value-type="float" office:value="0.114117" calcext:value-type="float">
            <text:p>0.114117</text:p>
          </table:table-cell>
          <table:table-cell office:value-type="float" office:value="0.110847" calcext:value-type="float">
            <text:p>0.110847</text:p>
          </table:table-cell>
          <table:table-cell office:value-type="float" office:value="0.109622" calcext:value-type="float">
            <text:p>0.109622</text:p>
          </table:table-cell>
          <table:table-cell office:value-type="float" office:value="0.110847" calcext:value-type="float">
            <text:p>0.110847</text:p>
          </table:table-cell>
          <table:table-cell office:value-type="float" office:value="0.114117" calcext:value-type="float">
            <text:p>0.114117</text:p>
          </table:table-cell>
          <table:table-cell office:value-type="float" office:value="0.118309" calcext:value-type="float">
            <text:p>0.118309</text:p>
          </table:table-cell>
          <table:table-cell office:value-type="float" office:value="0.121803" calcext:value-type="float">
            <text:p>0.121803</text:p>
          </table:table-cell>
          <table:table-cell office:value-type="float" office:value="0.123072" calcext:value-type="float">
            <text:p>0.123072</text:p>
          </table:table-cell>
        </table:table-row>
        <table:table-row table:style-name="ro1">
          <table:table-cell office:value-type="float" office:value="0.120285" calcext:value-type="float">
            <text:p>0.120285</text:p>
          </table:table-cell>
          <table:table-cell office:value-type="float" office:value="0.118358" calcext:value-type="float">
            <text:p>0.118358</text:p>
          </table:table-cell>
          <table:table-cell office:value-type="float" office:value="0.113101" calcext:value-type="float">
            <text:p>0.113101</text:p>
          </table:table-cell>
          <table:table-cell office:value-type="float" office:value="0.106916" calcext:value-type="float">
            <text:p>0.106916</text:p>
          </table:table-cell>
          <table:table-cell office:value-type="float" office:value="0.102179" calcext:value-type="float">
            <text:p>0.102179</text:p>
          </table:table-cell>
          <table:table-cell office:value-type="float" office:value="0.100426" calcext:value-type="float">
            <text:p>0.100426</text:p>
          </table:table-cell>
          <table:table-cell office:value-type="float" office:value="0.102179" calcext:value-type="float">
            <text:p>0.102179</text:p>
          </table:table-cell>
          <table:table-cell office:value-type="float" office:value="0.106916" calcext:value-type="float">
            <text:p>0.106916</text:p>
          </table:table-cell>
          <table:table-cell office:value-type="float" office:value="0.113101" calcext:value-type="float">
            <text:p>0.113101</text:p>
          </table:table-cell>
          <table:table-cell office:value-type="float" office:value="0.118358" calcext:value-type="float">
            <text:p>0.118358</text:p>
          </table:table-cell>
          <table:table-cell office:value-type="float" office:value="0.120285" calcext:value-type="float">
            <text:p>0.120285</text:p>
          </table:table-cell>
        </table:table-row>
        <table:table-row table:style-name="ro1">
          <table:table-cell office:value-type="float" office:value="0.117004" calcext:value-type="float">
            <text:p>0.117004</text:p>
          </table:table-cell>
          <table:table-cell office:value-type="float" office:value="0.114309" calcext:value-type="float">
            <text:p>0.114309</text:p>
          </table:table-cell>
          <table:table-cell office:value-type="float" office:value="0.107064" calcext:value-type="float">
            <text:p>0.107064</text:p>
          </table:table-cell>
          <table:table-cell office:value-type="float" office:value="0.0987356" calcext:value-type="float">
            <text:p>0.0987356</text:p>
          </table:table-cell>
          <table:table-cell office:value-type="float" office:value="0.0924972" calcext:value-type="float">
            <text:p>0.0924972</text:p>
          </table:table-cell>
          <table:table-cell office:value-type="float" office:value="0.0902202" calcext:value-type="float">
            <text:p>0.0902202</text:p>
          </table:table-cell>
          <table:table-cell office:value-type="float" office:value="0.0924972" calcext:value-type="float">
            <text:p>0.0924972</text:p>
          </table:table-cell>
          <table:table-cell office:value-type="float" office:value="0.0987356" calcext:value-type="float">
            <text:p>0.0987356</text:p>
          </table:table-cell>
          <table:table-cell office:value-type="float" office:value="0.107064" calcext:value-type="float">
            <text:p>0.107064</text:p>
          </table:table-cell>
          <table:table-cell office:value-type="float" office:value="0.114309" calcext:value-type="float">
            <text:p>0.114309</text:p>
          </table:table-cell>
          <table:table-cell office:value-type="float" office:value="0.117004" calcext:value-type="float">
            <text:p>0.117004</text:p>
          </table:table-cell>
        </table:table-row>
        <table:table-row table:style-name="ro1">
          <table:table-cell office:value-type="float" office:value="0.113308" calcext:value-type="float">
            <text:p>0.113308</text:p>
          </table:table-cell>
          <table:table-cell office:value-type="float" office:value="0.109776" calcext:value-type="float">
            <text:p>0.109776</text:p>
          </table:table-cell>
          <table:table-cell office:value-type="float" office:value="0.100444" calcext:value-type="float">
            <text:p>0.100444</text:p>
          </table:table-cell>
          <table:table-cell office:value-type="float" office:value="0.0899953" calcext:value-type="float">
            <text:p>0.0899953</text:p>
          </table:table-cell>
          <table:table-cell office:value-type="float" office:value="0.0823659" calcext:value-type="float">
            <text:p>0.0823659</text:p>
          </table:table-cell>
          <table:table-cell office:value-type="float" office:value="0.079625" calcext:value-type="float">
            <text:p>0.079625</text:p>
          </table:table-cell>
          <table:table-cell office:value-type="float" office:value="0.0823659" calcext:value-type="float">
            <text:p>0.0823659</text:p>
          </table:table-cell>
          <table:table-cell office:value-type="float" office:value="0.0899953" calcext:value-type="float">
            <text:p>0.0899953</text:p>
          </table:table-cell>
          <table:table-cell office:value-type="float" office:value="0.100444" calcext:value-type="float">
            <text:p>0.100444</text:p>
          </table:table-cell>
          <table:table-cell office:value-type="float" office:value="0.109776" calcext:value-type="float">
            <text:p>0.109776</text:p>
          </table:table-cell>
          <table:table-cell office:value-type="float" office:value="0.113308" calcext:value-type="float">
            <text:p>0.113308</text:p>
          </table:table-cell>
        </table:table-row>
        <table:table-row table:style-name="ro1">
          <table:table-cell office:value-type="float" office:value="0.109439" calcext:value-type="float">
            <text:p>0.109439</text:p>
          </table:table-cell>
          <table:table-cell office:value-type="float" office:value="0.105048" calcext:value-type="float">
            <text:p>0.105048</text:p>
          </table:table-cell>
          <table:table-cell office:value-type="float" office:value="0.0936717" calcext:value-type="float">
            <text:p>0.0936717</text:p>
          </table:table-cell>
          <table:table-cell office:value-type="float" office:value="0.0812861" calcext:value-type="float">
            <text:p>0.0812861</text:p>
          </table:table-cell>
          <table:table-cell office:value-type="float" office:value="0.0724888" calcext:value-type="float">
            <text:p>0.0724888</text:p>
          </table:table-cell>
          <table:table-cell office:value-type="float" office:value="0.0693824" calcext:value-type="float">
            <text:p>0.0693824</text:p>
          </table:table-cell>
          <table:table-cell office:value-type="float" office:value="0.0724888" calcext:value-type="float">
            <text:p>0.0724888</text:p>
          </table:table-cell>
          <table:table-cell office:value-type="float" office:value="0.0812861" calcext:value-type="float">
            <text:p>0.0812861</text:p>
          </table:table-cell>
          <table:table-cell office:value-type="float" office:value="0.0936717" calcext:value-type="float">
            <text:p>0.0936717</text:p>
          </table:table-cell>
          <table:table-cell office:value-type="float" office:value="0.105048" calcext:value-type="float">
            <text:p>0.105048</text:p>
          </table:table-cell>
          <table:table-cell office:value-type="float" office:value="0.109439" calcext:value-type="float">
            <text:p>0.109439</text:p>
          </table:table-cell>
        </table:table-row>
        <table:table-row table:style-name="ro1">
          <table:table-cell office:value-type="float" office:value="0.106048" calcext:value-type="float">
            <text:p>0.106048</text:p>
          </table:table-cell>
          <table:table-cell office:value-type="float" office:value="0.100906" calcext:value-type="float">
            <text:p>0.100906</text:p>
          </table:table-cell>
          <table:table-cell office:value-type="float" office:value="0.0878342" calcext:value-type="float">
            <text:p>0.0878342</text:p>
          </table:table-cell>
          <table:table-cell office:value-type="float" office:value="0.0739578" calcext:value-type="float">
            <text:p>0.0739578</text:p>
          </table:table-cell>
          <table:table-cell office:value-type="float" office:value="0.0643465" calcext:value-type="float">
            <text:p>0.0643465</text:p>
          </table:table-cell>
          <table:table-cell office:value-type="float" office:value="0.0610058" calcext:value-type="float">
            <text:p>0.0610058</text:p>
          </table:table-cell>
          <table:table-cell office:value-type="float" office:value="0.0643465" calcext:value-type="float">
            <text:p>0.0643465</text:p>
          </table:table-cell>
          <table:table-cell office:value-type="float" office:value="0.0739578" calcext:value-type="float">
            <text:p>0.0739578</text:p>
          </table:table-cell>
          <table:table-cell office:value-type="float" office:value="0.0878342" calcext:value-type="float">
            <text:p>0.0878342</text:p>
          </table:table-cell>
          <table:table-cell office:value-type="float" office:value="0.100906" calcext:value-type="float">
            <text:p>0.100906</text:p>
          </table:table-cell>
          <table:table-cell office:value-type="float" office:value="0.106048" calcext:value-type="float">
            <text:p>0.106048</text:p>
          </table:table-cell>
        </table:table-row>
        <table:table-row table:style-name="ro1">
          <table:table-cell office:value-type="float" office:value="0.104312" calcext:value-type="float">
            <text:p>0.104312</text:p>
          </table:table-cell>
          <table:table-cell office:value-type="float" office:value="0.0987634" calcext:value-type="float">
            <text:p>0.0987634</text:p>
          </table:table-cell>
          <table:table-cell office:value-type="float" office:value="0.0848439" calcext:value-type="float">
            <text:p>0.0848439</text:p>
          </table:table-cell>
          <table:table-cell office:value-type="float" office:value="0.0702839" calcext:value-type="float">
            <text:p>0.0702839</text:p>
          </table:table-cell>
          <table:table-cell office:value-type="float" office:value="0.0603433" calcext:value-type="float">
            <text:p>0.0603433</text:p>
          </table:table-cell>
          <table:table-cell office:value-type="float" office:value="0.0569188" calcext:value-type="float">
            <text:p>0.0569188</text:p>
          </table:table-cell>
          <table:table-cell office:value-type="float" office:value="0.0603433" calcext:value-type="float">
            <text:p>0.0603433</text:p>
          </table:table-cell>
          <table:table-cell office:value-type="float" office:value="0.0702839" calcext:value-type="float">
            <text:p>0.0702839</text:p>
          </table:table-cell>
          <table:table-cell office:value-type="float" office:value="0.0848439" calcext:value-type="float">
            <text:p>0.0848439</text:p>
          </table:table-cell>
          <table:table-cell office:value-type="float" office:value="0.0987634" calcext:value-type="float">
            <text:p>0.0987634</text:p>
          </table:table-cell>
          <table:table-cell office:value-type="float" office:value="0.104312" calcext:value-type="float">
            <text:p>0.10431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39304" calcext:value-type="float">
            <text:p>0.139304</text:p>
          </table:table-cell>
          <table:table-cell table:number-columns-repeated="10"/>
        </table:table-row>
        <table:table-row table:style-name="ro1">
          <table:table-cell office:value-type="float" office:value="0.136206" calcext:value-type="float">
            <text:p>0.136206</text:p>
          </table:table-cell>
          <table:table-cell office:value-type="float" office:value="0.136048" calcext:value-type="float">
            <text:p>0.136048</text:p>
          </table:table-cell>
          <table:table-cell office:value-type="float" office:value="0.135633" calcext:value-type="float">
            <text:p>0.135633</text:p>
          </table:table-cell>
          <table:table-cell office:value-type="float" office:value="0.135113" calcext:value-type="float">
            <text:p>0.135113</text:p>
          </table:table-cell>
          <table:table-cell office:value-type="float" office:value="0.134693" calcext:value-type="float">
            <text:p>0.134693</text:p>
          </table:table-cell>
          <table:table-cell office:value-type="float" office:value="0.134531" calcext:value-type="float">
            <text:p>0.134531</text:p>
          </table:table-cell>
          <table:table-cell office:value-type="float" office:value="0.134693" calcext:value-type="float">
            <text:p>0.134693</text:p>
          </table:table-cell>
          <table:table-cell office:value-type="float" office:value="0.135113" calcext:value-type="float">
            <text:p>0.135113</text:p>
          </table:table-cell>
          <table:table-cell office:value-type="float" office:value="0.135633" calcext:value-type="float">
            <text:p>0.135633</text:p>
          </table:table-cell>
          <table:table-cell office:value-type="float" office:value="0.136048" calcext:value-type="float">
            <text:p>0.136048</text:p>
          </table:table-cell>
          <table:table-cell office:value-type="float" office:value="0.136206" calcext:value-type="float">
            <text:p>0.136206</text:p>
          </table:table-cell>
        </table:table-row>
        <table:table-row table:style-name="ro1">
          <table:table-cell office:value-type="float" office:value="0.13476" calcext:value-type="float">
            <text:p>0.13476</text:p>
          </table:table-cell>
          <table:table-cell office:value-type="float" office:value="0.134661" calcext:value-type="float">
            <text:p>0.134661</text:p>
          </table:table-cell>
          <table:table-cell office:value-type="float" office:value="0.134422" calcext:value-type="float">
            <text:p>0.134422</text:p>
          </table:table-cell>
          <table:table-cell office:value-type="float" office:value="0.13412" calcext:value-type="float">
            <text:p>0.13412</text:p>
          </table:table-cell>
          <table:table-cell office:value-type="float" office:value="0.133881" calcext:value-type="float">
            <text:p>0.133881</text:p>
          </table:table-cell>
          <table:table-cell office:value-type="float" office:value="0.133786" calcext:value-type="float">
            <text:p>0.133786</text:p>
          </table:table-cell>
          <table:table-cell office:value-type="float" office:value="0.133881" calcext:value-type="float">
            <text:p>0.133881</text:p>
          </table:table-cell>
          <table:table-cell office:value-type="float" office:value="0.13412" calcext:value-type="float">
            <text:p>0.13412</text:p>
          </table:table-cell>
          <table:table-cell office:value-type="float" office:value="0.134422" calcext:value-type="float">
            <text:p>0.134422</text:p>
          </table:table-cell>
          <table:table-cell office:value-type="float" office:value="0.134661" calcext:value-type="float">
            <text:p>0.134661</text:p>
          </table:table-cell>
          <table:table-cell office:value-type="float" office:value="0.13476" calcext:value-type="float">
            <text:p>0.13476</text:p>
          </table:table-cell>
        </table:table-row>
        <table:table-row table:style-name="ro1">
          <table:table-cell office:value-type="float" office:value="0.133808" calcext:value-type="float">
            <text:p>0.133808</text:p>
          </table:table-cell>
          <table:table-cell office:value-type="float" office:value="0.133445" calcext:value-type="float">
            <text:p>0.133445</text:p>
          </table:table-cell>
          <table:table-cell office:value-type="float" office:value="0.132461" calcext:value-type="float">
            <text:p>0.132461</text:p>
          </table:table-cell>
          <table:table-cell office:value-type="float" office:value="0.131244" calcext:value-type="float">
            <text:p>0.131244</text:p>
          </table:table-cell>
          <table:table-cell office:value-type="float" office:value="0.130272" calcext:value-type="float">
            <text:p>0.130272</text:p>
          </table:table-cell>
          <table:table-cell office:value-type="float" office:value="0.129901" calcext:value-type="float">
            <text:p>0.129901</text:p>
          </table:table-cell>
          <table:table-cell office:value-type="float" office:value="0.130272" calcext:value-type="float">
            <text:p>0.130272</text:p>
          </table:table-cell>
          <table:table-cell office:value-type="float" office:value="0.131244" calcext:value-type="float">
            <text:p>0.131244</text:p>
          </table:table-cell>
          <table:table-cell office:value-type="float" office:value="0.132461" calcext:value-type="float">
            <text:p>0.132461</text:p>
          </table:table-cell>
          <table:table-cell office:value-type="float" office:value="0.133445" calcext:value-type="float">
            <text:p>0.133445</text:p>
          </table:table-cell>
          <table:table-cell office:value-type="float" office:value="0.133808" calcext:value-type="float">
            <text:p>0.133808</text:p>
          </table:table-cell>
        </table:table-row>
        <table:table-row table:style-name="ro1">
          <table:table-cell office:value-type="float" office:value="0.132032" calcext:value-type="float">
            <text:p>0.132032</text:p>
          </table:table-cell>
          <table:table-cell office:value-type="float" office:value="0.131268" calcext:value-type="float">
            <text:p>0.131268</text:p>
          </table:table-cell>
          <table:table-cell office:value-type="float" office:value="0.129156" calcext:value-type="float">
            <text:p>0.129156</text:p>
          </table:table-cell>
          <table:table-cell office:value-type="float" office:value="0.126581" calcext:value-type="float">
            <text:p>0.126581</text:p>
          </table:table-cell>
          <table:table-cell office:value-type="float" office:value="0.124545" calcext:value-type="float">
            <text:p>0.124545</text:p>
          </table:table-cell>
          <table:table-cell office:value-type="float" office:value="0.123775" calcext:value-type="float">
            <text:p>0.123775</text:p>
          </table:table-cell>
          <table:table-cell office:value-type="float" office:value="0.124545" calcext:value-type="float">
            <text:p>0.124545</text:p>
          </table:table-cell>
          <table:table-cell office:value-type="float" office:value="0.126581" calcext:value-type="float">
            <text:p>0.126581</text:p>
          </table:table-cell>
          <table:table-cell office:value-type="float" office:value="0.129156" calcext:value-type="float">
            <text:p>0.129156</text:p>
          </table:table-cell>
          <table:table-cell office:value-type="float" office:value="0.131268" calcext:value-type="float">
            <text:p>0.131268</text:p>
          </table:table-cell>
          <table:table-cell office:value-type="float" office:value="0.132032" calcext:value-type="float">
            <text:p>0.132032</text:p>
          </table:table-cell>
        </table:table-row>
        <table:table-row table:style-name="ro1">
          <table:table-cell office:value-type="float" office:value="0.129755" calcext:value-type="float">
            <text:p>0.129755</text:p>
          </table:table-cell>
          <table:table-cell office:value-type="float" office:value="0.128422" calcext:value-type="float">
            <text:p>0.128422</text:p>
          </table:table-cell>
          <table:table-cell office:value-type="float" office:value="0.124744" calcext:value-type="float">
            <text:p>0.124744</text:p>
          </table:table-cell>
          <table:table-cell office:value-type="float" office:value="0.12033" calcext:value-type="float">
            <text:p>0.12033</text:p>
          </table:table-cell>
          <table:table-cell office:value-type="float" office:value="0.116887" calcext:value-type="float">
            <text:p>0.116887</text:p>
          </table:table-cell>
          <table:table-cell office:value-type="float" office:value="0.115598" calcext:value-type="float">
            <text:p>0.115598</text:p>
          </table:table-cell>
          <table:table-cell office:value-type="float" office:value="0.116887" calcext:value-type="float">
            <text:p>0.116887</text:p>
          </table:table-cell>
          <table:table-cell office:value-type="float" office:value="0.12033" calcext:value-type="float">
            <text:p>0.12033</text:p>
          </table:table-cell>
          <table:table-cell office:value-type="float" office:value="0.124744" calcext:value-type="float">
            <text:p>0.124744</text:p>
          </table:table-cell>
          <table:table-cell office:value-type="float" office:value="0.128422" calcext:value-type="float">
            <text:p>0.128422</text:p>
          </table:table-cell>
          <table:table-cell office:value-type="float" office:value="0.129755" calcext:value-type="float">
            <text:p>0.129755</text:p>
          </table:table-cell>
        </table:table-row>
        <table:table-row table:style-name="ro1">
          <table:table-cell office:value-type="float" office:value="0.126814" calcext:value-type="float">
            <text:p>0.126814</text:p>
          </table:table-cell>
          <table:table-cell office:value-type="float" office:value="0.124791" calcext:value-type="float">
            <text:p>0.124791</text:p>
          </table:table-cell>
          <table:table-cell office:value-type="float" office:value="0.119258" calcext:value-type="float">
            <text:p>0.119258</text:p>
          </table:table-cell>
          <table:table-cell office:value-type="float" office:value="0.112747" calcext:value-type="float">
            <text:p>0.112747</text:p>
          </table:table-cell>
          <table:table-cell office:value-type="float" office:value="0.107761" calcext:value-type="float">
            <text:p>0.107761</text:p>
          </table:table-cell>
          <table:table-cell office:value-type="float" office:value="0.105916" calcext:value-type="float">
            <text:p>0.105916</text:p>
          </table:table-cell>
          <table:table-cell office:value-type="float" office:value="0.107761" calcext:value-type="float">
            <text:p>0.107761</text:p>
          </table:table-cell>
          <table:table-cell office:value-type="float" office:value="0.112747" calcext:value-type="float">
            <text:p>0.112747</text:p>
          </table:table-cell>
          <table:table-cell office:value-type="float" office:value="0.119258" calcext:value-type="float">
            <text:p>0.119258</text:p>
          </table:table-cell>
          <table:table-cell office:value-type="float" office:value="0.124791" calcext:value-type="float">
            <text:p>0.124791</text:p>
          </table:table-cell>
          <table:table-cell office:value-type="float" office:value="0.126814" calcext:value-type="float">
            <text:p>0.126814</text:p>
          </table:table-cell>
        </table:table-row>
        <table:table-row table:style-name="ro1">
          <table:table-cell office:value-type="float" office:value="0.123358" calcext:value-type="float">
            <text:p>0.123358</text:p>
          </table:table-cell>
          <table:table-cell office:value-type="float" office:value="0.120531" calcext:value-type="float">
            <text:p>0.120531</text:p>
          </table:table-cell>
          <table:table-cell office:value-type="float" office:value="0.112904" calcext:value-type="float">
            <text:p>0.112904</text:p>
          </table:table-cell>
          <table:table-cell office:value-type="float" office:value="0.104137" calcext:value-type="float">
            <text:p>0.104137</text:p>
          </table:table-cell>
          <table:table-cell office:value-type="float" office:value="0.0975695" calcext:value-type="float">
            <text:p>0.0975695</text:p>
          </table:table-cell>
          <table:table-cell office:value-type="float" office:value="0.0951721" calcext:value-type="float">
            <text:p>0.0951721</text:p>
          </table:table-cell>
          <table:table-cell office:value-type="float" office:value="0.0975695" calcext:value-type="float">
            <text:p>0.0975695</text:p>
          </table:table-cell>
          <table:table-cell office:value-type="float" office:value="0.104137" calcext:value-type="float">
            <text:p>0.104137</text:p>
          </table:table-cell>
          <table:table-cell office:value-type="float" office:value="0.112904" calcext:value-type="float">
            <text:p>0.112904</text:p>
          </table:table-cell>
          <table:table-cell office:value-type="float" office:value="0.120531" calcext:value-type="float">
            <text:p>0.120531</text:p>
          </table:table-cell>
          <table:table-cell office:value-type="float" office:value="0.123358" calcext:value-type="float">
            <text:p>0.123358</text:p>
          </table:table-cell>
        </table:table-row>
        <table:table-row table:style-name="ro1">
          <table:table-cell office:value-type="float" office:value="0.119473" calcext:value-type="float">
            <text:p>0.119473</text:p>
          </table:table-cell>
          <table:table-cell office:value-type="float" office:value="0.115769" calcext:value-type="float">
            <text:p>0.115769</text:p>
          </table:table-cell>
          <table:table-cell office:value-type="float" office:value="0.105949" calcext:value-type="float">
            <text:p>0.105949</text:p>
          </table:table-cell>
          <table:table-cell office:value-type="float" office:value="0.0949515" calcext:value-type="float">
            <text:p>0.0949515</text:p>
          </table:table-cell>
          <table:table-cell office:value-type="float" office:value="0.0869198" calcext:value-type="float">
            <text:p>0.0869198</text:p>
          </table:table-cell>
          <table:table-cell office:value-type="float" office:value="0.0840338" calcext:value-type="float">
            <text:p>0.0840338</text:p>
          </table:table-cell>
          <table:table-cell office:value-type="float" office:value="0.0869198" calcext:value-type="float">
            <text:p>0.0869198</text:p>
          </table:table-cell>
          <table:table-cell office:value-type="float" office:value="0.0949515" calcext:value-type="float">
            <text:p>0.0949515</text:p>
          </table:table-cell>
          <table:table-cell office:value-type="float" office:value="0.105949" calcext:value-type="float">
            <text:p>0.105949</text:p>
          </table:table-cell>
          <table:table-cell office:value-type="float" office:value="0.115769" calcext:value-type="float">
            <text:p>0.115769</text:p>
          </table:table-cell>
          <table:table-cell office:value-type="float" office:value="0.119473" calcext:value-type="float">
            <text:p>0.119473</text:p>
          </table:table-cell>
        </table:table-row>
        <table:table-row table:style-name="ro1">
          <table:table-cell office:value-type="float" office:value="0.115429" calcext:value-type="float">
            <text:p>0.115429</text:p>
          </table:table-cell>
          <table:table-cell office:value-type="float" office:value="0.110828" calcext:value-type="float">
            <text:p>0.110828</text:p>
          </table:table-cell>
          <table:table-cell office:value-type="float" office:value="0.0988652" calcext:value-type="float">
            <text:p>0.0988652</text:p>
          </table:table-cell>
          <table:table-cell office:value-type="float" office:value="0.0858343" calcext:value-type="float">
            <text:p>0.0858343</text:p>
          </table:table-cell>
          <table:table-cell office:value-type="float" office:value="0.0765742" calcext:value-type="float">
            <text:p>0.0765742</text:p>
          </table:table-cell>
          <table:table-cell office:value-type="float" office:value="0.073303" calcext:value-type="float">
            <text:p>0.073303</text:p>
          </table:table-cell>
          <table:table-cell office:value-type="float" office:value="0.0765742" calcext:value-type="float">
            <text:p>0.0765742</text:p>
          </table:table-cell>
          <table:table-cell office:value-type="float" office:value="0.0858343" calcext:value-type="float">
            <text:p>0.0858343</text:p>
          </table:table-cell>
          <table:table-cell office:value-type="float" office:value="0.0988652" calcext:value-type="float">
            <text:p>0.0988652</text:p>
          </table:table-cell>
          <table:table-cell office:value-type="float" office:value="0.110828" calcext:value-type="float">
            <text:p>0.110828</text:p>
          </table:table-cell>
          <table:table-cell office:value-type="float" office:value="0.115429" calcext:value-type="float">
            <text:p>0.115429</text:p>
          </table:table-cell>
        </table:table-row>
        <table:table-row table:style-name="ro1">
          <table:table-cell office:value-type="float" office:value="0.111912" calcext:value-type="float">
            <text:p>0.111912</text:p>
          </table:table-cell>
          <table:table-cell office:value-type="float" office:value="0.10653" calcext:value-type="float">
            <text:p>0.10653</text:p>
          </table:table-cell>
          <table:table-cell office:value-type="float" office:value="0.0928008" calcext:value-type="float">
            <text:p>0.0928008</text:p>
          </table:table-cell>
          <table:table-cell office:value-type="float" office:value="0.0782117" calcext:value-type="float">
            <text:p>0.0782117</text:p>
          </table:table-cell>
          <table:table-cell office:value-type="float" office:value="0.0680975" calcext:value-type="float">
            <text:p>0.0680975</text:p>
          </table:table-cell>
          <table:table-cell office:value-type="float" office:value="0.0645797" calcext:value-type="float">
            <text:p>0.0645797</text:p>
          </table:table-cell>
          <table:table-cell office:value-type="float" office:value="0.0680975" calcext:value-type="float">
            <text:p>0.0680975</text:p>
          </table:table-cell>
          <table:table-cell office:value-type="float" office:value="0.0782117" calcext:value-type="float">
            <text:p>0.0782117</text:p>
          </table:table-cell>
          <table:table-cell office:value-type="float" office:value="0.0928008" calcext:value-type="float">
            <text:p>0.0928008</text:p>
          </table:table-cell>
          <table:table-cell office:value-type="float" office:value="0.10653" calcext:value-type="float">
            <text:p>0.10653</text:p>
          </table:table-cell>
          <table:table-cell office:value-type="float" office:value="0.111912" calcext:value-type="float">
            <text:p>0.111912</text:p>
          </table:table-cell>
        </table:table-row>
        <table:table-row table:style-name="ro1">
          <table:table-cell office:value-type="float" office:value="0.110151" calcext:value-type="float">
            <text:p>0.110151</text:p>
          </table:table-cell>
          <table:table-cell office:value-type="float" office:value="0.104353" calcext:value-type="float">
            <text:p>0.104353</text:p>
          </table:table-cell>
          <table:table-cell office:value-type="float" office:value="0.0897528" calcext:value-type="float">
            <text:p>0.0897528</text:p>
          </table:table-cell>
          <table:table-cell office:value-type="float" office:value="0.0744583" calcext:value-type="float">
            <text:p>0.0744583</text:p>
          </table:table-cell>
          <table:table-cell office:value-type="float" office:value="0.0640013" calcext:value-type="float">
            <text:p>0.0640013</text:p>
          </table:table-cell>
          <table:table-cell office:value-type="float" office:value="0.0603955" calcext:value-type="float">
            <text:p>0.0603955</text:p>
          </table:table-cell>
          <table:table-cell office:value-type="float" office:value="0.0640013" calcext:value-type="float">
            <text:p>0.0640013</text:p>
          </table:table-cell>
          <table:table-cell office:value-type="float" office:value="0.0744583" calcext:value-type="float">
            <text:p>0.0744583</text:p>
          </table:table-cell>
          <table:table-cell office:value-type="float" office:value="0.0897528" calcext:value-type="float">
            <text:p>0.0897528</text:p>
          </table:table-cell>
          <table:table-cell office:value-type="float" office:value="0.104353" calcext:value-type="float">
            <text:p>0.104353</text:p>
          </table:table-cell>
          <table:table-cell office:value-type="float" office:value="0.110151" calcext:value-type="float">
            <text:p>0.1101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52325" calcext:value-type="float">
            <text:p>0.152325</text:p>
          </table:table-cell>
          <table:table-cell table:number-columns-repeated="10"/>
        </table:table-row>
        <table:table-row table:style-name="ro1">
          <table:table-cell office:value-type="float" office:value="0.14857" calcext:value-type="float">
            <text:p>0.14857</text:p>
          </table:table-cell>
          <table:table-cell office:value-type="float" office:value="0.148391" calcext:value-type="float">
            <text:p>0.148391</text:p>
          </table:table-cell>
          <table:table-cell office:value-type="float" office:value="0.14792" calcext:value-type="float">
            <text:p>0.14792</text:p>
          </table:table-cell>
          <table:table-cell office:value-type="float" office:value="0.147328" calcext:value-type="float">
            <text:p>0.147328</text:p>
          </table:table-cell>
          <table:table-cell office:value-type="float" office:value="0.146852" calcext:value-type="float">
            <text:p>0.146852</text:p>
          </table:table-cell>
          <table:table-cell office:value-type="float" office:value="0.146668" calcext:value-type="float">
            <text:p>0.146668</text:p>
          </table:table-cell>
          <table:table-cell office:value-type="float" office:value="0.146852" calcext:value-type="float">
            <text:p>0.146852</text:p>
          </table:table-cell>
          <table:table-cell office:value-type="float" office:value="0.147328" calcext:value-type="float">
            <text:p>0.147328</text:p>
          </table:table-cell>
          <table:table-cell office:value-type="float" office:value="0.14792" calcext:value-type="float">
            <text:p>0.14792</text:p>
          </table:table-cell>
          <table:table-cell office:value-type="float" office:value="0.148391" calcext:value-type="float">
            <text:p>0.148391</text:p>
          </table:table-cell>
          <table:table-cell office:value-type="float" office:value="0.14857" calcext:value-type="float">
            <text:p>0.14857</text:p>
          </table:table-cell>
        </table:table-row>
        <table:table-row table:style-name="ro1">
          <table:table-cell office:value-type="float" office:value="0.146944" calcext:value-type="float">
            <text:p>0.146944</text:p>
          </table:table-cell>
          <table:table-cell office:value-type="float" office:value="0.146836" calcext:value-type="float">
            <text:p>0.146836</text:p>
          </table:table-cell>
          <table:table-cell office:value-type="float" office:value="0.146576" calcext:value-type="float">
            <text:p>0.146576</text:p>
          </table:table-cell>
          <table:table-cell office:value-type="float" office:value="0.146248" calcext:value-type="float">
            <text:p>0.146248</text:p>
          </table:table-cell>
          <table:table-cell office:value-type="float" office:value="0.145988" calcext:value-type="float">
            <text:p>0.145988</text:p>
          </table:table-cell>
          <table:table-cell office:value-type="float" office:value="0.145885" calcext:value-type="float">
            <text:p>0.145885</text:p>
          </table:table-cell>
          <table:table-cell office:value-type="float" office:value="0.145988" calcext:value-type="float">
            <text:p>0.145988</text:p>
          </table:table-cell>
          <table:table-cell office:value-type="float" office:value="0.146248" calcext:value-type="float">
            <text:p>0.146248</text:p>
          </table:table-cell>
          <table:table-cell office:value-type="float" office:value="0.146576" calcext:value-type="float">
            <text:p>0.146576</text:p>
          </table:table-cell>
          <table:table-cell office:value-type="float" office:value="0.146836" calcext:value-type="float">
            <text:p>0.146836</text:p>
          </table:table-cell>
          <table:table-cell office:value-type="float" office:value="0.146944" calcext:value-type="float">
            <text:p>0.146944</text:p>
          </table:table-cell>
        </table:table-row>
        <table:table-row table:style-name="ro1">
          <table:table-cell office:value-type="float" office:value="0.145911" calcext:value-type="float">
            <text:p>0.145911</text:p>
          </table:table-cell>
          <table:table-cell office:value-type="float" office:value="0.145516" calcext:value-type="float">
            <text:p>0.145516</text:p>
          </table:table-cell>
          <table:table-cell office:value-type="float" office:value="0.144444" calcext:value-type="float">
            <text:p>0.144444</text:p>
          </table:table-cell>
          <table:table-cell office:value-type="float" office:value="0.143118" calcext:value-type="float">
            <text:p>0.143118</text:p>
          </table:table-cell>
          <table:table-cell office:value-type="float" office:value="0.142061" calcext:value-type="float">
            <text:p>0.142061</text:p>
          </table:table-cell>
          <table:table-cell office:value-type="float" office:value="0.141656" calcext:value-type="float">
            <text:p>0.141656</text:p>
          </table:table-cell>
          <table:table-cell office:value-type="float" office:value="0.142061" calcext:value-type="float">
            <text:p>0.142061</text:p>
          </table:table-cell>
          <table:table-cell office:value-type="float" office:value="0.143118" calcext:value-type="float">
            <text:p>0.143118</text:p>
          </table:table-cell>
          <table:table-cell office:value-type="float" office:value="0.144444" calcext:value-type="float">
            <text:p>0.144444</text:p>
          </table:table-cell>
          <table:table-cell office:value-type="float" office:value="0.145516" calcext:value-type="float">
            <text:p>0.145516</text:p>
          </table:table-cell>
          <table:table-cell office:value-type="float" office:value="0.145911" calcext:value-type="float">
            <text:p>0.145911</text:p>
          </table:table-cell>
        </table:table-row>
        <table:table-row table:style-name="ro1">
          <table:table-cell office:value-type="float" office:value="0.143966" calcext:value-type="float">
            <text:p>0.143966</text:p>
          </table:table-cell>
          <table:table-cell office:value-type="float" office:value="0.143137" calcext:value-type="float">
            <text:p>0.143137</text:p>
          </table:table-cell>
          <table:table-cell office:value-type="float" office:value="0.140843" calcext:value-type="float">
            <text:p>0.140843</text:p>
          </table:table-cell>
          <table:table-cell office:value-type="float" office:value="0.138045" calcext:value-type="float">
            <text:p>0.138045</text:p>
          </table:table-cell>
          <table:table-cell office:value-type="float" office:value="0.135832" calcext:value-type="float">
            <text:p>0.135832</text:p>
          </table:table-cell>
          <table:table-cell office:value-type="float" office:value="0.134995" calcext:value-type="float">
            <text:p>0.134995</text:p>
          </table:table-cell>
          <table:table-cell office:value-type="float" office:value="0.135832" calcext:value-type="float">
            <text:p>0.135832</text:p>
          </table:table-cell>
          <table:table-cell office:value-type="float" office:value="0.138045" calcext:value-type="float">
            <text:p>0.138045</text:p>
          </table:table-cell>
          <table:table-cell office:value-type="float" office:value="0.140843" calcext:value-type="float">
            <text:p>0.140843</text:p>
          </table:table-cell>
          <table:table-cell office:value-type="float" office:value="0.143137" calcext:value-type="float">
            <text:p>0.143137</text:p>
          </table:table-cell>
          <table:table-cell office:value-type="float" office:value="0.143966" calcext:value-type="float">
            <text:p>0.143966</text:p>
          </table:table-cell>
        </table:table-row>
        <table:table-row table:style-name="ro1">
          <table:table-cell office:value-type="float" office:value="0.141487" calcext:value-type="float">
            <text:p>0.141487</text:p>
          </table:table-cell>
          <table:table-cell office:value-type="float" office:value="0.140043" calcext:value-type="float">
            <text:p>0.140043</text:p>
          </table:table-cell>
          <table:table-cell office:value-type="float" office:value="0.136043" calcext:value-type="float">
            <text:p>0.136043</text:p>
          </table:table-cell>
          <table:table-cell office:value-type="float" office:value="0.131242" calcext:value-type="float">
            <text:p>0.131242</text:p>
          </table:table-cell>
          <table:table-cell office:value-type="float" office:value="0.127497" calcext:value-type="float">
            <text:p>0.127497</text:p>
          </table:table-cell>
          <table:table-cell office:value-type="float" office:value="0.126095" calcext:value-type="float">
            <text:p>0.126095</text:p>
          </table:table-cell>
          <table:table-cell office:value-type="float" office:value="0.127497" calcext:value-type="float">
            <text:p>0.127497</text:p>
          </table:table-cell>
          <table:table-cell office:value-type="float" office:value="0.131242" calcext:value-type="float">
            <text:p>0.131242</text:p>
          </table:table-cell>
          <table:table-cell office:value-type="float" office:value="0.136043" calcext:value-type="float">
            <text:p>0.136043</text:p>
          </table:table-cell>
          <table:table-cell office:value-type="float" office:value="0.140043" calcext:value-type="float">
            <text:p>0.140043</text:p>
          </table:table-cell>
          <table:table-cell office:value-type="float" office:value="0.141487" calcext:value-type="float">
            <text:p>0.141487</text:p>
          </table:table-cell>
        </table:table-row>
        <table:table-row table:style-name="ro1">
          <table:table-cell office:value-type="float" office:value="0.138276" calcext:value-type="float">
            <text:p>0.138276</text:p>
          </table:table-cell>
          <table:table-cell office:value-type="float" office:value="0.136087" calcext:value-type="float">
            <text:p>0.136087</text:p>
          </table:table-cell>
          <table:table-cell office:value-type="float" office:value="0.130071" calcext:value-type="float">
            <text:p>0.130071</text:p>
          </table:table-cell>
          <table:table-cell office:value-type="float" office:value="0.122991" calcext:value-type="float">
            <text:p>0.122991</text:p>
          </table:table-cell>
          <table:table-cell office:value-type="float" office:value="0.11757" calcext:value-type="float">
            <text:p>0.11757</text:p>
          </table:table-cell>
          <table:table-cell office:value-type="float" office:value="0.115563" calcext:value-type="float">
            <text:p>0.115563</text:p>
          </table:table-cell>
          <table:table-cell office:value-type="float" office:value="0.11757" calcext:value-type="float">
            <text:p>0.11757</text:p>
          </table:table-cell>
          <table:table-cell office:value-type="float" office:value="0.122991" calcext:value-type="float">
            <text:p>0.122991</text:p>
          </table:table-cell>
          <table:table-cell office:value-type="float" office:value="0.130071" calcext:value-type="float">
            <text:p>0.130071</text:p>
          </table:table-cell>
          <table:table-cell office:value-type="float" office:value="0.136087" calcext:value-type="float">
            <text:p>0.136087</text:p>
          </table:table-cell>
          <table:table-cell office:value-type="float" office:value="0.138276" calcext:value-type="float">
            <text:p>0.138276</text:p>
          </table:table-cell>
        </table:table-row>
        <table:table-row table:style-name="ro1">
          <table:table-cell office:value-type="float" office:value="0.134516" calcext:value-type="float">
            <text:p>0.134516</text:p>
          </table:table-cell>
          <table:table-cell office:value-type="float" office:value="0.131459" calcext:value-type="float">
            <text:p>0.131459</text:p>
          </table:table-cell>
          <table:table-cell office:value-type="float" office:value="0.123167" calcext:value-type="float">
            <text:p>0.123167</text:p>
          </table:table-cell>
          <table:table-cell office:value-type="float" office:value="0.113633" calcext:value-type="float">
            <text:p>0.113633</text:p>
          </table:table-cell>
          <table:table-cell office:value-type="float" office:value="0.10649" calcext:value-type="float">
            <text:p>0.10649</text:p>
          </table:table-cell>
          <table:table-cell office:value-type="float" office:value="0.103882" calcext:value-type="float">
            <text:p>0.103882</text:p>
          </table:table-cell>
          <table:table-cell office:value-type="float" office:value="0.10649" calcext:value-type="float">
            <text:p>0.10649</text:p>
          </table:table-cell>
          <table:table-cell office:value-type="float" office:value="0.113633" calcext:value-type="float">
            <text:p>0.113633</text:p>
          </table:table-cell>
          <table:table-cell office:value-type="float" office:value="0.123167" calcext:value-type="float">
            <text:p>0.123167</text:p>
          </table:table-cell>
          <table:table-cell office:value-type="float" office:value="0.131459" calcext:value-type="float">
            <text:p>0.131459</text:p>
          </table:table-cell>
          <table:table-cell office:value-type="float" office:value="0.134516" calcext:value-type="float">
            <text:p>0.134516</text:p>
          </table:table-cell>
        </table:table-row>
        <table:table-row table:style-name="ro1">
          <table:table-cell office:value-type="float" office:value="0.130304" calcext:value-type="float">
            <text:p>0.130304</text:p>
          </table:table-cell>
          <table:table-cell office:value-type="float" office:value="0.126303" calcext:value-type="float">
            <text:p>0.126303</text:p>
          </table:table-cell>
          <table:table-cell office:value-type="float" office:value="0.115633" calcext:value-type="float">
            <text:p>0.115633</text:p>
          </table:table-cell>
          <table:table-cell office:value-type="float" office:value="0.103676" calcext:value-type="float">
            <text:p>0.103676</text:p>
          </table:table-cell>
          <table:table-cell office:value-type="float" office:value="0.0949415" calcext:value-type="float">
            <text:p>0.0949415</text:p>
          </table:table-cell>
          <table:table-cell office:value-type="float" office:value="0.0918019" calcext:value-type="float">
            <text:p>0.0918019</text:p>
          </table:table-cell>
          <table:table-cell office:value-type="float" office:value="0.0949415" calcext:value-type="float">
            <text:p>0.0949415</text:p>
          </table:table-cell>
          <table:table-cell office:value-type="float" office:value="0.103676" calcext:value-type="float">
            <text:p>0.103676</text:p>
          </table:table-cell>
          <table:table-cell office:value-type="float" office:value="0.115633" calcext:value-type="float">
            <text:p>0.115633</text:p>
          </table:table-cell>
          <table:table-cell office:value-type="float" office:value="0.126303" calcext:value-type="float">
            <text:p>0.126303</text:p>
          </table:table-cell>
          <table:table-cell office:value-type="float" office:value="0.130304" calcext:value-type="float">
            <text:p>0.130304</text:p>
          </table:table-cell>
        </table:table-row>
        <table:table-row table:style-name="ro1">
          <table:table-cell office:value-type="float" office:value="0.125962" calcext:value-type="float">
            <text:p>0.125962</text:p>
          </table:table-cell>
          <table:table-cell office:value-type="float" office:value="0.120998" calcext:value-type="float">
            <text:p>0.120998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0938604" calcext:value-type="float">
            <text:p>0.0938604</text:p>
          </table:table-cell>
          <table:table-cell office:value-type="float" office:value="0.0837918" calcext:value-type="float">
            <text:p>0.0837918</text:p>
          </table:table-cell>
          <table:table-cell office:value-type="float" office:value="0.0802326" calcext:value-type="float">
            <text:p>0.0802326</text:p>
          </table:table-cell>
          <table:table-cell office:value-type="float" office:value="0.0837918" calcext:value-type="float">
            <text:p>0.0837918</text:p>
          </table:table-cell>
          <table:table-cell office:value-type="float" office:value="0.0938604" calcext:value-type="float">
            <text:p>0.0938604</text:p>
          </table:table-cell>
          <table:table-cell office:value-type="float" office:value="0.108016" calcext:value-type="float">
            <text:p>0.108016</text:p>
          </table:table-cell>
          <table:table-cell office:value-type="float" office:value="0.120998" calcext:value-type="float">
            <text:p>0.120998</text:p>
          </table:table-cell>
          <table:table-cell office:value-type="float" office:value="0.125962" calcext:value-type="float">
            <text:p>0.125962</text:p>
          </table:table-cell>
        </table:table-row>
        <table:table-row table:style-name="ro1">
          <table:table-cell office:value-type="float" office:value="0.122236" calcext:value-type="float">
            <text:p>0.122236</text:p>
          </table:table-cell>
          <table:table-cell office:value-type="float" office:value="0.116442" calcext:value-type="float">
            <text:p>0.116442</text:p>
          </table:table-cell>
          <table:table-cell office:value-type="float" office:value="0.10157" calcext:value-type="float">
            <text:p>0.10157</text:p>
          </table:table-cell>
          <table:table-cell office:value-type="float" office:value="0.0857405" calcext:value-type="float">
            <text:p>0.0857405</text:p>
          </table:table-cell>
          <table:table-cell office:value-type="float" office:value="0.0747485" calcext:value-type="float">
            <text:p>0.0747485</text:p>
          </table:table-cell>
          <table:table-cell office:value-type="float" office:value="0.070921" calcext:value-type="float">
            <text:p>0.070921</text:p>
          </table:table-cell>
          <table:table-cell office:value-type="float" office:value="0.0747485" calcext:value-type="float">
            <text:p>0.0747485</text:p>
          </table:table-cell>
          <table:table-cell office:value-type="float" office:value="0.0857405" calcext:value-type="float">
            <text:p>0.0857405</text:p>
          </table:table-cell>
          <table:table-cell office:value-type="float" office:value="0.10157" calcext:value-type="float">
            <text:p>0.10157</text:p>
          </table:table-cell>
          <table:table-cell office:value-type="float" office:value="0.116442" calcext:value-type="float">
            <text:p>0.116442</text:p>
          </table:table-cell>
          <table:table-cell office:value-type="float" office:value="0.122236" calcext:value-type="float">
            <text:p>0.122236</text:p>
          </table:table-cell>
        </table:table-row>
        <table:table-row table:style-name="ro1">
          <table:table-cell office:value-type="float" office:value="0.120435" calcext:value-type="float">
            <text:p>0.120435</text:p>
          </table:table-cell>
          <table:table-cell office:value-type="float" office:value="0.114208" calcext:value-type="float">
            <text:p>0.114208</text:p>
          </table:table-cell>
          <table:table-cell office:value-type="float" office:value="0.0984272" calcext:value-type="float">
            <text:p>0.0984272</text:p>
          </table:table-cell>
          <table:table-cell office:value-type="float" office:value="0.0818543" calcext:value-type="float">
            <text:p>0.0818543</text:p>
          </table:table-cell>
          <table:table-cell office:value-type="float" office:value="0.070496" calcext:value-type="float">
            <text:p>0.070496</text:p>
          </table:table-cell>
          <table:table-cell office:value-type="float" office:value="0.066573" calcext:value-type="float">
            <text:p>0.066573</text:p>
          </table:table-cell>
          <table:table-cell office:value-type="float" office:value="0.070496" calcext:value-type="float">
            <text:p>0.070496</text:p>
          </table:table-cell>
          <table:table-cell office:value-type="float" office:value="0.0818543" calcext:value-type="float">
            <text:p>0.0818543</text:p>
          </table:table-cell>
          <table:table-cell office:value-type="float" office:value="0.0984272" calcext:value-type="float">
            <text:p>0.0984272</text:p>
          </table:table-cell>
          <table:table-cell office:value-type="float" office:value="0.114208" calcext:value-type="float">
            <text:p>0.114208</text:p>
          </table:table-cell>
          <table:table-cell office:value-type="float" office:value="0.120435" calcext:value-type="float">
            <text:p>0.12043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65441" calcext:value-type="float">
            <text:p>0.165441</text:p>
          </table:table-cell>
          <table:table-cell table:number-columns-repeated="10"/>
        </table:table-row>
        <table:table-row table:style-name="ro1">
          <table:table-cell office:value-type="float" office:value="0.16096" calcext:value-type="float">
            <text:p>0.16096</text:p>
          </table:table-cell>
          <table:table-cell office:value-type="float" office:value="0.160759" calcext:value-type="float">
            <text:p>0.160759</text:p>
          </table:table-cell>
          <table:table-cell office:value-type="float" office:value="0.16023" calcext:value-type="float">
            <text:p>0.16023</text:p>
          </table:table-cell>
          <table:table-cell office:value-type="float" office:value="0.159566" calcext:value-type="float">
            <text:p>0.159566</text:p>
          </table:table-cell>
          <table:table-cell office:value-type="float" office:value="0.159032" calcext:value-type="float">
            <text:p>0.159032</text:p>
          </table:table-cell>
          <table:table-cell office:value-type="float" office:value="0.158825" calcext:value-type="float">
            <text:p>0.158825</text:p>
          </table:table-cell>
          <table:table-cell office:value-type="float" office:value="0.159032" calcext:value-type="float">
            <text:p>0.159032</text:p>
          </table:table-cell>
          <table:table-cell office:value-type="float" office:value="0.159566" calcext:value-type="float">
            <text:p>0.159566</text:p>
          </table:table-cell>
          <table:table-cell office:value-type="float" office:value="0.16023" calcext:value-type="float">
            <text:p>0.16023</text:p>
          </table:table-cell>
          <table:table-cell office:value-type="float" office:value="0.160759" calcext:value-type="float">
            <text:p>0.160759</text:p>
          </table:table-cell>
          <table:table-cell office:value-type="float" office:value="0.16096" calcext:value-type="float">
            <text:p>0.16096</text:p>
          </table:table-cell>
        </table:table-row>
        <table:table-row table:style-name="ro1">
          <table:table-cell office:value-type="float" office:value="0.159151" calcext:value-type="float">
            <text:p>0.159151</text:p>
          </table:table-cell>
          <table:table-cell office:value-type="float" office:value="0.159033" calcext:value-type="float">
            <text:p>0.159033</text:p>
          </table:table-cell>
          <table:table-cell office:value-type="float" office:value="0.158753" calcext:value-type="float">
            <text:p>0.158753</text:p>
          </table:table-cell>
          <table:table-cell office:value-type="float" office:value="0.158398" calcext:value-type="float">
            <text:p>0.158398</text:p>
          </table:table-cell>
          <table:table-cell office:value-type="float" office:value="0.158118" calcext:value-type="float">
            <text:p>0.158118</text:p>
          </table:table-cell>
          <table:table-cell office:value-type="float" office:value="0.158006" calcext:value-type="float">
            <text:p>0.158006</text:p>
          </table:table-cell>
          <table:table-cell office:value-type="float" office:value="0.158118" calcext:value-type="float">
            <text:p>0.158118</text:p>
          </table:table-cell>
          <table:table-cell office:value-type="float" office:value="0.158398" calcext:value-type="float">
            <text:p>0.158398</text:p>
          </table:table-cell>
          <table:table-cell office:value-type="float" office:value="0.158753" calcext:value-type="float">
            <text:p>0.158753</text:p>
          </table:table-cell>
          <table:table-cell office:value-type="float" office:value="0.159033" calcext:value-type="float">
            <text:p>0.159033</text:p>
          </table:table-cell>
          <table:table-cell office:value-type="float" office:value="0.159151" calcext:value-type="float">
            <text:p>0.159151</text:p>
          </table:table-cell>
        </table:table-row>
        <table:table-row table:style-name="ro1">
          <table:table-cell office:value-type="float" office:value="0.158036" calcext:value-type="float">
            <text:p>0.158036</text:p>
          </table:table-cell>
          <table:table-cell office:value-type="float" office:value="0.157609" calcext:value-type="float">
            <text:p>0.157609</text:p>
          </table:table-cell>
          <table:table-cell office:value-type="float" office:value="0.15645" calcext:value-type="float">
            <text:p>0.15645</text:p>
          </table:table-cell>
          <table:table-cell office:value-type="float" office:value="0.155016" calcext:value-type="float">
            <text:p>0.155016</text:p>
          </table:table-cell>
          <table:table-cell office:value-type="float" office:value="0.153871" calcext:value-type="float">
            <text:p>0.153871</text:p>
          </table:table-cell>
          <table:table-cell office:value-type="float" office:value="0.153433" calcext:value-type="float">
            <text:p>0.153433</text:p>
          </table:table-cell>
          <table:table-cell office:value-type="float" office:value="0.153871" calcext:value-type="float">
            <text:p>0.153871</text:p>
          </table:table-cell>
          <table:table-cell office:value-type="float" office:value="0.155016" calcext:value-type="float">
            <text:p>0.155016</text:p>
          </table:table-cell>
          <table:table-cell office:value-type="float" office:value="0.15645" calcext:value-type="float">
            <text:p>0.15645</text:p>
          </table:table-cell>
          <table:table-cell office:value-type="float" office:value="0.157609" calcext:value-type="float">
            <text:p>0.157609</text:p>
          </table:table-cell>
          <table:table-cell office:value-type="float" office:value="0.158036" calcext:value-type="float">
            <text:p>0.158036</text:p>
          </table:table-cell>
        </table:table-row>
        <table:table-row table:style-name="ro1">
          <table:table-cell office:value-type="float" office:value="0.155922" calcext:value-type="float">
            <text:p>0.155922</text:p>
          </table:table-cell>
          <table:table-cell office:value-type="float" office:value="0.155029" calcext:value-type="float">
            <text:p>0.155029</text:p>
          </table:table-cell>
          <table:table-cell office:value-type="float" office:value="0.152552" calcext:value-type="float">
            <text:p>0.152552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0.147144" calcext:value-type="float">
            <text:p>0.147144</text:p>
          </table:table-cell>
          <table:table-cell office:value-type="float" office:value="0.14624" calcext:value-type="float">
            <text:p>0.14624</text:p>
          </table:table-cell>
          <table:table-cell office:value-type="float" office:value="0.147144" calcext:value-type="float">
            <text:p>0.147144</text:p>
          </table:table-cell>
          <table:table-cell office:value-type="float" office:value="0.149532" calcext:value-type="float">
            <text:p>0.149532</text:p>
          </table:table-cell>
          <table:table-cell office:value-type="float" office:value="0.152552" calcext:value-type="float">
            <text:p>0.152552</text:p>
          </table:table-cell>
          <table:table-cell office:value-type="float" office:value="0.155029" calcext:value-type="float">
            <text:p>0.155029</text:p>
          </table:table-cell>
          <table:table-cell office:value-type="float" office:value="0.155922" calcext:value-type="float">
            <text:p>0.155922</text:p>
          </table:table-cell>
        </table:table-row>
        <table:table-row table:style-name="ro1">
          <table:table-cell office:value-type="float" office:value="0.153241" calcext:value-type="float">
            <text:p>0.153241</text:p>
          </table:table-cell>
          <table:table-cell office:value-type="float" office:value="0.151687" calcext:value-type="float">
            <text:p>0.151687</text:p>
          </table:table-cell>
          <table:table-cell office:value-type="float" office:value="0.147365" calcext:value-type="float">
            <text:p>0.147365</text:p>
          </table:table-cell>
          <table:table-cell office:value-type="float" office:value="0.142179" calcext:value-type="float">
            <text:p>0.142179</text:p>
          </table:table-cell>
          <table:table-cell office:value-type="float" office:value="0.138134" calcext:value-type="float">
            <text:p>0.138134</text:p>
          </table:table-cell>
          <table:table-cell office:value-type="float" office:value="0.136619" calcext:value-type="float">
            <text:p>0.136619</text:p>
          </table:table-cell>
          <table:table-cell office:value-type="float" office:value="0.138134" calcext:value-type="float">
            <text:p>0.138134</text:p>
          </table:table-cell>
          <table:table-cell office:value-type="float" office:value="0.142179" calcext:value-type="float">
            <text:p>0.142179</text:p>
          </table:table-cell>
          <table:table-cell office:value-type="float" office:value="0.147365" calcext:value-type="float">
            <text:p>0.147365</text:p>
          </table:table-cell>
          <table:table-cell office:value-type="float" office:value="0.151687" calcext:value-type="float">
            <text:p>0.151687</text:p>
          </table:table-cell>
          <table:table-cell office:value-type="float" office:value="0.153241" calcext:value-type="float">
            <text:p>0.153241</text:p>
          </table:table-cell>
        </table:table-row>
        <table:table-row table:style-name="ro1">
          <table:table-cell office:value-type="float" office:value="0.14976" calcext:value-type="float">
            <text:p>0.14976</text:p>
          </table:table-cell>
          <table:table-cell office:value-type="float" office:value="0.147407" calcext:value-type="float">
            <text:p>0.147407</text:p>
          </table:table-cell>
          <table:table-cell office:value-type="float" office:value="0.14091" calcext:value-type="float">
            <text:p>0.14091</text:p>
          </table:table-cell>
          <table:table-cell office:value-type="float" office:value="0.133264" calcext:value-type="float">
            <text:p>0.133264</text:p>
          </table:table-cell>
          <table:table-cell office:value-type="float" office:value="0.127409" calcext:value-type="float">
            <text:p>0.127409</text:p>
          </table:table-cell>
          <table:table-cell office:value-type="float" office:value="0.125241" calcext:value-type="float">
            <text:p>0.125241</text:p>
          </table:table-cell>
          <table:table-cell office:value-type="float" office:value="0.127409" calcext:value-type="float">
            <text:p>0.127409</text:p>
          </table:table-cell>
          <table:table-cell office:value-type="float" office:value="0.133264" calcext:value-type="float">
            <text:p>0.133264</text:p>
          </table:table-cell>
          <table:table-cell office:value-type="float" office:value="0.14091" calcext:value-type="float">
            <text:p>0.14091</text:p>
          </table:table-cell>
          <table:table-cell office:value-type="float" office:value="0.147407" calcext:value-type="float">
            <text:p>0.147407</text:p>
          </table:table-cell>
          <table:table-cell office:value-type="float" office:value="0.14976" calcext:value-type="float">
            <text:p>0.14976</text:p>
          </table:table-cell>
        </table:table-row>
        <table:table-row table:style-name="ro1">
          <table:table-cell office:value-type="float" office:value="0.145699" calcext:value-type="float">
            <text:p>0.145699</text:p>
          </table:table-cell>
          <table:table-cell office:value-type="float" office:value="0.142415" calcext:value-type="float">
            <text:p>0.142415</text:p>
          </table:table-cell>
          <table:table-cell office:value-type="float" office:value="0.133462" calcext:value-type="float">
            <text:p>0.133462</text:p>
          </table:table-cell>
          <table:table-cell office:value-type="float" office:value="0.123164" calcext:value-type="float">
            <text:p>0.123164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0.11263" calcext:value-type="float">
            <text:p>0.11263</text:p>
          </table:table-cell>
          <table:table-cell office:value-type="float" office:value="0.115448" calcext:value-type="float">
            <text:p>0.115448</text:p>
          </table:table-cell>
          <table:table-cell office:value-type="float" office:value="0.123164" calcext:value-type="float">
            <text:p>0.123164</text:p>
          </table:table-cell>
          <table:table-cell office:value-type="float" office:value="0.133462" calcext:value-type="float">
            <text:p>0.133462</text:p>
          </table:table-cell>
          <table:table-cell office:value-type="float" office:value="0.142415" calcext:value-type="float">
            <text:p>0.142415</text:p>
          </table:table-cell>
          <table:table-cell office:value-type="float" office:value="0.145699" calcext:value-type="float">
            <text:p>0.145699</text:p>
          </table:table-cell>
        </table:table-row>
        <table:table-row table:style-name="ro1">
          <table:table-cell office:value-type="float" office:value="0.141167" calcext:value-type="float">
            <text:p>0.141167</text:p>
          </table:table-cell>
          <table:table-cell office:value-type="float" office:value="0.136872" calcext:value-type="float">
            <text:p>0.136872</text:p>
          </table:table-cell>
          <table:table-cell office:value-type="float" office:value="0.125358" calcext:value-type="float">
            <text:p>0.125358</text:p>
          </table:table-cell>
          <table:table-cell office:value-type="float" office:value="0.112449" calcext:value-type="float">
            <text:p>0.112449</text:p>
          </table:table-cell>
          <table:table-cell office:value-type="float" office:value="0.103014" calcext:value-type="float">
            <text:p>0.103014</text:p>
          </table:table-cell>
          <table:table-cell office:value-type="float" office:value="0.0996215" calcext:value-type="float">
            <text:p>0.0996215</text:p>
          </table:table-cell>
          <table:table-cell office:value-type="float" office:value="0.103014" calcext:value-type="float">
            <text:p>0.103014</text:p>
          </table:table-cell>
          <table:table-cell office:value-type="float" office:value="0.112449" calcext:value-type="float">
            <text:p>0.112449</text:p>
          </table:table-cell>
          <table:table-cell office:value-type="float" office:value="0.125358" calcext:value-type="float">
            <text:p>0.125358</text:p>
          </table:table-cell>
          <table:table-cell office:value-type="float" office:value="0.136872" calcext:value-type="float">
            <text:p>0.136872</text:p>
          </table:table-cell>
          <table:table-cell office:value-type="float" office:value="0.141167" calcext:value-type="float">
            <text:p>0.141167</text:p>
          </table:table-cell>
        </table:table-row>
        <table:table-row table:style-name="ro1">
          <table:table-cell office:value-type="float" office:value="0.136539" calcext:value-type="float">
            <text:p>0.136539</text:p>
          </table:table-cell>
          <table:table-cell office:value-type="float" office:value="0.13122" calcext:value-type="float">
            <text:p>0.13122</text:p>
          </table:table-cell>
          <table:table-cell office:value-type="float" office:value="0.117228" calcext:value-type="float">
            <text:p>0.117228</text:p>
          </table:table-cell>
          <table:table-cell office:value-type="float" office:value="0.101955" calcext:value-type="float">
            <text:p>0.101955</text:p>
          </table:table-cell>
          <table:table-cell office:value-type="float" office:value="0.0910817" calcext:value-type="float">
            <text:p>0.0910817</text:p>
          </table:table-cell>
          <table:table-cell office:value-type="float" office:value="0.0872354" calcext:value-type="float">
            <text:p>0.0872354</text:p>
          </table:table-cell>
          <table:table-cell office:value-type="float" office:value="0.0910817" calcext:value-type="float">
            <text:p>0.0910817</text:p>
          </table:table-cell>
          <table:table-cell office:value-type="float" office:value="0.101955" calcext:value-type="float">
            <text:p>0.101955</text:p>
          </table:table-cell>
          <table:table-cell office:value-type="float" office:value="0.117228" calcext:value-type="float">
            <text:p>0.117228</text:p>
          </table:table-cell>
          <table:table-cell office:value-type="float" office:value="0.13122" calcext:value-type="float">
            <text:p>0.13122</text:p>
          </table:table-cell>
          <table:table-cell office:value-type="float" office:value="0.136539" calcext:value-type="float">
            <text:p>0.136539</text:p>
          </table:table-cell>
        </table:table-row>
        <table:table-row table:style-name="ro1">
          <table:table-cell office:value-type="float" office:value="0.132616" calcext:value-type="float">
            <text:p>0.132616</text:p>
          </table:table-cell>
          <table:table-cell office:value-type="float" office:value="0.12642" calcext:value-type="float">
            <text:p>0.12642</text:p>
          </table:table-cell>
          <table:table-cell office:value-type="float" office:value="0.11042" calcext:value-type="float">
            <text:p>0.11042</text:p>
          </table:table-cell>
          <table:table-cell office:value-type="float" office:value="0.0933598" calcext:value-type="float">
            <text:p>0.0933598</text:p>
          </table:table-cell>
          <table:table-cell office:value-type="float" office:value="0.0814949" calcext:value-type="float">
            <text:p>0.0814949</text:p>
          </table:table-cell>
          <table:table-cell office:value-type="float" office:value="0.0773589" calcext:value-type="float">
            <text:p>0.0773589</text:p>
          </table:table-cell>
          <table:table-cell office:value-type="float" office:value="0.0814949" calcext:value-type="float">
            <text:p>0.0814949</text:p>
          </table:table-cell>
          <table:table-cell office:value-type="float" office:value="0.0933598" calcext:value-type="float">
            <text:p>0.0933598</text:p>
          </table:table-cell>
          <table:table-cell office:value-type="float" office:value="0.11042" calcext:value-type="float">
            <text:p>0.11042</text:p>
          </table:table-cell>
          <table:table-cell office:value-type="float" office:value="0.12642" calcext:value-type="float">
            <text:p>0.12642</text:p>
          </table:table-cell>
          <table:table-cell office:value-type="float" office:value="0.132616" calcext:value-type="float">
            <text:p>0.132616</text:p>
          </table:table-cell>
        </table:table-row>
        <table:table-row table:style-name="ro1">
          <table:table-cell office:value-type="float" office:value="0.13078" calcext:value-type="float">
            <text:p>0.13078</text:p>
          </table:table-cell>
          <table:table-cell office:value-type="float" office:value="0.124134" calcext:value-type="float">
            <text:p>0.124134</text:p>
          </table:table-cell>
          <table:table-cell office:value-type="float" office:value="0.107187" calcext:value-type="float">
            <text:p>0.107187</text:p>
          </table:table-cell>
          <table:table-cell office:value-type="float" office:value="0.0893476" calcext:value-type="float">
            <text:p>0.0893476</text:p>
          </table:table-cell>
          <table:table-cell office:value-type="float" office:value="0.0770928" calcext:value-type="float">
            <text:p>0.0770928</text:p>
          </table:table-cell>
          <table:table-cell office:value-type="float" office:value="0.0728536" calcext:value-type="float">
            <text:p>0.0728536</text:p>
          </table:table-cell>
          <table:table-cell office:value-type="float" office:value="0.0770928" calcext:value-type="float">
            <text:p>0.0770928</text:p>
          </table:table-cell>
          <table:table-cell office:value-type="float" office:value="0.0893476" calcext:value-type="float">
            <text:p>0.0893476</text:p>
          </table:table-cell>
          <table:table-cell office:value-type="float" office:value="0.107187" calcext:value-type="float">
            <text:p>0.107187</text:p>
          </table:table-cell>
          <table:table-cell office:value-type="float" office:value="0.124134" calcext:value-type="float">
            <text:p>0.124134</text:p>
          </table:table-cell>
          <table:table-cell office:value-type="float" office:value="0.13078" calcext:value-type="float">
            <text:p>0.130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78297" calcext:value-type="float">
            <text:p>0.178297</text:p>
          </table:table-cell>
          <table:table-cell table:number-columns-repeated="10"/>
        </table:table-row>
        <table:table-row table:style-name="ro1">
          <table:table-cell office:value-type="float" office:value="0.173041" calcext:value-type="float">
            <text:p>0.173041</text:p>
          </table:table-cell>
          <table:table-cell office:value-type="float" office:value="0.172817" calcext:value-type="float">
            <text:p>0.172817</text:p>
          </table:table-cell>
          <table:table-cell office:value-type="float" office:value="0.172231" calcext:value-type="float">
            <text:p>0.172231</text:p>
          </table:table-cell>
          <table:table-cell office:value-type="float" office:value="0.171495" calcext:value-type="float">
            <text:p>0.171495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70673" calcext:value-type="float">
            <text:p>0.170673</text:p>
          </table:table-cell>
          <table:table-cell office:value-type="float" office:value="0.170902" calcext:value-type="float">
            <text:p>0.170902</text:p>
          </table:table-cell>
          <table:table-cell office:value-type="float" office:value="0.171495" calcext:value-type="float">
            <text:p>0.171495</text:p>
          </table:table-cell>
          <table:table-cell office:value-type="float" office:value="0.172231" calcext:value-type="float">
            <text:p>0.172231</text:p>
          </table:table-cell>
          <table:table-cell office:value-type="float" office:value="0.172817" calcext:value-type="float">
            <text:p>0.172817</text:p>
          </table:table-cell>
          <table:table-cell office:value-type="float" office:value="0.173041" calcext:value-type="float">
            <text:p>0.173041</text:p>
          </table:table-cell>
        </table:table-row>
        <table:table-row table:style-name="ro1">
          <table:table-cell office:value-type="float" office:value="0.171049" calcext:value-type="float">
            <text:p>0.171049</text:p>
          </table:table-cell>
          <table:table-cell office:value-type="float" office:value="0.170922" calcext:value-type="float">
            <text:p>0.170922</text:p>
          </table:table-cell>
          <table:table-cell office:value-type="float" office:value="0.170622" calcext:value-type="float">
            <text:p>0.170622</text:p>
          </table:table-cell>
          <table:table-cell office:value-type="float" office:value="0.170241" calcext:value-type="float">
            <text:p>0.170241</text:p>
          </table:table-cell>
          <table:table-cell office:value-type="float" office:value="0.169941" calcext:value-type="float">
            <text:p>0.169941</text:p>
          </table:table-cell>
          <table:table-cell office:value-type="float" office:value="0.169822" calcext:value-type="float">
            <text:p>0.169822</text:p>
          </table:table-cell>
          <table:table-cell office:value-type="float" office:value="0.169941" calcext:value-type="float">
            <text:p>0.169941</text:p>
          </table:table-cell>
          <table:table-cell office:value-type="float" office:value="0.170241" calcext:value-type="float">
            <text:p>0.170241</text:p>
          </table:table-cell>
          <table:table-cell office:value-type="float" office:value="0.170622" calcext:value-type="float">
            <text:p>0.170622</text:p>
          </table:table-cell>
          <table:table-cell office:value-type="float" office:value="0.170922" calcext:value-type="float">
            <text:p>0.170922</text:p>
          </table:table-cell>
          <table:table-cell office:value-type="float" office:value="0.171049" calcext:value-type="float">
            <text:p>0.171049</text:p>
          </table:table-cell>
        </table:table-row>
        <table:table-row table:style-name="ro1">
          <table:table-cell office:value-type="float" office:value="0.169856" calcext:value-type="float">
            <text:p>0.169856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168154" calcext:value-type="float">
            <text:p>0.168154</text:p>
          </table:table-cell>
          <table:table-cell office:value-type="float" office:value="0.166614" calcext:value-type="float">
            <text:p>0.166614</text:p>
          </table:table-cell>
          <table:table-cell office:value-type="float" office:value="0.165386" calcext:value-type="float">
            <text:p>0.165386</text:p>
          </table:table-cell>
          <table:table-cell office:value-type="float" office:value="0.164915" calcext:value-type="float">
            <text:p>0.164915</text:p>
          </table:table-cell>
          <table:table-cell office:value-type="float" office:value="0.165386" calcext:value-type="float">
            <text:p>0.165386</text:p>
          </table:table-cell>
          <table:table-cell office:value-type="float" office:value="0.166614" calcext:value-type="float">
            <text:p>0.166614</text:p>
          </table:table-cell>
          <table:table-cell office:value-type="float" office:value="0.168154" calcext:value-type="float">
            <text:p>0.168154</text:p>
          </table:table-cell>
          <table:table-cell office:value-type="float" office:value="0.169397" calcext:value-type="float">
            <text:p>0.169397</text:p>
          </table:table-cell>
          <table:table-cell office:value-type="float" office:value="0.169856" calcext:value-type="float">
            <text:p>0.169856</text:p>
          </table:table-cell>
        </table:table-row>
        <table:table-row table:style-name="ro1">
          <table:table-cell office:value-type="float" office:value="0.167575" calcext:value-type="float">
            <text:p>0.167575</text:p>
          </table:table-cell>
          <table:table-cell office:value-type="float" office:value="0.16662" calcext:value-type="float">
            <text:p>0.16662</text:p>
          </table:table-cell>
          <table:table-cell office:value-type="float" office:value="0.163968" calcext:value-type="float">
            <text:p>0.163968</text:p>
          </table:table-cell>
          <table:table-cell office:value-type="float" office:value="0.160732" calcext:value-type="float">
            <text:p>0.160732</text:p>
          </table:table-cell>
          <table:table-cell office:value-type="float" office:value="0.158174" calcext:value-type="float">
            <text:p>0.158174</text:p>
          </table:table-cell>
          <table:table-cell office:value-type="float" office:value="0.157206" calcext:value-type="float">
            <text:p>0.157206</text:p>
          </table:table-cell>
          <table:table-cell office:value-type="float" office:value="0.158174" calcext:value-type="float">
            <text:p>0.158174</text:p>
          </table:table-cell>
          <table:table-cell office:value-type="float" office:value="0.160732" calcext:value-type="float">
            <text:p>0.160732</text:p>
          </table:table-cell>
          <table:table-cell office:value-type="float" office:value="0.163968" calcext:value-type="float">
            <text:p>0.163968</text:p>
          </table:table-cell>
          <table:table-cell office:value-type="float" office:value="0.16662" calcext:value-type="float">
            <text:p>0.16662</text:p>
          </table:table-cell>
          <table:table-cell office:value-type="float" office:value="0.167575" calcext:value-type="float">
            <text:p>0.167575</text:p>
          </table:table-cell>
        </table:table-row>
        <table:table-row table:style-name="ro1">
          <table:table-cell office:value-type="float" office:value="0.164699" calcext:value-type="float">
            <text:p>0.164699</text:p>
          </table:table-cell>
          <table:table-cell office:value-type="float" office:value="0.163039" calcext:value-type="float">
            <text:p>0.163039</text:p>
          </table:table-cell>
          <table:table-cell office:value-type="float" office:value="0.158406" calcext:value-type="float">
            <text:p>0.158406</text:p>
          </table:table-cell>
          <table:table-cell office:value-type="float" office:value="0.152846" calcext:value-type="float">
            <text:p>0.152846</text:p>
          </table:table-cell>
          <table:table-cell office:value-type="float" office:value="0.148509" calcext:value-type="float">
            <text:p>0.148509</text:p>
          </table:table-cell>
          <table:table-cell office:value-type="float" office:value="0.146885" calcext:value-type="float">
            <text:p>0.146885</text:p>
          </table:table-cell>
          <table:table-cell office:value-type="float" office:value="0.148509" calcext:value-type="float">
            <text:p>0.148509</text:p>
          </table:table-cell>
          <table:table-cell office:value-type="float" office:value="0.152846" calcext:value-type="float">
            <text:p>0.152846</text:p>
          </table:table-cell>
          <table:table-cell office:value-type="float" office:value="0.158406" calcext:value-type="float">
            <text:p>0.158406</text:p>
          </table:table-cell>
          <table:table-cell office:value-type="float" office:value="0.163039" calcext:value-type="float">
            <text:p>0.163039</text:p>
          </table:table-cell>
          <table:table-cell office:value-type="float" office:value="0.164699" calcext:value-type="float">
            <text:p>0.164699</text:p>
          </table:table-cell>
        </table:table-row>
        <table:table-row table:style-name="ro1">
          <table:table-cell office:value-type="float" office:value="0.160956" calcext:value-type="float">
            <text:p>0.160956</text:p>
          </table:table-cell>
          <table:table-cell office:value-type="float" office:value="0.158445" calcext:value-type="float">
            <text:p>0.158445</text:p>
          </table:table-cell>
          <table:table-cell office:value-type="float" office:value="0.151482" calcext:value-type="float">
            <text:p>0.151482</text:p>
          </table:table-cell>
          <table:table-cell office:value-type="float" office:value="0.143288" calcext:value-type="float">
            <text:p>0.143288</text:p>
          </table:table-cell>
          <table:table-cell office:value-type="float" office:value="0.137012" calcext:value-type="float">
            <text:p>0.137012</text:p>
          </table:table-cell>
          <table:table-cell office:value-type="float" office:value="0.134688" calcext:value-type="float">
            <text:p>0.134688</text:p>
          </table:table-cell>
          <table:table-cell office:value-type="float" office:value="0.137012" calcext:value-type="float">
            <text:p>0.137012</text:p>
          </table:table-cell>
          <table:table-cell office:value-type="float" office:value="0.143288" calcext:value-type="float">
            <text:p>0.143288</text:p>
          </table:table-cell>
          <table:table-cell office:value-type="float" office:value="0.151482" calcext:value-type="float">
            <text:p>0.151482</text:p>
          </table:table-cell>
          <table:table-cell office:value-type="float" office:value="0.158445" calcext:value-type="float">
            <text:p>0.158445</text:p>
          </table:table-cell>
          <table:table-cell office:value-type="float" office:value="0.160956" calcext:value-type="float">
            <text:p>0.160956</text:p>
          </table:table-cell>
        </table:table-row>
        <table:table-row table:style-name="ro1">
          <table:table-cell office:value-type="float" office:value="0.156606" calcext:value-type="float">
            <text:p>0.156606</text:p>
          </table:table-cell>
          <table:table-cell office:value-type="float" office:value="0.153104" calcext:value-type="float">
            <text:p>0.153104</text:p>
          </table:table-cell>
          <table:table-cell office:value-type="float" office:value="0.14351" calcext:value-type="float">
            <text:p>0.14351</text:p>
          </table:table-cell>
          <table:table-cell office:value-type="float" office:value="0.132472" calcext:value-type="float">
            <text:p>0.132472</text:p>
          </table:table-cell>
          <table:table-cell office:value-type="float" office:value="0.124201" calcext:value-type="float">
            <text:p>0.124201</text:p>
          </table:table-cell>
          <table:table-cell office:value-type="float" office:value="0.121179" calcext:value-type="float">
            <text:p>0.121179</text:p>
          </table:table-cell>
          <table:table-cell office:value-type="float" office:value="0.124201" calcext:value-type="float">
            <text:p>0.124201</text:p>
          </table:table-cell>
          <table:table-cell office:value-type="float" office:value="0.132472" calcext:value-type="float">
            <text:p>0.132472</text:p>
          </table:table-cell>
          <table:table-cell office:value-type="float" office:value="0.14351" calcext:value-type="float">
            <text:p>0.14351</text:p>
          </table:table-cell>
          <table:table-cell office:value-type="float" office:value="0.153104" calcext:value-type="float">
            <text:p>0.153104</text:p>
          </table:table-cell>
          <table:table-cell office:value-type="float" office:value="0.156606" calcext:value-type="float">
            <text:p>0.156606</text:p>
          </table:table-cell>
        </table:table-row>
        <table:table-row table:style-name="ro1">
          <table:table-cell office:value-type="float" office:value="0.151768" calcext:value-type="float">
            <text:p>0.151768</text:p>
          </table:table-cell>
          <table:table-cell office:value-type="float" office:value="0.147194" calcext:value-type="float">
            <text:p>0.147194</text:p>
          </table:table-cell>
          <table:table-cell office:value-type="float" office:value="0.134863" calcext:value-type="float">
            <text:p>0.134863</text:p>
          </table:table-cell>
          <table:table-cell office:value-type="float" office:value="0.121033" calcext:value-type="float">
            <text:p>0.121033</text:p>
          </table:table-cell>
          <table:table-cell office:value-type="float" office:value="0.11092" calcext:value-type="float">
            <text:p>0.11092</text:p>
          </table:table-cell>
          <table:table-cell office:value-type="float" office:value="0.107282" calcext:value-type="float">
            <text:p>0.107282</text:p>
          </table:table-cell>
          <table:table-cell office:value-type="float" office:value="0.11092" calcext:value-type="float">
            <text:p>0.11092</text:p>
          </table:table-cell>
          <table:table-cell office:value-type="float" office:value="0.121033" calcext:value-type="float">
            <text:p>0.121033</text:p>
          </table:table-cell>
          <table:table-cell office:value-type="float" office:value="0.134863" calcext:value-type="float">
            <text:p>0.134863</text:p>
          </table:table-cell>
          <table:table-cell office:value-type="float" office:value="0.147194" calcext:value-type="float">
            <text:p>0.147194</text:p>
          </table:table-cell>
          <table:table-cell office:value-type="float" office:value="0.151768" calcext:value-type="float">
            <text:p>0.151768</text:p>
          </table:table-cell>
        </table:table-row>
        <table:table-row table:style-name="ro1">
          <table:table-cell office:value-type="float" office:value="0.146874" calcext:value-type="float">
            <text:p>0.146874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0.126251" calcext:value-type="float">
            <text:p>0.126251</text:p>
          </table:table-cell>
          <table:table-cell office:value-type="float" office:value="0.109899" calcext:value-type="float">
            <text:p>0.109899</text:p>
          </table:table-cell>
          <table:table-cell office:value-type="float" office:value="0.0982461" calcext:value-type="float">
            <text:p>0.0982461</text:p>
          </table:table-cell>
          <table:table-cell office:value-type="float" office:value="0.0941214" calcext:value-type="float">
            <text:p>0.0941214</text:p>
          </table:table-cell>
          <table:table-cell office:value-type="float" office:value="0.0982461" calcext:value-type="float">
            <text:p>0.0982461</text:p>
          </table:table-cell>
          <table:table-cell office:value-type="float" office:value="0.109899" calcext:value-type="float">
            <text:p>0.109899</text:p>
          </table:table-cell>
          <table:table-cell office:value-type="float" office:value="0.126251" calcext:value-type="float">
            <text:p>0.126251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0.146874" calcext:value-type="float">
            <text:p>0.146874</text:p>
          </table:table-cell>
        </table:table-row>
        <table:table-row table:style-name="ro1">
          <table:table-cell office:value-type="float" office:value="0.142771" calcext:value-type="float">
            <text:p>0.142771</text:p>
          </table:table-cell>
          <table:table-cell office:value-type="float" office:value="0.136192" calcext:value-type="float">
            <text:p>0.136192</text:p>
          </table:table-cell>
          <table:table-cell office:value-type="float" office:value="0.119107" calcext:value-type="float">
            <text:p>0.119107</text:p>
          </table:table-cell>
          <table:table-cell office:value-type="float" office:value="0.100861" calcext:value-type="float">
            <text:p>0.100861</text:p>
          </table:table-cell>
          <table:table-cell office:value-type="float" office:value="0.088151" calcext:value-type="float">
            <text:p>0.088151</text:p>
          </table:table-cell>
          <table:table-cell office:value-type="float" office:value="0.0837158" calcext:value-type="float">
            <text:p>0.0837158</text:p>
          </table:table-cell>
          <table:table-cell office:value-type="float" office:value="0.088151" calcext:value-type="float">
            <text:p>0.088151</text:p>
          </table:table-cell>
          <table:table-cell office:value-type="float" office:value="0.100861" calcext:value-type="float">
            <text:p>0.100861</text:p>
          </table:table-cell>
          <table:table-cell office:value-type="float" office:value="0.119107" calcext:value-type="float">
            <text:p>0.119107</text:p>
          </table:table-cell>
          <table:table-cell office:value-type="float" office:value="0.136192" calcext:value-type="float">
            <text:p>0.136192</text:p>
          </table:table-cell>
          <table:table-cell office:value-type="float" office:value="0.142771" calcext:value-type="float">
            <text:p>0.142771</text:p>
          </table:table-cell>
        </table:table-row>
        <table:table-row table:style-name="ro1">
          <table:table-cell office:value-type="float" office:value="0.140903" calcext:value-type="float">
            <text:p>0.140903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15793" calcext:value-type="float">
            <text:p>0.115793</text:p>
          </table:table-cell>
          <table:table-cell office:value-type="float" office:value="0.0967306" calcext:value-type="float">
            <text:p>0.0967306</text:p>
          </table:table-cell>
          <table:table-cell office:value-type="float" office:value="0.0836083" calcext:value-type="float">
            <text:p>0.0836083</text:p>
          </table:table-cell>
          <table:table-cell office:value-type="float" office:value="0.0790624" calcext:value-type="float">
            <text:p>0.0790624</text:p>
          </table:table-cell>
          <table:table-cell office:value-type="float" office:value="0.0836083" calcext:value-type="float">
            <text:p>0.0836083</text:p>
          </table:table-cell>
          <table:table-cell office:value-type="float" office:value="0.0967306" calcext:value-type="float">
            <text:p>0.0967306</text:p>
          </table:table-cell>
          <table:table-cell office:value-type="float" office:value="0.115793" calcext:value-type="float">
            <text:p>0.115793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0903" calcext:value-type="float">
            <text:p>0.1409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191469" calcext:value-type="float">
            <text:p>0.191469</text:p>
          </table:table-cell>
          <table:table-cell table:number-columns-repeated="10"/>
        </table:table-row>
        <table:table-row table:style-name="ro1">
          <table:table-cell office:value-type="float" office:value="0.185354" calcext:value-type="float">
            <text:p>0.185354</text:p>
          </table:table-cell>
          <table:table-cell office:value-type="float" office:value="0.185106" calcext:value-type="float">
            <text:p>0.185106</text:p>
          </table:table-cell>
          <table:table-cell office:value-type="float" office:value="0.18446" calcext:value-type="float">
            <text:p>0.18446</text:p>
          </table:table-cell>
          <table:table-cell office:value-type="float" office:value="0.183649" calcext:value-type="float">
            <text:p>0.183649</text:p>
          </table:table-cell>
          <table:table-cell office:value-type="float" office:value="0.182996" calcext:value-type="float">
            <text:p>0.182996</text:p>
          </table:table-cell>
          <table:table-cell office:value-type="float" office:value="0.182743" calcext:value-type="float">
            <text:p>0.182743</text:p>
          </table:table-cell>
          <table:table-cell office:value-type="float" office:value="0.182996" calcext:value-type="float">
            <text:p>0.182996</text:p>
          </table:table-cell>
          <table:table-cell office:value-type="float" office:value="0.183649" calcext:value-type="float">
            <text:p>0.183649</text:p>
          </table:table-cell>
          <table:table-cell office:value-type="float" office:value="0.18446" calcext:value-type="float">
            <text:p>0.18446</text:p>
          </table:table-cell>
          <table:table-cell office:value-type="float" office:value="0.185106" calcext:value-type="float">
            <text:p>0.185106</text:p>
          </table:table-cell>
          <table:table-cell office:value-type="float" office:value="0.185354" calcext:value-type="float">
            <text:p>0.185354</text:p>
          </table:table-cell>
        </table:table-row>
        <table:table-row table:style-name="ro1">
          <table:table-cell office:value-type="float" office:value="0.183172" calcext:value-type="float">
            <text:p>0.183172</text:p>
          </table:table-cell>
          <table:table-cell office:value-type="float" office:value="0.183035" calcext:value-type="float">
            <text:p>0.183035</text:p>
          </table:table-cell>
          <table:table-cell office:value-type="float" office:value="0.182715" calcext:value-type="float">
            <text:p>0.182715</text:p>
          </table:table-cell>
          <table:table-cell office:value-type="float" office:value="0.182308" calcext:value-type="float">
            <text:p>0.182308</text:p>
          </table:table-cell>
          <table:table-cell office:value-type="float" office:value="0.181988" calcext:value-type="float">
            <text:p>0.181988</text:p>
          </table:table-cell>
          <table:table-cell office:value-type="float" office:value="0.181861" calcext:value-type="float">
            <text:p>0.181861</text:p>
          </table:table-cell>
          <table:table-cell office:value-type="float" office:value="0.181988" calcext:value-type="float">
            <text:p>0.181988</text:p>
          </table:table-cell>
          <table:table-cell office:value-type="float" office:value="0.182308" calcext:value-type="float">
            <text:p>0.182308</text:p>
          </table:table-cell>
          <table:table-cell office:value-type="float" office:value="0.182715" calcext:value-type="float">
            <text:p>0.182715</text:p>
          </table:table-cell>
          <table:table-cell office:value-type="float" office:value="0.183035" calcext:value-type="float">
            <text:p>0.183035</text:p>
          </table:table-cell>
          <table:table-cell office:value-type="float" office:value="0.183172" calcext:value-type="float">
            <text:p>0.183172</text:p>
          </table:table-cell>
        </table:table-row>
        <table:table-row table:style-name="ro1">
          <table:table-cell office:value-type="float" office:value="0.181899" calcext:value-type="float">
            <text:p>0.181899</text:p>
          </table:table-cell>
          <table:table-cell office:value-type="float" office:value="0.181409" calcext:value-type="float">
            <text:p>0.181409</text:p>
          </table:table-cell>
          <table:table-cell office:value-type="float" office:value="0.180079" calcext:value-type="float">
            <text:p>0.180079</text:p>
          </table:table-cell>
          <table:table-cell office:value-type="float" office:value="0.178432" calcext:value-type="float">
            <text:p>0.178432</text:p>
          </table:table-cell>
          <table:table-cell office:value-type="float" office:value="0.177119" calcext:value-type="float">
            <text:p>0.177119</text:p>
          </table:table-cell>
          <table:table-cell office:value-type="float" office:value="0.176616" calcext:value-type="float">
            <text:p>0.176616</text:p>
          </table:table-cell>
          <table:table-cell office:value-type="float" office:value="0.177119" calcext:value-type="float">
            <text:p>0.177119</text:p>
          </table:table-cell>
          <table:table-cell office:value-type="float" office:value="0.178432" calcext:value-type="float">
            <text:p>0.178432</text:p>
          </table:table-cell>
          <table:table-cell office:value-type="float" office:value="0.180079" calcext:value-type="float">
            <text:p>0.180079</text:p>
          </table:table-cell>
          <table:table-cell office:value-type="float" office:value="0.181409" calcext:value-type="float">
            <text:p>0.181409</text:p>
          </table:table-cell>
          <table:table-cell office:value-type="float" office:value="0.181899" calcext:value-type="float">
            <text:p>0.181899</text:p>
          </table:table-cell>
        </table:table-row>
        <table:table-row table:style-name="ro1">
          <table:table-cell office:value-type="float" office:value="0.179448" calcext:value-type="float">
            <text:p>0.179448</text:p>
          </table:table-cell>
          <table:table-cell office:value-type="float" office:value="0.178431" calcext:value-type="float">
            <text:p>0.178431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172146" calcext:value-type="float">
            <text:p>0.172146</text:p>
          </table:table-cell>
          <table:table-cell office:value-type="float" office:value="0.169417" calcext:value-type="float">
            <text:p>0.169417</text:p>
          </table:table-cell>
          <table:table-cell office:value-type="float" office:value="0.168383" calcext:value-type="float">
            <text:p>0.168383</text:p>
          </table:table-cell>
          <table:table-cell office:value-type="float" office:value="0.169417" calcext:value-type="float">
            <text:p>0.169417</text:p>
          </table:table-cell>
          <table:table-cell office:value-type="float" office:value="0.172146" calcext:value-type="float">
            <text:p>0.172146</text:p>
          </table:table-cell>
          <table:table-cell office:value-type="float" office:value="0.1756" calcext:value-type="float">
            <text:p>0.1756</text:p>
          </table:table-cell>
          <table:table-cell office:value-type="float" office:value="0.178431" calcext:value-type="float">
            <text:p>0.178431</text:p>
          </table:table-cell>
          <table:table-cell office:value-type="float" office:value="0.179448" calcext:value-type="float">
            <text:p>0.179448</text:p>
          </table:table-cell>
        </table:table-row>
        <table:table-row table:style-name="ro1">
          <table:table-cell office:value-type="float" office:value="0.176375" calcext:value-type="float">
            <text:p>0.176375</text:p>
          </table:table-cell>
          <table:table-cell office:value-type="float" office:value="0.174607" calcext:value-type="float">
            <text:p>0.174607</text:p>
          </table:table-cell>
          <table:table-cell office:value-type="float" office:value="0.169659" calcext:value-type="float">
            <text:p>0.169659</text:p>
          </table:table-cell>
          <table:table-cell office:value-type="float" office:value="0.16372" calcext:value-type="float">
            <text:p>0.16372</text:p>
          </table:table-cell>
          <table:table-cell office:value-type="float" office:value="0.159088" calcext:value-type="float">
            <text:p>0.159088</text:p>
          </table:table-cell>
          <table:table-cell office:value-type="float" office:value="0.157353" calcext:value-type="float">
            <text:p>0.157353</text:p>
          </table:table-cell>
          <table:table-cell office:value-type="float" office:value="0.159088" calcext:value-type="float">
            <text:p>0.159088</text:p>
          </table:table-cell>
          <table:table-cell office:value-type="float" office:value="0.16372" calcext:value-type="float">
            <text:p>0.16372</text:p>
          </table:table-cell>
          <table:table-cell office:value-type="float" office:value="0.169659" calcext:value-type="float">
            <text:p>0.169659</text:p>
          </table:table-cell>
          <table:table-cell office:value-type="float" office:value="0.174607" calcext:value-type="float">
            <text:p>0.174607</text:p>
          </table:table-cell>
          <table:table-cell office:value-type="float" office:value="0.176375" calcext:value-type="float">
            <text:p>0.176375</text:p>
          </table:table-cell>
        </table:table-row>
        <table:table-row table:style-name="ro1">
          <table:table-cell office:value-type="float" office:value="0.172365" calcext:value-type="float">
            <text:p>0.172365</text:p>
          </table:table-cell>
          <table:table-cell office:value-type="float" office:value="0.169695" calcext:value-type="float">
            <text:p>0.169695</text:p>
          </table:table-cell>
          <table:table-cell office:value-type="float" office:value="0.162262" calcext:value-type="float">
            <text:p>0.162262</text:p>
          </table:table-cell>
          <table:table-cell office:value-type="float" office:value="0.153511" calcext:value-type="float">
            <text:p>0.153511</text:p>
          </table:table-cell>
          <table:table-cell office:value-type="float" office:value="0.14681" calcext:value-type="float">
            <text:p>0.14681</text:p>
          </table:table-cell>
          <table:table-cell office:value-type="float" office:value="0.144328" calcext:value-type="float">
            <text:p>0.144328</text:p>
          </table:table-cell>
          <table:table-cell office:value-type="float" office:value="0.14681" calcext:value-type="float">
            <text:p>0.14681</text:p>
          </table:table-cell>
          <table:table-cell office:value-type="float" office:value="0.153511" calcext:value-type="float">
            <text:p>0.153511</text:p>
          </table:table-cell>
          <table:table-cell office:value-type="float" office:value="0.162262" calcext:value-type="float">
            <text:p>0.162262</text:p>
          </table:table-cell>
          <table:table-cell office:value-type="float" office:value="0.169695" calcext:value-type="float">
            <text:p>0.169695</text:p>
          </table:table-cell>
          <table:table-cell office:value-type="float" office:value="0.172365" calcext:value-type="float">
            <text:p>0.172365</text:p>
          </table:table-cell>
        </table:table-row>
        <table:table-row table:style-name="ro1">
          <table:table-cell office:value-type="float" office:value="0.167726" calcext:value-type="float">
            <text:p>0.167726</text:p>
          </table:table-cell>
          <table:table-cell office:value-type="float" office:value="0.164005" calcext:value-type="float">
            <text:p>0.164005</text:p>
          </table:table-cell>
          <table:table-cell office:value-type="float" office:value="0.153763" calcext:value-type="float">
            <text:p>0.153763</text:p>
          </table:table-cell>
          <table:table-cell office:value-type="float" office:value="0.141977" calcext:value-type="float">
            <text:p>0.141977</text:p>
          </table:table-cell>
          <table:table-cell office:value-type="float" office:value="0.133142" calcext:value-type="float">
            <text:p>0.133142</text:p>
          </table:table-cell>
          <table:table-cell office:value-type="float" office:value="0.129915" calcext:value-type="float">
            <text:p>0.129915</text:p>
          </table:table-cell>
          <table:table-cell office:value-type="float" office:value="0.133142" calcext:value-type="float">
            <text:p>0.133142</text:p>
          </table:table-cell>
          <table:table-cell office:value-type="float" office:value="0.141977" calcext:value-type="float">
            <text:p>0.141977</text:p>
          </table:table-cell>
          <table:table-cell office:value-type="float" office:value="0.153763" calcext:value-type="float">
            <text:p>0.153763</text:p>
          </table:table-cell>
          <table:table-cell office:value-type="float" office:value="0.164005" calcext:value-type="float">
            <text:p>0.164005</text:p>
          </table:table-cell>
          <table:table-cell office:value-type="float" office:value="0.167726" calcext:value-type="float">
            <text:p>0.167726</text:p>
          </table:table-cell>
        </table:table-row>
        <table:table-row table:style-name="ro1">
          <table:table-cell office:value-type="float" office:value="0.162584" calcext:value-type="float">
            <text:p>0.162584</text:p>
          </table:table-cell>
          <table:table-cell office:value-type="float" office:value="0.157729" calcext:value-type="float">
            <text:p>0.157729</text:p>
          </table:table-cell>
          <table:table-cell office:value-type="float" office:value="0.144576" calcext:value-type="float">
            <text:p>0.144576</text:p>
          </table:table-cell>
          <table:table-cell office:value-type="float" office:value="0.129813" calcext:value-type="float">
            <text:p>0.129813</text:p>
          </table:table-cell>
          <table:table-cell office:value-type="float" office:value="0.119014" calcext:value-type="float">
            <text:p>0.119014</text:p>
          </table:table-cell>
          <table:table-cell office:value-type="float" office:value="0.115127" calcext:value-type="float">
            <text:p>0.115127</text:p>
          </table:table-cell>
          <table:table-cell office:value-type="float" office:value="0.119014" calcext:value-type="float">
            <text:p>0.119014</text:p>
          </table:table-cell>
          <table:table-cell office:value-type="float" office:value="0.129813" calcext:value-type="float">
            <text:p>0.129813</text:p>
          </table:table-cell>
          <table:table-cell office:value-type="float" office:value="0.144576" calcext:value-type="float">
            <text:p>0.144576</text:p>
          </table:table-cell>
          <table:table-cell office:value-type="float" office:value="0.157729" calcext:value-type="float">
            <text:p>0.157729</text:p>
          </table:table-cell>
          <table:table-cell office:value-type="float" office:value="0.162584" calcext:value-type="float">
            <text:p>0.162584</text:p>
          </table:table-cell>
        </table:table-row>
        <table:table-row table:style-name="ro1">
          <table:table-cell office:value-type="float" office:value="0.15743" calcext:value-type="float">
            <text:p>0.15743</text:p>
          </table:table-cell>
          <table:table-cell office:value-type="float" office:value="0.151434" calcext:value-type="float">
            <text:p>0.151434</text:p>
          </table:table-cell>
          <table:table-cell office:value-type="float" office:value="0.135489" calcext:value-type="float">
            <text:p>0.135489</text:p>
          </table:table-cell>
          <table:table-cell office:value-type="float" office:value="0.118047" calcext:value-type="float">
            <text:p>0.118047</text:p>
          </table:table-cell>
          <table:table-cell office:value-type="float" office:value="0.105606" calcext:value-type="float">
            <text:p>0.105606</text:p>
          </table:table-cell>
          <table:table-cell office:value-type="float" office:value="0.101199" calcext:value-type="float">
            <text:p>0.101199</text:p>
          </table:table-cell>
          <table:table-cell office:value-type="float" office:value="0.105606" calcext:value-type="float">
            <text:p>0.105606</text:p>
          </table:table-cell>
          <table:table-cell office:value-type="float" office:value="0.118047" calcext:value-type="float">
            <text:p>0.118047</text:p>
          </table:table-cell>
          <table:table-cell office:value-type="float" office:value="0.135489" calcext:value-type="float">
            <text:p>0.135489</text:p>
          </table:table-cell>
          <table:table-cell office:value-type="float" office:value="0.151434" calcext:value-type="float">
            <text:p>0.151434</text:p>
          </table:table-cell>
          <table:table-cell office:value-type="float" office:value="0.15743" calcext:value-type="float">
            <text:p>0.15743</text:p>
          </table:table-cell>
        </table:table-row>
        <table:table-row table:style-name="ro1">
          <table:table-cell office:value-type="float" office:value="0.153155" calcext:value-type="float">
            <text:p>0.153155</text:p>
          </table:table-cell>
          <table:table-cell office:value-type="float" office:value="0.146195" calcext:value-type="float">
            <text:p>0.146195</text:p>
          </table:table-cell>
          <table:table-cell office:value-type="float" office:value="0.128019" calcext:value-type="float">
            <text:p>0.128019</text:p>
          </table:table-cell>
          <table:table-cell office:value-type="float" office:value="0.108577" calcext:value-type="float">
            <text:p>0.108577</text:p>
          </table:table-cell>
          <table:table-cell office:value-type="float" office:value="0.0950135" calcext:value-type="float">
            <text:p>0.0950135</text:p>
          </table:table-cell>
          <table:table-cell office:value-type="float" office:value="0.0902752" calcext:value-type="float">
            <text:p>0.0902752</text:p>
          </table:table-cell>
          <table:table-cell office:value-type="float" office:value="0.0950135" calcext:value-type="float">
            <text:p>0.0950135</text:p>
          </table:table-cell>
          <table:table-cell office:value-type="float" office:value="0.108577" calcext:value-type="float">
            <text:p>0.108577</text:p>
          </table:table-cell>
          <table:table-cell office:value-type="float" office:value="0.128019" calcext:value-type="float">
            <text:p>0.128019</text:p>
          </table:table-cell>
          <table:table-cell office:value-type="float" office:value="0.146195" calcext:value-type="float">
            <text:p>0.146195</text:p>
          </table:table-cell>
          <table:table-cell office:value-type="float" office:value="0.153155" calcext:value-type="float">
            <text:p>0.153155</text:p>
          </table:table-cell>
        </table:table-row>
        <table:table-row table:style-name="ro1">
          <table:table-cell office:value-type="float" office:value="0.151259" calcext:value-type="float">
            <text:p>0.151259</text:p>
          </table:table-cell>
          <table:table-cell office:value-type="float" office:value="0.14382" calcext:value-type="float">
            <text:p>0.14382</text:p>
          </table:table-cell>
          <table:table-cell office:value-type="float" office:value="0.124626" calcext:value-type="float">
            <text:p>0.124626</text:p>
          </table:table-cell>
          <table:table-cell office:value-type="float" office:value="0.104332" calcext:value-type="float">
            <text:p>0.104332</text:p>
          </table:table-cell>
          <table:table-cell office:value-type="float" office:value="0.0903316" calcext:value-type="float">
            <text:p>0.0903316</text:p>
          </table:table-cell>
          <table:table-cell office:value-type="float" office:value="0.0854748" calcext:value-type="float">
            <text:p>0.0854748</text:p>
          </table:table-cell>
          <table:table-cell office:value-type="float" office:value="0.0903316" calcext:value-type="float">
            <text:p>0.0903316</text:p>
          </table:table-cell>
          <table:table-cell office:value-type="float" office:value="0.104332" calcext:value-type="float">
            <text:p>0.104332</text:p>
          </table:table-cell>
          <table:table-cell office:value-type="float" office:value="0.124626" calcext:value-type="float">
            <text:p>0.124626</text:p>
          </table:table-cell>
          <table:table-cell office:value-type="float" office:value="0.14382" calcext:value-type="float">
            <text:p>0.14382</text:p>
          </table:table-cell>
          <table:table-cell office:value-type="float" office:value="0.151259" calcext:value-type="float">
            <text:p>0.1512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04103" calcext:value-type="float">
            <text:p>0.204103</text:p>
          </table:table-cell>
          <table:table-cell table:number-columns-repeated="10"/>
        </table:table-row>
        <table:table-row table:style-name="ro1">
          <table:table-cell office:value-type="float" office:value="0.197103" calcext:value-type="float">
            <text:p>0.197103</text:p>
          </table:table-cell>
          <table:table-cell office:value-type="float" office:value="0.196832" calcext:value-type="float">
            <text:p>0.196832</text:p>
          </table:table-cell>
          <table:table-cell office:value-type="float" office:value="0.196129" calcext:value-type="float">
            <text:p>0.196129</text:p>
          </table:table-cell>
          <table:table-cell office:value-type="float" office:value="0.195244" calcext:value-type="float">
            <text:p>0.195244</text:p>
          </table:table-cell>
          <table:table-cell office:value-type="float" office:value="0.194533" calcext:value-type="float">
            <text:p>0.194533</text:p>
          </table:table-cell>
          <table:table-cell office:value-type="float" office:value="0.194258" calcext:value-type="float">
            <text:p>0.194258</text:p>
          </table:table-cell>
          <table:table-cell office:value-type="float" office:value="0.194533" calcext:value-type="float">
            <text:p>0.194533</text:p>
          </table:table-cell>
          <table:table-cell office:value-type="float" office:value="0.195244" calcext:value-type="float">
            <text:p>0.195244</text:p>
          </table:table-cell>
          <table:table-cell office:value-type="float" office:value="0.196129" calcext:value-type="float">
            <text:p>0.196129</text:p>
          </table:table-cell>
          <table:table-cell office:value-type="float" office:value="0.196832" calcext:value-type="float">
            <text:p>0.196832</text:p>
          </table:table-cell>
          <table:table-cell office:value-type="float" office:value="0.197103" calcext:value-type="float">
            <text:p>0.197103</text:p>
          </table:table-cell>
        </table:table-row>
        <table:table-row table:style-name="ro1">
          <table:table-cell office:value-type="float" office:value="0.194738" calcext:value-type="float">
            <text:p>0.194738</text:p>
          </table:table-cell>
          <table:table-cell office:value-type="float" office:value="0.194592" calcext:value-type="float">
            <text:p>0.194592</text:p>
          </table:table-cell>
          <table:table-cell office:value-type="float" office:value="0.194253" calcext:value-type="float">
            <text:p>0.194253</text:p>
          </table:table-cell>
          <table:table-cell office:value-type="float" office:value="0.193821" calcext:value-type="float">
            <text:p>0.193821</text:p>
          </table:table-cell>
          <table:table-cell office:value-type="float" office:value="0.193483" calcext:value-type="float">
            <text:p>0.193483</text:p>
          </table:table-cell>
          <table:table-cell office:value-type="float" office:value="0.193347" calcext:value-type="float">
            <text:p>0.193347</text:p>
          </table:table-cell>
          <table:table-cell office:value-type="float" office:value="0.193483" calcext:value-type="float">
            <text:p>0.193483</text:p>
          </table:table-cell>
          <table:table-cell office:value-type="float" office:value="0.193821" calcext:value-type="float">
            <text:p>0.193821</text:p>
          </table:table-cell>
          <table:table-cell office:value-type="float" office:value="0.194253" calcext:value-type="float">
            <text:p>0.194253</text:p>
          </table:table-cell>
          <table:table-cell office:value-type="float" office:value="0.194592" calcext:value-type="float">
            <text:p>0.194592</text:p>
          </table:table-cell>
          <table:table-cell office:value-type="float" office:value="0.194738" calcext:value-type="float">
            <text:p>0.194738</text:p>
          </table:table-cell>
        </table:table-row>
        <table:table-row table:style-name="ro1">
          <table:table-cell office:value-type="float" office:value="0.19339" calcext:value-type="float">
            <text:p>0.19339</text:p>
          </table:table-cell>
          <table:table-cell office:value-type="float" office:value="0.192869" calcext:value-type="float">
            <text:p>0.192869</text:p>
          </table:table-cell>
          <table:table-cell office:value-type="float" office:value="0.191457" calcext:value-type="float">
            <text:p>0.191457</text:p>
          </table:table-cell>
          <table:table-cell office:value-type="float" office:value="0.189709" calcext:value-type="float">
            <text:p>0.189709</text:p>
          </table:table-cell>
          <table:table-cell office:value-type="float" office:value="0.188316" calcext:value-type="float">
            <text:p>0.188316</text:p>
          </table:table-cell>
          <table:table-cell office:value-type="float" office:value="0.187781" calcext:value-type="float">
            <text:p>0.187781</text:p>
          </table:table-cell>
          <table:table-cell office:value-type="float" office:value="0.188316" calcext:value-type="float">
            <text:p>0.188316</text:p>
          </table:table-cell>
          <table:table-cell office:value-type="float" office:value="0.189709" calcext:value-type="float">
            <text:p>0.189709</text:p>
          </table:table-cell>
          <table:table-cell office:value-type="float" office:value="0.191457" calcext:value-type="float">
            <text:p>0.191457</text:p>
          </table:table-cell>
          <table:table-cell office:value-type="float" office:value="0.192869" calcext:value-type="float">
            <text:p>0.192869</text:p>
          </table:table-cell>
          <table:table-cell office:value-type="float" office:value="0.19339" calcext:value-type="float">
            <text:p>0.19339</text:p>
          </table:table-cell>
        </table:table-row>
        <table:table-row table:style-name="ro1">
          <table:table-cell office:value-type="float" office:value="0.190776" calcext:value-type="float">
            <text:p>0.190776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8304" calcext:value-type="float">
            <text:p>0.18304</text:p>
          </table:table-cell>
          <table:table-cell office:value-type="float" office:value="0.180148" calcext:value-type="float">
            <text:p>0.180148</text:p>
          </table:table-cell>
          <table:table-cell office:value-type="float" office:value="0.179052" calcext:value-type="float">
            <text:p>0.179052</text:p>
          </table:table-cell>
          <table:table-cell office:value-type="float" office:value="0.180148" calcext:value-type="float">
            <text:p>0.180148</text:p>
          </table:table-cell>
          <table:table-cell office:value-type="float" office:value="0.18304" calcext:value-type="float">
            <text:p>0.18304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190776" calcext:value-type="float">
            <text:p>0.190776</text:p>
          </table:table-cell>
        </table:table-row>
        <table:table-row table:style-name="ro1">
          <table:table-cell office:value-type="float" office:value="0.187516" calcext:value-type="float">
            <text:p>0.187516</text:p>
          </table:table-cell>
          <table:table-cell office:value-type="float" office:value="0.185646" calcext:value-type="float">
            <text:p>0.185646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74101" calcext:value-type="float">
            <text:p>0.174101</text:p>
          </table:table-cell>
          <table:table-cell office:value-type="float" office:value="0.169189" calcext:value-type="float">
            <text:p>0.169189</text:p>
          </table:table-cell>
          <table:table-cell office:value-type="float" office:value="0.167348" calcext:value-type="float">
            <text:p>0.167348</text:p>
          </table:table-cell>
          <table:table-cell office:value-type="float" office:value="0.169189" calcext:value-type="float">
            <text:p>0.169189</text:p>
          </table:table-cell>
          <table:table-cell office:value-type="float" office:value="0.174101" calcext:value-type="float">
            <text:p>0.174101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185646" calcext:value-type="float">
            <text:p>0.185646</text:p>
          </table:table-cell>
          <table:table-cell office:value-type="float" office:value="0.187516" calcext:value-type="float">
            <text:p>0.187516</text:p>
          </table:table-cell>
        </table:table-row>
        <table:table-row table:style-name="ro1">
          <table:table-cell office:value-type="float" office:value="0.183253" calcext:value-type="float">
            <text:p>0.183253</text:p>
          </table:table-cell>
          <table:table-cell office:value-type="float" office:value="0.180433" calcext:value-type="float">
            <text:p>0.180433</text:p>
          </table:table-cell>
          <table:table-cell office:value-type="float" office:value="0.172554" calcext:value-type="float">
            <text:p>0.172554</text:p>
          </table:table-cell>
          <table:table-cell office:value-type="float" office:value="0.163277" calcext:value-type="float">
            <text:p>0.163277</text:p>
          </table:table-cell>
          <table:table-cell office:value-type="float" office:value="0.156172" calcext:value-type="float">
            <text:p>0.156172</text:p>
          </table:table-cell>
          <table:table-cell office:value-type="float" office:value="0.15354" calcext:value-type="float">
            <text:p>0.15354</text:p>
          </table:table-cell>
          <table:table-cell office:value-type="float" office:value="0.156172" calcext:value-type="float">
            <text:p>0.156172</text:p>
          </table:table-cell>
          <table:table-cell office:value-type="float" office:value="0.163277" calcext:value-type="float">
            <text:p>0.163277</text:p>
          </table:table-cell>
          <table:table-cell office:value-type="float" office:value="0.172554" calcext:value-type="float">
            <text:p>0.172554</text:p>
          </table:table-cell>
          <table:table-cell office:value-type="float" office:value="0.180433" calcext:value-type="float">
            <text:p>0.180433</text:p>
          </table:table-cell>
          <table:table-cell office:value-type="float" office:value="0.183253" calcext:value-type="float">
            <text:p>0.183253</text:p>
          </table:table-cell>
        </table:table-row>
        <table:table-row table:style-name="ro1">
          <table:table-cell office:value-type="float" office:value="0.178342" calcext:value-type="float">
            <text:p>0.178342</text:p>
          </table:table-cell>
          <table:table-cell office:value-type="float" office:value="0.174416" calcext:value-type="float">
            <text:p>0.174416</text:p>
          </table:table-cell>
          <table:table-cell office:value-type="float" office:value="0.163561" calcext:value-type="float">
            <text:p>0.163561</text:p>
          </table:table-cell>
          <table:table-cell office:value-type="float" office:value="0.151065" calcext:value-type="float">
            <text:p>0.151065</text:p>
          </table:table-cell>
          <table:table-cell office:value-type="float" office:value="0.141697" calcext:value-type="float">
            <text:p>0.141697</text:p>
          </table:table-cell>
          <table:table-cell office:value-type="float" office:value="0.138273" calcext:value-type="float">
            <text:p>0.138273</text:p>
          </table:table-cell>
          <table:table-cell office:value-type="float" office:value="0.141697" calcext:value-type="float">
            <text:p>0.141697</text:p>
          </table:table-cell>
          <table:table-cell office:value-type="float" office:value="0.151065" calcext:value-type="float">
            <text:p>0.151065</text:p>
          </table:table-cell>
          <table:table-cell office:value-type="float" office:value="0.163561" calcext:value-type="float">
            <text:p>0.163561</text:p>
          </table:table-cell>
          <table:table-cell office:value-type="float" office:value="0.174416" calcext:value-type="float">
            <text:p>0.174416</text:p>
          </table:table-cell>
          <table:table-cell office:value-type="float" office:value="0.178342" calcext:value-type="float">
            <text:p>0.178342</text:p>
          </table:table-cell>
        </table:table-row>
        <table:table-row table:style-name="ro1">
          <table:table-cell office:value-type="float" office:value="0.172918" calcext:value-type="float">
            <text:p>0.172918</text:p>
          </table:table-cell>
          <table:table-cell office:value-type="float" office:value="0.167801" calcext:value-type="float">
            <text:p>0.167801</text:p>
          </table:table-cell>
          <table:table-cell office:value-type="float" office:value="0.153869" calcext:value-type="float">
            <text:p>0.153869</text:p>
          </table:table-cell>
          <table:table-cell office:value-type="float" office:value="0.138225" calcext:value-type="float">
            <text:p>0.138225</text:p>
          </table:table-cell>
          <table:table-cell office:value-type="float" office:value="0.126774" calcext:value-type="float">
            <text:p>0.126774</text:p>
          </table:table-cell>
          <table:table-cell office:value-type="float" office:value="0.122652" calcext:value-type="float">
            <text:p>0.122652</text:p>
          </table:table-cell>
          <table:table-cell office:value-type="float" office:value="0.126774" calcext:value-type="float">
            <text:p>0.126774</text:p>
          </table:table-cell>
          <table:table-cell office:value-type="float" office:value="0.138225" calcext:value-type="float">
            <text:p>0.138225</text:p>
          </table:table-cell>
          <table:table-cell office:value-type="float" office:value="0.153869" calcext:value-type="float">
            <text:p>0.153869</text:p>
          </table:table-cell>
          <table:table-cell office:value-type="float" office:value="0.167801" calcext:value-type="float">
            <text:p>0.167801</text:p>
          </table:table-cell>
          <table:table-cell office:value-type="float" office:value="0.172918" calcext:value-type="float">
            <text:p>0.172918</text:p>
          </table:table-cell>
        </table:table-row>
        <table:table-row table:style-name="ro1">
          <table:table-cell office:value-type="float" office:value="0.167527" calcext:value-type="float">
            <text:p>0.167527</text:p>
          </table:table-cell>
          <table:table-cell office:value-type="float" office:value="0.161216" calcext:value-type="float">
            <text:p>0.161216</text:p>
          </table:table-cell>
          <table:table-cell office:value-type="float" office:value="0.144346" calcext:value-type="float">
            <text:p>0.144346</text:p>
          </table:table-cell>
          <table:table-cell office:value-type="float" office:value="0.125874" calcext:value-type="float">
            <text:p>0.125874</text:p>
          </table:table-cell>
          <table:table-cell office:value-type="float" office:value="0.112686" calcext:value-type="float">
            <text:p>0.112686</text:p>
          </table:table-cell>
          <table:table-cell office:value-type="float" office:value="0.108011" calcext:value-type="float">
            <text:p>0.108011</text:p>
          </table:table-cell>
          <table:table-cell office:value-type="float" office:value="0.112686" calcext:value-type="float">
            <text:p>0.112686</text:p>
          </table:table-cell>
          <table:table-cell office:value-type="float" office:value="0.125874" calcext:value-type="float">
            <text:p>0.125874</text:p>
          </table:table-cell>
          <table:table-cell office:value-type="float" office:value="0.144346" calcext:value-type="float">
            <text:p>0.144346</text:p>
          </table:table-cell>
          <table:table-cell office:value-type="float" office:value="0.161216" calcext:value-type="float">
            <text:p>0.161216</text:p>
          </table:table-cell>
          <table:table-cell office:value-type="float" office:value="0.167527" calcext:value-type="float">
            <text:p>0.167527</text:p>
          </table:table-cell>
        </table:table-row>
        <table:table-row table:style-name="ro1">
          <table:table-cell office:value-type="float" office:value="0.163098" calcext:value-type="float">
            <text:p>0.163098</text:p>
          </table:table-cell>
          <table:table-cell office:value-type="float" office:value="0.155783" calcext:value-type="float">
            <text:p>0.155783</text:p>
          </table:table-cell>
          <table:table-cell office:value-type="float" office:value="0.136581" calcext:value-type="float">
            <text:p>0.136581</text:p>
          </table:table-cell>
          <table:table-cell office:value-type="float" office:value="0.116009" calcext:value-type="float">
            <text:p>0.116009</text:p>
          </table:table-cell>
          <table:table-cell office:value-type="float" office:value="0.101636" calcext:value-type="float">
            <text:p>0.101636</text:p>
          </table:table-cell>
          <table:table-cell office:value-type="float" office:value="0.0966103" calcext:value-type="float">
            <text:p>0.0966103</text:p>
          </table:table-cell>
          <table:table-cell office:value-type="float" office:value="0.101636" calcext:value-type="float">
            <text:p>0.101636</text:p>
          </table:table-cell>
          <table:table-cell office:value-type="float" office:value="0.116009" calcext:value-type="float">
            <text:p>0.116009</text:p>
          </table:table-cell>
          <table:table-cell office:value-type="float" office:value="0.136581" calcext:value-type="float">
            <text:p>0.136581</text:p>
          </table:table-cell>
          <table:table-cell office:value-type="float" office:value="0.155783" calcext:value-type="float">
            <text:p>0.155783</text:p>
          </table:table-cell>
          <table:table-cell office:value-type="float" office:value="0.163098" calcext:value-type="float">
            <text:p>0.163098</text:p>
          </table:table-cell>
        </table:table-row>
        <table:table-row table:style-name="ro1">
          <table:table-cell office:value-type="float" office:value="0.161176" calcext:value-type="float">
            <text:p>0.161176</text:p>
          </table:table-cell>
          <table:table-cell office:value-type="float" office:value="0.153369" calcext:value-type="float">
            <text:p>0.153369</text:p>
          </table:table-cell>
          <table:table-cell office:value-type="float" office:value="0.133114" calcext:value-type="float">
            <text:p>0.133114</text:p>
          </table:table-cell>
          <table:table-cell office:value-type="float" office:value="0.111656" calcext:value-type="float">
            <text:p>0.111656</text:p>
          </table:table-cell>
          <table:table-cell office:value-type="float" office:value="0.0968248" calcext:value-type="float">
            <text:p>0.0968248</text:p>
          </table:table-cell>
          <table:table-cell office:value-type="float" office:value="0.0916729" calcext:value-type="float">
            <text:p>0.0916729</text:p>
          </table:table-cell>
          <table:table-cell office:value-type="float" office:value="0.0968248" calcext:value-type="float">
            <text:p>0.0968248</text:p>
          </table:table-cell>
          <table:table-cell office:value-type="float" office:value="0.111656" calcext:value-type="float">
            <text:p>0.111656</text:p>
          </table:table-cell>
          <table:table-cell office:value-type="float" office:value="0.133114" calcext:value-type="float">
            <text:p>0.133114</text:p>
          </table:table-cell>
          <table:table-cell office:value-type="float" office:value="0.153369" calcext:value-type="float">
            <text:p>0.153369</text:p>
          </table:table-cell>
          <table:table-cell office:value-type="float" office:value="0.161176" calcext:value-type="float">
            <text:p>0.1611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18268" calcext:value-type="float">
            <text:p>0.218268</text:p>
          </table:table-cell>
          <table:table-cell table:number-columns-repeated="10"/>
        </table:table-row>
        <table:table-row table:style-name="ro1">
          <table:table-cell office:value-type="float" office:value="0.210204" calcext:value-type="float">
            <text:p>0.210204</text:p>
          </table:table-cell>
          <table:table-cell office:value-type="float" office:value="0.209907" calcext:value-type="float">
            <text:p>0.209907</text:p>
          </table:table-cell>
          <table:table-cell office:value-type="float" office:value="0.209138" calcext:value-type="float">
            <text:p>0.209138</text:p>
          </table:table-cell>
          <table:table-cell office:value-type="float" office:value="0.208172" calcext:value-type="float">
            <text:p>0.208172</text:p>
          </table:table-cell>
          <table:table-cell office:value-type="float" office:value="0.207394" calcext:value-type="float">
            <text:p>0.207394</text:p>
          </table:table-cell>
          <table:table-cell office:value-type="float" office:value="0.207093" calcext:value-type="float">
            <text:p>0.207093</text:p>
          </table:table-cell>
          <table:table-cell office:value-type="float" office:value="0.207394" calcext:value-type="float">
            <text:p>0.207394</text:p>
          </table:table-cell>
          <table:table-cell office:value-type="float" office:value="0.208172" calcext:value-type="float">
            <text:p>0.208172</text:p>
          </table:table-cell>
          <table:table-cell office:value-type="float" office:value="0.209138" calcext:value-type="float">
            <text:p>0.209138</text:p>
          </table:table-cell>
          <table:table-cell office:value-type="float" office:value="0.209907" calcext:value-type="float">
            <text:p>0.209907</text:p>
          </table:table-cell>
          <table:table-cell office:value-type="float" office:value="0.210204" calcext:value-type="float">
            <text:p>0.210204</text:p>
          </table:table-cell>
        </table:table-row>
        <table:table-row table:style-name="ro1">
          <table:table-cell office:value-type="float" office:value="0.207632" calcext:value-type="float">
            <text:p>0.207632</text:p>
          </table:table-cell>
          <table:table-cell office:value-type="float" office:value="0.207476" calcext:value-type="float">
            <text:p>0.207476</text:p>
          </table:table-cell>
          <table:table-cell office:value-type="float" office:value="0.207116" calcext:value-type="float">
            <text:p>0.207116</text:p>
          </table:table-cell>
          <table:table-cell office:value-type="float" office:value="0.206657" calcext:value-type="float">
            <text:p>0.206657</text:p>
          </table:table-cell>
          <table:table-cell office:value-type="float" office:value="0.206298" calcext:value-type="float">
            <text:p>0.206298</text:p>
          </table:table-cell>
          <table:table-cell office:value-type="float" office:value="0.206153" calcext:value-type="float">
            <text:p>0.206153</text:p>
          </table:table-cell>
          <table:table-cell office:value-type="float" office:value="0.206298" calcext:value-type="float">
            <text:p>0.206298</text:p>
          </table:table-cell>
          <table:table-cell office:value-type="float" office:value="0.206657" calcext:value-type="float">
            <text:p>0.206657</text:p>
          </table:table-cell>
          <table:table-cell office:value-type="float" office:value="0.207116" calcext:value-type="float">
            <text:p>0.207116</text:p>
          </table:table-cell>
          <table:table-cell office:value-type="float" office:value="0.207476" calcext:value-type="float">
            <text:p>0.207476</text:p>
          </table:table-cell>
          <table:table-cell office:value-type="float" office:value="0.207632" calcext:value-type="float">
            <text:p>0.207632</text:p>
          </table:table-cell>
        </table:table-row>
        <table:table-row table:style-name="ro1">
          <table:table-cell office:value-type="float" office:value="0.2062" calcext:value-type="float">
            <text:p>0.2062</text:p>
          </table:table-cell>
          <table:table-cell office:value-type="float" office:value="0.205646" calcext:value-type="float">
            <text:p>0.205646</text:p>
          </table:table-cell>
          <table:table-cell office:value-type="float" office:value="0.204143" calcext:value-type="float">
            <text:p>0.204143</text:p>
          </table:table-cell>
          <table:table-cell office:value-type="float" office:value="0.202283" calcext:value-type="float">
            <text:p>0.202283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00231" calcext:value-type="float">
            <text:p>0.200231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02283" calcext:value-type="float">
            <text:p>0.202283</text:p>
          </table:table-cell>
          <table:table-cell office:value-type="float" office:value="0.204143" calcext:value-type="float">
            <text:p>0.204143</text:p>
          </table:table-cell>
          <table:table-cell office:value-type="float" office:value="0.205646" calcext:value-type="float">
            <text:p>0.205646</text:p>
          </table:table-cell>
          <table:table-cell office:value-type="float" office:value="0.2062" calcext:value-type="float">
            <text:p>0.2062</text:p>
          </table:table-cell>
        </table:table-row>
        <table:table-row table:style-name="ro1">
          <table:table-cell office:value-type="float" office:value="0.203406" calcext:value-type="float">
            <text:p>0.203406</text:p>
          </table:table-cell>
          <table:table-cell office:value-type="float" office:value="0.202264" calcext:value-type="float">
            <text:p>0.202264</text:p>
          </table:table-cell>
          <table:table-cell office:value-type="float" office:value="0.199077" calcext:value-type="float">
            <text:p>0.199077</text:p>
          </table:table-cell>
          <table:table-cell office:value-type="float" office:value="0.195188" calcext:value-type="float">
            <text:p>0.195188</text:p>
          </table:table-cell>
          <table:table-cell office:value-type="float" office:value="0.192116" calcext:value-type="float">
            <text:p>0.192116</text:p>
          </table:table-cell>
          <table:table-cell office:value-type="float" office:value="0.190951" calcext:value-type="float">
            <text:p>0.190951</text:p>
          </table:table-cell>
          <table:table-cell office:value-type="float" office:value="0.192116" calcext:value-type="float">
            <text:p>0.192116</text:p>
          </table:table-cell>
          <table:table-cell office:value-type="float" office:value="0.195188" calcext:value-type="float">
            <text:p>0.195188</text:p>
          </table:table-cell>
          <table:table-cell office:value-type="float" office:value="0.199077" calcext:value-type="float">
            <text:p>0.199077</text:p>
          </table:table-cell>
          <table:table-cell office:value-type="float" office:value="0.202264" calcext:value-type="float">
            <text:p>0.202264</text:p>
          </table:table-cell>
          <table:table-cell office:value-type="float" office:value="0.203406" calcext:value-type="float">
            <text:p>0.203406</text:p>
          </table:table-cell>
        </table:table-row>
        <table:table-row table:style-name="ro1">
          <table:table-cell office:value-type="float" office:value="0.199939" calcext:value-type="float">
            <text:p>0.199939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0.192379" calcext:value-type="float">
            <text:p>0.192379</text:p>
          </table:table-cell>
          <table:table-cell office:value-type="float" office:value="0.185682" calcext:value-type="float">
            <text:p>0.185682</text:p>
          </table:table-cell>
          <table:table-cell office:value-type="float" office:value="0.180459" calcext:value-type="float">
            <text:p>0.180459</text:p>
          </table:table-cell>
          <table:table-cell office:value-type="float" office:value="0.178502" calcext:value-type="float">
            <text:p>0.178502</text:p>
          </table:table-cell>
          <table:table-cell office:value-type="float" office:value="0.180459" calcext:value-type="float">
            <text:p>0.180459</text:p>
          </table:table-cell>
          <table:table-cell office:value-type="float" office:value="0.185682" calcext:value-type="float">
            <text:p>0.185682</text:p>
          </table:table-cell>
          <table:table-cell office:value-type="float" office:value="0.192379" calcext:value-type="float">
            <text:p>0.192379</text:p>
          </table:table-cell>
          <table:table-cell office:value-type="float" office:value="0.197956" calcext:value-type="float">
            <text:p>0.197956</text:p>
          </table:table-cell>
          <table:table-cell office:value-type="float" office:value="0.199939" calcext:value-type="float">
            <text:p>0.199939</text:p>
          </table:table-cell>
        </table:table-row>
        <table:table-row table:style-name="ro1">
          <table:table-cell office:value-type="float" office:value="0.195396" calcext:value-type="float">
            <text:p>0.195396</text:p>
          </table:table-cell>
          <table:table-cell office:value-type="float" office:value="0.192411" calcext:value-type="float">
            <text:p>0.192411</text:p>
          </table:table-cell>
          <table:table-cell office:value-type="float" office:value="0.184037" calcext:value-type="float">
            <text:p>0.184037</text:p>
          </table:table-cell>
          <table:table-cell office:value-type="float" office:value="0.174178" calcext:value-type="float">
            <text:p>0.174178</text:p>
          </table:table-cell>
          <table:table-cell office:value-type="float" office:value="0.166625" calcext:value-type="float">
            <text:p>0.166625</text:p>
          </table:table-cell>
          <table:table-cell office:value-type="float" office:value="0.163827" calcext:value-type="float">
            <text:p>0.163827</text:p>
          </table:table-cell>
          <table:table-cell office:value-type="float" office:value="0.166625" calcext:value-type="float">
            <text:p>0.166625</text:p>
          </table:table-cell>
          <table:table-cell office:value-type="float" office:value="0.174178" calcext:value-type="float">
            <text:p>0.174178</text:p>
          </table:table-cell>
          <table:table-cell office:value-type="float" office:value="0.184037" calcext:value-type="float">
            <text:p>0.184037</text:p>
          </table:table-cell>
          <table:table-cell office:value-type="float" office:value="0.192411" calcext:value-type="float">
            <text:p>0.192411</text:p>
          </table:table-cell>
          <table:table-cell office:value-type="float" office:value="0.195396" calcext:value-type="float">
            <text:p>0.195396</text:p>
          </table:table-cell>
        </table:table-row>
        <table:table-row table:style-name="ro1">
          <table:table-cell office:value-type="float" office:value="0.190187" calcext:value-type="float">
            <text:p>0.190187</text:p>
          </table:table-cell>
          <table:table-cell office:value-type="float" office:value="0.186036" calcext:value-type="float">
            <text:p>0.186036</text:p>
          </table:table-cell>
          <table:table-cell office:value-type="float" office:value="0.174503" calcext:value-type="float">
            <text:p>0.174503</text:p>
          </table:table-cell>
          <table:table-cell office:value-type="float" office:value="0.161222" calcext:value-type="float">
            <text:p>0.161222</text:p>
          </table:table-cell>
          <table:table-cell office:value-type="float" office:value="0.151262" calcext:value-type="float">
            <text:p>0.151262</text:p>
          </table:table-cell>
          <table:table-cell office:value-type="float" office:value="0.147621" calcext:value-type="float">
            <text:p>0.147621</text:p>
          </table:table-cell>
          <table:table-cell office:value-type="float" office:value="0.151262" calcext:value-type="float">
            <text:p>0.151262</text:p>
          </table:table-cell>
          <table:table-cell office:value-type="float" office:value="0.161222" calcext:value-type="float">
            <text:p>0.161222</text:p>
          </table:table-cell>
          <table:table-cell office:value-type="float" office:value="0.174503" calcext:value-type="float">
            <text:p>0.174503</text:p>
          </table:table-cell>
          <table:table-cell office:value-type="float" office:value="0.186036" calcext:value-type="float">
            <text:p>0.186036</text:p>
          </table:table-cell>
          <table:table-cell office:value-type="float" office:value="0.190187" calcext:value-type="float">
            <text:p>0.190187</text:p>
          </table:table-cell>
        </table:table-row>
        <table:table-row table:style-name="ro1">
          <table:table-cell office:value-type="float" office:value="0.184457" calcext:value-type="float">
            <text:p>0.184457</text:p>
          </table:table-cell>
          <table:table-cell office:value-type="float" office:value="0.179053" calcext:value-type="float">
            <text:p>0.179053</text:p>
          </table:table-cell>
          <table:table-cell office:value-type="float" office:value="0.164263" calcext:value-type="float">
            <text:p>0.164263</text:p>
          </table:table-cell>
          <table:table-cell office:value-type="float" office:value="0.147643" calcext:value-type="float">
            <text:p>0.147643</text:p>
          </table:table-cell>
          <table:table-cell office:value-type="float" office:value="0.135472" calcext:value-type="float">
            <text:p>0.135472</text:p>
          </table:table-cell>
          <table:table-cell office:value-type="float" office:value="0.131088" calcext:value-type="float">
            <text:p>0.131088</text:p>
          </table:table-cell>
          <table:table-cell office:value-type="float" office:value="0.135472" calcext:value-type="float">
            <text:p>0.135472</text:p>
          </table:table-cell>
          <table:table-cell office:value-type="float" office:value="0.147643" calcext:value-type="float">
            <text:p>0.147643</text:p>
          </table:table-cell>
          <table:table-cell office:value-type="float" office:value="0.164263" calcext:value-type="float">
            <text:p>0.164263</text:p>
          </table:table-cell>
          <table:table-cell office:value-type="float" office:value="0.179053" calcext:value-type="float">
            <text:p>0.179053</text:p>
          </table:table-cell>
          <table:table-cell office:value-type="float" office:value="0.184457" calcext:value-type="float">
            <text:p>0.184457</text:p>
          </table:table-cell>
        </table:table-row>
        <table:table-row table:style-name="ro1">
          <table:table-cell office:value-type="float" office:value="0.178815" calcext:value-type="float">
            <text:p>0.178815</text:p>
          </table:table-cell>
          <table:table-cell office:value-type="float" office:value="0.172159" calcext:value-type="float">
            <text:p>0.172159</text:p>
          </table:table-cell>
          <table:table-cell office:value-type="float" office:value="0.15427" calcext:value-type="float">
            <text:p>0.15427</text:p>
          </table:table-cell>
          <table:table-cell office:value-type="float" office:value="0.134661" calcext:value-type="float">
            <text:p>0.134661</text:p>
          </table:table-cell>
          <table:table-cell office:value-type="float" office:value="0.120646" calcext:value-type="float">
            <text:p>0.120646</text:p>
          </table:table-cell>
          <table:table-cell office:value-type="float" office:value="0.115674" calcext:value-type="float">
            <text:p>0.115674</text:p>
          </table:table-cell>
          <table:table-cell office:value-type="float" office:value="0.120646" calcext:value-type="float">
            <text:p>0.120646</text:p>
          </table:table-cell>
          <table:table-cell office:value-type="float" office:value="0.134661" calcext:value-type="float">
            <text:p>0.134661</text:p>
          </table:table-cell>
          <table:table-cell office:value-type="float" office:value="0.15427" calcext:value-type="float">
            <text:p>0.15427</text:p>
          </table:table-cell>
          <table:table-cell office:value-type="float" office:value="0.172159" calcext:value-type="float">
            <text:p>0.172159</text:p>
          </table:table-cell>
          <table:table-cell office:value-type="float" office:value="0.178815" calcext:value-type="float">
            <text:p>0.178815</text:p>
          </table:table-cell>
        </table:table-row>
        <table:table-row table:style-name="ro1">
          <table:table-cell office:value-type="float" office:value="0.174224" calcext:value-type="float">
            <text:p>0.174224</text:p>
          </table:table-cell>
          <table:table-cell office:value-type="float" office:value="0.166522" calcext:value-type="float">
            <text:p>0.166522</text:p>
          </table:table-cell>
          <table:table-cell office:value-type="float" office:value="0.146191" calcext:value-type="float">
            <text:p>0.146191</text:p>
          </table:table-cell>
          <table:table-cell office:value-type="float" office:value="0.124374" calcext:value-type="float">
            <text:p>0.124374</text:p>
          </table:table-cell>
          <table:table-cell office:value-type="float" office:value="0.109106" calcext:value-type="float">
            <text:p>0.109106</text:p>
          </table:table-cell>
          <table:table-cell office:value-type="float" office:value="0.103761" calcext:value-type="float">
            <text:p>0.103761</text:p>
          </table:table-cell>
          <table:table-cell office:value-type="float" office:value="0.109106" calcext:value-type="float">
            <text:p>0.109106</text:p>
          </table:table-cell>
          <table:table-cell office:value-type="float" office:value="0.124374" calcext:value-type="float">
            <text:p>0.124374</text:p>
          </table:table-cell>
          <table:table-cell office:value-type="float" office:value="0.146191" calcext:value-type="float">
            <text:p>0.146191</text:p>
          </table:table-cell>
          <table:table-cell office:value-type="float" office:value="0.166522" calcext:value-type="float">
            <text:p>0.166522</text:p>
          </table:table-cell>
          <table:table-cell office:value-type="float" office:value="0.174224" calcext:value-type="float">
            <text:p>0.174224</text:p>
          </table:table-cell>
        </table:table-row>
        <table:table-row table:style-name="ro1">
          <table:table-cell office:value-type="float" office:value="0.172277" calcext:value-type="float">
            <text:p>0.172277</text:p>
          </table:table-cell>
          <table:table-cell office:value-type="float" office:value="0.164068" calcext:value-type="float">
            <text:p>0.164068</text:p>
          </table:table-cell>
          <table:table-cell office:value-type="float" office:value="0.142647" calcext:value-type="float">
            <text:p>0.142647</text:p>
          </table:table-cell>
          <table:table-cell office:value-type="float" office:value="0.119905" calcext:value-type="float">
            <text:p>0.119905</text:p>
          </table:table-cell>
          <table:table-cell office:value-type="float" office:value="0.104153" calcext:value-type="float">
            <text:p>0.104153</text:p>
          </table:table-cell>
          <table:table-cell office:value-type="float" office:value="0.0986739" calcext:value-type="float">
            <text:p>0.0986739</text:p>
          </table:table-cell>
          <table:table-cell office:value-type="float" office:value="0.104153" calcext:value-type="float">
            <text:p>0.104153</text:p>
          </table:table-cell>
          <table:table-cell office:value-type="float" office:value="0.119905" calcext:value-type="float">
            <text:p>0.119905</text:p>
          </table:table-cell>
          <table:table-cell office:value-type="float" office:value="0.142647" calcext:value-type="float">
            <text:p>0.142647</text:p>
          </table:table-cell>
          <table:table-cell office:value-type="float" office:value="0.164068" calcext:value-type="float">
            <text:p>0.164068</text:p>
          </table:table-cell>
          <table:table-cell office:value-type="float" office:value="0.172277" calcext:value-type="float">
            <text:p>0.17227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28612" calcext:value-type="float">
            <text:p>0.228612</text:p>
          </table:table-cell>
          <table:table-cell table:number-columns-repeated="10"/>
        </table:table-row>
        <table:table-row table:style-name="ro1">
          <table:table-cell office:value-type="float" office:value="0.219724" calcext:value-type="float">
            <text:p>0.219724</text:p>
          </table:table-cell>
          <table:table-cell office:value-type="float" office:value="0.219408" calcext:value-type="float">
            <text:p>0.219408</text:p>
          </table:table-cell>
          <table:table-cell office:value-type="float" office:value="0.218591" calcext:value-type="float">
            <text:p>0.218591</text:p>
          </table:table-cell>
          <table:table-cell office:value-type="float" office:value="0.217564" calcext:value-type="float">
            <text:p>0.217564</text:p>
          </table:table-cell>
          <table:table-cell office:value-type="float" office:value="0.216738" calcext:value-type="float">
            <text:p>0.216738</text:p>
          </table:table-cell>
          <table:table-cell office:value-type="float" office:value="0.216418" calcext:value-type="float">
            <text:p>0.216418</text:p>
          </table:table-cell>
          <table:table-cell office:value-type="float" office:value="0.216738" calcext:value-type="float">
            <text:p>0.216738</text:p>
          </table:table-cell>
          <table:table-cell office:value-type="float" office:value="0.217564" calcext:value-type="float">
            <text:p>0.217564</text:p>
          </table:table-cell>
          <table:table-cell office:value-type="float" office:value="0.218591" calcext:value-type="float">
            <text:p>0.218591</text:p>
          </table:table-cell>
          <table:table-cell office:value-type="float" office:value="0.219408" calcext:value-type="float">
            <text:p>0.219408</text:p>
          </table:table-cell>
          <table:table-cell office:value-type="float" office:value="0.219724" calcext:value-type="float">
            <text:p>0.219724</text:p>
          </table:table-cell>
        </table:table-row>
        <table:table-row table:style-name="ro1">
          <table:table-cell office:value-type="float" office:value="0.217001" calcext:value-type="float">
            <text:p>0.217001</text:p>
          </table:table-cell>
          <table:table-cell office:value-type="float" office:value="0.216838" calcext:value-type="float">
            <text:p>0.216838</text:p>
          </table:table-cell>
          <table:table-cell office:value-type="float" office:value="0.216462" calcext:value-type="float">
            <text:p>0.216462</text:p>
          </table:table-cell>
          <table:table-cell office:value-type="float" office:value="0.215983" calcext:value-type="float">
            <text:p>0.215983</text:p>
          </table:table-cell>
          <table:table-cell office:value-type="float" office:value="0.215609" calcext:value-type="float">
            <text:p>0.215609</text:p>
          </table:table-cell>
          <table:table-cell office:value-type="float" office:value="0.215458" calcext:value-type="float">
            <text:p>0.215458</text:p>
          </table:table-cell>
          <table:table-cell office:value-type="float" office:value="0.215609" calcext:value-type="float">
            <text:p>0.215609</text:p>
          </table:table-cell>
          <table:table-cell office:value-type="float" office:value="0.215983" calcext:value-type="float">
            <text:p>0.215983</text:p>
          </table:table-cell>
          <table:table-cell office:value-type="float" office:value="0.216462" calcext:value-type="float">
            <text:p>0.216462</text:p>
          </table:table-cell>
          <table:table-cell office:value-type="float" office:value="0.216838" calcext:value-type="float">
            <text:p>0.216838</text:p>
          </table:table-cell>
          <table:table-cell office:value-type="float" office:value="0.217001" calcext:value-type="float">
            <text:p>0.217001</text:p>
          </table:table-cell>
        </table:table-row>
        <table:table-row table:style-name="ro1">
          <table:table-cell office:value-type="float" office:value="0.215509" calcext:value-type="float">
            <text:p>0.215509</text:p>
          </table:table-cell>
          <table:table-cell office:value-type="float" office:value="0.214929" calcext:value-type="float">
            <text:p>0.214929</text:p>
          </table:table-cell>
          <table:table-cell office:value-type="float" office:value="0.213361" calcext:value-type="float">
            <text:p>0.213361</text:p>
          </table:table-cell>
          <table:table-cell office:value-type="float" office:value="0.211419" calcext:value-type="float">
            <text:p>0.211419</text:p>
          </table:table-cell>
          <table:table-cell office:value-type="float" office:value="0.209872" calcext:value-type="float">
            <text:p>0.209872</text:p>
          </table:table-cell>
          <table:table-cell office:value-type="float" office:value="0.209278" calcext:value-type="float">
            <text:p>0.209278</text:p>
          </table:table-cell>
          <table:table-cell office:value-type="float" office:value="0.209872" calcext:value-type="float">
            <text:p>0.209872</text:p>
          </table:table-cell>
          <table:table-cell office:value-type="float" office:value="0.211419" calcext:value-type="float">
            <text:p>0.211419</text:p>
          </table:table-cell>
          <table:table-cell office:value-type="float" office:value="0.213361" calcext:value-type="float">
            <text:p>0.213361</text:p>
          </table:table-cell>
          <table:table-cell office:value-type="float" office:value="0.214929" calcext:value-type="float">
            <text:p>0.214929</text:p>
          </table:table-cell>
          <table:table-cell office:value-type="float" office:value="0.215509" calcext:value-type="float">
            <text:p>0.215509</text:p>
          </table:table-cell>
        </table:table-row>
        <table:table-row table:style-name="ro1">
          <table:table-cell office:value-type="float" office:value="0.212582" calcext:value-type="float">
            <text:p>0.212582</text:p>
          </table:table-cell>
          <table:table-cell office:value-type="float" office:value="0.211393" calcext:value-type="float">
            <text:p>0.211393</text:p>
          </table:table-cell>
          <table:table-cell office:value-type="float" office:value="0.208071" calcext:value-type="float">
            <text:p>0.208071</text:p>
          </table:table-cell>
          <table:table-cell office:value-type="float" office:value="0.204018" calcext:value-type="float">
            <text:p>0.204018</text:p>
          </table:table-cell>
          <table:table-cell office:value-type="float" office:value="0.200815" calcext:value-type="float">
            <text:p>0.200815</text:p>
          </table:table-cell>
          <table:table-cell office:value-type="float" office:value="0.199601" calcext:value-type="float">
            <text:p>0.199601</text:p>
          </table:table-cell>
          <table:table-cell office:value-type="float" office:value="0.200815" calcext:value-type="float">
            <text:p>0.200815</text:p>
          </table:table-cell>
          <table:table-cell office:value-type="float" office:value="0.204018" calcext:value-type="float">
            <text:p>0.204018</text:p>
          </table:table-cell>
          <table:table-cell office:value-type="float" office:value="0.208071" calcext:value-type="float">
            <text:p>0.208071</text:p>
          </table:table-cell>
          <table:table-cell office:value-type="float" office:value="0.211393" calcext:value-type="float">
            <text:p>0.211393</text:p>
          </table:table-cell>
          <table:table-cell office:value-type="float" office:value="0.212582" calcext:value-type="float">
            <text:p>0.212582</text:p>
          </table:table-cell>
        </table:table-row>
        <table:table-row table:style-name="ro1">
          <table:table-cell office:value-type="float" office:value="0.208966" calcext:value-type="float">
            <text:p>0.208966</text:p>
          </table:table-cell>
          <table:table-cell office:value-type="float" office:value="0.206903" calcext:value-type="float">
            <text:p>0.206903</text:p>
          </table:table-cell>
          <table:table-cell office:value-type="float" office:value="0.201086" calcext:value-type="float">
            <text:p>0.201086</text:p>
          </table:table-cell>
          <table:table-cell office:value-type="float" office:value="0.194101" calcext:value-type="float">
            <text:p>0.194101</text:p>
          </table:table-cell>
          <table:table-cell office:value-type="float" office:value="0.188654" calcext:value-type="float">
            <text:p>0.188654</text:p>
          </table:table-cell>
          <table:table-cell office:value-type="float" office:value="0.186612" calcext:value-type="float">
            <text:p>0.186612</text:p>
          </table:table-cell>
          <table:table-cell office:value-type="float" office:value="0.188654" calcext:value-type="float">
            <text:p>0.188654</text:p>
          </table:table-cell>
          <table:table-cell office:value-type="float" office:value="0.194101" calcext:value-type="float">
            <text:p>0.194101</text:p>
          </table:table-cell>
          <table:table-cell office:value-type="float" office:value="0.201086" calcext:value-type="float">
            <text:p>0.201086</text:p>
          </table:table-cell>
          <table:table-cell office:value-type="float" office:value="0.206903" calcext:value-type="float">
            <text:p>0.206903</text:p>
          </table:table-cell>
          <table:table-cell office:value-type="float" office:value="0.208966" calcext:value-type="float">
            <text:p>0.208966</text:p>
          </table:table-cell>
        </table:table-row>
        <table:table-row table:style-name="ro1">
          <table:table-cell office:value-type="float" office:value="0.204221" calcext:value-type="float">
            <text:p>0.204221</text:p>
          </table:table-cell>
          <table:table-cell office:value-type="float" office:value="0.201118" calcext:value-type="float">
            <text:p>0.201118</text:p>
          </table:table-cell>
          <table:table-cell office:value-type="float" office:value="0.192388" calcext:value-type="float">
            <text:p>0.192388</text:p>
          </table:table-cell>
          <table:table-cell office:value-type="float" office:value="0.182107" calcext:value-type="float">
            <text:p>0.182107</text:p>
          </table:table-cell>
          <table:table-cell office:value-type="float" office:value="0.174232" calcext:value-type="float">
            <text:p>0.174232</text:p>
          </table:table-cell>
          <table:table-cell office:value-type="float" office:value="0.171314" calcext:value-type="float">
            <text:p>0.171314</text:p>
          </table:table-cell>
          <table:table-cell office:value-type="float" office:value="0.174232" calcext:value-type="float">
            <text:p>0.174232</text:p>
          </table:table-cell>
          <table:table-cell office:value-type="float" office:value="0.182107" calcext:value-type="float">
            <text:p>0.182107</text:p>
          </table:table-cell>
          <table:table-cell office:value-type="float" office:value="0.192388" calcext:value-type="float">
            <text:p>0.192388</text:p>
          </table:table-cell>
          <table:table-cell office:value-type="float" office:value="0.201118" calcext:value-type="float">
            <text:p>0.201118</text:p>
          </table:table-cell>
          <table:table-cell office:value-type="float" office:value="0.204221" calcext:value-type="float">
            <text:p>0.204221</text:p>
          </table:table-cell>
        </table:table-row>
        <table:table-row table:style-name="ro1">
          <table:table-cell office:value-type="float" office:value="0.198801" calcext:value-type="float">
            <text:p>0.198801</text:p>
          </table:table-cell>
          <table:table-cell office:value-type="float" office:value="0.194488" calcext:value-type="float">
            <text:p>0.194488</text:p>
          </table:table-cell>
          <table:table-cell office:value-type="float" office:value="0.182466" calcext:value-type="float">
            <text:p>0.182466</text:p>
          </table:table-cell>
          <table:table-cell office:value-type="float" office:value="0.168619" calcext:value-type="float">
            <text:p>0.168619</text:p>
          </table:table-cell>
          <table:table-cell office:value-type="float" office:value="0.158231" calcext:value-type="float">
            <text:p>0.158231</text:p>
          </table:table-cell>
          <table:table-cell office:value-type="float" office:value="0.154433" calcext:value-type="float">
            <text:p>0.154433</text:p>
          </table:table-cell>
          <table:table-cell office:value-type="float" office:value="0.158231" calcext:value-type="float">
            <text:p>0.158231</text:p>
          </table:table-cell>
          <table:table-cell office:value-type="float" office:value="0.168619" calcext:value-type="float">
            <text:p>0.168619</text:p>
          </table:table-cell>
          <table:table-cell office:value-type="float" office:value="0.182466" calcext:value-type="float">
            <text:p>0.182466</text:p>
          </table:table-cell>
          <table:table-cell office:value-type="float" office:value="0.194488" calcext:value-type="float">
            <text:p>0.194488</text:p>
          </table:table-cell>
          <table:table-cell office:value-type="float" office:value="0.198801" calcext:value-type="float">
            <text:p>0.198801</text:p>
          </table:table-cell>
        </table:table-row>
        <table:table-row table:style-name="ro1">
          <table:table-cell office:value-type="float" office:value="0.192855" calcext:value-type="float">
            <text:p>0.192855</text:p>
          </table:table-cell>
          <table:table-cell office:value-type="float" office:value="0.187244" calcext:value-type="float">
            <text:p>0.187244</text:p>
          </table:table-cell>
          <table:table-cell office:value-type="float" office:value="0.171836" calcext:value-type="float">
            <text:p>0.171836</text:p>
          </table:table-cell>
          <table:table-cell office:value-type="float" office:value="0.154514" calcext:value-type="float">
            <text:p>0.154514</text:p>
          </table:table-cell>
          <table:table-cell office:value-type="float" office:value="0.141822" calcext:value-type="float">
            <text:p>0.141822</text:p>
          </table:table-cell>
          <table:table-cell office:value-type="float" office:value="0.13725" calcext:value-type="float">
            <text:p>0.13725</text:p>
          </table:table-cell>
          <table:table-cell office:value-type="float" office:value="0.141822" calcext:value-type="float">
            <text:p>0.141822</text:p>
          </table:table-cell>
          <table:table-cell office:value-type="float" office:value="0.154514" calcext:value-type="float">
            <text:p>0.154514</text:p>
          </table:table-cell>
          <table:table-cell office:value-type="float" office:value="0.171836" calcext:value-type="float">
            <text:p>0.171836</text:p>
          </table:table-cell>
          <table:table-cell office:value-type="float" office:value="0.187244" calcext:value-type="float">
            <text:p>0.187244</text:p>
          </table:table-cell>
          <table:table-cell office:value-type="float" office:value="0.192855" calcext:value-type="float">
            <text:p>0.192855</text:p>
          </table:table-cell>
        </table:table-row>
        <table:table-row table:style-name="ro1">
          <table:table-cell office:value-type="float" office:value="0.187037" calcext:value-type="float">
            <text:p>0.187037</text:p>
          </table:table-cell>
          <table:table-cell office:value-type="float" office:value="0.180135" calcext:value-type="float">
            <text:p>0.180135</text:p>
          </table:table-cell>
          <table:table-cell office:value-type="float" office:value="0.161514" calcext:value-type="float">
            <text:p>0.161514</text:p>
          </table:table-cell>
          <table:table-cell office:value-type="float" office:value="0.141086" calcext:value-type="float">
            <text:p>0.141086</text:p>
          </table:table-cell>
          <table:table-cell office:value-type="float" office:value="0.126474" calcext:value-type="float">
            <text:p>0.126474</text:p>
          </table:table-cell>
          <table:table-cell office:value-type="float" office:value="0.121288" calcext:value-type="float">
            <text:p>0.121288</text:p>
          </table:table-cell>
          <table:table-cell office:value-type="float" office:value="0.126474" calcext:value-type="float">
            <text:p>0.126474</text:p>
          </table:table-cell>
          <table:table-cell office:value-type="float" office:value="0.141086" calcext:value-type="float">
            <text:p>0.141086</text:p>
          </table:table-cell>
          <table:table-cell office:value-type="float" office:value="0.161514" calcext:value-type="float">
            <text:p>0.161514</text:p>
          </table:table-cell>
          <table:table-cell office:value-type="float" office:value="0.180135" calcext:value-type="float">
            <text:p>0.180135</text:p>
          </table:table-cell>
          <table:table-cell office:value-type="float" office:value="0.187037" calcext:value-type="float">
            <text:p>0.187037</text:p>
          </table:table-cell>
        </table:table-row>
        <table:table-row table:style-name="ro1">
          <table:table-cell office:value-type="float" office:value="0.182335" calcext:value-type="float">
            <text:p>0.182335</text:p>
          </table:table-cell>
          <table:table-cell office:value-type="float" office:value="0.174357" calcext:value-type="float">
            <text:p>0.174357</text:p>
          </table:table-cell>
          <table:table-cell office:value-type="float" office:value="0.153217" calcext:value-type="float">
            <text:p>0.153217</text:p>
          </table:table-cell>
          <table:table-cell office:value-type="float" office:value="0.130504" calcext:value-type="float">
            <text:p>0.130504</text:p>
          </table:table-cell>
          <table:table-cell office:value-type="float" office:value="0.11459" calcext:value-type="float">
            <text:p>0.11459</text:p>
          </table:table-cell>
          <table:table-cell office:value-type="float" office:value="0.109015" calcext:value-type="float">
            <text:p>0.109015</text:p>
          </table:table-cell>
          <table:table-cell office:value-type="float" office:value="0.11459" calcext:value-type="float">
            <text:p>0.11459</text:p>
          </table:table-cell>
          <table:table-cell office:value-type="float" office:value="0.130504" calcext:value-type="float">
            <text:p>0.130504</text:p>
          </table:table-cell>
          <table:table-cell office:value-type="float" office:value="0.153217" calcext:value-type="float">
            <text:p>0.153217</text:p>
          </table:table-cell>
          <table:table-cell office:value-type="float" office:value="0.174357" calcext:value-type="float">
            <text:p>0.174357</text:p>
          </table:table-cell>
          <table:table-cell office:value-type="float" office:value="0.182335" calcext:value-type="float">
            <text:p>0.182335</text:p>
          </table:table-cell>
        </table:table-row>
        <table:table-row table:style-name="ro1">
          <table:table-cell office:value-type="float" office:value="0.180371" calcext:value-type="float">
            <text:p>0.180371</text:p>
          </table:table-cell>
          <table:table-cell office:value-type="float" office:value="0.171876" calcext:value-type="float">
            <text:p>0.171876</text:p>
          </table:table-cell>
          <table:table-cell office:value-type="float" office:value="0.149618" calcext:value-type="float">
            <text:p>0.149618</text:p>
          </table:table-cell>
          <table:table-cell office:value-type="float" office:value="0.125952" calcext:value-type="float">
            <text:p>0.125952</text:p>
          </table:table-cell>
          <table:table-cell office:value-type="float" office:value="0.109536" calcext:value-type="float">
            <text:p>0.109536</text:p>
          </table:table-cell>
          <table:table-cell office:value-type="float" office:value="0.10382" calcext:value-type="float">
            <text:p>0.10382</text:p>
          </table:table-cell>
          <table:table-cell office:value-type="float" office:value="0.109536" calcext:value-type="float">
            <text:p>0.109536</text:p>
          </table:table-cell>
          <table:table-cell office:value-type="float" office:value="0.125952" calcext:value-type="float">
            <text:p>0.125952</text:p>
          </table:table-cell>
          <table:table-cell office:value-type="float" office:value="0.149618" calcext:value-type="float">
            <text:p>0.149618</text:p>
          </table:table-cell>
          <table:table-cell office:value-type="float" office:value="0.171876" calcext:value-type="float">
            <text:p>0.171876</text:p>
          </table:table-cell>
          <table:table-cell office:value-type="float" office:value="0.180371" calcext:value-type="float">
            <text:p>0.1803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44992" calcext:value-type="float">
            <text:p>0.244992</text:p>
          </table:table-cell>
          <table:table-cell table:number-columns-repeated="10"/>
        </table:table-row>
        <table:table-row table:style-name="ro1">
          <table:table-cell office:value-type="float" office:value="0.234718" calcext:value-type="float">
            <text:p>0.234718</text:p>
          </table:table-cell>
          <table:table-cell office:value-type="float" office:value="0.234372" calcext:value-type="float">
            <text:p>0.234372</text:p>
          </table:table-cell>
          <table:table-cell office:value-type="float" office:value="0.233478" calcext:value-type="float">
            <text:p>0.233478</text:p>
          </table:table-cell>
          <table:table-cell office:value-type="float" office:value="0.232354" calcext:value-type="float">
            <text:p>0.232354</text:p>
          </table:table-cell>
          <table:table-cell office:value-type="float" office:value="0.231451" calcext:value-type="float">
            <text:p>0.231451</text:p>
          </table:table-cell>
          <table:table-cell office:value-type="float" office:value="0.231101" calcext:value-type="float">
            <text:p>0.231101</text:p>
          </table:table-cell>
          <table:table-cell office:value-type="float" office:value="0.231451" calcext:value-type="float">
            <text:p>0.231451</text:p>
          </table:table-cell>
          <table:table-cell office:value-type="float" office:value="0.232354" calcext:value-type="float">
            <text:p>0.232354</text:p>
          </table:table-cell>
          <table:table-cell office:value-type="float" office:value="0.233478" calcext:value-type="float">
            <text:p>0.233478</text:p>
          </table:table-cell>
          <table:table-cell office:value-type="float" office:value="0.234372" calcext:value-type="float">
            <text:p>0.234372</text:p>
          </table:table-cell>
          <table:table-cell office:value-type="float" office:value="0.234718" calcext:value-type="float">
            <text:p>0.234718</text:p>
          </table:table-cell>
        </table:table-row>
        <table:table-row table:style-name="ro1">
          <table:table-cell office:value-type="float" office:value="0.231754" calcext:value-type="float">
            <text:p>0.231754</text:p>
          </table:table-cell>
          <table:table-cell office:value-type="float" office:value="0.231579" calcext:value-type="float">
            <text:p>0.231579</text:p>
          </table:table-cell>
          <table:table-cell office:value-type="float" office:value="0.231179" calcext:value-type="float">
            <text:p>0.231179</text:p>
          </table:table-cell>
          <table:table-cell office:value-type="float" office:value="0.23067" calcext:value-type="float">
            <text:p>0.23067</text:p>
          </table:table-cell>
          <table:table-cell office:value-type="float" office:value="0.230271" calcext:value-type="float">
            <text:p>0.230271</text:p>
          </table:table-cell>
          <table:table-cell office:value-type="float" office:value="0.230111" calcext:value-type="float">
            <text:p>0.230111</text:p>
          </table:table-cell>
          <table:table-cell office:value-type="float" office:value="0.230271" calcext:value-type="float">
            <text:p>0.230271</text:p>
          </table:table-cell>
          <table:table-cell office:value-type="float" office:value="0.23067" calcext:value-type="float">
            <text:p>0.23067</text:p>
          </table:table-cell>
          <table:table-cell office:value-type="float" office:value="0.231179" calcext:value-type="float">
            <text:p>0.231179</text:p>
          </table:table-cell>
          <table:table-cell office:value-type="float" office:value="0.231579" calcext:value-type="float">
            <text:p>0.231579</text:p>
          </table:table-cell>
          <table:table-cell office:value-type="float" office:value="0.231754" calcext:value-type="float">
            <text:p>0.231754</text:p>
          </table:table-cell>
        </table:table-row>
        <table:table-row table:style-name="ro1">
          <table:table-cell office:value-type="float" office:value="0.230166" calcext:value-type="float">
            <text:p>0.230166</text:p>
          </table:table-cell>
          <table:table-cell office:value-type="float" office:value="0.229549" calcext:value-type="float">
            <text:p>0.229549</text:p>
          </table:table-cell>
          <table:table-cell office:value-type="float" office:value="0.227878" calcext:value-type="float">
            <text:p>0.227878</text:p>
          </table:table-cell>
          <table:table-cell office:value-type="float" office:value="0.225808" calcext:value-type="float">
            <text:p>0.225808</text:p>
          </table:table-cell>
          <table:table-cell office:value-type="float" office:value="0.224159" calcext:value-type="float">
            <text:p>0.224159</text:p>
          </table:table-cell>
          <table:table-cell office:value-type="float" office:value="0.223526" calcext:value-type="float">
            <text:p>0.223526</text:p>
          </table:table-cell>
          <table:table-cell office:value-type="float" office:value="0.224159" calcext:value-type="float">
            <text:p>0.224159</text:p>
          </table:table-cell>
          <table:table-cell office:value-type="float" office:value="0.225808" calcext:value-type="float">
            <text:p>0.225808</text:p>
          </table:table-cell>
          <table:table-cell office:value-type="float" office:value="0.227878" calcext:value-type="float">
            <text:p>0.227878</text:p>
          </table:table-cell>
          <table:table-cell office:value-type="float" office:value="0.229549" calcext:value-type="float">
            <text:p>0.229549</text:p>
          </table:table-cell>
          <table:table-cell office:value-type="float" office:value="0.230166" calcext:value-type="float">
            <text:p>0.230166</text:p>
          </table:table-cell>
        </table:table-row>
        <table:table-row table:style-name="ro1">
          <table:table-cell office:value-type="float" office:value="0.227032" calcext:value-type="float">
            <text:p>0.227032</text:p>
          </table:table-cell>
          <table:table-cell office:value-type="float" office:value="0.22577" calcext:value-type="float">
            <text:p>0.22577</text:p>
          </table:table-cell>
          <table:table-cell office:value-type="float" office:value="0.222237" calcext:value-type="float">
            <text:p>0.222237</text:p>
          </table:table-cell>
          <table:table-cell office:value-type="float" office:value="0.217926" calcext:value-type="float">
            <text:p>0.217926</text:p>
          </table:table-cell>
          <table:table-cell office:value-type="float" office:value="0.214519" calcext:value-type="float">
            <text:p>0.214519</text:p>
          </table:table-cell>
          <table:table-cell office:value-type="float" office:value="0.213228" calcext:value-type="float">
            <text:p>0.213228</text:p>
          </table:table-cell>
          <table:table-cell office:value-type="float" office:value="0.214519" calcext:value-type="float">
            <text:p>0.214519</text:p>
          </table:table-cell>
          <table:table-cell office:value-type="float" office:value="0.217926" calcext:value-type="float">
            <text:p>0.217926</text:p>
          </table:table-cell>
          <table:table-cell office:value-type="float" office:value="0.222237" calcext:value-type="float">
            <text:p>0.222237</text:p>
          </table:table-cell>
          <table:table-cell office:value-type="float" office:value="0.22577" calcext:value-type="float">
            <text:p>0.22577</text:p>
          </table:table-cell>
          <table:table-cell office:value-type="float" office:value="0.227032" calcext:value-type="float">
            <text:p>0.227032</text:p>
          </table:table-cell>
        </table:table-row>
        <table:table-row table:style-name="ro1">
          <table:table-cell office:value-type="float" office:value="0.223184" calcext:value-type="float">
            <text:p>0.223184</text:p>
          </table:table-cell>
          <table:table-cell office:value-type="float" office:value="0.220995" calcext:value-type="float">
            <text:p>0.220995</text:p>
          </table:table-cell>
          <table:table-cell office:value-type="float" office:value="0.214803" calcext:value-type="float">
            <text:p>0.214803</text:p>
          </table:table-cell>
          <table:table-cell office:value-type="float" office:value="0.207369" calcext:value-type="float">
            <text:p>0.207369</text:p>
          </table:table-cell>
          <table:table-cell office:value-type="float" office:value="0.20157" calcext:value-type="float">
            <text:p>0.20157</text:p>
          </table:table-cell>
          <table:table-cell office:value-type="float" office:value="0.199396" calcext:value-type="float">
            <text:p>0.199396</text:p>
          </table:table-cell>
          <table:table-cell office:value-type="float" office:value="0.20157" calcext:value-type="float">
            <text:p>0.20157</text:p>
          </table:table-cell>
          <table:table-cell office:value-type="float" office:value="0.207369" calcext:value-type="float">
            <text:p>0.207369</text:p>
          </table:table-cell>
          <table:table-cell office:value-type="float" office:value="0.214803" calcext:value-type="float">
            <text:p>0.214803</text:p>
          </table:table-cell>
          <table:table-cell office:value-type="float" office:value="0.220995" calcext:value-type="float">
            <text:p>0.220995</text:p>
          </table:table-cell>
          <table:table-cell office:value-type="float" office:value="0.223184" calcext:value-type="float">
            <text:p>0.223184</text:p>
          </table:table-cell>
        </table:table-row>
        <table:table-row table:style-name="ro1">
          <table:table-cell office:value-type="float" office:value="0.218125" calcext:value-type="float">
            <text:p>0.218125</text:p>
          </table:table-cell>
          <table:table-cell office:value-type="float" office:value="0.214837" calcext:value-type="float">
            <text:p>0.214837</text:p>
          </table:table-cell>
          <table:table-cell office:value-type="float" office:value="0.20555" calcext:value-type="float">
            <text:p>0.20555</text:p>
          </table:table-cell>
          <table:table-cell office:value-type="float" office:value="0.194612" calcext:value-type="float">
            <text:p>0.194612</text:p>
          </table:table-cell>
          <table:table-cell office:value-type="float" office:value="0.186231" calcext:value-type="float">
            <text:p>0.186231</text:p>
          </table:table-cell>
          <table:table-cell office:value-type="float" office:value="0.183125" calcext:value-type="float">
            <text:p>0.183125</text:p>
          </table:table-cell>
          <table:table-cell office:value-type="float" office:value="0.186231" calcext:value-type="float">
            <text:p>0.186231</text:p>
          </table:table-cell>
          <table:table-cell office:value-type="float" office:value="0.194612" calcext:value-type="float">
            <text:p>0.194612</text:p>
          </table:table-cell>
          <table:table-cell office:value-type="float" office:value="0.20555" calcext:value-type="float">
            <text:p>0.20555</text:p>
          </table:table-cell>
          <table:table-cell office:value-type="float" office:value="0.214837" calcext:value-type="float">
            <text:p>0.214837</text:p>
          </table:table-cell>
          <table:table-cell office:value-type="float" office:value="0.218125" calcext:value-type="float">
            <text:p>0.218125</text:p>
          </table:table-cell>
        </table:table-row>
        <table:table-row table:style-name="ro1">
          <table:table-cell office:value-type="float" office:value="0.212379" calcext:value-type="float">
            <text:p>0.212379</text:p>
          </table:table-cell>
          <table:table-cell office:value-type="float" office:value="0.207815" calcext:value-type="float">
            <text:p>0.207815</text:p>
          </table:table-cell>
          <table:table-cell office:value-type="float" office:value="0.195029" calcext:value-type="float">
            <text:p>0.195029</text:p>
          </table:table-cell>
          <table:table-cell office:value-type="float" office:value="0.180296" calcext:value-type="float">
            <text:p>0.180296</text:p>
          </table:table-cell>
          <table:table-cell office:value-type="float" office:value="0.16924" calcext:value-type="float">
            <text:p>0.16924</text:p>
          </table:table-cell>
          <table:table-cell office:value-type="float" office:value="0.165197" calcext:value-type="float">
            <text:p>0.165197</text:p>
          </table:table-cell>
          <table:table-cell office:value-type="float" office:value="0.16924" calcext:value-type="float">
            <text:p>0.16924</text:p>
          </table:table-cell>
          <table:table-cell office:value-type="float" office:value="0.180296" calcext:value-type="float">
            <text:p>0.180296</text:p>
          </table:table-cell>
          <table:table-cell office:value-type="float" office:value="0.195029" calcext:value-type="float">
            <text:p>0.195029</text:p>
          </table:table-cell>
          <table:table-cell office:value-type="float" office:value="0.207815" calcext:value-type="float">
            <text:p>0.207815</text:p>
          </table:table-cell>
          <table:table-cell office:value-type="float" office:value="0.212379" calcext:value-type="float">
            <text:p>0.212379</text:p>
          </table:table-cell>
        </table:table-row>
        <table:table-row table:style-name="ro1">
          <table:table-cell office:value-type="float" office:value="0.206102" calcext:value-type="float">
            <text:p>0.206102</text:p>
          </table:table-cell>
          <table:table-cell office:value-type="float" office:value="0.200174" calcext:value-type="float">
            <text:p>0.200174</text:p>
          </table:table-cell>
          <table:table-cell office:value-type="float" office:value="0.183802" calcext:value-type="float">
            <text:p>0.183802</text:p>
          </table:table-cell>
          <table:table-cell office:value-type="float" office:value="0.165383" calcext:value-type="float">
            <text:p>0.165383</text:p>
          </table:table-cell>
          <table:table-cell office:value-type="float" office:value="0.151877" calcext:value-type="float">
            <text:p>0.151877</text:p>
          </table:table-cell>
          <table:table-cell office:value-type="float" office:value="0.147009" calcext:value-type="float">
            <text:p>0.147009</text:p>
          </table:table-cell>
          <table:table-cell office:value-type="float" office:value="0.151877" calcext:value-type="float">
            <text:p>0.151877</text:p>
          </table:table-cell>
          <table:table-cell office:value-type="float" office:value="0.165383" calcext:value-type="float">
            <text:p>0.165383</text:p>
          </table:table-cell>
          <table:table-cell office:value-type="float" office:value="0.183802" calcext:value-type="float">
            <text:p>0.183802</text:p>
          </table:table-cell>
          <table:table-cell office:value-type="float" office:value="0.200174" calcext:value-type="float">
            <text:p>0.200174</text:p>
          </table:table-cell>
          <table:table-cell office:value-type="float" office:value="0.206102" calcext:value-type="float">
            <text:p>0.206102</text:p>
          </table:table-cell>
        </table:table-row>
        <table:table-row table:style-name="ro1">
          <table:table-cell office:value-type="float" office:value="0.200021" calcext:value-type="float">
            <text:p>0.200021</text:p>
          </table:table-cell>
          <table:table-cell office:value-type="float" office:value="0.19274" calcext:value-type="float">
            <text:p>0.19274</text:p>
          </table:table-cell>
          <table:table-cell office:value-type="float" office:value="0.17298" calcext:value-type="float">
            <text:p>0.17298</text:p>
          </table:table-cell>
          <table:table-cell office:value-type="float" office:value="0.151275" calcext:value-type="float">
            <text:p>0.151275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130208" calcext:value-type="float">
            <text:p>0.130208</text:p>
          </table:table-cell>
          <table:table-cell office:value-type="float" office:value="0.13573" calcext:value-type="float">
            <text:p>0.13573</text:p>
          </table:table-cell>
          <table:table-cell office:value-type="float" office:value="0.151275" calcext:value-type="float">
            <text:p>0.151275</text:p>
          </table:table-cell>
          <table:table-cell office:value-type="float" office:value="0.17298" calcext:value-type="float">
            <text:p>0.17298</text:p>
          </table:table-cell>
          <table:table-cell office:value-type="float" office:value="0.19274" calcext:value-type="float">
            <text:p>0.19274</text:p>
          </table:table-cell>
          <table:table-cell office:value-type="float" office:value="0.200021" calcext:value-type="float">
            <text:p>0.200021</text:p>
          </table:table-cell>
        </table:table-row>
        <table:table-row table:style-name="ro1">
          <table:table-cell office:value-type="float" office:value="0.195153" calcext:value-type="float">
            <text:p>0.195153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164353" calcext:value-type="float">
            <text:p>0.164353</text:p>
          </table:table-cell>
          <table:table-cell office:value-type="float" office:value="0.140244" calcext:value-type="float">
            <text:p>0.140244</text:p>
          </table:table-cell>
          <table:table-cell office:value-type="float" office:value="0.123322" calcext:value-type="float">
            <text:p>0.123322</text:p>
          </table:table-cell>
          <table:table-cell office:value-type="float" office:value="0.117386" calcext:value-type="float">
            <text:p>0.117386</text:p>
          </table:table-cell>
          <table:table-cell office:value-type="float" office:value="0.123322" calcext:value-type="float">
            <text:p>0.123322</text:p>
          </table:table-cell>
          <table:table-cell office:value-type="float" office:value="0.140244" calcext:value-type="float">
            <text:p>0.140244</text:p>
          </table:table-cell>
          <table:table-cell office:value-type="float" office:value="0.164353" calcext:value-type="float">
            <text:p>0.164353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195153" calcext:value-type="float">
            <text:p>0.195153</text:p>
          </table:table-cell>
        </table:table-row>
        <table:table-row table:style-name="ro1">
          <table:table-cell office:value-type="float" office:value="0.193166" calcext:value-type="float">
            <text:p>0.193166</text:p>
          </table:table-cell>
          <table:table-cell office:value-type="float" office:value="0.184231" calcext:value-type="float">
            <text:p>0.184231</text:p>
          </table:table-cell>
          <table:table-cell office:value-type="float" office:value="0.160673" calcext:value-type="float">
            <text:p>0.160673</text:p>
          </table:table-cell>
          <table:table-cell office:value-type="float" office:value="0.135567" calcext:value-type="float">
            <text:p>0.135567</text:p>
          </table:table-cell>
          <table:table-cell office:value-type="float" office:value="0.118112" calcext:value-type="float">
            <text:p>0.118112</text:p>
          </table:table-cell>
          <table:table-cell office:value-type="float" office:value="0.112025" calcext:value-type="float">
            <text:p>0.112025</text:p>
          </table:table-cell>
          <table:table-cell office:value-type="float" office:value="0.118112" calcext:value-type="float">
            <text:p>0.118112</text:p>
          </table:table-cell>
          <table:table-cell office:value-type="float" office:value="0.135567" calcext:value-type="float">
            <text:p>0.135567</text:p>
          </table:table-cell>
          <table:table-cell office:value-type="float" office:value="0.160673" calcext:value-type="float">
            <text:p>0.160673</text:p>
          </table:table-cell>
          <table:table-cell office:value-type="float" office:value="0.184231" calcext:value-type="float">
            <text:p>0.184231</text:p>
          </table:table-cell>
          <table:table-cell office:value-type="float" office:value="0.193166" calcext:value-type="float">
            <text:p>0.1931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54331" calcext:value-type="float">
            <text:p>0.254331</text:p>
          </table:table-cell>
          <table:table-cell table:number-columns-repeated="10"/>
        </table:table-row>
        <table:table-row table:style-name="ro1">
          <table:table-cell office:value-type="float" office:value="0.243221" calcext:value-type="float">
            <text:p>0.243221</text:p>
          </table:table-cell>
          <table:table-cell office:value-type="float" office:value="0.242858" calcext:value-type="float">
            <text:p>0.242858</text:p>
          </table:table-cell>
          <table:table-cell office:value-type="float" office:value="0.241921" calcext:value-type="float">
            <text:p>0.241921</text:p>
          </table:table-cell>
          <table:table-cell office:value-type="float" office:value="0.240742" calcext:value-type="float">
            <text:p>0.240742</text:p>
          </table:table-cell>
          <table:table-cell office:value-type="float" office:value="0.239794" calcext:value-type="float">
            <text:p>0.239794</text:p>
          </table:table-cell>
          <table:table-cell office:value-type="float" office:value="0.239427" calcext:value-type="float">
            <text:p>0.239427</text:p>
          </table:table-cell>
          <table:table-cell office:value-type="float" office:value="0.239794" calcext:value-type="float">
            <text:p>0.239794</text:p>
          </table:table-cell>
          <table:table-cell office:value-type="float" office:value="0.240742" calcext:value-type="float">
            <text:p>0.240742</text:p>
          </table:table-cell>
          <table:table-cell office:value-type="float" office:value="0.241921" calcext:value-type="float">
            <text:p>0.241921</text:p>
          </table:table-cell>
          <table:table-cell office:value-type="float" office:value="0.242858" calcext:value-type="float">
            <text:p>0.242858</text:p>
          </table:table-cell>
          <table:table-cell office:value-type="float" office:value="0.243221" calcext:value-type="float">
            <text:p>0.243221</text:p>
          </table:table-cell>
        </table:table-row>
        <table:table-row table:style-name="ro1">
          <table:table-cell office:value-type="float" office:value="0.24012" calcext:value-type="float">
            <text:p>0.24012</text:p>
          </table:table-cell>
          <table:table-cell office:value-type="float" office:value="0.239938" calcext:value-type="float">
            <text:p>0.239938</text:p>
          </table:table-cell>
          <table:table-cell office:value-type="float" office:value="0.239525" calcext:value-type="float">
            <text:p>0.239525</text:p>
          </table:table-cell>
          <table:table-cell office:value-type="float" office:value="0.238999" calcext:value-type="float">
            <text:p>0.238999</text:p>
          </table:table-cell>
          <table:table-cell office:value-type="float" office:value="0.238587" calcext:value-type="float">
            <text:p>0.238587</text:p>
          </table:table-cell>
          <table:table-cell office:value-type="float" office:value="0.23842" calcext:value-type="float">
            <text:p>0.23842</text:p>
          </table:table-cell>
          <table:table-cell office:value-type="float" office:value="0.238587" calcext:value-type="float">
            <text:p>0.238587</text:p>
          </table:table-cell>
          <table:table-cell office:value-type="float" office:value="0.238999" calcext:value-type="float">
            <text:p>0.238999</text:p>
          </table:table-cell>
          <table:table-cell office:value-type="float" office:value="0.239525" calcext:value-type="float">
            <text:p>0.239525</text:p>
          </table:table-cell>
          <table:table-cell office:value-type="float" office:value="0.239938" calcext:value-type="float">
            <text:p>0.239938</text:p>
          </table:table-cell>
          <table:table-cell office:value-type="float" office:value="0.24012" calcext:value-type="float">
            <text:p>0.24012</text:p>
          </table:table-cell>
        </table:table-row>
        <table:table-row table:style-name="ro1">
          <table:table-cell office:value-type="float" office:value="0.238479" calcext:value-type="float">
            <text:p>0.238479</text:p>
          </table:table-cell>
          <table:table-cell office:value-type="float" office:value="0.23784" calcext:value-type="float">
            <text:p>0.23784</text:p>
          </table:table-cell>
          <table:table-cell office:value-type="float" office:value="0.236111" calcext:value-type="float">
            <text:p>0.236111</text:p>
          </table:table-cell>
          <table:table-cell office:value-type="float" office:value="0.23397" calcext:value-type="float">
            <text:p>0.23397</text:p>
          </table:table-cell>
          <table:table-cell office:value-type="float" office:value="0.232263" calcext:value-type="float">
            <text:p>0.232263</text:p>
          </table:table-cell>
          <table:table-cell office:value-type="float" office:value="0.231608" calcext:value-type="float">
            <text:p>0.231608</text:p>
          </table:table-cell>
          <table:table-cell office:value-type="float" office:value="0.232263" calcext:value-type="float">
            <text:p>0.232263</text:p>
          </table:table-cell>
          <table:table-cell office:value-type="float" office:value="0.23397" calcext:value-type="float">
            <text:p>0.23397</text:p>
          </table:table-cell>
          <table:table-cell office:value-type="float" office:value="0.236111" calcext:value-type="float">
            <text:p>0.236111</text:p>
          </table:table-cell>
          <table:table-cell office:value-type="float" office:value="0.23784" calcext:value-type="float">
            <text:p>0.23784</text:p>
          </table:table-cell>
          <table:table-cell office:value-type="float" office:value="0.238479" calcext:value-type="float">
            <text:p>0.238479</text:p>
          </table:table-cell>
        </table:table-row>
        <table:table-row table:style-name="ro1">
          <table:table-cell office:value-type="float" office:value="0.235228" calcext:value-type="float">
            <text:p>0.235228</text:p>
          </table:table-cell>
          <table:table-cell office:value-type="float" office:value="0.233924" calcext:value-type="float">
            <text:p>0.233924</text:p>
          </table:table-cell>
          <table:table-cell office:value-type="float" office:value="0.230272" calcext:value-type="float">
            <text:p>0.230272</text:p>
          </table:table-cell>
          <table:table-cell office:value-type="float" office:value="0.225816" calcext:value-type="float">
            <text:p>0.225816</text:p>
          </table:table-cell>
          <table:table-cell office:value-type="float" office:value="0.222294" calcext:value-type="float">
            <text:p>0.222294</text:p>
          </table:table-cell>
          <table:table-cell office:value-type="float" office:value="0.220959" calcext:value-type="float">
            <text:p>0.220959</text:p>
          </table:table-cell>
          <table:table-cell office:value-type="float" office:value="0.222294" calcext:value-type="float">
            <text:p>0.222294</text:p>
          </table:table-cell>
          <table:table-cell office:value-type="float" office:value="0.225816" calcext:value-type="float">
            <text:p>0.225816</text:p>
          </table:table-cell>
          <table:table-cell office:value-type="float" office:value="0.230272" calcext:value-type="float">
            <text:p>0.230272</text:p>
          </table:table-cell>
          <table:table-cell office:value-type="float" office:value="0.233924" calcext:value-type="float">
            <text:p>0.233924</text:p>
          </table:table-cell>
          <table:table-cell office:value-type="float" office:value="0.235228" calcext:value-type="float">
            <text:p>0.235228</text:p>
          </table:table-cell>
        </table:table-row>
        <table:table-row table:style-name="ro1">
          <table:table-cell office:value-type="float" office:value="0.231249" calcext:value-type="float">
            <text:p>0.231249</text:p>
          </table:table-cell>
          <table:table-cell office:value-type="float" office:value="0.22899" calcext:value-type="float">
            <text:p>0.22899</text:p>
          </table:table-cell>
          <table:table-cell office:value-type="float" office:value="0.222587" calcext:value-type="float">
            <text:p>0.222587</text:p>
          </table:table-cell>
          <table:table-cell office:value-type="float" office:value="0.214898" calcext:value-type="float">
            <text:p>0.214898</text:p>
          </table:table-cell>
          <table:table-cell office:value-type="float" office:value="0.208901" calcext:value-type="float">
            <text:p>0.208901</text:p>
          </table:table-cell>
          <table:table-cell office:value-type="float" office:value="0.206652" calcext:value-type="float">
            <text:p>0.206652</text:p>
          </table:table-cell>
          <table:table-cell office:value-type="float" office:value="0.208901" calcext:value-type="float">
            <text:p>0.208901</text:p>
          </table:table-cell>
          <table:table-cell office:value-type="float" office:value="0.214898" calcext:value-type="float">
            <text:p>0.214898</text:p>
          </table:table-cell>
          <table:table-cell office:value-type="float" office:value="0.222587" calcext:value-type="float">
            <text:p>0.222587</text:p>
          </table:table-cell>
          <table:table-cell office:value-type="float" office:value="0.22899" calcext:value-type="float">
            <text:p>0.22899</text:p>
          </table:table-cell>
          <table:table-cell office:value-type="float" office:value="0.231249" calcext:value-type="float">
            <text:p>0.231249</text:p>
          </table:table-cell>
        </table:table-row>
        <table:table-row table:style-name="ro1">
          <table:table-cell office:value-type="float" office:value="0.226013" calcext:value-type="float">
            <text:p>0.226013</text:p>
          </table:table-cell>
          <table:table-cell office:value-type="float" office:value="0.222623" calcext:value-type="float">
            <text:p>0.222623</text:p>
          </table:table-cell>
          <table:table-cell office:value-type="float" office:value="0.213022" calcext:value-type="float">
            <text:p>0.213022</text:p>
          </table:table-cell>
          <table:table-cell office:value-type="float" office:value="0.201713" calcext:value-type="float">
            <text:p>0.201713</text:p>
          </table:table-cell>
          <table:table-cell office:value-type="float" office:value="0.193047" calcext:value-type="float">
            <text:p>0.193047</text:p>
          </table:table-cell>
          <table:table-cell office:value-type="float" office:value="0.189836" calcext:value-type="float">
            <text:p>0.189836</text:p>
          </table:table-cell>
          <table:table-cell office:value-type="float" office:value="0.193047" calcext:value-type="float">
            <text:p>0.193047</text:p>
          </table:table-cell>
          <table:table-cell office:value-type="float" office:value="0.201713" calcext:value-type="float">
            <text:p>0.201713</text:p>
          </table:table-cell>
          <table:table-cell office:value-type="float" office:value="0.213022" calcext:value-type="float">
            <text:p>0.213022</text:p>
          </table:table-cell>
          <table:table-cell office:value-type="float" office:value="0.222623" calcext:value-type="float">
            <text:p>0.222623</text:p>
          </table:table-cell>
          <table:table-cell office:value-type="float" office:value="0.226013" calcext:value-type="float">
            <text:p>0.226013</text:p>
          </table:table-cell>
        </table:table-row>
        <table:table-row table:style-name="ro1">
          <table:table-cell office:value-type="float" office:value="0.220087" calcext:value-type="float">
            <text:p>0.220087</text:p>
          </table:table-cell>
          <table:table-cell office:value-type="float" office:value="0.215382" calcext:value-type="float">
            <text:p>0.215382</text:p>
          </table:table-cell>
          <table:table-cell office:value-type="float" office:value="0.202167" calcext:value-type="float">
            <text:p>0.202167</text:p>
          </table:table-cell>
          <table:table-cell office:value-type="float" office:value="0.186936" calcext:value-type="float">
            <text:p>0.186936</text:p>
          </table:table-cell>
          <table:table-cell office:value-type="float" office:value="0.175503" calcext:value-type="float">
            <text:p>0.175503</text:p>
          </table:table-cell>
          <table:table-cell office:value-type="float" office:value="0.171321" calcext:value-type="float">
            <text:p>0.171321</text:p>
          </table:table-cell>
          <table:table-cell office:value-type="float" office:value="0.175503" calcext:value-type="float">
            <text:p>0.175503</text:p>
          </table:table-cell>
          <table:table-cell office:value-type="float" office:value="0.186936" calcext:value-type="float">
            <text:p>0.186936</text:p>
          </table:table-cell>
          <table:table-cell office:value-type="float" office:value="0.202167" calcext:value-type="float">
            <text:p>0.202167</text:p>
          </table:table-cell>
          <table:table-cell office:value-type="float" office:value="0.215382" calcext:value-type="float">
            <text:p>0.215382</text:p>
          </table:table-cell>
          <table:table-cell office:value-type="float" office:value="0.220087" calcext:value-type="float">
            <text:p>0.220087</text:p>
          </table:table-cell>
        </table:table-row>
        <table:table-row table:style-name="ro1">
          <table:table-cell office:value-type="float" office:value="0.213628" calcext:value-type="float">
            <text:p>0.213628</text:p>
          </table:table-cell>
          <table:table-cell office:value-type="float" office:value="0.207522" calcext:value-type="float">
            <text:p>0.207522</text:p>
          </table:table-cell>
          <table:table-cell office:value-type="float" office:value="0.19061" calcext:value-type="float">
            <text:p>0.19061</text:p>
          </table:table-cell>
          <table:table-cell office:value-type="float" office:value="0.171574" calcext:value-type="float">
            <text:p>0.171574</text:p>
          </table:table-cell>
          <table:table-cell office:value-type="float" office:value="0.15761" calcext:value-type="float">
            <text:p>0.15761</text:p>
          </table:table-cell>
          <table:table-cell office:value-type="float" office:value="0.152575" calcext:value-type="float">
            <text:p>0.152575</text:p>
          </table:table-cell>
          <table:table-cell office:value-type="float" office:value="0.15761" calcext:value-type="float">
            <text:p>0.15761</text:p>
          </table:table-cell>
          <table:table-cell office:value-type="float" office:value="0.171574" calcext:value-type="float">
            <text:p>0.171574</text:p>
          </table:table-cell>
          <table:table-cell office:value-type="float" office:value="0.19061" calcext:value-type="float">
            <text:p>0.19061</text:p>
          </table:table-cell>
          <table:table-cell office:value-type="float" office:value="0.207522" calcext:value-type="float">
            <text:p>0.207522</text:p>
          </table:table-cell>
          <table:table-cell office:value-type="float" office:value="0.213628" calcext:value-type="float">
            <text:p>0.213628</text:p>
          </table:table-cell>
        </table:table-row>
        <table:table-row table:style-name="ro1">
          <table:table-cell office:value-type="float" office:value="0.207405" calcext:value-type="float">
            <text:p>0.207405</text:p>
          </table:table-cell>
          <table:table-cell office:value-type="float" office:value="0.199912" calcext:value-type="float">
            <text:p>0.199912</text:p>
          </table:table-cell>
          <table:table-cell office:value-type="float" office:value="0.179514" calcext:value-type="float">
            <text:p>0.179514</text:p>
          </table:table-cell>
          <table:table-cell office:value-type="float" office:value="0.157091" calcext:value-type="float">
            <text:p>0.157091</text:p>
          </table:table-cell>
          <table:table-cell office:value-type="float" office:value="0.141021" calcext:value-type="float">
            <text:p>0.141021</text:p>
          </table:table-cell>
          <table:table-cell office:value-type="float" office:value="0.135309" calcext:value-type="float">
            <text:p>0.135309</text:p>
          </table:table-cell>
          <table:table-cell office:value-type="float" office:value="0.141021" calcext:value-type="float">
            <text:p>0.141021</text:p>
          </table:table-cell>
          <table:table-cell office:value-type="float" office:value="0.157091" calcext:value-type="float">
            <text:p>0.157091</text:p>
          </table:table-cell>
          <table:table-cell office:value-type="float" office:value="0.179514" calcext:value-type="float">
            <text:p>0.179514</text:p>
          </table:table-cell>
          <table:table-cell office:value-type="float" office:value="0.199912" calcext:value-type="float">
            <text:p>0.199912</text:p>
          </table:table-cell>
          <table:table-cell office:value-type="float" office:value="0.207405" calcext:value-type="float">
            <text:p>0.207405</text:p>
          </table:table-cell>
        </table:table-row>
        <table:table-row table:style-name="ro1">
          <table:table-cell office:value-type="float" office:value="0.202448" calcext:value-type="float">
            <text:p>0.202448</text:p>
          </table:table-cell>
          <table:table-cell office:value-type="float" office:value="0.193812" calcext:value-type="float">
            <text:p>0.193812</text:p>
          </table:table-cell>
          <table:table-cell office:value-type="float" office:value="0.170708" calcext:value-type="float">
            <text:p>0.170708</text:p>
          </table:table-cell>
          <table:table-cell office:value-type="float" office:value="0.145816" calcext:value-type="float">
            <text:p>0.145816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0.122187" calcext:value-type="float">
            <text:p>0.122187</text:p>
          </table:table-cell>
          <table:table-cell office:value-type="float" office:value="0.128326" calcext:value-type="float">
            <text:p>0.128326</text:p>
          </table:table-cell>
          <table:table-cell office:value-type="float" office:value="0.145816" calcext:value-type="float">
            <text:p>0.145816</text:p>
          </table:table-cell>
          <table:table-cell office:value-type="float" office:value="0.170708" calcext:value-type="float">
            <text:p>0.170708</text:p>
          </table:table-cell>
          <table:table-cell office:value-type="float" office:value="0.193812" calcext:value-type="float">
            <text:p>0.193812</text:p>
          </table:table-cell>
          <table:table-cell office:value-type="float" office:value="0.202448" calcext:value-type="float">
            <text:p>0.202448</text:p>
          </table:table-cell>
        </table:table-row>
        <table:table-row table:style-name="ro1">
          <table:table-cell office:value-type="float" office:value="0.20045" calcext:value-type="float">
            <text:p>0.20045</text:p>
          </table:table-cell>
          <table:table-cell office:value-type="float" office:value="0.19127" calcext:value-type="float">
            <text:p>0.19127</text:p>
          </table:table-cell>
          <table:table-cell office:value-type="float" office:value="0.166983" calcext:value-type="float">
            <text:p>0.166983</text:p>
          </table:table-cell>
          <table:table-cell office:value-type="float" office:value="0.141068" calcext:value-type="float">
            <text:p>0.141068</text:p>
          </table:table-cell>
          <table:table-cell office:value-type="float" office:value="0.123029" calcext:value-type="float">
            <text:p>0.123029</text:p>
          </table:table-cell>
          <table:table-cell office:value-type="float" office:value="0.116733" calcext:value-type="float">
            <text:p>0.116733</text:p>
          </table:table-cell>
          <table:table-cell office:value-type="float" office:value="0.123029" calcext:value-type="float">
            <text:p>0.123029</text:p>
          </table:table-cell>
          <table:table-cell office:value-type="float" office:value="0.141068" calcext:value-type="float">
            <text:p>0.141068</text:p>
          </table:table-cell>
          <table:table-cell office:value-type="float" office:value="0.166983" calcext:value-type="float">
            <text:p>0.166983</text:p>
          </table:table-cell>
          <table:table-cell office:value-type="float" office:value="0.19127" calcext:value-type="float">
            <text:p>0.19127</text:p>
          </table:table-cell>
          <table:table-cell office:value-type="float" office:value="0.20045" calcext:value-type="float">
            <text:p>0.2004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70019" calcext:value-type="float">
            <text:p>0.270019</text:p>
          </table:table-cell>
          <table:table-cell table:number-columns-repeated="10"/>
        </table:table-row>
        <table:table-row table:style-name="ro1">
          <table:table-cell office:value-type="float" office:value="0.257435" calcext:value-type="float">
            <text:p>0.257435</text:p>
          </table:table-cell>
          <table:table-cell office:value-type="float" office:value="0.257043" calcext:value-type="float">
            <text:p>0.257043</text:p>
          </table:table-cell>
          <table:table-cell office:value-type="float" office:value="0.256032" calcext:value-type="float">
            <text:p>0.256032</text:p>
          </table:table-cell>
          <table:table-cell office:value-type="float" office:value="0.25476" calcext:value-type="float">
            <text:p>0.25476</text:p>
          </table:table-cell>
          <table:table-cell office:value-type="float" office:value="0.253738" calcext:value-type="float">
            <text:p>0.253738</text:p>
          </table:table-cell>
          <table:table-cell office:value-type="float" office:value="0.253342" calcext:value-type="float">
            <text:p>0.253342</text:p>
          </table:table-cell>
          <table:table-cell office:value-type="float" office:value="0.253738" calcext:value-type="float">
            <text:p>0.253738</text:p>
          </table:table-cell>
          <table:table-cell office:value-type="float" office:value="0.25476" calcext:value-type="float">
            <text:p>0.25476</text:p>
          </table:table-cell>
          <table:table-cell office:value-type="float" office:value="0.256032" calcext:value-type="float">
            <text:p>0.256032</text:p>
          </table:table-cell>
          <table:table-cell office:value-type="float" office:value="0.257043" calcext:value-type="float">
            <text:p>0.257043</text:p>
          </table:table-cell>
          <table:table-cell office:value-type="float" office:value="0.257435" calcext:value-type="float">
            <text:p>0.257435</text:p>
          </table:table-cell>
        </table:table-row>
        <table:table-row table:style-name="ro1">
          <table:table-cell office:value-type="float" office:value="0.254103" calcext:value-type="float">
            <text:p>0.254103</text:p>
          </table:table-cell>
          <table:table-cell office:value-type="float" office:value="0.25391" calcext:value-type="float">
            <text:p>0.25391</text:p>
          </table:table-cell>
          <table:table-cell office:value-type="float" office:value="0.253474" calcext:value-type="float">
            <text:p>0.253474</text:p>
          </table:table-cell>
          <table:table-cell office:value-type="float" office:value="0.252919" calcext:value-type="float">
            <text:p>0.252919</text:p>
          </table:table-cell>
          <table:table-cell office:value-type="float" office:value="0.252485" calcext:value-type="float">
            <text:p>0.252485</text:p>
          </table:table-cell>
          <table:table-cell office:value-type="float" office:value="0.25231" calcext:value-type="float">
            <text:p>0.25231</text:p>
          </table:table-cell>
          <table:table-cell office:value-type="float" office:value="0.252485" calcext:value-type="float">
            <text:p>0.252485</text:p>
          </table:table-cell>
          <table:table-cell office:value-type="float" office:value="0.252919" calcext:value-type="float">
            <text:p>0.252919</text:p>
          </table:table-cell>
          <table:table-cell office:value-type="float" office:value="0.253474" calcext:value-type="float">
            <text:p>0.253474</text:p>
          </table:table-cell>
          <table:table-cell office:value-type="float" office:value="0.25391" calcext:value-type="float">
            <text:p>0.25391</text:p>
          </table:table-cell>
          <table:table-cell office:value-type="float" office:value="0.254103" calcext:value-type="float">
            <text:p>0.254103</text:p>
          </table:table-cell>
        </table:table-row>
        <table:table-row table:style-name="ro1">
          <table:table-cell office:value-type="float" office:value="0.252373" calcext:value-type="float">
            <text:p>0.252373</text:p>
          </table:table-cell>
          <table:table-cell office:value-type="float" office:value="0.251698" calcext:value-type="float">
            <text:p>0.251698</text:p>
          </table:table-cell>
          <table:table-cell office:value-type="float" office:value="0.249873" calcext:value-type="float">
            <text:p>0.249873</text:p>
          </table:table-cell>
          <table:table-cell office:value-type="float" office:value="0.247611" calcext:value-type="float">
            <text:p>0.247611</text:p>
          </table:table-cell>
          <table:table-cell office:value-type="float" office:value="0.24581" calcext:value-type="float">
            <text:p>0.24581</text:p>
          </table:table-cell>
          <table:table-cell office:value-type="float" office:value="0.245118" calcext:value-type="float">
            <text:p>0.245118</text:p>
          </table:table-cell>
          <table:table-cell office:value-type="float" office:value="0.24581" calcext:value-type="float">
            <text:p>0.24581</text:p>
          </table:table-cell>
          <table:table-cell office:value-type="float" office:value="0.247611" calcext:value-type="float">
            <text:p>0.247611</text:p>
          </table:table-cell>
          <table:table-cell office:value-type="float" office:value="0.249873" calcext:value-type="float">
            <text:p>0.249873</text:p>
          </table:table-cell>
          <table:table-cell office:value-type="float" office:value="0.251698" calcext:value-type="float">
            <text:p>0.251698</text:p>
          </table:table-cell>
          <table:table-cell office:value-type="float" office:value="0.252373" calcext:value-type="float">
            <text:p>0.252373</text:p>
          </table:table-cell>
        </table:table-row>
        <table:table-row table:style-name="ro1">
          <table:table-cell office:value-type="float" office:value="0.248926" calcext:value-type="float">
            <text:p>0.248926</text:p>
          </table:table-cell>
          <table:table-cell office:value-type="float" office:value="0.247554" calcext:value-type="float">
            <text:p>0.247554</text:p>
          </table:table-cell>
          <table:table-cell office:value-type="float" office:value="0.243704" calcext:value-type="float">
            <text:p>0.243704</text:p>
          </table:table-cell>
          <table:table-cell office:value-type="float" office:value="0.239007" calcext:value-type="float">
            <text:p>0.239007</text:p>
          </table:table-cell>
          <table:table-cell office:value-type="float" office:value="0.235295" calcext:value-type="float">
            <text:p>0.235295</text:p>
          </table:table-cell>
          <table:table-cell office:value-type="float" office:value="0.233887" calcext:value-type="float">
            <text:p>0.233887</text:p>
          </table:table-cell>
          <table:table-cell office:value-type="float" office:value="0.235295" calcext:value-type="float">
            <text:p>0.235295</text:p>
          </table:table-cell>
          <table:table-cell office:value-type="float" office:value="0.239007" calcext:value-type="float">
            <text:p>0.239007</text:p>
          </table:table-cell>
          <table:table-cell office:value-type="float" office:value="0.243704" calcext:value-type="float">
            <text:p>0.243704</text:p>
          </table:table-cell>
          <table:table-cell office:value-type="float" office:value="0.247554" calcext:value-type="float">
            <text:p>0.247554</text:p>
          </table:table-cell>
          <table:table-cell office:value-type="float" office:value="0.248926" calcext:value-type="float">
            <text:p>0.248926</text:p>
          </table:table-cell>
        </table:table-row>
        <table:table-row table:style-name="ro1">
          <table:table-cell office:value-type="float" office:value="0.244732" calcext:value-type="float">
            <text:p>0.244732</text:p>
          </table:table-cell>
          <table:table-cell office:value-type="float" office:value="0.242355" calcext:value-type="float">
            <text:p>0.242355</text:p>
          </table:table-cell>
          <table:table-cell office:value-type="float" office:value="0.235602" calcext:value-type="float">
            <text:p>0.235602</text:p>
          </table:table-cell>
          <table:table-cell office:value-type="float" office:value="0.227492" calcext:value-type="float">
            <text:p>0.227492</text:p>
          </table:table-cell>
          <table:table-cell office:value-type="float" office:value="0.221165" calcext:value-type="float">
            <text:p>0.221165</text:p>
          </table:table-cell>
          <table:table-cell office:value-type="float" office:value="0.218792" calcext:value-type="float">
            <text:p>0.218792</text:p>
          </table:table-cell>
          <table:table-cell office:value-type="float" office:value="0.221165" calcext:value-type="float">
            <text:p>0.221165</text:p>
          </table:table-cell>
          <table:table-cell office:value-type="float" office:value="0.227492" calcext:value-type="float">
            <text:p>0.227492</text:p>
          </table:table-cell>
          <table:table-cell office:value-type="float" office:value="0.235602" calcext:value-type="float">
            <text:p>0.235602</text:p>
          </table:table-cell>
          <table:table-cell office:value-type="float" office:value="0.242355" calcext:value-type="float">
            <text:p>0.242355</text:p>
          </table:table-cell>
          <table:table-cell office:value-type="float" office:value="0.244732" calcext:value-type="float">
            <text:p>0.244732</text:p>
          </table:table-cell>
        </table:table-row>
        <table:table-row table:style-name="ro1">
          <table:table-cell office:value-type="float" office:value="0.239204" calcext:value-type="float">
            <text:p>0.239204</text:p>
          </table:table-cell>
          <table:table-cell office:value-type="float" office:value="0.235644" calcext:value-type="float">
            <text:p>0.235644</text:p>
          </table:table-cell>
          <table:table-cell office:value-type="float" office:value="0.225523" calcext:value-type="float">
            <text:p>0.225523</text:p>
          </table:table-cell>
          <table:table-cell office:value-type="float" office:value="0.213599" calcext:value-type="float">
            <text:p>0.213599</text:p>
          </table:table-cell>
          <table:table-cell office:value-type="float" office:value="0.20446" calcext:value-type="float">
            <text:p>0.20446</text:p>
          </table:table-cell>
          <table:table-cell office:value-type="float" office:value="0.201072" calcext:value-type="float">
            <text:p>0.201072</text:p>
          </table:table-cell>
          <table:table-cell office:value-type="float" office:value="0.20446" calcext:value-type="float">
            <text:p>0.20446</text:p>
          </table:table-cell>
          <table:table-cell office:value-type="float" office:value="0.213599" calcext:value-type="float">
            <text:p>0.213599</text:p>
          </table:table-cell>
          <table:table-cell office:value-type="float" office:value="0.225523" calcext:value-type="float">
            <text:p>0.225523</text:p>
          </table:table-cell>
          <table:table-cell office:value-type="float" office:value="0.235644" calcext:value-type="float">
            <text:p>0.235644</text:p>
          </table:table-cell>
          <table:table-cell office:value-type="float" office:value="0.239204" calcext:value-type="float">
            <text:p>0.239204</text:p>
          </table:table-cell>
        </table:table-row>
        <table:table-row table:style-name="ro1">
          <table:table-cell office:value-type="float" office:value="0.232984" calcext:value-type="float">
            <text:p>0.232984</text:p>
          </table:table-cell>
          <table:table-cell office:value-type="float" office:value="0.228048" calcext:value-type="float">
            <text:p>0.228048</text:p>
          </table:table-cell>
          <table:table-cell office:value-type="float" office:value="0.214121" calcext:value-type="float">
            <text:p>0.214121</text:p>
          </table:table-cell>
          <table:table-cell office:value-type="float" office:value="0.198063" calcext:value-type="float">
            <text:p>0.198063</text:p>
          </table:table-cell>
          <table:table-cell office:value-type="float" office:value="0.186003" calcext:value-type="float">
            <text:p>0.186003</text:p>
          </table:table-cell>
          <table:table-cell office:value-type="float" office:value="0.181591" calcext:value-type="float">
            <text:p>0.181591</text:p>
          </table:table-cell>
          <table:table-cell office:value-type="float" office:value="0.186003" calcext:value-type="float">
            <text:p>0.186003</text:p>
          </table:table-cell>
          <table:table-cell office:value-type="float" office:value="0.198063" calcext:value-type="float">
            <text:p>0.198063</text:p>
          </table:table-cell>
          <table:table-cell office:value-type="float" office:value="0.214121" calcext:value-type="float">
            <text:p>0.214121</text:p>
          </table:table-cell>
          <table:table-cell office:value-type="float" office:value="0.228048" calcext:value-type="float">
            <text:p>0.228048</text:p>
          </table:table-cell>
          <table:table-cell office:value-type="float" office:value="0.232984" calcext:value-type="float">
            <text:p>0.232984</text:p>
          </table:table-cell>
        </table:table-row>
        <table:table-row table:style-name="ro1">
          <table:table-cell office:value-type="float" office:value="0.226229" calcext:value-type="float">
            <text:p>0.226229</text:p>
          </table:table-cell>
          <table:table-cell office:value-type="float" office:value="0.219832" calcext:value-type="float">
            <text:p>0.219832</text:p>
          </table:table-cell>
          <table:table-cell office:value-type="float" office:value="0.202025" calcext:value-type="float">
            <text:p>0.202025</text:p>
          </table:table-cell>
          <table:table-cell office:value-type="float" office:value="0.181967" calcext:value-type="float">
            <text:p>0.181967</text:p>
          </table:table-cell>
          <table:table-cell office:value-type="float" office:value="0.167242" calcext:value-type="float">
            <text:p>0.167242</text:p>
          </table:table-cell>
          <table:table-cell office:value-type="float" office:value="0.16193" calcext:value-type="float">
            <text:p>0.16193</text:p>
          </table:table-cell>
          <table:table-cell office:value-type="float" office:value="0.167242" calcext:value-type="float">
            <text:p>0.167242</text:p>
          </table:table-cell>
          <table:table-cell office:value-type="float" office:value="0.181967" calcext:value-type="float">
            <text:p>0.181967</text:p>
          </table:table-cell>
          <table:table-cell office:value-type="float" office:value="0.202025" calcext:value-type="float">
            <text:p>0.202025</text:p>
          </table:table-cell>
          <table:table-cell office:value-type="float" office:value="0.219832" calcext:value-type="float">
            <text:p>0.219832</text:p>
          </table:table-cell>
          <table:table-cell office:value-type="float" office:value="0.226229" calcext:value-type="float">
            <text:p>0.226229</text:p>
          </table:table-cell>
        </table:table-row>
        <table:table-row table:style-name="ro1">
          <table:table-cell office:value-type="float" office:value="0.219779" calcext:value-type="float">
            <text:p>0.219779</text:p>
          </table:table-cell>
          <table:table-cell office:value-type="float" office:value="0.21194" calcext:value-type="float">
            <text:p>0.21194</text:p>
          </table:table-cell>
          <table:table-cell office:value-type="float" office:value="0.190487" calcext:value-type="float">
            <text:p>0.190487</text:p>
          </table:table-cell>
          <table:table-cell office:value-type="float" office:value="0.166876" calcext:value-type="float">
            <text:p>0.166876</text:p>
          </table:table-cell>
          <table:table-cell office:value-type="float" office:value="0.149933" calcext:value-type="float">
            <text:p>0.149933</text:p>
          </table:table-cell>
          <table:table-cell office:value-type="float" office:value="0.143907" calcext:value-type="float">
            <text:p>0.143907</text:p>
          </table:table-cell>
          <table:table-cell office:value-type="float" office:value="0.149933" calcext:value-type="float">
            <text:p>0.149933</text:p>
          </table:table-cell>
          <table:table-cell office:value-type="float" office:value="0.166876" calcext:value-type="float">
            <text:p>0.166876</text:p>
          </table:table-cell>
          <table:table-cell office:value-type="float" office:value="0.190487" calcext:value-type="float">
            <text:p>0.190487</text:p>
          </table:table-cell>
          <table:table-cell office:value-type="float" office:value="0.21194" calcext:value-type="float">
            <text:p>0.21194</text:p>
          </table:table-cell>
          <table:table-cell office:value-type="float" office:value="0.219779" calcext:value-type="float">
            <text:p>0.219779</text:p>
          </table:table-cell>
        </table:table-row>
        <table:table-row table:style-name="ro1">
          <table:table-cell office:value-type="float" office:value="0.214682" calcext:value-type="float">
            <text:p>0.214682</text:p>
          </table:table-cell>
          <table:table-cell office:value-type="float" office:value="0.20566" calcext:value-type="float">
            <text:p>0.20566</text:p>
          </table:table-cell>
          <table:table-cell office:value-type="float" office:value="0.181394" calcext:value-type="float">
            <text:p>0.181394</text:p>
          </table:table-cell>
          <table:table-cell office:value-type="float" office:value="0.155205" calcext:value-type="float">
            <text:p>0.155205</text:p>
          </table:table-cell>
          <table:table-cell office:value-type="float" office:value="0.136773" calcext:value-type="float">
            <text:p>0.136773</text:p>
          </table:table-cell>
          <table:table-cell office:value-type="float" office:value="0.130296" calcext:value-type="float">
            <text:p>0.130296</text:p>
          </table:table-cell>
          <table:table-cell office:value-type="float" office:value="0.136773" calcext:value-type="float">
            <text:p>0.136773</text:p>
          </table:table-cell>
          <table:table-cell office:value-type="float" office:value="0.155205" calcext:value-type="float">
            <text:p>0.155205</text:p>
          </table:table-cell>
          <table:table-cell office:value-type="float" office:value="0.181394" calcext:value-type="float">
            <text:p>0.181394</text:p>
          </table:table-cell>
          <table:table-cell office:value-type="float" office:value="0.20566" calcext:value-type="float">
            <text:p>0.20566</text:p>
          </table:table-cell>
          <table:table-cell office:value-type="float" office:value="0.214682" calcext:value-type="float">
            <text:p>0.214682</text:p>
          </table:table-cell>
        </table:table-row>
        <table:table-row table:style-name="ro1">
          <table:table-cell office:value-type="float" office:value="0.212666" calcext:value-type="float">
            <text:p>0.212666</text:p>
          </table:table-cell>
          <table:table-cell office:value-type="float" office:value="0.203086" calcext:value-type="float">
            <text:p>0.203086</text:p>
          </table:table-cell>
          <table:table-cell office:value-type="float" office:value="0.177596" calcext:value-type="float">
            <text:p>0.177596</text:p>
          </table:table-cell>
          <table:table-cell office:value-type="float" office:value="0.150342" calcext:value-type="float">
            <text:p>0.150342</text:p>
          </table:table-cell>
          <table:table-cell office:value-type="float" office:value="0.131332" calcext:value-type="float">
            <text:p>0.131332</text:p>
          </table:table-cell>
          <table:table-cell office:value-type="float" office:value="0.124689" calcext:value-type="float">
            <text:p>0.124689</text:p>
          </table:table-cell>
          <table:table-cell office:value-type="float" office:value="0.131332" calcext:value-type="float">
            <text:p>0.131332</text:p>
          </table:table-cell>
          <table:table-cell office:value-type="float" office:value="0.150342" calcext:value-type="float">
            <text:p>0.150342</text:p>
          </table:table-cell>
          <table:table-cell office:value-type="float" office:value="0.177596" calcext:value-type="float">
            <text:p>0.177596</text:p>
          </table:table-cell>
          <table:table-cell office:value-type="float" office:value="0.203086" calcext:value-type="float">
            <text:p>0.203086</text:p>
          </table:table-cell>
          <table:table-cell office:value-type="float" office:value="0.212666" calcext:value-type="float">
            <text:p>0.2126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79892" calcext:value-type="float">
            <text:p>0.279892</text:p>
          </table:table-cell>
          <table:table-cell table:number-columns-repeated="10"/>
        </table:table-row>
        <table:table-row table:style-name="ro1">
          <table:table-cell office:value-type="float" office:value="0.266335" calcext:value-type="float">
            <text:p>0.266335</text:p>
          </table:table-cell>
          <table:table-cell office:value-type="float" office:value="0.265924" calcext:value-type="float">
            <text:p>0.265924</text:p>
          </table:table-cell>
          <table:table-cell office:value-type="float" office:value="0.264867" calcext:value-type="float">
            <text:p>0.264867</text:p>
          </table:table-cell>
          <table:table-cell office:value-type="float" office:value="0.263537" calcext:value-type="float">
            <text:p>0.263537</text:p>
          </table:table-cell>
          <table:table-cell office:value-type="float" office:value="0.262467" calcext:value-type="float">
            <text:p>0.262467</text:p>
          </table:table-cell>
          <table:table-cell office:value-type="float" office:value="0.262053" calcext:value-type="float">
            <text:p>0.262053</text:p>
          </table:table-cell>
          <table:table-cell office:value-type="float" office:value="0.262467" calcext:value-type="float">
            <text:p>0.262467</text:p>
          </table:table-cell>
          <table:table-cell office:value-type="float" office:value="0.263537" calcext:value-type="float">
            <text:p>0.263537</text:p>
          </table:table-cell>
          <table:table-cell office:value-type="float" office:value="0.264867" calcext:value-type="float">
            <text:p>0.264867</text:p>
          </table:table-cell>
          <table:table-cell office:value-type="float" office:value="0.265924" calcext:value-type="float">
            <text:p>0.265924</text:p>
          </table:table-cell>
          <table:table-cell office:value-type="float" office:value="0.266335" calcext:value-type="float">
            <text:p>0.266335</text:p>
          </table:table-cell>
        </table:table-row>
        <table:table-row table:style-name="ro1">
          <table:table-cell office:value-type="float" office:value="0.262857" calcext:value-type="float">
            <text:p>0.262857</text:p>
          </table:table-cell>
          <table:table-cell office:value-type="float" office:value="0.262657" calcext:value-type="float">
            <text:p>0.262657</text:p>
          </table:table-cell>
          <table:table-cell office:value-type="float" office:value="0.262208" calcext:value-type="float">
            <text:p>0.262208</text:p>
          </table:table-cell>
          <table:table-cell office:value-type="float" office:value="0.261634" calcext:value-type="float">
            <text:p>0.261634</text:p>
          </table:table-cell>
          <table:table-cell office:value-type="float" office:value="0.261187" calcext:value-type="float">
            <text:p>0.261187</text:p>
          </table:table-cell>
          <table:table-cell office:value-type="float" office:value="0.261005" calcext:value-type="float">
            <text:p>0.261005</text:p>
          </table:table-cell>
          <table:table-cell office:value-type="float" office:value="0.261187" calcext:value-type="float">
            <text:p>0.261187</text:p>
          </table:table-cell>
          <table:table-cell office:value-type="float" office:value="0.261634" calcext:value-type="float">
            <text:p>0.261634</text:p>
          </table:table-cell>
          <table:table-cell office:value-type="float" office:value="0.262208" calcext:value-type="float">
            <text:p>0.262208</text:p>
          </table:table-cell>
          <table:table-cell office:value-type="float" office:value="0.262657" calcext:value-type="float">
            <text:p>0.262657</text:p>
          </table:table-cell>
          <table:table-cell office:value-type="float" office:value="0.262857" calcext:value-type="float">
            <text:p>0.262857</text:p>
          </table:table-cell>
        </table:table-row>
        <table:table-row table:style-name="ro1">
          <table:table-cell office:value-type="float" office:value="0.261071" calcext:value-type="float">
            <text:p>0.261071</text:p>
          </table:table-cell>
          <table:table-cell office:value-type="float" office:value="0.260374" calcext:value-type="float">
            <text:p>0.260374</text:p>
          </table:table-cell>
          <table:table-cell office:value-type="float" office:value="0.258489" calcext:value-type="float">
            <text:p>0.258489</text:p>
          </table:table-cell>
          <table:table-cell office:value-type="float" office:value="0.256153" calcext:value-type="float">
            <text:p>0.256153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0.253578" calcext:value-type="float">
            <text:p>0.253578</text:p>
          </table:table-cell>
          <table:table-cell office:value-type="float" office:value="0.254293" calcext:value-type="float">
            <text:p>0.254293</text:p>
          </table:table-cell>
          <table:table-cell office:value-type="float" office:value="0.256153" calcext:value-type="float">
            <text:p>0.256153</text:p>
          </table:table-cell>
          <table:table-cell office:value-type="float" office:value="0.258489" calcext:value-type="float">
            <text:p>0.258489</text:p>
          </table:table-cell>
          <table:table-cell office:value-type="float" office:value="0.260374" calcext:value-type="float">
            <text:p>0.260374</text:p>
          </table:table-cell>
          <table:table-cell office:value-type="float" office:value="0.261071" calcext:value-type="float">
            <text:p>0.261071</text:p>
          </table:table-cell>
        </table:table-row>
        <table:table-row table:style-name="ro1">
          <table:table-cell office:value-type="float" office:value="0.257503" calcext:value-type="float">
            <text:p>0.257503</text:p>
          </table:table-cell>
          <table:table-cell office:value-type="float" office:value="0.256089" calcext:value-type="float">
            <text:p>0.256089</text:p>
          </table:table-cell>
          <table:table-cell office:value-type="float" office:value="0.252116" calcext:value-type="float">
            <text:p>0.252116</text:p>
          </table:table-cell>
          <table:table-cell office:value-type="float" office:value="0.247268" calcext:value-type="float">
            <text:p>0.247268</text:p>
          </table:table-cell>
          <table:table-cell office:value-type="float" office:value="0.243437" calcext:value-type="float">
            <text:p>0.243437</text:p>
          </table:table-cell>
          <table:table-cell office:value-type="float" office:value="0.241985" calcext:value-type="float">
            <text:p>0.241985</text:p>
          </table:table-cell>
          <table:table-cell office:value-type="float" office:value="0.243437" calcext:value-type="float">
            <text:p>0.243437</text:p>
          </table:table-cell>
          <table:table-cell office:value-type="float" office:value="0.247268" calcext:value-type="float">
            <text:p>0.247268</text:p>
          </table:table-cell>
          <table:table-cell office:value-type="float" office:value="0.252116" calcext:value-type="float">
            <text:p>0.252116</text:p>
          </table:table-cell>
          <table:table-cell office:value-type="float" office:value="0.256089" calcext:value-type="float">
            <text:p>0.256089</text:p>
          </table:table-cell>
          <table:table-cell office:value-type="float" office:value="0.257503" calcext:value-type="float">
            <text:p>0.257503</text:p>
          </table:table-cell>
        </table:table-row>
        <table:table-row table:style-name="ro1">
          <table:table-cell office:value-type="float" office:value="0.253175" calcext:value-type="float">
            <text:p>0.253175</text:p>
          </table:table-cell>
          <table:table-cell office:value-type="float" office:value="0.250726" calcext:value-type="float">
            <text:p>0.250726</text:p>
          </table:table-cell>
          <table:table-cell office:value-type="float" office:value="0.243755" calcext:value-type="float">
            <text:p>0.243755</text:p>
          </table:table-cell>
          <table:table-cell office:value-type="float" office:value="0.235383" calcext:value-type="float">
            <text:p>0.235383</text:p>
          </table:table-cell>
          <table:table-cell office:value-type="float" office:value="0.22885" calcext:value-type="float">
            <text:p>0.22885</text:p>
          </table:table-cell>
          <table:table-cell office:value-type="float" office:value="0.226401" calcext:value-type="float">
            <text:p>0.226401</text:p>
          </table:table-cell>
          <table:table-cell office:value-type="float" office:value="0.22885" calcext:value-type="float">
            <text:p>0.22885</text:p>
          </table:table-cell>
          <table:table-cell office:value-type="float" office:value="0.235383" calcext:value-type="float">
            <text:p>0.235383</text:p>
          </table:table-cell>
          <table:table-cell office:value-type="float" office:value="0.243755" calcext:value-type="float">
            <text:p>0.243755</text:p>
          </table:table-cell>
          <table:table-cell office:value-type="float" office:value="0.250726" calcext:value-type="float">
            <text:p>0.250726</text:p>
          </table:table-cell>
          <table:table-cell office:value-type="float" office:value="0.253175" calcext:value-type="float">
            <text:p>0.253175</text:p>
          </table:table-cell>
        </table:table-row>
        <table:table-row table:style-name="ro1">
          <table:table-cell office:value-type="float" office:value="0.247468" calcext:value-type="float">
            <text:p>0.247468</text:p>
          </table:table-cell>
          <table:table-cell office:value-type="float" office:value="0.243802" calcext:value-type="float">
            <text:p>0.243802</text:p>
          </table:table-cell>
          <table:table-cell office:value-type="float" office:value="0.233358" calcext:value-type="float">
            <text:p>0.233358</text:p>
          </table:table-cell>
          <table:table-cell office:value-type="float" office:value="0.221052" calcext:value-type="float">
            <text:p>0.221052</text:p>
          </table:table-cell>
          <table:table-cell office:value-type="float" office:value="0.211618" calcext:value-type="float">
            <text:p>0.211618</text:p>
          </table:table-cell>
          <table:table-cell office:value-type="float" office:value="0.208121" calcext:value-type="float">
            <text:p>0.208121</text:p>
          </table:table-cell>
          <table:table-cell office:value-type="float" office:value="0.211618" calcext:value-type="float">
            <text:p>0.211618</text:p>
          </table:table-cell>
          <table:table-cell office:value-type="float" office:value="0.221052" calcext:value-type="float">
            <text:p>0.221052</text:p>
          </table:table-cell>
          <table:table-cell office:value-type="float" office:value="0.233358" calcext:value-type="float">
            <text:p>0.233358</text:p>
          </table:table-cell>
          <table:table-cell office:value-type="float" office:value="0.243802" calcext:value-type="float">
            <text:p>0.243802</text:p>
          </table:table-cell>
          <table:table-cell office:value-type="float" office:value="0.247468" calcext:value-type="float">
            <text:p>0.247468</text:p>
          </table:table-cell>
        </table:table-row>
        <table:table-row table:style-name="ro1">
          <table:table-cell office:value-type="float" office:value="0.241068" calcext:value-type="float">
            <text:p>0.241068</text:p>
          </table:table-cell>
          <table:table-cell office:value-type="float" office:value="0.235989" calcext:value-type="float">
            <text:p>0.235989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205048" calcext:value-type="float">
            <text:p>0.205048</text:p>
          </table:table-cell>
          <table:table-cell office:value-type="float" office:value="0.192599" calcext:value-type="float">
            <text:p>0.192599</text:p>
          </table:table-cell>
          <table:table-cell office:value-type="float" office:value="0.188043" calcext:value-type="float">
            <text:p>0.188043</text:p>
          </table:table-cell>
          <table:table-cell office:value-type="float" office:value="0.192599" calcext:value-type="float">
            <text:p>0.192599</text:p>
          </table:table-cell>
          <table:table-cell office:value-type="float" office:value="0.205048" calcext:value-type="float">
            <text:p>0.205048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235989" calcext:value-type="float">
            <text:p>0.235989</text:p>
          </table:table-cell>
          <table:table-cell office:value-type="float" office:value="0.241068" calcext:value-type="float">
            <text:p>0.241068</text:p>
          </table:table-cell>
        </table:table-row>
        <table:table-row table:style-name="ro1">
          <table:table-cell office:value-type="float" office:value="0.234133" calcext:value-type="float">
            <text:p>0.234133</text:p>
          </table:table-cell>
          <table:table-cell office:value-type="float" office:value="0.227557" calcext:value-type="float">
            <text:p>0.227557</text:p>
          </table:table-cell>
          <table:table-cell office:value-type="float" office:value="0.209195" calcext:value-type="float">
            <text:p>0.209195</text:p>
          </table:table-cell>
          <table:table-cell office:value-type="float" office:value="0.188503" calcext:value-type="float">
            <text:p>0.188503</text:p>
          </table:table-cell>
          <table:table-cell office:value-type="float" office:value="0.173305" calcext:value-type="float">
            <text:p>0.173305</text:p>
          </table:table-cell>
          <table:table-cell office:value-type="float" office:value="0.167821" calcext:value-type="float">
            <text:p>0.167821</text:p>
          </table:table-cell>
          <table:table-cell office:value-type="float" office:value="0.173305" calcext:value-type="float">
            <text:p>0.173305</text:p>
          </table:table-cell>
          <table:table-cell office:value-type="float" office:value="0.188503" calcext:value-type="float">
            <text:p>0.188503</text:p>
          </table:table-cell>
          <table:table-cell office:value-type="float" office:value="0.209195" calcext:value-type="float">
            <text:p>0.209195</text:p>
          </table:table-cell>
          <table:table-cell office:value-type="float" office:value="0.227557" calcext:value-type="float">
            <text:p>0.227557</text:p>
          </table:table-cell>
          <table:table-cell office:value-type="float" office:value="0.234133" calcext:value-type="float">
            <text:p>0.234133</text:p>
          </table:table-cell>
        </table:table-row>
        <table:table-row table:style-name="ro1">
          <table:table-cell office:value-type="float" office:value="0.227548" calcext:value-type="float">
            <text:p>0.227548</text:p>
          </table:table-cell>
          <table:table-cell office:value-type="float" office:value="0.219495" calcext:value-type="float">
            <text:p>0.219495</text:p>
          </table:table-cell>
          <table:table-cell office:value-type="float" office:value="0.197389" calcext:value-type="float">
            <text:p>0.197389</text:p>
          </table:table-cell>
          <table:table-cell office:value-type="float" office:value="0.173041" calcext:value-type="float">
            <text:p>0.173041</text:p>
          </table:table-cell>
          <table:table-cell office:value-type="float" office:value="0.155557" calcext:value-type="float">
            <text:p>0.155557</text:p>
          </table:table-cell>
          <table:table-cell office:value-type="float" office:value="0.149335" calcext:value-type="float">
            <text:p>0.149335</text:p>
          </table:table-cell>
          <table:table-cell office:value-type="float" office:value="0.155557" calcext:value-type="float">
            <text:p>0.155557</text:p>
          </table:table-cell>
          <table:table-cell office:value-type="float" office:value="0.173041" calcext:value-type="float">
            <text:p>0.173041</text:p>
          </table:table-cell>
          <table:table-cell office:value-type="float" office:value="0.197389" calcext:value-type="float">
            <text:p>0.197389</text:p>
          </table:table-cell>
          <table:table-cell office:value-type="float" office:value="0.219495" calcext:value-type="float">
            <text:p>0.219495</text:p>
          </table:table-cell>
          <table:table-cell office:value-type="float" office:value="0.227548" calcext:value-type="float">
            <text:p>0.227548</text:p>
          </table:table-cell>
        </table:table-row>
        <table:table-row table:style-name="ro1">
          <table:table-cell office:value-type="float" office:value="0.222368" calcext:value-type="float">
            <text:p>0.222368</text:p>
          </table:table-cell>
          <table:table-cell office:value-type="float" office:value="0.213108" calcext:value-type="float">
            <text:p>0.213108</text:p>
          </table:table-cell>
          <table:table-cell office:value-type="float" office:value="0.188123" calcext:value-type="float">
            <text:p>0.188123</text:p>
          </table:table-cell>
          <table:table-cell office:value-type="float" office:value="0.161131" calcext:value-type="float">
            <text:p>0.161131</text:p>
          </table:table-cell>
          <table:table-cell office:value-type="float" office:value="0.142114" calcext:value-type="float">
            <text:p>0.142114</text:p>
          </table:table-cell>
          <table:table-cell office:value-type="float" office:value="0.135427" calcext:value-type="float">
            <text:p>0.135427</text:p>
          </table:table-cell>
          <table:table-cell office:value-type="float" office:value="0.142114" calcext:value-type="float">
            <text:p>0.142114</text:p>
          </table:table-cell>
          <table:table-cell office:value-type="float" office:value="0.161131" calcext:value-type="float">
            <text:p>0.161131</text:p>
          </table:table-cell>
          <table:table-cell office:value-type="float" office:value="0.188123" calcext:value-type="float">
            <text:p>0.188123</text:p>
          </table:table-cell>
          <table:table-cell office:value-type="float" office:value="0.213108" calcext:value-type="float">
            <text:p>0.213108</text:p>
          </table:table-cell>
          <table:table-cell office:value-type="float" office:value="0.222368" calcext:value-type="float">
            <text:p>0.222368</text:p>
          </table:table-cell>
        </table:table-row>
        <table:table-row table:style-name="ro1">
          <table:table-cell office:value-type="float" office:value="0.220343" calcext:value-type="float">
            <text:p>0.220343</text:p>
          </table:table-cell>
          <table:table-cell office:value-type="float" office:value="0.210517" calcext:value-type="float">
            <text:p>0.210517</text:p>
          </table:table-cell>
          <table:table-cell office:value-type="float" office:value="0.184283" calcext:value-type="float">
            <text:p>0.184283</text:p>
          </table:table-cell>
          <table:table-cell office:value-type="float" office:value="0.156199" calcext:value-type="float">
            <text:p>0.156199</text:p>
          </table:table-cell>
          <table:table-cell office:value-type="float" office:value="0.136585" calcext:value-type="float">
            <text:p>0.136585</text:p>
          </table:table-cell>
          <table:table-cell office:value-type="float" office:value="0.129725" calcext:value-type="float">
            <text:p>0.129725</text:p>
          </table:table-cell>
          <table:table-cell office:value-type="float" office:value="0.136585" calcext:value-type="float">
            <text:p>0.136585</text:p>
          </table:table-cell>
          <table:table-cell office:value-type="float" office:value="0.156199" calcext:value-type="float">
            <text:p>0.156199</text:p>
          </table:table-cell>
          <table:table-cell office:value-type="float" office:value="0.184283" calcext:value-type="float">
            <text:p>0.184283</text:p>
          </table:table-cell>
          <table:table-cell office:value-type="float" office:value="0.210517" calcext:value-type="float">
            <text:p>0.210517</text:p>
          </table:table-cell>
          <table:table-cell office:value-type="float" office:value="0.220343" calcext:value-type="float">
            <text:p>0.22034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93971" calcext:value-type="float">
            <text:p>0.293971</text:p>
          </table:table-cell>
          <table:table-cell table:number-columns-repeated="10"/>
        </table:table-row>
        <table:table-row table:style-name="ro1">
          <table:table-cell office:value-type="float" office:value="0.278964" calcext:value-type="float">
            <text:p>0.278964</text:p>
          </table:table-cell>
          <table:table-cell office:value-type="float" office:value="0.278527" calcext:value-type="float">
            <text:p>0.278527</text:p>
          </table:table-cell>
          <table:table-cell office:value-type="float" office:value="0.277404" calcext:value-type="float">
            <text:p>0.277404</text:p>
          </table:table-cell>
          <table:table-cell office:value-type="float" office:value="0.27599" calcext:value-type="float">
            <text:p>0.27599</text:p>
          </table:table-cell>
          <table:table-cell office:value-type="float" office:value="0.274854" calcext:value-type="float">
            <text:p>0.274854</text:p>
          </table:table-cell>
          <table:table-cell office:value-type="float" office:value="0.274414" calcext:value-type="float">
            <text:p>0.274414</text:p>
          </table:table-cell>
          <table:table-cell office:value-type="float" office:value="0.274854" calcext:value-type="float">
            <text:p>0.274854</text:p>
          </table:table-cell>
          <table:table-cell office:value-type="float" office:value="0.27599" calcext:value-type="float">
            <text:p>0.27599</text:p>
          </table:table-cell>
          <table:table-cell office:value-type="float" office:value="0.277404" calcext:value-type="float">
            <text:p>0.277404</text:p>
          </table:table-cell>
          <table:table-cell office:value-type="float" office:value="0.278527" calcext:value-type="float">
            <text:p>0.278527</text:p>
          </table:table-cell>
          <table:table-cell office:value-type="float" office:value="0.278964" calcext:value-type="float">
            <text:p>0.278964</text:p>
          </table:table-cell>
        </table:table-row>
        <table:table-row table:style-name="ro1">
          <table:table-cell office:value-type="float" office:value="0.275279" calcext:value-type="float">
            <text:p>0.275279</text:p>
          </table:table-cell>
          <table:table-cell office:value-type="float" office:value="0.27507" calcext:value-type="float">
            <text:p>0.27507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274002" calcext:value-type="float">
            <text:p>0.274002</text:p>
          </table:table-cell>
          <table:table-cell office:value-type="float" office:value="0.273535" calcext:value-type="float">
            <text:p>0.273535</text:p>
          </table:table-cell>
          <table:table-cell office:value-type="float" office:value="0.273345" calcext:value-type="float">
            <text:p>0.273345</text:p>
          </table:table-cell>
          <table:table-cell office:value-type="float" office:value="0.273535" calcext:value-type="float">
            <text:p>0.273535</text:p>
          </table:table-cell>
          <table:table-cell office:value-type="float" office:value="0.274002" calcext:value-type="float">
            <text:p>0.274002</text:p>
          </table:table-cell>
          <table:table-cell office:value-type="float" office:value="0.2746" calcext:value-type="float">
            <text:p>0.2746</text:p>
          </table:table-cell>
          <table:table-cell office:value-type="float" office:value="0.27507" calcext:value-type="float">
            <text:p>0.27507</text:p>
          </table:table-cell>
          <table:table-cell office:value-type="float" office:value="0.275279" calcext:value-type="float">
            <text:p>0.275279</text:p>
          </table:table-cell>
        </table:table-row>
        <table:table-row table:style-name="ro1">
          <table:table-cell office:value-type="float" office:value="0.273415" calcext:value-type="float">
            <text:p>0.273415</text:p>
          </table:table-cell>
          <table:table-cell office:value-type="float" office:value="0.272687" calcext:value-type="float">
            <text:p>0.272687</text:p>
          </table:table-cell>
          <table:table-cell office:value-type="float" office:value="0.270717" calcext:value-type="float">
            <text:p>0.270717</text:p>
          </table:table-cell>
          <table:table-cell office:value-type="float" office:value="0.268276" calcext:value-type="float">
            <text:p>0.268276</text:p>
          </table:table-cell>
          <table:table-cell office:value-type="float" office:value="0.266331" calcext:value-type="float">
            <text:p>0.266331</text:p>
          </table:table-cell>
          <table:table-cell office:value-type="float" office:value="0.265584" calcext:value-type="float">
            <text:p>0.265584</text:p>
          </table:table-cell>
          <table:table-cell office:value-type="float" office:value="0.266331" calcext:value-type="float">
            <text:p>0.266331</text:p>
          </table:table-cell>
          <table:table-cell office:value-type="float" office:value="0.268276" calcext:value-type="float">
            <text:p>0.268276</text:p>
          </table:table-cell>
          <table:table-cell office:value-type="float" office:value="0.270717" calcext:value-type="float">
            <text:p>0.270717</text:p>
          </table:table-cell>
          <table:table-cell office:value-type="float" office:value="0.272687" calcext:value-type="float">
            <text:p>0.272687</text:p>
          </table:table-cell>
          <table:table-cell office:value-type="float" office:value="0.273415" calcext:value-type="float">
            <text:p>0.273415</text:p>
          </table:table-cell>
        </table:table-row>
        <table:table-row table:style-name="ro1">
          <table:table-cell office:value-type="float" office:value="0.269675" calcext:value-type="float">
            <text:p>0.269675</text:p>
          </table:table-cell>
          <table:table-cell office:value-type="float" office:value="0.268201" calcext:value-type="float">
            <text:p>0.268201</text:p>
          </table:table-cell>
          <table:table-cell office:value-type="float" office:value="0.264055" calcext:value-type="float">
            <text:p>0.264055</text:p>
          </table:table-cell>
          <table:table-cell office:value-type="float" office:value="0.258996" calcext:value-type="float">
            <text:p>0.258996</text:p>
          </table:table-cell>
          <table:table-cell office:value-type="float" office:value="0.254998" calcext:value-type="float">
            <text:p>0.254998</text:p>
          </table:table-cell>
          <table:table-cell office:value-type="float" office:value="0.253482" calcext:value-type="float">
            <text:p>0.253482</text:p>
          </table:table-cell>
          <table:table-cell office:value-type="float" office:value="0.254998" calcext:value-type="float">
            <text:p>0.254998</text:p>
          </table:table-cell>
          <table:table-cell office:value-type="float" office:value="0.258996" calcext:value-type="float">
            <text:p>0.258996</text:p>
          </table:table-cell>
          <table:table-cell office:value-type="float" office:value="0.264055" calcext:value-type="float">
            <text:p>0.264055</text:p>
          </table:table-cell>
          <table:table-cell office:value-type="float" office:value="0.268201" calcext:value-type="float">
            <text:p>0.268201</text:p>
          </table:table-cell>
          <table:table-cell office:value-type="float" office:value="0.269675" calcext:value-type="float">
            <text:p>0.269675</text:p>
          </table:table-cell>
        </table:table-row>
        <table:table-row table:style-name="ro1">
          <table:table-cell office:value-type="float" office:value="0.26516" calcext:value-type="float">
            <text:p>0.26516</text:p>
          </table:table-cell>
          <table:table-cell office:value-type="float" office:value="0.26261" calcext:value-type="float">
            <text:p>0.26261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46589" calcext:value-type="float">
            <text:p>0.246589</text:p>
          </table:table-cell>
          <table:table-cell office:value-type="float" office:value="0.239766" calcext:value-type="float">
            <text:p>0.239766</text:p>
          </table:table-cell>
          <table:table-cell office:value-type="float" office:value="0.237208" calcext:value-type="float">
            <text:p>0.237208</text:p>
          </table:table-cell>
          <table:table-cell office:value-type="float" office:value="0.239766" calcext:value-type="float">
            <text:p>0.239766</text:p>
          </table:table-cell>
          <table:table-cell office:value-type="float" office:value="0.246589" calcext:value-type="float">
            <text:p>0.246589</text:p>
          </table:table-cell>
          <table:table-cell office:value-type="float" office:value="0.255331" calcext:value-type="float">
            <text:p>0.255331</text:p>
          </table:table-cell>
          <table:table-cell office:value-type="float" office:value="0.26261" calcext:value-type="float">
            <text:p>0.26261</text:p>
          </table:table-cell>
          <table:table-cell office:value-type="float" office:value="0.26516" calcext:value-type="float">
            <text:p>0.26516</text:p>
          </table:table-cell>
        </table:table-row>
        <table:table-row table:style-name="ro1">
          <table:table-cell office:value-type="float" office:value="0.259201" calcext:value-type="float">
            <text:p>0.259201</text:p>
          </table:table-cell>
          <table:table-cell office:value-type="float" office:value="0.255387" calcext:value-type="float">
            <text:p>0.255387</text:p>
          </table:table-cell>
          <table:table-cell office:value-type="float" office:value="0.244488" calcext:value-type="float">
            <text:p>0.244488</text:p>
          </table:table-cell>
          <table:table-cell office:value-type="float" office:value="0.231644" calcext:value-type="float">
            <text:p>0.231644</text:p>
          </table:table-cell>
          <table:table-cell office:value-type="float" office:value="0.221795" calcext:value-type="float">
            <text:p>0.221795</text:p>
          </table:table-cell>
          <table:table-cell office:value-type="float" office:value="0.218143" calcext:value-type="float">
            <text:p>0.218143</text:p>
          </table:table-cell>
          <table:table-cell office:value-type="float" office:value="0.221795" calcext:value-type="float">
            <text:p>0.221795</text:p>
          </table:table-cell>
          <table:table-cell office:value-type="float" office:value="0.231644" calcext:value-type="float">
            <text:p>0.231644</text:p>
          </table:table-cell>
          <table:table-cell office:value-type="float" office:value="0.244488" calcext:value-type="float">
            <text:p>0.244488</text:p>
          </table:table-cell>
          <table:table-cell office:value-type="float" office:value="0.255387" calcext:value-type="float">
            <text:p>0.255387</text:p>
          </table:table-cell>
          <table:table-cell office:value-type="float" office:value="0.259201" calcext:value-type="float">
            <text:p>0.259201</text:p>
          </table:table-cell>
        </table:table-row>
        <table:table-row table:style-name="ro1">
          <table:table-cell office:value-type="float" office:value="0.252553" calcext:value-type="float">
            <text:p>0.252553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32282" calcext:value-type="float">
            <text:p>0.232282</text:p>
          </table:table-cell>
          <table:table-cell office:value-type="float" office:value="0.214987" calcext:value-type="float">
            <text:p>0.214987</text:p>
          </table:table-cell>
          <table:table-cell office:value-type="float" office:value="0.201988" calcext:value-type="float">
            <text:p>0.201988</text:p>
          </table:table-cell>
          <table:table-cell office:value-type="float" office:value="0.19723" calcext:value-type="float">
            <text:p>0.19723</text:p>
          </table:table-cell>
          <table:table-cell office:value-type="float" office:value="0.201988" calcext:value-type="float">
            <text:p>0.201988</text:p>
          </table:table-cell>
          <table:table-cell office:value-type="float" office:value="0.214987" calcext:value-type="float">
            <text:p>0.214987</text:p>
          </table:table-cell>
          <table:table-cell office:value-type="float" office:value="0.232282" calcext:value-type="float">
            <text:p>0.232282</text:p>
          </table:table-cell>
          <table:table-cell office:value-type="float" office:value="0.247273" calcext:value-type="float">
            <text:p>0.247273</text:p>
          </table:table-cell>
          <table:table-cell office:value-type="float" office:value="0.252553" calcext:value-type="float">
            <text:p>0.252553</text:p>
          </table:table-cell>
        </table:table-row>
        <table:table-row table:style-name="ro1">
          <table:table-cell office:value-type="float" office:value="0.245371" calcext:value-type="float">
            <text:p>0.245371</text:p>
          </table:table-cell>
          <table:table-cell office:value-type="float" office:value="0.238543" calcext:value-type="float">
            <text:p>0.238543</text:p>
          </table:table-cell>
          <table:table-cell office:value-type="float" office:value="0.219402" calcext:value-type="float">
            <text:p>0.219402</text:p>
          </table:table-cell>
          <table:table-cell office:value-type="float" office:value="0.197817" calcext:value-type="float">
            <text:p>0.197817</text:p>
          </table:table-cell>
          <table:table-cell office:value-type="float" office:value="0.181952" calcext:value-type="float">
            <text:p>0.181952</text:p>
          </table:table-cell>
          <table:table-cell office:value-type="float" office:value="0.176225" calcext:value-type="float">
            <text:p>0.176225</text:p>
          </table:table-cell>
          <table:table-cell office:value-type="float" office:value="0.181952" calcext:value-type="float">
            <text:p>0.181952</text:p>
          </table:table-cell>
          <table:table-cell office:value-type="float" office:value="0.197817" calcext:value-type="float">
            <text:p>0.197817</text:p>
          </table:table-cell>
          <table:table-cell office:value-type="float" office:value="0.219402" calcext:value-type="float">
            <text:p>0.219402</text:p>
          </table:table-cell>
          <table:table-cell office:value-type="float" office:value="0.238543" calcext:value-type="float">
            <text:p>0.238543</text:p>
          </table:table-cell>
          <table:table-cell office:value-type="float" office:value="0.245371" calcext:value-type="float">
            <text:p>0.245371</text:p>
          </table:table-cell>
        </table:table-row>
        <table:table-row table:style-name="ro1">
          <table:table-cell office:value-type="float" office:value="0.238601" calcext:value-type="float">
            <text:p>0.238601</text:p>
          </table:table-cell>
          <table:table-cell office:value-type="float" office:value="0.230251" calcext:value-type="float">
            <text:p>0.230251</text:p>
          </table:table-cell>
          <table:table-cell office:value-type="float" office:value="0.207228" calcext:value-type="float">
            <text:p>0.207228</text:p>
          </table:table-cell>
          <table:table-cell office:value-type="float" office:value="0.181844" calcext:value-type="float">
            <text:p>0.181844</text:p>
          </table:table-cell>
          <table:table-cell office:value-type="float" office:value="0.163595" calcext:value-type="float">
            <text:p>0.163595</text:p>
          </table:table-cell>
          <table:table-cell office:value-type="float" office:value="0.157097" calcext:value-type="float">
            <text:p>0.157097</text:p>
          </table:table-cell>
          <table:table-cell office:value-type="float" office:value="0.163595" calcext:value-type="float">
            <text:p>0.163595</text:p>
          </table:table-cell>
          <table:table-cell office:value-type="float" office:value="0.181844" calcext:value-type="float">
            <text:p>0.181844</text:p>
          </table:table-cell>
          <table:table-cell office:value-type="float" office:value="0.207228" calcext:value-type="float">
            <text:p>0.207228</text:p>
          </table:table-cell>
          <table:table-cell office:value-type="float" office:value="0.230251" calcext:value-type="float">
            <text:p>0.230251</text:p>
          </table:table-cell>
          <table:table-cell office:value-type="float" office:value="0.238601" calcext:value-type="float">
            <text:p>0.238601</text:p>
          </table:table-cell>
        </table:table-row>
        <table:table-row table:style-name="ro1">
          <table:table-cell office:value-type="float" office:value="0.233308" calcext:value-type="float">
            <text:p>0.233308</text:p>
          </table:table-cell>
          <table:table-cell office:value-type="float" office:value="0.223719" calcext:value-type="float">
            <text:p>0.223719</text:p>
          </table:table-cell>
          <table:table-cell office:value-type="float" office:value="0.197726" calcext:value-type="float">
            <text:p>0.197726</text:p>
          </table:table-cell>
          <table:table-cell office:value-type="float" office:value="0.169605" calcext:value-type="float">
            <text:p>0.169605</text:p>
          </table:table-cell>
          <table:table-cell office:value-type="float" office:value="0.149763" calcext:value-type="float">
            <text:p>0.149763</text:p>
          </table:table-cell>
          <table:table-cell office:value-type="float" office:value="0.14278" calcext:value-type="float">
            <text:p>0.14278</text:p>
          </table:table-cell>
          <table:table-cell office:value-type="float" office:value="0.149763" calcext:value-type="float">
            <text:p>0.149763</text:p>
          </table:table-cell>
          <table:table-cell office:value-type="float" office:value="0.169605" calcext:value-type="float">
            <text:p>0.169605</text:p>
          </table:table-cell>
          <table:table-cell office:value-type="float" office:value="0.197726" calcext:value-type="float">
            <text:p>0.197726</text:p>
          </table:table-cell>
          <table:table-cell office:value-type="float" office:value="0.223719" calcext:value-type="float">
            <text:p>0.223719</text:p>
          </table:table-cell>
          <table:table-cell office:value-type="float" office:value="0.233308" calcext:value-type="float">
            <text:p>0.233308</text:p>
          </table:table-cell>
        </table:table-row>
        <table:table-row table:style-name="ro1">
          <table:table-cell office:value-type="float" office:value="0.231273" calcext:value-type="float">
            <text:p>0.231273</text:p>
          </table:table-cell>
          <table:table-cell office:value-type="float" office:value="0.221104" calcext:value-type="float">
            <text:p>0.221104</text:p>
          </table:table-cell>
          <table:table-cell office:value-type="float" office:value="0.193826" calcext:value-type="float">
            <text:p>0.193826</text:p>
          </table:table-cell>
          <table:table-cell office:value-type="float" office:value="0.164575" calcext:value-type="float">
            <text:p>0.164575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136945" calcext:value-type="float">
            <text:p>0.136945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164575" calcext:value-type="float">
            <text:p>0.164575</text:p>
          </table:table-cell>
          <table:table-cell office:value-type="float" office:value="0.193826" calcext:value-type="float">
            <text:p>0.193826</text:p>
          </table:table-cell>
          <table:table-cell office:value-type="float" office:value="0.221104" calcext:value-type="float">
            <text:p>0.221104</text:p>
          </table:table-cell>
          <table:table-cell office:value-type="float" office:value="0.231273" calcext:value-type="float">
            <text:p>0.23127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05766" calcext:value-type="float">
            <text:p>0.305766</text:p>
          </table:table-cell>
          <table:table-cell table:number-columns-repeated="10"/>
        </table:table-row>
        <table:table-row table:style-name="ro1">
          <table:table-cell office:value-type="float" office:value="0.28949" calcext:value-type="float">
            <text:p>0.28949</text:p>
          </table:table-cell>
          <table:table-cell office:value-type="float" office:value="0.289031" calcext:value-type="float">
            <text:p>0.289031</text:p>
          </table:table-cell>
          <table:table-cell office:value-type="float" office:value="0.287852" calcext:value-type="float">
            <text:p>0.287852</text:p>
          </table:table-cell>
          <table:table-cell office:value-type="float" office:value="0.286369" calcext:value-type="float">
            <text:p>0.286369</text:p>
          </table:table-cell>
          <table:table-cell office:value-type="float" office:value="0.285177" calcext:value-type="float">
            <text:p>0.285177</text:p>
          </table:table-cell>
          <table:table-cell office:value-type="float" office:value="0.284714" calcext:value-type="float">
            <text:p>0.284714</text:p>
          </table:table-cell>
          <table:table-cell office:value-type="float" office:value="0.285177" calcext:value-type="float">
            <text:p>0.285177</text:p>
          </table:table-cell>
          <table:table-cell office:value-type="float" office:value="0.286369" calcext:value-type="float">
            <text:p>0.286369</text:p>
          </table:table-cell>
          <table:table-cell office:value-type="float" office:value="0.287852" calcext:value-type="float">
            <text:p>0.287852</text:p>
          </table:table-cell>
          <table:table-cell office:value-type="float" office:value="0.289031" calcext:value-type="float">
            <text:p>0.289031</text:p>
          </table:table-cell>
          <table:table-cell office:value-type="float" office:value="0.28949" calcext:value-type="float">
            <text:p>0.28949</text:p>
          </table:table-cell>
        </table:table-row>
        <table:table-row table:style-name="ro1">
          <table:table-cell office:value-type="float" office:value="0.285631" calcext:value-type="float">
            <text:p>0.285631</text:p>
          </table:table-cell>
          <table:table-cell office:value-type="float" office:value="0.285414" calcext:value-type="float">
            <text:p>0.285414</text:p>
          </table:table-cell>
          <table:table-cell office:value-type="float" office:value="0.284929" calcext:value-type="float">
            <text:p>0.284929</text:p>
          </table:table-cell>
          <table:table-cell office:value-type="float" office:value="0.284309" calcext:value-type="float">
            <text:p>0.284309</text:p>
          </table:table-cell>
          <table:table-cell office:value-type="float" office:value="0.283826" calcext:value-type="float">
            <text:p>0.283826</text:p>
          </table:table-cell>
          <table:table-cell office:value-type="float" office:value="0.283629" calcext:value-type="float">
            <text:p>0.283629</text:p>
          </table:table-cell>
          <table:table-cell office:value-type="float" office:value="0.283826" calcext:value-type="float">
            <text:p>0.283826</text:p>
          </table:table-cell>
          <table:table-cell office:value-type="float" office:value="0.284309" calcext:value-type="float">
            <text:p>0.284309</text:p>
          </table:table-cell>
          <table:table-cell office:value-type="float" office:value="0.284929" calcext:value-type="float">
            <text:p>0.284929</text:p>
          </table:table-cell>
          <table:table-cell office:value-type="float" office:value="0.285414" calcext:value-type="float">
            <text:p>0.285414</text:p>
          </table:table-cell>
          <table:table-cell office:value-type="float" office:value="0.285631" calcext:value-type="float">
            <text:p>0.285631</text:p>
          </table:table-cell>
        </table:table-row>
        <table:table-row table:style-name="ro1">
          <table:table-cell office:value-type="float" office:value="0.283703" calcext:value-type="float">
            <text:p>0.283703</text:p>
          </table:table-cell>
          <table:table-cell office:value-type="float" office:value="0.282948" calcext:value-type="float">
            <text:p>0.282948</text:p>
          </table:table-cell>
          <table:table-cell office:value-type="float" office:value="0.280909" calcext:value-type="float">
            <text:p>0.280909</text:p>
          </table:table-cell>
          <table:table-cell office:value-type="float" office:value="0.27838" calcext:value-type="float">
            <text:p>0.27838</text:p>
          </table:table-cell>
          <table:table-cell office:value-type="float" office:value="0.276367" calcext:value-type="float">
            <text:p>0.276367</text:p>
          </table:table-cell>
          <table:table-cell office:value-type="float" office:value="0.275592" calcext:value-type="float">
            <text:p>0.275592</text:p>
          </table:table-cell>
          <table:table-cell office:value-type="float" office:value="0.276367" calcext:value-type="float">
            <text:p>0.276367</text:p>
          </table:table-cell>
          <table:table-cell office:value-type="float" office:value="0.27838" calcext:value-type="float">
            <text:p>0.27838</text:p>
          </table:table-cell>
          <table:table-cell office:value-type="float" office:value="0.280909" calcext:value-type="float">
            <text:p>0.280909</text:p>
          </table:table-cell>
          <table:table-cell office:value-type="float" office:value="0.282948" calcext:value-type="float">
            <text:p>0.282948</text:p>
          </table:table-cell>
          <table:table-cell office:value-type="float" office:value="0.283703" calcext:value-type="float">
            <text:p>0.283703</text:p>
          </table:table-cell>
        </table:table-row>
        <table:table-row table:style-name="ro1">
          <table:table-cell office:value-type="float" office:value="0.27982" calcext:value-type="float">
            <text:p>0.27982</text:p>
          </table:table-cell>
          <table:table-cell office:value-type="float" office:value="0.278297" calcext:value-type="float">
            <text:p>0.278297</text:p>
          </table:table-cell>
          <table:table-cell office:value-type="float" office:value="0.274008" calcext:value-type="float">
            <text:p>0.274008</text:p>
          </table:table-cell>
          <table:table-cell office:value-type="float" office:value="0.268774" calcext:value-type="float">
            <text:p>0.268774</text:p>
          </table:table-cell>
          <table:table-cell office:value-type="float" office:value="0.264637" calcext:value-type="float">
            <text:p>0.264637</text:p>
          </table:table-cell>
          <table:table-cell office:value-type="float" office:value="0.263068" calcext:value-type="float">
            <text:p>0.263068</text:p>
          </table:table-cell>
          <table:table-cell office:value-type="float" office:value="0.264637" calcext:value-type="float">
            <text:p>0.264637</text:p>
          </table:table-cell>
          <table:table-cell office:value-type="float" office:value="0.268774" calcext:value-type="float">
            <text:p>0.268774</text:p>
          </table:table-cell>
          <table:table-cell office:value-type="float" office:value="0.274008" calcext:value-type="float">
            <text:p>0.274008</text:p>
          </table:table-cell>
          <table:table-cell office:value-type="float" office:value="0.278297" calcext:value-type="float">
            <text:p>0.278297</text:p>
          </table:table-cell>
          <table:table-cell office:value-type="float" office:value="0.27982" calcext:value-type="float">
            <text:p>0.27982</text:p>
          </table:table-cell>
        </table:table-row>
        <table:table-row table:style-name="ro1">
          <table:table-cell office:value-type="float" office:value="0.275153" calcext:value-type="float">
            <text:p>0.275153</text:p>
          </table:table-cell>
          <table:table-cell office:value-type="float" office:value="0.272518" calcext:value-type="float">
            <text:p>0.272518</text:p>
          </table:table-cell>
          <table:table-cell office:value-type="float" office:value="0.264984" calcext:value-type="float">
            <text:p>0.264984</text:p>
          </table:table-cell>
          <table:table-cell office:value-type="float" office:value="0.255936" calcext:value-type="float">
            <text:p>0.255936</text:p>
          </table:table-cell>
          <table:table-cell office:value-type="float" office:value="0.248874" calcext:value-type="float">
            <text:p>0.248874</text:p>
          </table:table-cell>
          <table:table-cell office:value-type="float" office:value="0.246225" calcext:value-type="float">
            <text:p>0.246225</text:p>
          </table:table-cell>
          <table:table-cell office:value-type="float" office:value="0.248874" calcext:value-type="float">
            <text:p>0.248874</text:p>
          </table:table-cell>
          <table:table-cell office:value-type="float" office:value="0.255936" calcext:value-type="float">
            <text:p>0.255936</text:p>
          </table:table-cell>
          <table:table-cell office:value-type="float" office:value="0.264984" calcext:value-type="float">
            <text:p>0.264984</text:p>
          </table:table-cell>
          <table:table-cell office:value-type="float" office:value="0.272518" calcext:value-type="float">
            <text:p>0.272518</text:p>
          </table:table-cell>
          <table:table-cell office:value-type="float" office:value="0.275153" calcext:value-type="float">
            <text:p>0.275153</text:p>
          </table:table-cell>
        </table:table-row>
        <table:table-row table:style-name="ro1">
          <table:table-cell office:value-type="float" office:value="0.268986" calcext:value-type="float">
            <text:p>0.268986</text:p>
          </table:table-cell>
          <table:table-cell office:value-type="float" office:value="0.265051" calcext:value-type="float">
            <text:p>0.265051</text:p>
          </table:table-cell>
          <table:table-cell office:value-type="float" office:value="0.253775" calcext:value-type="float">
            <text:p>0.253775</text:p>
          </table:table-cell>
          <table:table-cell office:value-type="float" office:value="0.240486" calcext:value-type="float">
            <text:p>0.240486</text:p>
          </table:table-cell>
          <table:table-cell office:value-type="float" office:value="0.230293" calcext:value-type="float">
            <text:p>0.230293</text:p>
          </table:table-cell>
          <table:table-cell office:value-type="float" office:value="0.226514" calcext:value-type="float">
            <text:p>0.226514</text:p>
          </table:table-cell>
          <table:table-cell office:value-type="float" office:value="0.230293" calcext:value-type="float">
            <text:p>0.230293</text:p>
          </table:table-cell>
          <table:table-cell office:value-type="float" office:value="0.240486" calcext:value-type="float">
            <text:p>0.240486</text:p>
          </table:table-cell>
          <table:table-cell office:value-type="float" office:value="0.253775" calcext:value-type="float">
            <text:p>0.253775</text:p>
          </table:table-cell>
          <table:table-cell office:value-type="float" office:value="0.265051" calcext:value-type="float">
            <text:p>0.265051</text:p>
          </table:table-cell>
          <table:table-cell office:value-type="float" office:value="0.268986" calcext:value-type="float">
            <text:p>0.268986</text:p>
          </table:table-cell>
        </table:table-row>
        <table:table-row table:style-name="ro1">
          <table:table-cell office:value-type="float" office:value="0.262136" calcext:value-type="float">
            <text:p>0.262136</text:p>
          </table:table-cell>
          <table:table-cell office:value-type="float" office:value="0.256692" calcext:value-type="float">
            <text:p>0.256692</text:p>
          </table:table-cell>
          <table:table-cell office:value-type="float" office:value="0.241188" calcext:value-type="float">
            <text:p>0.241188</text:p>
          </table:table-cell>
          <table:table-cell office:value-type="float" office:value="0.223294" calcext:value-type="float">
            <text:p>0.223294</text:p>
          </table:table-cell>
          <table:table-cell office:value-type="float" office:value="0.20984" calcext:value-type="float">
            <text:p>0.20984</text:p>
          </table:table-cell>
          <table:table-cell office:value-type="float" office:value="0.204915" calcext:value-type="float">
            <text:p>0.204915</text:p>
          </table:table-cell>
          <table:table-cell office:value-type="float" office:value="0.20984" calcext:value-type="float">
            <text:p>0.20984</text:p>
          </table:table-cell>
          <table:table-cell office:value-type="float" office:value="0.223294" calcext:value-type="float">
            <text:p>0.223294</text:p>
          </table:table-cell>
          <table:table-cell office:value-type="float" office:value="0.241188" calcext:value-type="float">
            <text:p>0.241188</text:p>
          </table:table-cell>
          <table:table-cell office:value-type="float" office:value="0.256692" calcext:value-type="float">
            <text:p>0.256692</text:p>
          </table:table-cell>
          <table:table-cell office:value-type="float" office:value="0.262136" calcext:value-type="float">
            <text:p>0.262136</text:p>
          </table:table-cell>
        </table:table-row>
        <table:table-row table:style-name="ro1">
          <table:table-cell office:value-type="float" office:value="0.254756" calcext:value-type="float">
            <text:p>0.254756</text:p>
          </table:table-cell>
          <table:table-cell office:value-type="float" office:value="0.247721" calcext:value-type="float">
            <text:p>0.247721</text:p>
          </table:table-cell>
          <table:table-cell office:value-type="float" office:value="0.227938" calcext:value-type="float">
            <text:p>0.227938</text:p>
          </table:table-cell>
          <table:table-cell office:value-type="float" office:value="0.205615" calcext:value-type="float">
            <text:p>0.205615</text:p>
          </table:table-cell>
          <table:table-cell office:value-type="float" office:value="0.189199" calcext:value-type="float">
            <text:p>0.189199</text:p>
          </table:table-cell>
          <table:table-cell office:value-type="float" office:value="0.18327" calcext:value-type="float">
            <text:p>0.18327</text:p>
          </table:table-cell>
          <table:table-cell office:value-type="float" office:value="0.189199" calcext:value-type="float">
            <text:p>0.189199</text:p>
          </table:table-cell>
          <table:table-cell office:value-type="float" office:value="0.205615" calcext:value-type="float">
            <text:p>0.205615</text:p>
          </table:table-cell>
          <table:table-cell office:value-type="float" office:value="0.227938" calcext:value-type="float">
            <text:p>0.227938</text:p>
          </table:table-cell>
          <table:table-cell office:value-type="float" office:value="0.247721" calcext:value-type="float">
            <text:p>0.247721</text:p>
          </table:table-cell>
          <table:table-cell office:value-type="float" office:value="0.254756" calcext:value-type="float">
            <text:p>0.254756</text:p>
          </table:table-cell>
        </table:table-row>
        <table:table-row table:style-name="ro1">
          <table:table-cell office:value-type="float" office:value="0.24784" calcext:value-type="float">
            <text:p>0.24784</text:p>
          </table:table-cell>
          <table:table-cell office:value-type="float" office:value="0.239245" calcext:value-type="float">
            <text:p>0.239245</text:p>
          </table:table-cell>
          <table:table-cell office:value-type="float" office:value="0.215468" calcext:value-type="float">
            <text:p>0.215468</text:p>
          </table:table-cell>
          <table:table-cell office:value-type="float" office:value="0.189228" calcext:value-type="float">
            <text:p>0.189228</text:p>
          </table:table-cell>
          <table:table-cell office:value-type="float" office:value="0.170348" calcext:value-type="float">
            <text:p>0.170348</text:p>
          </table:table-cell>
          <table:table-cell office:value-type="float" office:value="0.163621" calcext:value-type="float">
            <text:p>0.163621</text:p>
          </table:table-cell>
          <table:table-cell office:value-type="float" office:value="0.170348" calcext:value-type="float">
            <text:p>0.170348</text:p>
          </table:table-cell>
          <table:table-cell office:value-type="float" office:value="0.189228" calcext:value-type="float">
            <text:p>0.189228</text:p>
          </table:table-cell>
          <table:table-cell office:value-type="float" office:value="0.215468" calcext:value-type="float">
            <text:p>0.215468</text:p>
          </table:table-cell>
          <table:table-cell office:value-type="float" office:value="0.239245" calcext:value-type="float">
            <text:p>0.239245</text:p>
          </table:table-cell>
          <table:table-cell office:value-type="float" office:value="0.24784" calcext:value-type="float">
            <text:p>0.24784</text:p>
          </table:table-cell>
        </table:table-row>
        <table:table-row table:style-name="ro1">
          <table:table-cell office:value-type="float" office:value="0.242458" calcext:value-type="float">
            <text:p>0.242458</text:p>
          </table:table-cell>
          <table:table-cell office:value-type="float" office:value="0.232599" calcext:value-type="float">
            <text:p>0.232599</text:p>
          </table:table-cell>
          <table:table-cell office:value-type="float" office:value="0.205776" calcext:value-type="float">
            <text:p>0.205776</text:p>
          </table:table-cell>
          <table:table-cell office:value-type="float" office:value="0.176723" calcext:value-type="float">
            <text:p>0.176723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48971" calcext:value-type="float">
            <text:p>0.148971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176723" calcext:value-type="float">
            <text:p>0.176723</text:p>
          </table:table-cell>
          <table:table-cell office:value-type="float" office:value="0.205776" calcext:value-type="float">
            <text:p>0.205776</text:p>
          </table:table-cell>
          <table:table-cell office:value-type="float" office:value="0.232599" calcext:value-type="float">
            <text:p>0.232599</text:p>
          </table:table-cell>
          <table:table-cell office:value-type="float" office:value="0.242458" calcext:value-type="float">
            <text:p>0.242458</text:p>
          </table:table-cell>
        </table:table-row>
        <table:table-row table:style-name="ro1">
          <table:table-cell office:value-type="float" office:value="0.240416" calcext:value-type="float">
            <text:p>0.240416</text:p>
          </table:table-cell>
          <table:table-cell office:value-type="float" office:value="0.229966" calcext:value-type="float">
            <text:p>0.229966</text:p>
          </table:table-cell>
          <table:table-cell office:value-type="float" office:value="0.201829" calcext:value-type="float">
            <text:p>0.201829</text:p>
          </table:table-cell>
          <table:table-cell office:value-type="float" office:value="0.171614" calcext:value-type="float">
            <text:p>0.171614</text:p>
          </table:table-cell>
          <table:table-cell office:value-type="float" office:value="0.150446" calcext:value-type="float">
            <text:p>0.150446</text:p>
          </table:table-cell>
          <table:table-cell office:value-type="float" office:value="0.143027" calcext:value-type="float">
            <text:p>0.143027</text:p>
          </table:table-cell>
          <table:table-cell office:value-type="float" office:value="0.150446" calcext:value-type="float">
            <text:p>0.150446</text:p>
          </table:table-cell>
          <table:table-cell office:value-type="float" office:value="0.171614" calcext:value-type="float">
            <text:p>0.171614</text:p>
          </table:table-cell>
          <table:table-cell office:value-type="float" office:value="0.201829" calcext:value-type="float">
            <text:p>0.201829</text:p>
          </table:table-cell>
          <table:table-cell office:value-type="float" office:value="0.229966" calcext:value-type="float">
            <text:p>0.229966</text:p>
          </table:table-cell>
          <table:table-cell office:value-type="float" office:value="0.240416" calcext:value-type="float">
            <text:p>0.2404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22759" calcext:value-type="float">
            <text:p>0.322759</text:p>
          </table:table-cell>
          <table:table-cell table:number-columns-repeated="10"/>
        </table:table-row>
        <table:table-row table:style-name="ro1">
          <table:table-cell office:value-type="float" office:value="0.304568" calcext:value-type="float">
            <text:p>0.304568</text:p>
          </table:table-cell>
          <table:table-cell office:value-type="float" office:value="0.304077" calcext:value-type="float">
            <text:p>0.304077</text:p>
          </table:table-cell>
          <table:table-cell office:value-type="float" office:value="0.302819" calcext:value-type="float">
            <text:p>0.302819</text:p>
          </table:table-cell>
          <table:table-cell office:value-type="float" office:value="0.301235" calcext:value-type="float">
            <text:p>0.301235</text:p>
          </table:table-cell>
          <table:table-cell office:value-type="float" office:value="0.299963" calcext:value-type="float">
            <text:p>0.299963</text:p>
          </table:table-cell>
          <table:table-cell office:value-type="float" office:value="0.299469" calcext:value-type="float">
            <text:p>0.299469</text:p>
          </table:table-cell>
          <table:table-cell office:value-type="float" office:value="0.299963" calcext:value-type="float">
            <text:p>0.299963</text:p>
          </table:table-cell>
          <table:table-cell office:value-type="float" office:value="0.301235" calcext:value-type="float">
            <text:p>0.301235</text:p>
          </table:table-cell>
          <table:table-cell office:value-type="float" office:value="0.302819" calcext:value-type="float">
            <text:p>0.302819</text:p>
          </table:table-cell>
          <table:table-cell office:value-type="float" office:value="0.304077" calcext:value-type="float">
            <text:p>0.304077</text:p>
          </table:table-cell>
          <table:table-cell office:value-type="float" office:value="0.304568" calcext:value-type="float">
            <text:p>0.304568</text:p>
          </table:table-cell>
        </table:table-row>
        <table:table-row table:style-name="ro1">
          <table:table-cell office:value-type="float" office:value="0.300461" calcext:value-type="float">
            <text:p>0.300461</text:p>
          </table:table-cell>
          <table:table-cell office:value-type="float" office:value="0.300232" calcext:value-type="float">
            <text:p>0.300232</text:p>
          </table:table-cell>
          <table:table-cell office:value-type="float" office:value="0.299723" calcext:value-type="float">
            <text:p>0.299723</text:p>
          </table:table-cell>
          <table:table-cell office:value-type="float" office:value="0.299074" calcext:value-type="float">
            <text:p>0.299074</text:p>
          </table:table-cell>
          <table:table-cell office:value-type="float" office:value="0.298568" calcext:value-type="float">
            <text:p>0.298568</text:p>
          </table:table-cell>
          <table:table-cell office:value-type="float" office:value="0.298362" calcext:value-type="float">
            <text:p>0.298362</text:p>
          </table:table-cell>
          <table:table-cell office:value-type="float" office:value="0.298568" calcext:value-type="float">
            <text:p>0.298568</text:p>
          </table:table-cell>
          <table:table-cell office:value-type="float" office:value="0.299074" calcext:value-type="float">
            <text:p>0.299074</text:p>
          </table:table-cell>
          <table:table-cell office:value-type="float" office:value="0.299723" calcext:value-type="float">
            <text:p>0.299723</text:p>
          </table:table-cell>
          <table:table-cell office:value-type="float" office:value="0.300232" calcext:value-type="float">
            <text:p>0.300232</text:p>
          </table:table-cell>
          <table:table-cell office:value-type="float" office:value="0.300461" calcext:value-type="float">
            <text:p>0.300461</text:p>
          </table:table-cell>
        </table:table-row>
        <table:table-row table:style-name="ro1">
          <table:table-cell office:value-type="float" office:value="0.298441" calcext:value-type="float">
            <text:p>0.298441</text:p>
          </table:table-cell>
          <table:table-cell office:value-type="float" office:value="0.297649" calcext:value-type="float">
            <text:p>0.297649</text:p>
          </table:table-cell>
          <table:table-cell office:value-type="float" office:value="0.29551" calcext:value-type="float">
            <text:p>0.29551</text:p>
          </table:table-cell>
          <table:table-cell office:value-type="float" office:value="0.292857" calcext:value-type="float">
            <text:p>0.292857</text:p>
          </table:table-cell>
          <table:table-cell office:value-type="float" office:value="0.290745" calcext:value-type="float">
            <text:p>0.290745</text:p>
          </table:table-cell>
          <table:table-cell office:value-type="float" office:value="0.289932" calcext:value-type="float">
            <text:p>0.289932</text:p>
          </table:table-cell>
          <table:table-cell office:value-type="float" office:value="0.290745" calcext:value-type="float">
            <text:p>0.290745</text:p>
          </table:table-cell>
          <table:table-cell office:value-type="float" office:value="0.292857" calcext:value-type="float">
            <text:p>0.292857</text:p>
          </table:table-cell>
          <table:table-cell office:value-type="float" office:value="0.29551" calcext:value-type="float">
            <text:p>0.29551</text:p>
          </table:table-cell>
          <table:table-cell office:value-type="float" office:value="0.297649" calcext:value-type="float">
            <text:p>0.297649</text:p>
          </table:table-cell>
          <table:table-cell office:value-type="float" office:value="0.298441" calcext:value-type="float">
            <text:p>0.298441</text:p>
          </table:table-cell>
        </table:table-row>
        <table:table-row table:style-name="ro1">
          <table:table-cell office:value-type="float" office:value="0.294356" calcext:value-type="float">
            <text:p>0.294356</text:p>
          </table:table-cell>
          <table:table-cell office:value-type="float" office:value="0.292763" calcext:value-type="float">
            <text:p>0.292763</text:p>
          </table:table-cell>
          <table:table-cell office:value-type="float" office:value="0.28827" calcext:value-type="float">
            <text:p>0.28827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78453" calcext:value-type="float">
            <text:p>0.278453</text:p>
          </table:table-cell>
          <table:table-cell office:value-type="float" office:value="0.27681" calcext:value-type="float">
            <text:p>0.27681</text:p>
          </table:table-cell>
          <table:table-cell office:value-type="float" office:value="0.278453" calcext:value-type="float">
            <text:p>0.278453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8827" calcext:value-type="float">
            <text:p>0.28827</text:p>
          </table:table-cell>
          <table:table-cell office:value-type="float" office:value="0.292763" calcext:value-type="float">
            <text:p>0.292763</text:p>
          </table:table-cell>
          <table:table-cell office:value-type="float" office:value="0.294356" calcext:value-type="float">
            <text:p>0.294356</text:p>
          </table:table-cell>
        </table:table-row>
        <table:table-row table:style-name="ro1">
          <table:table-cell office:value-type="float" office:value="0.289472" calcext:value-type="float">
            <text:p>0.289472</text:p>
          </table:table-cell>
          <table:table-cell office:value-type="float" office:value="0.286718" calcext:value-type="float">
            <text:p>0.286718</text:p>
          </table:table-cell>
          <table:table-cell office:value-type="float" office:value="0.278823" calcext:value-type="float">
            <text:p>0.278823</text:p>
          </table:table-cell>
          <table:table-cell office:value-type="float" office:value="0.269339" calcext:value-type="float">
            <text:p>0.269339</text:p>
          </table:table-cell>
          <table:table-cell office:value-type="float" office:value="0.261936" calcext:value-type="float">
            <text:p>0.261936</text:p>
          </table:table-cell>
          <table:table-cell office:value-type="float" office:value="0.259159" calcext:value-type="float">
            <text:p>0.259159</text:p>
          </table:table-cell>
          <table:table-cell office:value-type="float" office:value="0.261936" calcext:value-type="float">
            <text:p>0.261936</text:p>
          </table:table-cell>
          <table:table-cell office:value-type="float" office:value="0.269339" calcext:value-type="float">
            <text:p>0.269339</text:p>
          </table:table-cell>
          <table:table-cell office:value-type="float" office:value="0.278823" calcext:value-type="float">
            <text:p>0.278823</text:p>
          </table:table-cell>
          <table:table-cell office:value-type="float" office:value="0.286718" calcext:value-type="float">
            <text:p>0.286718</text:p>
          </table:table-cell>
          <table:table-cell office:value-type="float" office:value="0.289472" calcext:value-type="float">
            <text:p>0.289472</text:p>
          </table:table-cell>
        </table:table-row>
        <table:table-row table:style-name="ro1">
          <table:table-cell office:value-type="float" office:value="0.283015" calcext:value-type="float">
            <text:p>0.283015</text:p>
          </table:table-cell>
          <table:table-cell office:value-type="float" office:value="0.278908" calcext:value-type="float">
            <text:p>0.278908</text:p>
          </table:table-cell>
          <table:table-cell office:value-type="float" office:value="0.267098" calcext:value-type="float">
            <text:p>0.267098</text:p>
          </table:table-cell>
          <table:table-cell office:value-type="float" office:value="0.253176" calcext:value-type="float">
            <text:p>0.253176</text:p>
          </table:table-cell>
          <table:table-cell office:value-type="float" office:value="0.242495" calcext:value-type="float">
            <text:p>0.242495</text:p>
          </table:table-cell>
          <table:table-cell office:value-type="float" office:value="0.238534" calcext:value-type="float">
            <text:p>0.238534</text:p>
          </table:table-cell>
          <table:table-cell office:value-type="float" office:value="0.242495" calcext:value-type="float">
            <text:p>0.242495</text:p>
          </table:table-cell>
          <table:table-cell office:value-type="float" office:value="0.253176" calcext:value-type="float">
            <text:p>0.253176</text:p>
          </table:table-cell>
          <table:table-cell office:value-type="float" office:value="0.267098" calcext:value-type="float">
            <text:p>0.267098</text:p>
          </table:table-cell>
          <table:table-cell office:value-type="float" office:value="0.278908" calcext:value-type="float">
            <text:p>0.278908</text:p>
          </table:table-cell>
          <table:table-cell office:value-type="float" office:value="0.283015" calcext:value-type="float">
            <text:p>0.283015</text:p>
          </table:table-cell>
        </table:table-row>
        <table:table-row table:style-name="ro1">
          <table:table-cell office:value-type="float" office:value="0.275886" calcext:value-type="float">
            <text:p>0.275886</text:p>
          </table:table-cell>
          <table:table-cell office:value-type="float" office:value="0.270209" calcext:value-type="float">
            <text:p>0.270209</text:p>
          </table:table-cell>
          <table:table-cell office:value-type="float" office:value="0.253977" calcext:value-type="float">
            <text:p>0.253977</text:p>
          </table:table-cell>
          <table:table-cell office:value-type="float" office:value="0.235233" calcext:value-type="float">
            <text:p>0.235233</text:p>
          </table:table-cell>
          <table:table-cell office:value-type="float" office:value="0.221133" calcext:value-type="float">
            <text:p>0.221133</text:p>
          </table:table-cell>
          <table:table-cell office:value-type="float" office:value="0.215969" calcext:value-type="float">
            <text:p>0.215969</text:p>
          </table:table-cell>
          <table:table-cell office:value-type="float" office:value="0.221133" calcext:value-type="float">
            <text:p>0.221133</text:p>
          </table:table-cell>
          <table:table-cell office:value-type="float" office:value="0.235233" calcext:value-type="float">
            <text:p>0.235233</text:p>
          </table:table-cell>
          <table:table-cell office:value-type="float" office:value="0.253977" calcext:value-type="float">
            <text:p>0.253977</text:p>
          </table:table-cell>
          <table:table-cell office:value-type="float" office:value="0.270209" calcext:value-type="float">
            <text:p>0.270209</text:p>
          </table:table-cell>
          <table:table-cell office:value-type="float" office:value="0.275886" calcext:value-type="float">
            <text:p>0.275886</text:p>
          </table:table-cell>
        </table:table-row>
        <table:table-row table:style-name="ro1">
          <table:table-cell office:value-type="float" office:value="0.26823" calcext:value-type="float">
            <text:p>0.26823</text:p>
          </table:table-cell>
          <table:table-cell office:value-type="float" office:value="0.260906" calcext:value-type="float">
            <text:p>0.260906</text:p>
          </table:table-cell>
          <table:table-cell office:value-type="float" office:value="0.240212" calcext:value-type="float">
            <text:p>0.240212</text:p>
          </table:table-cell>
          <table:table-cell office:value-type="float" office:value="0.216844" calcext:value-type="float">
            <text:p>0.216844</text:p>
          </table:table-cell>
          <table:table-cell office:value-type="float" office:value="0.199644" calcext:value-type="float">
            <text:p>0.199644</text:p>
          </table:table-cell>
          <table:table-cell office:value-type="float" office:value="0.193429" calcext:value-type="float">
            <text:p>0.193429</text:p>
          </table:table-cell>
          <table:table-cell office:value-type="float" office:value="0.199644" calcext:value-type="float">
            <text:p>0.199644</text:p>
          </table:table-cell>
          <table:table-cell office:value-type="float" office:value="0.216844" calcext:value-type="float">
            <text:p>0.216844</text:p>
          </table:table-cell>
          <table:table-cell office:value-type="float" office:value="0.240212" calcext:value-type="float">
            <text:p>0.240212</text:p>
          </table:table-cell>
          <table:table-cell office:value-type="float" office:value="0.260906" calcext:value-type="float">
            <text:p>0.260906</text:p>
          </table:table-cell>
          <table:table-cell office:value-type="float" office:value="0.26823" calcext:value-type="float">
            <text:p>0.26823</text:p>
          </table:table-cell>
        </table:table-row>
        <table:table-row table:style-name="ro1">
          <table:table-cell office:value-type="float" office:value="0.261116" calcext:value-type="float">
            <text:p>0.261116</text:p>
          </table:table-cell>
          <table:table-cell office:value-type="float" office:value="0.252179" calcext:value-type="float">
            <text:p>0.252179</text:p>
          </table:table-cell>
          <table:table-cell office:value-type="float" office:value="0.227334" calcext:value-type="float">
            <text:p>0.227334</text:p>
          </table:table-cell>
          <table:table-cell office:value-type="float" office:value="0.199882" calcext:value-type="float">
            <text:p>0.199882</text:p>
          </table:table-cell>
          <table:table-cell office:value-type="float" office:value="0.180104" calcext:value-type="float">
            <text:p>0.180104</text:p>
          </table:table-cell>
          <table:table-cell office:value-type="float" office:value="0.173051" calcext:value-type="float">
            <text:p>0.173051</text:p>
          </table:table-cell>
          <table:table-cell office:value-type="float" office:value="0.180104" calcext:value-type="float">
            <text:p>0.180104</text:p>
          </table:table-cell>
          <table:table-cell office:value-type="float" office:value="0.199882" calcext:value-type="float">
            <text:p>0.199882</text:p>
          </table:table-cell>
          <table:table-cell office:value-type="float" office:value="0.227334" calcext:value-type="float">
            <text:p>0.227334</text:p>
          </table:table-cell>
          <table:table-cell office:value-type="float" office:value="0.252179" calcext:value-type="float">
            <text:p>0.252179</text:p>
          </table:table-cell>
          <table:table-cell office:value-type="float" office:value="0.261116" calcext:value-type="float">
            <text:p>0.261116</text:p>
          </table:table-cell>
        </table:table-row>
        <table:table-row table:style-name="ro1">
          <table:table-cell office:value-type="float" office:value="0.255614" calcext:value-type="float">
            <text:p>0.255614</text:p>
          </table:table-cell>
          <table:table-cell office:value-type="float" office:value="0.245376" calcext:value-type="float">
            <text:p>0.245376</text:p>
          </table:table-cell>
          <table:table-cell office:value-type="float" office:value="0.217382" calcext:value-type="float">
            <text:p>0.217382</text:p>
          </table:table-cell>
          <table:table-cell office:value-type="float" office:value="0.18701" calcext:value-type="float">
            <text:p>0.18701</text:p>
          </table:table-cell>
          <table:table-cell office:value-type="float" office:value="0.165519" calcext:value-type="float">
            <text:p>0.165519</text:p>
          </table:table-cell>
          <table:table-cell office:value-type="float" office:value="0.157941" calcext:value-type="float">
            <text:p>0.157941</text:p>
          </table:table-cell>
          <table:table-cell office:value-type="float" office:value="0.165519" calcext:value-type="float">
            <text:p>0.165519</text:p>
          </table:table-cell>
          <table:table-cell office:value-type="float" office:value="0.18701" calcext:value-type="float">
            <text:p>0.18701</text:p>
          </table:table-cell>
          <table:table-cell office:value-type="float" office:value="0.217382" calcext:value-type="float">
            <text:p>0.217382</text:p>
          </table:table-cell>
          <table:table-cell office:value-type="float" office:value="0.245376" calcext:value-type="float">
            <text:p>0.245376</text:p>
          </table:table-cell>
          <table:table-cell office:value-type="float" office:value="0.255614" calcext:value-type="float">
            <text:p>0.255614</text:p>
          </table:table-cell>
        </table:table-row>
        <table:table-row table:style-name="ro1">
          <table:table-cell office:value-type="float" office:value="0.253566" calcext:value-type="float">
            <text:p>0.253566</text:p>
          </table:table-cell>
          <table:table-cell office:value-type="float" office:value="0.242722" calcext:value-type="float">
            <text:p>0.242722</text:p>
          </table:table-cell>
          <table:table-cell office:value-type="float" office:value="0.21337" calcext:value-type="float">
            <text:p>0.21337</text:p>
          </table:table-cell>
          <table:table-cell office:value-type="float" office:value="0.18179" calcext:value-type="float">
            <text:p>0.18179</text:p>
          </table:table-cell>
          <table:table-cell office:value-type="float" office:value="0.159622" calcext:value-type="float">
            <text:p>0.159622</text:p>
          </table:table-cell>
          <table:table-cell office:value-type="float" office:value="0.151843" calcext:value-type="float">
            <text:p>0.151843</text:p>
          </table:table-cell>
          <table:table-cell office:value-type="float" office:value="0.159622" calcext:value-type="float">
            <text:p>0.159622</text:p>
          </table:table-cell>
          <table:table-cell office:value-type="float" office:value="0.18179" calcext:value-type="float">
            <text:p>0.18179</text:p>
          </table:table-cell>
          <table:table-cell office:value-type="float" office:value="0.21337" calcext:value-type="float">
            <text:p>0.21337</text:p>
          </table:table-cell>
          <table:table-cell office:value-type="float" office:value="0.242722" calcext:value-type="float">
            <text:p>0.242722</text:p>
          </table:table-cell>
          <table:table-cell office:value-type="float" office:value="0.253566" calcext:value-type="float">
            <text:p>0.2535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30593" calcext:value-type="float">
            <text:p>0.330593</text:p>
          </table:table-cell>
          <table:table-cell table:number-columns-repeated="10"/>
        </table:table-row>
        <table:table-row table:style-name="ro1">
          <table:table-cell office:value-type="float" office:value="0.311484" calcext:value-type="float">
            <text:p>0.311484</text:p>
          </table:table-cell>
          <table:table-cell office:value-type="float" office:value="0.310979" calcext:value-type="float">
            <text:p>0.310979</text:p>
          </table:table-cell>
          <table:table-cell office:value-type="float" office:value="0.309684" calcext:value-type="float">
            <text:p>0.309684</text:p>
          </table:table-cell>
          <table:table-cell office:value-type="float" office:value="0.308055" calcext:value-type="float">
            <text:p>0.308055</text:p>
          </table:table-cell>
          <table:table-cell office:value-type="float" office:value="0.306745" calcext:value-type="float">
            <text:p>0.306745</text:p>
          </table:table-cell>
          <table:table-cell office:value-type="float" office:value="0.306237" calcext:value-type="float">
            <text:p>0.306237</text:p>
          </table:table-cell>
          <table:table-cell office:value-type="float" office:value="0.306745" calcext:value-type="float">
            <text:p>0.306745</text:p>
          </table:table-cell>
          <table:table-cell office:value-type="float" office:value="0.308055" calcext:value-type="float">
            <text:p>0.308055</text:p>
          </table:table-cell>
          <table:table-cell office:value-type="float" office:value="0.309684" calcext:value-type="float">
            <text:p>0.309684</text:p>
          </table:table-cell>
          <table:table-cell office:value-type="float" office:value="0.310979" calcext:value-type="float">
            <text:p>0.310979</text:p>
          </table:table-cell>
          <table:table-cell office:value-type="float" office:value="0.311484" calcext:value-type="float">
            <text:p>0.311484</text:p>
          </table:table-cell>
        </table:table-row>
        <table:table-row table:style-name="ro1">
          <table:table-cell office:value-type="float" office:value="0.307263" calcext:value-type="float">
            <text:p>0.307263</text:p>
          </table:table-cell>
          <table:table-cell office:value-type="float" office:value="0.307029" calcext:value-type="float">
            <text:p>0.307029</text:p>
          </table:table-cell>
          <table:table-cell office:value-type="float" office:value="0.30651" calcext:value-type="float">
            <text:p>0.30651</text:p>
          </table:table-cell>
          <table:table-cell office:value-type="float" office:value="0.305847" calcext:value-type="float">
            <text:p>0.305847</text:p>
          </table:table-cell>
          <table:table-cell office:value-type="float" office:value="0.305331" calcext:value-type="float">
            <text:p>0.305331</text:p>
          </table:table-cell>
          <table:table-cell office:value-type="float" office:value="0.30512" calcext:value-type="float">
            <text:p>0.30512</text:p>
          </table:table-cell>
          <table:table-cell office:value-type="float" office:value="0.305331" calcext:value-type="float">
            <text:p>0.305331</text:p>
          </table:table-cell>
          <table:table-cell office:value-type="float" office:value="0.305847" calcext:value-type="float">
            <text:p>0.305847</text:p>
          </table:table-cell>
          <table:table-cell office:value-type="float" office:value="0.30651" calcext:value-type="float">
            <text:p>0.30651</text:p>
          </table:table-cell>
          <table:table-cell office:value-type="float" office:value="0.307029" calcext:value-type="float">
            <text:p>0.307029</text:p>
          </table:table-cell>
          <table:table-cell office:value-type="float" office:value="0.307263" calcext:value-type="float">
            <text:p>0.307263</text:p>
          </table:table-cell>
        </table:table-row>
        <table:table-row table:style-name="ro1">
          <table:table-cell office:value-type="float" office:value="0.305201" calcext:value-type="float">
            <text:p>0.305201</text:p>
          </table:table-cell>
          <table:table-cell office:value-type="float" office:value="0.304393" calcext:value-type="float">
            <text:p>0.304393</text:p>
          </table:table-cell>
          <table:table-cell office:value-type="float" office:value="0.302208" calcext:value-type="float">
            <text:p>0.302208</text:p>
          </table:table-cell>
          <table:table-cell office:value-type="float" office:value="0.299499" calcext:value-type="float">
            <text:p>0.299499</text:p>
          </table:table-cell>
          <table:table-cell office:value-type="float" office:value="0.297341" calcext:value-type="float">
            <text:p>0.297341</text:p>
          </table:table-cell>
          <table:table-cell office:value-type="float" office:value="0.296512" calcext:value-type="float">
            <text:p>0.296512</text:p>
          </table:table-cell>
          <table:table-cell office:value-type="float" office:value="0.297341" calcext:value-type="float">
            <text:p>0.297341</text:p>
          </table:table-cell>
          <table:table-cell office:value-type="float" office:value="0.299499" calcext:value-type="float">
            <text:p>0.299499</text:p>
          </table:table-cell>
          <table:table-cell office:value-type="float" office:value="0.302208" calcext:value-type="float">
            <text:p>0.302208</text:p>
          </table:table-cell>
          <table:table-cell office:value-type="float" office:value="0.304393" calcext:value-type="float">
            <text:p>0.304393</text:p>
          </table:table-cell>
          <table:table-cell office:value-type="float" office:value="0.305201" calcext:value-type="float">
            <text:p>0.305201</text:p>
          </table:table-cell>
        </table:table-row>
        <table:table-row table:style-name="ro1">
          <table:table-cell office:value-type="float" office:value="0.301024" calcext:value-type="float">
            <text:p>0.301024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294814" calcext:value-type="float">
            <text:p>0.294814</text:p>
          </table:table-cell>
          <table:table-cell office:value-type="float" office:value="0.289218" calcext:value-type="float">
            <text:p>0.289218</text:p>
          </table:table-cell>
          <table:table-cell office:value-type="float" office:value="0.284794" calcext:value-type="float">
            <text:p>0.284794</text:p>
          </table:table-cell>
          <table:table-cell office:value-type="float" office:value="0.283117" calcext:value-type="float">
            <text:p>0.283117</text:p>
          </table:table-cell>
          <table:table-cell office:value-type="float" office:value="0.284794" calcext:value-type="float">
            <text:p>0.284794</text:p>
          </table:table-cell>
          <table:table-cell office:value-type="float" office:value="0.289218" calcext:value-type="float">
            <text:p>0.289218</text:p>
          </table:table-cell>
          <table:table-cell office:value-type="float" office:value="0.294814" calcext:value-type="float">
            <text:p>0.294814</text:p>
          </table:table-cell>
          <table:table-cell office:value-type="float" office:value="0.2994" calcext:value-type="float">
            <text:p>0.2994</text:p>
          </table:table-cell>
          <table:table-cell office:value-type="float" office:value="0.301024" calcext:value-type="float">
            <text:p>0.301024</text:p>
          </table:table-cell>
        </table:table-row>
        <table:table-row table:style-name="ro1">
          <table:table-cell office:value-type="float" office:value="0.296044" calcext:value-type="float">
            <text:p>0.296044</text:p>
          </table:table-cell>
          <table:table-cell office:value-type="float" office:value="0.293235" calcext:value-type="float">
            <text:p>0.293235</text:p>
          </table:table-cell>
          <table:table-cell office:value-type="float" office:value="0.285175" calcext:value-type="float">
            <text:p>0.285175</text:p>
          </table:table-cell>
          <table:table-cell office:value-type="float" office:value="0.275493" calcext:value-type="float">
            <text:p>0.275493</text:p>
          </table:table-cell>
          <table:table-cell office:value-type="float" office:value="0.267934" calcext:value-type="float">
            <text:p>0.267934</text:p>
          </table:table-cell>
          <table:table-cell office:value-type="float" office:value="0.265099" calcext:value-type="float">
            <text:p>0.265099</text:p>
          </table:table-cell>
          <table:table-cell office:value-type="float" office:value="0.267934" calcext:value-type="float">
            <text:p>0.267934</text:p>
          </table:table-cell>
          <table:table-cell office:value-type="float" office:value="0.275493" calcext:value-type="float">
            <text:p>0.275493</text:p>
          </table:table-cell>
          <table:table-cell office:value-type="float" office:value="0.285175" calcext:value-type="float">
            <text:p>0.285175</text:p>
          </table:table-cell>
          <table:table-cell office:value-type="float" office:value="0.293235" calcext:value-type="float">
            <text:p>0.293235</text:p>
          </table:table-cell>
          <table:table-cell office:value-type="float" office:value="0.296044" calcext:value-type="float">
            <text:p>0.296044</text:p>
          </table:table-cell>
        </table:table-row>
        <table:table-row table:style-name="ro1">
          <table:table-cell office:value-type="float" office:value="0.289455" calcext:value-type="float">
            <text:p>0.289455</text:p>
          </table:table-cell>
          <table:table-cell office:value-type="float" office:value="0.28527" calcext:value-type="float">
            <text:p>0.28527</text:p>
          </table:table-cell>
          <table:table-cell office:value-type="float" office:value="0.273217" calcext:value-type="float">
            <text:p>0.273217</text:p>
          </table:table-cell>
          <table:table-cell office:value-type="float" office:value="0.259008" calcext:value-type="float">
            <text:p>0.259008</text:p>
          </table:table-cell>
          <table:table-cell office:value-type="float" office:value="0.248103" calcext:value-type="float">
            <text:p>0.248103</text:p>
          </table:table-cell>
          <table:table-cell office:value-type="float" office:value="0.24406" calcext:value-type="float">
            <text:p>0.24406</text:p>
          </table:table-cell>
          <table:table-cell office:value-type="float" office:value="0.248103" calcext:value-type="float">
            <text:p>0.248103</text:p>
          </table:table-cell>
          <table:table-cell office:value-type="float" office:value="0.259008" calcext:value-type="float">
            <text:p>0.259008</text:p>
          </table:table-cell>
          <table:table-cell office:value-type="float" office:value="0.273217" calcext:value-type="float">
            <text:p>0.273217</text:p>
          </table:table-cell>
          <table:table-cell office:value-type="float" office:value="0.28527" calcext:value-type="float">
            <text:p>0.28527</text:p>
          </table:table-cell>
          <table:table-cell office:value-type="float" office:value="0.289455" calcext:value-type="float">
            <text:p>0.289455</text:p>
          </table:table-cell>
        </table:table-row>
        <table:table-row table:style-name="ro1">
          <table:table-cell office:value-type="float" office:value="0.282202" calcext:value-type="float">
            <text:p>0.282202</text:p>
          </table:table-cell>
          <table:table-cell office:value-type="float" office:value="0.27642" calcext:value-type="float">
            <text:p>0.27642</text:p>
          </table:table-cell>
          <table:table-cell office:value-type="float" office:value="0.259856" calcext:value-type="float">
            <text:p>0.259856</text:p>
          </table:table-cell>
          <table:table-cell office:value-type="float" office:value="0.240726" calcext:value-type="float">
            <text:p>0.240726</text:p>
          </table:table-cell>
          <table:table-cell office:value-type="float" office:value="0.226331" calcext:value-type="float">
            <text:p>0.226331</text:p>
          </table:table-cell>
          <table:table-cell office:value-type="float" office:value="0.221058" calcext:value-type="float">
            <text:p>0.221058</text:p>
          </table:table-cell>
          <table:table-cell office:value-type="float" office:value="0.226331" calcext:value-type="float">
            <text:p>0.226331</text:p>
          </table:table-cell>
          <table:table-cell office:value-type="float" office:value="0.240726" calcext:value-type="float">
            <text:p>0.240726</text:p>
          </table:table-cell>
          <table:table-cell office:value-type="float" office:value="0.259856" calcext:value-type="float">
            <text:p>0.259856</text:p>
          </table:table-cell>
          <table:table-cell office:value-type="float" office:value="0.27642" calcext:value-type="float">
            <text:p>0.27642</text:p>
          </table:table-cell>
          <table:table-cell office:value-type="float" office:value="0.282202" calcext:value-type="float">
            <text:p>0.282202</text:p>
          </table:table-cell>
        </table:table-row>
        <table:table-row table:style-name="ro1">
          <table:table-cell office:value-type="float" office:value="0.274424" calcext:value-type="float">
            <text:p>0.274424</text:p>
          </table:table-cell>
          <table:table-cell office:value-type="float" office:value="0.266968" calcext:value-type="float">
            <text:p>0.266968</text:p>
          </table:table-cell>
          <table:table-cell office:value-type="float" office:value="0.245862" calcext:value-type="float">
            <text:p>0.245862</text:p>
          </table:table-cell>
          <table:table-cell office:value-type="float" office:value="0.222019" calcext:value-type="float">
            <text:p>0.222019</text:p>
          </table:table-cell>
          <table:table-cell office:value-type="float" office:value="0.204461" calcext:value-type="float">
            <text:p>0.204461</text:p>
          </table:table-cell>
          <table:table-cell office:value-type="float" office:value="0.198116" calcext:value-type="float">
            <text:p>0.198116</text:p>
          </table:table-cell>
          <table:table-cell office:value-type="float" office:value="0.204461" calcext:value-type="float">
            <text:p>0.204461</text:p>
          </table:table-cell>
          <table:table-cell office:value-type="float" office:value="0.222019" calcext:value-type="float">
            <text:p>0.222019</text:p>
          </table:table-cell>
          <table:table-cell office:value-type="float" office:value="0.245862" calcext:value-type="float">
            <text:p>0.245862</text:p>
          </table:table-cell>
          <table:table-cell office:value-type="float" office:value="0.266968" calcext:value-type="float">
            <text:p>0.266968</text:p>
          </table:table-cell>
          <table:table-cell office:value-type="float" office:value="0.274424" calcext:value-type="float">
            <text:p>0.274424</text:p>
          </table:table-cell>
        </table:table-row>
        <table:table-row table:style-name="ro1">
          <table:table-cell office:value-type="float" office:value="0.267223" calcext:value-type="float">
            <text:p>0.267223</text:p>
          </table:table-cell>
          <table:table-cell office:value-type="float" office:value="0.258132" calcext:value-type="float">
            <text:p>0.258132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204799" calcext:value-type="float">
            <text:p>0.204799</text:p>
          </table:table-cell>
          <table:table-cell office:value-type="float" office:value="0.184612" calcext:value-type="float">
            <text:p>0.184612</text:p>
          </table:table-cell>
          <table:table-cell office:value-type="float" office:value="0.177411" calcext:value-type="float">
            <text:p>0.177411</text:p>
          </table:table-cell>
          <table:table-cell office:value-type="float" office:value="0.184612" calcext:value-type="float">
            <text:p>0.184612</text:p>
          </table:table-cell>
          <table:table-cell office:value-type="float" office:value="0.204799" calcext:value-type="float">
            <text:p>0.204799</text:p>
          </table:table-cell>
          <table:table-cell office:value-type="float" office:value="0.232802" calcext:value-type="float">
            <text:p>0.232802</text:p>
          </table:table-cell>
          <table:table-cell office:value-type="float" office:value="0.258132" calcext:value-type="float">
            <text:p>0.258132</text:p>
          </table:table-cell>
          <table:table-cell office:value-type="float" office:value="0.267223" calcext:value-type="float">
            <text:p>0.267223</text:p>
          </table:table-cell>
        </table:table-row>
        <table:table-row table:style-name="ro1">
          <table:table-cell office:value-type="float" office:value="0.261669" calcext:value-type="float">
            <text:p>0.261669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222735" calcext:value-type="float">
            <text:p>0.222735</text:p>
          </table:table-cell>
          <table:table-cell office:value-type="float" office:value="0.191764" calcext:value-type="float">
            <text:p>0.191764</text:p>
          </table:table-cell>
          <table:table-cell office:value-type="float" office:value="0.169833" calcext:value-type="float">
            <text:p>0.169833</text:p>
          </table:table-cell>
          <table:table-cell office:value-type="float" office:value="0.162095" calcext:value-type="float">
            <text:p>0.162095</text:p>
          </table:table-cell>
          <table:table-cell office:value-type="float" office:value="0.169833" calcext:value-type="float">
            <text:p>0.169833</text:p>
          </table:table-cell>
          <table:table-cell office:value-type="float" office:value="0.191764" calcext:value-type="float">
            <text:p>0.191764</text:p>
          </table:table-cell>
          <table:table-cell office:value-type="float" office:value="0.222735" calcext:value-type="float">
            <text:p>0.222735</text:p>
          </table:table-cell>
          <table:table-cell office:value-type="float" office:value="0.25126" calcext:value-type="float">
            <text:p>0.25126</text:p>
          </table:table-cell>
          <table:table-cell office:value-type="float" office:value="0.261669" calcext:value-type="float">
            <text:p>0.261669</text:p>
          </table:table-cell>
        </table:table-row>
        <table:table-row table:style-name="ro1">
          <table:table-cell office:value-type="float" office:value="0.259619" calcext:value-type="float">
            <text:p>0.259619</text:p>
          </table:table-cell>
          <table:table-cell office:value-type="float" office:value="0.248598" calcext:value-type="float">
            <text:p>0.248598</text:p>
          </table:table-cell>
          <table:table-cell office:value-type="float" office:value="0.218695" calcext:value-type="float">
            <text:p>0.218695</text:p>
          </table:table-cell>
          <table:table-cell office:value-type="float" office:value="0.186495" calcext:value-type="float">
            <text:p>0.186495</text:p>
          </table:table-cell>
          <table:table-cell office:value-type="float" office:value="0.163871" calcext:value-type="float">
            <text:p>0.163871</text:p>
          </table:table-cell>
          <table:table-cell office:value-type="float" office:value="0.155927" calcext:value-type="float">
            <text:p>0.155927</text:p>
          </table:table-cell>
          <table:table-cell office:value-type="float" office:value="0.163871" calcext:value-type="float">
            <text:p>0.163871</text:p>
          </table:table-cell>
          <table:table-cell office:value-type="float" office:value="0.186495" calcext:value-type="float">
            <text:p>0.186495</text:p>
          </table:table-cell>
          <table:table-cell office:value-type="float" office:value="0.218695" calcext:value-type="float">
            <text:p>0.218695</text:p>
          </table:table-cell>
          <table:table-cell office:value-type="float" office:value="0.248598" calcext:value-type="float">
            <text:p>0.248598</text:p>
          </table:table-cell>
          <table:table-cell office:value-type="float" office:value="0.259619" calcext:value-type="float">
            <text:p>0.2596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43503" calcext:value-type="float">
            <text:p>0.343503</text:p>
          </table:table-cell>
          <table:table-cell table:number-columns-repeated="10"/>
        </table:table-row>
        <table:table-row table:style-name="ro1">
          <table:table-cell office:value-type="float" office:value="0.322837" calcext:value-type="float">
            <text:p>0.322837</text:p>
          </table:table-cell>
          <table:table-cell office:value-type="float" office:value="0.322308" calcext:value-type="float">
            <text:p>0.322308</text:p>
          </table:table-cell>
          <table:table-cell office:value-type="float" office:value="0.320953" calcext:value-type="float">
            <text:p>0.320953</text:p>
          </table:table-cell>
          <table:table-cell office:value-type="float" office:value="0.319247" calcext:value-type="float">
            <text:p>0.319247</text:p>
          </table:table-cell>
          <table:table-cell office:value-type="float" office:value="0.317877" calcext:value-type="float">
            <text:p>0.317877</text:p>
          </table:table-cell>
          <table:table-cell office:value-type="float" office:value="0.317346" calcext:value-type="float">
            <text:p>0.317346</text:p>
          </table:table-cell>
          <table:table-cell office:value-type="float" office:value="0.317877" calcext:value-type="float">
            <text:p>0.317877</text:p>
          </table:table-cell>
          <table:table-cell office:value-type="float" office:value="0.319247" calcext:value-type="float">
            <text:p>0.319247</text:p>
          </table:table-cell>
          <table:table-cell office:value-type="float" office:value="0.320953" calcext:value-type="float">
            <text:p>0.320953</text:p>
          </table:table-cell>
          <table:table-cell office:value-type="float" office:value="0.322308" calcext:value-type="float">
            <text:p>0.322308</text:p>
          </table:table-cell>
          <table:table-cell office:value-type="float" office:value="0.322837" calcext:value-type="float">
            <text:p>0.322837</text:p>
          </table:table-cell>
        </table:table-row>
        <table:table-row table:style-name="ro1">
          <table:table-cell office:value-type="float" office:value="0.318428" calcext:value-type="float">
            <text:p>0.318428</text:p>
          </table:table-cell>
          <table:table-cell office:value-type="float" office:value="0.318186" calcext:value-type="float">
            <text:p>0.318186</text:p>
          </table:table-cell>
          <table:table-cell office:value-type="float" office:value="0.317649" calcext:value-type="float">
            <text:p>0.317649</text:p>
          </table:table-cell>
          <table:table-cell office:value-type="float" office:value="0.316964" calcext:value-type="float">
            <text:p>0.316964</text:p>
          </table:table-cell>
          <table:table-cell office:value-type="float" office:value="0.316431" calcext:value-type="float">
            <text:p>0.316431</text:p>
          </table:table-cell>
          <table:table-cell office:value-type="float" office:value="0.316213" calcext:value-type="float">
            <text:p>0.316213</text:p>
          </table:table-cell>
          <table:table-cell office:value-type="float" office:value="0.316431" calcext:value-type="float">
            <text:p>0.316431</text:p>
          </table:table-cell>
          <table:table-cell office:value-type="float" office:value="0.316964" calcext:value-type="float">
            <text:p>0.316964</text:p>
          </table:table-cell>
          <table:table-cell office:value-type="float" office:value="0.317649" calcext:value-type="float">
            <text:p>0.317649</text:p>
          </table:table-cell>
          <table:table-cell office:value-type="float" office:value="0.318186" calcext:value-type="float">
            <text:p>0.318186</text:p>
          </table:table-cell>
          <table:table-cell office:value-type="float" office:value="0.318428" calcext:value-type="float">
            <text:p>0.318428</text:p>
          </table:table-cell>
        </table:table-row>
        <table:table-row table:style-name="ro1">
          <table:table-cell office:value-type="float" office:value="0.316299" calcext:value-type="float">
            <text:p>0.316299</text:p>
          </table:table-cell>
          <table:table-cell office:value-type="float" office:value="0.315463" calcext:value-type="float">
            <text:p>0.315463</text:p>
          </table:table-cell>
          <table:table-cell office:value-type="float" office:value="0.313203" calcext:value-type="float">
            <text:p>0.313203</text:p>
          </table:table-cell>
          <table:table-cell office:value-type="float" office:value="0.310402" calcext:value-type="float">
            <text:p>0.310402</text:p>
          </table:table-cell>
          <table:table-cell office:value-type="float" office:value="0.308171" calcext:value-type="float">
            <text:p>0.308171</text:p>
          </table:table-cell>
          <table:table-cell office:value-type="float" office:value="0.307313" calcext:value-type="float">
            <text:p>0.307313</text:p>
          </table:table-cell>
          <table:table-cell office:value-type="float" office:value="0.308171" calcext:value-type="float">
            <text:p>0.308171</text:p>
          </table:table-cell>
          <table:table-cell office:value-type="float" office:value="0.310402" calcext:value-type="float">
            <text:p>0.310402</text:p>
          </table:table-cell>
          <table:table-cell office:value-type="float" office:value="0.313203" calcext:value-type="float">
            <text:p>0.313203</text:p>
          </table:table-cell>
          <table:table-cell office:value-type="float" office:value="0.315463" calcext:value-type="float">
            <text:p>0.315463</text:p>
          </table:table-cell>
          <table:table-cell office:value-type="float" office:value="0.316299" calcext:value-type="float">
            <text:p>0.316299</text:p>
          </table:table-cell>
        </table:table-row>
        <table:table-row table:style-name="ro1">
          <table:table-cell office:value-type="float" office:value="0.311971" calcext:value-type="float">
            <text:p>0.311971</text:p>
          </table:table-cell>
          <table:table-cell office:value-type="float" office:value="0.310295" calcext:value-type="float">
            <text:p>0.310295</text:p>
          </table:table-cell>
          <table:table-cell office:value-type="float" office:value="0.305558" calcext:value-type="float">
            <text:p>0.305558</text:p>
          </table:table-cell>
          <table:table-cell office:value-type="float" office:value="0.299777" calcext:value-type="float">
            <text:p>0.299777</text:p>
          </table:table-cell>
          <table:table-cell office:value-type="float" office:value="0.295207" calcext:value-type="float">
            <text:p>0.295207</text:p>
          </table:table-cell>
          <table:table-cell office:value-type="float" office:value="0.293474" calcext:value-type="float">
            <text:p>0.293474</text:p>
          </table:table-cell>
          <table:table-cell office:value-type="float" office:value="0.295207" calcext:value-type="float">
            <text:p>0.295207</text:p>
          </table:table-cell>
          <table:table-cell office:value-type="float" office:value="0.299777" calcext:value-type="float">
            <text:p>0.299777</text:p>
          </table:table-cell>
          <table:table-cell office:value-type="float" office:value="0.305558" calcext:value-type="float">
            <text:p>0.305558</text:p>
          </table:table-cell>
          <table:table-cell office:value-type="float" office:value="0.310295" calcext:value-type="float">
            <text:p>0.310295</text:p>
          </table:table-cell>
          <table:table-cell office:value-type="float" office:value="0.311971" calcext:value-type="float">
            <text:p>0.311971</text:p>
          </table:table-cell>
        </table:table-row>
        <table:table-row table:style-name="ro1">
          <table:table-cell office:value-type="float" office:value="0.306833" calcext:value-type="float">
            <text:p>0.306833</text:p>
          </table:table-cell>
          <table:table-cell office:value-type="float" office:value="0.303937" calcext:value-type="float">
            <text:p>0.303937</text:p>
          </table:table-cell>
          <table:table-cell office:value-type="float" office:value="0.295608" calcext:value-type="float">
            <text:p>0.295608</text:p>
          </table:table-cell>
          <table:table-cell office:value-type="float" office:value="0.285602" calcext:value-type="float">
            <text:p>0.285602</text:p>
          </table:table-cell>
          <table:table-cell office:value-type="float" office:value="0.277789" calcext:value-type="float">
            <text:p>0.277789</text:p>
          </table:table-cell>
          <table:table-cell office:value-type="float" office:value="0.274858" calcext:value-type="float">
            <text:p>0.274858</text:p>
          </table:table-cell>
          <table:table-cell office:value-type="float" office:value="0.277789" calcext:value-type="float">
            <text:p>0.277789</text:p>
          </table:table-cell>
          <table:table-cell office:value-type="float" office:value="0.285602" calcext:value-type="float">
            <text:p>0.285602</text:p>
          </table:table-cell>
          <table:table-cell office:value-type="float" office:value="0.295608" calcext:value-type="float">
            <text:p>0.295608</text:p>
          </table:table-cell>
          <table:table-cell office:value-type="float" office:value="0.303937" calcext:value-type="float">
            <text:p>0.303937</text:p>
          </table:table-cell>
          <table:table-cell office:value-type="float" office:value="0.306833" calcext:value-type="float">
            <text:p>0.306833</text:p>
          </table:table-cell>
        </table:table-row>
        <table:table-row table:style-name="ro1">
          <table:table-cell office:value-type="float" office:value="0.300033" calcext:value-type="float">
            <text:p>0.300033</text:p>
          </table:table-cell>
          <table:table-cell office:value-type="float" office:value="0.295721" calcext:value-type="float">
            <text:p>0.295721</text:p>
          </table:table-cell>
          <table:table-cell office:value-type="float" office:value="0.283272" calcext:value-type="float">
            <text:p>0.283272</text:p>
          </table:table-cell>
          <table:table-cell office:value-type="float" office:value="0.268593" calcext:value-type="float">
            <text:p>0.268593</text:p>
          </table:table-cell>
          <table:table-cell office:value-type="float" office:value="0.257325" calcext:value-type="float">
            <text:p>0.257325</text:p>
          </table:table-cell>
          <table:table-cell office:value-type="float" office:value="0.253146" calcext:value-type="float">
            <text:p>0.253146</text:p>
          </table:table-cell>
          <table:table-cell office:value-type="float" office:value="0.257325" calcext:value-type="float">
            <text:p>0.257325</text:p>
          </table:table-cell>
          <table:table-cell office:value-type="float" office:value="0.268593" calcext:value-type="float">
            <text:p>0.268593</text:p>
          </table:table-cell>
          <table:table-cell office:value-type="float" office:value="0.283272" calcext:value-type="float">
            <text:p>0.283272</text:p>
          </table:table-cell>
          <table:table-cell office:value-type="float" office:value="0.295721" calcext:value-type="float">
            <text:p>0.295721</text:p>
          </table:table-cell>
          <table:table-cell office:value-type="float" office:value="0.300033" calcext:value-type="float">
            <text:p>0.300033</text:p>
          </table:table-cell>
        </table:table-row>
        <table:table-row table:style-name="ro1">
          <table:table-cell office:value-type="float" office:value="0.292581" calcext:value-type="float">
            <text:p>0.292581</text:p>
          </table:table-cell>
          <table:table-cell office:value-type="float" office:value="0.286627" calcext:value-type="float">
            <text:p>0.286627</text:p>
          </table:table-cell>
          <table:table-cell office:value-type="float" office:value="0.269524" calcext:value-type="float">
            <text:p>0.269524</text:p>
          </table:table-cell>
          <table:table-cell office:value-type="float" office:value="0.249764" calcext:value-type="float">
            <text:p>0.249764</text:p>
          </table:table-cell>
          <table:table-cell office:value-type="float" office:value="0.234888" calcext:value-type="float">
            <text:p>0.234888</text:p>
          </table:table-cell>
          <table:table-cell office:value-type="float" office:value="0.229438" calcext:value-type="float">
            <text:p>0.229438</text:p>
          </table:table-cell>
          <table:table-cell office:value-type="float" office:value="0.234888" calcext:value-type="float">
            <text:p>0.234888</text:p>
          </table:table-cell>
          <table:table-cell office:value-type="float" office:value="0.249764" calcext:value-type="float">
            <text:p>0.249764</text:p>
          </table:table-cell>
          <table:table-cell office:value-type="float" office:value="0.269524" calcext:value-type="float">
            <text:p>0.269524</text:p>
          </table:table-cell>
          <table:table-cell office:value-type="float" office:value="0.286627" calcext:value-type="float">
            <text:p>0.286627</text:p>
          </table:table-cell>
          <table:table-cell office:value-type="float" office:value="0.292581" calcext:value-type="float">
            <text:p>0.292581</text:p>
          </table:table-cell>
        </table:table-row>
        <table:table-row table:style-name="ro1">
          <table:table-cell office:value-type="float" office:value="0.284608" calcext:value-type="float">
            <text:p>0.284608</text:p>
          </table:table-cell>
          <table:table-cell office:value-type="float" office:value="0.27694" calcext:value-type="float">
            <text:p>0.27694</text:p>
          </table:table-cell>
          <table:table-cell office:value-type="float" office:value="0.25516" calcext:value-type="float">
            <text:p>0.25516</text:p>
          </table:table-cell>
          <table:table-cell office:value-type="float" office:value="0.230543" calcext:value-type="float">
            <text:p>0.230543</text:p>
          </table:table-cell>
          <table:table-cell office:value-type="float" office:value="0.212404" calcext:value-type="float">
            <text:p>0.212404</text:p>
          </table:table-cell>
          <table:table-cell office:value-type="float" office:value="0.205845" calcext:value-type="float">
            <text:p>0.205845</text:p>
          </table:table-cell>
          <table:table-cell office:value-type="float" office:value="0.212404" calcext:value-type="float">
            <text:p>0.212404</text:p>
          </table:table-cell>
          <table:table-cell office:value-type="float" office:value="0.230543" calcext:value-type="float">
            <text:p>0.230543</text:p>
          </table:table-cell>
          <table:table-cell office:value-type="float" office:value="0.25516" calcext:value-type="float">
            <text:p>0.25516</text:p>
          </table:table-cell>
          <table:table-cell office:value-type="float" office:value="0.27694" calcext:value-type="float">
            <text:p>0.27694</text:p>
          </table:table-cell>
          <table:table-cell office:value-type="float" office:value="0.284608" calcext:value-type="float">
            <text:p>0.284608</text:p>
          </table:table-cell>
        </table:table-row>
        <table:table-row table:style-name="ro1">
          <table:table-cell office:value-type="float" office:value="0.27727" calcext:value-type="float">
            <text:p>0.27727</text:p>
          </table:table-cell>
          <table:table-cell office:value-type="float" office:value="0.267928" calcext:value-type="float">
            <text:p>0.267928</text:p>
          </table:table-cell>
          <table:table-cell office:value-type="float" office:value="0.241811" calcext:value-type="float">
            <text:p>0.241811</text:p>
          </table:table-cell>
          <table:table-cell office:value-type="float" office:value="0.212911" calcext:value-type="float">
            <text:p>0.212911</text:p>
          </table:table-cell>
          <table:table-cell office:value-type="float" office:value="0.192057" calcext:value-type="float">
            <text:p>0.192057</text:p>
          </table:table-cell>
          <table:table-cell office:value-type="float" office:value="0.184614" calcext:value-type="float">
            <text:p>0.184614</text:p>
          </table:table-cell>
          <table:table-cell office:value-type="float" office:value="0.192057" calcext:value-type="float">
            <text:p>0.192057</text:p>
          </table:table-cell>
          <table:table-cell office:value-type="float" office:value="0.212911" calcext:value-type="float">
            <text:p>0.212911</text:p>
          </table:table-cell>
          <table:table-cell office:value-type="float" office:value="0.241811" calcext:value-type="float">
            <text:p>0.241811</text:p>
          </table:table-cell>
          <table:table-cell office:value-type="float" office:value="0.267928" calcext:value-type="float">
            <text:p>0.267928</text:p>
          </table:table-cell>
          <table:table-cell office:value-type="float" office:value="0.27727" calcext:value-type="float">
            <text:p>0.27727</text:p>
          </table:table-cell>
        </table:table-row>
        <table:table-row table:style-name="ro1">
          <table:table-cell office:value-type="float" office:value="0.271634" calcext:value-type="float">
            <text:p>0.271634</text:p>
          </table:table-cell>
          <table:table-cell office:value-type="float" office:value="0.260949" calcext:value-type="float">
            <text:p>0.260949</text:p>
          </table:table-cell>
          <table:table-cell office:value-type="float" office:value="0.231561" calcext:value-type="float">
            <text:p>0.231561</text:p>
          </table:table-cell>
          <table:table-cell office:value-type="float" office:value="0.199615" calcext:value-type="float">
            <text:p>0.199615</text:p>
          </table:table-cell>
          <table:table-cell office:value-type="float" office:value="0.176965" calcext:value-type="float">
            <text:p>0.176965</text:p>
          </table:table-cell>
          <table:table-cell office:value-type="float" office:value="0.168967" calcext:value-type="float">
            <text:p>0.168967</text:p>
          </table:table-cell>
          <table:table-cell office:value-type="float" office:value="0.176965" calcext:value-type="float">
            <text:p>0.176965</text:p>
          </table:table-cell>
          <table:table-cell office:value-type="float" office:value="0.199615" calcext:value-type="float">
            <text:p>0.199615</text:p>
          </table:table-cell>
          <table:table-cell office:value-type="float" office:value="0.231561" calcext:value-type="float">
            <text:p>0.231561</text:p>
          </table:table-cell>
          <table:table-cell office:value-type="float" office:value="0.260949" calcext:value-type="float">
            <text:p>0.260949</text:p>
          </table:table-cell>
          <table:table-cell office:value-type="float" office:value="0.271634" calcext:value-type="float">
            <text:p>0.271634</text:p>
          </table:table-cell>
        </table:table-row>
        <table:table-row table:style-name="ro1">
          <table:table-cell office:value-type="float" office:value="0.269583" calcext:value-type="float">
            <text:p>0.269583</text:p>
          </table:table-cell>
          <table:table-cell office:value-type="float" office:value="0.258275" calcext:value-type="float">
            <text:p>0.258275</text:p>
          </table:table-cell>
          <table:table-cell office:value-type="float" office:value="0.227476" calcext:value-type="float">
            <text:p>0.227476</text:p>
          </table:table-cell>
          <table:table-cell office:value-type="float" office:value="0.194265" calcext:value-type="float">
            <text:p>0.194265</text:p>
          </table:table-cell>
          <table:table-cell office:value-type="float" office:value="0.170898" calcext:value-type="float">
            <text:p>0.170898</text:p>
          </table:table-cell>
          <table:table-cell office:value-type="float" office:value="0.162686" calcext:value-type="float">
            <text:p>0.162686</text:p>
          </table:table-cell>
          <table:table-cell office:value-type="float" office:value="0.170898" calcext:value-type="float">
            <text:p>0.170898</text:p>
          </table:table-cell>
          <table:table-cell office:value-type="float" office:value="0.194265" calcext:value-type="float">
            <text:p>0.194265</text:p>
          </table:table-cell>
          <table:table-cell office:value-type="float" office:value="0.227476" calcext:value-type="float">
            <text:p>0.227476</text:p>
          </table:table-cell>
          <table:table-cell office:value-type="float" office:value="0.258275" calcext:value-type="float">
            <text:p>0.258275</text:p>
          </table:table-cell>
          <table:table-cell office:value-type="float" office:value="0.269583" calcext:value-type="float">
            <text:p>0.26958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56656" calcext:value-type="float">
            <text:p>0.356656</text:p>
          </table:table-cell>
          <table:table-cell table:number-columns-repeated="10"/>
        </table:table-row>
        <table:table-row table:style-name="ro1">
          <table:table-cell office:value-type="float" office:value="0.334342" calcext:value-type="float">
            <text:p>0.334342</text:p>
          </table:table-cell>
          <table:table-cell office:value-type="float" office:value="0.33379" calcext:value-type="float">
            <text:p>0.33379</text:p>
          </table:table-cell>
          <table:table-cell office:value-type="float" office:value="0.332374" calcext:value-type="float">
            <text:p>0.332374</text:p>
          </table:table-cell>
          <table:table-cell office:value-type="float" office:value="0.330591" calcext:value-type="float">
            <text:p>0.330591</text:p>
          </table:table-cell>
          <table:table-cell office:value-type="float" office:value="0.329159" calcext:value-type="float">
            <text:p>0.329159</text:p>
          </table:table-cell>
          <table:table-cell office:value-type="float" office:value="0.328604" calcext:value-type="float">
            <text:p>0.328604</text:p>
          </table:table-cell>
          <table:table-cell office:value-type="float" office:value="0.329159" calcext:value-type="float">
            <text:p>0.329159</text:p>
          </table:table-cell>
          <table:table-cell office:value-type="float" office:value="0.330591" calcext:value-type="float">
            <text:p>0.330591</text:p>
          </table:table-cell>
          <table:table-cell office:value-type="float" office:value="0.332374" calcext:value-type="float">
            <text:p>0.332374</text:p>
          </table:table-cell>
          <table:table-cell office:value-type="float" office:value="0.33379" calcext:value-type="float">
            <text:p>0.33379</text:p>
          </table:table-cell>
          <table:table-cell office:value-type="float" office:value="0.334342" calcext:value-type="float">
            <text:p>0.334342</text:p>
          </table:table-cell>
        </table:table-row>
        <table:table-row table:style-name="ro1">
          <table:table-cell office:value-type="float" office:value="0.329743" calcext:value-type="float">
            <text:p>0.329743</text:p>
          </table:table-cell>
          <table:table-cell office:value-type="float" office:value="0.329493" calcext:value-type="float">
            <text:p>0.329493</text:p>
          </table:table-cell>
          <table:table-cell office:value-type="float" office:value="0.328939" calcext:value-type="float">
            <text:p>0.328939</text:p>
          </table:table-cell>
          <table:table-cell office:value-type="float" office:value="0.328232" calcext:value-type="float">
            <text:p>0.328232</text:p>
          </table:table-cell>
          <table:table-cell office:value-type="float" office:value="0.327681" calcext:value-type="float">
            <text:p>0.327681</text:p>
          </table:table-cell>
          <table:table-cell office:value-type="float" office:value="0.327456" calcext:value-type="float">
            <text:p>0.327456</text:p>
          </table:table-cell>
          <table:table-cell office:value-type="float" office:value="0.327681" calcext:value-type="float">
            <text:p>0.327681</text:p>
          </table:table-cell>
          <table:table-cell office:value-type="float" office:value="0.328232" calcext:value-type="float">
            <text:p>0.328232</text:p>
          </table:table-cell>
          <table:table-cell office:value-type="float" office:value="0.328939" calcext:value-type="float">
            <text:p>0.328939</text:p>
          </table:table-cell>
          <table:table-cell office:value-type="float" office:value="0.329493" calcext:value-type="float">
            <text:p>0.329493</text:p>
          </table:table-cell>
          <table:table-cell office:value-type="float" office:value="0.329743" calcext:value-type="float">
            <text:p>0.329743</text:p>
          </table:table-cell>
        </table:table-row>
        <table:table-row table:style-name="ro1">
          <table:table-cell office:value-type="float" office:value="0.327546" calcext:value-type="float">
            <text:p>0.327546</text:p>
          </table:table-cell>
          <table:table-cell office:value-type="float" office:value="0.326684" calcext:value-type="float">
            <text:p>0.326684</text:p>
          </table:table-cell>
          <table:table-cell office:value-type="float" office:value="0.324349" calcext:value-type="float">
            <text:p>0.324349</text:p>
          </table:table-cell>
          <table:table-cell office:value-type="float" office:value="0.321454" calcext:value-type="float">
            <text:p>0.321454</text:p>
          </table:table-cell>
          <table:table-cell office:value-type="float" office:value="0.319149" calcext:value-type="float">
            <text:p>0.319149</text:p>
          </table:table-cell>
          <table:table-cell office:value-type="float" office:value="0.318262" calcext:value-type="float">
            <text:p>0.318262</text:p>
          </table:table-cell>
          <table:table-cell office:value-type="float" office:value="0.319149" calcext:value-type="float">
            <text:p>0.319149</text:p>
          </table:table-cell>
          <table:table-cell office:value-type="float" office:value="0.321454" calcext:value-type="float">
            <text:p>0.321454</text:p>
          </table:table-cell>
          <table:table-cell office:value-type="float" office:value="0.324349" calcext:value-type="float">
            <text:p>0.324349</text:p>
          </table:table-cell>
          <table:table-cell office:value-type="float" office:value="0.326684" calcext:value-type="float">
            <text:p>0.326684</text:p>
          </table:table-cell>
          <table:table-cell office:value-type="float" office:value="0.327546" calcext:value-type="float">
            <text:p>0.327546</text:p>
          </table:table-cell>
        </table:table-row>
        <table:table-row table:style-name="ro1">
          <table:table-cell office:value-type="float" office:value="0.323069" calcext:value-type="float">
            <text:p>0.323069</text:p>
          </table:table-cell>
          <table:table-cell office:value-type="float" office:value="0.321341" calcext:value-type="float">
            <text:p>0.321341</text:p>
          </table:table-cell>
          <table:table-cell office:value-type="float" office:value="0.316451" calcext:value-type="float">
            <text:p>0.316451</text:p>
          </table:table-cell>
          <table:table-cell office:value-type="float" office:value="0.310484" calcext:value-type="float">
            <text:p>0.310484</text:p>
          </table:table-cell>
          <table:table-cell office:value-type="float" office:value="0.305767" calcext:value-type="float">
            <text:p>0.305767</text:p>
          </table:table-cell>
          <table:table-cell office:value-type="float" office:value="0.303978" calcext:value-type="float">
            <text:p>0.303978</text:p>
          </table:table-cell>
          <table:table-cell office:value-type="float" office:value="0.305767" calcext:value-type="float">
            <text:p>0.305767</text:p>
          </table:table-cell>
          <table:table-cell office:value-type="float" office:value="0.310484" calcext:value-type="float">
            <text:p>0.310484</text:p>
          </table:table-cell>
          <table:table-cell office:value-type="float" office:value="0.316451" calcext:value-type="float">
            <text:p>0.316451</text:p>
          </table:table-cell>
          <table:table-cell office:value-type="float" office:value="0.321341" calcext:value-type="float">
            <text:p>0.321341</text:p>
          </table:table-cell>
          <table:table-cell office:value-type="float" office:value="0.323069" calcext:value-type="float">
            <text:p>0.323069</text:p>
          </table:table-cell>
        </table:table-row>
        <table:table-row table:style-name="ro1">
          <table:table-cell office:value-type="float" office:value="0.317774" calcext:value-type="float">
            <text:p>0.317774</text:p>
          </table:table-cell>
          <table:table-cell office:value-type="float" office:value="0.314789" calcext:value-type="float">
            <text:p>0.314789</text:p>
          </table:table-cell>
          <table:table-cell office:value-type="float" office:value="0.30619" calcext:value-type="float">
            <text:p>0.30619</text:p>
          </table:table-cell>
          <table:table-cell office:value-type="float" office:value="0.295859" calcext:value-type="float">
            <text:p>0.295859</text:p>
          </table:table-cell>
          <table:table-cell office:value-type="float" office:value="0.287789" calcext:value-type="float">
            <text:p>0.287789</text:p>
          </table:table-cell>
          <table:table-cell office:value-type="float" office:value="0.284762" calcext:value-type="float">
            <text:p>0.284762</text:p>
          </table:table-cell>
          <table:table-cell office:value-type="float" office:value="0.287789" calcext:value-type="float">
            <text:p>0.287789</text:p>
          </table:table-cell>
          <table:table-cell office:value-type="float" office:value="0.295859" calcext:value-type="float">
            <text:p>0.295859</text:p>
          </table:table-cell>
          <table:table-cell office:value-type="float" office:value="0.30619" calcext:value-type="float">
            <text:p>0.30619</text:p>
          </table:table-cell>
          <table:table-cell office:value-type="float" office:value="0.314789" calcext:value-type="float">
            <text:p>0.314789</text:p>
          </table:table-cell>
          <table:table-cell office:value-type="float" office:value="0.317774" calcext:value-type="float">
            <text:p>0.317774</text:p>
          </table:table-cell>
        </table:table-row>
        <table:table-row table:style-name="ro1">
          <table:table-cell office:value-type="float" office:value="0.310764" calcext:value-type="float">
            <text:p>0.310764</text:p>
          </table:table-cell>
          <table:table-cell office:value-type="float" office:value="0.306324" calcext:value-type="float">
            <text:p>0.306324</text:p>
          </table:table-cell>
          <table:table-cell office:value-type="float" office:value="0.293478" calcext:value-type="float">
            <text:p>0.293478</text:p>
          </table:table-cell>
          <table:table-cell office:value-type="float" office:value="0.278327" calcext:value-type="float">
            <text:p>0.278327</text:p>
          </table:table-cell>
          <table:table-cell office:value-type="float" office:value="0.266693" calcext:value-type="float">
            <text:p>0.266693</text:p>
          </table:table-cell>
          <table:table-cell office:value-type="float" office:value="0.262378" calcext:value-type="float">
            <text:p>0.262378</text:p>
          </table:table-cell>
          <table:table-cell office:value-type="float" office:value="0.266693" calcext:value-type="float">
            <text:p>0.266693</text:p>
          </table:table-cell>
          <table:table-cell office:value-type="float" office:value="0.278327" calcext:value-type="float">
            <text:p>0.278327</text:p>
          </table:table-cell>
          <table:table-cell office:value-type="float" office:value="0.293478" calcext:value-type="float">
            <text:p>0.293478</text:p>
          </table:table-cell>
          <table:table-cell office:value-type="float" office:value="0.306324" calcext:value-type="float">
            <text:p>0.306324</text:p>
          </table:table-cell>
          <table:table-cell office:value-type="float" office:value="0.310764" calcext:value-type="float">
            <text:p>0.310764</text:p>
          </table:table-cell>
        </table:table-row>
        <table:table-row table:style-name="ro1">
          <table:table-cell office:value-type="float" office:value="0.303115" calcext:value-type="float">
            <text:p>0.303115</text:p>
          </table:table-cell>
          <table:table-cell office:value-type="float" office:value="0.296991" calcext:value-type="float">
            <text:p>0.296991</text:p>
          </table:table-cell>
          <table:table-cell office:value-type="float" office:value="0.279347" calcext:value-type="float">
            <text:p>0.279347</text:p>
          </table:table-cell>
          <table:table-cell office:value-type="float" office:value="0.258953" calcext:value-type="float">
            <text:p>0.258953</text:p>
          </table:table-cell>
          <table:table-cell office:value-type="float" office:value="0.243593" calcext:value-type="float">
            <text:p>0.243593</text:p>
          </table:table-cell>
          <table:table-cell office:value-type="float" office:value="0.237964" calcext:value-type="float">
            <text:p>0.237964</text:p>
          </table:table-cell>
          <table:table-cell office:value-type="float" office:value="0.243593" calcext:value-type="float">
            <text:p>0.243593</text:p>
          </table:table-cell>
          <table:table-cell office:value-type="float" office:value="0.258953" calcext:value-type="float">
            <text:p>0.258953</text:p>
          </table:table-cell>
          <table:table-cell office:value-type="float" office:value="0.279347" calcext:value-type="float">
            <text:p>0.279347</text:p>
          </table:table-cell>
          <table:table-cell office:value-type="float" office:value="0.296991" calcext:value-type="float">
            <text:p>0.296991</text:p>
          </table:table-cell>
          <table:table-cell office:value-type="float" office:value="0.303115" calcext:value-type="float">
            <text:p>0.303115</text:p>
          </table:table-cell>
        </table:table-row>
        <table:table-row table:style-name="ro1">
          <table:table-cell office:value-type="float" office:value="0.294952" calcext:value-type="float">
            <text:p>0.294952</text:p>
          </table:table-cell>
          <table:table-cell office:value-type="float" office:value="0.287071" calcext:value-type="float">
            <text:p>0.287071</text:p>
          </table:table-cell>
          <table:table-cell office:value-type="float" office:value="0.264618" calcext:value-type="float">
            <text:p>0.264618</text:p>
          </table:table-cell>
          <table:table-cell office:value-type="float" office:value="0.239224" calcext:value-type="float">
            <text:p>0.239224</text:p>
          </table:table-cell>
          <table:table-cell office:value-type="float" office:value="0.220499" calcext:value-type="float">
            <text:p>0.220499</text:p>
          </table:table-cell>
          <table:table-cell office:value-type="float" office:value="0.213726" calcext:value-type="float">
            <text:p>0.213726</text:p>
          </table:table-cell>
          <table:table-cell office:value-type="float" office:value="0.220499" calcext:value-type="float">
            <text:p>0.220499</text:p>
          </table:table-cell>
          <table:table-cell office:value-type="float" office:value="0.239224" calcext:value-type="float">
            <text:p>0.239224</text:p>
          </table:table-cell>
          <table:table-cell office:value-type="float" office:value="0.264618" calcext:value-type="float">
            <text:p>0.264618</text:p>
          </table:table-cell>
          <table:table-cell office:value-type="float" office:value="0.287071" calcext:value-type="float">
            <text:p>0.287071</text:p>
          </table:table-cell>
          <table:table-cell office:value-type="float" office:value="0.294952" calcext:value-type="float">
            <text:p>0.294952</text:p>
          </table:table-cell>
        </table:table-row>
        <table:table-row table:style-name="ro1">
          <table:table-cell office:value-type="float" office:value="0.287483" calcext:value-type="float">
            <text:p>0.287483</text:p>
          </table:table-cell>
          <table:table-cell office:value-type="float" office:value="0.277891" calcext:value-type="float">
            <text:p>0.277891</text:p>
          </table:table-cell>
          <table:table-cell office:value-type="float" office:value="0.250984" calcext:value-type="float">
            <text:p>0.250984</text:p>
          </table:table-cell>
          <table:table-cell office:value-type="float" office:value="0.221184" calcext:value-type="float">
            <text:p>0.221184</text:p>
          </table:table-cell>
          <table:table-cell office:value-type="float" office:value="0.19966" calcext:value-type="float">
            <text:p>0.19966</text:p>
          </table:table-cell>
          <table:table-cell office:value-type="float" office:value="0.191974" calcext:value-type="float">
            <text:p>0.191974</text:p>
          </table:table-cell>
          <table:table-cell office:value-type="float" office:value="0.19966" calcext:value-type="float">
            <text:p>0.19966</text:p>
          </table:table-cell>
          <table:table-cell office:value-type="float" office:value="0.221184" calcext:value-type="float">
            <text:p>0.221184</text:p>
          </table:table-cell>
          <table:table-cell office:value-type="float" office:value="0.250984" calcext:value-type="float">
            <text:p>0.250984</text:p>
          </table:table-cell>
          <table:table-cell office:value-type="float" office:value="0.277891" calcext:value-type="float">
            <text:p>0.277891</text:p>
          </table:table-cell>
          <table:table-cell office:value-type="float" office:value="0.287483" calcext:value-type="float">
            <text:p>0.287483</text:p>
          </table:table-cell>
        </table:table-row>
        <table:table-row table:style-name="ro1">
          <table:table-cell office:value-type="float" office:value="0.281767" calcext:value-type="float">
            <text:p>0.281767</text:p>
          </table:table-cell>
          <table:table-cell office:value-type="float" office:value="0.270807" calcext:value-type="float">
            <text:p>0.270807</text:p>
          </table:table-cell>
          <table:table-cell office:value-type="float" office:value="0.240556" calcext:value-type="float">
            <text:p>0.240556</text:p>
          </table:table-cell>
          <table:table-cell office:value-type="float" office:value="0.207632" calcext:value-type="float">
            <text:p>0.207632</text:p>
          </table:table-cell>
          <table:table-cell office:value-type="float" office:value="0.184259" calcext:value-type="float">
            <text:p>0.18425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4259" calcext:value-type="float">
            <text:p>0.184259</text:p>
          </table:table-cell>
          <table:table-cell office:value-type="float" office:value="0.207632" calcext:value-type="float">
            <text:p>0.207632</text:p>
          </table:table-cell>
          <table:table-cell office:value-type="float" office:value="0.240556" calcext:value-type="float">
            <text:p>0.240556</text:p>
          </table:table-cell>
          <table:table-cell office:value-type="float" office:value="0.270807" calcext:value-type="float">
            <text:p>0.270807</text:p>
          </table:table-cell>
          <table:table-cell office:value-type="float" office:value="0.281767" calcext:value-type="float">
            <text:p>0.281767</text:p>
          </table:table-cell>
        </table:table-row>
        <table:table-row table:style-name="ro1">
          <table:table-cell office:value-type="float" office:value="0.279718" calcext:value-type="float">
            <text:p>0.279718</text:p>
          </table:table-cell>
          <table:table-cell office:value-type="float" office:value="0.268123" calcext:value-type="float">
            <text:p>0.268123</text:p>
          </table:table-cell>
          <table:table-cell office:value-type="float" office:value="0.236428" calcext:value-type="float">
            <text:p>0.236428</text:p>
          </table:table-cell>
          <table:table-cell office:value-type="float" office:value="0.202203" calcext:value-type="float">
            <text:p>0.202203</text:p>
          </table:table-cell>
          <table:table-cell office:value-type="float" office:value="0.178087" calcext:value-type="float">
            <text:p>0.178087</text:p>
          </table:table-cell>
          <table:table-cell office:value-type="float" office:value="0.169605" calcext:value-type="float">
            <text:p>0.169605</text:p>
          </table:table-cell>
          <table:table-cell office:value-type="float" office:value="0.178087" calcext:value-type="float">
            <text:p>0.178087</text:p>
          </table:table-cell>
          <table:table-cell office:value-type="float" office:value="0.202203" calcext:value-type="float">
            <text:p>0.202203</text:p>
          </table:table-cell>
          <table:table-cell office:value-type="float" office:value="0.236428" calcext:value-type="float">
            <text:p>0.236428</text:p>
          </table:table-cell>
          <table:table-cell office:value-type="float" office:value="0.268123" calcext:value-type="float">
            <text:p>0.268123</text:p>
          </table:table-cell>
          <table:table-cell office:value-type="float" office:value="0.279718" calcext:value-type="float">
            <text:p>0.2797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69352" calcext:value-type="float">
            <text:p>0.369352</text:p>
          </table:table-cell>
          <table:table-cell table:number-columns-repeated="10"/>
        </table:table-row>
        <table:table-row table:style-name="ro1">
          <table:table-cell office:value-type="float" office:value="0.345393" calcext:value-type="float">
            <text:p>0.345393</text:p>
          </table:table-cell>
          <table:table-cell office:value-type="float" office:value="0.344817" calcext:value-type="float">
            <text:p>0.344817</text:p>
          </table:table-cell>
          <table:table-cell office:value-type="float" office:value="0.343342" calcext:value-type="float">
            <text:p>0.343342</text:p>
          </table:table-cell>
          <table:table-cell office:value-type="float" office:value="0.341486" calcext:value-type="float">
            <text:p>0.341486</text:p>
          </table:table-cell>
          <table:table-cell office:value-type="float" office:value="0.339995" calcext:value-type="float">
            <text:p>0.339995</text:p>
          </table:table-cell>
          <table:table-cell office:value-type="float" office:value="0.339416" calcext:value-type="float">
            <text:p>0.339416</text:p>
          </table:table-cell>
          <table:table-cell office:value-type="float" office:value="0.339995" calcext:value-type="float">
            <text:p>0.339995</text:p>
          </table:table-cell>
          <table:table-cell office:value-type="float" office:value="0.341486" calcext:value-type="float">
            <text:p>0.341486</text:p>
          </table:table-cell>
          <table:table-cell office:value-type="float" office:value="0.343342" calcext:value-type="float">
            <text:p>0.343342</text:p>
          </table:table-cell>
          <table:table-cell office:value-type="float" office:value="0.344817" calcext:value-type="float">
            <text:p>0.344817</text:p>
          </table:table-cell>
          <table:table-cell office:value-type="float" office:value="0.345393" calcext:value-type="float">
            <text:p>0.345393</text:p>
          </table:table-cell>
        </table:table-row>
        <table:table-row table:style-name="ro1">
          <table:table-cell office:value-type="float" office:value="0.340611" calcext:value-type="float">
            <text:p>0.340611</text:p>
          </table:table-cell>
          <table:table-cell office:value-type="float" office:value="0.340353" calcext:value-type="float">
            <text:p>0.340353</text:p>
          </table:table-cell>
          <table:table-cell office:value-type="float" office:value="0.339783" calcext:value-type="float">
            <text:p>0.339783</text:p>
          </table:table-cell>
          <table:table-cell office:value-type="float" office:value="0.339054" calcext:value-type="float">
            <text:p>0.339054</text:p>
          </table:table-cell>
          <table:table-cell office:value-type="float" office:value="0.338487" calcext:value-type="float">
            <text:p>0.338487</text:p>
          </table:table-cell>
          <table:table-cell office:value-type="float" office:value="0.338256" calcext:value-type="float">
            <text:p>0.338256</text:p>
          </table:table-cell>
          <table:table-cell office:value-type="float" office:value="0.338487" calcext:value-type="float">
            <text:p>0.338487</text:p>
          </table:table-cell>
          <table:table-cell office:value-type="float" office:value="0.339054" calcext:value-type="float">
            <text:p>0.339054</text:p>
          </table:table-cell>
          <table:table-cell office:value-type="float" office:value="0.339783" calcext:value-type="float">
            <text:p>0.339783</text:p>
          </table:table-cell>
          <table:table-cell office:value-type="float" office:value="0.340353" calcext:value-type="float">
            <text:p>0.340353</text:p>
          </table:table-cell>
          <table:table-cell office:value-type="float" office:value="0.340611" calcext:value-type="float">
            <text:p>0.340611</text:p>
          </table:table-cell>
        </table:table-row>
        <table:table-row table:style-name="ro1">
          <table:table-cell office:value-type="float" office:value="0.33835" calcext:value-type="float">
            <text:p>0.33835</text:p>
          </table:table-cell>
          <table:table-cell office:value-type="float" office:value="0.337461" calcext:value-type="float">
            <text:p>0.337461</text:p>
          </table:table-cell>
          <table:table-cell office:value-type="float" office:value="0.335055" calcext:value-type="float">
            <text:p>0.335055</text:p>
          </table:table-cell>
          <table:table-cell office:value-type="float" office:value="0.332072" calcext:value-type="float">
            <text:p>0.332072</text:p>
          </table:table-cell>
          <table:table-cell office:value-type="float" office:value="0.329695" calcext:value-type="float">
            <text:p>0.329695</text:p>
          </table:table-cell>
          <table:table-cell office:value-type="float" office:value="0.328781" calcext:value-type="float">
            <text:p>0.328781</text:p>
          </table:table-cell>
          <table:table-cell office:value-type="float" office:value="0.329695" calcext:value-type="float">
            <text:p>0.329695</text:p>
          </table:table-cell>
          <table:table-cell office:value-type="float" office:value="0.332072" calcext:value-type="float">
            <text:p>0.332072</text:p>
          </table:table-cell>
          <table:table-cell office:value-type="float" office:value="0.335055" calcext:value-type="float">
            <text:p>0.335055</text:p>
          </table:table-cell>
          <table:table-cell office:value-type="float" office:value="0.337461" calcext:value-type="float">
            <text:p>0.337461</text:p>
          </table:table-cell>
          <table:table-cell office:value-type="float" office:value="0.33835" calcext:value-type="float">
            <text:p>0.33835</text:p>
          </table:table-cell>
        </table:table-row>
        <table:table-row table:style-name="ro1">
          <table:table-cell office:value-type="float" office:value="0.33373" calcext:value-type="float">
            <text:p>0.33373</text:p>
          </table:table-cell>
          <table:table-cell office:value-type="float" office:value="0.331952" calcext:value-type="float">
            <text:p>0.331952</text:p>
          </table:table-cell>
          <table:table-cell office:value-type="float" office:value="0.326918" calcext:value-type="float">
            <text:p>0.326918</text:p>
          </table:table-cell>
          <table:table-cell office:value-type="float" office:value="0.320774" calcext:value-type="float">
            <text:p>0.320774</text:p>
          </table:table-cell>
          <table:table-cell office:value-type="float" office:value="0.315915" calcext:value-type="float">
            <text:p>0.315915</text:p>
          </table:table-cell>
          <table:table-cell office:value-type="float" office:value="0.314073" calcext:value-type="float">
            <text:p>0.314073</text:p>
          </table:table-cell>
          <table:table-cell office:value-type="float" office:value="0.315915" calcext:value-type="float">
            <text:p>0.315915</text:p>
          </table:table-cell>
          <table:table-cell office:value-type="float" office:value="0.320774" calcext:value-type="float">
            <text:p>0.320774</text:p>
          </table:table-cell>
          <table:table-cell office:value-type="float" office:value="0.326918" calcext:value-type="float">
            <text:p>0.326918</text:p>
          </table:table-cell>
          <table:table-cell office:value-type="float" office:value="0.331952" calcext:value-type="float">
            <text:p>0.331952</text:p>
          </table:table-cell>
          <table:table-cell office:value-type="float" office:value="0.33373" calcext:value-type="float">
            <text:p>0.33373</text:p>
          </table:table-cell>
        </table:table-row>
        <table:table-row table:style-name="ro1">
          <table:table-cell office:value-type="float" office:value="0.328288" calcext:value-type="float">
            <text:p>0.328288</text:p>
          </table:table-cell>
          <table:table-cell office:value-type="float" office:value="0.325219" calcext:value-type="float">
            <text:p>0.325219</text:p>
          </table:table-cell>
          <table:table-cell office:value-type="float" office:value="0.316362" calcext:value-type="float">
            <text:p>0.316362</text:p>
          </table:table-cell>
          <table:table-cell office:value-type="float" office:value="0.30572" calcext:value-type="float">
            <text:p>0.30572</text:p>
          </table:table-cell>
          <table:table-cell office:value-type="float" office:value="0.297407" calcext:value-type="float">
            <text:p>0.297407</text:p>
          </table:table-cell>
          <table:table-cell office:value-type="float" office:value="0.294288" calcext:value-type="float">
            <text:p>0.294288</text:p>
          </table:table-cell>
          <table:table-cell office:value-type="float" office:value="0.297407" calcext:value-type="float">
            <text:p>0.297407</text:p>
          </table:table-cell>
          <table:table-cell office:value-type="float" office:value="0.30572" calcext:value-type="float">
            <text:p>0.30572</text:p>
          </table:table-cell>
          <table:table-cell office:value-type="float" office:value="0.316362" calcext:value-type="float">
            <text:p>0.316362</text:p>
          </table:table-cell>
          <table:table-cell office:value-type="float" office:value="0.325219" calcext:value-type="float">
            <text:p>0.325219</text:p>
          </table:table-cell>
          <table:table-cell office:value-type="float" office:value="0.328288" calcext:value-type="float">
            <text:p>0.328288</text:p>
          </table:table-cell>
        </table:table-row>
        <table:table-row table:style-name="ro1">
          <table:table-cell office:value-type="float" office:value="0.32108" calcext:value-type="float">
            <text:p>0.32108</text:p>
          </table:table-cell>
          <table:table-cell office:value-type="float" office:value="0.31652" calcext:value-type="float">
            <text:p>0.31652</text:p>
          </table:table-cell>
          <table:table-cell office:value-type="float" office:value="0.303294" calcext:value-type="float">
            <text:p>0.303294</text:p>
          </table:table-cell>
          <table:table-cell office:value-type="float" office:value="0.287694" calcext:value-type="float">
            <text:p>0.287694</text:p>
          </table:table-cell>
          <table:table-cell office:value-type="float" office:value="0.275711" calcext:value-type="float">
            <text:p>0.275711</text:p>
          </table:table-cell>
          <table:table-cell office:value-type="float" office:value="0.271266" calcext:value-type="float">
            <text:p>0.271266</text:p>
          </table:table-cell>
          <table:table-cell office:value-type="float" office:value="0.275711" calcext:value-type="float">
            <text:p>0.275711</text:p>
          </table:table-cell>
          <table:table-cell office:value-type="float" office:value="0.287694" calcext:value-type="float">
            <text:p>0.287694</text:p>
          </table:table-cell>
          <table:table-cell office:value-type="float" office:value="0.303294" calcext:value-type="float">
            <text:p>0.303294</text:p>
          </table:table-cell>
          <table:table-cell office:value-type="float" office:value="0.31652" calcext:value-type="float">
            <text:p>0.31652</text:p>
          </table:table-cell>
          <table:table-cell office:value-type="float" office:value="0.32108" calcext:value-type="float">
            <text:p>0.32108</text:p>
          </table:table-cell>
        </table:table-row>
        <table:table-row table:style-name="ro1">
          <table:table-cell office:value-type="float" office:value="0.31325" calcext:value-type="float">
            <text:p>0.31325</text:p>
          </table:table-cell>
          <table:table-cell office:value-type="float" office:value="0.306963" calcext:value-type="float">
            <text:p>0.306963</text:p>
          </table:table-cell>
          <table:table-cell office:value-type="float" office:value="0.288803" calcext:value-type="float">
            <text:p>0.288803</text:p>
          </table:table-cell>
          <table:table-cell office:value-type="float" office:value="0.267807" calcext:value-type="float">
            <text:p>0.267807</text:p>
          </table:table-cell>
          <table:table-cell office:value-type="float" office:value="0.251985" calcext:value-type="float">
            <text:p>0.251985</text:p>
          </table:table-cell>
          <table:table-cell office:value-type="float" office:value="0.246186" calcext:value-type="float">
            <text:p>0.246186</text:p>
          </table:table-cell>
          <table:table-cell office:value-type="float" office:value="0.251985" calcext:value-type="float">
            <text:p>0.251985</text:p>
          </table:table-cell>
          <table:table-cell office:value-type="float" office:value="0.267807" calcext:value-type="float">
            <text:p>0.267807</text:p>
          </table:table-cell>
          <table:table-cell office:value-type="float" office:value="0.288803" calcext:value-type="float">
            <text:p>0.288803</text:p>
          </table:table-cell>
          <table:table-cell office:value-type="float" office:value="0.306963" calcext:value-type="float">
            <text:p>0.306963</text:p>
          </table:table-cell>
          <table:table-cell office:value-type="float" office:value="0.31325" calcext:value-type="float">
            <text:p>0.31325</text:p>
          </table:table-cell>
        </table:table-row>
        <table:table-row table:style-name="ro1">
          <table:table-cell office:value-type="float" office:value="0.30491" calcext:value-type="float">
            <text:p>0.30491</text:p>
          </table:table-cell>
          <table:table-cell office:value-type="float" office:value="0.296828" calcext:value-type="float">
            <text:p>0.296828</text:p>
          </table:table-cell>
          <table:table-cell office:value-type="float" office:value="0.273735" calcext:value-type="float">
            <text:p>0.273735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228317" calcext:value-type="float">
            <text:p>0.228317</text:p>
          </table:table-cell>
          <table:table-cell office:value-type="float" office:value="0.221339" calcext:value-type="float">
            <text:p>0.221339</text:p>
          </table:table-cell>
          <table:table-cell office:value-type="float" office:value="0.228317" calcext:value-type="float">
            <text:p>0.228317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273735" calcext:value-type="float">
            <text:p>0.273735</text:p>
          </table:table-cell>
          <table:table-cell office:value-type="float" office:value="0.296828" calcext:value-type="float">
            <text:p>0.296828</text:p>
          </table:table-cell>
          <table:table-cell office:value-type="float" office:value="0.30491" calcext:value-type="float">
            <text:p>0.30491</text:p>
          </table:table-cell>
        </table:table-row>
        <table:table-row table:style-name="ro1">
          <table:table-cell office:value-type="float" office:value="0.29732" calcext:value-type="float">
            <text:p>0.29732</text:p>
          </table:table-cell>
          <table:table-cell office:value-type="float" office:value="0.287492" calcext:value-type="float">
            <text:p>0.287492</text:p>
          </table:table-cell>
          <table:table-cell office:value-type="float" office:value="0.259837" calcext:value-type="float">
            <text:p>0.259837</text:p>
          </table:table-cell>
          <table:table-cell office:value-type="float" office:value="0.22918" calcext:value-type="float">
            <text:p>0.22918</text:p>
          </table:table-cell>
          <table:table-cell office:value-type="float" office:value="0.207018" calcext:value-type="float">
            <text:p>0.207018</text:p>
          </table:table-cell>
          <table:table-cell office:value-type="float" office:value="0.199098" calcext:value-type="float">
            <text:p>0.199098</text:p>
          </table:table-cell>
          <table:table-cell office:value-type="float" office:value="0.207018" calcext:value-type="float">
            <text:p>0.207018</text:p>
          </table:table-cell>
          <table:table-cell office:value-type="float" office:value="0.22918" calcext:value-type="float">
            <text:p>0.22918</text:p>
          </table:table-cell>
          <table:table-cell office:value-type="float" office:value="0.259837" calcext:value-type="float">
            <text:p>0.259837</text:p>
          </table:table-cell>
          <table:table-cell office:value-type="float" office:value="0.287492" calcext:value-type="float">
            <text:p>0.287492</text:p>
          </table:table-cell>
          <table:table-cell office:value-type="float" office:value="0.29732" calcext:value-type="float">
            <text:p>0.29732</text:p>
          </table:table-cell>
        </table:table-row>
        <table:table-row table:style-name="ro1">
          <table:table-cell office:value-type="float" office:value="0.291532" calcext:value-type="float">
            <text:p>0.291532</text:p>
          </table:table-cell>
          <table:table-cell office:value-type="float" office:value="0.280313" calcext:value-type="float">
            <text:p>0.280313</text:p>
          </table:table-cell>
          <table:table-cell office:value-type="float" office:value="0.249242" calcext:value-type="float">
            <text:p>0.249242</text:p>
          </table:table-cell>
          <table:table-cell office:value-type="float" office:value="0.215388" calcext:value-type="float">
            <text:p>0.215388</text:p>
          </table:table-cell>
          <table:table-cell office:value-type="float" office:value="0.191327" calcext:value-type="float">
            <text:p>0.191327</text:p>
          </table:table-cell>
          <table:table-cell office:value-type="float" office:value="0.182819" calcext:value-type="float">
            <text:p>0.182819</text:p>
          </table:table-cell>
          <table:table-cell office:value-type="float" office:value="0.191327" calcext:value-type="float">
            <text:p>0.191327</text:p>
          </table:table-cell>
          <table:table-cell office:value-type="float" office:value="0.215388" calcext:value-type="float">
            <text:p>0.215388</text:p>
          </table:table-cell>
          <table:table-cell office:value-type="float" office:value="0.249242" calcext:value-type="float">
            <text:p>0.249242</text:p>
          </table:table-cell>
          <table:table-cell office:value-type="float" office:value="0.280313" calcext:value-type="float">
            <text:p>0.280313</text:p>
          </table:table-cell>
          <table:table-cell office:value-type="float" office:value="0.291532" calcext:value-type="float">
            <text:p>0.291532</text:p>
          </table:table-cell>
        </table:table-row>
        <table:table-row table:style-name="ro1">
          <table:table-cell office:value-type="float" office:value="0.289487" calcext:value-type="float">
            <text:p>0.289487</text:p>
          </table:table-cell>
          <table:table-cell office:value-type="float" office:value="0.277621" calcext:value-type="float">
            <text:p>0.277621</text:p>
          </table:table-cell>
          <table:table-cell office:value-type="float" office:value="0.245075" calcext:value-type="float">
            <text:p>0.245075</text:p>
          </table:table-cell>
          <table:table-cell office:value-type="float" office:value="0.209885" calcext:value-type="float">
            <text:p>0.209885</text:p>
          </table:table-cell>
          <table:table-cell office:value-type="float" office:value="0.185056" calcext:value-type="float">
            <text:p>0.185056</text:p>
          </table:table-cell>
          <table:table-cell office:value-type="float" office:value="0.176316" calcext:value-type="float">
            <text:p>0.176316</text:p>
          </table:table-cell>
          <table:table-cell office:value-type="float" office:value="0.185056" calcext:value-type="float">
            <text:p>0.185056</text:p>
          </table:table-cell>
          <table:table-cell office:value-type="float" office:value="0.209885" calcext:value-type="float">
            <text:p>0.209885</text:p>
          </table:table-cell>
          <table:table-cell office:value-type="float" office:value="0.245075" calcext:value-type="float">
            <text:p>0.245075</text:p>
          </table:table-cell>
          <table:table-cell office:value-type="float" office:value="0.277621" calcext:value-type="float">
            <text:p>0.277621</text:p>
          </table:table-cell>
          <table:table-cell office:value-type="float" office:value="0.289487" calcext:value-type="float">
            <text:p>0.28948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82687" calcext:value-type="float">
            <text:p>0.382687</text:p>
          </table:table-cell>
          <table:table-cell table:number-columns-repeated="10"/>
        </table:table-row>
        <table:table-row table:style-name="ro1">
          <table:table-cell office:value-type="float" office:value="0.356941" calcext:value-type="float">
            <text:p>0.356941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354805" calcext:value-type="float">
            <text:p>0.354805</text:p>
          </table:table-cell>
          <table:table-cell office:value-type="float" office:value="0.352872" calcext:value-type="float">
            <text:p>0.352872</text:p>
          </table:table-cell>
          <table:table-cell office:value-type="float" office:value="0.351318" calcext:value-type="float">
            <text:p>0.351318</text:p>
          </table:table-cell>
          <table:table-cell office:value-type="float" office:value="0.350715" calcext:value-type="float">
            <text:p>0.350715</text:p>
          </table:table-cell>
          <table:table-cell office:value-type="float" office:value="0.351318" calcext:value-type="float">
            <text:p>0.351318</text:p>
          </table:table-cell>
          <table:table-cell office:value-type="float" office:value="0.352872" calcext:value-type="float">
            <text:p>0.352872</text:p>
          </table:table-cell>
          <table:table-cell office:value-type="float" office:value="0.354805" calcext:value-type="float">
            <text:p>0.354805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356941" calcext:value-type="float">
            <text:p>0.356941</text:p>
          </table:table-cell>
        </table:table-row>
        <table:table-row table:style-name="ro1">
          <table:table-cell office:value-type="float" office:value="0.351969" calcext:value-type="float">
            <text:p>0.351969</text:p>
          </table:table-cell>
          <table:table-cell office:value-type="float" office:value="0.351702" calcext:value-type="float">
            <text:p>0.351702</text:p>
          </table:table-cell>
          <table:table-cell office:value-type="float" office:value="0.351115" calcext:value-type="float">
            <text:p>0.351115</text:p>
          </table:table-cell>
          <table:table-cell office:value-type="float" office:value="0.350364" calcext:value-type="float">
            <text:p>0.350364</text:p>
          </table:table-cell>
          <table:table-cell office:value-type="float" office:value="0.34978" calcext:value-type="float">
            <text:p>0.34978</text:p>
          </table:table-cell>
          <table:table-cell office:value-type="float" office:value="0.349542" calcext:value-type="float">
            <text:p>0.349542</text:p>
          </table:table-cell>
          <table:table-cell office:value-type="float" office:value="0.34978" calcext:value-type="float">
            <text:p>0.34978</text:p>
          </table:table-cell>
          <table:table-cell office:value-type="float" office:value="0.350364" calcext:value-type="float">
            <text:p>0.350364</text:p>
          </table:table-cell>
          <table:table-cell office:value-type="float" office:value="0.351115" calcext:value-type="float">
            <text:p>0.351115</text:p>
          </table:table-cell>
          <table:table-cell office:value-type="float" office:value="0.351702" calcext:value-type="float">
            <text:p>0.351702</text:p>
          </table:table-cell>
          <table:table-cell office:value-type="float" office:value="0.351969" calcext:value-type="float">
            <text:p>0.351969</text:p>
          </table:table-cell>
        </table:table-row>
        <table:table-row table:style-name="ro1">
          <table:table-cell office:value-type="float" office:value="0.349642" calcext:value-type="float">
            <text:p>0.349642</text:p>
          </table:table-cell>
          <table:table-cell office:value-type="float" office:value="0.348726" calcext:value-type="float">
            <text:p>0.348726</text:p>
          </table:table-cell>
          <table:table-cell office:value-type="float" office:value="0.346245" calcext:value-type="float">
            <text:p>0.346245</text:p>
          </table:table-cell>
          <table:table-cell office:value-type="float" office:value="0.34317" calcext:value-type="float">
            <text:p>0.34317</text:p>
          </table:table-cell>
          <table:table-cell office:value-type="float" office:value="0.34072" calcext:value-type="float">
            <text:p>0.34072</text:p>
          </table:table-cell>
          <table:table-cell office:value-type="float" office:value="0.339777" calcext:value-type="float">
            <text:p>0.339777</text:p>
          </table:table-cell>
          <table:table-cell office:value-type="float" office:value="0.34072" calcext:value-type="float">
            <text:p>0.34072</text:p>
          </table:table-cell>
          <table:table-cell office:value-type="float" office:value="0.34317" calcext:value-type="float">
            <text:p>0.34317</text:p>
          </table:table-cell>
          <table:table-cell office:value-type="float" office:value="0.346245" calcext:value-type="float">
            <text:p>0.346245</text:p>
          </table:table-cell>
          <table:table-cell office:value-type="float" office:value="0.348726" calcext:value-type="float">
            <text:p>0.348726</text:p>
          </table:table-cell>
          <table:table-cell office:value-type="float" office:value="0.349642" calcext:value-type="float">
            <text:p>0.349642</text:p>
          </table:table-cell>
        </table:table-row>
        <table:table-row table:style-name="ro1">
          <table:table-cell office:value-type="float" office:value="0.344873" calcext:value-type="float">
            <text:p>0.344873</text:p>
          </table:table-cell>
          <table:table-cell office:value-type="float" office:value="0.343045" calcext:value-type="float">
            <text:p>0.343045</text:p>
          </table:table-cell>
          <table:table-cell office:value-type="float" office:value="0.33786" calcext:value-type="float">
            <text:p>0.33786</text:p>
          </table:table-cell>
          <table:table-cell office:value-type="float" office:value="0.331532" calcext:value-type="float">
            <text:p>0.331532</text:p>
          </table:table-cell>
          <table:table-cell office:value-type="float" office:value="0.326528" calcext:value-type="float">
            <text:p>0.326528</text:p>
          </table:table-cell>
          <table:table-cell office:value-type="float" office:value="0.32463" calcext:value-type="float">
            <text:p>0.32463</text:p>
          </table:table-cell>
          <table:table-cell office:value-type="float" office:value="0.326528" calcext:value-type="float">
            <text:p>0.326528</text:p>
          </table:table-cell>
          <table:table-cell office:value-type="float" office:value="0.331532" calcext:value-type="float">
            <text:p>0.331532</text:p>
          </table:table-cell>
          <table:table-cell office:value-type="float" office:value="0.33786" calcext:value-type="float">
            <text:p>0.33786</text:p>
          </table:table-cell>
          <table:table-cell office:value-type="float" office:value="0.343045" calcext:value-type="float">
            <text:p>0.343045</text:p>
          </table:table-cell>
          <table:table-cell office:value-type="float" office:value="0.344873" calcext:value-type="float">
            <text:p>0.344873</text:p>
          </table:table-cell>
        </table:table-row>
        <table:table-row table:style-name="ro1">
          <table:table-cell office:value-type="float" office:value="0.339281" calcext:value-type="float">
            <text:p>0.339281</text:p>
          </table:table-cell>
          <table:table-cell office:value-type="float" office:value="0.336125" calcext:value-type="float">
            <text:p>0.336125</text:p>
          </table:table-cell>
          <table:table-cell office:value-type="float" office:value="0.327001" calcext:value-type="float">
            <text:p>0.327001</text:p>
          </table:table-cell>
          <table:table-cell office:value-type="float" office:value="0.316037" calcext:value-type="float">
            <text:p>0.316037</text:p>
          </table:table-cell>
          <table:table-cell office:value-type="float" office:value="0.30747" calcext:value-type="float">
            <text:p>0.30747</text:p>
          </table:table-cell>
          <table:table-cell office:value-type="float" office:value="0.304256" calcext:value-type="float">
            <text:p>0.304256</text:p>
          </table:table-cell>
          <table:table-cell office:value-type="float" office:value="0.30747" calcext:value-type="float">
            <text:p>0.30747</text:p>
          </table:table-cell>
          <table:table-cell office:value-type="float" office:value="0.316037" calcext:value-type="float">
            <text:p>0.316037</text:p>
          </table:table-cell>
          <table:table-cell office:value-type="float" office:value="0.327001" calcext:value-type="float">
            <text:p>0.327001</text:p>
          </table:table-cell>
          <table:table-cell office:value-type="float" office:value="0.336125" calcext:value-type="float">
            <text:p>0.336125</text:p>
          </table:table-cell>
          <table:table-cell office:value-type="float" office:value="0.339281" calcext:value-type="float">
            <text:p>0.339281</text:p>
          </table:table-cell>
        </table:table-row>
        <table:table-row table:style-name="ro1">
          <table:table-cell office:value-type="float" office:value="0.331871" calcext:value-type="float">
            <text:p>0.331871</text:p>
          </table:table-cell>
          <table:table-cell office:value-type="float" office:value="0.327186" calcext:value-type="float">
            <text:p>0.327186</text:p>
          </table:table-cell>
          <table:table-cell office:value-type="float" office:value="0.313569" calcext:value-type="float">
            <text:p>0.313569</text:p>
          </table:table-cell>
          <table:table-cell office:value-type="float" office:value="0.297502" calcext:value-type="float">
            <text:p>0.297502</text:p>
          </table:table-cell>
          <table:table-cell office:value-type="float" office:value="0.285158" calcext:value-type="float">
            <text:p>0.285158</text:p>
          </table:table-cell>
          <table:table-cell office:value-type="float" office:value="0.280578" calcext:value-type="float">
            <text:p>0.280578</text:p>
          </table:table-cell>
          <table:table-cell office:value-type="float" office:value="0.285158" calcext:value-type="float">
            <text:p>0.285158</text:p>
          </table:table-cell>
          <table:table-cell office:value-type="float" office:value="0.297502" calcext:value-type="float">
            <text:p>0.297502</text:p>
          </table:table-cell>
          <table:table-cell office:value-type="float" office:value="0.313569" calcext:value-type="float">
            <text:p>0.313569</text:p>
          </table:table-cell>
          <table:table-cell office:value-type="float" office:value="0.327186" calcext:value-type="float">
            <text:p>0.327186</text:p>
          </table:table-cell>
          <table:table-cell office:value-type="float" office:value="0.331871" calcext:value-type="float">
            <text:p>0.331871</text:p>
          </table:table-cell>
        </table:table-row>
        <table:table-row table:style-name="ro1">
          <table:table-cell office:value-type="float" office:value="0.323858" calcext:value-type="float">
            <text:p>0.323858</text:p>
          </table:table-cell>
          <table:table-cell office:value-type="float" office:value="0.317403" calcext:value-type="float">
            <text:p>0.317403</text:p>
          </table:table-cell>
          <table:table-cell office:value-type="float" office:value="0.298711" calcext:value-type="float">
            <text:p>0.298711</text:p>
          </table:table-cell>
          <table:table-cell office:value-type="float" office:value="0.277089" calcext:value-type="float">
            <text:p>0.277089</text:p>
          </table:table-cell>
          <table:table-cell office:value-type="float" office:value="0.260789" calcext:value-type="float">
            <text:p>0.260789</text:p>
          </table:table-cell>
          <table:table-cell office:value-type="float" office:value="0.254813" calcext:value-type="float">
            <text:p>0.254813</text:p>
          </table:table-cell>
          <table:table-cell office:value-type="float" office:value="0.260789" calcext:value-type="float">
            <text:p>0.260789</text:p>
          </table:table-cell>
          <table:table-cell office:value-type="float" office:value="0.277089" calcext:value-type="float">
            <text:p>0.277089</text:p>
          </table:table-cell>
          <table:table-cell office:value-type="float" office:value="0.298711" calcext:value-type="float">
            <text:p>0.298711</text:p>
          </table:table-cell>
          <table:table-cell office:value-type="float" office:value="0.317403" calcext:value-type="float">
            <text:p>0.317403</text:p>
          </table:table-cell>
          <table:table-cell office:value-type="float" office:value="0.323858" calcext:value-type="float">
            <text:p>0.323858</text:p>
          </table:table-cell>
        </table:table-row>
        <table:table-row table:style-name="ro1">
          <table:table-cell office:value-type="float" office:value="0.31534" calcext:value-type="float">
            <text:p>0.31534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283295" calcext:value-type="float">
            <text:p>0.283295</text:p>
          </table:table-cell>
          <table:table-cell office:value-type="float" office:value="0.256396" calcext:value-type="float">
            <text:p>0.256396</text:p>
          </table:table-cell>
          <table:table-cell office:value-type="float" office:value="0.236534" calcext:value-type="float">
            <text:p>0.236534</text:p>
          </table:table-cell>
          <table:table-cell office:value-type="float" office:value="0.229344" calcext:value-type="float">
            <text:p>0.229344</text:p>
          </table:table-cell>
          <table:table-cell office:value-type="float" office:value="0.236534" calcext:value-type="float">
            <text:p>0.236534</text:p>
          </table:table-cell>
          <table:table-cell office:value-type="float" office:value="0.256396" calcext:value-type="float">
            <text:p>0.256396</text:p>
          </table:table-cell>
          <table:table-cell office:value-type="float" office:value="0.283295" calcext:value-type="float">
            <text:p>0.283295</text:p>
          </table:table-cell>
          <table:table-cell office:value-type="float" office:value="0.30705" calcext:value-type="float">
            <text:p>0.30705</text:p>
          </table:table-cell>
          <table:table-cell office:value-type="float" office:value="0.31534" calcext:value-type="float">
            <text:p>0.31534</text:p>
          </table:table-cell>
        </table:table-row>
        <table:table-row table:style-name="ro1">
          <table:table-cell office:value-type="float" office:value="0.307631" calcext:value-type="float">
            <text:p>0.307631</text:p>
          </table:table-cell>
          <table:table-cell office:value-type="float" office:value="0.29756" calcext:value-type="float">
            <text:p>0.29756</text:p>
          </table:table-cell>
          <table:table-cell office:value-type="float" office:value="0.269131" calcext:value-type="float">
            <text:p>0.269131</text:p>
          </table:table-cell>
          <table:table-cell office:value-type="float" office:value="0.237589" calcext:value-type="float">
            <text:p>0.237589</text:p>
          </table:table-cell>
          <table:table-cell office:value-type="float" office:value="0.214763" calcext:value-type="float">
            <text:p>0.214763</text:p>
          </table:table-cell>
          <table:table-cell office:value-type="float" office:value="0.206602" calcext:value-type="float">
            <text:p>0.206602</text:p>
          </table:table-cell>
          <table:table-cell office:value-type="float" office:value="0.214763" calcext:value-type="float">
            <text:p>0.214763</text:p>
          </table:table-cell>
          <table:table-cell office:value-type="float" office:value="0.237589" calcext:value-type="float">
            <text:p>0.237589</text:p>
          </table:table-cell>
          <table:table-cell office:value-type="float" office:value="0.269131" calcext:value-type="float">
            <text:p>0.269131</text:p>
          </table:table-cell>
          <table:table-cell office:value-type="float" office:value="0.29756" calcext:value-type="float">
            <text:p>0.29756</text:p>
          </table:table-cell>
          <table:table-cell office:value-type="float" office:value="0.307631" calcext:value-type="float">
            <text:p>0.307631</text:p>
          </table:table-cell>
        </table:table-row>
        <table:table-row table:style-name="ro1">
          <table:table-cell office:value-type="float" office:value="0.301772" calcext:value-type="float">
            <text:p>0.301772</text:p>
          </table:table-cell>
          <table:table-cell office:value-type="float" office:value="0.290285" calcext:value-type="float">
            <text:p>0.290285</text:p>
          </table:table-cell>
          <table:table-cell office:value-type="float" office:value="0.258369" calcext:value-type="float">
            <text:p>0.258369</text:p>
          </table:table-cell>
          <table:table-cell office:value-type="float" office:value="0.223553" calcext:value-type="float">
            <text:p>0.223553</text:p>
          </table:table-cell>
          <table:table-cell office:value-type="float" office:value="0.198779" calcext:value-type="float">
            <text:p>0.198779</text:p>
          </table:table-cell>
          <table:table-cell office:value-type="float" office:value="0.190011" calcext:value-type="float">
            <text:p>0.190011</text:p>
          </table:table-cell>
          <table:table-cell office:value-type="float" office:value="0.198779" calcext:value-type="float">
            <text:p>0.198779</text:p>
          </table:table-cell>
          <table:table-cell office:value-type="float" office:value="0.223553" calcext:value-type="float">
            <text:p>0.223553</text:p>
          </table:table-cell>
          <table:table-cell office:value-type="float" office:value="0.258369" calcext:value-type="float">
            <text:p>0.258369</text:p>
          </table:table-cell>
          <table:table-cell office:value-type="float" office:value="0.290285" calcext:value-type="float">
            <text:p>0.290285</text:p>
          </table:table-cell>
          <table:table-cell office:value-type="float" office:value="0.301772" calcext:value-type="float">
            <text:p>0.301772</text:p>
          </table:table-cell>
        </table:table-row>
        <table:table-row table:style-name="ro1">
          <table:table-cell office:value-type="float" office:value="0.299732" calcext:value-type="float">
            <text:p>0.299732</text:p>
          </table:table-cell>
          <table:table-cell office:value-type="float" office:value="0.287588" calcext:value-type="float">
            <text:p>0.287588</text:p>
          </table:table-cell>
          <table:table-cell office:value-type="float" office:value="0.254163" calcext:value-type="float">
            <text:p>0.254163</text:p>
          </table:table-cell>
          <table:table-cell office:value-type="float" office:value="0.217975" calcext:value-type="float">
            <text:p>0.217975</text:p>
          </table:table-cell>
          <table:table-cell office:value-type="float" office:value="0.192406" calcext:value-type="float">
            <text:p>0.192406</text:p>
          </table:table-cell>
          <table:table-cell office:value-type="float" office:value="0.183397" calcext:value-type="float">
            <text:p>0.183397</text:p>
          </table:table-cell>
          <table:table-cell office:value-type="float" office:value="0.192406" calcext:value-type="float">
            <text:p>0.192406</text:p>
          </table:table-cell>
          <table:table-cell office:value-type="float" office:value="0.217975" calcext:value-type="float">
            <text:p>0.217975</text:p>
          </table:table-cell>
          <table:table-cell office:value-type="float" office:value="0.254163" calcext:value-type="float">
            <text:p>0.254163</text:p>
          </table:table-cell>
          <table:table-cell office:value-type="float" office:value="0.287588" calcext:value-type="float">
            <text:p>0.287588</text:p>
          </table:table-cell>
          <table:table-cell office:value-type="float" office:value="0.299732" calcext:value-type="float">
            <text:p>0.2997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95015" calcext:value-type="float">
            <text:p>0.395015</text:p>
          </table:table-cell>
          <table:table-cell table:number-columns-repeated="10"/>
        </table:table-row>
        <table:table-row table:style-name="ro1">
          <table:table-cell office:value-type="float" office:value="0.367563" calcext:value-type="float">
            <text:p>0.367563</text:p>
          </table:table-cell>
          <table:table-cell office:value-type="float" office:value="0.366941" calcext:value-type="float">
            <text:p>0.366941</text:p>
          </table:table-cell>
          <table:table-cell office:value-type="float" office:value="0.365349" calcext:value-type="float">
            <text:p>0.365349</text:p>
          </table:table-cell>
          <table:table-cell office:value-type="float" office:value="0.363344" calcext:value-type="float">
            <text:p>0.363344</text:p>
          </table:table-cell>
          <table:table-cell office:value-type="float" office:value="0.361734" calcext:value-type="float">
            <text:p>0.361734</text:p>
          </table:table-cell>
          <table:table-cell office:value-type="float" office:value="0.361109" calcext:value-type="float">
            <text:p>0.361109</text:p>
          </table:table-cell>
          <table:table-cell office:value-type="float" office:value="0.361734" calcext:value-type="float">
            <text:p>0.361734</text:p>
          </table:table-cell>
          <table:table-cell office:value-type="float" office:value="0.363344" calcext:value-type="float">
            <text:p>0.363344</text:p>
          </table:table-cell>
          <table:table-cell office:value-type="float" office:value="0.365349" calcext:value-type="float">
            <text:p>0.365349</text:p>
          </table:table-cell>
          <table:table-cell office:value-type="float" office:value="0.366941" calcext:value-type="float">
            <text:p>0.366941</text:p>
          </table:table-cell>
          <table:table-cell office:value-type="float" office:value="0.367563" calcext:value-type="float">
            <text:p>0.367563</text:p>
          </table:table-cell>
        </table:table-row>
        <table:table-row table:style-name="ro1">
          <table:table-cell office:value-type="float" office:value="0.362416" calcext:value-type="float">
            <text:p>0.362416</text:p>
          </table:table-cell>
          <table:table-cell office:value-type="float" office:value="0.362142" calcext:value-type="float">
            <text:p>0.362142</text:p>
          </table:table-cell>
          <table:table-cell office:value-type="float" office:value="0.361539" calcext:value-type="float">
            <text:p>0.361539</text:p>
          </table:table-cell>
          <table:table-cell office:value-type="float" office:value="0.360768" calcext:value-type="float">
            <text:p>0.360768</text:p>
          </table:table-cell>
          <table:table-cell office:value-type="float" office:value="0.360169" calcext:value-type="float">
            <text:p>0.360169</text:p>
          </table:table-cell>
          <table:table-cell office:value-type="float" office:value="0.359924" calcext:value-type="float">
            <text:p>0.359924</text:p>
          </table:table-cell>
          <table:table-cell office:value-type="float" office:value="0.360169" calcext:value-type="float">
            <text:p>0.360169</text:p>
          </table:table-cell>
          <table:table-cell office:value-type="float" office:value="0.360768" calcext:value-type="float">
            <text:p>0.360768</text:p>
          </table:table-cell>
          <table:table-cell office:value-type="float" office:value="0.361539" calcext:value-type="float">
            <text:p>0.361539</text:p>
          </table:table-cell>
          <table:table-cell office:value-type="float" office:value="0.362142" calcext:value-type="float">
            <text:p>0.362142</text:p>
          </table:table-cell>
          <table:table-cell office:value-type="float" office:value="0.362416" calcext:value-type="float">
            <text:p>0.362416</text:p>
          </table:table-cell>
        </table:table-row>
        <table:table-row table:style-name="ro1">
          <table:table-cell office:value-type="float" office:value="0.36003" calcext:value-type="float">
            <text:p>0.36003</text:p>
          </table:table-cell>
          <table:table-cell office:value-type="float" office:value="0.359089" calcext:value-type="float">
            <text:p>0.359089</text:p>
          </table:table-cell>
          <table:table-cell office:value-type="float" office:value="0.35654" calcext:value-type="float">
            <text:p>0.35654</text:p>
          </table:table-cell>
          <table:table-cell office:value-type="float" office:value="0.35338" calcext:value-type="float">
            <text:p>0.35338</text:p>
          </table:table-cell>
          <table:table-cell office:value-type="float" office:value="0.350863" calcext:value-type="float">
            <text:p>0.350863</text:p>
          </table:table-cell>
          <table:table-cell office:value-type="float" office:value="0.349895" calcext:value-type="float">
            <text:p>0.349895</text:p>
          </table:table-cell>
          <table:table-cell office:value-type="float" office:value="0.350863" calcext:value-type="float">
            <text:p>0.350863</text:p>
          </table:table-cell>
          <table:table-cell office:value-type="float" office:value="0.35338" calcext:value-type="float">
            <text:p>0.35338</text:p>
          </table:table-cell>
          <table:table-cell office:value-type="float" office:value="0.35654" calcext:value-type="float">
            <text:p>0.35654</text:p>
          </table:table-cell>
          <table:table-cell office:value-type="float" office:value="0.359089" calcext:value-type="float">
            <text:p>0.359089</text:p>
          </table:table-cell>
          <table:table-cell office:value-type="float" office:value="0.36003" calcext:value-type="float">
            <text:p>0.36003</text:p>
          </table:table-cell>
        </table:table-row>
        <table:table-row table:style-name="ro1">
          <table:table-cell office:value-type="float" office:value="0.355127" calcext:value-type="float">
            <text:p>0.355127</text:p>
          </table:table-cell>
          <table:table-cell office:value-type="float" office:value="0.353253" calcext:value-type="float">
            <text:p>0.353253</text:p>
          </table:table-cell>
          <table:table-cell office:value-type="float" office:value="0.34793" calcext:value-type="float">
            <text:p>0.34793</text:p>
          </table:table-cell>
          <table:table-cell office:value-type="float" office:value="0.341434" calcext:value-type="float">
            <text:p>0.341434</text:p>
          </table:table-cell>
          <table:table-cell office:value-type="float" office:value="0.336297" calcext:value-type="float">
            <text:p>0.336297</text:p>
          </table:table-cell>
          <table:table-cell office:value-type="float" office:value="0.334348" calcext:value-type="float">
            <text:p>0.334348</text:p>
          </table:table-cell>
          <table:table-cell office:value-type="float" office:value="0.336297" calcext:value-type="float">
            <text:p>0.336297</text:p>
          </table:table-cell>
          <table:table-cell office:value-type="float" office:value="0.341434" calcext:value-type="float">
            <text:p>0.341434</text:p>
          </table:table-cell>
          <table:table-cell office:value-type="float" office:value="0.34793" calcext:value-type="float">
            <text:p>0.34793</text:p>
          </table:table-cell>
          <table:table-cell office:value-type="float" office:value="0.353253" calcext:value-type="float">
            <text:p>0.353253</text:p>
          </table:table-cell>
          <table:table-cell office:value-type="float" office:value="0.355127" calcext:value-type="float">
            <text:p>0.355127</text:p>
          </table:table-cell>
        </table:table-row>
        <table:table-row table:style-name="ro1">
          <table:table-cell office:value-type="float" office:value="0.3494" calcext:value-type="float">
            <text:p>0.3494</text:p>
          </table:table-cell>
          <table:table-cell office:value-type="float" office:value="0.346164" calcext:value-type="float">
            <text:p>0.346164</text:p>
          </table:table-cell>
          <table:table-cell office:value-type="float" office:value="0.336796" calcext:value-type="float">
            <text:p>0.336796</text:p>
          </table:table-cell>
          <table:table-cell office:value-type="float" office:value="0.325538" calcext:value-type="float">
            <text:p>0.325538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0.313439" calcext:value-type="float">
            <text:p>0.313439</text:p>
          </table:table-cell>
          <table:table-cell office:value-type="float" office:value="0.31674" calcext:value-type="float">
            <text:p>0.31674</text:p>
          </table:table-cell>
          <table:table-cell office:value-type="float" office:value="0.325538" calcext:value-type="float">
            <text:p>0.325538</text:p>
          </table:table-cell>
          <table:table-cell office:value-type="float" office:value="0.336796" calcext:value-type="float">
            <text:p>0.336796</text:p>
          </table:table-cell>
          <table:table-cell office:value-type="float" office:value="0.346164" calcext:value-type="float">
            <text:p>0.346164</text:p>
          </table:table-cell>
          <table:table-cell office:value-type="float" office:value="0.3494" calcext:value-type="float">
            <text:p>0.3494</text:p>
          </table:table-cell>
        </table:table-row>
        <table:table-row table:style-name="ro1">
          <table:table-cell office:value-type="float" office:value="0.341808" calcext:value-type="float">
            <text:p>0.341808</text:p>
          </table:table-cell>
          <table:table-cell office:value-type="float" office:value="0.33701" calcext:value-type="float">
            <text:p>0.33701</text:p>
          </table:table-cell>
          <table:table-cell office:value-type="float" office:value="0.323034" calcext:value-type="float">
            <text:p>0.323034</text:p>
          </table:table-cell>
          <table:table-cell office:value-type="float" office:value="0.306543" calcext:value-type="float">
            <text:p>0.306543</text:p>
          </table:table-cell>
          <table:table-cell office:value-type="float" office:value="0.293868" calcext:value-type="float">
            <text:p>0.293868</text:p>
          </table:table-cell>
          <table:table-cell office:value-type="float" office:value="0.289165" calcext:value-type="float">
            <text:p>0.289165</text:p>
          </table:table-cell>
          <table:table-cell office:value-type="float" office:value="0.293868" calcext:value-type="float">
            <text:p>0.293868</text:p>
          </table:table-cell>
          <table:table-cell office:value-type="float" office:value="0.306543" calcext:value-type="float">
            <text:p>0.306543</text:p>
          </table:table-cell>
          <table:table-cell office:value-type="float" office:value="0.323034" calcext:value-type="float">
            <text:p>0.323034</text:p>
          </table:table-cell>
          <table:table-cell office:value-type="float" office:value="0.33701" calcext:value-type="float">
            <text:p>0.33701</text:p>
          </table:table-cell>
          <table:table-cell office:value-type="float" office:value="0.341808" calcext:value-type="float">
            <text:p>0.341808</text:p>
          </table:table-cell>
        </table:table-row>
        <table:table-row table:style-name="ro1">
          <table:table-cell office:value-type="float" office:value="0.333631" calcext:value-type="float">
            <text:p>0.333631</text:p>
          </table:table-cell>
          <table:table-cell office:value-type="float" office:value="0.327024" calcext:value-type="float">
            <text:p>0.327024</text:p>
          </table:table-cell>
          <table:table-cell office:value-type="float" office:value="0.307846" calcext:value-type="float">
            <text:p>0.307846</text:p>
          </table:table-cell>
          <table:table-cell office:value-type="float" office:value="0.285655" calcext:value-type="float">
            <text:p>0.285655</text:p>
          </table:table-cell>
          <table:table-cell office:value-type="float" office:value="0.268918" calcext:value-type="float">
            <text:p>0.268918</text:p>
          </table:table-cell>
          <table:table-cell office:value-type="float" office:value="0.26278" calcext:value-type="float">
            <text:p>0.26278</text:p>
          </table:table-cell>
          <table:table-cell office:value-type="float" office:value="0.268918" calcext:value-type="float">
            <text:p>0.268918</text:p>
          </table:table-cell>
          <table:table-cell office:value-type="float" office:value="0.285655" calcext:value-type="float">
            <text:p>0.285655</text:p>
          </table:table-cell>
          <table:table-cell office:value-type="float" office:value="0.307846" calcext:value-type="float">
            <text:p>0.307846</text:p>
          </table:table-cell>
          <table:table-cell office:value-type="float" office:value="0.327024" calcext:value-type="float">
            <text:p>0.327024</text:p>
          </table:table-cell>
          <table:table-cell office:value-type="float" office:value="0.333631" calcext:value-type="float">
            <text:p>0.333631</text:p>
          </table:table-cell>
        </table:table-row>
        <table:table-row table:style-name="ro1">
          <table:table-cell office:value-type="float" office:value="0.324955" calcext:value-type="float">
            <text:p>0.324955</text:p>
          </table:table-cell>
          <table:table-cell office:value-type="float" office:value="0.316478" calcext:value-type="float">
            <text:p>0.316478</text:p>
          </table:table-cell>
          <table:table-cell office:value-type="float" office:value="0.292121" calcext:value-type="float">
            <text:p>0.292121</text:p>
          </table:table-cell>
          <table:table-cell office:value-type="float" office:value="0.264524" calcext:value-type="float">
            <text:p>0.264524</text:p>
          </table:table-cell>
          <table:table-cell office:value-type="float" office:value="0.244134" calcext:value-type="float">
            <text:p>0.244134</text:p>
          </table:table-cell>
          <table:table-cell office:value-type="float" office:value="0.23675" calcext:value-type="float">
            <text:p>0.23675</text:p>
          </table:table-cell>
          <table:table-cell office:value-type="float" office:value="0.244134" calcext:value-type="float">
            <text:p>0.244134</text:p>
          </table:table-cell>
          <table:table-cell office:value-type="float" office:value="0.264524" calcext:value-type="float">
            <text:p>0.264524</text:p>
          </table:table-cell>
          <table:table-cell office:value-type="float" office:value="0.292121" calcext:value-type="float">
            <text:p>0.292121</text:p>
          </table:table-cell>
          <table:table-cell office:value-type="float" office:value="0.316478" calcext:value-type="float">
            <text:p>0.316478</text:p>
          </table:table-cell>
          <table:table-cell office:value-type="float" office:value="0.324955" calcext:value-type="float">
            <text:p>0.324955</text:p>
          </table:table-cell>
        </table:table-row>
        <table:table-row table:style-name="ro1">
          <table:table-cell office:value-type="float" office:value="0.317143" calcext:value-type="float">
            <text:p>0.317143</text:p>
          </table:table-cell>
          <table:table-cell office:value-type="float" office:value="0.306852" calcext:value-type="float">
            <text:p>0.306852</text:p>
          </table:table-cell>
          <table:table-cell office:value-type="float" office:value="0.277719" calcext:value-type="float">
            <text:p>0.277719</text:p>
          </table:table-cell>
          <table:table-cell office:value-type="float" office:value="0.24537" calcext:value-type="float">
            <text:p>0.24537</text:p>
          </table:table-cell>
          <table:table-cell office:value-type="float" office:value="0.22194" calcext:value-type="float">
            <text:p>0.22194</text:p>
          </table:table-cell>
          <table:table-cell office:value-type="float" office:value="0.213558" calcext:value-type="float">
            <text:p>0.213558</text:p>
          </table:table-cell>
          <table:table-cell office:value-type="float" office:value="0.22194" calcext:value-type="float">
            <text:p>0.22194</text:p>
          </table:table-cell>
          <table:table-cell office:value-type="float" office:value="0.24537" calcext:value-type="float">
            <text:p>0.24537</text:p>
          </table:table-cell>
          <table:table-cell office:value-type="float" office:value="0.277719" calcext:value-type="float">
            <text:p>0.277719</text:p>
          </table:table-cell>
          <table:table-cell office:value-type="float" office:value="0.306852" calcext:value-type="float">
            <text:p>0.306852</text:p>
          </table:table-cell>
          <table:table-cell office:value-type="float" office:value="0.317143" calcext:value-type="float">
            <text:p>0.317143</text:p>
          </table:table-cell>
        </table:table-row>
        <table:table-row table:style-name="ro1">
          <table:table-cell office:value-type="float" office:value="0.311221" calcext:value-type="float">
            <text:p>0.311221</text:p>
          </table:table-cell>
          <table:table-cell office:value-type="float" office:value="0.299493" calcext:value-type="float">
            <text:p>0.299493</text:p>
          </table:table-cell>
          <table:table-cell office:value-type="float" office:value="0.266808" calcext:value-type="float">
            <text:p>0.266808</text:p>
          </table:table-cell>
          <table:table-cell office:value-type="float" office:value="0.231117" calcext:value-type="float">
            <text:p>0.231117</text:p>
          </table:table-cell>
          <table:table-cell office:value-type="float" office:value="0.205692" calcext:value-type="float">
            <text:p>0.205692</text:p>
          </table:table-cell>
          <table:table-cell office:value-type="float" office:value="0.196688" calcext:value-type="float">
            <text:p>0.196688</text:p>
          </table:table-cell>
          <table:table-cell office:value-type="float" office:value="0.205692" calcext:value-type="float">
            <text:p>0.205692</text:p>
          </table:table-cell>
          <table:table-cell office:value-type="float" office:value="0.231117" calcext:value-type="float">
            <text:p>0.231117</text:p>
          </table:table-cell>
          <table:table-cell office:value-type="float" office:value="0.266808" calcext:value-type="float">
            <text:p>0.266808</text:p>
          </table:table-cell>
          <table:table-cell office:value-type="float" office:value="0.299493" calcext:value-type="float">
            <text:p>0.299493</text:p>
          </table:table-cell>
          <table:table-cell office:value-type="float" office:value="0.311221" calcext:value-type="float">
            <text:p>0.311221</text:p>
          </table:table-cell>
        </table:table-row>
        <table:table-row table:style-name="ro1">
          <table:table-cell office:value-type="float" office:value="0.309188" calcext:value-type="float">
            <text:p>0.309188</text:p>
          </table:table-cell>
          <table:table-cell office:value-type="float" office:value="0.296793" calcext:value-type="float">
            <text:p>0.296793</text:p>
          </table:table-cell>
          <table:table-cell office:value-type="float" office:value="0.262569" calcext:value-type="float">
            <text:p>0.262569</text:p>
          </table:table-cell>
          <table:table-cell office:value-type="float" office:value="0.225471" calcext:value-type="float">
            <text:p>0.225471</text:p>
          </table:table-cell>
          <table:table-cell office:value-type="float" office:value="0.199227" calcext:value-type="float">
            <text:p>0.199227</text:p>
          </table:table-cell>
          <table:table-cell office:value-type="float" office:value="0.189973" calcext:value-type="float">
            <text:p>0.189973</text:p>
          </table:table-cell>
          <table:table-cell office:value-type="float" office:value="0.199227" calcext:value-type="float">
            <text:p>0.199227</text:p>
          </table:table-cell>
          <table:table-cell office:value-type="float" office:value="0.225471" calcext:value-type="float">
            <text:p>0.225471</text:p>
          </table:table-cell>
          <table:table-cell office:value-type="float" office:value="0.262569" calcext:value-type="float">
            <text:p>0.262569</text:p>
          </table:table-cell>
          <table:table-cell office:value-type="float" office:value="0.296793" calcext:value-type="float">
            <text:p>0.296793</text:p>
          </table:table-cell>
          <table:table-cell office:value-type="float" office:value="0.309188" calcext:value-type="float">
            <text:p>0.30918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09228" calcext:value-type="float">
            <text:p>0.409228</text:p>
          </table:table-cell>
          <table:table-cell table:number-columns-repeated="10"/>
        </table:table-row>
        <table:table-row table:style-name="ro1">
          <table:table-cell office:value-type="float" office:value="0.379749" calcext:value-type="float">
            <text:p>0.379749</text:p>
          </table:table-cell>
          <table:table-cell office:value-type="float" office:value="0.379102" calcext:value-type="float">
            <text:p>0.379102</text:p>
          </table:table-cell>
          <table:table-cell office:value-type="float" office:value="0.377445" calcext:value-type="float">
            <text:p>0.377445</text:p>
          </table:table-cell>
          <table:table-cell office:value-type="float" office:value="0.375359" calcext:value-type="float">
            <text:p>0.375359</text:p>
          </table:table-cell>
          <table:table-cell office:value-type="float" office:value="0.373683" calcext:value-type="float">
            <text:p>0.373683</text:p>
          </table:table-cell>
          <table:table-cell office:value-type="float" office:value="0.373033" calcext:value-type="float">
            <text:p>0.373033</text:p>
          </table:table-cell>
          <table:table-cell office:value-type="float" office:value="0.373683" calcext:value-type="float">
            <text:p>0.373683</text:p>
          </table:table-cell>
          <table:table-cell office:value-type="float" office:value="0.375359" calcext:value-type="float">
            <text:p>0.375359</text:p>
          </table:table-cell>
          <table:table-cell office:value-type="float" office:value="0.377445" calcext:value-type="float">
            <text:p>0.377445</text:p>
          </table:table-cell>
          <table:table-cell office:value-type="float" office:value="0.379102" calcext:value-type="float">
            <text:p>0.379102</text:p>
          </table:table-cell>
          <table:table-cell office:value-type="float" office:value="0.379749" calcext:value-type="float">
            <text:p>0.379749</text:p>
          </table:table-cell>
        </table:table-row>
        <table:table-row table:style-name="ro1">
          <table:table-cell office:value-type="float" office:value="0.374402" calcext:value-type="float">
            <text:p>0.374402</text:p>
          </table:table-cell>
          <table:table-cell office:value-type="float" office:value="0.374119" calcext:value-type="float">
            <text:p>0.374119</text:p>
          </table:table-cell>
          <table:table-cell office:value-type="float" office:value="0.373499" calcext:value-type="float">
            <text:p>0.373499</text:p>
          </table:table-cell>
          <table:table-cell office:value-type="float" office:value="0.372705" calcext:value-type="float">
            <text:p>0.372705</text:p>
          </table:table-cell>
          <table:table-cell office:value-type="float" office:value="0.372088" calcext:value-type="float">
            <text:p>0.372088</text:p>
          </table:table-cell>
          <table:table-cell office:value-type="float" office:value="0.371835" calcext:value-type="float">
            <text:p>0.371835</text:p>
          </table:table-cell>
          <table:table-cell office:value-type="float" office:value="0.372088" calcext:value-type="float">
            <text:p>0.372088</text:p>
          </table:table-cell>
          <table:table-cell office:value-type="float" office:value="0.372705" calcext:value-type="float">
            <text:p>0.372705</text:p>
          </table:table-cell>
          <table:table-cell office:value-type="float" office:value="0.373499" calcext:value-type="float">
            <text:p>0.373499</text:p>
          </table:table-cell>
          <table:table-cell office:value-type="float" office:value="0.374119" calcext:value-type="float">
            <text:p>0.374119</text:p>
          </table:table-cell>
          <table:table-cell office:value-type="float" office:value="0.374402" calcext:value-type="float">
            <text:p>0.374402</text:p>
          </table:table-cell>
        </table:table-row>
        <table:table-row table:style-name="ro1">
          <table:table-cell office:value-type="float" office:value="0.371948" calcext:value-type="float">
            <text:p>0.371948</text:p>
          </table:table-cell>
          <table:table-cell office:value-type="float" office:value="0.370979" calcext:value-type="float">
            <text:p>0.370979</text:p>
          </table:table-cell>
          <table:table-cell office:value-type="float" office:value="0.368353" calcext:value-type="float">
            <text:p>0.368353</text:p>
          </table:table-cell>
          <table:table-cell office:value-type="float" office:value="0.365097" calcext:value-type="float">
            <text:p>0.365097</text:p>
          </table:table-cell>
          <table:table-cell office:value-type="float" office:value="0.362504" calcext:value-type="float">
            <text:p>0.362504</text:p>
          </table:table-cell>
          <table:table-cell office:value-type="float" office:value="0.361506" calcext:value-type="float">
            <text:p>0.361506</text:p>
          </table:table-cell>
          <table:table-cell office:value-type="float" office:value="0.362504" calcext:value-type="float">
            <text:p>0.362504</text:p>
          </table:table-cell>
          <table:table-cell office:value-type="float" office:value="0.365097" calcext:value-type="float">
            <text:p>0.365097</text:p>
          </table:table-cell>
          <table:table-cell office:value-type="float" office:value="0.368353" calcext:value-type="float">
            <text:p>0.368353</text:p>
          </table:table-cell>
          <table:table-cell office:value-type="float" office:value="0.370979" calcext:value-type="float">
            <text:p>0.370979</text:p>
          </table:table-cell>
          <table:table-cell office:value-type="float" office:value="0.371948" calcext:value-type="float">
            <text:p>0.371948</text:p>
          </table:table-cell>
        </table:table-row>
        <table:table-row table:style-name="ro1">
          <table:table-cell office:value-type="float" office:value="0.366894" calcext:value-type="float">
            <text:p>0.366894</text:p>
          </table:table-cell>
          <table:table-cell office:value-type="float" office:value="0.364967" calcext:value-type="float">
            <text:p>0.364967</text:p>
          </table:table-cell>
          <table:table-cell office:value-type="float" office:value="0.359487" calcext:value-type="float">
            <text:p>0.359487</text:p>
          </table:table-cell>
          <table:table-cell office:value-type="float" office:value="0.352801" calcext:value-type="float">
            <text:p>0.352801</text:p>
          </table:table-cell>
          <table:table-cell office:value-type="float" office:value="0.347512" calcext:value-type="float">
            <text:p>0.347512</text:p>
          </table:table-cell>
          <table:table-cell office:value-type="float" office:value="0.345505" calcext:value-type="float">
            <text:p>0.345505</text:p>
          </table:table-cell>
          <table:table-cell office:value-type="float" office:value="0.347512" calcext:value-type="float">
            <text:p>0.347512</text:p>
          </table:table-cell>
          <table:table-cell office:value-type="float" office:value="0.352801" calcext:value-type="float">
            <text:p>0.352801</text:p>
          </table:table-cell>
          <table:table-cell office:value-type="float" office:value="0.359487" calcext:value-type="float">
            <text:p>0.359487</text:p>
          </table:table-cell>
          <table:table-cell office:value-type="float" office:value="0.364967" calcext:value-type="float">
            <text:p>0.364967</text:p>
          </table:table-cell>
          <table:table-cell office:value-type="float" office:value="0.366894" calcext:value-type="float">
            <text:p>0.366894</text:p>
          </table:table-cell>
        </table:table-row>
        <table:table-row table:style-name="ro1">
          <table:table-cell office:value-type="float" office:value="0.361015" calcext:value-type="float">
            <text:p>0.361015</text:p>
          </table:table-cell>
          <table:table-cell office:value-type="float" office:value="0.35769" calcext:value-type="float">
            <text:p>0.35769</text:p>
          </table:table-cell>
          <table:table-cell office:value-type="float" office:value="0.348044" calcext:value-type="float">
            <text:p>0.348044</text:p>
          </table:table-cell>
          <table:table-cell office:value-type="float" office:value="0.336452" calcext:value-type="float">
            <text:p>0.336452</text:p>
          </table:table-cell>
          <table:table-cell office:value-type="float" office:value="0.327389" calcext:value-type="float">
            <text:p>0.327389</text:p>
          </table:table-cell>
          <table:table-cell office:value-type="float" office:value="0.323989" calcext:value-type="float">
            <text:p>0.323989</text:p>
          </table:table-cell>
          <table:table-cell office:value-type="float" office:value="0.327389" calcext:value-type="float">
            <text:p>0.327389</text:p>
          </table:table-cell>
          <table:table-cell office:value-type="float" office:value="0.336452" calcext:value-type="float">
            <text:p>0.336452</text:p>
          </table:table-cell>
          <table:table-cell office:value-type="float" office:value="0.348044" calcext:value-type="float">
            <text:p>0.348044</text:p>
          </table:table-cell>
          <table:table-cell office:value-type="float" office:value="0.35769" calcext:value-type="float">
            <text:p>0.35769</text:p>
          </table:table-cell>
          <table:table-cell office:value-type="float" office:value="0.361015" calcext:value-type="float">
            <text:p>0.361015</text:p>
          </table:table-cell>
        </table:table-row>
        <table:table-row table:style-name="ro1">
          <table:table-cell office:value-type="float" office:value="0.35322" calcext:value-type="float">
            <text:p>0.35322</text:p>
          </table:table-cell>
          <table:table-cell office:value-type="float" office:value="0.348293" calcext:value-type="float">
            <text:p>0.348293</text:p>
          </table:table-cell>
          <table:table-cell office:value-type="float" office:value="0.333911" calcext:value-type="float">
            <text:p>0.333911</text:p>
          </table:table-cell>
          <table:table-cell office:value-type="float" office:value="0.316936" calcext:value-type="float">
            <text:p>0.316936</text:p>
          </table:table-cell>
          <table:table-cell office:value-type="float" office:value="0.303886" calcext:value-type="float">
            <text:p>0.303886</text:p>
          </table:table-cell>
          <table:table-cell office:value-type="float" office:value="0.299042" calcext:value-type="float">
            <text:p>0.299042</text:p>
          </table:table-cell>
          <table:table-cell office:value-type="float" office:value="0.303886" calcext:value-type="float">
            <text:p>0.303886</text:p>
          </table:table-cell>
          <table:table-cell office:value-type="float" office:value="0.316936" calcext:value-type="float">
            <text:p>0.316936</text:p>
          </table:table-cell>
          <table:table-cell office:value-type="float" office:value="0.333911" calcext:value-type="float">
            <text:p>0.333911</text:p>
          </table:table-cell>
          <table:table-cell office:value-type="float" office:value="0.348293" calcext:value-type="float">
            <text:p>0.348293</text:p>
          </table:table-cell>
          <table:table-cell office:value-type="float" office:value="0.35322" calcext:value-type="float">
            <text:p>0.35322</text:p>
          </table:table-cell>
        </table:table-row>
        <table:table-row table:style-name="ro1">
          <table:table-cell office:value-type="float" office:value="0.344863" calcext:value-type="float">
            <text:p>0.344863</text:p>
          </table:table-cell>
          <table:table-cell office:value-type="float" office:value="0.338084" calcext:value-type="float">
            <text:p>0.338084</text:p>
          </table:table-cell>
          <table:table-cell office:value-type="float" office:value="0.318354" calcext:value-type="float">
            <text:p>0.318354</text:p>
          </table:table-cell>
          <table:table-cell office:value-type="float" office:value="0.295515" calcext:value-type="float">
            <text:p>0.295515</text:p>
          </table:table-cell>
          <table:table-cell office:value-type="float" office:value="0.27828" calcext:value-type="float">
            <text:p>0.27828</text:p>
          </table:table-cell>
          <table:table-cell office:value-type="float" office:value="0.271958" calcext:value-type="float">
            <text:p>0.271958</text:p>
          </table:table-cell>
          <table:table-cell office:value-type="float" office:value="0.27828" calcext:value-type="float">
            <text:p>0.27828</text:p>
          </table:table-cell>
          <table:table-cell office:value-type="float" office:value="0.295515" calcext:value-type="float">
            <text:p>0.295515</text:p>
          </table:table-cell>
          <table:table-cell office:value-type="float" office:value="0.318354" calcext:value-type="float">
            <text:p>0.318354</text:p>
          </table:table-cell>
          <table:table-cell office:value-type="float" office:value="0.338084" calcext:value-type="float">
            <text:p>0.338084</text:p>
          </table:table-cell>
          <table:table-cell office:value-type="float" office:value="0.344863" calcext:value-type="float">
            <text:p>0.344863</text:p>
          </table:table-cell>
        </table:table-row>
        <table:table-row table:style-name="ro1">
          <table:table-cell office:value-type="float" office:value="0.336013" calcext:value-type="float">
            <text:p>0.336013</text:p>
          </table:table-cell>
          <table:table-cell office:value-type="float" office:value="0.327323" calcext:value-type="float">
            <text:p>0.327323</text:p>
          </table:table-cell>
          <table:table-cell office:value-type="float" office:value="0.302283" calcext:value-type="float">
            <text:p>0.302283</text:p>
          </table:table-cell>
          <table:table-cell office:value-type="float" office:value="0.273893" calcext:value-type="float">
            <text:p>0.273893</text:p>
          </table:table-cell>
          <table:table-cell office:value-type="float" office:value="0.252902" calcext:value-type="float">
            <text:p>0.252902</text:p>
          </table:table-cell>
          <table:table-cell office:value-type="float" office:value="0.245298" calcext:value-type="float">
            <text:p>0.245298</text:p>
          </table:table-cell>
          <table:table-cell office:value-type="float" office:value="0.252902" calcext:value-type="float">
            <text:p>0.252902</text:p>
          </table:table-cell>
          <table:table-cell office:value-type="float" office:value="0.273893" calcext:value-type="float">
            <text:p>0.273893</text:p>
          </table:table-cell>
          <table:table-cell office:value-type="float" office:value="0.302283" calcext:value-type="float">
            <text:p>0.302283</text:p>
          </table:table-cell>
          <table:table-cell office:value-type="float" office:value="0.327323" calcext:value-type="float">
            <text:p>0.327323</text:p>
          </table:table-cell>
          <table:table-cell office:value-type="float" office:value="0.336013" calcext:value-type="float">
            <text:p>0.336013</text:p>
          </table:table-cell>
        </table:table-row>
        <table:table-row table:style-name="ro1">
          <table:table-cell office:value-type="float" office:value="0.328087" calcext:value-type="float">
            <text:p>0.328087</text:p>
          </table:table-cell>
          <table:table-cell office:value-type="float" office:value="0.317547" calcext:value-type="float">
            <text:p>0.317547</text:p>
          </table:table-cell>
          <table:table-cell office:value-type="float" office:value="0.287617" calcext:value-type="float">
            <text:p>0.287617</text:p>
          </table:table-cell>
          <table:table-cell office:value-type="float" office:value="0.254352" calcext:value-type="float">
            <text:p>0.254352</text:p>
          </table:table-cell>
          <table:table-cell office:value-type="float" office:value="0.230234" calcext:value-type="float">
            <text:p>0.230234</text:p>
          </table:table-cell>
          <table:table-cell office:value-type="float" office:value="0.221601" calcext:value-type="float">
            <text:p>0.221601</text:p>
          </table:table-cell>
          <table:table-cell office:value-type="float" office:value="0.230234" calcext:value-type="float">
            <text:p>0.230234</text:p>
          </table:table-cell>
          <table:table-cell office:value-type="float" office:value="0.254352" calcext:value-type="float">
            <text:p>0.254352</text:p>
          </table:table-cell>
          <table:table-cell office:value-type="float" office:value="0.287617" calcext:value-type="float">
            <text:p>0.287617</text:p>
          </table:table-cell>
          <table:table-cell office:value-type="float" office:value="0.317547" calcext:value-type="float">
            <text:p>0.317547</text:p>
          </table:table-cell>
          <table:table-cell office:value-type="float" office:value="0.328087" calcext:value-type="float">
            <text:p>0.328087</text:p>
          </table:table-cell>
        </table:table-row>
        <table:table-row table:style-name="ro1">
          <table:table-cell office:value-type="float" office:value="0.322098" calcext:value-type="float">
            <text:p>0.322098</text:p>
          </table:table-cell>
          <table:table-cell office:value-type="float" office:value="0.310098" calcext:value-type="float">
            <text:p>0.310098</text:p>
          </table:table-cell>
          <table:table-cell office:value-type="float" office:value="0.276542" calcext:value-type="float">
            <text:p>0.276542</text:p>
          </table:table-cell>
          <table:table-cell office:value-type="float" office:value="0.239857" calcext:value-type="float">
            <text:p>0.239857</text:p>
          </table:table-cell>
          <table:table-cell office:value-type="float" office:value="0.213691" calcext:value-type="float">
            <text:p>0.213691</text:p>
          </table:table-cell>
          <table:table-cell office:value-type="float" office:value="0.204418" calcext:value-type="float">
            <text:p>0.204418</text:p>
          </table:table-cell>
          <table:table-cell office:value-type="float" office:value="0.213691" calcext:value-type="float">
            <text:p>0.213691</text:p>
          </table:table-cell>
          <table:table-cell office:value-type="float" office:value="0.239857" calcext:value-type="float">
            <text:p>0.239857</text:p>
          </table:table-cell>
          <table:table-cell office:value-type="float" office:value="0.276542" calcext:value-type="float">
            <text:p>0.276542</text:p>
          </table:table-cell>
          <table:table-cell office:value-type="float" office:value="0.310098" calcext:value-type="float">
            <text:p>0.310098</text:p>
          </table:table-cell>
          <table:table-cell office:value-type="float" office:value="0.322098" calcext:value-type="float">
            <text:p>0.322098</text:p>
          </table:table-cell>
        </table:table-row>
        <table:table-row table:style-name="ro1">
          <table:table-cell office:value-type="float" office:value="0.320076" calcext:value-type="float">
            <text:p>0.320076</text:p>
          </table:table-cell>
          <table:table-cell office:value-type="float" office:value="0.307397" calcext:value-type="float">
            <text:p>0.307397</text:p>
          </table:table-cell>
          <table:table-cell office:value-type="float" office:value="0.272266" calcext:value-type="float">
            <text:p>0.272266</text:p>
          </table:table-cell>
          <table:table-cell office:value-type="float" office:value="0.234136" calcext:value-type="float">
            <text:p>0.234136</text:p>
          </table:table-cell>
          <table:table-cell office:value-type="float" office:value="0.207122" calcext:value-type="float">
            <text:p>0.207122</text:p>
          </table:table-cell>
          <table:table-cell office:value-type="float" office:value="0.197588" calcext:value-type="float">
            <text:p>0.197588</text:p>
          </table:table-cell>
          <table:table-cell office:value-type="float" office:value="0.207122" calcext:value-type="float">
            <text:p>0.207122</text:p>
          </table:table-cell>
          <table:table-cell office:value-type="float" office:value="0.234136" calcext:value-type="float">
            <text:p>0.234136</text:p>
          </table:table-cell>
          <table:table-cell office:value-type="float" office:value="0.272266" calcext:value-type="float">
            <text:p>0.272266</text:p>
          </table:table-cell>
          <table:table-cell office:value-type="float" office:value="0.307397" calcext:value-type="float">
            <text:p>0.307397</text:p>
          </table:table-cell>
          <table:table-cell office:value-type="float" office:value="0.320076" calcext:value-type="float">
            <text:p>0.32007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19795" calcext:value-type="float">
            <text:p>0.419795</text:p>
          </table:table-cell>
          <table:table-cell table:number-columns-repeated="10"/>
        </table:table-row>
        <table:table-row table:style-name="ro1">
          <table:table-cell office:value-type="float" office:value="0.388764" calcext:value-type="float">
            <text:p>0.388764</text:p>
          </table:table-cell>
          <table:table-cell office:value-type="float" office:value="0.388099" calcext:value-type="float">
            <text:p>0.388099</text:p>
          </table:table-cell>
          <table:table-cell office:value-type="float" office:value="0.386394" calcext:value-type="float">
            <text:p>0.386394</text:p>
          </table:table-cell>
          <table:table-cell office:value-type="float" office:value="0.384248" calcext:value-type="float">
            <text:p>0.384248</text:p>
          </table:table-cell>
          <table:table-cell office:value-type="float" office:value="0.382524" calcext:value-type="float">
            <text:p>0.382524</text:p>
          </table:table-cell>
          <table:table-cell office:value-type="float" office:value="0.381855" calcext:value-type="float">
            <text:p>0.381855</text:p>
          </table:table-cell>
          <table:table-cell office:value-type="float" office:value="0.382524" calcext:value-type="float">
            <text:p>0.382524</text:p>
          </table:table-cell>
          <table:table-cell office:value-type="float" office:value="0.384248" calcext:value-type="float">
            <text:p>0.384248</text:p>
          </table:table-cell>
          <table:table-cell office:value-type="float" office:value="0.386394" calcext:value-type="float">
            <text:p>0.386394</text:p>
          </table:table-cell>
          <table:table-cell office:value-type="float" office:value="0.388099" calcext:value-type="float">
            <text:p>0.388099</text:p>
          </table:table-cell>
          <table:table-cell office:value-type="float" office:value="0.388764" calcext:value-type="float">
            <text:p>0.388764</text:p>
          </table:table-cell>
        </table:table-row>
        <table:table-row table:style-name="ro1">
          <table:table-cell office:value-type="float" office:value="0.38327" calcext:value-type="float">
            <text:p>0.38327</text:p>
          </table:table-cell>
          <table:table-cell office:value-type="float" office:value="0.382981" calcext:value-type="float">
            <text:p>0.382981</text:p>
          </table:table-cell>
          <table:table-cell office:value-type="float" office:value="0.382347" calcext:value-type="float">
            <text:p>0.382347</text:p>
          </table:table-cell>
          <table:table-cell office:value-type="float" office:value="0.381537" calcext:value-type="float">
            <text:p>0.381537</text:p>
          </table:table-cell>
          <table:table-cell office:value-type="float" office:value="0.380907" calcext:value-type="float">
            <text:p>0.380907</text:p>
          </table:table-cell>
          <table:table-cell office:value-type="float" office:value="0.380649" calcext:value-type="float">
            <text:p>0.380649</text:p>
          </table:table-cell>
          <table:table-cell office:value-type="float" office:value="0.380907" calcext:value-type="float">
            <text:p>0.380907</text:p>
          </table:table-cell>
          <table:table-cell office:value-type="float" office:value="0.381537" calcext:value-type="float">
            <text:p>0.381537</text:p>
          </table:table-cell>
          <table:table-cell office:value-type="float" office:value="0.382347" calcext:value-type="float">
            <text:p>0.382347</text:p>
          </table:table-cell>
          <table:table-cell office:value-type="float" office:value="0.382981" calcext:value-type="float">
            <text:p>0.382981</text:p>
          </table:table-cell>
          <table:table-cell office:value-type="float" office:value="0.38327" calcext:value-type="float">
            <text:p>0.38327</text:p>
          </table:table-cell>
        </table:table-row>
        <table:table-row table:style-name="ro1">
          <table:table-cell office:value-type="float" office:value="0.380767" calcext:value-type="float">
            <text:p>0.380767</text:p>
          </table:table-cell>
          <table:table-cell office:value-type="float" office:value="0.379778" calcext:value-type="float">
            <text:p>0.379778</text:p>
          </table:table-cell>
          <table:table-cell office:value-type="float" office:value="0.377095" calcext:value-type="float">
            <text:p>0.377095</text:p>
          </table:table-cell>
          <table:table-cell office:value-type="float" office:value="0.373769" calcext:value-type="float">
            <text:p>0.373769</text:p>
          </table:table-cell>
          <table:table-cell office:value-type="float" office:value="0.371119" calcext:value-type="float">
            <text:p>0.371119</text:p>
          </table:table-cell>
          <table:table-cell office:value-type="float" office:value="0.370099" calcext:value-type="float">
            <text:p>0.370099</text:p>
          </table:table-cell>
          <table:table-cell office:value-type="float" office:value="0.371119" calcext:value-type="float">
            <text:p>0.371119</text:p>
          </table:table-cell>
          <table:table-cell office:value-type="float" office:value="0.373769" calcext:value-type="float">
            <text:p>0.373769</text:p>
          </table:table-cell>
          <table:table-cell office:value-type="float" office:value="0.377095" calcext:value-type="float">
            <text:p>0.377095</text:p>
          </table:table-cell>
          <table:table-cell office:value-type="float" office:value="0.379778" calcext:value-type="float">
            <text:p>0.379778</text:p>
          </table:table-cell>
          <table:table-cell office:value-type="float" office:value="0.380767" calcext:value-type="float">
            <text:p>0.380767</text:p>
          </table:table-cell>
        </table:table-row>
        <table:table-row table:style-name="ro1">
          <table:table-cell office:value-type="float" office:value="0.375602" calcext:value-type="float">
            <text:p>0.375602</text:p>
          </table:table-cell>
          <table:table-cell office:value-type="float" office:value="0.373637" calcext:value-type="float">
            <text:p>0.373637</text:p>
          </table:table-cell>
          <table:table-cell office:value-type="float" office:value="0.368043" calcext:value-type="float">
            <text:p>0.368043</text:p>
          </table:table-cell>
          <table:table-cell office:value-type="float" office:value="0.361216" calcext:value-type="float">
            <text:p>0.361216</text:p>
          </table:table-cell>
          <table:table-cell office:value-type="float" office:value="0.355815" calcext:value-type="float">
            <text:p>0.355815</text:p>
          </table:table-cell>
          <table:table-cell office:value-type="float" office:value="0.353767" calcext:value-type="float">
            <text:p>0.353767</text:p>
          </table:table-cell>
          <table:table-cell office:value-type="float" office:value="0.355815" calcext:value-type="float">
            <text:p>0.355815</text:p>
          </table:table-cell>
          <table:table-cell office:value-type="float" office:value="0.361216" calcext:value-type="float">
            <text:p>0.361216</text:p>
          </table:table-cell>
          <table:table-cell office:value-type="float" office:value="0.368043" calcext:value-type="float">
            <text:p>0.368043</text:p>
          </table:table-cell>
          <table:table-cell office:value-type="float" office:value="0.373637" calcext:value-type="float">
            <text:p>0.373637</text:p>
          </table:table-cell>
          <table:table-cell office:value-type="float" office:value="0.375602" calcext:value-type="float">
            <text:p>0.375602</text:p>
          </table:table-cell>
        </table:table-row>
        <table:table-row table:style-name="ro1">
          <table:table-cell office:value-type="float" office:value="0.369614" calcext:value-type="float">
            <text:p>0.369614</text:p>
          </table:table-cell>
          <table:table-cell office:value-type="float" office:value="0.366223" calcext:value-type="float">
            <text:p>0.366223</text:p>
          </table:table-cell>
          <table:table-cell office:value-type="float" office:value="0.356373" calcext:value-type="float">
            <text:p>0.356373</text:p>
          </table:table-cell>
          <table:table-cell office:value-type="float" office:value="0.344536" calcext:value-type="float">
            <text:p>0.344536</text:p>
          </table:table-cell>
          <table:table-cell office:value-type="float" office:value="0.335279" calcext:value-type="float">
            <text:p>0.335279</text:p>
          </table:table-cell>
          <table:table-cell office:value-type="float" office:value="0.331807" calcext:value-type="float">
            <text:p>0.331807</text:p>
          </table:table-cell>
          <table:table-cell office:value-type="float" office:value="0.335279" calcext:value-type="float">
            <text:p>0.335279</text:p>
          </table:table-cell>
          <table:table-cell office:value-type="float" office:value="0.344536" calcext:value-type="float">
            <text:p>0.344536</text:p>
          </table:table-cell>
          <table:table-cell office:value-type="float" office:value="0.356373" calcext:value-type="float">
            <text:p>0.356373</text:p>
          </table:table-cell>
          <table:table-cell office:value-type="float" office:value="0.366223" calcext:value-type="float">
            <text:p>0.366223</text:p>
          </table:table-cell>
          <table:table-cell office:value-type="float" office:value="0.369614" calcext:value-type="float">
            <text:p>0.369614</text:p>
          </table:table-cell>
        </table:table-row>
        <table:table-row table:style-name="ro1">
          <table:table-cell office:value-type="float" office:value="0.361672" calcext:value-type="float">
            <text:p>0.361672</text:p>
          </table:table-cell>
          <table:table-cell office:value-type="float" office:value="0.356651" calcext:value-type="float">
            <text:p>0.356651</text:p>
          </table:table-cell>
          <table:table-cell office:value-type="float" office:value="0.341971" calcext:value-type="float">
            <text:p>0.341971</text:p>
          </table:table-cell>
          <table:table-cell office:value-type="float" office:value="0.324642" calcext:value-type="float">
            <text:p>0.324642</text:p>
          </table:table-cell>
          <table:table-cell office:value-type="float" office:value="0.311315" calcext:value-type="float">
            <text:p>0.311315</text:p>
          </table:table-cell>
          <table:table-cell office:value-type="float" office:value="0.306369" calcext:value-type="float">
            <text:p>0.306369</text:p>
          </table:table-cell>
          <table:table-cell office:value-type="float" office:value="0.311315" calcext:value-type="float">
            <text:p>0.311315</text:p>
          </table:table-cell>
          <table:table-cell office:value-type="float" office:value="0.324642" calcext:value-type="float">
            <text:p>0.324642</text:p>
          </table:table-cell>
          <table:table-cell office:value-type="float" office:value="0.341971" calcext:value-type="float">
            <text:p>0.341971</text:p>
          </table:table-cell>
          <table:table-cell office:value-type="float" office:value="0.356651" calcext:value-type="float">
            <text:p>0.356651</text:p>
          </table:table-cell>
          <table:table-cell office:value-type="float" office:value="0.361672" calcext:value-type="float">
            <text:p>0.361672</text:p>
          </table:table-cell>
        </table:table-row>
        <table:table-row table:style-name="ro1">
          <table:table-cell office:value-type="float" office:value="0.353186" calcext:value-type="float">
            <text:p>0.353186</text:p>
          </table:table-cell>
          <table:table-cell office:value-type="float" office:value="0.346281" calcext:value-type="float">
            <text:p>0.346281</text:p>
          </table:table-cell>
          <table:table-cell office:value-type="float" office:value="0.326147" calcext:value-type="float">
            <text:p>0.326147</text:p>
          </table:table-cell>
          <table:table-cell office:value-type="float" office:value="0.302833" calcext:value-type="float">
            <text:p>0.302833</text:p>
          </table:table-cell>
          <table:table-cell office:value-type="float" office:value="0.285233" calcext:value-type="float">
            <text:p>0.285233</text:p>
          </table:table-cell>
          <table:table-cell office:value-type="float" office:value="0.278776" calcext:value-type="float">
            <text:p>0.278776</text:p>
          </table:table-cell>
          <table:table-cell office:value-type="float" office:value="0.285233" calcext:value-type="float">
            <text:p>0.285233</text:p>
          </table:table-cell>
          <table:table-cell office:value-type="float" office:value="0.302833" calcext:value-type="float">
            <text:p>0.302833</text:p>
          </table:table-cell>
          <table:table-cell office:value-type="float" office:value="0.326147" calcext:value-type="float">
            <text:p>0.326147</text:p>
          </table:table-cell>
          <table:table-cell office:value-type="float" office:value="0.346281" calcext:value-type="float">
            <text:p>0.346281</text:p>
          </table:table-cell>
          <table:table-cell office:value-type="float" office:value="0.353186" calcext:value-type="float">
            <text:p>0.353186</text:p>
          </table:table-cell>
        </table:table-row>
        <table:table-row table:style-name="ro1">
          <table:table-cell office:value-type="float" office:value="0.344212" calcext:value-type="float">
            <text:p>0.344212</text:p>
          </table:table-cell>
          <table:table-cell office:value-type="float" office:value="0.335367" calcext:value-type="float">
            <text:p>0.335367</text:p>
          </table:table-cell>
          <table:table-cell office:value-type="float" office:value="0.309827" calcext:value-type="float">
            <text:p>0.309827</text:p>
          </table:table-cell>
          <table:table-cell office:value-type="float" office:value="0.280856" calcext:value-type="float">
            <text:p>0.280856</text:p>
          </table:table-cell>
          <table:table-cell office:value-type="float" office:value="0.259424" calcext:value-type="float">
            <text:p>0.259424</text:p>
          </table:table-cell>
          <table:table-cell office:value-type="float" office:value="0.251658" calcext:value-type="float">
            <text:p>0.251658</text:p>
          </table:table-cell>
          <table:table-cell office:value-type="float" office:value="0.259424" calcext:value-type="float">
            <text:p>0.259424</text:p>
          </table:table-cell>
          <table:table-cell office:value-type="float" office:value="0.280856" calcext:value-type="float">
            <text:p>0.280856</text:p>
          </table:table-cell>
          <table:table-cell office:value-type="float" office:value="0.309827" calcext:value-type="float">
            <text:p>0.309827</text:p>
          </table:table-cell>
          <table:table-cell office:value-type="float" office:value="0.335367" calcext:value-type="float">
            <text:p>0.335367</text:p>
          </table:table-cell>
          <table:table-cell office:value-type="float" office:value="0.344212" calcext:value-type="float">
            <text:p>0.344212</text:p>
          </table:table-cell>
        </table:table-row>
        <table:table-row table:style-name="ro1">
          <table:table-cell office:value-type="float" office:value="0.336207" calcext:value-type="float">
            <text:p>0.336207</text:p>
          </table:table-cell>
          <table:table-cell office:value-type="float" office:value="0.325486" calcext:value-type="float">
            <text:p>0.325486</text:p>
          </table:table-cell>
          <table:table-cell office:value-type="float" office:value="0.294972" calcext:value-type="float">
            <text:p>0.294972</text:p>
          </table:table-cell>
          <table:table-cell office:value-type="float" office:value="0.261036" calcext:value-type="float">
            <text:p>0.261036</text:p>
          </table:table-cell>
          <table:table-cell office:value-type="float" office:value="0.236413" calcext:value-type="float">
            <text:p>0.236413</text:p>
          </table:table-cell>
          <table:table-cell office:value-type="float" office:value="0.227595" calcext:value-type="float">
            <text:p>0.227595</text:p>
          </table:table-cell>
          <table:table-cell office:value-type="float" office:value="0.236413" calcext:value-type="float">
            <text:p>0.236413</text:p>
          </table:table-cell>
          <table:table-cell office:value-type="float" office:value="0.261036" calcext:value-type="float">
            <text:p>0.261036</text:p>
          </table:table-cell>
          <table:table-cell office:value-type="float" office:value="0.294972" calcext:value-type="float">
            <text:p>0.294972</text:p>
          </table:table-cell>
          <table:table-cell office:value-type="float" office:value="0.325486" calcext:value-type="float">
            <text:p>0.325486</text:p>
          </table:table-cell>
          <table:table-cell office:value-type="float" office:value="0.336207" calcext:value-type="float">
            <text:p>0.336207</text:p>
          </table:table-cell>
        </table:table-row>
        <table:table-row table:style-name="ro1">
          <table:table-cell office:value-type="float" office:value="0.33017" calcext:value-type="float">
            <text:p>0.33017</text:p>
          </table:table-cell>
          <table:table-cell office:value-type="float" office:value="0.317972" calcext:value-type="float">
            <text:p>0.317972</text:p>
          </table:table-cell>
          <table:table-cell office:value-type="float" office:value="0.283779" calcext:value-type="float">
            <text:p>0.283779</text:p>
          </table:table-cell>
          <table:table-cell office:value-type="float" office:value="0.246367" calcext:value-type="float">
            <text:p>0.246367</text:p>
          </table:table-cell>
          <table:table-cell office:value-type="float" office:value="0.219657" calcext:value-type="float">
            <text:p>0.219657</text:p>
          </table:table-cell>
          <table:table-cell office:value-type="float" office:value="0.210186" calcext:value-type="float">
            <text:p>0.210186</text:p>
          </table:table-cell>
          <table:table-cell office:value-type="float" office:value="0.219657" calcext:value-type="float">
            <text:p>0.219657</text:p>
          </table:table-cell>
          <table:table-cell office:value-type="float" office:value="0.246367" calcext:value-type="float">
            <text:p>0.246367</text:p>
          </table:table-cell>
          <table:table-cell office:value-type="float" office:value="0.283779" calcext:value-type="float">
            <text:p>0.283779</text:p>
          </table:table-cell>
          <table:table-cell office:value-type="float" office:value="0.317972" calcext:value-type="float">
            <text:p>0.317972</text:p>
          </table:table-cell>
          <table:table-cell office:value-type="float" office:value="0.33017" calcext:value-type="float">
            <text:p>0.33017</text:p>
          </table:table-cell>
        </table:table-row>
        <table:table-row table:style-name="ro1">
          <table:table-cell office:value-type="float" office:value="0.328158" calcext:value-type="float">
            <text:p>0.328158</text:p>
          </table:table-cell>
          <table:table-cell office:value-type="float" office:value="0.315271" calcext:value-type="float">
            <text:p>0.315271</text:p>
          </table:table-cell>
          <table:table-cell office:value-type="float" office:value="0.279478" calcext:value-type="float">
            <text:p>0.279478</text:p>
          </table:table-cell>
          <table:table-cell office:value-type="float" office:value="0.24059" calcext:value-type="float">
            <text:p>0.24059</text:p>
          </table:table-cell>
          <table:table-cell office:value-type="float" office:value="0.213012" calcext:value-type="float">
            <text:p>0.213012</text:p>
          </table:table-cell>
          <table:table-cell office:value-type="float" office:value="0.203273" calcext:value-type="float">
            <text:p>0.203273</text:p>
          </table:table-cell>
          <table:table-cell office:value-type="float" office:value="0.213012" calcext:value-type="float">
            <text:p>0.213012</text:p>
          </table:table-cell>
          <table:table-cell office:value-type="float" office:value="0.24059" calcext:value-type="float">
            <text:p>0.24059</text:p>
          </table:table-cell>
          <table:table-cell office:value-type="float" office:value="0.279478" calcext:value-type="float">
            <text:p>0.279478</text:p>
          </table:table-cell>
          <table:table-cell office:value-type="float" office:value="0.315271" calcext:value-type="float">
            <text:p>0.315271</text:p>
          </table:table-cell>
          <table:table-cell office:value-type="float" office:value="0.328158" calcext:value-type="float">
            <text:p>0.3281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35303" calcext:value-type="float">
            <text:p>0.435303</text:p>
          </table:table-cell>
          <table:table-cell table:number-columns-repeated="10"/>
        </table:table-row>
        <table:table-row table:style-name="ro1">
          <table:table-cell office:value-type="float" office:value="0.401932" calcext:value-type="float">
            <text:p>0.401932</text:p>
          </table:table-cell>
          <table:table-cell office:value-type="float" office:value="0.40124" calcext:value-type="float">
            <text:p>0.40124</text:p>
          </table:table-cell>
          <table:table-cell office:value-type="float" office:value="0.399466" calcext:value-type="float">
            <text:p>0.399466</text:p>
          </table:table-cell>
          <table:table-cell office:value-type="float" office:value="0.397232" calcext:value-type="float">
            <text:p>0.397232</text:p>
          </table:table-cell>
          <table:table-cell office:value-type="float" office:value="0.395437" calcext:value-type="float">
            <text:p>0.395437</text:p>
          </table:table-cell>
          <table:table-cell office:value-type="float" office:value="0.394741" calcext:value-type="float">
            <text:p>0.394741</text:p>
          </table:table-cell>
          <table:table-cell office:value-type="float" office:value="0.395437" calcext:value-type="float">
            <text:p>0.395437</text:p>
          </table:table-cell>
          <table:table-cell office:value-type="float" office:value="0.397232" calcext:value-type="float">
            <text:p>0.397232</text:p>
          </table:table-cell>
          <table:table-cell office:value-type="float" office:value="0.399466" calcext:value-type="float">
            <text:p>0.399466</text:p>
          </table:table-cell>
          <table:table-cell office:value-type="float" office:value="0.40124" calcext:value-type="float">
            <text:p>0.40124</text:p>
          </table:table-cell>
          <table:table-cell office:value-type="float" office:value="0.401932" calcext:value-type="float">
            <text:p>0.401932</text:p>
          </table:table-cell>
        </table:table-row>
        <table:table-row table:style-name="ro1">
          <table:table-cell office:value-type="float" office:value="0.396223" calcext:value-type="float">
            <text:p>0.396223</text:p>
          </table:table-cell>
          <table:table-cell office:value-type="float" office:value="0.395925" calcext:value-type="float">
            <text:p>0.395925</text:p>
          </table:table-cell>
          <table:table-cell office:value-type="float" office:value="0.395272" calcext:value-type="float">
            <text:p>0.395272</text:p>
          </table:table-cell>
          <table:table-cell office:value-type="float" office:value="0.394437" calcext:value-type="float">
            <text:p>0.394437</text:p>
          </table:table-cell>
          <table:table-cell office:value-type="float" office:value="0.393789" calcext:value-type="float">
            <text:p>0.393789</text:p>
          </table:table-cell>
          <table:table-cell office:value-type="float" office:value="0.393523" calcext:value-type="float">
            <text:p>0.393523</text:p>
          </table:table-cell>
          <table:table-cell office:value-type="float" office:value="0.393789" calcext:value-type="float">
            <text:p>0.393789</text:p>
          </table:table-cell>
          <table:table-cell office:value-type="float" office:value="0.394437" calcext:value-type="float">
            <text:p>0.394437</text:p>
          </table:table-cell>
          <table:table-cell office:value-type="float" office:value="0.395272" calcext:value-type="float">
            <text:p>0.395272</text:p>
          </table:table-cell>
          <table:table-cell office:value-type="float" office:value="0.395925" calcext:value-type="float">
            <text:p>0.395925</text:p>
          </table:table-cell>
          <table:table-cell office:value-type="float" office:value="0.396223" calcext:value-type="float">
            <text:p>0.396223</text:p>
          </table:table-cell>
        </table:table-row>
        <table:table-row table:style-name="ro1">
          <table:table-cell office:value-type="float" office:value="0.39365" calcext:value-type="float">
            <text:p>0.39365</text:p>
          </table:table-cell>
          <table:table-cell office:value-type="float" office:value="0.392631" calcext:value-type="float">
            <text:p>0.392631</text:p>
          </table:table-cell>
          <table:table-cell office:value-type="float" office:value="0.389865" calcext:value-type="float">
            <text:p>0.389865</text:p>
          </table:table-cell>
          <table:table-cell office:value-type="float" office:value="0.386437" calcext:value-type="float">
            <text:p>0.386437</text:p>
          </table:table-cell>
          <table:table-cell office:value-type="float" office:value="0.383705" calcext:value-type="float">
            <text:p>0.383705</text:p>
          </table:table-cell>
          <table:table-cell office:value-type="float" office:value="0.382654" calcext:value-type="float">
            <text:p>0.382654</text:p>
          </table:table-cell>
          <table:table-cell office:value-type="float" office:value="0.383705" calcext:value-type="float">
            <text:p>0.383705</text:p>
          </table:table-cell>
          <table:table-cell office:value-type="float" office:value="0.386437" calcext:value-type="float">
            <text:p>0.386437</text:p>
          </table:table-cell>
          <table:table-cell office:value-type="float" office:value="0.389865" calcext:value-type="float">
            <text:p>0.389865</text:p>
          </table:table-cell>
          <table:table-cell office:value-type="float" office:value="0.392631" calcext:value-type="float">
            <text:p>0.392631</text:p>
          </table:table-cell>
          <table:table-cell office:value-type="float" office:value="0.39365" calcext:value-type="float">
            <text:p>0.39365</text:p>
          </table:table-cell>
        </table:table-row>
        <table:table-row table:style-name="ro1">
          <table:table-cell office:value-type="float" office:value="0.388326" calcext:value-type="float">
            <text:p>0.388326</text:p>
          </table:table-cell>
          <table:table-cell office:value-type="float" office:value="0.386305" calcext:value-type="float">
            <text:p>0.386305</text:p>
          </table:table-cell>
          <table:table-cell office:value-type="float" office:value="0.380545" calcext:value-type="float">
            <text:p>0.380545</text:p>
          </table:table-cell>
          <table:table-cell office:value-type="float" office:value="0.373515" calcext:value-type="float">
            <text:p>0.373515</text:p>
          </table:table-cell>
          <table:table-cell office:value-type="float" office:value="0.367952" calcext:value-type="float">
            <text:p>0.367952</text:p>
          </table:table-cell>
          <table:table-cell office:value-type="float" office:value="0.365843" calcext:value-type="float">
            <text:p>0.365843</text:p>
          </table:table-cell>
          <table:table-cell office:value-type="float" office:value="0.367952" calcext:value-type="float">
            <text:p>0.367952</text:p>
          </table:table-cell>
          <table:table-cell office:value-type="float" office:value="0.373515" calcext:value-type="float">
            <text:p>0.373515</text:p>
          </table:table-cell>
          <table:table-cell office:value-type="float" office:value="0.380545" calcext:value-type="float">
            <text:p>0.380545</text:p>
          </table:table-cell>
          <table:table-cell office:value-type="float" office:value="0.386305" calcext:value-type="float">
            <text:p>0.386305</text:p>
          </table:table-cell>
          <table:table-cell office:value-type="float" office:value="0.388326" calcext:value-type="float">
            <text:p>0.388326</text:p>
          </table:table-cell>
        </table:table-row>
        <table:table-row table:style-name="ro1">
          <table:table-cell office:value-type="float" office:value="0.382183" calcext:value-type="float">
            <text:p>0.382183</text:p>
          </table:table-cell>
          <table:table-cell office:value-type="float" office:value="0.378696" calcext:value-type="float">
            <text:p>0.378696</text:p>
          </table:table-cell>
          <table:table-cell office:value-type="float" office:value="0.368552" calcext:value-type="float">
            <text:p>0.368552</text:p>
          </table:table-cell>
          <table:table-cell office:value-type="float" office:value="0.356358" calcext:value-type="float">
            <text:p>0.356358</text:p>
          </table:table-cell>
          <table:table-cell office:value-type="float" office:value="0.346821" calcext:value-type="float">
            <text:p>0.346821</text:p>
          </table:table-cell>
          <table:table-cell office:value-type="float" office:value="0.343243" calcext:value-type="float">
            <text:p>0.343243</text:p>
          </table:table-cell>
          <table:table-cell office:value-type="float" office:value="0.346821" calcext:value-type="float">
            <text:p>0.346821</text:p>
          </table:table-cell>
          <table:table-cell office:value-type="float" office:value="0.356358" calcext:value-type="float">
            <text:p>0.356358</text:p>
          </table:table-cell>
          <table:table-cell office:value-type="float" office:value="0.368552" calcext:value-type="float">
            <text:p>0.368552</text:p>
          </table:table-cell>
          <table:table-cell office:value-type="float" office:value="0.378696" calcext:value-type="float">
            <text:p>0.378696</text:p>
          </table:table-cell>
          <table:table-cell office:value-type="float" office:value="0.382183" calcext:value-type="float">
            <text:p>0.382183</text:p>
          </table:table-cell>
        </table:table-row>
        <table:table-row table:style-name="ro1">
          <table:table-cell office:value-type="float" office:value="0.374031" calcext:value-type="float">
            <text:p>0.374031</text:p>
          </table:table-cell>
          <table:table-cell office:value-type="float" office:value="0.368875" calcext:value-type="float">
            <text:p>0.368875</text:p>
          </table:table-cell>
          <table:table-cell office:value-type="float" office:value="0.353764" calcext:value-type="float">
            <text:p>0.353764</text:p>
          </table:table-cell>
          <table:table-cell office:value-type="float" office:value="0.335921" calcext:value-type="float">
            <text:p>0.335921</text:p>
          </table:table-cell>
          <table:table-cell office:value-type="float" office:value="0.322194" calcext:value-type="float">
            <text:p>0.322194</text:p>
          </table:table-cell>
          <table:table-cell office:value-type="float" office:value="0.317098" calcext:value-type="float">
            <text:p>0.317098</text:p>
          </table:table-cell>
          <table:table-cell office:value-type="float" office:value="0.322194" calcext:value-type="float">
            <text:p>0.322194</text:p>
          </table:table-cell>
          <table:table-cell office:value-type="float" office:value="0.335921" calcext:value-type="float">
            <text:p>0.335921</text:p>
          </table:table-cell>
          <table:table-cell office:value-type="float" office:value="0.353764" calcext:value-type="float">
            <text:p>0.353764</text:p>
          </table:table-cell>
          <table:table-cell office:value-type="float" office:value="0.368875" calcext:value-type="float">
            <text:p>0.368875</text:p>
          </table:table-cell>
          <table:table-cell office:value-type="float" office:value="0.374031" calcext:value-type="float">
            <text:p>0.374031</text:p>
          </table:table-cell>
        </table:table-row>
        <table:table-row table:style-name="ro1">
          <table:table-cell office:value-type="float" office:value="0.365365" calcext:value-type="float">
            <text:p>0.365365</text:p>
          </table:table-cell>
          <table:table-cell office:value-type="float" office:value="0.358278" calcext:value-type="float">
            <text:p>0.358278</text:p>
          </table:table-cell>
          <table:table-cell office:value-type="float" office:value="0.337559" calcext:value-type="float">
            <text:p>0.337559</text:p>
          </table:table-cell>
          <table:table-cell office:value-type="float" office:value="0.313558" calcext:value-type="float">
            <text:p>0.313558</text:p>
          </table:table-cell>
          <table:table-cell office:value-type="float" office:value="0.295428" calcext:value-type="float">
            <text:p>0.295428</text:p>
          </table:table-cell>
          <table:table-cell office:value-type="float" office:value="0.288774" calcext:value-type="float">
            <text:p>0.288774</text:p>
          </table:table-cell>
          <table:table-cell office:value-type="float" office:value="0.295428" calcext:value-type="float">
            <text:p>0.295428</text:p>
          </table:table-cell>
          <table:table-cell office:value-type="float" office:value="0.313558" calcext:value-type="float">
            <text:p>0.313558</text:p>
          </table:table-cell>
          <table:table-cell office:value-type="float" office:value="0.337559" calcext:value-type="float">
            <text:p>0.337559</text:p>
          </table:table-cell>
          <table:table-cell office:value-type="float" office:value="0.358278" calcext:value-type="float">
            <text:p>0.358278</text:p>
          </table:table-cell>
          <table:table-cell office:value-type="float" office:value="0.365365" calcext:value-type="float">
            <text:p>0.365365</text:p>
          </table:table-cell>
        </table:table-row>
        <table:table-row table:style-name="ro1">
          <table:table-cell office:value-type="float" office:value="0.356216" calcext:value-type="float">
            <text:p>0.356216</text:p>
          </table:table-cell>
          <table:table-cell office:value-type="float" office:value="0.347147" calcext:value-type="float">
            <text:p>0.347147</text:p>
          </table:table-cell>
          <table:table-cell office:value-type="float" office:value="0.320885" calcext:value-type="float">
            <text:p>0.320885</text:p>
          </table:table-cell>
          <table:table-cell office:value-type="float" office:value="0.291075" calcext:value-type="float">
            <text:p>0.291075</text:p>
          </table:table-cell>
          <table:table-cell office:value-type="float" office:value="0.269003" calcext:value-type="float">
            <text:p>0.269003</text:p>
          </table:table-cell>
          <table:table-cell office:value-type="float" office:value="0.261002" calcext:value-type="float">
            <text:p>0.261002</text:p>
          </table:table-cell>
          <table:table-cell office:value-type="float" office:value="0.269003" calcext:value-type="float">
            <text:p>0.269003</text:p>
          </table:table-cell>
          <table:table-cell office:value-type="float" office:value="0.291075" calcext:value-type="float">
            <text:p>0.291075</text:p>
          </table:table-cell>
          <table:table-cell office:value-type="float" office:value="0.320885" calcext:value-type="float">
            <text:p>0.320885</text:p>
          </table:table-cell>
          <table:table-cell office:value-type="float" office:value="0.347147" calcext:value-type="float">
            <text:p>0.347147</text:p>
          </table:table-cell>
          <table:table-cell office:value-type="float" office:value="0.356216" calcext:value-type="float">
            <text:p>0.356216</text:p>
          </table:table-cell>
        </table:table-row>
        <table:table-row table:style-name="ro1">
          <table:table-cell office:value-type="float" office:value="0.348101" calcext:value-type="float">
            <text:p>0.348101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0.305763" calcext:value-type="float">
            <text:p>0.305763</text:p>
          </table:table-cell>
          <table:table-cell office:value-type="float" office:value="0.270856" calcext:value-type="float">
            <text:p>0.270856</text:p>
          </table:table-cell>
          <table:table-cell office:value-type="float" office:value="0.245501" calcext:value-type="float">
            <text:p>0.245501</text:p>
          </table:table-cell>
          <table:table-cell office:value-type="float" office:value="0.236416" calcext:value-type="float">
            <text:p>0.236416</text:p>
          </table:table-cell>
          <table:table-cell office:value-type="float" office:value="0.245501" calcext:value-type="float">
            <text:p>0.245501</text:p>
          </table:table-cell>
          <table:table-cell office:value-type="float" office:value="0.270856" calcext:value-type="float">
            <text:p>0.270856</text:p>
          </table:table-cell>
          <table:table-cell office:value-type="float" office:value="0.305763" calcext:value-type="float">
            <text:p>0.305763</text:p>
          </table:table-cell>
          <table:table-cell office:value-type="float" office:value="0.337119" calcext:value-type="float">
            <text:p>0.337119</text:p>
          </table:table-cell>
          <table:table-cell office:value-type="float" office:value="0.348101" calcext:value-type="float">
            <text:p>0.348101</text:p>
          </table:table-cell>
        </table:table-row>
        <table:table-row table:style-name="ro1">
          <table:table-cell office:value-type="float" office:value="0.341999" calcext:value-type="float">
            <text:p>0.341999</text:p>
          </table:table-cell>
          <table:table-cell office:value-type="float" office:value="0.329515" calcext:value-type="float">
            <text:p>0.329515</text:p>
          </table:table-cell>
          <table:table-cell office:value-type="float" office:value="0.294403" calcext:value-type="float">
            <text:p>0.294403</text:p>
          </table:table-cell>
          <table:table-cell office:value-type="float" office:value="0.255939" calcext:value-type="float">
            <text:p>0.255939</text:p>
          </table:table-cell>
          <table:table-cell office:value-type="float" office:value="0.228443" calcext:value-type="float">
            <text:p>0.228443</text:p>
          </table:table-cell>
          <table:table-cell office:value-type="float" office:value="0.218685" calcext:value-type="float">
            <text:p>0.218685</text:p>
          </table:table-cell>
          <table:table-cell office:value-type="float" office:value="0.228443" calcext:value-type="float">
            <text:p>0.228443</text:p>
          </table:table-cell>
          <table:table-cell office:value-type="float" office:value="0.255939" calcext:value-type="float">
            <text:p>0.255939</text:p>
          </table:table-cell>
          <table:table-cell office:value-type="float" office:value="0.294403" calcext:value-type="float">
            <text:p>0.294403</text:p>
          </table:table-cell>
          <table:table-cell office:value-type="float" office:value="0.329515" calcext:value-type="float">
            <text:p>0.329515</text:p>
          </table:table-cell>
          <table:table-cell office:value-type="float" office:value="0.341999" calcext:value-type="float">
            <text:p>0.341999</text:p>
          </table:table-cell>
        </table:table-row>
        <table:table-row table:style-name="ro1">
          <table:table-cell office:value-type="float" office:value="0.340003" calcext:value-type="float">
            <text:p>0.340003</text:p>
          </table:table-cell>
          <table:table-cell office:value-type="float" office:value="0.326818" calcext:value-type="float">
            <text:p>0.326818</text:p>
          </table:table-cell>
          <table:table-cell office:value-type="float" office:value="0.290068" calcext:value-type="float">
            <text:p>0.290068</text:p>
          </table:table-cell>
          <table:table-cell office:value-type="float" office:value="0.250085" calcext:value-type="float">
            <text:p>0.250085</text:p>
          </table:table-cell>
          <table:table-cell office:value-type="float" office:value="0.221688" calcext:value-type="float">
            <text:p>0.221688</text:p>
          </table:table-cell>
          <table:table-cell office:value-type="float" office:value="0.211651" calcext:value-type="float">
            <text:p>0.211651</text:p>
          </table:table-cell>
          <table:table-cell office:value-type="float" office:value="0.221688" calcext:value-type="float">
            <text:p>0.221688</text:p>
          </table:table-cell>
          <table:table-cell office:value-type="float" office:value="0.250085" calcext:value-type="float">
            <text:p>0.250085</text:p>
          </table:table-cell>
          <table:table-cell office:value-type="float" office:value="0.290068" calcext:value-type="float">
            <text:p>0.290068</text:p>
          </table:table-cell>
          <table:table-cell office:value-type="float" office:value="0.326818" calcext:value-type="float">
            <text:p>0.326818</text:p>
          </table:table-cell>
          <table:table-cell office:value-type="float" office:value="0.340003" calcext:value-type="float">
            <text:p>0.34000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45816" calcext:value-type="float">
            <text:p>0.445816</text:p>
          </table:table-cell>
          <table:table-cell table:number-columns-repeated="10"/>
        </table:table-row>
        <table:table-row table:style-name="ro1">
          <table:table-cell office:value-type="float" office:value="0.410815" calcext:value-type="float">
            <text:p>0.410815</text:p>
          </table:table-cell>
          <table:table-cell office:value-type="float" office:value="0.410105" calcext:value-type="float">
            <text:p>0.410105</text:p>
          </table:table-cell>
          <table:table-cell office:value-type="float" office:value="0.408284" calcext:value-type="float">
            <text:p>0.408284</text:p>
          </table:table-cell>
          <table:table-cell office:value-type="float" office:value="0.405992" calcext:value-type="float">
            <text:p>0.405992</text:p>
          </table:table-cell>
          <table:table-cell office:value-type="float" office:value="0.404149" calcext:value-type="float">
            <text:p>0.404149</text:p>
          </table:table-cell>
          <table:table-cell office:value-type="float" office:value="0.403435" calcext:value-type="float">
            <text:p>0.403435</text:p>
          </table:table-cell>
          <table:table-cell office:value-type="float" office:value="0.404149" calcext:value-type="float">
            <text:p>0.404149</text:p>
          </table:table-cell>
          <table:table-cell office:value-type="float" office:value="0.405992" calcext:value-type="float">
            <text:p>0.405992</text:p>
          </table:table-cell>
          <table:table-cell office:value-type="float" office:value="0.408284" calcext:value-type="float">
            <text:p>0.408284</text:p>
          </table:table-cell>
          <table:table-cell office:value-type="float" office:value="0.410105" calcext:value-type="float">
            <text:p>0.410105</text:p>
          </table:table-cell>
          <table:table-cell office:value-type="float" office:value="0.410815" calcext:value-type="float">
            <text:p>0.410815</text:p>
          </table:table-cell>
        </table:table-row>
        <table:table-row table:style-name="ro1">
          <table:table-cell office:value-type="float" office:value="0.404962" calcext:value-type="float">
            <text:p>0.404962</text:p>
          </table:table-cell>
          <table:table-cell office:value-type="float" office:value="0.404658" calcext:value-type="float">
            <text:p>0.404658</text:p>
          </table:table-cell>
          <table:table-cell office:value-type="float" office:value="0.403993" calcext:value-type="float">
            <text:p>0.403993</text:p>
          </table:table-cell>
          <table:table-cell office:value-type="float" office:value="0.403142" calcext:value-type="float">
            <text:p>0.403142</text:p>
          </table:table-cell>
          <table:table-cell office:value-type="float" office:value="0.40248" calcext:value-type="float">
            <text:p>0.40248</text:p>
          </table:table-cell>
          <table:table-cell office:value-type="float" office:value="0.402209" calcext:value-type="float">
            <text:p>0.402209</text:p>
          </table:table-cell>
          <table:table-cell office:value-type="float" office:value="0.40248" calcext:value-type="float">
            <text:p>0.40248</text:p>
          </table:table-cell>
          <table:table-cell office:value-type="float" office:value="0.403142" calcext:value-type="float">
            <text:p>0.403142</text:p>
          </table:table-cell>
          <table:table-cell office:value-type="float" office:value="0.403993" calcext:value-type="float">
            <text:p>0.403993</text:p>
          </table:table-cell>
          <table:table-cell office:value-type="float" office:value="0.404658" calcext:value-type="float">
            <text:p>0.404658</text:p>
          </table:table-cell>
          <table:table-cell office:value-type="float" office:value="0.404962" calcext:value-type="float">
            <text:p>0.404962</text:p>
          </table:table-cell>
        </table:table-row>
        <table:table-row table:style-name="ro1">
          <table:table-cell office:value-type="float" office:value="0.402342" calcext:value-type="float">
            <text:p>0.402342</text:p>
          </table:table-cell>
          <table:table-cell office:value-type="float" office:value="0.401304" calcext:value-type="float">
            <text:p>0.401304</text:p>
          </table:table-cell>
          <table:table-cell office:value-type="float" office:value="0.398483" calcext:value-type="float">
            <text:p>0.398483</text:p>
          </table:table-cell>
          <table:table-cell office:value-type="float" office:value="0.394986" calcext:value-type="float">
            <text:p>0.394986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391128" calcext:value-type="float">
            <text:p>0.391128</text:p>
          </table:table-cell>
          <table:table-cell office:value-type="float" office:value="0.3922" calcext:value-type="float">
            <text:p>0.3922</text:p>
          </table:table-cell>
          <table:table-cell office:value-type="float" office:value="0.394986" calcext:value-type="float">
            <text:p>0.394986</text:p>
          </table:table-cell>
          <table:table-cell office:value-type="float" office:value="0.398483" calcext:value-type="float">
            <text:p>0.398483</text:p>
          </table:table-cell>
          <table:table-cell office:value-type="float" office:value="0.401304" calcext:value-type="float">
            <text:p>0.401304</text:p>
          </table:table-cell>
          <table:table-cell office:value-type="float" office:value="0.402342" calcext:value-type="float">
            <text:p>0.402342</text:p>
          </table:table-cell>
        </table:table-row>
        <table:table-row table:style-name="ro1">
          <table:table-cell office:value-type="float" office:value="0.396914" calcext:value-type="float">
            <text:p>0.396914</text:p>
          </table:table-cell>
          <table:table-cell office:value-type="float" office:value="0.394855" calcext:value-type="float">
            <text:p>0.394855</text:p>
          </table:table-cell>
          <table:table-cell office:value-type="float" office:value="0.388984" calcext:value-type="float">
            <text:p>0.388984</text:p>
          </table:table-cell>
          <table:table-cell office:value-type="float" office:value="0.381818" calcext:value-type="float">
            <text:p>0.381818</text:p>
          </table:table-cell>
          <table:table-cell office:value-type="float" office:value="0.376147" calcext:value-type="float">
            <text:p>0.376147</text:p>
          </table:table-cell>
          <table:table-cell office:value-type="float" office:value="0.373997" calcext:value-type="float">
            <text:p>0.373997</text:p>
          </table:table-cell>
          <table:table-cell office:value-type="float" office:value="0.376147" calcext:value-type="float">
            <text:p>0.376147</text:p>
          </table:table-cell>
          <table:table-cell office:value-type="float" office:value="0.381818" calcext:value-type="float">
            <text:p>0.381818</text:p>
          </table:table-cell>
          <table:table-cell office:value-type="float" office:value="0.388984" calcext:value-type="float">
            <text:p>0.388984</text:p>
          </table:table-cell>
          <table:table-cell office:value-type="float" office:value="0.394855" calcext:value-type="float">
            <text:p>0.394855</text:p>
          </table:table-cell>
          <table:table-cell office:value-type="float" office:value="0.396914" calcext:value-type="float">
            <text:p>0.396914</text:p>
          </table:table-cell>
        </table:table-row>
        <table:table-row table:style-name="ro1">
          <table:table-cell office:value-type="float" office:value="0.390669" calcext:value-type="float">
            <text:p>0.390669</text:p>
          </table:table-cell>
          <table:table-cell office:value-type="float" office:value="0.387118" calcext:value-type="float">
            <text:p>0.387118</text:p>
          </table:table-cell>
          <table:table-cell office:value-type="float" office:value="0.376776" calcext:value-type="float">
            <text:p>0.376776</text:p>
          </table:table-cell>
          <table:table-cell office:value-type="float" office:value="0.364345" calcext:value-type="float">
            <text:p>0.364345</text:p>
          </table:table-cell>
          <table:table-cell office:value-type="float" office:value="0.354619" calcext:value-type="float">
            <text:p>0.354619</text:p>
          </table:table-cell>
          <table:table-cell office:value-type="float" office:value="0.35097" calcext:value-type="float">
            <text:p>0.35097</text:p>
          </table:table-cell>
          <table:table-cell office:value-type="float" office:value="0.354619" calcext:value-type="float">
            <text:p>0.354619</text:p>
          </table:table-cell>
          <table:table-cell office:value-type="float" office:value="0.364345" calcext:value-type="float">
            <text:p>0.364345</text:p>
          </table:table-cell>
          <table:table-cell office:value-type="float" office:value="0.376776" calcext:value-type="float">
            <text:p>0.376776</text:p>
          </table:table-cell>
          <table:table-cell office:value-type="float" office:value="0.387118" calcext:value-type="float">
            <text:p>0.387118</text:p>
          </table:table-cell>
          <table:table-cell office:value-type="float" office:value="0.390669" calcext:value-type="float">
            <text:p>0.390669</text:p>
          </table:table-cell>
        </table:table-row>
        <table:table-row table:style-name="ro1">
          <table:table-cell office:value-type="float" office:value="0.38238" calcext:value-type="float">
            <text:p>0.38238</text:p>
          </table:table-cell>
          <table:table-cell office:value-type="float" office:value="0.377132" calcext:value-type="float">
            <text:p>0.377132</text:p>
          </table:table-cell>
          <table:table-cell office:value-type="float" office:value="0.361733" calcext:value-type="float">
            <text:p>0.361733</text:p>
          </table:table-cell>
          <table:table-cell office:value-type="float" office:value="0.343548" calcext:value-type="float">
            <text:p>0.343548</text:p>
          </table:table-cell>
          <table:table-cell office:value-type="float" office:value="0.329552" calcext:value-type="float">
            <text:p>0.329552</text:p>
          </table:table-cell>
          <table:table-cell office:value-type="float" office:value="0.324357" calcext:value-type="float">
            <text:p>0.324357</text:p>
          </table:table-cell>
          <table:table-cell office:value-type="float" office:value="0.329552" calcext:value-type="float">
            <text:p>0.329552</text:p>
          </table:table-cell>
          <table:table-cell office:value-type="float" office:value="0.343548" calcext:value-type="float">
            <text:p>0.343548</text:p>
          </table:table-cell>
          <table:table-cell office:value-type="float" office:value="0.361733" calcext:value-type="float">
            <text:p>0.361733</text:p>
          </table:table-cell>
          <table:table-cell office:value-type="float" office:value="0.377132" calcext:value-type="float">
            <text:p>0.377132</text:p>
          </table:table-cell>
          <table:table-cell office:value-type="float" office:value="0.38238" calcext:value-type="float">
            <text:p>0.38238</text:p>
          </table:table-cell>
        </table:table-row>
        <table:table-row table:style-name="ro1">
          <table:table-cell office:value-type="float" office:value="0.373596" calcext:value-type="float">
            <text:p>0.373596</text:p>
          </table:table-cell>
          <table:table-cell office:value-type="float" office:value="0.366387" calcext:value-type="float">
            <text:p>0.366387</text:p>
          </table:table-cell>
          <table:table-cell office:value-type="float" office:value="0.345279" calcext:value-type="float">
            <text:p>0.345279</text:p>
          </table:table-cell>
          <table:table-cell office:value-type="float" office:value="0.320818" calcext:value-type="float">
            <text:p>0.320818</text:p>
          </table:table-cell>
          <table:table-cell office:value-type="float" office:value="0.302333" calcext:value-type="float">
            <text:p>0.302333</text:p>
          </table:table-cell>
          <table:table-cell office:value-type="float" office:value="0.295548" calcext:value-type="float">
            <text:p>0.295548</text:p>
          </table:table-cell>
          <table:table-cell office:value-type="float" office:value="0.302333" calcext:value-type="float">
            <text:p>0.302333</text:p>
          </table:table-cell>
          <table:table-cell office:value-type="float" office:value="0.320818" calcext:value-type="float">
            <text:p>0.320818</text:p>
          </table:table-cell>
          <table:table-cell office:value-type="float" office:value="0.345279" calcext:value-type="float">
            <text:p>0.345279</text:p>
          </table:table-cell>
          <table:table-cell office:value-type="float" office:value="0.366387" calcext:value-type="float">
            <text:p>0.366387</text:p>
          </table:table-cell>
          <table:table-cell office:value-type="float" office:value="0.373596" calcext:value-type="float">
            <text:p>0.373596</text:p>
          </table:table-cell>
        </table:table-row>
        <table:table-row table:style-name="ro1">
          <table:table-cell office:value-type="float" office:value="0.364333" calcext:value-type="float">
            <text:p>0.364333</text:p>
          </table:table-cell>
          <table:table-cell office:value-type="float" office:value="0.355116" calcext:value-type="float">
            <text:p>0.355116</text:p>
          </table:table-cell>
          <table:table-cell office:value-type="float" office:value="0.328371" calcext:value-type="float">
            <text:p>0.32837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5501" calcext:value-type="float">
            <text:p>0.275501</text:p>
          </table:table-cell>
          <table:table-cell office:value-type="float" office:value="0.267343" calcext:value-type="float">
            <text:p>0.267343</text:p>
          </table:table-cell>
          <table:table-cell office:value-type="float" office:value="0.275501" calcext:value-type="float">
            <text:p>0.2755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28371" calcext:value-type="float">
            <text:p>0.328371</text:p>
          </table:table-cell>
          <table:table-cell office:value-type="float" office:value="0.355116" calcext:value-type="float">
            <text:p>0.355116</text:p>
          </table:table-cell>
          <table:table-cell office:value-type="float" office:value="0.364333" calcext:value-type="float">
            <text:p>0.364333</text:p>
          </table:table-cell>
        </table:table-row>
        <table:table-row table:style-name="ro1">
          <table:table-cell office:value-type="float" office:value="0.356149" calcext:value-type="float">
            <text:p>0.356149</text:p>
          </table:table-cell>
          <table:table-cell office:value-type="float" office:value="0.344994" calcext:value-type="float">
            <text:p>0.344994</text:p>
          </table:table-cell>
          <table:table-cell office:value-type="float" office:value="0.313076" calcext:value-type="float">
            <text:p>0.313076</text:p>
          </table:table-cell>
          <table:table-cell office:value-type="float" office:value="0.27752" calcext:value-type="float">
            <text:p>0.27752</text:p>
          </table:table-cell>
          <table:table-cell office:value-type="float" office:value="0.251676" calcext:value-type="float">
            <text:p>0.251676</text:p>
          </table:table-cell>
          <table:table-cell office:value-type="float" office:value="0.242412" calcext:value-type="float">
            <text:p>0.242412</text:p>
          </table:table-cell>
          <table:table-cell office:value-type="float" office:value="0.251676" calcext:value-type="float">
            <text:p>0.251676</text:p>
          </table:table-cell>
          <table:table-cell office:value-type="float" office:value="0.27752" calcext:value-type="float">
            <text:p>0.27752</text:p>
          </table:table-cell>
          <table:table-cell office:value-type="float" office:value="0.313076" calcext:value-type="float">
            <text:p>0.313076</text:p>
          </table:table-cell>
          <table:table-cell office:value-type="float" office:value="0.344994" calcext:value-type="float">
            <text:p>0.344994</text:p>
          </table:table-cell>
          <table:table-cell office:value-type="float" office:value="0.356149" calcext:value-type="float">
            <text:p>0.356149</text:p>
          </table:table-cell>
        </table:table-row>
        <table:table-row table:style-name="ro1">
          <table:table-cell office:value-type="float" office:value="0.350005" calcext:value-type="float">
            <text:p>0.350005</text:p>
          </table:table-cell>
          <table:table-cell office:value-type="float" office:value="0.337331" calcext:value-type="float">
            <text:p>0.337331</text:p>
          </table:table-cell>
          <table:table-cell office:value-type="float" office:value="0.301608" calcext:value-type="float">
            <text:p>0.301608</text:p>
          </table:table-cell>
          <table:table-cell office:value-type="float" office:value="0.262441" calcext:value-type="float">
            <text:p>0.262441</text:p>
          </table:table-cell>
          <table:table-cell office:value-type="float" office:value="0.234418" calcext:value-type="float">
            <text:p>0.234418</text:p>
          </table:table-cell>
          <table:table-cell office:value-type="float" office:value="0.224468" calcext:value-type="float">
            <text:p>0.224468</text:p>
          </table:table-cell>
          <table:table-cell office:value-type="float" office:value="0.234418" calcext:value-type="float">
            <text:p>0.234418</text:p>
          </table:table-cell>
          <table:table-cell office:value-type="float" office:value="0.262441" calcext:value-type="float">
            <text:p>0.262441</text:p>
          </table:table-cell>
          <table:table-cell office:value-type="float" office:value="0.301608" calcext:value-type="float">
            <text:p>0.301608</text:p>
          </table:table-cell>
          <table:table-cell office:value-type="float" office:value="0.337331" calcext:value-type="float">
            <text:p>0.337331</text:p>
          </table:table-cell>
          <table:table-cell office:value-type="float" office:value="0.350005" calcext:value-type="float">
            <text:p>0.350005</text:p>
          </table:table-cell>
        </table:table-row>
        <table:table-row table:style-name="ro1">
          <table:table-cell office:value-type="float" office:value="0.348022" calcext:value-type="float">
            <text:p>0.348022</text:p>
          </table:table-cell>
          <table:table-cell office:value-type="float" office:value="0.334639" calcext:value-type="float">
            <text:p>0.334639</text:p>
          </table:table-cell>
          <table:table-cell office:value-type="float" office:value="0.29725" calcext:value-type="float">
            <text:p>0.29725</text:p>
          </table:table-cell>
          <table:table-cell office:value-type="float" office:value="0.256536" calcext:value-type="float">
            <text:p>0.256536</text:p>
          </table:table-cell>
          <table:table-cell office:value-type="float" office:value="0.227591" calcext:value-type="float">
            <text:p>0.227591</text:p>
          </table:table-cell>
          <table:table-cell office:value-type="float" office:value="0.217353" calcext:value-type="float">
            <text:p>0.217353</text:p>
          </table:table-cell>
          <table:table-cell office:value-type="float" office:value="0.227591" calcext:value-type="float">
            <text:p>0.227591</text:p>
          </table:table-cell>
          <table:table-cell office:value-type="float" office:value="0.256536" calcext:value-type="float">
            <text:p>0.256536</text:p>
          </table:table-cell>
          <table:table-cell office:value-type="float" office:value="0.29725" calcext:value-type="float">
            <text:p>0.29725</text:p>
          </table:table-cell>
          <table:table-cell office:value-type="float" office:value="0.334639" calcext:value-type="float">
            <text:p>0.334639</text:p>
          </table:table-cell>
          <table:table-cell office:value-type="float" office:value="0.348022" calcext:value-type="float">
            <text:p>0.3480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66529" calcext:value-type="float">
            <text:p>0.466529</text:p>
          </table:table-cell>
          <table:table-cell table:number-columns-repeated="10"/>
        </table:table-row>
        <table:table-row table:style-name="ro1">
          <table:table-cell office:value-type="float" office:value="0.428216" calcext:value-type="float">
            <text:p>0.428216</text:p>
          </table:table-cell>
          <table:table-cell office:value-type="float" office:value="0.42747" calcext:value-type="float">
            <text:p>0.42747</text:p>
          </table:table-cell>
          <table:table-cell office:value-type="float" office:value="0.425558" calcext:value-type="float">
            <text:p>0.425558</text:p>
          </table:table-cell>
          <table:table-cell office:value-type="float" office:value="0.42315" calcext:value-type="float">
            <text:p>0.42315</text:p>
          </table:table-cell>
          <table:table-cell office:value-type="float" office:value="0.421215" calcext:value-type="float">
            <text:p>0.421215</text:p>
          </table:table-cell>
          <table:table-cell office:value-type="float" office:value="0.420465" calcext:value-type="float">
            <text:p>0.420465</text:p>
          </table:table-cell>
          <table:table-cell office:value-type="float" office:value="0.421215" calcext:value-type="float">
            <text:p>0.421215</text:p>
          </table:table-cell>
          <table:table-cell office:value-type="float" office:value="0.42315" calcext:value-type="float">
            <text:p>0.42315</text:p>
          </table:table-cell>
          <table:table-cell office:value-type="float" office:value="0.425558" calcext:value-type="float">
            <text:p>0.425558</text:p>
          </table:table-cell>
          <table:table-cell office:value-type="float" office:value="0.42747" calcext:value-type="float">
            <text:p>0.42747</text:p>
          </table:table-cell>
          <table:table-cell office:value-type="float" office:value="0.428216" calcext:value-type="float">
            <text:p>0.428216</text:p>
          </table:table-cell>
        </table:table-row>
        <table:table-row table:style-name="ro1">
          <table:table-cell office:value-type="float" office:value="0.422081" calcext:value-type="float">
            <text:p>0.422081</text:p>
          </table:table-cell>
          <table:table-cell office:value-type="float" office:value="0.421766" calcext:value-type="float">
            <text:p>0.421766</text:p>
          </table:table-cell>
          <table:table-cell office:value-type="float" office:value="0.421076" calcext:value-type="float">
            <text:p>0.421076</text:p>
          </table:table-cell>
          <table:table-cell office:value-type="float" office:value="0.420193" calcext:value-type="float">
            <text:p>0.420193</text:p>
          </table:table-cell>
          <table:table-cell office:value-type="float" office:value="0.419507" calcext:value-type="float">
            <text:p>0.419507</text:p>
          </table:table-cell>
          <table:table-cell office:value-type="float" office:value="0.419226" calcext:value-type="float">
            <text:p>0.419226</text:p>
          </table:table-cell>
          <table:table-cell office:value-type="float" office:value="0.419507" calcext:value-type="float">
            <text:p>0.419507</text:p>
          </table:table-cell>
          <table:table-cell office:value-type="float" office:value="0.420193" calcext:value-type="float">
            <text:p>0.420193</text:p>
          </table:table-cell>
          <table:table-cell office:value-type="float" office:value="0.421076" calcext:value-type="float">
            <text:p>0.421076</text:p>
          </table:table-cell>
          <table:table-cell office:value-type="float" office:value="0.421766" calcext:value-type="float">
            <text:p>0.421766</text:p>
          </table:table-cell>
          <table:table-cell office:value-type="float" office:value="0.422081" calcext:value-type="float">
            <text:p>0.422081</text:p>
          </table:table-cell>
        </table:table-row>
        <table:table-row table:style-name="ro1">
          <table:table-cell office:value-type="float" office:value="0.419373" calcext:value-type="float">
            <text:p>0.419373</text:p>
          </table:table-cell>
          <table:table-cell office:value-type="float" office:value="0.418296" calcext:value-type="float">
            <text:p>0.418296</text:p>
          </table:table-cell>
          <table:table-cell office:value-type="float" office:value="0.415368" calcext:value-type="float">
            <text:p>0.415368</text:p>
          </table:table-cell>
          <table:table-cell office:value-type="float" office:value="0.411739" calcext:value-type="float">
            <text:p>0.411739</text:p>
          </table:table-cell>
          <table:table-cell office:value-type="float" office:value="0.408846" calcext:value-type="float">
            <text:p>0.408846</text:p>
          </table:table-cell>
          <table:table-cell office:value-type="float" office:value="0.407733" calcext:value-type="float">
            <text:p>0.407733</text:p>
          </table:table-cell>
          <table:table-cell office:value-type="float" office:value="0.408846" calcext:value-type="float">
            <text:p>0.408846</text:p>
          </table:table-cell>
          <table:table-cell office:value-type="float" office:value="0.411739" calcext:value-type="float">
            <text:p>0.411739</text:p>
          </table:table-cell>
          <table:table-cell office:value-type="float" office:value="0.415368" calcext:value-type="float">
            <text:p>0.415368</text:p>
          </table:table-cell>
          <table:table-cell office:value-type="float" office:value="0.418296" calcext:value-type="float">
            <text:p>0.418296</text:p>
          </table:table-cell>
          <table:table-cell office:value-type="float" office:value="0.419373" calcext:value-type="float">
            <text:p>0.419373</text:p>
          </table:table-cell>
        </table:table-row>
        <table:table-row table:style-name="ro1">
          <table:table-cell office:value-type="float" office:value="0.413743" calcext:value-type="float">
            <text:p>0.413743</text:p>
          </table:table-cell>
          <table:table-cell office:value-type="float" office:value="0.411613" calcext:value-type="float">
            <text:p>0.411613</text:p>
          </table:table-cell>
          <table:table-cell office:value-type="float" office:value="0.405525" calcext:value-type="float">
            <text:p>0.405525</text:p>
          </table:table-cell>
          <table:table-cell office:value-type="float" office:value="0.398096" calcext:value-type="float">
            <text:p>0.398096</text:p>
          </table:table-cell>
          <table:table-cell office:value-type="float" office:value="0.392215" calcext:value-type="float">
            <text:p>0.392215</text:p>
          </table:table-cell>
          <table:table-cell office:value-type="float" office:value="0.389985" calcext:value-type="float">
            <text:p>0.389985</text:p>
          </table:table-cell>
          <table:table-cell office:value-type="float" office:value="0.392215" calcext:value-type="float">
            <text:p>0.392215</text:p>
          </table:table-cell>
          <table:table-cell office:value-type="float" office:value="0.398096" calcext:value-type="float">
            <text:p>0.398096</text:p>
          </table:table-cell>
          <table:table-cell office:value-type="float" office:value="0.405525" calcext:value-type="float">
            <text:p>0.405525</text:p>
          </table:table-cell>
          <table:table-cell office:value-type="float" office:value="0.411613" calcext:value-type="float">
            <text:p>0.411613</text:p>
          </table:table-cell>
          <table:table-cell office:value-type="float" office:value="0.413743" calcext:value-type="float">
            <text:p>0.413743</text:p>
          </table:table-cell>
        </table:table-row>
        <table:table-row table:style-name="ro1">
          <table:table-cell office:value-type="float" office:value="0.407305" calcext:value-type="float">
            <text:p>0.407305</text:p>
          </table:table-cell>
          <table:table-cell office:value-type="float" office:value="0.403631" calcext:value-type="float">
            <text:p>0.403631</text:p>
          </table:table-cell>
          <table:table-cell office:value-type="float" office:value="0.392907" calcext:value-type="float">
            <text:p>0.392907</text:p>
          </table:table-cell>
          <table:table-cell office:value-type="float" office:value="0.380013" calcext:value-type="float">
            <text:p>0.380013</text:p>
          </table:table-cell>
          <table:table-cell office:value-type="float" office:value="0.369922" calcext:value-type="float">
            <text:p>0.369922</text:p>
          </table:table-cell>
          <table:table-cell office:value-type="float" office:value="0.366136" calcext:value-type="float">
            <text:p>0.366136</text:p>
          </table:table-cell>
          <table:table-cell office:value-type="float" office:value="0.369922" calcext:value-type="float">
            <text:p>0.369922</text:p>
          </table:table-cell>
          <table:table-cell office:value-type="float" office:value="0.380013" calcext:value-type="float">
            <text:p>0.380013</text:p>
          </table:table-cell>
          <table:table-cell office:value-type="float" office:value="0.392907" calcext:value-type="float">
            <text:p>0.392907</text:p>
          </table:table-cell>
          <table:table-cell office:value-type="float" office:value="0.403631" calcext:value-type="float">
            <text:p>0.403631</text:p>
          </table:table-cell>
          <table:table-cell office:value-type="float" office:value="0.407305" calcext:value-type="float">
            <text:p>0.407305</text:p>
          </table:table-cell>
        </table:table-row>
        <table:table-row table:style-name="ro1">
          <table:table-cell office:value-type="float" office:value="0.398756" calcext:value-type="float">
            <text:p>0.398756</text:p>
          </table:table-cell>
          <table:table-cell office:value-type="float" office:value="0.393333" calcext:value-type="float">
            <text:p>0.393333</text:p>
          </table:table-cell>
          <table:table-cell office:value-type="float" office:value="0.377376" calcext:value-type="float">
            <text:p>0.377376</text:p>
          </table:table-cell>
          <table:table-cell office:value-type="float" office:value="0.358526" calcext:value-type="float">
            <text:p>0.358526</text:p>
          </table:table-cell>
          <table:table-cell office:value-type="float" office:value="0.34401" calcext:value-type="float">
            <text:p>0.34401</text:p>
          </table:table-cell>
          <table:table-cell office:value-type="float" office:value="0.338621" calcext:value-type="float">
            <text:p>0.338621</text:p>
          </table:table-cell>
          <table:table-cell office:value-type="float" office:value="0.34401" calcext:value-type="float">
            <text:p>0.34401</text:p>
          </table:table-cell>
          <table:table-cell office:value-type="float" office:value="0.358526" calcext:value-type="float">
            <text:p>0.358526</text:p>
          </table:table-cell>
          <table:table-cell office:value-type="float" office:value="0.377376" calcext:value-type="float">
            <text:p>0.377376</text:p>
          </table:table-cell>
          <table:table-cell office:value-type="float" office:value="0.393333" calcext:value-type="float">
            <text:p>0.393333</text:p>
          </table:table-cell>
          <table:table-cell office:value-type="float" office:value="0.398756" calcext:value-type="float">
            <text:p>0.398756</text:p>
          </table:table-cell>
        </table:table-row>
        <table:table-row table:style-name="ro1">
          <table:table-cell office:value-type="float" office:value="0.389753" calcext:value-type="float">
            <text:p>0.389753</text:p>
          </table:table-cell>
          <table:table-cell office:value-type="float" office:value="0.38231" calcext:value-type="float">
            <text:p>0.38231</text:p>
          </table:table-cell>
          <table:table-cell office:value-type="float" office:value="0.360446" calcext:value-type="float">
            <text:p>0.360446</text:p>
          </table:table-cell>
          <table:table-cell office:value-type="float" office:value="0.335095" calcext:value-type="float">
            <text:p>0.335095</text:p>
          </table:table-cell>
          <table:table-cell office:value-type="float" office:value="0.315922" calcext:value-type="float">
            <text:p>0.315922</text:p>
          </table:table-cell>
          <table:table-cell office:value-type="float" office:value="0.308883" calcext:value-type="float">
            <text:p>0.308883</text:p>
          </table:table-cell>
          <table:table-cell office:value-type="float" office:value="0.315922" calcext:value-type="float">
            <text:p>0.315922</text:p>
          </table:table-cell>
          <table:table-cell office:value-type="float" office:value="0.335095" calcext:value-type="float">
            <text:p>0.335095</text:p>
          </table:table-cell>
          <table:table-cell office:value-type="float" office:value="0.360446" calcext:value-type="float">
            <text:p>0.360446</text:p>
          </table:table-cell>
          <table:table-cell office:value-type="float" office:value="0.38231" calcext:value-type="float">
            <text:p>0.38231</text:p>
          </table:table-cell>
          <table:table-cell office:value-type="float" office:value="0.389753" calcext:value-type="float">
            <text:p>0.389753</text:p>
          </table:table-cell>
        </table:table-row>
        <table:table-row table:style-name="ro1">
          <table:table-cell office:value-type="float" office:value="0.380278" calcext:value-type="float">
            <text:p>0.380278</text:p>
          </table:table-cell>
          <table:table-cell office:value-type="float" office:value="0.370774" calcext:value-type="float">
            <text:p>0.370774</text:p>
          </table:table-cell>
          <table:table-cell office:value-type="float" office:value="0.343098" calcext:value-type="float">
            <text:p>0.343098</text:p>
          </table:table-cell>
          <table:table-cell office:value-type="float" office:value="0.311642" calcext:value-type="float">
            <text:p>0.311642</text:p>
          </table:table-cell>
          <table:table-cell office:value-type="float" office:value="0.288314" calcext:value-type="float">
            <text:p>0.288314</text:p>
          </table:table-cell>
          <table:table-cell office:value-type="float" office:value="0.279849" calcext:value-type="float">
            <text:p>0.279849</text:p>
          </table:table-cell>
          <table:table-cell office:value-type="float" office:value="0.288314" calcext:value-type="float">
            <text:p>0.288314</text:p>
          </table:table-cell>
          <table:table-cell office:value-type="float" office:value="0.311642" calcext:value-type="float">
            <text:p>0.311642</text:p>
          </table:table-cell>
          <table:table-cell office:value-type="float" office:value="0.343098" calcext:value-type="float">
            <text:p>0.343098</text:p>
          </table:table-cell>
          <table:table-cell office:value-type="float" office:value="0.370774" calcext:value-type="float">
            <text:p>0.370774</text:p>
          </table:table-cell>
          <table:table-cell office:value-type="float" office:value="0.380278" calcext:value-type="float">
            <text:p>0.380278</text:p>
          </table:table-cell>
        </table:table-row>
        <table:table-row table:style-name="ro1">
          <table:table-cell office:value-type="float" office:value="0.371967" calcext:value-type="float">
            <text:p>0.371967</text:p>
          </table:table-cell>
          <table:table-cell office:value-type="float" office:value="0.360478" calcext:value-type="float">
            <text:p>0.360478</text:p>
          </table:table-cell>
          <table:table-cell office:value-type="float" office:value="0.327475" calcext:value-type="float">
            <text:p>0.327475</text:p>
          </table:table-cell>
          <table:table-cell office:value-type="float" office:value="0.290665" calcext:value-type="float">
            <text:p>0.290665</text:p>
          </table:table-cell>
          <table:table-cell office:value-type="float" office:value="0.263871" calcext:value-type="float">
            <text:p>0.263871</text:p>
          </table:table-cell>
          <table:table-cell office:value-type="float" office:value="0.254259" calcext:value-type="float">
            <text:p>0.254259</text:p>
          </table:table-cell>
          <table:table-cell office:value-type="float" office:value="0.263871" calcext:value-type="float">
            <text:p>0.263871</text:p>
          </table:table-cell>
          <table:table-cell office:value-type="float" office:value="0.290665" calcext:value-type="float">
            <text:p>0.290665</text:p>
          </table:table-cell>
          <table:table-cell office:value-type="float" office:value="0.327475" calcext:value-type="float">
            <text:p>0.327475</text:p>
          </table:table-cell>
          <table:table-cell office:value-type="float" office:value="0.360478" calcext:value-type="float">
            <text:p>0.360478</text:p>
          </table:table-cell>
          <table:table-cell office:value-type="float" office:value="0.371967" calcext:value-type="float">
            <text:p>0.371967</text:p>
          </table:table-cell>
        </table:table-row>
        <table:table-row table:style-name="ro1">
          <table:table-cell office:value-type="float" office:value="0.365746" calcext:value-type="float">
            <text:p>0.365746</text:p>
          </table:table-cell>
          <table:table-cell office:value-type="float" office:value="0.352708" calcext:value-type="float">
            <text:p>0.352708</text:p>
          </table:table-cell>
          <table:table-cell office:value-type="float" office:value="0.315802" calcext:value-type="float">
            <text:p>0.315802</text:p>
          </table:table-cell>
          <table:table-cell office:value-type="float" office:value="0.275278" calcext:value-type="float">
            <text:p>0.275278</text:p>
          </table:table-cell>
          <table:table-cell office:value-type="float" office:value="0.246234" calcext:value-type="float">
            <text:p>0.246234</text:p>
          </table:table-cell>
          <table:table-cell office:value-type="float" office:value="0.235911" calcext:value-type="float">
            <text:p>0.235911</text:p>
          </table:table-cell>
          <table:table-cell office:value-type="float" office:value="0.246234" calcext:value-type="float">
            <text:p>0.246234</text:p>
          </table:table-cell>
          <table:table-cell office:value-type="float" office:value="0.275278" calcext:value-type="float">
            <text:p>0.275278</text:p>
          </table:table-cell>
          <table:table-cell office:value-type="float" office:value="0.315802" calcext:value-type="float">
            <text:p>0.315802</text:p>
          </table:table-cell>
          <table:table-cell office:value-type="float" office:value="0.352708" calcext:value-type="float">
            <text:p>0.352708</text:p>
          </table:table-cell>
          <table:table-cell office:value-type="float" office:value="0.365746" calcext:value-type="float">
            <text:p>0.365746</text:p>
          </table:table-cell>
        </table:table-row>
        <table:table-row table:style-name="ro1">
          <table:table-cell office:value-type="float" office:value="0.363791" calcext:value-type="float">
            <text:p>0.363791</text:p>
          </table:table-cell>
          <table:table-cell office:value-type="float" office:value="0.350027" calcext:value-type="float">
            <text:p>0.350027</text:p>
          </table:table-cell>
          <table:table-cell office:value-type="float" office:value="0.311405" calcext:value-type="float">
            <text:p>0.311405</text:p>
          </table:table-cell>
          <table:table-cell office:value-type="float" office:value="0.269275" calcext:value-type="float">
            <text:p>0.269275</text:p>
          </table:table-cell>
          <table:table-cell office:value-type="float" office:value="0.239266" calcext:value-type="float">
            <text:p>0.239266</text:p>
          </table:table-cell>
          <table:table-cell office:value-type="float" office:value="0.228641" calcext:value-type="float">
            <text:p>0.228641</text:p>
          </table:table-cell>
          <table:table-cell office:value-type="float" office:value="0.239266" calcext:value-type="float">
            <text:p>0.239266</text:p>
          </table:table-cell>
          <table:table-cell office:value-type="float" office:value="0.269275" calcext:value-type="float">
            <text:p>0.269275</text:p>
          </table:table-cell>
          <table:table-cell office:value-type="float" office:value="0.311405" calcext:value-type="float">
            <text:p>0.311405</text:p>
          </table:table-cell>
          <table:table-cell office:value-type="float" office:value="0.350027" calcext:value-type="float">
            <text:p>0.350027</text:p>
          </table:table-cell>
          <table:table-cell office:value-type="float" office:value="0.363791" calcext:value-type="float">
            <text:p>0.36379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73615" calcext:value-type="float">
            <text:p>0.473615</text:p>
          </table:table-cell>
          <table:table-cell table:number-columns-repeated="10"/>
        </table:table-row>
        <table:table-row table:style-name="ro1">
          <table:table-cell office:value-type="float" office:value="0.434138" calcext:value-type="float">
            <text:p>0.434138</text:p>
          </table:table-cell>
          <table:table-cell office:value-type="float" office:value="0.433381" calcext:value-type="float">
            <text:p>0.433381</text:p>
          </table:table-cell>
          <table:table-cell office:value-type="float" office:value="0.431437" calcext:value-type="float">
            <text:p>0.431437</text:p>
          </table:table-cell>
          <table:table-cell office:value-type="float" office:value="0.42899" calcext:value-type="float">
            <text:p>0.42899</text:p>
          </table:table-cell>
          <table:table-cell office:value-type="float" office:value="0.427024" calcext:value-type="float">
            <text:p>0.427024</text:p>
          </table:table-cell>
          <table:table-cell office:value-type="float" office:value="0.426262" calcext:value-type="float">
            <text:p>0.426262</text:p>
          </table:table-cell>
          <table:table-cell office:value-type="float" office:value="0.427024" calcext:value-type="float">
            <text:p>0.427024</text:p>
          </table:table-cell>
          <table:table-cell office:value-type="float" office:value="0.42899" calcext:value-type="float">
            <text:p>0.42899</text:p>
          </table:table-cell>
          <table:table-cell office:value-type="float" office:value="0.431437" calcext:value-type="float">
            <text:p>0.431437</text:p>
          </table:table-cell>
          <table:table-cell office:value-type="float" office:value="0.433381" calcext:value-type="float">
            <text:p>0.433381</text:p>
          </table:table-cell>
          <table:table-cell office:value-type="float" office:value="0.434138" calcext:value-type="float">
            <text:p>0.434138</text:p>
          </table:table-cell>
        </table:table-row>
        <table:table-row table:style-name="ro1">
          <table:table-cell office:value-type="float" office:value="0.427907" calcext:value-type="float">
            <text:p>0.427907</text:p>
          </table:table-cell>
          <table:table-cell office:value-type="float" office:value="0.427589" calcext:value-type="float">
            <text:p>0.427589</text:p>
          </table:table-cell>
          <table:table-cell office:value-type="float" office:value="0.426891" calcext:value-type="float">
            <text:p>0.426891</text:p>
          </table:table-cell>
          <table:table-cell office:value-type="float" office:value="0.425997" calcext:value-type="float">
            <text:p>0.425997</text:p>
          </table:table-cell>
          <table:table-cell office:value-type="float" office:value="0.425303" calcext:value-type="float">
            <text:p>0.425303</text:p>
          </table:table-cell>
          <table:table-cell office:value-type="float" office:value="0.425018" calcext:value-type="float">
            <text:p>0.425018</text:p>
          </table:table-cell>
          <table:table-cell office:value-type="float" office:value="0.425303" calcext:value-type="float">
            <text:p>0.425303</text:p>
          </table:table-cell>
          <table:table-cell office:value-type="float" office:value="0.425997" calcext:value-type="float">
            <text:p>0.425997</text:p>
          </table:table-cell>
          <table:table-cell office:value-type="float" office:value="0.426891" calcext:value-type="float">
            <text:p>0.426891</text:p>
          </table:table-cell>
          <table:table-cell office:value-type="float" office:value="0.427589" calcext:value-type="float">
            <text:p>0.427589</text:p>
          </table:table-cell>
          <table:table-cell office:value-type="float" office:value="0.427907" calcext:value-type="float">
            <text:p>0.427907</text:p>
          </table:table-cell>
        </table:table-row>
        <table:table-row table:style-name="ro1">
          <table:table-cell office:value-type="float" office:value="0.425171" calcext:value-type="float">
            <text:p>0.425171</text:p>
          </table:table-cell>
          <table:table-cell office:value-type="float" office:value="0.424081" calcext:value-type="float">
            <text:p>0.424081</text:p>
          </table:table-cell>
          <table:table-cell office:value-type="float" office:value="0.421117" calcext:value-type="float">
            <text:p>0.421117</text:p>
          </table:table-cell>
          <table:table-cell office:value-type="float" office:value="0.417443" calcext:value-type="float">
            <text:p>0.417443</text:p>
          </table:table-cell>
          <table:table-cell office:value-type="float" office:value="0.414513" calcext:value-type="float">
            <text:p>0.414513</text:p>
          </table:table-cell>
          <table:table-cell office:value-type="float" office:value="0.413387" calcext:value-type="float">
            <text:p>0.413387</text:p>
          </table:table-cell>
          <table:table-cell office:value-type="float" office:value="0.414513" calcext:value-type="float">
            <text:p>0.414513</text:p>
          </table:table-cell>
          <table:table-cell office:value-type="float" office:value="0.417443" calcext:value-type="float">
            <text:p>0.417443</text:p>
          </table:table-cell>
          <table:table-cell office:value-type="float" office:value="0.421117" calcext:value-type="float">
            <text:p>0.421117</text:p>
          </table:table-cell>
          <table:table-cell office:value-type="float" office:value="0.424081" calcext:value-type="float">
            <text:p>0.424081</text:p>
          </table:table-cell>
          <table:table-cell office:value-type="float" office:value="0.425171" calcext:value-type="float">
            <text:p>0.425171</text:p>
          </table:table-cell>
        </table:table-row>
        <table:table-row table:style-name="ro1">
          <table:table-cell office:value-type="float" office:value="0.419473" calcext:value-type="float">
            <text:p>0.419473</text:p>
          </table:table-cell>
          <table:table-cell office:value-type="float" office:value="0.417319" calcext:value-type="float">
            <text:p>0.417319</text:p>
          </table:table-cell>
          <table:table-cell office:value-type="float" office:value="0.411159" calcext:value-type="float">
            <text:p>0.411159</text:p>
          </table:table-cell>
          <table:table-cell office:value-type="float" office:value="0.403641" calcext:value-type="float">
            <text:p>0.403641</text:p>
          </table:table-cell>
          <table:table-cell office:value-type="float" office:value="0.397689" calcext:value-type="float">
            <text:p>0.397689</text:p>
          </table:table-cell>
          <table:table-cell office:value-type="float" office:value="0.395432" calcext:value-type="float">
            <text:p>0.395432</text:p>
          </table:table-cell>
          <table:table-cell office:value-type="float" office:value="0.397689" calcext:value-type="float">
            <text:p>0.397689</text:p>
          </table:table-cell>
          <table:table-cell office:value-type="float" office:value="0.403641" calcext:value-type="float">
            <text:p>0.403641</text:p>
          </table:table-cell>
          <table:table-cell office:value-type="float" office:value="0.411159" calcext:value-type="float">
            <text:p>0.411159</text:p>
          </table:table-cell>
          <table:table-cell office:value-type="float" office:value="0.417319" calcext:value-type="float">
            <text:p>0.417319</text:p>
          </table:table-cell>
          <table:table-cell office:value-type="float" office:value="0.419473" calcext:value-type="float">
            <text:p>0.419473</text:p>
          </table:table-cell>
        </table:table-row>
        <table:table-row table:style-name="ro1">
          <table:table-cell office:value-type="float" office:value="0.412972" calcext:value-type="float">
            <text:p>0.412972</text:p>
          </table:table-cell>
          <table:table-cell office:value-type="float" office:value="0.409257" calcext:value-type="float">
            <text:p>0.409257</text:p>
          </table:table-cell>
          <table:table-cell office:value-type="float" office:value="0.398403" calcext:value-type="float">
            <text:p>0.398403</text:p>
          </table:table-cell>
          <table:table-cell office:value-type="float" office:value="0.385354" calcext:value-type="float">
            <text:p>0.385354</text:p>
          </table:table-cell>
          <table:table-cell office:value-type="float" office:value="0.37514" calcext:value-type="float">
            <text:p>0.37514</text:p>
          </table:table-cell>
          <table:table-cell office:value-type="float" office:value="0.371307" calcext:value-type="float">
            <text:p>0.371307</text:p>
          </table:table-cell>
          <table:table-cell office:value-type="float" office:value="0.37514" calcext:value-type="float">
            <text:p>0.37514</text:p>
          </table:table-cell>
          <table:table-cell office:value-type="float" office:value="0.385354" calcext:value-type="float">
            <text:p>0.385354</text:p>
          </table:table-cell>
          <table:table-cell office:value-type="float" office:value="0.398403" calcext:value-type="float">
            <text:p>0.398403</text:p>
          </table:table-cell>
          <table:table-cell office:value-type="float" office:value="0.409257" calcext:value-type="float">
            <text:p>0.409257</text:p>
          </table:table-cell>
          <table:table-cell office:value-type="float" office:value="0.412972" calcext:value-type="float">
            <text:p>0.412972</text:p>
          </table:table-cell>
        </table:table-row>
        <table:table-row table:style-name="ro1">
          <table:table-cell office:value-type="float" office:value="0.404336" calcext:value-type="float">
            <text:p>0.404336</text:p>
          </table:table-cell>
          <table:table-cell office:value-type="float" office:value="0.398855" calcext:value-type="float">
            <text:p>0.398855</text:p>
          </table:table-cell>
          <table:table-cell office:value-type="float" office:value="0.38271" calcext:value-type="float">
            <text:p>0.38271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48945" calcext:value-type="float">
            <text:p>0.348945</text:p>
          </table:table-cell>
          <table:table-cell office:value-type="float" office:value="0.343491" calcext:value-type="float">
            <text:p>0.343491</text:p>
          </table:table-cell>
          <table:table-cell office:value-type="float" office:value="0.348945" calcext:value-type="float">
            <text:p>0.34894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8271" calcext:value-type="float">
            <text:p>0.38271</text:p>
          </table:table-cell>
          <table:table-cell office:value-type="float" office:value="0.398855" calcext:value-type="float">
            <text:p>0.398855</text:p>
          </table:table-cell>
          <table:table-cell office:value-type="float" office:value="0.404336" calcext:value-type="float">
            <text:p>0.404336</text:p>
          </table:table-cell>
        </table:table-row>
        <table:table-row table:style-name="ro1">
          <table:table-cell office:value-type="float" office:value="0.395262" calcext:value-type="float">
            <text:p>0.395262</text:p>
          </table:table-cell>
          <table:table-cell office:value-type="float" office:value="0.387741" calcext:value-type="float">
            <text:p>0.387741</text:p>
          </table:table-cell>
          <table:table-cell office:value-type="float" office:value="0.365623" calcext:value-type="float">
            <text:p>0.365623</text:p>
          </table:table-cell>
          <table:table-cell office:value-type="float" office:value="0.339972" calcext:value-type="float">
            <text:p>0.339972</text:p>
          </table:table-cell>
          <table:table-cell office:value-type="float" office:value="0.320567" calcext:value-type="float">
            <text:p>0.320567</text:p>
          </table:table-cell>
          <table:table-cell office:value-type="float" office:value="0.313441" calcext:value-type="float">
            <text:p>0.313441</text:p>
          </table:table-cell>
          <table:table-cell office:value-type="float" office:value="0.320567" calcext:value-type="float">
            <text:p>0.320567</text:p>
          </table:table-cell>
          <table:table-cell office:value-type="float" office:value="0.339972" calcext:value-type="float">
            <text:p>0.339972</text:p>
          </table:table-cell>
          <table:table-cell office:value-type="float" office:value="0.365623" calcext:value-type="float">
            <text:p>0.365623</text:p>
          </table:table-cell>
          <table:table-cell office:value-type="float" office:value="0.387741" calcext:value-type="float">
            <text:p>0.387741</text:p>
          </table:table-cell>
          <table:table-cell office:value-type="float" office:value="0.395262" calcext:value-type="float">
            <text:p>0.395262</text:p>
          </table:table-cell>
        </table:table-row>
        <table:table-row table:style-name="ro1">
          <table:table-cell office:value-type="float" office:value="0.385719" calcext:value-type="float">
            <text:p>0.385719</text:p>
          </table:table-cell>
          <table:table-cell office:value-type="float" office:value="0.376119" calcext:value-type="float">
            <text:p>0.376119</text:p>
          </table:table-cell>
          <table:table-cell office:value-type="float" office:value="0.34813" calcext:value-type="float">
            <text:p>0.34813</text:p>
          </table:table-cell>
          <table:table-cell office:value-type="float" office:value="0.316308" calcext:value-type="float">
            <text:p>0.316308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84132" calcext:value-type="float">
            <text:p>0.284132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316308" calcext:value-type="float">
            <text:p>0.316308</text:p>
          </table:table-cell>
          <table:table-cell office:value-type="float" office:value="0.34813" calcext:value-type="float">
            <text:p>0.34813</text:p>
          </table:table-cell>
          <table:table-cell office:value-type="float" office:value="0.376119" calcext:value-type="float">
            <text:p>0.376119</text:p>
          </table:table-cell>
          <table:table-cell office:value-type="float" office:value="0.385719" calcext:value-type="float">
            <text:p>0.385719</text:p>
          </table:table-cell>
        </table:table-row>
        <table:table-row table:style-name="ro1">
          <table:table-cell office:value-type="float" office:value="0.377368" calcext:value-type="float">
            <text:p>0.377368</text:p>
          </table:table-cell>
          <table:table-cell office:value-type="float" office:value="0.365766" calcext:value-type="float">
            <text:p>0.365766</text:p>
          </table:table-cell>
          <table:table-cell office:value-type="float" office:value="0.332398" calcext:value-type="float">
            <text:p>0.332398</text:p>
          </table:table-cell>
          <table:table-cell office:value-type="float" office:value="0.295166" calcext:value-type="float">
            <text:p>0.295166</text:p>
          </table:table-cell>
          <table:table-cell office:value-type="float" office:value="0.268052" calcext:value-type="float">
            <text:p>0.268052</text:p>
          </table:table-cell>
          <table:table-cell office:value-type="float" office:value="0.258323" calcext:value-type="float">
            <text:p>0.258323</text:p>
          </table:table-cell>
          <table:table-cell office:value-type="float" office:value="0.268052" calcext:value-type="float">
            <text:p>0.268052</text:p>
          </table:table-cell>
          <table:table-cell office:value-type="float" office:value="0.295166" calcext:value-type="float">
            <text:p>0.295166</text:p>
          </table:table-cell>
          <table:table-cell office:value-type="float" office:value="0.332398" calcext:value-type="float">
            <text:p>0.332398</text:p>
          </table:table-cell>
          <table:table-cell office:value-type="float" office:value="0.365766" calcext:value-type="float">
            <text:p>0.365766</text:p>
          </table:table-cell>
          <table:table-cell office:value-type="float" office:value="0.377368" calcext:value-type="float">
            <text:p>0.377368</text:p>
          </table:table-cell>
        </table:table-row>
        <table:table-row table:style-name="ro1">
          <table:table-cell office:value-type="float" office:value="0.371122" calcext:value-type="float">
            <text:p>0.371122</text:p>
          </table:table-cell>
          <table:table-cell office:value-type="float" office:value="0.357961" calcext:value-type="float">
            <text:p>0.357961</text:p>
          </table:table-cell>
          <table:table-cell office:value-type="float" office:value="0.320659" calcext:value-type="float">
            <text:p>0.320659</text:p>
          </table:table-cell>
          <table:table-cell office:value-type="float" office:value="0.279677" calcext:value-type="float">
            <text:p>0.279677</text:p>
          </table:table-cell>
          <table:table-cell office:value-type="float" office:value="0.250289" calcext:value-type="float">
            <text:p>0.250289</text:p>
          </table:table-cell>
          <table:table-cell office:value-type="float" office:value="0.23984" calcext:value-type="float">
            <text:p>0.23984</text:p>
          </table:table-cell>
          <table:table-cell office:value-type="float" office:value="0.250289" calcext:value-type="float">
            <text:p>0.250289</text:p>
          </table:table-cell>
          <table:table-cell office:value-type="float" office:value="0.279677" calcext:value-type="float">
            <text:p>0.279677</text:p>
          </table:table-cell>
          <table:table-cell office:value-type="float" office:value="0.320659" calcext:value-type="float">
            <text:p>0.320659</text:p>
          </table:table-cell>
          <table:table-cell office:value-type="float" office:value="0.357961" calcext:value-type="float">
            <text:p>0.357961</text:p>
          </table:table-cell>
          <table:table-cell office:value-type="float" office:value="0.371122" calcext:value-type="float">
            <text:p>0.371122</text:p>
          </table:table-cell>
        </table:table-row>
        <table:table-row table:style-name="ro1">
          <table:table-cell office:value-type="float" office:value="0.369178" calcext:value-type="float">
            <text:p>0.369178</text:p>
          </table:table-cell>
          <table:table-cell office:value-type="float" office:value="0.355285" calcext:value-type="float">
            <text:p>0.355285</text:p>
          </table:table-cell>
          <table:table-cell office:value-type="float" office:value="0.316249" calcext:value-type="float">
            <text:p>0.316249</text:p>
          </table:table-cell>
          <table:table-cell office:value-type="float" office:value="0.273642" calcext:value-type="float">
            <text:p>0.273642</text:p>
          </table:table-cell>
          <table:table-cell office:value-type="float" office:value="0.243275" calcext:value-type="float">
            <text:p>0.243275</text:p>
          </table:table-cell>
          <table:table-cell office:value-type="float" office:value="0.232518" calcext:value-type="float">
            <text:p>0.232518</text:p>
          </table:table-cell>
          <table:table-cell office:value-type="float" office:value="0.243275" calcext:value-type="float">
            <text:p>0.243275</text:p>
          </table:table-cell>
          <table:table-cell office:value-type="float" office:value="0.273642" calcext:value-type="float">
            <text:p>0.273642</text:p>
          </table:table-cell>
          <table:table-cell office:value-type="float" office:value="0.316249" calcext:value-type="float">
            <text:p>0.316249</text:p>
          </table:table-cell>
          <table:table-cell office:value-type="float" office:value="0.355285" calcext:value-type="float">
            <text:p>0.355285</text:p>
          </table:table-cell>
          <table:table-cell office:value-type="float" office:value="0.369178" calcext:value-type="float">
            <text:p>0.36917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87428" calcext:value-type="float">
            <text:p>0.487428</text:p>
          </table:table-cell>
          <table:table-cell table:number-columns-repeated="10"/>
        </table:table-row>
        <table:table-row table:style-name="ro1">
          <table:table-cell office:value-type="float" office:value="0.44564" calcext:value-type="float">
            <text:p>0.44564</text:p>
          </table:table-cell>
          <table:table-cell office:value-type="float" office:value="0.44486" calcext:value-type="float">
            <text:p>0.44486</text:p>
          </table:table-cell>
          <table:table-cell office:value-type="float" office:value="0.442856" calcext:value-type="float">
            <text:p>0.442856</text:p>
          </table:table-cell>
          <table:table-cell office:value-type="float" office:value="0.440334" calcext:value-type="float">
            <text:p>0.440334</text:p>
          </table:table-cell>
          <table:table-cell office:value-type="float" office:value="0.438306" calcext:value-type="float">
            <text:p>0.438306</text:p>
          </table:table-cell>
          <table:table-cell office:value-type="float" office:value="0.437521" calcext:value-type="float">
            <text:p>0.437521</text:p>
          </table:table-cell>
          <table:table-cell office:value-type="float" office:value="0.438306" calcext:value-type="float">
            <text:p>0.438306</text:p>
          </table:table-cell>
          <table:table-cell office:value-type="float" office:value="0.440334" calcext:value-type="float">
            <text:p>0.440334</text:p>
          </table:table-cell>
          <table:table-cell office:value-type="float" office:value="0.442856" calcext:value-type="float">
            <text:p>0.442856</text:p>
          </table:table-cell>
          <table:table-cell office:value-type="float" office:value="0.44486" calcext:value-type="float">
            <text:p>0.44486</text:p>
          </table:table-cell>
          <table:table-cell office:value-type="float" office:value="0.44564" calcext:value-type="float">
            <text:p>0.44564</text:p>
          </table:table-cell>
        </table:table-row>
        <table:table-row table:style-name="ro1">
          <table:table-cell office:value-type="float" office:value="0.439225" calcext:value-type="float">
            <text:p>0.439225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38185" calcext:value-type="float">
            <text:p>0.438185</text:p>
          </table:table-cell>
          <table:table-cell office:value-type="float" office:value="0.437271" calcext:value-type="float">
            <text:p>0.437271</text:p>
          </table:table-cell>
          <table:table-cell office:value-type="float" office:value="0.436561" calcext:value-type="float">
            <text:p>0.436561</text:p>
          </table:table-cell>
          <table:table-cell office:value-type="float" office:value="0.43627" calcext:value-type="float">
            <text:p>0.43627</text:p>
          </table:table-cell>
          <table:table-cell office:value-type="float" office:value="0.436561" calcext:value-type="float">
            <text:p>0.436561</text:p>
          </table:table-cell>
          <table:table-cell office:value-type="float" office:value="0.437271" calcext:value-type="float">
            <text:p>0.437271</text:p>
          </table:table-cell>
          <table:table-cell office:value-type="float" office:value="0.438185" calcext:value-type="float">
            <text:p>0.438185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39225" calcext:value-type="float">
            <text:p>0.439225</text:p>
          </table:table-cell>
        </table:table-row>
        <table:table-row table:style-name="ro1">
          <table:table-cell office:value-type="float" office:value="0.436433" calcext:value-type="float">
            <text:p>0.436433</text:p>
          </table:table-cell>
          <table:table-cell office:value-type="float" office:value="0.435319" calcext:value-type="float">
            <text:p>0.435319</text:p>
          </table:table-cell>
          <table:table-cell office:value-type="float" office:value="0.432285" calcext:value-type="float">
            <text:p>0.432285</text:p>
          </table:table-cell>
          <table:table-cell office:value-type="float" office:value="0.428524" calcext:value-type="float">
            <text:p>0.428524</text:p>
          </table:table-cell>
          <table:table-cell office:value-type="float" office:value="0.425525" calcext:value-type="float">
            <text:p>0.425525</text:p>
          </table:table-cell>
          <table:table-cell office:value-type="float" office:value="0.424372" calcext:value-type="float">
            <text:p>0.424372</text:p>
          </table:table-cell>
          <table:table-cell office:value-type="float" office:value="0.425525" calcext:value-type="float">
            <text:p>0.425525</text:p>
          </table:table-cell>
          <table:table-cell office:value-type="float" office:value="0.428524" calcext:value-type="float">
            <text:p>0.428524</text:p>
          </table:table-cell>
          <table:table-cell office:value-type="float" office:value="0.432285" calcext:value-type="float">
            <text:p>0.432285</text:p>
          </table:table-cell>
          <table:table-cell office:value-type="float" office:value="0.435319" calcext:value-type="float">
            <text:p>0.435319</text:p>
          </table:table-cell>
          <table:table-cell office:value-type="float" office:value="0.436433" calcext:value-type="float">
            <text:p>0.436433</text:p>
          </table:table-cell>
        </table:table-row>
        <table:table-row table:style-name="ro1">
          <table:table-cell office:value-type="float" office:value="0.430607" calcext:value-type="float">
            <text:p>0.430607</text:p>
          </table:table-cell>
          <table:table-cell office:value-type="float" office:value="0.428406" calcext:value-type="float">
            <text:p>0.428406</text:p>
          </table:table-cell>
          <table:table-cell office:value-type="float" office:value="0.422106" calcext:value-type="float">
            <text:p>0.422106</text:p>
          </table:table-cell>
          <table:table-cell office:value-type="float" office:value="0.414417" calcext:value-type="float">
            <text:p>0.414417</text:p>
          </table:table-cell>
          <table:table-cell office:value-type="float" office:value="0.408327" calcext:value-type="float">
            <text:p>0.408327</text:p>
          </table:table-cell>
          <table:table-cell office:value-type="float" office:value="0.406019" calcext:value-type="float">
            <text:p>0.406019</text:p>
          </table:table-cell>
          <table:table-cell office:value-type="float" office:value="0.408327" calcext:value-type="float">
            <text:p>0.408327</text:p>
          </table:table-cell>
          <table:table-cell office:value-type="float" office:value="0.414417" calcext:value-type="float">
            <text:p>0.414417</text:p>
          </table:table-cell>
          <table:table-cell office:value-type="float" office:value="0.422106" calcext:value-type="float">
            <text:p>0.422106</text:p>
          </table:table-cell>
          <table:table-cell office:value-type="float" office:value="0.428406" calcext:value-type="float">
            <text:p>0.428406</text:p>
          </table:table-cell>
          <table:table-cell office:value-type="float" office:value="0.430607" calcext:value-type="float">
            <text:p>0.430607</text:p>
          </table:table-cell>
        </table:table-row>
        <table:table-row table:style-name="ro1">
          <table:table-cell office:value-type="float" office:value="0.423985" calcext:value-type="float">
            <text:p>0.423985</text:p>
          </table:table-cell>
          <table:table-cell office:value-type="float" office:value="0.420191" calcext:value-type="float">
            <text:p>0.420191</text:p>
          </table:table-cell>
          <table:table-cell office:value-type="float" office:value="0.409088" calcext:value-type="float">
            <text:p>0.409088</text:p>
          </table:table-cell>
          <table:table-cell office:value-type="float" office:value="0.395739" calcext:value-type="float">
            <text:p>0.395739</text:p>
          </table:table-cell>
          <table:table-cell office:value-type="float" office:value="0.385286" calcext:value-type="float">
            <text:p>0.385286</text:p>
          </table:table-cell>
          <table:table-cell office:value-type="float" office:value="0.381365" calcext:value-type="float">
            <text:p>0.381365</text:p>
          </table:table-cell>
          <table:table-cell office:value-type="float" office:value="0.385286" calcext:value-type="float">
            <text:p>0.385286</text:p>
          </table:table-cell>
          <table:table-cell office:value-type="float" office:value="0.395739" calcext:value-type="float">
            <text:p>0.395739</text:p>
          </table:table-cell>
          <table:table-cell office:value-type="float" office:value="0.409088" calcext:value-type="float">
            <text:p>0.409088</text:p>
          </table:table-cell>
          <table:table-cell office:value-type="float" office:value="0.420191" calcext:value-type="float">
            <text:p>0.420191</text:p>
          </table:table-cell>
          <table:table-cell office:value-type="float" office:value="0.423985" calcext:value-type="float">
            <text:p>0.423985</text:p>
          </table:table-cell>
        </table:table-row>
        <table:table-row table:style-name="ro1">
          <table:table-cell office:value-type="float" office:value="0.415187" calcext:value-type="float">
            <text:p>0.415187</text:p>
          </table:table-cell>
          <table:table-cell office:value-type="float" office:value="0.409593" calcext:value-type="float">
            <text:p>0.409593</text:p>
          </table:table-cell>
          <table:table-cell office:value-type="float" office:value="0.393086" calcext:value-type="float">
            <text:p>0.393086</text:p>
          </table:table-cell>
          <table:table-cell office:value-type="float" office:value="0.373579" calcext:value-type="float">
            <text:p>0.373579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0.352969" calcext:value-type="float">
            <text:p>0.352969</text:p>
          </table:table-cell>
          <table:table-cell office:value-type="float" office:value="0.35855" calcext:value-type="float">
            <text:p>0.35855</text:p>
          </table:table-cell>
          <table:table-cell office:value-type="float" office:value="0.373579" calcext:value-type="float">
            <text:p>0.373579</text:p>
          </table:table-cell>
          <table:table-cell office:value-type="float" office:value="0.393086" calcext:value-type="float">
            <text:p>0.393086</text:p>
          </table:table-cell>
          <table:table-cell office:value-type="float" office:value="0.409593" calcext:value-type="float">
            <text:p>0.409593</text:p>
          </table:table-cell>
          <table:table-cell office:value-type="float" office:value="0.415187" calcext:value-type="float">
            <text:p>0.415187</text:p>
          </table:table-cell>
        </table:table-row>
        <table:table-row table:style-name="ro1">
          <table:table-cell office:value-type="float" office:value="0.405979" calcext:value-type="float">
            <text:p>0.405979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375699" calcext:value-type="float">
            <text:p>0.375699</text:p>
          </table:table-cell>
          <table:table-cell office:value-type="float" office:value="0.34947" calcext:value-type="float">
            <text:p>0.34947</text:p>
          </table:table-cell>
          <table:table-cell office:value-type="float" office:value="0.329617" calcext:value-type="float">
            <text:p>0.329617</text:p>
          </table:table-cell>
          <table:table-cell office:value-type="float" office:value="0.322325" calcext:value-type="float">
            <text:p>0.322325</text:p>
          </table:table-cell>
          <table:table-cell office:value-type="float" office:value="0.329617" calcext:value-type="float">
            <text:p>0.329617</text:p>
          </table:table-cell>
          <table:table-cell office:value-type="float" office:value="0.34947" calcext:value-type="float">
            <text:p>0.34947</text:p>
          </table:table-cell>
          <table:table-cell office:value-type="float" office:value="0.375699" calcext:value-type="float">
            <text:p>0.375699</text:p>
          </table:table-cell>
          <table:table-cell office:value-type="float" office:value="0.398307" calcext:value-type="float">
            <text:p>0.398307</text:p>
          </table:table-cell>
          <table:table-cell office:value-type="float" office:value="0.405979" calcext:value-type="float">
            <text:p>0.405979</text:p>
          </table:table-cell>
        </table:table-row>
        <table:table-row table:style-name="ro1">
          <table:table-cell office:value-type="float" office:value="0.396306" calcext:value-type="float">
            <text:p>0.396306</text:p>
          </table:table-cell>
          <table:table-cell office:value-type="float" office:value="0.386521" calcext:value-type="float">
            <text:p>0.386521</text:p>
          </table:table-cell>
          <table:table-cell office:value-type="float" office:value="0.357929" calcext:value-type="float">
            <text:p>0.357929</text:p>
          </table:table-cell>
          <table:table-cell office:value-type="float" office:value="0.325403" calcext:value-type="float">
            <text:p>0.325403</text:p>
          </table:table-cell>
          <table:table-cell office:value-type="float" office:value="0.301256" calcext:value-type="float">
            <text:p>0.301256</text:p>
          </table:table-cell>
          <table:table-cell office:value-type="float" office:value="0.292489" calcext:value-type="float">
            <text:p>0.292489</text:p>
          </table:table-cell>
          <table:table-cell office:value-type="float" office:value="0.301256" calcext:value-type="float">
            <text:p>0.301256</text:p>
          </table:table-cell>
          <table:table-cell office:value-type="float" office:value="0.325403" calcext:value-type="float">
            <text:p>0.325403</text:p>
          </table:table-cell>
          <table:table-cell office:value-type="float" office:value="0.357929" calcext:value-type="float">
            <text:p>0.357929</text:p>
          </table:table-cell>
          <table:table-cell office:value-type="float" office:value="0.386521" calcext:value-type="float">
            <text:p>0.386521</text:p>
          </table:table-cell>
          <table:table-cell office:value-type="float" office:value="0.396306" calcext:value-type="float">
            <text:p>0.396306</text:p>
          </table:table-cell>
        </table:table-row>
        <table:table-row table:style-name="ro1">
          <table:table-cell office:value-type="float" office:value="0.38788" calcext:value-type="float">
            <text:p>0.38788</text:p>
          </table:table-cell>
          <table:table-cell office:value-type="float" office:value="0.376063" calcext:value-type="float">
            <text:p>0.376063</text:p>
          </table:table-cell>
          <table:table-cell office:value-type="float" office:value="0.341994" calcext:value-type="float">
            <text:p>0.341994</text:p>
          </table:table-cell>
          <table:table-cell office:value-type="float" office:value="0.303948" calcext:value-type="float">
            <text:p>0.303948</text:p>
          </table:table-cell>
          <table:table-cell office:value-type="float" office:value="0.276217" calcext:value-type="float">
            <text:p>0.276217</text:p>
          </table:table-cell>
          <table:table-cell office:value-type="float" office:value="0.26626" calcext:value-type="float">
            <text:p>0.26626</text:p>
          </table:table-cell>
          <table:table-cell office:value-type="float" office:value="0.276217" calcext:value-type="float">
            <text:p>0.276217</text:p>
          </table:table-cell>
          <table:table-cell office:value-type="float" office:value="0.303948" calcext:value-type="float">
            <text:p>0.303948</text:p>
          </table:table-cell>
          <table:table-cell office:value-type="float" office:value="0.341994" calcext:value-type="float">
            <text:p>0.341994</text:p>
          </table:table-cell>
          <table:table-cell office:value-type="float" office:value="0.376063" calcext:value-type="float">
            <text:p>0.376063</text:p>
          </table:table-cell>
          <table:table-cell office:value-type="float" office:value="0.38788" calcext:value-type="float">
            <text:p>0.38788</text:p>
          </table:table-cell>
        </table:table-row>
        <table:table-row table:style-name="ro1">
          <table:table-cell office:value-type="float" office:value="0.381589" calcext:value-type="float">
            <text:p>0.381589</text:p>
          </table:table-cell>
          <table:table-cell office:value-type="float" office:value="0.368194" calcext:value-type="float">
            <text:p>0.368194</text:p>
          </table:table-cell>
          <table:table-cell office:value-type="float" office:value="0.330128" calcext:value-type="float">
            <text:p>0.330128</text:p>
          </table:table-cell>
          <table:table-cell office:value-type="float" office:value="0.288266" calcext:value-type="float">
            <text:p>0.288266</text:p>
          </table:table-cell>
          <table:table-cell office:value-type="float" office:value="0.258213" calcext:value-type="float">
            <text:p>0.258213</text:p>
          </table:table-cell>
          <table:table-cell office:value-type="float" office:value="0.247521" calcext:value-type="float">
            <text:p>0.247521</text:p>
          </table:table-cell>
          <table:table-cell office:value-type="float" office:value="0.258213" calcext:value-type="float">
            <text:p>0.258213</text:p>
          </table:table-cell>
          <table:table-cell office:value-type="float" office:value="0.288266" calcext:value-type="float">
            <text:p>0.288266</text:p>
          </table:table-cell>
          <table:table-cell office:value-type="float" office:value="0.330128" calcext:value-type="float">
            <text:p>0.330128</text:p>
          </table:table-cell>
          <table:table-cell office:value-type="float" office:value="0.368194" calcext:value-type="float">
            <text:p>0.368194</text:p>
          </table:table-cell>
          <table:table-cell office:value-type="float" office:value="0.381589" calcext:value-type="float">
            <text:p>0.381589</text:p>
          </table:table-cell>
        </table:table-row>
        <table:table-row table:style-name="ro1">
          <table:table-cell office:value-type="float" office:value="0.379667" calcext:value-type="float">
            <text:p>0.379667</text:p>
          </table:table-cell>
          <table:table-cell office:value-type="float" office:value="0.365529" calcext:value-type="float">
            <text:p>0.365529</text:p>
          </table:table-cell>
          <table:table-cell office:value-type="float" office:value="0.325695" calcext:value-type="float">
            <text:p>0.325695</text:p>
          </table:table-cell>
          <table:table-cell office:value-type="float" office:value="0.282169" calcext:value-type="float">
            <text:p>0.282169</text:p>
          </table:table-cell>
          <table:table-cell office:value-type="float" office:value="0.251109" calcext:value-type="float">
            <text:p>0.251109</text:p>
          </table:table-cell>
          <table:table-cell office:value-type="float" office:value="0.240099" calcext:value-type="float">
            <text:p>0.240099</text:p>
          </table:table-cell>
          <table:table-cell office:value-type="float" office:value="0.251109" calcext:value-type="float">
            <text:p>0.251109</text:p>
          </table:table-cell>
          <table:table-cell office:value-type="float" office:value="0.282169" calcext:value-type="float">
            <text:p>0.282169</text:p>
          </table:table-cell>
          <table:table-cell office:value-type="float" office:value="0.325695" calcext:value-type="float">
            <text:p>0.325695</text:p>
          </table:table-cell>
          <table:table-cell office:value-type="float" office:value="0.365529" calcext:value-type="float">
            <text:p>0.365529</text:p>
          </table:table-cell>
          <table:table-cell office:value-type="float" office:value="0.379667" calcext:value-type="float">
            <text:p>0.379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499304" calcext:value-type="float">
            <text:p>0.499304</text:p>
          </table:table-cell>
          <table:table-cell table:number-columns-repeated="10"/>
        </table:table-row>
        <table:table-row table:style-name="ro1">
          <table:table-cell office:value-type="float" office:value="0.455482" calcext:value-type="float">
            <text:p>0.455482</text:p>
          </table:table-cell>
          <table:table-cell office:value-type="float" office:value="0.454683" calcext:value-type="float">
            <text:p>0.454683</text:p>
          </table:table-cell>
          <table:table-cell office:value-type="float" office:value="0.452628" calcext:value-type="float">
            <text:p>0.452628</text:p>
          </table:table-cell>
          <table:table-cell office:value-type="float" office:value="0.450041" calcext:value-type="float">
            <text:p>0.450041</text:p>
          </table:table-cell>
          <table:table-cell office:value-type="float" office:value="0.447962" calcext:value-type="float">
            <text:p>0.447962</text:p>
          </table:table-cell>
          <table:table-cell office:value-type="float" office:value="0.447157" calcext:value-type="float">
            <text:p>0.447157</text:p>
          </table:table-cell>
          <table:table-cell office:value-type="float" office:value="0.447962" calcext:value-type="float">
            <text:p>0.447962</text:p>
          </table:table-cell>
          <table:table-cell office:value-type="float" office:value="0.450041" calcext:value-type="float">
            <text:p>0.450041</text:p>
          </table:table-cell>
          <table:table-cell office:value-type="float" office:value="0.452628" calcext:value-type="float">
            <text:p>0.452628</text:p>
          </table:table-cell>
          <table:table-cell office:value-type="float" office:value="0.454683" calcext:value-type="float">
            <text:p>0.454683</text:p>
          </table:table-cell>
          <table:table-cell office:value-type="float" office:value="0.455482" calcext:value-type="float">
            <text:p>0.455482</text:p>
          </table:table-cell>
        </table:table-row>
        <table:table-row table:style-name="ro1">
          <table:table-cell office:value-type="float" office:value="0.448911" calcext:value-type="float">
            <text:p>0.448911</text:p>
          </table:table-cell>
          <table:table-cell office:value-type="float" office:value="0.44858" calcext:value-type="float">
            <text:p>0.44858</text:p>
          </table:table-cell>
          <table:table-cell office:value-type="float" office:value="0.447852" calcext:value-type="float">
            <text:p>0.447852</text:p>
          </table:table-cell>
          <table:table-cell office:value-type="float" office:value="0.44692" calcext:value-type="float">
            <text:p>0.44692</text:p>
          </table:table-cell>
          <table:table-cell office:value-type="float" office:value="0.446196" calcext:value-type="float">
            <text:p>0.446196</text:p>
          </table:table-cell>
          <table:table-cell office:value-type="float" office:value="0.445899" calcext:value-type="float">
            <text:p>0.445899</text:p>
          </table:table-cell>
          <table:table-cell office:value-type="float" office:value="0.446196" calcext:value-type="float">
            <text:p>0.446196</text:p>
          </table:table-cell>
          <table:table-cell office:value-type="float" office:value="0.44692" calcext:value-type="float">
            <text:p>0.44692</text:p>
          </table:table-cell>
          <table:table-cell office:value-type="float" office:value="0.447852" calcext:value-type="float">
            <text:p>0.447852</text:p>
          </table:table-cell>
          <table:table-cell office:value-type="float" office:value="0.44858" calcext:value-type="float">
            <text:p>0.44858</text:p>
          </table:table-cell>
          <table:table-cell office:value-type="float" office:value="0.448911" calcext:value-type="float">
            <text:p>0.448911</text:p>
          </table:table-cell>
        </table:table-row>
        <table:table-row table:style-name="ro1">
          <table:table-cell office:value-type="float" office:value="0.446072" calcext:value-type="float">
            <text:p>0.446072</text:p>
          </table:table-cell>
          <table:table-cell office:value-type="float" office:value="0.444937" calcext:value-type="float">
            <text:p>0.444937</text:p>
          </table:table-cell>
          <table:table-cell office:value-type="float" office:value="0.441844" calcext:value-type="float">
            <text:p>0.441844</text:p>
          </table:table-cell>
          <table:table-cell office:value-type="float" office:value="0.43801" calcext:value-type="float">
            <text:p>0.43801</text:p>
          </table:table-cell>
          <table:table-cell office:value-type="float" office:value="0.434952" calcext:value-type="float">
            <text:p>0.434952</text:p>
          </table:table-cell>
          <table:table-cell office:value-type="float" office:value="0.433777" calcext:value-type="float">
            <text:p>0.433777</text:p>
          </table:table-cell>
          <table:table-cell office:value-type="float" office:value="0.434952" calcext:value-type="float">
            <text:p>0.434952</text:p>
          </table:table-cell>
          <table:table-cell office:value-type="float" office:value="0.43801" calcext:value-type="float">
            <text:p>0.43801</text:p>
          </table:table-cell>
          <table:table-cell office:value-type="float" office:value="0.441844" calcext:value-type="float">
            <text:p>0.441844</text:p>
          </table:table-cell>
          <table:table-cell office:value-type="float" office:value="0.444937" calcext:value-type="float">
            <text:p>0.444937</text:p>
          </table:table-cell>
          <table:table-cell office:value-type="float" office:value="0.446072" calcext:value-type="float">
            <text:p>0.446072</text:p>
          </table:table-cell>
        </table:table-row>
        <table:table-row table:style-name="ro1">
          <table:table-cell office:value-type="float" office:value="0.440139" calcext:value-type="float">
            <text:p>0.440139</text:p>
          </table:table-cell>
          <table:table-cell office:value-type="float" office:value="0.437899" calcext:value-type="float">
            <text:p>0.437899</text:p>
          </table:table-cell>
          <table:table-cell office:value-type="float" office:value="0.431479" calcext:value-type="float">
            <text:p>0.431479</text:p>
          </table:table-cell>
          <table:table-cell office:value-type="float" office:value="0.423645" calcext:value-type="float">
            <text:p>0.423645</text:p>
          </table:table-cell>
          <table:table-cell office:value-type="float" office:value="0.417439" calcext:value-type="float">
            <text:p>0.417439</text:p>
          </table:table-cell>
          <table:table-cell office:value-type="float" office:value="0.415087" calcext:value-type="float">
            <text:p>0.415087</text:p>
          </table:table-cell>
          <table:table-cell office:value-type="float" office:value="0.417439" calcext:value-type="float">
            <text:p>0.417439</text:p>
          </table:table-cell>
          <table:table-cell office:value-type="float" office:value="0.423645" calcext:value-type="float">
            <text:p>0.423645</text:p>
          </table:table-cell>
          <table:table-cell office:value-type="float" office:value="0.431479" calcext:value-type="float">
            <text:p>0.431479</text:p>
          </table:table-cell>
          <table:table-cell office:value-type="float" office:value="0.437899" calcext:value-type="float">
            <text:p>0.437899</text:p>
          </table:table-cell>
          <table:table-cell office:value-type="float" office:value="0.440139" calcext:value-type="float">
            <text:p>0.440139</text:p>
          </table:table-cell>
        </table:table-row>
        <table:table-row table:style-name="ro1">
          <table:table-cell office:value-type="float" office:value="0.433417" calcext:value-type="float">
            <text:p>0.433417</text:p>
          </table:table-cell>
          <table:table-cell office:value-type="float" office:value="0.429555" calcext:value-type="float">
            <text:p>0.429555</text:p>
          </table:table-cell>
          <table:table-cell office:value-type="float" office:value="0.418242" calcext:value-type="float">
            <text:p>0.418242</text:p>
          </table:table-cell>
          <table:table-cell office:value-type="float" office:value="0.404637" calcext:value-type="float">
            <text:p>0.404637</text:p>
          </table:table-cell>
          <table:table-cell office:value-type="float" office:value="0.393983" calcext:value-type="float">
            <text:p>0.393983</text:p>
          </table:table-cell>
          <table:table-cell office:value-type="float" office:value="0.389985" calcext:value-type="float">
            <text:p>0.389985</text:p>
          </table:table-cell>
          <table:table-cell office:value-type="float" office:value="0.393983" calcext:value-type="float">
            <text:p>0.393983</text:p>
          </table:table-cell>
          <table:table-cell office:value-type="float" office:value="0.404637" calcext:value-type="float">
            <text:p>0.404637</text:p>
          </table:table-cell>
          <table:table-cell office:value-type="float" office:value="0.418242" calcext:value-type="float">
            <text:p>0.418242</text:p>
          </table:table-cell>
          <table:table-cell office:value-type="float" office:value="0.429555" calcext:value-type="float">
            <text:p>0.429555</text:p>
          </table:table-cell>
          <table:table-cell office:value-type="float" office:value="0.433417" calcext:value-type="float">
            <text:p>0.433417</text:p>
          </table:table-cell>
        </table:table-row>
        <table:table-row table:style-name="ro1">
          <table:table-cell office:value-type="float" office:value="0.424484" calcext:value-type="float">
            <text:p>0.424484</text:p>
          </table:table-cell>
          <table:table-cell office:value-type="float" office:value="0.418794" calcext:value-type="float">
            <text:p>0.418794</text:p>
          </table:table-cell>
          <table:table-cell office:value-type="float" office:value="0.40198" calcext:value-type="float">
            <text:p>0.40198</text:p>
          </table:table-cell>
          <table:table-cell office:value-type="float" office:value="0.382107" calcext:value-type="float">
            <text:p>0.382107</text:p>
          </table:table-cell>
          <table:table-cell office:value-type="float" office:value="0.366791" calcext:value-type="float">
            <text:p>0.366791</text:p>
          </table:table-cell>
          <table:table-cell office:value-type="float" office:value="0.361103" calcext:value-type="float">
            <text:p>0.361103</text:p>
          </table:table-cell>
          <table:table-cell office:value-type="float" office:value="0.366791" calcext:value-type="float">
            <text:p>0.366791</text:p>
          </table:table-cell>
          <table:table-cell office:value-type="float" office:value="0.382107" calcext:value-type="float">
            <text:p>0.382107</text:p>
          </table:table-cell>
          <table:table-cell office:value-type="float" office:value="0.40198" calcext:value-type="float">
            <text:p>0.40198</text:p>
          </table:table-cell>
          <table:table-cell office:value-type="float" office:value="0.418794" calcext:value-type="float">
            <text:p>0.418794</text:p>
          </table:table-cell>
          <table:table-cell office:value-type="float" office:value="0.424484" calcext:value-type="float">
            <text:p>0.424484</text:p>
          </table:table-cell>
        </table:table-row>
        <table:table-row table:style-name="ro1">
          <table:table-cell office:value-type="float" office:value="0.415166" calcext:value-type="float">
            <text:p>0.415166</text:p>
          </table:table-cell>
          <table:table-cell office:value-type="float" office:value="0.407366" calcext:value-type="float">
            <text:p>0.407366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357624" calcext:value-type="float">
            <text:p>0.357624</text:p>
          </table:table-cell>
          <table:table-cell office:value-type="float" office:value="0.337391" calcext:value-type="float">
            <text:p>0.337391</text:p>
          </table:table-cell>
          <table:table-cell office:value-type="float" office:value="0.329958" calcext:value-type="float">
            <text:p>0.329958</text:p>
          </table:table-cell>
          <table:table-cell office:value-type="float" office:value="0.337391" calcext:value-type="float">
            <text:p>0.337391</text:p>
          </table:table-cell>
          <table:table-cell office:value-type="float" office:value="0.357624" calcext:value-type="float">
            <text:p>0.357624</text:p>
          </table:table-cell>
          <table:table-cell office:value-type="float" office:value="0.384343" calcext:value-type="float">
            <text:p>0.384343</text:p>
          </table:table-cell>
          <table:table-cell office:value-type="float" office:value="0.407366" calcext:value-type="float">
            <text:p>0.407366</text:p>
          </table:table-cell>
          <table:table-cell office:value-type="float" office:value="0.415166" calcext:value-type="float">
            <text:p>0.415166</text:p>
          </table:table-cell>
        </table:table-row>
        <table:table-row table:style-name="ro1">
          <table:table-cell office:value-type="float" office:value="0.405387" calcext:value-type="float">
            <text:p>0.405387</text:p>
          </table:table-cell>
          <table:table-cell office:value-type="float" office:value="0.395445" calcext:value-type="float">
            <text:p>0.395445</text:p>
          </table:table-cell>
          <table:table-cell office:value-type="float" office:value="0.366344" calcext:value-type="float">
            <text:p>0.366344</text:p>
          </table:table-cell>
          <table:table-cell office:value-type="float" office:value="0.333221" calcext:value-type="float">
            <text:p>0.333221</text:p>
          </table:table-cell>
          <table:table-cell office:value-type="float" office:value="0.308616" calcext:value-type="float">
            <text:p>0.308616</text:p>
          </table:table-cell>
          <table:table-cell office:value-type="float" office:value="0.299681" calcext:value-type="float">
            <text:p>0.299681</text:p>
          </table:table-cell>
          <table:table-cell office:value-type="float" office:value="0.308616" calcext:value-type="float">
            <text:p>0.308616</text:p>
          </table:table-cell>
          <table:table-cell office:value-type="float" office:value="0.333221" calcext:value-type="float">
            <text:p>0.333221</text:p>
          </table:table-cell>
          <table:table-cell office:value-type="float" office:value="0.366344" calcext:value-type="float">
            <text:p>0.366344</text:p>
          </table:table-cell>
          <table:table-cell office:value-type="float" office:value="0.395445" calcext:value-type="float">
            <text:p>0.395445</text:p>
          </table:table-cell>
          <table:table-cell office:value-type="float" office:value="0.405387" calcext:value-type="float">
            <text:p>0.405387</text:p>
          </table:table-cell>
        </table:table-row>
        <table:table-row table:style-name="ro1">
          <table:table-cell office:value-type="float" office:value="0.396901" calcext:value-type="float">
            <text:p>0.396901</text:p>
          </table:table-cell>
          <table:table-cell office:value-type="float" office:value="0.384902" calcext:value-type="float">
            <text:p>0.384902</text:p>
          </table:table-cell>
          <table:table-cell office:value-type="float" office:value="0.350239" calcext:value-type="float">
            <text:p>0.350239</text:p>
          </table:table-cell>
          <table:table-cell office:value-type="float" office:value="0.311504" calcext:value-type="float">
            <text:p>0.311504</text:p>
          </table:table-cell>
          <table:table-cell office:value-type="float" office:value="0.283249" calcext:value-type="float">
            <text:p>0.283249</text:p>
          </table:table-cell>
          <table:table-cell office:value-type="float" office:value="0.2731" calcext:value-type="float">
            <text:p>0.2731</text:p>
          </table:table-cell>
          <table:table-cell office:value-type="float" office:value="0.283249" calcext:value-type="float">
            <text:p>0.283249</text:p>
          </table:table-cell>
          <table:table-cell office:value-type="float" office:value="0.311504" calcext:value-type="float">
            <text:p>0.311504</text:p>
          </table:table-cell>
          <table:table-cell office:value-type="float" office:value="0.350239" calcext:value-type="float">
            <text:p>0.350239</text:p>
          </table:table-cell>
          <table:table-cell office:value-type="float" office:value="0.384902" calcext:value-type="float">
            <text:p>0.384902</text:p>
          </table:table-cell>
          <table:table-cell office:value-type="float" office:value="0.396901" calcext:value-type="float">
            <text:p>0.396901</text:p>
          </table:table-cell>
        </table:table-row>
        <table:table-row table:style-name="ro1">
          <table:table-cell office:value-type="float" office:value="0.390573" calcext:value-type="float">
            <text:p>0.390573</text:p>
          </table:table-cell>
          <table:table-cell office:value-type="float" office:value="0.37698" calcext:value-type="float">
            <text:p>0.37698</text:p>
          </table:table-cell>
          <table:table-cell office:value-type="float" office:value="0.338268" calcext:value-type="float">
            <text:p>0.338268</text:p>
          </table:table-cell>
          <table:table-cell office:value-type="float" office:value="0.295661" calcext:value-type="float">
            <text:p>0.295661</text:p>
          </table:table-cell>
          <table:table-cell office:value-type="float" office:value="0.265045" calcext:value-type="float">
            <text:p>0.265045</text:p>
          </table:table-cell>
          <table:table-cell office:value-type="float" office:value="0.254147" calcext:value-type="float">
            <text:p>0.254147</text:p>
          </table:table-cell>
          <table:table-cell office:value-type="float" office:value="0.265045" calcext:value-type="float">
            <text:p>0.265045</text:p>
          </table:table-cell>
          <table:table-cell office:value-type="float" office:value="0.295661" calcext:value-type="float">
            <text:p>0.295661</text:p>
          </table:table-cell>
          <table:table-cell office:value-type="float" office:value="0.338268" calcext:value-type="float">
            <text:p>0.338268</text:p>
          </table:table-cell>
          <table:table-cell office:value-type="float" office:value="0.37698" calcext:value-type="float">
            <text:p>0.37698</text:p>
          </table:table-cell>
          <table:table-cell office:value-type="float" office:value="0.390573" calcext:value-type="float">
            <text:p>0.390573</text:p>
          </table:table-cell>
        </table:table-row>
        <table:table-row table:style-name="ro1">
          <table:table-cell office:value-type="float" office:value="0.388671" calcext:value-type="float">
            <text:p>0.388671</text:p>
          </table:table-cell>
          <table:table-cell office:value-type="float" office:value="0.374326" calcext:value-type="float">
            <text:p>0.374326</text:p>
          </table:table-cell>
          <table:table-cell office:value-type="float" office:value="0.333817" calcext:value-type="float">
            <text:p>0.333817</text:p>
          </table:table-cell>
          <table:table-cell office:value-type="float" office:value="0.289513" calcext:value-type="float">
            <text:p>0.289513</text:p>
          </table:table-cell>
          <table:table-cell office:value-type="float" office:value="0.257865" calcext:value-type="float">
            <text:p>0.257865</text:p>
          </table:table-cell>
          <table:table-cell office:value-type="float" office:value="0.24664" calcext:value-type="float">
            <text:p>0.24664</text:p>
          </table:table-cell>
          <table:table-cell office:value-type="float" office:value="0.257865" calcext:value-type="float">
            <text:p>0.257865</text:p>
          </table:table-cell>
          <table:table-cell office:value-type="float" office:value="0.289513" calcext:value-type="float">
            <text:p>0.289513</text:p>
          </table:table-cell>
          <table:table-cell office:value-type="float" office:value="0.333817" calcext:value-type="float">
            <text:p>0.333817</text:p>
          </table:table-cell>
          <table:table-cell office:value-type="float" office:value="0.374326" calcext:value-type="float">
            <text:p>0.374326</text:p>
          </table:table-cell>
          <table:table-cell office:value-type="float" office:value="0.388671" calcext:value-type="float">
            <text:p>0.38867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15132" calcext:value-type="float">
            <text:p>0.515132</text:p>
          </table:table-cell>
          <table:table-cell table:number-columns-repeated="10"/>
        </table:table-row>
        <table:table-row table:style-name="ro1">
          <table:table-cell office:value-type="float" office:value="0.468536" calcext:value-type="float">
            <text:p>0.468536</text:p>
          </table:table-cell>
          <table:table-cell office:value-type="float" office:value="0.467712" calcext:value-type="float">
            <text:p>0.467712</text:p>
          </table:table-cell>
          <table:table-cell office:value-type="float" office:value="0.465588" calcext:value-type="float">
            <text:p>0.465588</text:p>
          </table:table-cell>
          <table:table-cell office:value-type="float" office:value="0.462917" calcext:value-type="float">
            <text:p>0.462917</text:p>
          </table:table-cell>
          <table:table-cell office:value-type="float" office:value="0.460769" calcext:value-type="float">
            <text:p>0.460769</text:p>
          </table:table-cell>
          <table:table-cell office:value-type="float" office:value="0.459938" calcext:value-type="float">
            <text:p>0.459938</text:p>
          </table:table-cell>
          <table:table-cell office:value-type="float" office:value="0.460769" calcext:value-type="float">
            <text:p>0.460769</text:p>
          </table:table-cell>
          <table:table-cell office:value-type="float" office:value="0.462917" calcext:value-type="float">
            <text:p>0.462917</text:p>
          </table:table-cell>
          <table:table-cell office:value-type="float" office:value="0.465588" calcext:value-type="float">
            <text:p>0.465588</text:p>
          </table:table-cell>
          <table:table-cell office:value-type="float" office:value="0.467712" calcext:value-type="float">
            <text:p>0.467712</text:p>
          </table:table-cell>
          <table:table-cell office:value-type="float" office:value="0.468536" calcext:value-type="float">
            <text:p>0.468536</text:p>
          </table:table-cell>
        </table:table-row>
        <table:table-row table:style-name="ro1">
          <table:table-cell office:value-type="float" office:value="0.461758" calcext:value-type="float">
            <text:p>0.461758</text:p>
          </table:table-cell>
          <table:table-cell office:value-type="float" office:value="0.46142" calcext:value-type="float">
            <text:p>0.46142</text:p>
          </table:table-cell>
          <table:table-cell office:value-type="float" office:value="0.460674" calcext:value-type="float">
            <text:p>0.460674</text:p>
          </table:table-cell>
          <table:table-cell office:value-type="float" office:value="0.459719" calcext:value-type="float">
            <text:p>0.459719</text:p>
          </table:table-cell>
          <table:table-cell office:value-type="float" office:value="0.458977" calcext:value-type="float">
            <text:p>0.458977</text:p>
          </table:table-cell>
          <table:table-cell office:value-type="float" office:value="0.458674" calcext:value-type="float">
            <text:p>0.458674</text:p>
          </table:table-cell>
          <table:table-cell office:value-type="float" office:value="0.458977" calcext:value-type="float">
            <text:p>0.458977</text:p>
          </table:table-cell>
          <table:table-cell office:value-type="float" office:value="0.459719" calcext:value-type="float">
            <text:p>0.459719</text:p>
          </table:table-cell>
          <table:table-cell office:value-type="float" office:value="0.460674" calcext:value-type="float">
            <text:p>0.460674</text:p>
          </table:table-cell>
          <table:table-cell office:value-type="float" office:value="0.46142" calcext:value-type="float">
            <text:p>0.46142</text:p>
          </table:table-cell>
          <table:table-cell office:value-type="float" office:value="0.461758" calcext:value-type="float">
            <text:p>0.461758</text:p>
          </table:table-cell>
        </table:table-row>
        <table:table-row table:style-name="ro1">
          <table:table-cell office:value-type="float" office:value="0.45886" calcext:value-type="float">
            <text:p>0.45886</text:p>
          </table:table-cell>
          <table:table-cell office:value-type="float" office:value="0.457698" calcext:value-type="float">
            <text:p>0.457698</text:p>
          </table:table-cell>
          <table:table-cell office:value-type="float" office:value="0.454527" calcext:value-type="float">
            <text:p>0.454527</text:p>
          </table:table-cell>
          <table:table-cell office:value-type="float" office:value="0.450596" calcext:value-type="float">
            <text:p>0.450596</text:p>
          </table:table-cell>
          <table:table-cell office:value-type="float" office:value="0.44746" calcext:value-type="float">
            <text:p>0.44746</text:p>
          </table:table-cell>
          <table:table-cell office:value-type="float" office:value="0.446256" calcext:value-type="float">
            <text:p>0.446256</text:p>
          </table:table-cell>
          <table:table-cell office:value-type="float" office:value="0.44746" calcext:value-type="float">
            <text:p>0.44746</text:p>
          </table:table-cell>
          <table:table-cell office:value-type="float" office:value="0.450596" calcext:value-type="float">
            <text:p>0.450596</text:p>
          </table:table-cell>
          <table:table-cell office:value-type="float" office:value="0.454527" calcext:value-type="float">
            <text:p>0.454527</text:p>
          </table:table-cell>
          <table:table-cell office:value-type="float" office:value="0.457698" calcext:value-type="float">
            <text:p>0.457698</text:p>
          </table:table-cell>
          <table:table-cell office:value-type="float" office:value="0.45886" calcext:value-type="float">
            <text:p>0.45886</text:p>
          </table:table-cell>
        </table:table-row>
        <table:table-row table:style-name="ro1">
          <table:table-cell office:value-type="float" office:value="0.452788" calcext:value-type="float">
            <text:p>0.452788</text:p>
          </table:table-cell>
          <table:table-cell office:value-type="float" office:value="0.450496" calcext:value-type="float">
            <text:p>0.450496</text:p>
          </table:table-cell>
          <table:table-cell office:value-type="float" office:value="0.44392" calcext:value-type="float">
            <text:p>0.44392</text:p>
          </table:table-cell>
          <table:table-cell office:value-type="float" office:value="0.435894" calcext:value-type="float">
            <text:p>0.435894</text:p>
          </table:table-cell>
          <table:table-cell office:value-type="float" office:value="0.429536" calcext:value-type="float">
            <text:p>0.429536</text:p>
          </table:table-cell>
          <table:table-cell office:value-type="float" office:value="0.427126" calcext:value-type="float">
            <text:p>0.427126</text:p>
          </table:table-cell>
          <table:table-cell office:value-type="float" office:value="0.429536" calcext:value-type="float">
            <text:p>0.429536</text:p>
          </table:table-cell>
          <table:table-cell office:value-type="float" office:value="0.435894" calcext:value-type="float">
            <text:p>0.435894</text:p>
          </table:table-cell>
          <table:table-cell office:value-type="float" office:value="0.44392" calcext:value-type="float">
            <text:p>0.44392</text:p>
          </table:table-cell>
          <table:table-cell office:value-type="float" office:value="0.450496" calcext:value-type="float">
            <text:p>0.450496</text:p>
          </table:table-cell>
          <table:table-cell office:value-type="float" office:value="0.452788" calcext:value-type="float">
            <text:p>0.452788</text:p>
          </table:table-cell>
        </table:table-row>
        <table:table-row table:style-name="ro1">
          <table:table-cell office:value-type="float" office:value="0.445938" calcext:value-type="float">
            <text:p>0.445938</text:p>
          </table:table-cell>
          <table:table-cell office:value-type="float" office:value="0.441988" calcext:value-type="float">
            <text:p>0.441988</text:p>
          </table:table-cell>
          <table:table-cell office:value-type="float" office:value="0.430398" calcext:value-type="float">
            <text:p>0.430398</text:p>
          </table:table-cell>
          <table:table-cell office:value-type="float" office:value="0.416458" calcext:value-type="float">
            <text:p>0.416458</text:p>
          </table:table-cell>
          <table:table-cell office:value-type="float" office:value="0.405538" calcext:value-type="float">
            <text:p>0.405538</text:p>
          </table:table-cell>
          <table:table-cell office:value-type="float" office:value="0.401441" calcext:value-type="float">
            <text:p>0.401441</text:p>
          </table:table-cell>
          <table:table-cell office:value-type="float" office:value="0.405538" calcext:value-type="float">
            <text:p>0.405538</text:p>
          </table:table-cell>
          <table:table-cell office:value-type="float" office:value="0.416458" calcext:value-type="float">
            <text:p>0.416458</text:p>
          </table:table-cell>
          <table:table-cell office:value-type="float" office:value="0.430398" calcext:value-type="float">
            <text:p>0.430398</text:p>
          </table:table-cell>
          <table:table-cell office:value-type="float" office:value="0.441988" calcext:value-type="float">
            <text:p>0.441988</text:p>
          </table:table-cell>
          <table:table-cell office:value-type="float" office:value="0.445938" calcext:value-type="float">
            <text:p>0.445938</text:p>
          </table:table-cell>
        </table:table-row>
        <table:table-row table:style-name="ro1">
          <table:table-cell office:value-type="float" office:value="0.436832" calcext:value-type="float">
            <text:p>0.436832</text:p>
          </table:table-cell>
          <table:table-cell office:value-type="float" office:value="0.431016" calcext:value-type="float">
            <text:p>0.431016</text:p>
          </table:table-cell>
          <table:table-cell office:value-type="float" office:value="0.413799" calcext:value-type="float">
            <text:p>0.413799</text:p>
          </table:table-cell>
          <table:table-cell office:value-type="float" office:value="0.393446" calcext:value-type="float">
            <text:p>0.393446</text:p>
          </table:table-cell>
          <table:table-cell office:value-type="float" office:value="0.377752" calcext:value-type="float">
            <text:p>0.377752</text:p>
          </table:table-cell>
          <table:table-cell office:value-type="float" office:value="0.371923" calcext:value-type="float">
            <text:p>0.371923</text:p>
          </table:table-cell>
          <table:table-cell office:value-type="float" office:value="0.377752" calcext:value-type="float">
            <text:p>0.377752</text:p>
          </table:table-cell>
          <table:table-cell office:value-type="float" office:value="0.393446" calcext:value-type="float">
            <text:p>0.393446</text:p>
          </table:table-cell>
          <table:table-cell office:value-type="float" office:value="0.413799" calcext:value-type="float">
            <text:p>0.413799</text:p>
          </table:table-cell>
          <table:table-cell office:value-type="float" office:value="0.431016" calcext:value-type="float">
            <text:p>0.431016</text:p>
          </table:table-cell>
          <table:table-cell office:value-type="float" office:value="0.436832" calcext:value-type="float">
            <text:p>0.436832</text:p>
          </table:table-cell>
        </table:table-row>
        <table:table-row table:style-name="ro1">
          <table:table-cell office:value-type="float" office:value="0.427375" calcext:value-type="float">
            <text:p>0.427375</text:p>
          </table:table-cell>
          <table:table-cell office:value-type="float" office:value="0.419407" calcext:value-type="float">
            <text:p>0.419407</text:p>
          </table:table-cell>
          <table:table-cell office:value-type="float" office:value="0.395841" calcext:value-type="float">
            <text:p>0.395841</text:p>
          </table:table-cell>
          <table:table-cell office:value-type="float" office:value="0.368478" calcext:value-type="float">
            <text:p>0.368478</text:p>
          </table:table-cell>
          <table:table-cell office:value-type="float" office:value="0.347745" calcext:value-type="float">
            <text:p>0.347745</text:p>
          </table:table-cell>
          <table:table-cell office:value-type="float" office:value="0.340127" calcext:value-type="float">
            <text:p>0.340127</text:p>
          </table:table-cell>
          <table:table-cell office:value-type="float" office:value="0.347745" calcext:value-type="float">
            <text:p>0.347745</text:p>
          </table:table-cell>
          <table:table-cell office:value-type="float" office:value="0.368478" calcext:value-type="float">
            <text:p>0.368478</text:p>
          </table:table-cell>
          <table:table-cell office:value-type="float" office:value="0.395841" calcext:value-type="float">
            <text:p>0.395841</text:p>
          </table:table-cell>
          <table:table-cell office:value-type="float" office:value="0.419407" calcext:value-type="float">
            <text:p>0.419407</text:p>
          </table:table-cell>
          <table:table-cell office:value-type="float" office:value="0.427375" calcext:value-type="float">
            <text:p>0.427375</text:p>
          </table:table-cell>
        </table:table-row>
        <table:table-row table:style-name="ro1">
          <table:table-cell office:value-type="float" office:value="0.417461" calcext:value-type="float">
            <text:p>0.417461</text:p>
          </table:table-cell>
          <table:table-cell office:value-type="float" office:value="0.407315" calcext:value-type="float">
            <text:p>0.407315</text:p>
          </table:table-cell>
          <table:table-cell office:value-type="float" office:value="0.377545" calcext:value-type="float">
            <text:p>0.377545</text:p>
          </table:table-cell>
          <table:table-cell office:value-type="float" office:value="0.343639" calcext:value-type="float">
            <text:p>0.343639</text:p>
          </table:table-cell>
          <table:table-cell office:value-type="float" office:value="0.318433" calcext:value-type="float">
            <text:p>0.318433</text:p>
          </table:table-cell>
          <table:table-cell office:value-type="float" office:value="0.309276" calcext:value-type="float">
            <text:p>0.309276</text:p>
          </table:table-cell>
          <table:table-cell office:value-type="float" office:value="0.318433" calcext:value-type="float">
            <text:p>0.318433</text:p>
          </table:table-cell>
          <table:table-cell office:value-type="float" office:value="0.343639" calcext:value-type="float">
            <text:p>0.343639</text:p>
          </table:table-cell>
          <table:table-cell office:value-type="float" office:value="0.377545" calcext:value-type="float">
            <text:p>0.377545</text:p>
          </table:table-cell>
          <table:table-cell office:value-type="float" office:value="0.407315" calcext:value-type="float">
            <text:p>0.407315</text:p>
          </table:table-cell>
          <table:table-cell office:value-type="float" office:value="0.417461" calcext:value-type="float">
            <text:p>0.417461</text:p>
          </table:table-cell>
        </table:table-row>
        <table:table-row table:style-name="ro1">
          <table:table-cell office:value-type="float" office:value="0.408901" calcext:value-type="float">
            <text:p>0.408901</text:p>
          </table:table-cell>
          <table:table-cell office:value-type="float" office:value="0.396665" calcext:value-type="float">
            <text:p>0.396665</text:p>
          </table:table-cell>
          <table:table-cell office:value-type="float" office:value="0.361224" calcext:value-type="float">
            <text:p>0.361224</text:p>
          </table:table-cell>
          <table:table-cell office:value-type="float" office:value="0.321585" calcext:value-type="float">
            <text:p>0.321585</text:p>
          </table:table-cell>
          <table:table-cell office:value-type="float" office:value="0.292641" calcext:value-type="float">
            <text:p>0.292641</text:p>
          </table:table-cell>
          <table:table-cell office:value-type="float" office:value="0.282239" calcext:value-type="float">
            <text:p>0.282239</text:p>
          </table:table-cell>
          <table:table-cell office:value-type="float" office:value="0.292641" calcext:value-type="float">
            <text:p>0.292641</text:p>
          </table:table-cell>
          <table:table-cell office:value-type="float" office:value="0.321585" calcext:value-type="float">
            <text:p>0.321585</text:p>
          </table:table-cell>
          <table:table-cell office:value-type="float" office:value="0.361224" calcext:value-type="float">
            <text:p>0.361224</text:p>
          </table:table-cell>
          <table:table-cell office:value-type="float" office:value="0.396665" calcext:value-type="float">
            <text:p>0.396665</text:p>
          </table:table-cell>
          <table:table-cell office:value-type="float" office:value="0.408901" calcext:value-type="float">
            <text:p>0.408901</text:p>
          </table:table-cell>
        </table:table-row>
        <table:table-row table:style-name="ro1">
          <table:table-cell office:value-type="float" office:value="0.402528" calcext:value-type="float">
            <text:p>0.402528</text:p>
          </table:table-cell>
          <table:table-cell office:value-type="float" office:value="0.388676" calcext:value-type="float">
            <text:p>0.388676</text:p>
          </table:table-cell>
          <table:table-cell office:value-type="float" office:value="0.349119" calcext:value-type="float">
            <text:p>0.349119</text:p>
          </table:table-cell>
          <table:table-cell office:value-type="float" office:value="0.305534" calcext:value-type="float">
            <text:p>0.305534</text:p>
          </table:table-cell>
          <table:table-cell office:value-type="float" office:value="0.274178" calcext:value-type="float">
            <text:p>0.274178</text:p>
          </table:table-cell>
          <table:table-cell office:value-type="float" office:value="0.263008" calcext:value-type="float">
            <text:p>0.263008</text:p>
          </table:table-cell>
          <table:table-cell office:value-type="float" office:value="0.274178" calcext:value-type="float">
            <text:p>0.274178</text:p>
          </table:table-cell>
          <table:table-cell office:value-type="float" office:value="0.305534" calcext:value-type="float">
            <text:p>0.305534</text:p>
          </table:table-cell>
          <table:table-cell office:value-type="float" office:value="0.349119" calcext:value-type="float">
            <text:p>0.349119</text:p>
          </table:table-cell>
          <table:table-cell office:value-type="float" office:value="0.388676" calcext:value-type="float">
            <text:p>0.388676</text:p>
          </table:table-cell>
          <table:table-cell office:value-type="float" office:value="0.402528" calcext:value-type="float">
            <text:p>0.402528</text:p>
          </table:table-cell>
        </table:table-row>
        <table:table-row table:style-name="ro1">
          <table:table-cell office:value-type="float" office:value="0.400655" calcext:value-type="float">
            <text:p>0.400655</text:p>
          </table:table-cell>
          <table:table-cell office:value-type="float" office:value="0.386038" calcext:value-type="float">
            <text:p>0.386038</text:p>
          </table:table-cell>
          <table:table-cell office:value-type="float" office:value="0.344646" calcext:value-type="float">
            <text:p>0.344646</text:p>
          </table:table-cell>
          <table:table-cell office:value-type="float" office:value="0.29932" calcext:value-type="float">
            <text:p>0.29932</text:p>
          </table:table-cell>
          <table:table-cell office:value-type="float" office:value="0.266898" calcext:value-type="float">
            <text:p>0.266898</text:p>
          </table:table-cell>
          <table:table-cell office:value-type="float" office:value="0.25539" calcext:value-type="float">
            <text:p>0.25539</text:p>
          </table:table-cell>
          <table:table-cell office:value-type="float" office:value="0.266898" calcext:value-type="float">
            <text:p>0.266898</text:p>
          </table:table-cell>
          <table:table-cell office:value-type="float" office:value="0.29932" calcext:value-type="float">
            <text:p>0.29932</text:p>
          </table:table-cell>
          <table:table-cell office:value-type="float" office:value="0.344646" calcext:value-type="float">
            <text:p>0.344646</text:p>
          </table:table-cell>
          <table:table-cell office:value-type="float" office:value="0.386038" calcext:value-type="float">
            <text:p>0.386038</text:p>
          </table:table-cell>
          <table:table-cell office:value-type="float" office:value="0.400655" calcext:value-type="float">
            <text:p>0.40065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24013" calcext:value-type="float">
            <text:p>0.524013</text:p>
          </table:table-cell>
          <table:table-cell table:number-columns-repeated="10"/>
        </table:table-row>
        <table:table-row table:style-name="ro1">
          <table:table-cell office:value-type="float" office:value="0.475829" calcext:value-type="float">
            <text:p>0.475829</text:p>
          </table:table-cell>
          <table:table-cell office:value-type="float" office:value="0.47499" calcext:value-type="float">
            <text:p>0.47499</text:p>
          </table:table-cell>
          <table:table-cell office:value-type="float" office:value="0.472829" calcext:value-type="float">
            <text:p>0.472829</text:p>
          </table:table-cell>
          <table:table-cell office:value-type="float" office:value="0.470111" calcext:value-type="float">
            <text:p>0.470111</text:p>
          </table:table-cell>
          <table:table-cell office:value-type="float" office:value="0.467924" calcext:value-type="float">
            <text:p>0.467924</text:p>
          </table:table-cell>
          <table:table-cell office:value-type="float" office:value="0.467078" calcext:value-type="float">
            <text:p>0.467078</text:p>
          </table:table-cell>
          <table:table-cell office:value-type="float" office:value="0.467924" calcext:value-type="float">
            <text:p>0.467924</text:p>
          </table:table-cell>
          <table:table-cell office:value-type="float" office:value="0.470111" calcext:value-type="float">
            <text:p>0.470111</text:p>
          </table:table-cell>
          <table:table-cell office:value-type="float" office:value="0.472829" calcext:value-type="float">
            <text:p>0.472829</text:p>
          </table:table-cell>
          <table:table-cell office:value-type="float" office:value="0.47499" calcext:value-type="float">
            <text:p>0.47499</text:p>
          </table:table-cell>
          <table:table-cell office:value-type="float" office:value="0.475829" calcext:value-type="float">
            <text:p>0.475829</text:p>
          </table:table-cell>
        </table:table-row>
        <table:table-row table:style-name="ro1">
          <table:table-cell office:value-type="float" office:value="0.468937" calcext:value-type="float">
            <text:p>0.468937</text:p>
          </table:table-cell>
          <table:table-cell office:value-type="float" office:value="0.468594" calcext:value-type="float">
            <text:p>0.468594</text:p>
          </table:table-cell>
          <table:table-cell office:value-type="float" office:value="0.467838" calcext:value-type="float">
            <text:p>0.467838</text:p>
          </table:table-cell>
          <table:table-cell office:value-type="float" office:value="0.466871" calcext:value-type="float">
            <text:p>0.466871</text:p>
          </table:table-cell>
          <table:table-cell office:value-type="float" office:value="0.466119" calcext:value-type="float">
            <text:p>0.466119</text:p>
          </table:table-cell>
          <table:table-cell office:value-type="float" office:value="0.465811" calcext:value-type="float">
            <text:p>0.465811</text:p>
          </table:table-cell>
          <table:table-cell office:value-type="float" office:value="0.466119" calcext:value-type="float">
            <text:p>0.466119</text:p>
          </table:table-cell>
          <table:table-cell office:value-type="float" office:value="0.466871" calcext:value-type="float">
            <text:p>0.466871</text:p>
          </table:table-cell>
          <table:table-cell office:value-type="float" office:value="0.467838" calcext:value-type="float">
            <text:p>0.467838</text:p>
          </table:table-cell>
          <table:table-cell office:value-type="float" office:value="0.468594" calcext:value-type="float">
            <text:p>0.468594</text:p>
          </table:table-cell>
          <table:table-cell office:value-type="float" office:value="0.468937" calcext:value-type="float">
            <text:p>0.468937</text:p>
          </table:table-cell>
        </table:table-row>
        <table:table-row table:style-name="ro1">
          <table:table-cell office:value-type="float" office:value="0.466006" calcext:value-type="float">
            <text:p>0.466006</text:p>
          </table:table-cell>
          <table:table-cell office:value-type="float" office:value="0.464829" calcext:value-type="float">
            <text:p>0.464829</text:p>
          </table:table-cell>
          <table:table-cell office:value-type="float" office:value="0.461614" calcext:value-type="float">
            <text:p>0.461614</text:p>
          </table:table-cell>
          <table:table-cell office:value-type="float" office:value="0.45763" calcext:value-type="float">
            <text:p>0.45763</text:p>
          </table:table-cell>
          <table:table-cell office:value-type="float" office:value="0.454451" calcext:value-type="float">
            <text:p>0.454451</text:p>
          </table:table-cell>
          <table:table-cell office:value-type="float" office:value="0.45323" calcext:value-type="float">
            <text:p>0.45323</text:p>
          </table:table-cell>
          <table:table-cell office:value-type="float" office:value="0.454451" calcext:value-type="float">
            <text:p>0.454451</text:p>
          </table:table-cell>
          <table:table-cell office:value-type="float" office:value="0.45763" calcext:value-type="float">
            <text:p>0.45763</text:p>
          </table:table-cell>
          <table:table-cell office:value-type="float" office:value="0.461614" calcext:value-type="float">
            <text:p>0.461614</text:p>
          </table:table-cell>
          <table:table-cell office:value-type="float" office:value="0.464829" calcext:value-type="float">
            <text:p>0.464829</text:p>
          </table:table-cell>
          <table:table-cell office:value-type="float" office:value="0.466006" calcext:value-type="float">
            <text:p>0.466006</text:p>
          </table:table-cell>
        </table:table-row>
        <table:table-row table:style-name="ro1">
          <table:table-cell office:value-type="float" office:value="0.459857" calcext:value-type="float">
            <text:p>0.459857</text:p>
          </table:table-cell>
          <table:table-cell office:value-type="float" office:value="0.457537" calcext:value-type="float">
            <text:p>0.457537</text:p>
          </table:table-cell>
          <table:table-cell office:value-type="float" office:value="0.450874" calcext:value-type="float">
            <text:p>0.450874</text:p>
          </table:table-cell>
          <table:table-cell office:value-type="float" office:value="0.442743" calcext:value-type="float">
            <text:p>0.442743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433858" calcext:value-type="float">
            <text:p>0.433858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442743" calcext:value-type="float">
            <text:p>0.442743</text:p>
          </table:table-cell>
          <table:table-cell office:value-type="float" office:value="0.450874" calcext:value-type="float">
            <text:p>0.450874</text:p>
          </table:table-cell>
          <table:table-cell office:value-type="float" office:value="0.457537" calcext:value-type="float">
            <text:p>0.457537</text:p>
          </table:table-cell>
          <table:table-cell office:value-type="float" office:value="0.459857" calcext:value-type="float">
            <text:p>0.459857</text:p>
          </table:table-cell>
        </table:table-row>
        <table:table-row table:style-name="ro1">
          <table:table-cell office:value-type="float" office:value="0.452939" calcext:value-type="float">
            <text:p>0.452939</text:p>
          </table:table-cell>
          <table:table-cell office:value-type="float" office:value="0.44894" calcext:value-type="float">
            <text:p>0.44894</text:p>
          </table:table-cell>
          <table:table-cell office:value-type="float" office:value="0.437196" calcext:value-type="float">
            <text:p>0.437196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412003" calcext:value-type="float">
            <text:p>0.412003</text:p>
          </table:table-cell>
          <table:table-cell office:value-type="float" office:value="0.407851" calcext:value-type="float">
            <text:p>0.407851</text:p>
          </table:table-cell>
          <table:table-cell office:value-type="float" office:value="0.412003" calcext:value-type="float">
            <text:p>0.412003</text:p>
          </table:table-cell>
          <table:table-cell office:value-type="float" office:value="0.423071" calcext:value-type="float">
            <text:p>0.423071</text:p>
          </table:table-cell>
          <table:table-cell office:value-type="float" office:value="0.437196" calcext:value-type="float">
            <text:p>0.437196</text:p>
          </table:table-cell>
          <table:table-cell office:value-type="float" office:value="0.44894" calcext:value-type="float">
            <text:p>0.44894</text:p>
          </table:table-cell>
          <table:table-cell office:value-type="float" office:value="0.452939" calcext:value-type="float">
            <text:p>0.452939</text:p>
          </table:table-cell>
        </table:table-row>
        <table:table-row table:style-name="ro1">
          <table:table-cell office:value-type="float" office:value="0.443738" calcext:value-type="float">
            <text:p>0.443738</text:p>
          </table:table-cell>
          <table:table-cell office:value-type="float" office:value="0.437853" calcext:value-type="float">
            <text:p>0.437853</text:p>
          </table:table-cell>
          <table:table-cell office:value-type="float" office:value="0.420414" calcext:value-type="float">
            <text:p>0.420414</text:p>
          </table:table-cell>
          <table:table-cell office:value-type="float" office:value="0.399794" calcext:value-type="float">
            <text:p>0.399794</text:p>
          </table:table-cell>
          <table:table-cell office:value-type="float" office:value="0.383891" calcext:value-type="float">
            <text:p>0.383891</text:p>
          </table:table-cell>
          <table:table-cell office:value-type="float" office:value="0.377984" calcext:value-type="float">
            <text:p>0.377984</text:p>
          </table:table-cell>
          <table:table-cell office:value-type="float" office:value="0.383891" calcext:value-type="float">
            <text:p>0.383891</text:p>
          </table:table-cell>
          <table:table-cell office:value-type="float" office:value="0.399794" calcext:value-type="float">
            <text:p>0.399794</text:p>
          </table:table-cell>
          <table:table-cell office:value-type="float" office:value="0.420414" calcext:value-type="float">
            <text:p>0.420414</text:p>
          </table:table-cell>
          <table:table-cell office:value-type="float" office:value="0.437853" calcext:value-type="float">
            <text:p>0.437853</text:p>
          </table:table-cell>
          <table:table-cell office:value-type="float" office:value="0.443738" calcext:value-type="float">
            <text:p>0.443738</text:p>
          </table:table-cell>
        </table:table-row>
        <table:table-row table:style-name="ro1">
          <table:table-cell office:value-type="float" office:value="0.434208" calcext:value-type="float">
            <text:p>0.434208</text:p>
          </table:table-cell>
          <table:table-cell office:value-type="float" office:value="0.426147" calcext:value-type="float">
            <text:p>0.426147</text:p>
          </table:table-cell>
          <table:table-cell office:value-type="float" office:value="0.40228" calcext:value-type="float">
            <text:p>0.40228</text:p>
          </table:table-cell>
          <table:table-cell office:value-type="float" office:value="0.374561" calcext:value-type="float">
            <text:p>0.374561</text:p>
          </table:table-cell>
          <table:table-cell office:value-type="float" office:value="0.353551" calcext:value-type="float">
            <text:p>0.353551</text:p>
          </table:table-cell>
          <table:table-cell office:value-type="float" office:value="0.345831" calcext:value-type="float">
            <text:p>0.345831</text:p>
          </table:table-cell>
          <table:table-cell office:value-type="float" office:value="0.353551" calcext:value-type="float">
            <text:p>0.353551</text:p>
          </table:table-cell>
          <table:table-cell office:value-type="float" office:value="0.374561" calcext:value-type="float">
            <text:p>0.374561</text:p>
          </table:table-cell>
          <table:table-cell office:value-type="float" office:value="0.40228" calcext:value-type="float">
            <text:p>0.40228</text:p>
          </table:table-cell>
          <table:table-cell office:value-type="float" office:value="0.426147" calcext:value-type="float">
            <text:p>0.426147</text:p>
          </table:table-cell>
          <table:table-cell office:value-type="float" office:value="0.434208" calcext:value-type="float">
            <text:p>0.434208</text:p>
          </table:table-cell>
        </table:table-row>
        <table:table-row table:style-name="ro1">
          <table:table-cell office:value-type="float" office:value="0.424221" calcext:value-type="float">
            <text:p>0.424221</text:p>
          </table:table-cell>
          <table:table-cell office:value-type="float" office:value="0.413962" calcext:value-type="float">
            <text:p>0.413962</text:p>
          </table:table-cell>
          <table:table-cell office:value-type="float" office:value="0.383823" calcext:value-type="float">
            <text:p>0.383823</text:p>
          </table:table-cell>
          <table:table-cell office:value-type="float" office:value="0.349484" calcext:value-type="float">
            <text:p>0.349484</text:p>
          </table:table-cell>
          <table:table-cell office:value-type="float" office:value="0.323945" calcext:value-type="float">
            <text:p>0.323945</text:p>
          </table:table-cell>
          <table:table-cell office:value-type="float" office:value="0.314665" calcext:value-type="float">
            <text:p>0.314665</text:p>
          </table:table-cell>
          <table:table-cell office:value-type="float" office:value="0.323945" calcext:value-type="float">
            <text:p>0.323945</text:p>
          </table:table-cell>
          <table:table-cell office:value-type="float" office:value="0.349484" calcext:value-type="float">
            <text:p>0.349484</text:p>
          </table:table-cell>
          <table:table-cell office:value-type="float" office:value="0.383823" calcext:value-type="float">
            <text:p>0.383823</text:p>
          </table:table-cell>
          <table:table-cell office:value-type="float" office:value="0.413962" calcext:value-type="float">
            <text:p>0.413962</text:p>
          </table:table-cell>
          <table:table-cell office:value-type="float" office:value="0.424221" calcext:value-type="float">
            <text:p>0.424221</text:p>
          </table:table-cell>
        </table:table-row>
        <table:table-row table:style-name="ro1">
          <table:table-cell office:value-type="float" office:value="0.415622" calcext:value-type="float">
            <text:p>0.415622</text:p>
          </table:table-cell>
          <table:table-cell office:value-type="float" office:value="0.403255" calcext:value-type="float">
            <text:p>0.403255</text:p>
          </table:table-cell>
          <table:table-cell office:value-type="float" office:value="0.367385" calcext:value-type="float">
            <text:p>0.367385</text:p>
          </table:table-cell>
          <table:table-cell office:value-type="float" office:value="0.327246" calcext:value-type="float">
            <text:p>0.327246</text:p>
          </table:table-cell>
          <table:table-cell office:value-type="float" office:value="0.297921" calcext:value-type="float">
            <text:p>0.297921</text:p>
          </table:table-cell>
          <table:table-cell office:value-type="float" office:value="0.287378" calcext:value-type="float">
            <text:p>0.287378</text:p>
          </table:table-cell>
          <table:table-cell office:value-type="float" office:value="0.297921" calcext:value-type="float">
            <text:p>0.297921</text:p>
          </table:table-cell>
          <table:table-cell office:value-type="float" office:value="0.327246" calcext:value-type="float">
            <text:p>0.327246</text:p>
          </table:table-cell>
          <table:table-cell office:value-type="float" office:value="0.367385" calcext:value-type="float">
            <text:p>0.367385</text:p>
          </table:table-cell>
          <table:table-cell office:value-type="float" office:value="0.403255" calcext:value-type="float">
            <text:p>0.403255</text:p>
          </table:table-cell>
          <table:table-cell office:value-type="float" office:value="0.415622" calcext:value-type="float">
            <text:p>0.415622</text:p>
          </table:table-cell>
        </table:table-row>
        <table:table-row table:style-name="ro1">
          <table:table-cell office:value-type="float" office:value="0.409225" calcext:value-type="float">
            <text:p>0.409225</text:p>
          </table:table-cell>
          <table:table-cell office:value-type="float" office:value="0.395231" calcext:value-type="float">
            <text:p>0.395231</text:p>
          </table:table-cell>
          <table:table-cell office:value-type="float" office:value="0.355207" calcext:value-type="float">
            <text:p>0.355207</text:p>
          </table:table-cell>
          <table:table-cell office:value-type="float" office:value="0.311081" calcext:value-type="float">
            <text:p>0.311081</text:p>
          </table:table-cell>
          <table:table-cell office:value-type="float" office:value="0.279315" calcext:value-type="float">
            <text:p>0.279315</text:p>
          </table:table-cell>
          <table:table-cell office:value-type="float" office:value="0.267995" calcext:value-type="float">
            <text:p>0.267995</text:p>
          </table:table-cell>
          <table:table-cell office:value-type="float" office:value="0.279315" calcext:value-type="float">
            <text:p>0.279315</text:p>
          </table:table-cell>
          <table:table-cell office:value-type="float" office:value="0.311081" calcext:value-type="float">
            <text:p>0.311081</text:p>
          </table:table-cell>
          <table:table-cell office:value-type="float" office:value="0.355207" calcext:value-type="float">
            <text:p>0.355207</text:p>
          </table:table-cell>
          <table:table-cell office:value-type="float" office:value="0.395231" calcext:value-type="float">
            <text:p>0.395231</text:p>
          </table:table-cell>
          <table:table-cell office:value-type="float" office:value="0.409225" calcext:value-type="float">
            <text:p>0.409225</text:p>
          </table:table-cell>
        </table:table-row>
        <table:table-row table:style-name="ro1">
          <table:table-cell office:value-type="float" office:value="0.40737" calcext:value-type="float">
            <text:p>0.40737</text:p>
          </table:table-cell>
          <table:table-cell office:value-type="float" office:value="0.392604" calcext:value-type="float">
            <text:p>0.392604</text:p>
          </table:table-cell>
          <table:table-cell office:value-type="float" office:value="0.350723" calcext:value-type="float">
            <text:p>0.350723</text:p>
          </table:table-cell>
          <table:table-cell office:value-type="float" office:value="0.304831" calcext:value-type="float">
            <text:p>0.304831</text:p>
          </table:table-cell>
          <table:table-cell office:value-type="float" office:value="0.271981" calcext:value-type="float">
            <text:p>0.271981</text:p>
          </table:table-cell>
          <table:table-cell office:value-type="float" office:value="0.260316" calcext:value-type="float">
            <text:p>0.260316</text:p>
          </table:table-cell>
          <table:table-cell office:value-type="float" office:value="0.271981" calcext:value-type="float">
            <text:p>0.271981</text:p>
          </table:table-cell>
          <table:table-cell office:value-type="float" office:value="0.304831" calcext:value-type="float">
            <text:p>0.304831</text:p>
          </table:table-cell>
          <table:table-cell office:value-type="float" office:value="0.350723" calcext:value-type="float">
            <text:p>0.350723</text:p>
          </table:table-cell>
          <table:table-cell office:value-type="float" office:value="0.392604" calcext:value-type="float">
            <text:p>0.392604</text:p>
          </table:table-cell>
          <table:table-cell office:value-type="float" office:value="0.40737" calcext:value-type="float">
            <text:p>0.407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38118" calcext:value-type="float">
            <text:p>0.538118</text:p>
          </table:table-cell>
          <table:table-cell table:number-columns-repeated="10"/>
        </table:table-row>
        <table:table-row table:style-name="ro1">
          <table:table-cell office:value-type="float" office:value="0.487366" calcext:value-type="float">
            <text:p>0.487366</text:p>
          </table:table-cell>
          <table:table-cell office:value-type="float" office:value="0.486505" calcext:value-type="float">
            <text:p>0.486505</text:p>
          </table:table-cell>
          <table:table-cell office:value-type="float" office:value="0.484285" calcext:value-type="float">
            <text:p>0.484285</text:p>
          </table:table-cell>
          <table:table-cell office:value-type="float" office:value="0.481492" calcext:value-type="float">
            <text:p>0.481492</text:p>
          </table:table-cell>
          <table:table-cell office:value-type="float" office:value="0.479245" calcext:value-type="float">
            <text:p>0.479245</text:p>
          </table:table-cell>
          <table:table-cell office:value-type="float" office:value="0.478376" calcext:value-type="float">
            <text:p>0.478376</text:p>
          </table:table-cell>
          <table:table-cell office:value-type="float" office:value="0.479245" calcext:value-type="float">
            <text:p>0.479245</text:p>
          </table:table-cell>
          <table:table-cell office:value-type="float" office:value="0.481492" calcext:value-type="float">
            <text:p>0.481492</text:p>
          </table:table-cell>
          <table:table-cell office:value-type="float" office:value="0.484285" calcext:value-type="float">
            <text:p>0.484285</text:p>
          </table:table-cell>
          <table:table-cell office:value-type="float" office:value="0.486505" calcext:value-type="float">
            <text:p>0.486505</text:p>
          </table:table-cell>
          <table:table-cell office:value-type="float" office:value="0.487366" calcext:value-type="float">
            <text:p>0.487366</text:p>
          </table:table-cell>
        </table:table-row>
        <table:table-row table:style-name="ro1">
          <table:table-cell office:value-type="float" office:value="0.480294" calcext:value-type="float">
            <text:p>0.480294</text:p>
          </table:table-cell>
          <table:table-cell office:value-type="float" office:value="0.479944" calcext:value-type="float">
            <text:p>0.479944</text:p>
          </table:table-cell>
          <table:table-cell office:value-type="float" office:value="0.479172" calcext:value-type="float">
            <text:p>0.479172</text:p>
          </table:table-cell>
          <table:table-cell office:value-type="float" office:value="0.478186" calcext:value-type="float">
            <text:p>0.478186</text:p>
          </table:table-cell>
          <table:table-cell office:value-type="float" office:value="0.477418" calcext:value-type="float">
            <text:p>0.477418</text:p>
          </table:table-cell>
          <table:table-cell office:value-type="float" office:value="0.477104" calcext:value-type="float">
            <text:p>0.477104</text:p>
          </table:table-cell>
          <table:table-cell office:value-type="float" office:value="0.477418" calcext:value-type="float">
            <text:p>0.477418</text:p>
          </table:table-cell>
          <table:table-cell office:value-type="float" office:value="0.478186" calcext:value-type="float">
            <text:p>0.478186</text:p>
          </table:table-cell>
          <table:table-cell office:value-type="float" office:value="0.479172" calcext:value-type="float">
            <text:p>0.479172</text:p>
          </table:table-cell>
          <table:table-cell office:value-type="float" office:value="0.479944" calcext:value-type="float">
            <text:p>0.479944</text:p>
          </table:table-cell>
          <table:table-cell office:value-type="float" office:value="0.480294" calcext:value-type="float">
            <text:p>0.480294</text:p>
          </table:table-cell>
        </table:table-row>
        <table:table-row table:style-name="ro1">
          <table:table-cell office:value-type="float" office:value="0.477313" calcext:value-type="float">
            <text:p>0.477313</text:p>
          </table:table-cell>
          <table:table-cell office:value-type="float" office:value="0.476112" calcext:value-type="float">
            <text:p>0.476112</text:p>
          </table:table-cell>
          <table:table-cell office:value-type="float" office:value="0.47283" calcext:value-type="float">
            <text:p>0.47283</text:p>
          </table:table-cell>
          <table:table-cell office:value-type="float" office:value="0.468761" calcext:value-type="float">
            <text:p>0.468761</text:p>
          </table:table-cell>
          <table:table-cell office:value-type="float" office:value="0.465515" calcext:value-type="float">
            <text:p>0.465515</text:p>
          </table:table-cell>
          <table:table-cell office:value-type="float" office:value="0.464268" calcext:value-type="float">
            <text:p>0.464268</text:p>
          </table:table-cell>
          <table:table-cell office:value-type="float" office:value="0.465515" calcext:value-type="float">
            <text:p>0.465515</text:p>
          </table:table-cell>
          <table:table-cell office:value-type="float" office:value="0.468761" calcext:value-type="float">
            <text:p>0.468761</text:p>
          </table:table-cell>
          <table:table-cell office:value-type="float" office:value="0.47283" calcext:value-type="float">
            <text:p>0.47283</text:p>
          </table:table-cell>
          <table:table-cell office:value-type="float" office:value="0.476112" calcext:value-type="float">
            <text:p>0.476112</text:p>
          </table:table-cell>
          <table:table-cell office:value-type="float" office:value="0.477313" calcext:value-type="float">
            <text:p>0.477313</text:p>
          </table:table-cell>
        </table:table-row>
        <table:table-row table:style-name="ro1">
          <table:table-cell office:value-type="float" office:value="0.471046" calcext:value-type="float">
            <text:p>0.471046</text:p>
          </table:table-cell>
          <table:table-cell office:value-type="float" office:value="0.468682" calcext:value-type="float">
            <text:p>0.468682</text:p>
          </table:table-cell>
          <table:table-cell office:value-type="float" office:value="0.461883" calcext:value-type="float">
            <text:p>0.461883</text:p>
          </table:table-cell>
          <table:table-cell office:value-type="float" office:value="0.453585" calcext:value-type="float">
            <text:p>0.453585</text:p>
          </table:table-cell>
          <table:table-cell office:value-type="float" office:value="0.447009" calcext:value-type="float">
            <text:p>0.447009</text:p>
          </table:table-cell>
          <table:table-cell office:value-type="float" office:value="0.444517" calcext:value-type="float">
            <text:p>0.444517</text:p>
          </table:table-cell>
          <table:table-cell office:value-type="float" office:value="0.447009" calcext:value-type="float">
            <text:p>0.447009</text:p>
          </table:table-cell>
          <table:table-cell office:value-type="float" office:value="0.453585" calcext:value-type="float">
            <text:p>0.453585</text:p>
          </table:table-cell>
          <table:table-cell office:value-type="float" office:value="0.461883" calcext:value-type="float">
            <text:p>0.461883</text:p>
          </table:table-cell>
          <table:table-cell office:value-type="float" office:value="0.468682" calcext:value-type="float">
            <text:p>0.468682</text:p>
          </table:table-cell>
          <table:table-cell office:value-type="float" office:value="0.471046" calcext:value-type="float">
            <text:p>0.471046</text:p>
          </table:table-cell>
        </table:table-row>
        <table:table-row table:style-name="ro1">
          <table:table-cell office:value-type="float" office:value="0.464023" calcext:value-type="float">
            <text:p>0.464023</text:p>
          </table:table-cell>
          <table:table-cell office:value-type="float" office:value="0.459947" calcext:value-type="float">
            <text:p>0.459947</text:p>
          </table:table-cell>
          <table:table-cell office:value-type="float" office:value="0.447962" calcext:value-type="float">
            <text:p>0.447962</text:p>
          </table:table-cell>
          <table:table-cell office:value-type="float" office:value="0.433546" calcext:value-type="float">
            <text:p>0.433546</text:p>
          </table:table-cell>
          <table:table-cell office:value-type="float" office:value="0.422247" calcext:value-type="float">
            <text:p>0.422247</text:p>
          </table:table-cell>
          <table:table-cell office:value-type="float" office:value="0.418008" calcext:value-type="float">
            <text:p>0.418008</text:p>
          </table:table-cell>
          <table:table-cell office:value-type="float" office:value="0.422247" calcext:value-type="float">
            <text:p>0.422247</text:p>
          </table:table-cell>
          <table:table-cell office:value-type="float" office:value="0.433546" calcext:value-type="float">
            <text:p>0.433546</text:p>
          </table:table-cell>
          <table:table-cell office:value-type="float" office:value="0.447962" calcext:value-type="float">
            <text:p>0.447962</text:p>
          </table:table-cell>
          <table:table-cell office:value-type="float" office:value="0.459947" calcext:value-type="float">
            <text:p>0.459947</text:p>
          </table:table-cell>
          <table:table-cell office:value-type="float" office:value="0.464023" calcext:value-type="float">
            <text:p>0.464023</text:p>
          </table:table-cell>
        </table:table-row>
        <table:table-row table:style-name="ro1">
          <table:table-cell office:value-type="float" office:value="0.454677" calcext:value-type="float">
            <text:p>0.454677</text:p>
          </table:table-cell>
          <table:table-cell office:value-type="float" office:value="0.448683" calcext:value-type="float">
            <text:p>0.448683</text:p>
          </table:table-cell>
          <table:table-cell office:value-type="float" office:value="0.430895" calcext:value-type="float">
            <text:p>0.430895</text:p>
          </table:table-cell>
          <table:table-cell office:value-type="float" office:value="0.409857" calcext:value-type="float">
            <text:p>0.409857</text:p>
          </table:table-cell>
          <table:table-cell office:value-type="float" office:value="0.393626" calcext:value-type="float">
            <text:p>0.393626</text:p>
          </table:table-cell>
          <table:table-cell office:value-type="float" office:value="0.387596" calcext:value-type="float">
            <text:p>0.387596</text:p>
          </table:table-cell>
          <table:table-cell office:value-type="float" office:value="0.393626" calcext:value-type="float">
            <text:p>0.393626</text:p>
          </table:table-cell>
          <table:table-cell office:value-type="float" office:value="0.409857" calcext:value-type="float">
            <text:p>0.409857</text:p>
          </table:table-cell>
          <table:table-cell office:value-type="float" office:value="0.430895" calcext:value-type="float">
            <text:p>0.430895</text:p>
          </table:table-cell>
          <table:table-cell office:value-type="float" office:value="0.448683" calcext:value-type="float">
            <text:p>0.448683</text:p>
          </table:table-cell>
          <table:table-cell office:value-type="float" office:value="0.454677" calcext:value-type="float">
            <text:p>0.454677</text:p>
          </table:table-cell>
        </table:table-row>
        <table:table-row table:style-name="ro1">
          <table:table-cell office:value-type="float" office:value="0.445034" calcext:value-type="float">
            <text:p>0.445034</text:p>
          </table:table-cell>
          <table:table-cell office:value-type="float" office:value="0.436828" calcext:value-type="float">
            <text:p>0.436828</text:p>
          </table:table-cell>
          <table:table-cell office:value-type="float" office:value="0.41249" calcext:value-type="float">
            <text:p>0.41249</text:p>
          </table:table-cell>
          <table:table-cell office:value-type="float" office:value="0.384213" calcext:value-type="float">
            <text:p>0.384213</text:p>
          </table:table-cell>
          <table:table-cell office:value-type="float" office:value="0.362768" calcext:value-type="float">
            <text:p>0.362768</text:p>
          </table:table-cell>
          <table:table-cell office:value-type="float" office:value="0.354886" calcext:value-type="float">
            <text:p>0.354886</text:p>
          </table:table-cell>
          <table:table-cell office:value-type="float" office:value="0.362768" calcext:value-type="float">
            <text:p>0.362768</text:p>
          </table:table-cell>
          <table:table-cell office:value-type="float" office:value="0.384213" calcext:value-type="float">
            <text:p>0.384213</text:p>
          </table:table-cell>
          <table:table-cell office:value-type="float" office:value="0.41249" calcext:value-type="float">
            <text:p>0.41249</text:p>
          </table:table-cell>
          <table:table-cell office:value-type="float" office:value="0.436828" calcext:value-type="float">
            <text:p>0.436828</text:p>
          </table:table-cell>
          <table:table-cell office:value-type="float" office:value="0.445034" calcext:value-type="float">
            <text:p>0.445034</text:p>
          </table:table-cell>
        </table:table-row>
        <table:table-row table:style-name="ro1">
          <table:table-cell office:value-type="float" office:value="0.434938" calcext:value-type="float">
            <text:p>0.434938</text:p>
          </table:table-cell>
          <table:table-cell office:value-type="float" office:value="0.424502" calcext:value-type="float">
            <text:p>0.424502</text:p>
          </table:table-cell>
          <table:table-cell office:value-type="float" office:value="0.393785" calcext:value-type="float">
            <text:p>0.393785</text:p>
          </table:table-cell>
          <table:table-cell office:value-type="float" office:value="0.358767" calcext:value-type="float">
            <text:p>0.358767</text:p>
          </table:table-cell>
          <table:table-cell office:value-type="float" office:value="0.332705" calcext:value-type="float">
            <text:p>0.332705</text:p>
          </table:table-cell>
          <table:table-cell office:value-type="float" office:value="0.323231" calcext:value-type="float">
            <text:p>0.323231</text:p>
          </table:table-cell>
          <table:table-cell office:value-type="float" office:value="0.332705" calcext:value-type="float">
            <text:p>0.332705</text:p>
          </table:table-cell>
          <table:table-cell office:value-type="float" office:value="0.358767" calcext:value-type="float">
            <text:p>0.358767</text:p>
          </table:table-cell>
          <table:table-cell office:value-type="float" office:value="0.393785" calcext:value-type="float">
            <text:p>0.393785</text:p>
          </table:table-cell>
          <table:table-cell office:value-type="float" office:value="0.424502" calcext:value-type="float">
            <text:p>0.424502</text:p>
          </table:table-cell>
          <table:table-cell office:value-type="float" office:value="0.434938" calcext:value-type="float">
            <text:p>0.434938</text:p>
          </table:table-cell>
        </table:table-row>
        <table:table-row table:style-name="ro1">
          <table:table-cell office:value-type="float" office:value="0.426281" calcext:value-type="float">
            <text:p>0.426281</text:p>
          </table:table-cell>
          <table:table-cell office:value-type="float" office:value="0.413709" calcext:value-type="float">
            <text:p>0.413709</text:p>
          </table:table-cell>
          <table:table-cell office:value-type="float" office:value="0.377166" calcext:value-type="float">
            <text:p>0.377166</text:p>
          </table:table-cell>
          <table:table-cell office:value-type="float" office:value="0.336244" calcext:value-type="float">
            <text:p>0.336244</text:p>
          </table:table-cell>
          <table:table-cell office:value-type="float" office:value="0.30632" calcext:value-type="float">
            <text:p>0.30632</text:p>
          </table:table-cell>
          <table:table-cell office:value-type="float" office:value="0.295557" calcext:value-type="float">
            <text:p>0.295557</text:p>
          </table:table-cell>
          <table:table-cell office:value-type="float" office:value="0.30632" calcext:value-type="float">
            <text:p>0.30632</text:p>
          </table:table-cell>
          <table:table-cell office:value-type="float" office:value="0.336244" calcext:value-type="float">
            <text:p>0.336244</text:p>
          </table:table-cell>
          <table:table-cell office:value-type="float" office:value="0.377166" calcext:value-type="float">
            <text:p>0.377166</text:p>
          </table:table-cell>
          <table:table-cell office:value-type="float" office:value="0.413709" calcext:value-type="float">
            <text:p>0.413709</text:p>
          </table:table-cell>
          <table:table-cell office:value-type="float" office:value="0.426281" calcext:value-type="float">
            <text:p>0.426281</text:p>
          </table:table-cell>
        </table:table-row>
        <table:table-row table:style-name="ro1">
          <table:table-cell office:value-type="float" office:value="0.419848" calcext:value-type="float">
            <text:p>0.419848</text:p>
          </table:table-cell>
          <table:table-cell office:value-type="float" office:value="0.405632" calcext:value-type="float">
            <text:p>0.405632</text:p>
          </table:table-cell>
          <table:table-cell office:value-type="float" office:value="0.364877" calcext:value-type="float">
            <text:p>0.364877</text:p>
          </table:table-cell>
          <table:table-cell office:value-type="float" office:value="0.319904" calcext:value-type="float">
            <text:p>0.319904</text:p>
          </table:table-cell>
          <table:table-cell office:value-type="float" office:value="0.287494" calcext:value-type="float">
            <text:p>0.287494</text:p>
          </table:table-cell>
          <table:table-cell office:value-type="float" office:value="0.275938" calcext:value-type="float">
            <text:p>0.275938</text:p>
          </table:table-cell>
          <table:table-cell office:value-type="float" office:value="0.287494" calcext:value-type="float">
            <text:p>0.287494</text:p>
          </table:table-cell>
          <table:table-cell office:value-type="float" office:value="0.319904" calcext:value-type="float">
            <text:p>0.319904</text:p>
          </table:table-cell>
          <table:table-cell office:value-type="float" office:value="0.364877" calcext:value-type="float">
            <text:p>0.364877</text:p>
          </table:table-cell>
          <table:table-cell office:value-type="float" office:value="0.405632" calcext:value-type="float">
            <text:p>0.405632</text:p>
          </table:table-cell>
          <table:table-cell office:value-type="float" office:value="0.419848" calcext:value-type="float">
            <text:p>0.419848</text:p>
          </table:table-cell>
        </table:table-row>
        <table:table-row table:style-name="ro1">
          <table:table-cell office:value-type="float" office:value="0.418022" calcext:value-type="float">
            <text:p>0.418022</text:p>
          </table:table-cell>
          <table:table-cell office:value-type="float" office:value="0.403022" calcext:value-type="float">
            <text:p>0.403022</text:p>
          </table:table-cell>
          <table:table-cell office:value-type="float" office:value="0.360376" calcext:value-type="float">
            <text:p>0.360376</text:p>
          </table:table-cell>
          <table:table-cell office:value-type="float" office:value="0.313598" calcext:value-type="float">
            <text:p>0.313598</text:p>
          </table:table-cell>
          <table:table-cell office:value-type="float" office:value="0.280075" calcext:value-type="float">
            <text:p>0.280075</text:p>
          </table:table-cell>
          <table:table-cell office:value-type="float" office:value="0.268162" calcext:value-type="float">
            <text:p>0.268162</text:p>
          </table:table-cell>
          <table:table-cell office:value-type="float" office:value="0.280075" calcext:value-type="float">
            <text:p>0.280075</text:p>
          </table:table-cell>
          <table:table-cell office:value-type="float" office:value="0.313598" calcext:value-type="float">
            <text:p>0.313598</text:p>
          </table:table-cell>
          <table:table-cell office:value-type="float" office:value="0.360376" calcext:value-type="float">
            <text:p>0.360376</text:p>
          </table:table-cell>
          <table:table-cell office:value-type="float" office:value="0.403022" calcext:value-type="float">
            <text:p>0.403022</text:p>
          </table:table-cell>
          <table:table-cell office:value-type="float" office:value="0.418022" calcext:value-type="float">
            <text:p>0.4180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49583" calcext:value-type="float">
            <text:p>0.549583</text:p>
          </table:table-cell>
          <table:table-cell table:number-columns-repeated="10"/>
        </table:table-row>
        <table:table-row table:style-name="ro1">
          <table:table-cell office:value-type="float" office:value="0.496702" calcext:value-type="float">
            <text:p>0.496702</text:p>
          </table:table-cell>
          <table:table-cell office:value-type="float" office:value="0.495824" calcext:value-type="float">
            <text:p>0.495824</text:p>
          </table:table-cell>
          <table:table-cell office:value-type="float" office:value="0.493555" calcext:value-type="float">
            <text:p>0.493555</text:p>
          </table:table-cell>
          <table:table-cell office:value-type="float" office:value="0.490702" calcext:value-type="float">
            <text:p>0.490702</text:p>
          </table:table-cell>
          <table:table-cell office:value-type="float" office:value="0.488407" calcext:value-type="float">
            <text:p>0.488407</text:p>
          </table:table-cell>
          <table:table-cell office:value-type="float" office:value="0.48752" calcext:value-type="float">
            <text:p>0.48752</text:p>
          </table:table-cell>
          <table:table-cell office:value-type="float" office:value="0.488407" calcext:value-type="float">
            <text:p>0.488407</text:p>
          </table:table-cell>
          <table:table-cell office:value-type="float" office:value="0.490702" calcext:value-type="float">
            <text:p>0.490702</text:p>
          </table:table-cell>
          <table:table-cell office:value-type="float" office:value="0.493555" calcext:value-type="float">
            <text:p>0.493555</text:p>
          </table:table-cell>
          <table:table-cell office:value-type="float" office:value="0.495824" calcext:value-type="float">
            <text:p>0.495824</text:p>
          </table:table-cell>
          <table:table-cell office:value-type="float" office:value="0.496702" calcext:value-type="float">
            <text:p>0.496702</text:p>
          </table:table-cell>
        </table:table-row>
        <table:table-row table:style-name="ro1">
          <table:table-cell office:value-type="float" office:value="0.489485" calcext:value-type="float">
            <text:p>0.489485</text:p>
          </table:table-cell>
          <table:table-cell office:value-type="float" office:value="0.48913" calcext:value-type="float">
            <text:p>0.48913</text:p>
          </table:table-cell>
          <table:table-cell office:value-type="float" office:value="0.488346" calcext:value-type="float">
            <text:p>0.488346</text:p>
          </table:table-cell>
          <table:table-cell office:value-type="float" office:value="0.487343" calcext:value-type="float">
            <text:p>0.487343</text:p>
          </table:table-cell>
          <table:table-cell office:value-type="float" office:value="0.486563" calcext:value-type="float">
            <text:p>0.486563</text:p>
          </table:table-cell>
          <table:table-cell office:value-type="float" office:value="0.486244" calcext:value-type="float">
            <text:p>0.486244</text:p>
          </table:table-cell>
          <table:table-cell office:value-type="float" office:value="0.486563" calcext:value-type="float">
            <text:p>0.486563</text:p>
          </table:table-cell>
          <table:table-cell office:value-type="float" office:value="0.487343" calcext:value-type="float">
            <text:p>0.487343</text:p>
          </table:table-cell>
          <table:table-cell office:value-type="float" office:value="0.488346" calcext:value-type="float">
            <text:p>0.488346</text:p>
          </table:table-cell>
          <table:table-cell office:value-type="float" office:value="0.48913" calcext:value-type="float">
            <text:p>0.48913</text:p>
          </table:table-cell>
          <table:table-cell office:value-type="float" office:value="0.489485" calcext:value-type="float">
            <text:p>0.489485</text:p>
          </table:table-cell>
        </table:table-row>
        <table:table-row table:style-name="ro1">
          <table:table-cell office:value-type="float" office:value="0.486466" calcext:value-type="float">
            <text:p>0.486466</text:p>
          </table:table-cell>
          <table:table-cell office:value-type="float" office:value="0.485246" calcext:value-type="float">
            <text:p>0.485246</text:p>
          </table:table-cell>
          <table:table-cell office:value-type="float" office:value="0.481909" calcext:value-type="float">
            <text:p>0.481909</text:p>
          </table:table-cell>
          <table:table-cell office:value-type="float" office:value="0.477773" calcext:value-type="float">
            <text:p>0.477773</text:p>
          </table:table-cell>
          <table:table-cell office:value-type="float" office:value="0.474472" calcext:value-type="float">
            <text:p>0.474472</text:p>
          </table:table-cell>
          <table:table-cell office:value-type="float" office:value="0.473205" calcext:value-type="float">
            <text:p>0.473205</text:p>
          </table:table-cell>
          <table:table-cell office:value-type="float" office:value="0.474472" calcext:value-type="float">
            <text:p>0.474472</text:p>
          </table:table-cell>
          <table:table-cell office:value-type="float" office:value="0.477773" calcext:value-type="float">
            <text:p>0.477773</text:p>
          </table:table-cell>
          <table:table-cell office:value-type="float" office:value="0.481909" calcext:value-type="float">
            <text:p>0.481909</text:p>
          </table:table-cell>
          <table:table-cell office:value-type="float" office:value="0.485246" calcext:value-type="float">
            <text:p>0.485246</text:p>
          </table:table-cell>
          <table:table-cell office:value-type="float" office:value="0.486466" calcext:value-type="float">
            <text:p>0.486466</text:p>
          </table:table-cell>
        </table:table-row>
        <table:table-row table:style-name="ro1">
          <table:table-cell office:value-type="float" office:value="0.480105" calcext:value-type="float">
            <text:p>0.480105</text:p>
          </table:table-cell>
          <table:table-cell office:value-type="float" office:value="0.477705" calcext:value-type="float">
            <text:p>0.477705</text:p>
          </table:table-cell>
          <table:table-cell office:value-type="float" office:value="0.470797" calcext:value-type="float">
            <text:p>0.470797</text:p>
          </table:table-cell>
          <table:table-cell office:value-type="float" office:value="0.462367" calcext:value-type="float">
            <text:p>0.462367</text:p>
          </table:table-cell>
          <table:table-cell office:value-type="float" office:value="0.455684" calcext:value-type="float">
            <text:p>0.455684</text:p>
          </table:table-cell>
          <table:table-cell office:value-type="float" office:value="0.453151" calcext:value-type="float">
            <text:p>0.453151</text:p>
          </table:table-cell>
          <table:table-cell office:value-type="float" office:value="0.455684" calcext:value-type="float">
            <text:p>0.455684</text:p>
          </table:table-cell>
          <table:table-cell office:value-type="float" office:value="0.462367" calcext:value-type="float">
            <text:p>0.462367</text:p>
          </table:table-cell>
          <table:table-cell office:value-type="float" office:value="0.470797" calcext:value-type="float">
            <text:p>0.470797</text:p>
          </table:table-cell>
          <table:table-cell office:value-type="float" office:value="0.477705" calcext:value-type="float">
            <text:p>0.477705</text:p>
          </table:table-cell>
          <table:table-cell office:value-type="float" office:value="0.480105" calcext:value-type="float">
            <text:p>0.480105</text:p>
          </table:table-cell>
        </table:table-row>
        <table:table-row table:style-name="ro1">
          <table:table-cell office:value-type="float" office:value="0.472999" calcext:value-type="float">
            <text:p>0.472999</text:p>
          </table:table-cell>
          <table:table-cell office:value-type="float" office:value="0.468862" calcext:value-type="float">
            <text:p>0.468862</text:p>
          </table:table-cell>
          <table:table-cell office:value-type="float" office:value="0.456684" calcext:value-type="float">
            <text:p>0.456684</text:p>
          </table:table-cell>
          <table:table-cell office:value-type="float" office:value="0.442035" calcext:value-type="float">
            <text:p>0.442035</text:p>
          </table:table-cell>
          <table:table-cell office:value-type="float" office:value="0.43055" calcext:value-type="float">
            <text:p>0.43055</text:p>
          </table:table-cell>
          <table:table-cell office:value-type="float" office:value="0.426241" calcext:value-type="float">
            <text:p>0.426241</text:p>
          </table:table-cell>
          <table:table-cell office:value-type="float" office:value="0.43055" calcext:value-type="float">
            <text:p>0.43055</text:p>
          </table:table-cell>
          <table:table-cell office:value-type="float" office:value="0.442035" calcext:value-type="float">
            <text:p>0.442035</text:p>
          </table:table-cell>
          <table:table-cell office:value-type="float" office:value="0.456684" calcext:value-type="float">
            <text:p>0.456684</text:p>
          </table:table-cell>
          <table:table-cell office:value-type="float" office:value="0.468862" calcext:value-type="float">
            <text:p>0.468862</text:p>
          </table:table-cell>
          <table:table-cell office:value-type="float" office:value="0.472999" calcext:value-type="float">
            <text:p>0.472999</text:p>
          </table:table-cell>
        </table:table-row>
        <table:table-row table:style-name="ro1">
          <table:table-cell office:value-type="float" office:value="0.463541" calcext:value-type="float">
            <text:p>0.463541</text:p>
          </table:table-cell>
          <table:table-cell office:value-type="float" office:value="0.45746" calcext:value-type="float">
            <text:p>0.45746</text:p>
          </table:table-cell>
          <table:table-cell office:value-type="float" office:value="0.439392" calcext:value-type="float">
            <text:p>0.439392</text:p>
          </table:table-cell>
          <table:table-cell office:value-type="float" office:value="0.41802" calcext:value-type="float">
            <text:p>0.41802</text:p>
          </table:table-cell>
          <table:table-cell office:value-type="float" office:value="0.401524" calcext:value-type="float">
            <text:p>0.401524</text:p>
          </table:table-cell>
          <table:table-cell office:value-type="float" office:value="0.395397" calcext:value-type="float">
            <text:p>0.395397</text:p>
          </table:table-cell>
          <table:table-cell office:value-type="float" office:value="0.401524" calcext:value-type="float">
            <text:p>0.401524</text:p>
          </table:table-cell>
          <table:table-cell office:value-type="float" office:value="0.41802" calcext:value-type="float">
            <text:p>0.41802</text:p>
          </table:table-cell>
          <table:table-cell office:value-type="float" office:value="0.439392" calcext:value-type="float">
            <text:p>0.439392</text:p>
          </table:table-cell>
          <table:table-cell office:value-type="float" office:value="0.45746" calcext:value-type="float">
            <text:p>0.45746</text:p>
          </table:table-cell>
          <table:table-cell office:value-type="float" office:value="0.463541" calcext:value-type="float">
            <text:p>0.463541</text:p>
          </table:table-cell>
        </table:table-row>
        <table:table-row table:style-name="ro1">
          <table:table-cell office:value-type="float" office:value="0.453811" calcext:value-type="float">
            <text:p>0.453811</text:p>
          </table:table-cell>
          <table:table-cell office:value-type="float" office:value="0.445489" calcext:value-type="float">
            <text:p>0.445489</text:p>
          </table:table-cell>
          <table:table-cell office:value-type="float" office:value="0.420773" calcext:value-type="float">
            <text:p>0.420773</text:p>
          </table:table-cell>
          <table:table-cell office:value-type="float" office:value="0.392049" calcext:value-type="float">
            <text:p>0.392049</text:p>
          </table:table-cell>
          <table:table-cell office:value-type="float" office:value="0.370255" calcext:value-type="float">
            <text:p>0.370255</text:p>
          </table:table-cell>
          <table:table-cell office:value-type="float" office:value="0.362244" calcext:value-type="float">
            <text:p>0.362244</text:p>
          </table:table-cell>
          <table:table-cell office:value-type="float" office:value="0.370255" calcext:value-type="float">
            <text:p>0.370255</text:p>
          </table:table-cell>
          <table:table-cell office:value-type="float" office:value="0.392049" calcext:value-type="float">
            <text:p>0.392049</text:p>
          </table:table-cell>
          <table:table-cell office:value-type="float" office:value="0.420773" calcext:value-type="float">
            <text:p>0.420773</text:p>
          </table:table-cell>
          <table:table-cell office:value-type="float" office:value="0.445489" calcext:value-type="float">
            <text:p>0.445489</text:p>
          </table:table-cell>
          <table:table-cell office:value-type="float" office:value="0.453811" calcext:value-type="float">
            <text:p>0.453811</text:p>
          </table:table-cell>
        </table:table-row>
        <table:table-row table:style-name="ro1">
          <table:table-cell office:value-type="float" office:value="0.44363" calcext:value-type="float">
            <text:p>0.44363</text:p>
          </table:table-cell>
          <table:table-cell office:value-type="float" office:value="0.433053" calcext:value-type="float">
            <text:p>0.433053</text:p>
          </table:table-cell>
          <table:table-cell office:value-type="float" office:value="0.401872" calcext:value-type="float">
            <text:p>0.401872</text:p>
          </table:table-cell>
          <table:table-cell office:value-type="float" office:value="0.366311" calcext:value-type="float">
            <text:p>0.366311</text:p>
          </table:table-cell>
          <table:table-cell office:value-type="float" office:value="0.339829" calcext:value-type="float">
            <text:p>0.339829</text:p>
          </table:table-cell>
          <table:table-cell office:value-type="float" office:value="0.330201" calcext:value-type="float">
            <text:p>0.330201</text:p>
          </table:table-cell>
          <table:table-cell office:value-type="float" office:value="0.339829" calcext:value-type="float">
            <text:p>0.339829</text:p>
          </table:table-cell>
          <table:table-cell office:value-type="float" office:value="0.366311" calcext:value-type="float">
            <text:p>0.366311</text:p>
          </table:table-cell>
          <table:table-cell office:value-type="float" office:value="0.401872" calcext:value-type="float">
            <text:p>0.401872</text:p>
          </table:table-cell>
          <table:table-cell office:value-type="float" office:value="0.433053" calcext:value-type="float">
            <text:p>0.433053</text:p>
          </table:table-cell>
          <table:table-cell office:value-type="float" office:value="0.44363" calcext:value-type="float">
            <text:p>0.44363</text:p>
          </table:table-cell>
        </table:table-row>
        <table:table-row table:style-name="ro1">
          <table:table-cell office:value-type="float" office:value="0.43493" calcext:value-type="float">
            <text:p>0.43493</text:p>
          </table:table-cell>
          <table:table-cell office:value-type="float" office:value="0.422194" calcext:value-type="float">
            <text:p>0.422194</text:p>
          </table:table-cell>
          <table:table-cell office:value-type="float" office:value="0.385113" calcext:value-type="float">
            <text:p>0.385113</text:p>
          </table:table-cell>
          <table:table-cell office:value-type="float" office:value="0.343563" calcext:value-type="float">
            <text:p>0.343563</text:p>
          </table:table-cell>
          <table:table-cell office:value-type="float" office:value="0.313158" calcext:value-type="float">
            <text:p>0.313158</text:p>
          </table:table-cell>
          <table:table-cell office:value-type="float" office:value="0.302219" calcext:value-type="float">
            <text:p>0.302219</text:p>
          </table:table-cell>
          <table:table-cell office:value-type="float" office:value="0.313158" calcext:value-type="float">
            <text:p>0.313158</text:p>
          </table:table-cell>
          <table:table-cell office:value-type="float" office:value="0.343563" calcext:value-type="float">
            <text:p>0.343563</text:p>
          </table:table-cell>
          <table:table-cell office:value-type="float" office:value="0.385113" calcext:value-type="float">
            <text:p>0.385113</text:p>
          </table:table-cell>
          <table:table-cell office:value-type="float" office:value="0.422194" calcext:value-type="float">
            <text:p>0.422194</text:p>
          </table:table-cell>
          <table:table-cell office:value-type="float" office:value="0.43493" calcext:value-type="float">
            <text:p>0.43493</text:p>
          </table:table-cell>
        </table:table-row>
        <table:table-row table:style-name="ro1">
          <table:table-cell office:value-type="float" office:value="0.42847" calcext:value-type="float">
            <text:p>0.42847</text:p>
          </table:table-cell>
          <table:table-cell office:value-type="float" office:value="0.414075" calcext:value-type="float">
            <text:p>0.414075</text:p>
          </table:table-cell>
          <table:table-cell office:value-type="float" office:value="0.372736" calcext:value-type="float">
            <text:p>0.372736</text:p>
          </table:table-cell>
          <table:table-cell office:value-type="float" office:value="0.327085" calcext:value-type="float">
            <text:p>0.327085</text:p>
          </table:table-cell>
          <table:table-cell office:value-type="float" office:value="0.294159" calcext:value-type="float">
            <text:p>0.294159</text:p>
          </table:table-cell>
          <table:table-cell office:value-type="float" office:value="0.282413" calcext:value-type="float">
            <text:p>0.282413</text:p>
          </table:table-cell>
          <table:table-cell office:value-type="float" office:value="0.294159" calcext:value-type="float">
            <text:p>0.294159</text:p>
          </table:table-cell>
          <table:table-cell office:value-type="float" office:value="0.327085" calcext:value-type="float">
            <text:p>0.327085</text:p>
          </table:table-cell>
          <table:table-cell office:value-type="float" office:value="0.372736" calcext:value-type="float">
            <text:p>0.372736</text:p>
          </table:table-cell>
          <table:table-cell office:value-type="float" office:value="0.414075" calcext:value-type="float">
            <text:p>0.414075</text:p>
          </table:table-cell>
          <table:table-cell office:value-type="float" office:value="0.42847" calcext:value-type="float">
            <text:p>0.42847</text:p>
          </table:table-cell>
        </table:table-row>
        <table:table-row table:style-name="ro1">
          <table:table-cell office:value-type="float" office:value="0.426667" calcext:value-type="float">
            <text:p>0.426667</text:p>
          </table:table-cell>
          <table:table-cell office:value-type="float" office:value="0.411481" calcext:value-type="float">
            <text:p>0.411481</text:p>
          </table:table-cell>
          <table:table-cell office:value-type="float" office:value="0.368223" calcext:value-type="float">
            <text:p>0.368223</text:p>
          </table:table-cell>
          <table:table-cell office:value-type="float" office:value="0.320735" calcext:value-type="float">
            <text:p>0.320735</text:p>
          </table:table-cell>
          <table:table-cell office:value-type="float" office:value="0.286671" calcext:value-type="float">
            <text:p>0.286671</text:p>
          </table:table-cell>
          <table:table-cell office:value-type="float" office:value="0.27456" calcext:value-type="float">
            <text:p>0.27456</text:p>
          </table:table-cell>
          <table:table-cell office:value-type="float" office:value="0.286671" calcext:value-type="float">
            <text:p>0.286671</text:p>
          </table:table-cell>
          <table:table-cell office:value-type="float" office:value="0.320735" calcext:value-type="float">
            <text:p>0.320735</text:p>
          </table:table-cell>
          <table:table-cell office:value-type="float" office:value="0.368223" calcext:value-type="float">
            <text:p>0.368223</text:p>
          </table:table-cell>
          <table:table-cell office:value-type="float" office:value="0.411481" calcext:value-type="float">
            <text:p>0.411481</text:p>
          </table:table-cell>
          <table:table-cell office:value-type="float" office:value="0.426667" calcext:value-type="float">
            <text:p>0.426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65321" calcext:value-type="float">
            <text:p>0.565321</text:p>
          </table:table-cell>
          <table:table-cell table:number-columns-repeated="10"/>
        </table:table-row>
        <table:table-row table:style-name="ro1">
          <table:table-cell office:value-type="float" office:value="0.509459" calcext:value-type="float">
            <text:p>0.509459</text:p>
          </table:table-cell>
          <table:table-cell office:value-type="float" office:value="0.508557" calcext:value-type="float">
            <text:p>0.508557</text:p>
          </table:table-cell>
          <table:table-cell office:value-type="float" office:value="0.506224" calcext:value-type="float">
            <text:p>0.506224</text:p>
          </table:table-cell>
          <table:table-cell office:value-type="float" office:value="0.50329" calcext:value-type="float">
            <text:p>0.50329</text:p>
          </table:table-cell>
          <table:table-cell office:value-type="float" office:value="0.500929" calcext:value-type="float">
            <text:p>0.500929</text:p>
          </table:table-cell>
          <table:table-cell office:value-type="float" office:value="0.500016" calcext:value-type="float">
            <text:p>0.500016</text:p>
          </table:table-cell>
          <table:table-cell office:value-type="float" office:value="0.500929" calcext:value-type="float">
            <text:p>0.500929</text:p>
          </table:table-cell>
          <table:table-cell office:value-type="float" office:value="0.50329" calcext:value-type="float">
            <text:p>0.50329</text:p>
          </table:table-cell>
          <table:table-cell office:value-type="float" office:value="0.506224" calcext:value-type="float">
            <text:p>0.506224</text:p>
          </table:table-cell>
          <table:table-cell office:value-type="float" office:value="0.508557" calcext:value-type="float">
            <text:p>0.508557</text:p>
          </table:table-cell>
          <table:table-cell office:value-type="float" office:value="0.509459" calcext:value-type="float">
            <text:p>0.509459</text:p>
          </table:table-cell>
        </table:table-row>
        <table:table-row table:style-name="ro1">
          <table:table-cell office:value-type="float" office:value="0.502046" calcext:value-type="float">
            <text:p>0.502046</text:p>
          </table:table-cell>
          <table:table-cell office:value-type="float" office:value="0.501685" calcext:value-type="float">
            <text:p>0.501685</text:p>
          </table:table-cell>
          <table:table-cell office:value-type="float" office:value="0.500883" calcext:value-type="float">
            <text:p>0.500883</text:p>
          </table:table-cell>
          <table:table-cell office:value-type="float" office:value="0.499859" calcext:value-type="float">
            <text:p>0.499859</text:p>
          </table:table-cell>
          <table:table-cell office:value-type="float" office:value="0.499062" calcext:value-type="float">
            <text:p>0.499062</text:p>
          </table:table-cell>
          <table:table-cell office:value-type="float" office:value="0.498736" calcext:value-type="float">
            <text:p>0.498736</text:p>
          </table:table-cell>
          <table:table-cell office:value-type="float" office:value="0.499062" calcext:value-type="float">
            <text:p>0.499062</text:p>
          </table:table-cell>
          <table:table-cell office:value-type="float" office:value="0.499859" calcext:value-type="float">
            <text:p>0.499859</text:p>
          </table:table-cell>
          <table:table-cell office:value-type="float" office:value="0.500883" calcext:value-type="float">
            <text:p>0.500883</text:p>
          </table:table-cell>
          <table:table-cell office:value-type="float" office:value="0.501685" calcext:value-type="float">
            <text:p>0.501685</text:p>
          </table:table-cell>
          <table:table-cell office:value-type="float" office:value="0.502046" calcext:value-type="float">
            <text:p>0.502046</text:p>
          </table:table-cell>
        </table:table-row>
        <table:table-row table:style-name="ro1">
          <table:table-cell office:value-type="float" office:value="0.498976" calcext:value-type="float">
            <text:p>0.498976</text:p>
          </table:table-cell>
          <table:table-cell office:value-type="float" office:value="0.497731" calcext:value-type="float">
            <text:p>0.497731</text:p>
          </table:table-cell>
          <table:table-cell office:value-type="float" office:value="0.494319" calcext:value-type="float">
            <text:p>0.494319</text:p>
          </table:table-cell>
          <table:table-cell office:value-type="float" office:value="0.490092" calcext:value-type="float">
            <text:p>0.490092</text:p>
          </table:table-cell>
          <table:table-cell office:value-type="float" office:value="0.486718" calcext:value-type="float">
            <text:p>0.486718</text:p>
          </table:table-cell>
          <table:table-cell office:value-type="float" office:value="0.485423" calcext:value-type="float">
            <text:p>0.485423</text:p>
          </table:table-cell>
          <table:table-cell office:value-type="float" office:value="0.486718" calcext:value-type="float">
            <text:p>0.486718</text:p>
          </table:table-cell>
          <table:table-cell office:value-type="float" office:value="0.490092" calcext:value-type="float">
            <text:p>0.490092</text:p>
          </table:table-cell>
          <table:table-cell office:value-type="float" office:value="0.494319" calcext:value-type="float">
            <text:p>0.494319</text:p>
          </table:table-cell>
          <table:table-cell office:value-type="float" office:value="0.497731" calcext:value-type="float">
            <text:p>0.497731</text:p>
          </table:table-cell>
          <table:table-cell office:value-type="float" office:value="0.498976" calcext:value-type="float">
            <text:p>0.498976</text:p>
          </table:table-cell>
        </table:table-row>
        <table:table-row table:style-name="ro1">
          <table:table-cell office:value-type="float" office:value="0.492491" calcext:value-type="float">
            <text:p>0.492491</text:p>
          </table:table-cell>
          <table:table-cell office:value-type="float" office:value="0.490043" calcext:value-type="float">
            <text:p>0.490043</text:p>
          </table:table-cell>
          <table:table-cell office:value-type="float" office:value="0.482987" calcext:value-type="float">
            <text:p>0.482987</text:p>
          </table:table-cell>
          <table:table-cell office:value-type="float" office:value="0.474377" calcext:value-type="float">
            <text:p>0.474377</text:p>
          </table:table-cell>
          <table:table-cell office:value-type="float" office:value="0.467549" calcext:value-type="float">
            <text:p>0.467549</text:p>
          </table:table-cell>
          <table:table-cell office:value-type="float" office:value="0.464962" calcext:value-type="float">
            <text:p>0.464962</text:p>
          </table:table-cell>
          <table:table-cell office:value-type="float" office:value="0.467549" calcext:value-type="float">
            <text:p>0.467549</text:p>
          </table:table-cell>
          <table:table-cell office:value-type="float" office:value="0.474377" calcext:value-type="float">
            <text:p>0.474377</text:p>
          </table:table-cell>
          <table:table-cell office:value-type="float" office:value="0.482987" calcext:value-type="float">
            <text:p>0.482987</text:p>
          </table:table-cell>
          <table:table-cell office:value-type="float" office:value="0.490043" calcext:value-type="float">
            <text:p>0.490043</text:p>
          </table:table-cell>
          <table:table-cell office:value-type="float" office:value="0.492491" calcext:value-type="float">
            <text:p>0.492491</text:p>
          </table:table-cell>
        </table:table-row>
        <table:table-row table:style-name="ro1">
          <table:table-cell office:value-type="float" office:value="0.485278" calcext:value-type="float">
            <text:p>0.485278</text:p>
          </table:table-cell>
          <table:table-cell office:value-type="float" office:value="0.481058" calcext:value-type="float">
            <text:p>0.481058</text:p>
          </table:table-cell>
          <table:table-cell office:value-type="float" office:value="0.468619" calcext:value-type="float">
            <text:p>0.468619</text:p>
          </table:table-cell>
          <table:table-cell office:value-type="float" office:value="0.453653" calcext:value-type="float">
            <text:p>0.453653</text:p>
          </table:table-cell>
          <table:table-cell office:value-type="float" office:value="0.441916" calcext:value-type="float">
            <text:p>0.441916</text:p>
          </table:table-cell>
          <table:table-cell office:value-type="float" office:value="0.437513" calcext:value-type="float">
            <text:p>0.437513</text:p>
          </table:table-cell>
          <table:table-cell office:value-type="float" office:value="0.441916" calcext:value-type="float">
            <text:p>0.441916</text:p>
          </table:table-cell>
          <table:table-cell office:value-type="float" office:value="0.453653" calcext:value-type="float">
            <text:p>0.453653</text:p>
          </table:table-cell>
          <table:table-cell office:value-type="float" office:value="0.468619" calcext:value-type="float">
            <text:p>0.468619</text:p>
          </table:table-cell>
          <table:table-cell office:value-type="float" office:value="0.481058" calcext:value-type="float">
            <text:p>0.481058</text:p>
          </table:table-cell>
          <table:table-cell office:value-type="float" office:value="0.485278" calcext:value-type="float">
            <text:p>0.485278</text:p>
          </table:table-cell>
        </table:table-row>
        <table:table-row table:style-name="ro1">
          <table:table-cell office:value-type="float" office:value="0.47567" calcext:value-type="float">
            <text:p>0.47567</text:p>
          </table:table-cell>
          <table:table-cell office:value-type="float" office:value="0.469472" calcext:value-type="float">
            <text:p>0.469472</text:p>
          </table:table-cell>
          <table:table-cell office:value-type="float" office:value="0.451025" calcext:value-type="float">
            <text:p>0.451025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412348" calcext:value-type="float">
            <text:p>0.412348</text:p>
          </table:table-cell>
          <table:table-cell office:value-type="float" office:value="0.406088" calcext:value-type="float">
            <text:p>0.406088</text:p>
          </table:table-cell>
          <table:table-cell office:value-type="float" office:value="0.412348" calcext:value-type="float">
            <text:p>0.412348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451025" calcext:value-type="float">
            <text:p>0.451025</text:p>
          </table:table-cell>
          <table:table-cell office:value-type="float" office:value="0.469472" calcext:value-type="float">
            <text:p>0.469472</text:p>
          </table:table-cell>
          <table:table-cell office:value-type="float" office:value="0.47567" calcext:value-type="float">
            <text:p>0.47567</text:p>
          </table:table-cell>
        </table:table-row>
        <table:table-row table:style-name="ro1">
          <table:table-cell office:value-type="float" office:value="0.465828" calcext:value-type="float">
            <text:p>0.465828</text:p>
          </table:table-cell>
          <table:table-cell office:value-type="float" office:value="0.457349" calcext:value-type="float">
            <text:p>0.457349</text:p>
          </table:table-cell>
          <table:table-cell office:value-type="float" office:value="0.432123" calcext:value-type="float">
            <text:p>0.432123</text:p>
          </table:table-cell>
          <table:table-cell office:value-type="float" office:value="0.402793" calcext:value-type="float">
            <text:p>0.402793</text:p>
          </table:table-cell>
          <table:table-cell office:value-type="float" office:value="0.380528" calcext:value-type="float">
            <text:p>0.380528</text:p>
          </table:table-cell>
          <table:table-cell office:value-type="float" office:value="0.372341" calcext:value-type="float">
            <text:p>0.372341</text:p>
          </table:table-cell>
          <table:table-cell office:value-type="float" office:value="0.380528" calcext:value-type="float">
            <text:p>0.380528</text:p>
          </table:table-cell>
          <table:table-cell office:value-type="float" office:value="0.402793" calcext:value-type="float">
            <text:p>0.402793</text:p>
          </table:table-cell>
          <table:table-cell office:value-type="float" office:value="0.432123" calcext:value-type="float">
            <text:p>0.432123</text:p>
          </table:table-cell>
          <table:table-cell office:value-type="float" office:value="0.457349" calcext:value-type="float">
            <text:p>0.457349</text:p>
          </table:table-cell>
          <table:table-cell office:value-type="float" office:value="0.465828" calcext:value-type="float">
            <text:p>0.465828</text:p>
          </table:table-cell>
        </table:table-row>
        <table:table-row table:style-name="ro1">
          <table:table-cell office:value-type="float" office:value="0.455535" calcext:value-type="float">
            <text:p>0.455535</text:p>
          </table:table-cell>
          <table:table-cell office:value-type="float" office:value="0.444769" calcext:value-type="float">
            <text:p>0.444769</text:p>
          </table:table-cell>
          <table:table-cell office:value-type="float" office:value="0.412963" calcext:value-type="float">
            <text:p>0.412963</text:p>
          </table:table-cell>
          <table:table-cell office:value-type="float" office:value="0.376667" calcext:value-type="float">
            <text:p>0.376667</text:p>
          </table:table-cell>
          <table:table-cell office:value-type="float" office:value="0.349617" calcext:value-type="float">
            <text:p>0.349617</text:p>
          </table:table-cell>
          <table:table-cell office:value-type="float" office:value="0.339779" calcext:value-type="float">
            <text:p>0.339779</text:p>
          </table:table-cell>
          <table:table-cell office:value-type="float" office:value="0.349617" calcext:value-type="float">
            <text:p>0.349617</text:p>
          </table:table-cell>
          <table:table-cell office:value-type="float" office:value="0.376667" calcext:value-type="float">
            <text:p>0.376667</text:p>
          </table:table-cell>
          <table:table-cell office:value-type="float" office:value="0.412963" calcext:value-type="float">
            <text:p>0.412963</text:p>
          </table:table-cell>
          <table:table-cell office:value-type="float" office:value="0.444769" calcext:value-type="float">
            <text:p>0.444769</text:p>
          </table:table-cell>
          <table:table-cell office:value-type="float" office:value="0.455535" calcext:value-type="float">
            <text:p>0.455535</text:p>
          </table:table-cell>
        </table:table-row>
        <table:table-row table:style-name="ro1">
          <table:table-cell office:value-type="float" office:value="0.446781" calcext:value-type="float">
            <text:p>0.446781</text:p>
          </table:table-cell>
          <table:table-cell office:value-type="float" office:value="0.433824" calcext:value-type="float">
            <text:p>0.433824</text:p>
          </table:table-cell>
          <table:table-cell office:value-type="float" office:value="0.396017" calcext:value-type="float">
            <text:p>0.396017</text:p>
          </table:table-cell>
          <table:table-cell office:value-type="float" office:value="0.353619" calcext:value-type="float">
            <text:p>0.353619</text:p>
          </table:table-cell>
          <table:table-cell office:value-type="float" office:value="0.322564" calcext:value-type="float">
            <text:p>0.322564</text:p>
          </table:table-cell>
          <table:table-cell office:value-type="float" office:value="0.311384" calcext:value-type="float">
            <text:p>0.311384</text:p>
          </table:table-cell>
          <table:table-cell office:value-type="float" office:value="0.322564" calcext:value-type="float">
            <text:p>0.322564</text:p>
          </table:table-cell>
          <table:table-cell office:value-type="float" office:value="0.353619" calcext:value-type="float">
            <text:p>0.353619</text:p>
          </table:table-cell>
          <table:table-cell office:value-type="float" office:value="0.396017" calcext:value-type="float">
            <text:p>0.396017</text:p>
          </table:table-cell>
          <table:table-cell office:value-type="float" office:value="0.433824" calcext:value-type="float">
            <text:p>0.433824</text:p>
          </table:table-cell>
          <table:table-cell office:value-type="float" office:value="0.446781" calcext:value-type="float">
            <text:p>0.446781</text:p>
          </table:table-cell>
        </table:table-row>
        <table:table-row table:style-name="ro1">
          <table:table-cell office:value-type="float" office:value="0.440286" calcext:value-type="float">
            <text:p>0.440286</text:p>
          </table:table-cell>
          <table:table-cell office:value-type="float" office:value="0.425652" calcext:value-type="float">
            <text:p>0.425652</text:p>
          </table:table-cell>
          <table:table-cell office:value-type="float" office:value="0.383524" calcext:value-type="float">
            <text:p>0.383524</text:p>
          </table:table-cell>
          <table:table-cell office:value-type="float" office:value="0.336957" calcext:value-type="float">
            <text:p>0.336957</text:p>
          </table:table-cell>
          <table:table-cell office:value-type="float" office:value="0.303332" calcext:value-type="float">
            <text:p>0.303332</text:p>
          </table:table-cell>
          <table:table-cell office:value-type="float" office:value="0.29133" calcext:value-type="float">
            <text:p>0.29133</text:p>
          </table:table-cell>
          <table:table-cell office:value-type="float" office:value="0.303332" calcext:value-type="float">
            <text:p>0.303332</text:p>
          </table:table-cell>
          <table:table-cell office:value-type="float" office:value="0.336957" calcext:value-type="float">
            <text:p>0.336957</text:p>
          </table:table-cell>
          <table:table-cell office:value-type="float" office:value="0.383524" calcext:value-type="float">
            <text:p>0.383524</text:p>
          </table:table-cell>
          <table:table-cell office:value-type="float" office:value="0.425652" calcext:value-type="float">
            <text:p>0.425652</text:p>
          </table:table-cell>
          <table:table-cell office:value-type="float" office:value="0.440286" calcext:value-type="float">
            <text:p>0.440286</text:p>
          </table:table-cell>
        </table:table-row>
        <table:table-row table:style-name="ro1">
          <table:table-cell office:value-type="float" office:value="0.438519" calcext:value-type="float">
            <text:p>0.438519</text:p>
          </table:table-cell>
          <table:table-cell office:value-type="float" office:value="0.423081" calcext:value-type="float">
            <text:p>0.423081</text:p>
          </table:table-cell>
          <table:table-cell office:value-type="float" office:value="0.378997" calcext:value-type="float">
            <text:p>0.378997</text:p>
          </table:table-cell>
          <table:table-cell office:value-type="float" office:value="0.330548" calcext:value-type="float">
            <text:p>0.330548</text:p>
          </table:table-cell>
          <table:table-cell office:value-type="float" office:value="0.295753" calcext:value-type="float">
            <text:p>0.295753</text:p>
          </table:table-cell>
          <table:table-cell office:value-type="float" office:value="0.283373" calcext:value-type="float">
            <text:p>0.283373</text:p>
          </table:table-cell>
          <table:table-cell office:value-type="float" office:value="0.295753" calcext:value-type="float">
            <text:p>0.295753</text:p>
          </table:table-cell>
          <table:table-cell office:value-type="float" office:value="0.330548" calcext:value-type="float">
            <text:p>0.330548</text:p>
          </table:table-cell>
          <table:table-cell office:value-type="float" office:value="0.378997" calcext:value-type="float">
            <text:p>0.378997</text:p>
          </table:table-cell>
          <table:table-cell office:value-type="float" office:value="0.423081" calcext:value-type="float">
            <text:p>0.423081</text:p>
          </table:table-cell>
          <table:table-cell office:value-type="float" office:value="0.438519" calcext:value-type="float">
            <text:p>0.43851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75081" calcext:value-type="float">
            <text:p>0.575081</text:p>
          </table:table-cell>
          <table:table-cell table:number-columns-repeated="10"/>
        </table:table-row>
        <table:table-row table:style-name="ro1">
          <table:table-cell office:value-type="float" office:value="0.517337" calcext:value-type="float">
            <text:p>0.517337</text:p>
          </table:table-cell>
          <table:table-cell office:value-type="float" office:value="0.51642" calcext:value-type="float">
            <text:p>0.51642</text:p>
          </table:table-cell>
          <table:table-cell office:value-type="float" office:value="0.514047" calcext:value-type="float">
            <text:p>0.514047</text:p>
          </table:table-cell>
          <table:table-cell office:value-type="float" office:value="0.511063" calcext:value-type="float">
            <text:p>0.511063</text:p>
          </table:table-cell>
          <table:table-cell office:value-type="float" office:value="0.508661" calcext:value-type="float">
            <text:p>0.508661</text:p>
          </table:table-cell>
          <table:table-cell office:value-type="float" office:value="0.507733" calcext:value-type="float">
            <text:p>0.507733</text:p>
          </table:table-cell>
          <table:table-cell office:value-type="float" office:value="0.508661" calcext:value-type="float">
            <text:p>0.508661</text:p>
          </table:table-cell>
          <table:table-cell office:value-type="float" office:value="0.511063" calcext:value-type="float">
            <text:p>0.511063</text:p>
          </table:table-cell>
          <table:table-cell office:value-type="float" office:value="0.514047" calcext:value-type="float">
            <text:p>0.514047</text:p>
          </table:table-cell>
          <table:table-cell office:value-type="float" office:value="0.51642" calcext:value-type="float">
            <text:p>0.51642</text:p>
          </table:table-cell>
          <table:table-cell office:value-type="float" office:value="0.517337" calcext:value-type="float">
            <text:p>0.517337</text:p>
          </table:table-cell>
        </table:table-row>
        <table:table-row table:style-name="ro1">
          <table:table-cell office:value-type="float" office:value="0.509804" calcext:value-type="float">
            <text:p>0.509804</text:p>
          </table:table-cell>
          <table:table-cell office:value-type="float" office:value="0.509438" calcext:value-type="float">
            <text:p>0.509438</text:p>
          </table:table-cell>
          <table:table-cell office:value-type="float" office:value="0.508626" calcext:value-type="float">
            <text:p>0.508626</text:p>
          </table:table-cell>
          <table:table-cell office:value-type="float" office:value="0.507589" calcext:value-type="float">
            <text:p>0.507589</text:p>
          </table:table-cell>
          <table:table-cell office:value-type="float" office:value="0.506781" calcext:value-type="float">
            <text:p>0.506781</text:p>
          </table:table-cell>
          <table:table-cell office:value-type="float" office:value="0.506451" calcext:value-type="float">
            <text:p>0.506451</text:p>
          </table:table-cell>
          <table:table-cell office:value-type="float" office:value="0.506781" calcext:value-type="float">
            <text:p>0.506781</text:p>
          </table:table-cell>
          <table:table-cell office:value-type="float" office:value="0.507589" calcext:value-type="float">
            <text:p>0.507589</text:p>
          </table:table-cell>
          <table:table-cell office:value-type="float" office:value="0.508626" calcext:value-type="float">
            <text:p>0.508626</text:p>
          </table:table-cell>
          <table:table-cell office:value-type="float" office:value="0.509438" calcext:value-type="float">
            <text:p>0.509438</text:p>
          </table:table-cell>
          <table:table-cell office:value-type="float" office:value="0.509804" calcext:value-type="float">
            <text:p>0.509804</text:p>
          </table:table-cell>
        </table:table-row>
        <table:table-row table:style-name="ro1">
          <table:table-cell office:value-type="float" office:value="0.506702" calcext:value-type="float">
            <text:p>0.506702</text:p>
          </table:table-cell>
          <table:table-cell office:value-type="float" office:value="0.505442" calcext:value-type="float">
            <text:p>0.505442</text:p>
          </table:table-cell>
          <table:table-cell office:value-type="float" office:value="0.501985" calcext:value-type="float">
            <text:p>0.501985</text:p>
          </table:table-cell>
          <table:table-cell office:value-type="float" office:value="0.497702" calcext:value-type="float">
            <text:p>0.497702</text:p>
          </table:table-cell>
          <table:table-cell office:value-type="float" office:value="0.494283" calcext:value-type="float">
            <text:p>0.494283</text:p>
          </table:table-cell>
          <table:table-cell office:value-type="float" office:value="0.492971" calcext:value-type="float">
            <text:p>0.492971</text:p>
          </table:table-cell>
          <table:table-cell office:value-type="float" office:value="0.494283" calcext:value-type="float">
            <text:p>0.494283</text:p>
          </table:table-cell>
          <table:table-cell office:value-type="float" office:value="0.497702" calcext:value-type="float">
            <text:p>0.497702</text:p>
          </table:table-cell>
          <table:table-cell office:value-type="float" office:value="0.501985" calcext:value-type="float">
            <text:p>0.501985</text:p>
          </table:table-cell>
          <table:table-cell office:value-type="float" office:value="0.505442" calcext:value-type="float">
            <text:p>0.505442</text:p>
          </table:table-cell>
          <table:table-cell office:value-type="float" office:value="0.506702" calcext:value-type="float">
            <text:p>0.506702</text:p>
          </table:table-cell>
        </table:table-row>
        <table:table-row table:style-name="ro1">
          <table:table-cell office:value-type="float" office:value="0.500143" calcext:value-type="float">
            <text:p>0.500143</text:p>
          </table:table-cell>
          <table:table-cell office:value-type="float" office:value="0.497666" calcext:value-type="float">
            <text:p>0.497666</text:p>
          </table:table-cell>
          <table:table-cell office:value-type="float" office:value="0.49052" calcext:value-type="float">
            <text:p>0.49052</text:p>
          </table:table-cell>
          <table:table-cell office:value-type="float" office:value="0.481799" calcext:value-type="float">
            <text:p>0.481799</text:p>
          </table:table-cell>
          <table:table-cell office:value-type="float" office:value="0.474883" calcext:value-type="float">
            <text:p>0.474883</text:p>
          </table:table-cell>
          <table:table-cell office:value-type="float" office:value="0.472263" calcext:value-type="float">
            <text:p>0.472263</text:p>
          </table:table-cell>
          <table:table-cell office:value-type="float" office:value="0.474883" calcext:value-type="float">
            <text:p>0.474883</text:p>
          </table:table-cell>
          <table:table-cell office:value-type="float" office:value="0.481799" calcext:value-type="float">
            <text:p>0.481799</text:p>
          </table:table-cell>
          <table:table-cell office:value-type="float" office:value="0.49052" calcext:value-type="float">
            <text:p>0.49052</text:p>
          </table:table-cell>
          <table:table-cell office:value-type="float" office:value="0.497666" calcext:value-type="float">
            <text:p>0.497666</text:p>
          </table:table-cell>
          <table:table-cell office:value-type="float" office:value="0.500143" calcext:value-type="float">
            <text:p>0.500143</text:p>
          </table:table-cell>
        </table:table-row>
        <table:table-row table:style-name="ro1">
          <table:table-cell office:value-type="float" office:value="0.492866" calcext:value-type="float">
            <text:p>0.492866</text:p>
          </table:table-cell>
          <table:table-cell office:value-type="float" office:value="0.488595" calcext:value-type="float">
            <text:p>0.488595</text:p>
          </table:table-cell>
          <table:table-cell office:value-type="float" office:value="0.475996" calcext:value-type="float">
            <text:p>0.475996</text:p>
          </table:table-cell>
          <table:table-cell office:value-type="float" office:value="0.460838" calcext:value-type="float">
            <text:p>0.460838</text:p>
          </table:table-cell>
          <table:table-cell office:value-type="float" office:value="0.448947" calcext:value-type="float">
            <text:p>0.448947</text:p>
          </table:table-cell>
          <table:table-cell office:value-type="float" office:value="0.444486" calcext:value-type="float">
            <text:p>0.444486</text:p>
          </table:table-cell>
          <table:table-cell office:value-type="float" office:value="0.448947" calcext:value-type="float">
            <text:p>0.448947</text:p>
          </table:table-cell>
          <table:table-cell office:value-type="float" office:value="0.460838" calcext:value-type="float">
            <text:p>0.460838</text:p>
          </table:table-cell>
          <table:table-cell office:value-type="float" office:value="0.475996" calcext:value-type="float">
            <text:p>0.475996</text:p>
          </table:table-cell>
          <table:table-cell office:value-type="float" office:value="0.488595" calcext:value-type="float">
            <text:p>0.488595</text:p>
          </table:table-cell>
          <table:table-cell office:value-type="float" office:value="0.492866" calcext:value-type="float">
            <text:p>0.492866</text:p>
          </table:table-cell>
        </table:table-row>
        <table:table-row table:style-name="ro1">
          <table:table-cell office:value-type="float" office:value="0.483169" calcext:value-type="float">
            <text:p>0.483169</text:p>
          </table:table-cell>
          <table:table-cell office:value-type="float" office:value="0.476899" calcext:value-type="float">
            <text:p>0.476899</text:p>
          </table:table-cell>
          <table:table-cell office:value-type="float" office:value="0.458222" calcext:value-type="float">
            <text:p>0.458222</text:p>
          </table:table-cell>
          <table:table-cell office:value-type="float" office:value="0.43612" calcext:value-type="float">
            <text:p>0.43612</text:p>
          </table:table-cell>
          <table:table-cell office:value-type="float" office:value="0.419049" calcext:value-type="float">
            <text:p>0.419049</text:p>
          </table:table-cell>
          <table:table-cell office:value-type="float" office:value="0.412707" calcext:value-type="float">
            <text:p>0.412707</text:p>
          </table:table-cell>
          <table:table-cell office:value-type="float" office:value="0.419049" calcext:value-type="float">
            <text:p>0.419049</text:p>
          </table:table-cell>
          <table:table-cell office:value-type="float" office:value="0.43612" calcext:value-type="float">
            <text:p>0.43612</text:p>
          </table:table-cell>
          <table:table-cell office:value-type="float" office:value="0.458222" calcext:value-type="float">
            <text:p>0.458222</text:p>
          </table:table-cell>
          <table:table-cell office:value-type="float" office:value="0.476899" calcext:value-type="float">
            <text:p>0.476899</text:p>
          </table:table-cell>
          <table:table-cell office:value-type="float" office:value="0.483169" calcext:value-type="float">
            <text:p>0.483169</text:p>
          </table:table-cell>
        </table:table-row>
        <table:table-row table:style-name="ro1">
          <table:table-cell office:value-type="float" office:value="0.473261" calcext:value-type="float">
            <text:p>0.473261</text:p>
          </table:table-cell>
          <table:table-cell office:value-type="float" office:value="0.464687" calcext:value-type="float">
            <text:p>0.464687</text:p>
          </table:table-cell>
          <table:table-cell office:value-type="float" office:value="0.439149" calcext:value-type="float">
            <text:p>0.439149</text:p>
          </table:table-cell>
          <table:table-cell office:value-type="float" office:value="0.409449" calcext:value-type="float">
            <text:p>0.409449</text:p>
          </table:table-cell>
          <table:table-cell office:value-type="float" office:value="0.386894" calcext:value-type="float">
            <text:p>0.386894</text:p>
          </table:table-cell>
          <table:table-cell office:value-type="float" office:value="0.3786" calcext:value-type="float">
            <text:p>0.3786</text:p>
          </table:table-cell>
          <table:table-cell office:value-type="float" office:value="0.386894" calcext:value-type="float">
            <text:p>0.386894</text:p>
          </table:table-cell>
          <table:table-cell office:value-type="float" office:value="0.409449" calcext:value-type="float">
            <text:p>0.409449</text:p>
          </table:table-cell>
          <table:table-cell office:value-type="float" office:value="0.439149" calcext:value-type="float">
            <text:p>0.439149</text:p>
          </table:table-cell>
          <table:table-cell office:value-type="float" office:value="0.464687" calcext:value-type="float">
            <text:p>0.464687</text:p>
          </table:table-cell>
          <table:table-cell office:value-type="float" office:value="0.473261" calcext:value-type="float">
            <text:p>0.473261</text:p>
          </table:table-cell>
        </table:table-row>
        <table:table-row table:style-name="ro1">
          <table:table-cell office:value-type="float" office:value="0.462903" calcext:value-type="float">
            <text:p>0.462903</text:p>
          </table:table-cell>
          <table:table-cell office:value-type="float" office:value="0.45202" calcext:value-type="float">
            <text:p>0.45202</text:p>
          </table:table-cell>
          <table:table-cell office:value-type="float" office:value="0.419833" calcext:value-type="float">
            <text:p>0.419833</text:p>
          </table:table-cell>
          <table:table-cell office:value-type="float" office:value="0.383088" calcext:value-type="float">
            <text:p>0.383088</text:p>
          </table:table-cell>
          <table:table-cell office:value-type="float" office:value="0.355691" calcext:value-type="float">
            <text:p>0.355691</text:p>
          </table:table-cell>
          <table:table-cell office:value-type="float" office:value="0.345724" calcext:value-type="float">
            <text:p>0.345724</text:p>
          </table:table-cell>
          <table:table-cell office:value-type="float" office:value="0.355691" calcext:value-type="float">
            <text:p>0.355691</text:p>
          </table:table-cell>
          <table:table-cell office:value-type="float" office:value="0.383088" calcext:value-type="float">
            <text:p>0.383088</text:p>
          </table:table-cell>
          <table:table-cell office:value-type="float" office:value="0.419833" calcext:value-type="float">
            <text:p>0.419833</text:p>
          </table:table-cell>
          <table:table-cell office:value-type="float" office:value="0.45202" calcext:value-type="float">
            <text:p>0.45202</text:p>
          </table:table-cell>
          <table:table-cell office:value-type="float" office:value="0.462903" calcext:value-type="float">
            <text:p>0.462903</text:p>
          </table:table-cell>
        </table:table-row>
        <table:table-row table:style-name="ro1">
          <table:table-cell office:value-type="float" office:value="0.454118" calcext:value-type="float">
            <text:p>0.454118</text:p>
          </table:table-cell>
          <table:table-cell office:value-type="float" office:value="0.441026" calcext:value-type="float">
            <text:p>0.441026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359859" calcext:value-type="float">
            <text:p>0.359859</text:p>
          </table:table-cell>
          <table:table-cell office:value-type="float" office:value="0.328406" calcext:value-type="float">
            <text:p>0.328406</text:p>
          </table:table-cell>
          <table:table-cell office:value-type="float" office:value="0.31708" calcext:value-type="float">
            <text:p>0.31708</text:p>
          </table:table-cell>
          <table:table-cell office:value-type="float" office:value="0.328406" calcext:value-type="float">
            <text:p>0.328406</text:p>
          </table:table-cell>
          <table:table-cell office:value-type="float" office:value="0.359859" calcext:value-type="float">
            <text:p>0.359859</text:p>
          </table:table-cell>
          <table:table-cell office:value-type="float" office:value="0.402776" calcext:value-type="float">
            <text:p>0.402776</text:p>
          </table:table-cell>
          <table:table-cell office:value-type="float" office:value="0.441026" calcext:value-type="float">
            <text:p>0.441026</text:p>
          </table:table-cell>
          <table:table-cell office:value-type="float" office:value="0.454118" calcext:value-type="float">
            <text:p>0.454118</text:p>
          </table:table-cell>
        </table:table-row>
        <table:table-row table:style-name="ro1">
          <table:table-cell office:value-type="float" office:value="0.447603" calcext:value-type="float">
            <text:p>0.447603</text:p>
          </table:table-cell>
          <table:table-cell office:value-type="float" office:value="0.432823" calcext:value-type="float">
            <text:p>0.432823</text:p>
          </table:table-cell>
          <table:table-cell office:value-type="float" office:value="0.390214" calcext:value-type="float">
            <text:p>0.390214</text:p>
          </table:table-cell>
          <table:table-cell office:value-type="float" office:value="0.343086" calcext:value-type="float">
            <text:p>0.343086</text:p>
          </table:table-cell>
          <table:table-cell office:value-type="float" office:value="0.309034" calcext:value-type="float">
            <text:p>0.309034</text:p>
          </table:table-cell>
          <table:table-cell office:value-type="float" office:value="0.296875" calcext:value-type="float">
            <text:p>0.296875</text:p>
          </table:table-cell>
          <table:table-cell office:value-type="float" office:value="0.309034" calcext:value-type="float">
            <text:p>0.309034</text:p>
          </table:table-cell>
          <table:table-cell office:value-type="float" office:value="0.343086" calcext:value-type="float">
            <text:p>0.343086</text:p>
          </table:table-cell>
          <table:table-cell office:value-type="float" office:value="0.390214" calcext:value-type="float">
            <text:p>0.390214</text:p>
          </table:table-cell>
          <table:table-cell office:value-type="float" office:value="0.432823" calcext:value-type="float">
            <text:p>0.432823</text:p>
          </table:table-cell>
          <table:table-cell office:value-type="float" office:value="0.447603" calcext:value-type="float">
            <text:p>0.447603</text:p>
          </table:table-cell>
        </table:table-row>
        <table:table-row table:style-name="ro1">
          <table:table-cell office:value-type="float" office:value="0.445859" calcext:value-type="float">
            <text:p>0.445859</text:p>
          </table:table-cell>
          <table:table-cell office:value-type="float" office:value="0.430267" calcext:value-type="float">
            <text:p>0.430267</text:p>
          </table:table-cell>
          <table:table-cell office:value-type="float" office:value="0.385679" calcext:value-type="float">
            <text:p>0.385679</text:p>
          </table:table-cell>
          <table:table-cell office:value-type="float" office:value="0.336642" calcext:value-type="float">
            <text:p>0.336642</text:p>
          </table:table-cell>
          <table:table-cell office:value-type="float" office:value="0.301399" calcext:value-type="float">
            <text:p>0.301399</text:p>
          </table:table-cell>
          <table:table-cell office:value-type="float" office:value="0.288855" calcext:value-type="float">
            <text:p>0.288855</text:p>
          </table:table-cell>
          <table:table-cell office:value-type="float" office:value="0.301399" calcext:value-type="float">
            <text:p>0.301399</text:p>
          </table:table-cell>
          <table:table-cell office:value-type="float" office:value="0.336642" calcext:value-type="float">
            <text:p>0.336642</text:p>
          </table:table-cell>
          <table:table-cell office:value-type="float" office:value="0.385679" calcext:value-type="float">
            <text:p>0.385679</text:p>
          </table:table-cell>
          <table:table-cell office:value-type="float" office:value="0.430267" calcext:value-type="float">
            <text:p>0.430267</text:p>
          </table:table-cell>
          <table:table-cell office:value-type="float" office:value="0.445859" calcext:value-type="float">
            <text:p>0.44585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89828" calcext:value-type="float">
            <text:p>0.589828</text:p>
          </table:table-cell>
          <table:table-cell table:number-columns-repeated="10"/>
        </table:table-row>
        <table:table-row table:style-name="ro1">
          <table:table-cell office:value-type="float" office:value="0.529192" calcext:value-type="float">
            <text:p>0.529192</text:p>
          </table:table-cell>
          <table:table-cell office:value-type="float" office:value="0.528254" calcext:value-type="float">
            <text:p>0.528254</text:p>
          </table:table-cell>
          <table:table-cell office:value-type="float" office:value="0.525821" calcext:value-type="float">
            <text:p>0.525821</text:p>
          </table:table-cell>
          <table:table-cell office:value-type="float" office:value="0.522762" calcext:value-type="float">
            <text:p>0.522762</text:p>
          </table:table-cell>
          <table:table-cell office:value-type="float" office:value="0.520299" calcext:value-type="float">
            <text:p>0.520299</text:p>
          </table:table-cell>
          <table:table-cell office:value-type="float" office:value="0.519348" calcext:value-type="float">
            <text:p>0.519348</text:p>
          </table:table-cell>
          <table:table-cell office:value-type="float" office:value="0.520299" calcext:value-type="float">
            <text:p>0.520299</text:p>
          </table:table-cell>
          <table:table-cell office:value-type="float" office:value="0.522762" calcext:value-type="float">
            <text:p>0.522762</text:p>
          </table:table-cell>
          <table:table-cell office:value-type="float" office:value="0.525821" calcext:value-type="float">
            <text:p>0.525821</text:p>
          </table:table-cell>
          <table:table-cell office:value-type="float" office:value="0.528254" calcext:value-type="float">
            <text:p>0.528254</text:p>
          </table:table-cell>
          <table:table-cell office:value-type="float" office:value="0.529192" calcext:value-type="float">
            <text:p>0.529192</text:p>
          </table:table-cell>
        </table:table-row>
        <table:table-row table:style-name="ro1">
          <table:table-cell office:value-type="float" office:value="0.521479" calcext:value-type="float">
            <text:p>0.521479</text:p>
          </table:table-cell>
          <table:table-cell office:value-type="float" office:value="0.521108" calcext:value-type="float">
            <text:p>0.521108</text:p>
          </table:table-cell>
          <table:table-cell office:value-type="float" office:value="0.520281" calcext:value-type="float">
            <text:p>0.520281</text:p>
          </table:table-cell>
          <table:table-cell office:value-type="float" office:value="0.519224" calcext:value-type="float">
            <text:p>0.519224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18064" calcext:value-type="float">
            <text:p>0.518064</text:p>
          </table:table-cell>
          <table:table-cell office:value-type="float" office:value="0.5184" calcext:value-type="float">
            <text:p>0.5184</text:p>
          </table:table-cell>
          <table:table-cell office:value-type="float" office:value="0.519224" calcext:value-type="float">
            <text:p>0.519224</text:p>
          </table:table-cell>
          <table:table-cell office:value-type="float" office:value="0.520281" calcext:value-type="float">
            <text:p>0.520281</text:p>
          </table:table-cell>
          <table:table-cell office:value-type="float" office:value="0.521108" calcext:value-type="float">
            <text:p>0.521108</text:p>
          </table:table-cell>
          <table:table-cell office:value-type="float" office:value="0.521479" calcext:value-type="float">
            <text:p>0.521479</text:p>
          </table:table-cell>
        </table:table-row>
        <table:table-row table:style-name="ro1">
          <table:table-cell office:value-type="float" office:value="0.518333" calcext:value-type="float">
            <text:p>0.518333</text:p>
          </table:table-cell>
          <table:table-cell office:value-type="float" office:value="0.517051" calcext:value-type="float">
            <text:p>0.517051</text:p>
          </table:table-cell>
          <table:table-cell office:value-type="float" office:value="0.513526" calcext:value-type="float">
            <text:p>0.513526</text:p>
          </table:table-cell>
          <table:table-cell office:value-type="float" office:value="0.50916" calcext:value-type="float">
            <text:p>0.50916</text:p>
          </table:table-cell>
          <table:table-cell office:value-type="float" office:value="0.505673" calcext:value-type="float">
            <text:p>0.505673</text:p>
          </table:table-cell>
          <table:table-cell office:value-type="float" office:value="0.504335" calcext:value-type="float">
            <text:p>0.504335</text:p>
          </table:table-cell>
          <table:table-cell office:value-type="float" office:value="0.505673" calcext:value-type="float">
            <text:p>0.505673</text:p>
          </table:table-cell>
          <table:table-cell office:value-type="float" office:value="0.50916" calcext:value-type="float">
            <text:p>0.50916</text:p>
          </table:table-cell>
          <table:table-cell office:value-type="float" office:value="0.513526" calcext:value-type="float">
            <text:p>0.513526</text:p>
          </table:table-cell>
          <table:table-cell office:value-type="float" office:value="0.517051" calcext:value-type="float">
            <text:p>0.517051</text:p>
          </table:table-cell>
          <table:table-cell office:value-type="float" office:value="0.518333" calcext:value-type="float">
            <text:p>0.518333</text:p>
          </table:table-cell>
        </table:table-row>
        <table:table-row table:style-name="ro1">
          <table:table-cell office:value-type="float" office:value="0.511665" calcext:value-type="float">
            <text:p>0.511665</text:p>
          </table:table-cell>
          <table:table-cell office:value-type="float" office:value="0.509144" calcext:value-type="float">
            <text:p>0.509144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492978" calcext:value-type="float">
            <text:p>0.492978</text:p>
          </table:table-cell>
          <table:table-cell office:value-type="float" office:value="0.48593" calcext:value-type="float">
            <text:p>0.48593</text:p>
          </table:table-cell>
          <table:table-cell office:value-type="float" office:value="0.48326" calcext:value-type="float">
            <text:p>0.48326</text:p>
          </table:table-cell>
          <table:table-cell office:value-type="float" office:value="0.48593" calcext:value-type="float">
            <text:p>0.48593</text:p>
          </table:table-cell>
          <table:table-cell office:value-type="float" office:value="0.492978" calcext:value-type="float">
            <text:p>0.492978</text:p>
          </table:table-cell>
          <table:table-cell office:value-type="float" office:value="0.501863" calcext:value-type="float">
            <text:p>0.501863</text:p>
          </table:table-cell>
          <table:table-cell office:value-type="float" office:value="0.509144" calcext:value-type="float">
            <text:p>0.509144</text:p>
          </table:table-cell>
          <table:table-cell office:value-type="float" office:value="0.511665" calcext:value-type="float">
            <text:p>0.511665</text:p>
          </table:table-cell>
        </table:table-row>
        <table:table-row table:style-name="ro1">
          <table:table-cell office:value-type="float" office:value="0.504295" calcext:value-type="float">
            <text:p>0.504295</text:p>
          </table:table-cell>
          <table:table-cell office:value-type="float" office:value="0.499949" calcext:value-type="float">
            <text:p>0.499949</text:p>
          </table:table-cell>
          <table:table-cell office:value-type="float" office:value="0.487112" calcext:value-type="float">
            <text:p>0.487112</text:p>
          </table:table-cell>
          <table:table-cell office:value-type="float" office:value="0.471665" calcext:value-type="float">
            <text:p>0.471665</text:p>
          </table:table-cell>
          <table:table-cell office:value-type="float" office:value="0.459544" calcext:value-type="float">
            <text:p>0.459544</text:p>
          </table:table-cell>
          <table:table-cell office:value-type="float" office:value="0.454998" calcext:value-type="float">
            <text:p>0.454998</text:p>
          </table:table-cell>
          <table:table-cell office:value-type="float" office:value="0.459544" calcext:value-type="float">
            <text:p>0.459544</text:p>
          </table:table-cell>
          <table:table-cell office:value-type="float" office:value="0.471665" calcext:value-type="float">
            <text:p>0.471665</text:p>
          </table:table-cell>
          <table:table-cell office:value-type="float" office:value="0.487112" calcext:value-type="float">
            <text:p>0.487112</text:p>
          </table:table-cell>
          <table:table-cell office:value-type="float" office:value="0.499949" calcext:value-type="float">
            <text:p>0.499949</text:p>
          </table:table-cell>
          <table:table-cell office:value-type="float" office:value="0.504295" calcext:value-type="float">
            <text:p>0.504295</text:p>
          </table:table-cell>
        </table:table-row>
        <table:table-row table:style-name="ro1">
          <table:table-cell office:value-type="float" office:value="0.494469" calcext:value-type="float">
            <text:p>0.494469</text:p>
          </table:table-cell>
          <table:table-cell office:value-type="float" office:value="0.488092" calcext:value-type="float">
            <text:p>0.488092</text:p>
          </table:table-cell>
          <table:table-cell office:value-type="float" office:value="0.469071" calcext:value-type="float">
            <text:p>0.469071</text:p>
          </table:table-cell>
          <table:table-cell office:value-type="float" office:value="0.446556" calcext:value-type="float">
            <text:p>0.446556</text:p>
          </table:table-cell>
          <table:table-cell office:value-type="float" office:value="0.42916" calcext:value-type="float">
            <text:p>0.42916</text:p>
          </table:table-cell>
          <table:table-cell office:value-type="float" office:value="0.422696" calcext:value-type="float">
            <text:p>0.422696</text:p>
          </table:table-cell>
          <table:table-cell office:value-type="float" office:value="0.42916" calcext:value-type="float">
            <text:p>0.42916</text:p>
          </table:table-cell>
          <table:table-cell office:value-type="float" office:value="0.446556" calcext:value-type="float">
            <text:p>0.446556</text:p>
          </table:table-cell>
          <table:table-cell office:value-type="float" office:value="0.469071" calcext:value-type="float">
            <text:p>0.469071</text:p>
          </table:table-cell>
          <table:table-cell office:value-type="float" office:value="0.488092" calcext:value-type="float">
            <text:p>0.488092</text:p>
          </table:table-cell>
          <table:table-cell office:value-type="float" office:value="0.494469" calcext:value-type="float">
            <text:p>0.494469</text:p>
          </table:table-cell>
        </table:table-row>
        <table:table-row table:style-name="ro1">
          <table:table-cell office:value-type="float" office:value="0.484466" calcext:value-type="float">
            <text:p>0.484466</text:p>
          </table:table-cell>
          <table:table-cell office:value-type="float" office:value="0.47575" calcext:value-type="float">
            <text:p>0.47575</text:p>
          </table:table-cell>
          <table:table-cell office:value-type="float" office:value="0.449748" calcext:value-type="float">
            <text:p>0.449748</text:p>
          </table:table-cell>
          <table:table-cell office:value-type="float" office:value="0.419497" calcext:value-type="float">
            <text:p>0.419497</text:p>
          </table:table-cell>
          <table:table-cell office:value-type="float" office:value="0.39651" calcext:value-type="float">
            <text:p>0.39651</text:p>
          </table:table-cell>
          <table:table-cell office:value-type="float" office:value="0.388056" calcext:value-type="float">
            <text:p>0.388056</text:p>
          </table:table-cell>
          <table:table-cell office:value-type="float" office:value="0.39651" calcext:value-type="float">
            <text:p>0.39651</text:p>
          </table:table-cell>
          <table:table-cell office:value-type="float" office:value="0.419497" calcext:value-type="float">
            <text:p>0.419497</text:p>
          </table:table-cell>
          <table:table-cell office:value-type="float" office:value="0.449748" calcext:value-type="float">
            <text:p>0.449748</text:p>
          </table:table-cell>
          <table:table-cell office:value-type="float" office:value="0.47575" calcext:value-type="float">
            <text:p>0.47575</text:p>
          </table:table-cell>
          <table:table-cell office:value-type="float" office:value="0.484466" calcext:value-type="float">
            <text:p>0.484466</text:p>
          </table:table-cell>
        </table:table-row>
        <table:table-row table:style-name="ro1">
          <table:table-cell office:value-type="float" office:value="0.474015" calcext:value-type="float">
            <text:p>0.474015</text:p>
          </table:table-cell>
          <table:table-cell office:value-type="float" office:value="0.462959" calcext:value-type="float">
            <text:p>0.462959</text:p>
          </table:table-cell>
          <table:table-cell office:value-type="float" office:value="0.430204" calcext:value-type="float">
            <text:p>0.430204</text:p>
          </table:table-cell>
          <table:table-cell office:value-type="float" office:value="0.392789" calcext:value-type="float">
            <text:p>0.392789</text:p>
          </table:table-cell>
          <table:table-cell office:value-type="float" office:value="0.364874" calcext:value-type="float">
            <text:p>0.364874</text:p>
          </table:table-cell>
          <table:table-cell office:value-type="float" office:value="0.354716" calcext:value-type="float">
            <text:p>0.354716</text:p>
          </table:table-cell>
          <table:table-cell office:value-type="float" office:value="0.364874" calcext:value-type="float">
            <text:p>0.364874</text:p>
          </table:table-cell>
          <table:table-cell office:value-type="float" office:value="0.392789" calcext:value-type="float">
            <text:p>0.392789</text:p>
          </table:table-cell>
          <table:table-cell office:value-type="float" office:value="0.430204" calcext:value-type="float">
            <text:p>0.430204</text:p>
          </table:table-cell>
          <table:table-cell office:value-type="float" office:value="0.462959" calcext:value-type="float">
            <text:p>0.462959</text:p>
          </table:table-cell>
          <table:table-cell office:value-type="float" office:value="0.474015" calcext:value-type="float">
            <text:p>0.474015</text:p>
          </table:table-cell>
        </table:table-row>
        <table:table-row table:style-name="ro1">
          <table:table-cell office:value-type="float" office:value="0.465186" calcext:value-type="float">
            <text:p>0.465186</text:p>
          </table:table-cell>
          <table:table-cell office:value-type="float" office:value="0.451895" calcext:value-type="float">
            <text:p>0.451895</text:p>
          </table:table-cell>
          <table:table-cell office:value-type="float" office:value="0.412985" calcext:value-type="float">
            <text:p>0.412985</text:p>
          </table:table-cell>
          <table:table-cell office:value-type="float" office:value="0.369295" calcext:value-type="float">
            <text:p>0.369295</text:p>
          </table:table-cell>
          <table:table-cell office:value-type="float" office:value="0.337248" calcext:value-type="float">
            <text:p>0.337248</text:p>
          </table:table-cell>
          <table:table-cell office:value-type="float" office:value="0.325703" calcext:value-type="float">
            <text:p>0.325703</text:p>
          </table:table-cell>
          <table:table-cell office:value-type="float" office:value="0.337248" calcext:value-type="float">
            <text:p>0.337248</text:p>
          </table:table-cell>
          <table:table-cell office:value-type="float" office:value="0.369295" calcext:value-type="float">
            <text:p>0.369295</text:p>
          </table:table-cell>
          <table:table-cell office:value-type="float" office:value="0.412985" calcext:value-type="float">
            <text:p>0.412985</text:p>
          </table:table-cell>
          <table:table-cell office:value-type="float" office:value="0.451895" calcext:value-type="float">
            <text:p>0.451895</text:p>
          </table:table-cell>
          <table:table-cell office:value-type="float" office:value="0.465186" calcext:value-type="float">
            <text:p>0.465186</text:p>
          </table:table-cell>
        </table:table-row>
        <table:table-row table:style-name="ro1">
          <table:table-cell office:value-type="float" office:value="0.458643" calcext:value-type="float">
            <text:p>0.458643</text:p>
          </table:table-cell>
          <table:table-cell office:value-type="float" office:value="0.443647" calcext:value-type="float">
            <text:p>0.443647</text:p>
          </table:table-cell>
          <table:table-cell office:value-type="float" office:value="0.400322" calcext:value-type="float">
            <text:p>0.400322</text:p>
          </table:table-cell>
          <table:table-cell office:value-type="float" office:value="0.35236" calcext:value-type="float">
            <text:p>0.35236</text:p>
          </table:table-cell>
          <table:table-cell office:value-type="float" office:value="0.31767" calcext:value-type="float">
            <text:p>0.31767</text:p>
          </table:table-cell>
          <table:table-cell office:value-type="float" office:value="0.305275" calcext:value-type="float">
            <text:p>0.305275</text:p>
          </table:table-cell>
          <table:table-cell office:value-type="float" office:value="0.31767" calcext:value-type="float">
            <text:p>0.31767</text:p>
          </table:table-cell>
          <table:table-cell office:value-type="float" office:value="0.35236" calcext:value-type="float">
            <text:p>0.35236</text:p>
          </table:table-cell>
          <table:table-cell office:value-type="float" office:value="0.400322" calcext:value-type="float">
            <text:p>0.400322</text:p>
          </table:table-cell>
          <table:table-cell office:value-type="float" office:value="0.443647" calcext:value-type="float">
            <text:p>0.443647</text:p>
          </table:table-cell>
          <table:table-cell office:value-type="float" office:value="0.458643" calcext:value-type="float">
            <text:p>0.458643</text:p>
          </table:table-cell>
        </table:table-row>
        <table:table-row table:style-name="ro1">
          <table:table-cell office:value-type="float" office:value="0.456934" calcext:value-type="float">
            <text:p>0.456934</text:p>
          </table:table-cell>
          <table:table-cell office:value-type="float" office:value="0.441115" calcext:value-type="float">
            <text:p>0.441115</text:p>
          </table:table-cell>
          <table:table-cell office:value-type="float" office:value="0.395776" calcext:value-type="float">
            <text:p>0.395776</text:p>
          </table:table-cell>
          <table:table-cell office:value-type="float" office:value="0.345864" calcext:value-type="float">
            <text:p>0.345864</text:p>
          </table:table-cell>
          <table:table-cell office:value-type="float" office:value="0.309952" calcext:value-type="float">
            <text:p>0.309952</text:p>
          </table:table-cell>
          <table:table-cell office:value-type="float" office:value="0.297161" calcext:value-type="float">
            <text:p>0.297161</text:p>
          </table:table-cell>
          <table:table-cell office:value-type="float" office:value="0.309952" calcext:value-type="float">
            <text:p>0.309952</text:p>
          </table:table-cell>
          <table:table-cell office:value-type="float" office:value="0.345864" calcext:value-type="float">
            <text:p>0.345864</text:p>
          </table:table-cell>
          <table:table-cell office:value-type="float" office:value="0.395776" calcext:value-type="float">
            <text:p>0.395776</text:p>
          </table:table-cell>
          <table:table-cell office:value-type="float" office:value="0.441115" calcext:value-type="float">
            <text:p>0.441115</text:p>
          </table:table-cell>
          <table:table-cell office:value-type="float" office:value="0.456934" calcext:value-type="float">
            <text:p>0.4569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600662" calcext:value-type="float">
            <text:p>0.600662</text:p>
          </table:table-cell>
          <table:table-cell table:number-columns-repeated="10"/>
        </table:table-row>
        <table:table-row table:style-name="ro1">
          <table:table-cell office:value-type="float" office:value="0.537866" calcext:value-type="float">
            <text:p>0.537866</text:p>
          </table:table-cell>
          <table:table-cell office:value-type="float" office:value="0.536912" calcext:value-type="float">
            <text:p>0.536912</text:p>
          </table:table-cell>
          <table:table-cell office:value-type="float" office:value="0.534435" calcext:value-type="float">
            <text:p>0.534435</text:p>
          </table:table-cell>
          <table:table-cell office:value-type="float" office:value="0.531322" calcext:value-type="float">
            <text:p>0.531322</text:p>
          </table:table-cell>
          <table:table-cell office:value-type="float" office:value="0.528815" calcext:value-type="float">
            <text:p>0.528815</text:p>
          </table:table-cell>
          <table:table-cell office:value-type="float" office:value="0.527847" calcext:value-type="float">
            <text:p>0.527847</text:p>
          </table:table-cell>
          <table:table-cell office:value-type="float" office:value="0.528815" calcext:value-type="float">
            <text:p>0.528815</text:p>
          </table:table-cell>
          <table:table-cell office:value-type="float" office:value="0.531322" calcext:value-type="float">
            <text:p>0.531322</text:p>
          </table:table-cell>
          <table:table-cell office:value-type="float" office:value="0.534435" calcext:value-type="float">
            <text:p>0.534435</text:p>
          </table:table-cell>
          <table:table-cell office:value-type="float" office:value="0.536912" calcext:value-type="float">
            <text:p>0.536912</text:p>
          </table:table-cell>
          <table:table-cell office:value-type="float" office:value="0.537866" calcext:value-type="float">
            <text:p>0.537866</text:p>
          </table:table-cell>
        </table:table-row>
        <table:table-row table:style-name="ro1">
          <table:table-cell office:value-type="float" office:value="0.530023" calcext:value-type="float">
            <text:p>0.530023</text:p>
          </table:table-cell>
          <table:table-cell office:value-type="float" office:value="0.529647" calcext:value-type="float">
            <text:p>0.529647</text:p>
          </table:table-cell>
          <table:table-cell office:value-type="float" office:value="0.528808" calcext:value-type="float">
            <text:p>0.528808</text:p>
          </table:table-cell>
          <table:table-cell office:value-type="float" office:value="0.527737" calcext:value-type="float">
            <text:p>0.527737</text:p>
          </table:table-cell>
          <table:table-cell office:value-type="float" office:value="0.526902" calcext:value-type="float">
            <text:p>0.526902</text:p>
          </table:table-cell>
          <table:table-cell office:value-type="float" office:value="0.526562" calcext:value-type="float">
            <text:p>0.526562</text:p>
          </table:table-cell>
          <table:table-cell office:value-type="float" office:value="0.526902" calcext:value-type="float">
            <text:p>0.526902</text:p>
          </table:table-cell>
          <table:table-cell office:value-type="float" office:value="0.527737" calcext:value-type="float">
            <text:p>0.527737</text:p>
          </table:table-cell>
          <table:table-cell office:value-type="float" office:value="0.528808" calcext:value-type="float">
            <text:p>0.528808</text:p>
          </table:table-cell>
          <table:table-cell office:value-type="float" office:value="0.529647" calcext:value-type="float">
            <text:p>0.529647</text:p>
          </table:table-cell>
          <table:table-cell office:value-type="float" office:value="0.530023" calcext:value-type="float">
            <text:p>0.530023</text:p>
          </table:table-cell>
        </table:table-row>
        <table:table-row table:style-name="ro1">
          <table:table-cell office:value-type="float" office:value="0.526845" calcext:value-type="float">
            <text:p>0.526845</text:p>
          </table:table-cell>
          <table:table-cell office:value-type="float" office:value="0.525546" calcext:value-type="float">
            <text:p>0.525546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17546" calcext:value-type="float">
            <text:p>0.517546</text:p>
          </table:table-cell>
          <table:table-cell office:value-type="float" office:value="0.51401" calcext:value-type="float">
            <text:p>0.51401</text:p>
          </table:table-cell>
          <table:table-cell office:value-type="float" office:value="0.512654" calcext:value-type="float">
            <text:p>0.512654</text:p>
          </table:table-cell>
          <table:table-cell office:value-type="float" office:value="0.51401" calcext:value-type="float">
            <text:p>0.51401</text:p>
          </table:table-cell>
          <table:table-cell office:value-type="float" office:value="0.517546" calcext:value-type="float">
            <text:p>0.517546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25546" calcext:value-type="float">
            <text:p>0.525546</text:p>
          </table:table-cell>
          <table:table-cell office:value-type="float" office:value="0.526845" calcext:value-type="float">
            <text:p>0.526845</text:p>
          </table:table-cell>
        </table:table-row>
        <table:table-row table:style-name="ro1">
          <table:table-cell office:value-type="float" office:value="0.520099" calcext:value-type="float">
            <text:p>0.520099</text:p>
          </table:table-cell>
          <table:table-cell office:value-type="float" office:value="0.517546" calcext:value-type="float">
            <text:p>0.517546</text:p>
          </table:table-cell>
          <table:table-cell office:value-type="float" office:value="0.510168" calcext:value-type="float">
            <text:p>0.510168</text:p>
          </table:table-cell>
          <table:table-cell office:value-type="float" office:value="0.501164" calcext:value-type="float">
            <text:p>0.501164</text:p>
          </table:table-cell>
          <table:table-cell office:value-type="float" office:value="0.49402" calcext:value-type="float">
            <text:p>0.49402</text:p>
          </table:table-cell>
          <table:table-cell office:value-type="float" office:value="0.491314" calcext:value-type="float">
            <text:p>0.491314</text:p>
          </table:table-cell>
          <table:table-cell office:value-type="float" office:value="0.49402" calcext:value-type="float">
            <text:p>0.49402</text:p>
          </table:table-cell>
          <table:table-cell office:value-type="float" office:value="0.501164" calcext:value-type="float">
            <text:p>0.501164</text:p>
          </table:table-cell>
          <table:table-cell office:value-type="float" office:value="0.510168" calcext:value-type="float">
            <text:p>0.510168</text:p>
          </table:table-cell>
          <table:table-cell office:value-type="float" office:value="0.517546" calcext:value-type="float">
            <text:p>0.517546</text:p>
          </table:table-cell>
          <table:table-cell office:value-type="float" office:value="0.520099" calcext:value-type="float">
            <text:p>0.520099</text:p>
          </table:table-cell>
        </table:table-row>
        <table:table-row table:style-name="ro1">
          <table:table-cell office:value-type="float" office:value="0.512664" calcext:value-type="float">
            <text:p>0.512664</text:p>
          </table:table-cell>
          <table:table-cell office:value-type="float" office:value="0.508264" calcext:value-type="float">
            <text:p>0.508264</text:p>
          </table:table-cell>
          <table:table-cell office:value-type="float" office:value="0.495254" calcext:value-type="float">
            <text:p>0.495254</text:p>
          </table:table-cell>
          <table:table-cell office:value-type="float" office:value="0.479599" calcext:value-type="float">
            <text:p>0.479599</text:p>
          </table:table-cell>
          <table:table-cell office:value-type="float" office:value="0.467311" calcext:value-type="float">
            <text:p>0.467311</text:p>
          </table:table-cell>
          <table:table-cell office:value-type="float" office:value="0.462701" calcext:value-type="float">
            <text:p>0.462701</text:p>
          </table:table-cell>
          <table:table-cell office:value-type="float" office:value="0.467311" calcext:value-type="float">
            <text:p>0.467311</text:p>
          </table:table-cell>
          <table:table-cell office:value-type="float" office:value="0.479599" calcext:value-type="float">
            <text:p>0.479599</text:p>
          </table:table-cell>
          <table:table-cell office:value-type="float" office:value="0.495254" calcext:value-type="float">
            <text:p>0.495254</text:p>
          </table:table-cell>
          <table:table-cell office:value-type="float" office:value="0.508264" calcext:value-type="float">
            <text:p>0.508264</text:p>
          </table:table-cell>
          <table:table-cell office:value-type="float" office:value="0.512664" calcext:value-type="float">
            <text:p>0.512664</text:p>
          </table:table-cell>
        </table:table-row>
        <table:table-row table:style-name="ro1">
          <table:table-cell office:value-type="float" office:value="0.502747" calcext:value-type="float">
            <text:p>0.502747</text:p>
          </table:table-cell>
          <table:table-cell office:value-type="float" office:value="0.496293" calcext:value-type="float">
            <text:p>0.496293</text:p>
          </table:table-cell>
          <table:table-cell office:value-type="float" office:value="0.477022" calcext:value-type="float">
            <text:p>0.477022</text:p>
          </table:table-cell>
          <table:table-cell office:value-type="float" office:value="0.454209" calcext:value-type="float">
            <text:p>0.454209</text:p>
          </table:table-cell>
          <table:table-cell office:value-type="float" office:value="0.436576" calcext:value-type="float">
            <text:p>0.436576</text:p>
          </table:table-cell>
          <table:table-cell office:value-type="float" office:value="0.430024" calcext:value-type="float">
            <text:p>0.430024</text:p>
          </table:table-cell>
          <table:table-cell office:value-type="float" office:value="0.436576" calcext:value-type="float">
            <text:p>0.436576</text:p>
          </table:table-cell>
          <table:table-cell office:value-type="float" office:value="0.454209" calcext:value-type="float">
            <text:p>0.454209</text:p>
          </table:table-cell>
          <table:table-cell office:value-type="float" office:value="0.477022" calcext:value-type="float">
            <text:p>0.477022</text:p>
          </table:table-cell>
          <table:table-cell office:value-type="float" office:value="0.496293" calcext:value-type="float">
            <text:p>0.496293</text:p>
          </table:table-cell>
          <table:table-cell office:value-type="float" office:value="0.502747" calcext:value-type="float">
            <text:p>0.502747</text:p>
          </table:table-cell>
        </table:table-row>
        <table:table-row table:style-name="ro1">
          <table:table-cell office:value-type="float" office:value="0.492679" calcext:value-type="float">
            <text:p>0.492679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457521" calcext:value-type="float">
            <text:p>0.457521</text:p>
          </table:table-cell>
          <table:table-cell office:value-type="float" office:value="0.426871" calcext:value-type="float">
            <text:p>0.426871</text:p>
          </table:table-cell>
          <table:table-cell office:value-type="float" office:value="0.403572" calcext:value-type="float">
            <text:p>0.403572</text:p>
          </table:table-cell>
          <table:table-cell office:value-type="float" office:value="0.395001" calcext:value-type="float">
            <text:p>0.395001</text:p>
          </table:table-cell>
          <table:table-cell office:value-type="float" office:value="0.403572" calcext:value-type="float">
            <text:p>0.403572</text:p>
          </table:table-cell>
          <table:table-cell office:value-type="float" office:value="0.426871" calcext:value-type="float">
            <text:p>0.426871</text:p>
          </table:table-cell>
          <table:table-cell office:value-type="float" office:value="0.457521" calcext:value-type="float">
            <text:p>0.457521</text:p>
          </table:table-cell>
          <table:table-cell office:value-type="float" office:value="0.48386" calcext:value-type="float">
            <text:p>0.48386</text:p>
          </table:table-cell>
          <table:table-cell office:value-type="float" office:value="0.492679" calcext:value-type="float">
            <text:p>0.492679</text:p>
          </table:table-cell>
        </table:table-row>
        <table:table-row table:style-name="ro1">
          <table:table-cell office:value-type="float" office:value="0.482162" calcext:value-type="float">
            <text:p>0.482162</text:p>
          </table:table-cell>
          <table:table-cell office:value-type="float" office:value="0.470981" calcext:value-type="float">
            <text:p>0.470981</text:p>
          </table:table-cell>
          <table:table-cell office:value-type="float" office:value="0.437815" calcext:value-type="float">
            <text:p>0.437815</text:p>
          </table:table-cell>
          <table:table-cell office:value-type="float" office:value="0.399916" calcext:value-type="float">
            <text:p>0.399916</text:p>
          </table:table-cell>
          <table:table-cell office:value-type="float" office:value="0.371625" calcext:value-type="float">
            <text:p>0.371625</text:p>
          </table:table-cell>
          <table:table-cell office:value-type="float" office:value="0.361328" calcext:value-type="float">
            <text:p>0.361328</text:p>
          </table:table-cell>
          <table:table-cell office:value-type="float" office:value="0.371625" calcext:value-type="float">
            <text:p>0.371625</text:p>
          </table:table-cell>
          <table:table-cell office:value-type="float" office:value="0.399916" calcext:value-type="float">
            <text:p>0.399916</text:p>
          </table:table-cell>
          <table:table-cell office:value-type="float" office:value="0.437815" calcext:value-type="float">
            <text:p>0.437815</text:p>
          </table:table-cell>
          <table:table-cell office:value-type="float" office:value="0.470981" calcext:value-type="float">
            <text:p>0.470981</text:p>
          </table:table-cell>
          <table:table-cell office:value-type="float" office:value="0.482162" calcext:value-type="float">
            <text:p>0.482162</text:p>
          </table:table-cell>
        </table:table-row>
        <table:table-row table:style-name="ro1">
          <table:table-cell office:value-type="float" office:value="0.473304" calcext:value-type="float">
            <text:p>0.473304</text:p>
          </table:table-cell>
          <table:table-cell office:value-type="float" office:value="0.459868" calcext:value-type="float">
            <text:p>0.459868</text:p>
          </table:table-cell>
          <table:table-cell office:value-type="float" office:value="0.420481" calcext:value-type="float">
            <text:p>0.420481</text:p>
          </table:table-cell>
          <table:table-cell office:value-type="float" office:value="0.376232" calcext:value-type="float">
            <text:p>0.376232</text:p>
          </table:table-cell>
          <table:table-cell office:value-type="float" office:value="0.343755" calcext:value-type="float">
            <text:p>0.343755</text:p>
          </table:table-cell>
          <table:table-cell office:value-type="float" office:value="0.332051" calcext:value-type="float">
            <text:p>0.332051</text:p>
          </table:table-cell>
          <table:table-cell office:value-type="float" office:value="0.343755" calcext:value-type="float">
            <text:p>0.343755</text:p>
          </table:table-cell>
          <table:table-cell office:value-type="float" office:value="0.376232" calcext:value-type="float">
            <text:p>0.376232</text:p>
          </table:table-cell>
          <table:table-cell office:value-type="float" office:value="0.420481" calcext:value-type="float">
            <text:p>0.420481</text:p>
          </table:table-cell>
          <table:table-cell office:value-type="float" office:value="0.459868" calcext:value-type="float">
            <text:p>0.459868</text:p>
          </table:table-cell>
          <table:table-cell office:value-type="float" office:value="0.473304" calcext:value-type="float">
            <text:p>0.473304</text:p>
          </table:table-cell>
        </table:table-row>
        <table:table-row table:style-name="ro1">
          <table:table-cell office:value-type="float" office:value="0.466742" calcext:value-type="float">
            <text:p>0.466742</text:p>
          </table:table-cell>
          <table:table-cell office:value-type="float" office:value="0.451589" calcext:value-type="float">
            <text:p>0.451589</text:p>
          </table:table-cell>
          <table:table-cell office:value-type="float" office:value="0.407747" calcext:value-type="float">
            <text:p>0.407747</text:p>
          </table:table-cell>
          <table:table-cell office:value-type="float" office:value="0.359181" calcext:value-type="float">
            <text:p>0.359181</text:p>
          </table:table-cell>
          <table:table-cell office:value-type="float" office:value="0.324028" calcext:value-type="float">
            <text:p>0.324028</text:p>
          </table:table-cell>
          <table:table-cell office:value-type="float" office:value="0.311464" calcext:value-type="float">
            <text:p>0.311464</text:p>
          </table:table-cell>
          <table:table-cell office:value-type="float" office:value="0.324028" calcext:value-type="float">
            <text:p>0.324028</text:p>
          </table:table-cell>
          <table:table-cell office:value-type="float" office:value="0.359181" calcext:value-type="float">
            <text:p>0.359181</text:p>
          </table:table-cell>
          <table:table-cell office:value-type="float" office:value="0.407747" calcext:value-type="float">
            <text:p>0.407747</text:p>
          </table:table-cell>
          <table:table-cell office:value-type="float" office:value="0.451589" calcext:value-type="float">
            <text:p>0.451589</text:p>
          </table:table-cell>
          <table:table-cell office:value-type="float" office:value="0.466742" calcext:value-type="float">
            <text:p>0.466742</text:p>
          </table:table-cell>
        </table:table-row>
        <table:table-row table:style-name="ro1">
          <table:table-cell office:value-type="float" office:value="0.46506" calcext:value-type="float">
            <text:p>0.46506</text:p>
          </table:table-cell>
          <table:table-cell office:value-type="float" office:value="0.449076" calcext:value-type="float">
            <text:p>0.449076</text:p>
          </table:table-cell>
          <table:table-cell office:value-type="float" office:value="0.403194" calcext:value-type="float">
            <text:p>0.403194</text:p>
          </table:table-cell>
          <table:table-cell office:value-type="float" office:value="0.352648" calcext:value-type="float">
            <text:p>0.352648</text:p>
          </table:table-cell>
          <table:table-cell office:value-type="float" office:value="0.31625" calcext:value-type="float">
            <text:p>0.31625</text:p>
          </table:table-cell>
          <table:table-cell office:value-type="float" office:value="0.303281" calcext:value-type="float">
            <text:p>0.303281</text:p>
          </table:table-cell>
          <table:table-cell office:value-type="float" office:value="0.31625" calcext:value-type="float">
            <text:p>0.31625</text:p>
          </table:table-cell>
          <table:table-cell office:value-type="float" office:value="0.352648" calcext:value-type="float">
            <text:p>0.352648</text:p>
          </table:table-cell>
          <table:table-cell office:value-type="float" office:value="0.403194" calcext:value-type="float">
            <text:p>0.403194</text:p>
          </table:table-cell>
          <table:table-cell office:value-type="float" office:value="0.449076" calcext:value-type="float">
            <text:p>0.449076</text:p>
          </table:table-cell>
          <table:table-cell office:value-type="float" office:value="0.46506" calcext:value-type="float">
            <text:p>0.465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617771" calcext:value-type="float">
            <text:p>0.617771</text:p>
          </table:table-cell>
          <table:table-cell table:number-columns-repeated="10"/>
        </table:table-row>
        <table:table-row table:style-name="ro1">
          <table:table-cell office:value-type="float" office:value="0.551503" calcext:value-type="float">
            <text:p>0.551503</text:p>
          </table:table-cell>
          <table:table-cell office:value-type="float" office:value="0.550525" calcext:value-type="float">
            <text:p>0.550525</text:p>
          </table:table-cell>
          <table:table-cell office:value-type="float" office:value="0.54798" calcext:value-type="float">
            <text:p>0.54798</text:p>
          </table:table-cell>
          <table:table-cell office:value-type="float" office:value="0.544781" calcext:value-type="float">
            <text:p>0.544781</text:p>
          </table:table-cell>
          <table:table-cell office:value-type="float" office:value="0.542206" calcext:value-type="float">
            <text:p>0.542206</text:p>
          </table:table-cell>
          <table:table-cell office:value-type="float" office:value="0.541212" calcext:value-type="float">
            <text:p>0.541212</text:p>
          </table:table-cell>
          <table:table-cell office:value-type="float" office:value="0.542206" calcext:value-type="float">
            <text:p>0.542206</text:p>
          </table:table-cell>
          <table:table-cell office:value-type="float" office:value="0.544781" calcext:value-type="float">
            <text:p>0.544781</text:p>
          </table:table-cell>
          <table:table-cell office:value-type="float" office:value="0.54798" calcext:value-type="float">
            <text:p>0.54798</text:p>
          </table:table-cell>
          <table:table-cell office:value-type="float" office:value="0.550525" calcext:value-type="float">
            <text:p>0.550525</text:p>
          </table:table-cell>
          <table:table-cell office:value-type="float" office:value="0.551503" calcext:value-type="float">
            <text:p>0.551503</text:p>
          </table:table-cell>
        </table:table-row>
        <table:table-row table:style-name="ro1">
          <table:table-cell office:value-type="float" office:value="0.543456" calcext:value-type="float">
            <text:p>0.543456</text:p>
          </table:table-cell>
          <table:table-cell office:value-type="float" office:value="0.543075" calcext:value-type="float">
            <text:p>0.543075</text:p>
          </table:table-cell>
          <table:table-cell office:value-type="float" office:value="0.542218" calcext:value-type="float">
            <text:p>0.542218</text:p>
          </table:table-cell>
          <table:table-cell office:value-type="float" office:value="0.541125" calcext:value-type="float">
            <text:p>0.541125</text:p>
          </table:table-cell>
          <table:table-cell office:value-type="float" office:value="0.540272" calcext:value-type="float">
            <text:p>0.540272</text:p>
          </table:table-cell>
          <table:table-cell office:value-type="float" office:value="0.539925" calcext:value-type="float">
            <text:p>0.539925</text:p>
          </table:table-cell>
          <table:table-cell office:value-type="float" office:value="0.540272" calcext:value-type="float">
            <text:p>0.540272</text:p>
          </table:table-cell>
          <table:table-cell office:value-type="float" office:value="0.541125" calcext:value-type="float">
            <text:p>0.541125</text:p>
          </table:table-cell>
          <table:table-cell office:value-type="float" office:value="0.542218" calcext:value-type="float">
            <text:p>0.542218</text:p>
          </table:table-cell>
          <table:table-cell office:value-type="float" office:value="0.543075" calcext:value-type="float">
            <text:p>0.543075</text:p>
          </table:table-cell>
          <table:table-cell office:value-type="float" office:value="0.543456" calcext:value-type="float">
            <text:p>0.543456</text:p>
          </table:table-cell>
        </table:table-row>
        <table:table-row table:style-name="ro1">
          <table:table-cell office:value-type="float" office:value="0.540232" calcext:value-type="float">
            <text:p>0.540232</text:p>
          </table:table-cell>
          <table:table-cell office:value-type="float" office:value="0.538907" calcext:value-type="float">
            <text:p>0.538907</text:p>
          </table:table-cell>
          <table:table-cell office:value-type="float" office:value="0.535258" calcext:value-type="float">
            <text:p>0.535258</text:p>
          </table:table-cell>
          <table:table-cell office:value-type="float" office:value="0.530737" calcext:value-type="float">
            <text:p>0.530737</text:p>
          </table:table-cell>
          <table:table-cell office:value-type="float" office:value="0.527125" calcext:value-type="float">
            <text:p>0.527125</text:p>
          </table:table-cell>
          <table:table-cell office:value-type="float" office:value="0.52574" calcext:value-type="float">
            <text:p>0.52574</text:p>
          </table:table-cell>
          <table:table-cell office:value-type="float" office:value="0.527125" calcext:value-type="float">
            <text:p>0.527125</text:p>
          </table:table-cell>
          <table:table-cell office:value-type="float" office:value="0.530737" calcext:value-type="float">
            <text:p>0.530737</text:p>
          </table:table-cell>
          <table:table-cell office:value-type="float" office:value="0.535258" calcext:value-type="float">
            <text:p>0.535258</text:p>
          </table:table-cell>
          <table:table-cell office:value-type="float" office:value="0.538907" calcext:value-type="float">
            <text:p>0.538907</text:p>
          </table:table-cell>
          <table:table-cell office:value-type="float" office:value="0.540232" calcext:value-type="float">
            <text:p>0.540232</text:p>
          </table:table-cell>
        </table:table-row>
        <table:table-row table:style-name="ro1">
          <table:table-cell office:value-type="float" office:value="0.533367" calcext:value-type="float">
            <text:p>0.533367</text:p>
          </table:table-cell>
          <table:table-cell office:value-type="float" office:value="0.530766" calcext:value-type="float">
            <text:p>0.530766</text:p>
          </table:table-cell>
          <table:table-cell office:value-type="float" office:value="0.523236" calcext:value-type="float">
            <text:p>0.523236</text:p>
          </table:table-cell>
          <table:table-cell office:value-type="float" office:value="0.514046" calcext:value-type="float">
            <text:p>0.514046</text:p>
          </table:table-cell>
          <table:table-cell office:value-type="float" office:value="0.506753" calcext:value-type="float">
            <text:p>0.506753</text:p>
          </table:table-cell>
          <table:table-cell office:value-type="float" office:value="0.503991" calcext:value-type="float">
            <text:p>0.503991</text:p>
          </table:table-cell>
          <table:table-cell office:value-type="float" office:value="0.506753" calcext:value-type="float">
            <text:p>0.506753</text:p>
          </table:table-cell>
          <table:table-cell office:value-type="float" office:value="0.514046" calcext:value-type="float">
            <text:p>0.514046</text:p>
          </table:table-cell>
          <table:table-cell office:value-type="float" office:value="0.523236" calcext:value-type="float">
            <text:p>0.523236</text:p>
          </table:table-cell>
          <table:table-cell office:value-type="float" office:value="0.530766" calcext:value-type="float">
            <text:p>0.530766</text:p>
          </table:table-cell>
          <table:table-cell office:value-type="float" office:value="0.533367" calcext:value-type="float">
            <text:p>0.533367</text:p>
          </table:table-cell>
        </table:table-row>
        <table:table-row table:style-name="ro1">
          <table:table-cell office:value-type="float" office:value="0.525835" calcext:value-type="float">
            <text:p>0.525835</text:p>
          </table:table-cell>
          <table:table-cell office:value-type="float" office:value="0.52135" calcext:value-type="float">
            <text:p>0.52135</text:p>
          </table:table-cell>
          <table:table-cell office:value-type="float" office:value="0.508072" calcext:value-type="float">
            <text:p>0.508072</text:p>
          </table:table-cell>
          <table:table-cell office:value-type="float" office:value="0.492091" calcext:value-type="float">
            <text:p>0.492091</text:p>
          </table:table-cell>
          <table:table-cell office:value-type="float" office:value="0.479544" calcext:value-type="float">
            <text:p>0.479544</text:p>
          </table:table-cell>
          <table:table-cell office:value-type="float" office:value="0.474837" calcext:value-type="float">
            <text:p>0.474837</text:p>
          </table:table-cell>
          <table:table-cell office:value-type="float" office:value="0.479544" calcext:value-type="float">
            <text:p>0.479544</text:p>
          </table:table-cell>
          <table:table-cell office:value-type="float" office:value="0.492091" calcext:value-type="float">
            <text:p>0.492091</text:p>
          </table:table-cell>
          <table:table-cell office:value-type="float" office:value="0.508072" calcext:value-type="float">
            <text:p>0.508072</text:p>
          </table:table-cell>
          <table:table-cell office:value-type="float" office:value="0.52135" calcext:value-type="float">
            <text:p>0.52135</text:p>
          </table:table-cell>
          <table:table-cell office:value-type="float" office:value="0.525835" calcext:value-type="float">
            <text:p>0.525835</text:p>
          </table:table-cell>
        </table:table-row>
        <table:table-row table:style-name="ro1">
          <table:table-cell office:value-type="float" office:value="0.51578" calcext:value-type="float">
            <text:p>0.51578</text:p>
          </table:table-cell>
          <table:table-cell office:value-type="float" office:value="0.509207" calcext:value-type="float">
            <text:p>0.509207</text:p>
          </table:table-cell>
          <table:table-cell office:value-type="float" office:value="0.489548" calcext:value-type="float">
            <text:p>0.489548</text:p>
          </table:table-cell>
          <table:table-cell office:value-type="float" office:value="0.46627" calcext:value-type="float">
            <text:p>0.46627</text:p>
          </table:table-cell>
          <table:table-cell office:value-type="float" office:value="0.448269" calcext:value-type="float">
            <text:p>0.448269</text:p>
          </table:table-cell>
          <table:table-cell office:value-type="float" office:value="0.44158" calcext:value-type="float">
            <text:p>0.44158</text:p>
          </table:table-cell>
          <table:table-cell office:value-type="float" office:value="0.448269" calcext:value-type="float">
            <text:p>0.448269</text:p>
          </table:table-cell>
          <table:table-cell office:value-type="float" office:value="0.46627" calcext:value-type="float">
            <text:p>0.46627</text:p>
          </table:table-cell>
          <table:table-cell office:value-type="float" office:value="0.489548" calcext:value-type="float">
            <text:p>0.489548</text:p>
          </table:table-cell>
          <table:table-cell office:value-type="float" office:value="0.509207" calcext:value-type="float">
            <text:p>0.509207</text:p>
          </table:table-cell>
          <table:table-cell office:value-type="float" office:value="0.51578" calcext:value-type="float">
            <text:p>0.51578</text:p>
          </table:table-cell>
        </table:table-row>
        <table:table-row table:style-name="ro1">
          <table:table-cell office:value-type="float" office:value="0.505615" calcext:value-type="float">
            <text:p>0.505615</text:p>
          </table:table-cell>
          <table:table-cell office:value-type="float" office:value="0.496636" calcext:value-type="float">
            <text:p>0.496636</text:p>
          </table:table-cell>
          <table:table-cell office:value-type="float" office:value="0.469776" calcext:value-type="float">
            <text:p>0.469776</text:p>
          </table:table-cell>
          <table:table-cell office:value-type="float" office:value="0.438504" calcext:value-type="float">
            <text:p>0.438504</text:p>
          </table:table-cell>
          <table:table-cell office:value-type="float" office:value="0.414718" calcext:value-type="float">
            <text:p>0.414718</text:p>
          </table:table-cell>
          <table:table-cell office:value-type="float" office:value="0.405966" calcext:value-type="float">
            <text:p>0.405966</text:p>
          </table:table-cell>
          <table:table-cell office:value-type="float" office:value="0.414718" calcext:value-type="float">
            <text:p>0.414718</text:p>
          </table:table-cell>
          <table:table-cell office:value-type="float" office:value="0.438504" calcext:value-type="float">
            <text:p>0.438504</text:p>
          </table:table-cell>
          <table:table-cell office:value-type="float" office:value="0.469776" calcext:value-type="float">
            <text:p>0.469776</text:p>
          </table:table-cell>
          <table:table-cell office:value-type="float" office:value="0.496636" calcext:value-type="float">
            <text:p>0.496636</text:p>
          </table:table-cell>
          <table:table-cell office:value-type="float" office:value="0.505615" calcext:value-type="float">
            <text:p>0.505615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483627" calcext:value-type="float">
            <text:p>0.483627</text:p>
          </table:table-cell>
          <table:table-cell office:value-type="float" office:value="0.449823" calcext:value-type="float">
            <text:p>0.449823</text:p>
          </table:table-cell>
          <table:table-cell office:value-type="float" office:value="0.411171" calcext:value-type="float">
            <text:p>0.411171</text:p>
          </table:table-cell>
          <table:table-cell office:value-type="float" office:value="0.382295" calcext:value-type="float">
            <text:p>0.382295</text:p>
          </table:table-cell>
          <table:table-cell office:value-type="float" office:value="0.371781" calcext:value-type="float">
            <text:p>0.371781</text:p>
          </table:table-cell>
          <table:table-cell office:value-type="float" office:value="0.382295" calcext:value-type="float">
            <text:p>0.382295</text:p>
          </table:table-cell>
          <table:table-cell office:value-type="float" office:value="0.411171" calcext:value-type="float">
            <text:p>0.411171</text:p>
          </table:table-cell>
          <table:table-cell office:value-type="float" office:value="0.449823" calcext:value-type="float">
            <text:p>0.449823</text:p>
          </table:table-cell>
          <table:table-cell office:value-type="float" office:value="0.483627" calcext:value-type="float">
            <text:p>0.483627</text:p>
          </table:table-cell>
          <table:table-cell office:value-type="float" office:value="0.495" calcext:value-type="float">
            <text:p>0.495</text:p>
          </table:table-cell>
        </table:table-row>
        <table:table-row table:style-name="ro1">
          <table:table-cell office:value-type="float" office:value="0.486102" calcext:value-type="float">
            <text:p>0.486102</text:p>
          </table:table-cell>
          <table:table-cell office:value-type="float" office:value="0.472442" calcext:value-type="float">
            <text:p>0.472442</text:p>
          </table:table-cell>
          <table:table-cell office:value-type="float" office:value="0.432314" calcext:value-type="float">
            <text:p>0.432314</text:p>
          </table:table-cell>
          <table:table-cell office:value-type="float" office:value="0.387196" calcext:value-type="float">
            <text:p>0.387196</text:p>
          </table:table-cell>
          <table:table-cell office:value-type="float" office:value="0.354048" calcext:value-type="float">
            <text:p>0.354048</text:p>
          </table:table-cell>
          <table:table-cell office:value-type="float" office:value="0.342097" calcext:value-type="float">
            <text:p>0.342097</text:p>
          </table:table-cell>
          <table:table-cell office:value-type="float" office:value="0.354048" calcext:value-type="float">
            <text:p>0.354048</text:p>
          </table:table-cell>
          <table:table-cell office:value-type="float" office:value="0.387196" calcext:value-type="float">
            <text:p>0.387196</text:p>
          </table:table-cell>
          <table:table-cell office:value-type="float" office:value="0.432314" calcext:value-type="float">
            <text:p>0.432314</text:p>
          </table:table-cell>
          <table:table-cell office:value-type="float" office:value="0.472442" calcext:value-type="float">
            <text:p>0.472442</text:p>
          </table:table-cell>
          <table:table-cell office:value-type="float" office:value="0.486102" calcext:value-type="float">
            <text:p>0.486102</text:p>
          </table:table-cell>
        </table:table-row>
        <table:table-row table:style-name="ro1">
          <table:table-cell office:value-type="float" office:value="0.479513" calcext:value-type="float">
            <text:p>0.479513</text:p>
          </table:table-cell>
          <table:table-cell office:value-type="float" office:value="0.464117" calcext:value-type="float">
            <text:p>0.464117</text:p>
          </table:table-cell>
          <table:table-cell office:value-type="float" office:value="0.419472" calcext:value-type="float">
            <text:p>0.419472</text:p>
          </table:table-cell>
          <table:table-cell office:value-type="float" office:value="0.369967" calcext:value-type="float">
            <text:p>0.369967</text:p>
          </table:table-cell>
          <table:table-cell office:value-type="float" office:value="0.334095" calcext:value-type="float">
            <text:p>0.334095</text:p>
          </table:table-cell>
          <table:table-cell office:value-type="float" office:value="0.321265" calcext:value-type="float">
            <text:p>0.321265</text:p>
          </table:table-cell>
          <table:table-cell office:value-type="float" office:value="0.334095" calcext:value-type="float">
            <text:p>0.334095</text:p>
          </table:table-cell>
          <table:table-cell office:value-type="float" office:value="0.369967" calcext:value-type="float">
            <text:p>0.369967</text:p>
          </table:table-cell>
          <table:table-cell office:value-type="float" office:value="0.419472" calcext:value-type="float">
            <text:p>0.419472</text:p>
          </table:table-cell>
          <table:table-cell office:value-type="float" office:value="0.464117" calcext:value-type="float">
            <text:p>0.464117</text:p>
          </table:table-cell>
          <table:table-cell office:value-type="float" office:value="0.479513" calcext:value-type="float">
            <text:p>0.479513</text:p>
          </table:table-cell>
        </table:table-row>
        <table:table-row table:style-name="ro1">
          <table:table-cell office:value-type="float" office:value="0.477875" calcext:value-type="float">
            <text:p>0.477875</text:p>
          </table:table-cell>
          <table:table-cell office:value-type="float" office:value="0.461635" calcext:value-type="float">
            <text:p>0.461635</text:p>
          </table:table-cell>
          <table:table-cell office:value-type="float" office:value="0.414909" calcext:value-type="float">
            <text:p>0.414909</text:p>
          </table:table-cell>
          <table:table-cell office:value-type="float" office:value="0.363378" calcext:value-type="float">
            <text:p>0.363378</text:p>
          </table:table-cell>
          <table:table-cell office:value-type="float" office:value="0.326224" calcext:value-type="float">
            <text:p>0.326224</text:p>
          </table:table-cell>
          <table:table-cell office:value-type="float" office:value="0.312977" calcext:value-type="float">
            <text:p>0.312977</text:p>
          </table:table-cell>
          <table:table-cell office:value-type="float" office:value="0.326224" calcext:value-type="float">
            <text:p>0.326224</text:p>
          </table:table-cell>
          <table:table-cell office:value-type="float" office:value="0.363378" calcext:value-type="float">
            <text:p>0.363378</text:p>
          </table:table-cell>
          <table:table-cell office:value-type="float" office:value="0.414909" calcext:value-type="float">
            <text:p>0.414909</text:p>
          </table:table-cell>
          <table:table-cell office:value-type="float" office:value="0.461635" calcext:value-type="float">
            <text:p>0.461635</text:p>
          </table:table-cell>
          <table:table-cell office:value-type="float" office:value="0.477875" calcext:value-type="float">
            <text:p>0.47787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626798" calcext:value-type="float">
            <text:p>0.626798</text:p>
          </table:table-cell>
          <table:table-cell table:number-columns-repeated="10"/>
        </table:table-row>
        <table:table-row table:style-name="ro1">
          <table:table-cell office:value-type="float" office:value="0.558668" calcext:value-type="float">
            <text:p>0.558668</text:p>
          </table:table-cell>
          <table:table-cell office:value-type="float" office:value="0.557677" calcext:value-type="float">
            <text:p>0.557677</text:p>
          </table:table-cell>
          <table:table-cell office:value-type="float" office:value="0.555097" calcext:value-type="float">
            <text:p>0.555097</text:p>
          </table:table-cell>
          <table:table-cell office:value-type="float" office:value="0.551854" calcext:value-type="float">
            <text:p>0.551854</text:p>
          </table:table-cell>
          <table:table-cell office:value-type="float" office:value="0.549243" calcext:value-type="float">
            <text:p>0.549243</text:p>
          </table:table-cell>
          <table:table-cell office:value-type="float" office:value="0.548235" calcext:value-type="float">
            <text:p>0.548235</text:p>
          </table:table-cell>
          <table:table-cell office:value-type="float" office:value="0.549243" calcext:value-type="float">
            <text:p>0.549243</text:p>
          </table:table-cell>
          <table:table-cell office:value-type="float" office:value="0.551854" calcext:value-type="float">
            <text:p>0.551854</text:p>
          </table:table-cell>
          <table:table-cell office:value-type="float" office:value="0.555097" calcext:value-type="float">
            <text:p>0.555097</text:p>
          </table:table-cell>
          <table:table-cell office:value-type="float" office:value="0.557677" calcext:value-type="float">
            <text:p>0.557677</text:p>
          </table:table-cell>
          <table:table-cell office:value-type="float" office:value="0.558668" calcext:value-type="float">
            <text:p>0.558668</text:p>
          </table:table-cell>
        </table:table-row>
        <table:table-row table:style-name="ro1">
          <table:table-cell office:value-type="float" office:value="0.550516" calcext:value-type="float">
            <text:p>0.550516</text:p>
          </table:table-cell>
          <table:table-cell office:value-type="float" office:value="0.550131" calcext:value-type="float">
            <text:p>0.550131</text:p>
          </table:table-cell>
          <table:table-cell office:value-type="float" office:value="0.549265" calcext:value-type="float">
            <text:p>0.549265</text:p>
          </table:table-cell>
          <table:table-cell office:value-type="float" office:value="0.548161" calcext:value-type="float">
            <text:p>0.548161</text:p>
          </table:table-cell>
          <table:table-cell office:value-type="float" office:value="0.547299" calcext:value-type="float">
            <text:p>0.547299</text:p>
          </table:table-cell>
          <table:table-cell office:value-type="float" office:value="0.546948" calcext:value-type="float">
            <text:p>0.546948</text:p>
          </table:table-cell>
          <table:table-cell office:value-type="float" office:value="0.547299" calcext:value-type="float">
            <text:p>0.547299</text:p>
          </table:table-cell>
          <table:table-cell office:value-type="float" office:value="0.548161" calcext:value-type="float">
            <text:p>0.548161</text:p>
          </table:table-cell>
          <table:table-cell office:value-type="float" office:value="0.549265" calcext:value-type="float">
            <text:p>0.549265</text:p>
          </table:table-cell>
          <table:table-cell office:value-type="float" office:value="0.550131" calcext:value-type="float">
            <text:p>0.550131</text:p>
          </table:table-cell>
          <table:table-cell office:value-type="float" office:value="0.550516" calcext:value-type="float">
            <text:p>0.550516</text:p>
          </table:table-cell>
        </table:table-row>
        <table:table-row table:style-name="ro1">
          <table:table-cell office:value-type="float" office:value="0.547268" calcext:value-type="float">
            <text:p>0.547268</text:p>
          </table:table-cell>
          <table:table-cell office:value-type="float" office:value="0.54593" calcext:value-type="float">
            <text:p>0.54593</text:p>
          </table:table-cell>
          <table:table-cell office:value-type="float" office:value="0.542241" calcext:value-type="float">
            <text:p>0.542241</text:p>
          </table:table-cell>
          <table:table-cell office:value-type="float" office:value="0.537671" calcext:value-type="float">
            <text:p>0.537671</text:p>
          </table:table-cell>
          <table:table-cell office:value-type="float" office:value="0.534019" calcext:value-type="float">
            <text:p>0.534019</text:p>
          </table:table-cell>
          <table:table-cell office:value-type="float" office:value="0.532619" calcext:value-type="float">
            <text:p>0.532619</text:p>
          </table:table-cell>
          <table:table-cell office:value-type="float" office:value="0.534019" calcext:value-type="float">
            <text:p>0.534019</text:p>
          </table:table-cell>
          <table:table-cell office:value-type="float" office:value="0.537671" calcext:value-type="float">
            <text:p>0.537671</text:p>
          </table:table-cell>
          <table:table-cell office:value-type="float" office:value="0.542241" calcext:value-type="float">
            <text:p>0.542241</text:p>
          </table:table-cell>
          <table:table-cell office:value-type="float" office:value="0.54593" calcext:value-type="float">
            <text:p>0.54593</text:p>
          </table:table-cell>
          <table:table-cell office:value-type="float" office:value="0.547268" calcext:value-type="float">
            <text:p>0.547268</text:p>
          </table:table-cell>
        </table:table-row>
        <table:table-row table:style-name="ro1">
          <table:table-cell office:value-type="float" office:value="0.540342" calcext:value-type="float">
            <text:p>0.540342</text:p>
          </table:table-cell>
          <table:table-cell office:value-type="float" office:value="0.537716" calcext:value-type="float">
            <text:p>0.537716</text:p>
          </table:table-cell>
          <table:table-cell office:value-type="float" office:value="0.530107" calcext:value-type="float">
            <text:p>0.530107</text:p>
          </table:table-cell>
          <table:table-cell office:value-type="float" office:value="0.520821" calcext:value-type="float">
            <text:p>0.520821</text:p>
          </table:table-cell>
          <table:table-cell office:value-type="float" office:value="0.51345" calcext:value-type="float">
            <text:p>0.51345</text:p>
          </table:table-cell>
          <table:table-cell office:value-type="float" office:value="0.510659" calcext:value-type="float">
            <text:p>0.510659</text:p>
          </table:table-cell>
          <table:table-cell office:value-type="float" office:value="0.51345" calcext:value-type="float">
            <text:p>0.51345</text:p>
          </table:table-cell>
          <table:table-cell office:value-type="float" office:value="0.520821" calcext:value-type="float">
            <text:p>0.520821</text:p>
          </table:table-cell>
          <table:table-cell office:value-type="float" office:value="0.530107" calcext:value-type="float">
            <text:p>0.530107</text:p>
          </table:table-cell>
          <table:table-cell office:value-type="float" office:value="0.537716" calcext:value-type="float">
            <text:p>0.537716</text:p>
          </table:table-cell>
          <table:table-cell office:value-type="float" office:value="0.540342" calcext:value-type="float">
            <text:p>0.540342</text:p>
          </table:table-cell>
        </table:table-row>
        <table:table-row table:style-name="ro1">
          <table:table-cell office:value-type="float" office:value="0.532762" calcext:value-type="float">
            <text:p>0.532762</text:p>
          </table:table-cell>
          <table:table-cell office:value-type="float" office:value="0.528233" calcext:value-type="float">
            <text:p>0.528233</text:p>
          </table:table-cell>
          <table:table-cell office:value-type="float" office:value="0.514815" calcext:value-type="float">
            <text:p>0.514815</text:p>
          </table:table-cell>
          <table:table-cell office:value-type="float" office:value="0.498665" calcext:value-type="float">
            <text:p>0.498665</text:p>
          </table:table-cell>
          <table:table-cell office:value-type="float" office:value="0.485983" calcext:value-type="float">
            <text:p>0.485983</text:p>
          </table:table-cell>
          <table:table-cell office:value-type="float" office:value="0.481226" calcext:value-type="float">
            <text:p>0.481226</text:p>
          </table:table-cell>
          <table:table-cell office:value-type="float" office:value="0.485983" calcext:value-type="float">
            <text:p>0.485983</text:p>
          </table:table-cell>
          <table:table-cell office:value-type="float" office:value="0.498665" calcext:value-type="float">
            <text:p>0.498665</text:p>
          </table:table-cell>
          <table:table-cell office:value-type="float" office:value="0.514815" calcext:value-type="float">
            <text:p>0.514815</text:p>
          </table:table-cell>
          <table:table-cell office:value-type="float" office:value="0.528233" calcext:value-type="float">
            <text:p>0.528233</text:p>
          </table:table-cell>
          <table:table-cell office:value-type="float" office:value="0.532762" calcext:value-type="float">
            <text:p>0.532762</text:p>
          </table:table-cell>
        </table:table-row>
        <table:table-row table:style-name="ro1">
          <table:table-cell office:value-type="float" office:value="0.522638" calcext:value-type="float">
            <text:p>0.522638</text:p>
          </table:table-cell>
          <table:table-cell office:value-type="float" office:value="0.516002" calcext:value-type="float">
            <text:p>0.516002</text:p>
          </table:table-cell>
          <table:table-cell office:value-type="float" office:value="0.496142" calcext:value-type="float">
            <text:p>0.496142</text:p>
          </table:table-cell>
          <table:table-cell office:value-type="float" office:value="0.472622" calcext:value-type="float">
            <text:p>0.472622</text:p>
          </table:table-cell>
          <table:table-cell office:value-type="float" office:value="0.454429" calcext:value-type="float">
            <text:p>0.454429</text:p>
          </table:table-cell>
          <table:table-cell office:value-type="float" office:value="0.447669" calcext:value-type="float">
            <text:p>0.447669</text:p>
          </table:table-cell>
          <table:table-cell office:value-type="float" office:value="0.454429" calcext:value-type="float">
            <text:p>0.454429</text:p>
          </table:table-cell>
          <table:table-cell office:value-type="float" office:value="0.472622" calcext:value-type="float">
            <text:p>0.472622</text:p>
          </table:table-cell>
          <table:table-cell office:value-type="float" office:value="0.496142" calcext:value-type="float">
            <text:p>0.496142</text:p>
          </table:table-cell>
          <table:table-cell office:value-type="float" office:value="0.516002" calcext:value-type="float">
            <text:p>0.516002</text:p>
          </table:table-cell>
          <table:table-cell office:value-type="float" office:value="0.522638" calcext:value-type="float">
            <text:p>0.522638</text:p>
          </table:table-cell>
        </table:table-row>
        <table:table-row table:style-name="ro1">
          <table:table-cell office:value-type="float" office:value="0.512425" calcext:value-type="float">
            <text:p>0.512425</text:p>
          </table:table-cell>
          <table:table-cell office:value-type="float" office:value="0.503363" calcext:value-type="float">
            <text:p>0.503363</text:p>
          </table:table-cell>
          <table:table-cell office:value-type="float" office:value="0.476231" calcext:value-type="float">
            <text:p>0.476231</text:p>
          </table:table-cell>
          <table:table-cell office:value-type="float" office:value="0.444636" calcext:value-type="float">
            <text:p>0.444636</text:p>
          </table:table-cell>
          <table:table-cell office:value-type="float" office:value="0.420597" calcext:value-type="float">
            <text:p>0.420597</text:p>
          </table:table-cell>
          <table:table-cell office:value-type="float" office:value="0.411751" calcext:value-type="float">
            <text:p>0.411751</text:p>
          </table:table-cell>
          <table:table-cell office:value-type="float" office:value="0.420597" calcext:value-type="float">
            <text:p>0.420597</text:p>
          </table:table-cell>
          <table:table-cell office:value-type="float" office:value="0.444636" calcext:value-type="float">
            <text:p>0.444636</text:p>
          </table:table-cell>
          <table:table-cell office:value-type="float" office:value="0.476231" calcext:value-type="float">
            <text:p>0.476231</text:p>
          </table:table-cell>
          <table:table-cell office:value-type="float" office:value="0.503363" calcext:value-type="float">
            <text:p>0.503363</text:p>
          </table:table-cell>
          <table:table-cell office:value-type="float" office:value="0.512425" calcext:value-type="float">
            <text:p>0.512425</text:p>
          </table:table-cell>
        </table:table-row>
        <table:table-row table:style-name="ro1">
          <table:table-cell office:value-type="float" office:value="0.501761" calcext:value-type="float">
            <text:p>0.501761</text:p>
          </table:table-cell>
          <table:table-cell office:value-type="float" office:value="0.490287" calcext:value-type="float">
            <text:p>0.490287</text:p>
          </table:table-cell>
          <table:table-cell office:value-type="float" office:value="0.456152" calcext:value-type="float">
            <text:p>0.456152</text:p>
          </table:table-cell>
          <table:table-cell office:value-type="float" office:value="0.417108" calcext:value-type="float">
            <text:p>0.417108</text:p>
          </table:table-cell>
          <table:table-cell office:value-type="float" office:value="0.387928" calcext:value-type="float">
            <text:p>0.387928</text:p>
          </table:table-cell>
          <table:table-cell office:value-type="float" office:value="0.377301" calcext:value-type="float">
            <text:p>0.377301</text:p>
          </table:table-cell>
          <table:table-cell office:value-type="float" office:value="0.387928" calcext:value-type="float">
            <text:p>0.387928</text:p>
          </table:table-cell>
          <table:table-cell office:value-type="float" office:value="0.417108" calcext:value-type="float">
            <text:p>0.417108</text:p>
          </table:table-cell>
          <table:table-cell office:value-type="float" office:value="0.456152" calcext:value-type="float">
            <text:p>0.456152</text:p>
          </table:table-cell>
          <table:table-cell office:value-type="float" office:value="0.490287" calcext:value-type="float">
            <text:p>0.490287</text:p>
          </table:table-cell>
          <table:table-cell office:value-type="float" office:value="0.501761" calcext:value-type="float">
            <text:p>0.501761</text:p>
          </table:table-cell>
        </table:table-row>
        <table:table-row table:style-name="ro1">
          <table:table-cell office:value-type="float" office:value="0.492843" calcext:value-type="float">
            <text:p>0.492843</text:p>
          </table:table-cell>
          <table:table-cell office:value-type="float" office:value="0.479067" calcext:value-type="float">
            <text:p>0.479067</text:p>
          </table:table-cell>
          <table:table-cell office:value-type="float" office:value="0.438555" calcext:value-type="float">
            <text:p>0.438555</text:p>
          </table:table-cell>
          <table:table-cell office:value-type="float" office:value="0.392985" calcext:value-type="float">
            <text:p>0.392985</text:p>
          </table:table-cell>
          <table:table-cell office:value-type="float" office:value="0.359488" calcext:value-type="float">
            <text:p>0.359488</text:p>
          </table:table-cell>
          <table:table-cell office:value-type="float" office:value="0.347408" calcext:value-type="float">
            <text:p>0.347408</text:p>
          </table:table-cell>
          <table:table-cell office:value-type="float" office:value="0.359488" calcext:value-type="float">
            <text:p>0.359488</text:p>
          </table:table-cell>
          <table:table-cell office:value-type="float" office:value="0.392985" calcext:value-type="float">
            <text:p>0.392985</text:p>
          </table:table-cell>
          <table:table-cell office:value-type="float" office:value="0.438555" calcext:value-type="float">
            <text:p>0.438555</text:p>
          </table:table-cell>
          <table:table-cell office:value-type="float" office:value="0.479067" calcext:value-type="float">
            <text:p>0.479067</text:p>
          </table:table-cell>
          <table:table-cell office:value-type="float" office:value="0.492843" calcext:value-type="float">
            <text:p>0.492843</text:p>
          </table:table-cell>
        </table:table-row>
        <table:table-row table:style-name="ro1">
          <table:table-cell office:value-type="float" office:value="0.486241" calcext:value-type="float">
            <text:p>0.486241</text:p>
          </table:table-cell>
          <table:table-cell office:value-type="float" office:value="0.470719" calcext:value-type="float">
            <text:p>0.470719</text:p>
          </table:table-cell>
          <table:table-cell office:value-type="float" office:value="0.425657" calcext:value-type="float">
            <text:p>0.425657</text:p>
          </table:table-cell>
          <table:table-cell office:value-type="float" office:value="0.375665" calcext:value-type="float">
            <text:p>0.375665</text:p>
          </table:table-cell>
          <table:table-cell office:value-type="float" office:value="0.339418" calcext:value-type="float">
            <text:p>0.339418</text:p>
          </table:table-cell>
          <table:table-cell office:value-type="float" office:value="0.32645" calcext:value-type="float">
            <text:p>0.32645</text:p>
          </table:table-cell>
          <table:table-cell office:value-type="float" office:value="0.339418" calcext:value-type="float">
            <text:p>0.339418</text:p>
          </table:table-cell>
          <table:table-cell office:value-type="float" office:value="0.375665" calcext:value-type="float">
            <text:p>0.375665</text:p>
          </table:table-cell>
          <table:table-cell office:value-type="float" office:value="0.425657" calcext:value-type="float">
            <text:p>0.425657</text:p>
          </table:table-cell>
          <table:table-cell office:value-type="float" office:value="0.470719" calcext:value-type="float">
            <text:p>0.470719</text:p>
          </table:table-cell>
          <table:table-cell office:value-type="float" office:value="0.486241" calcext:value-type="float">
            <text:p>0.486241</text:p>
          </table:table-cell>
        </table:table-row>
        <table:table-row table:style-name="ro1">
          <table:table-cell office:value-type="float" office:value="0.484627" calcext:value-type="float">
            <text:p>0.484627</text:p>
          </table:table-cell>
          <table:table-cell office:value-type="float" office:value="0.468254" calcext:value-type="float">
            <text:p>0.468254</text:p>
          </table:table-cell>
          <table:table-cell office:value-type="float" office:value="0.42109" calcext:value-type="float">
            <text:p>0.42109</text:p>
          </table:table-cell>
          <table:table-cell office:value-type="float" office:value="0.369047" calcext:value-type="float">
            <text:p>0.369047</text:p>
          </table:table-cell>
          <table:table-cell office:value-type="float" office:value="0.331499" calcext:value-type="float">
            <text:p>0.331499</text:p>
          </table:table-cell>
          <table:table-cell office:value-type="float" office:value="0.318107" calcext:value-type="float">
            <text:p>0.318107</text:p>
          </table:table-cell>
          <table:table-cell office:value-type="float" office:value="0.331499" calcext:value-type="float">
            <text:p>0.331499</text:p>
          </table:table-cell>
          <table:table-cell office:value-type="float" office:value="0.369047" calcext:value-type="float">
            <text:p>0.369047</text:p>
          </table:table-cell>
          <table:table-cell office:value-type="float" office:value="0.42109" calcext:value-type="float">
            <text:p>0.42109</text:p>
          </table:table-cell>
          <table:table-cell office:value-type="float" office:value="0.468254" calcext:value-type="float">
            <text:p>0.468254</text:p>
          </table:table-cell>
          <table:table-cell office:value-type="float" office:value="0.484627" calcext:value-type="float">
            <text:p>0.48462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643565" calcext:value-type="float">
            <text:p>0.643565</text:p>
          </table:table-cell>
          <table:table-cell table:number-columns-repeated="10"/>
        </table:table-row>
        <table:table-row table:style-name="ro1">
          <table:table-cell office:value-type="float" office:value="0.571924" calcext:value-type="float">
            <text:p>0.571924</text:p>
          </table:table-cell>
          <table:table-cell office:value-type="float" office:value="0.57091" calcext:value-type="float">
            <text:p>0.57091</text:p>
          </table:table-cell>
          <table:table-cell office:value-type="float" office:value="0.568265" calcext:value-type="float">
            <text:p>0.568265</text:p>
          </table:table-cell>
          <table:table-cell office:value-type="float" office:value="0.564941" calcext:value-type="float">
            <text:p>0.564941</text:p>
          </table:table-cell>
          <table:table-cell office:value-type="float" office:value="0.562262" calcext:value-type="float">
            <text:p>0.562262</text:p>
          </table:table-cell>
          <table:table-cell office:value-type="float" office:value="0.56123" calcext:value-type="float">
            <text:p>0.56123</text:p>
          </table:table-cell>
          <table:table-cell office:value-type="float" office:value="0.562262" calcext:value-type="float">
            <text:p>0.562262</text:p>
          </table:table-cell>
          <table:table-cell office:value-type="float" office:value="0.564941" calcext:value-type="float">
            <text:p>0.564941</text:p>
          </table:table-cell>
          <table:table-cell office:value-type="float" office:value="0.568265" calcext:value-type="float">
            <text:p>0.568265</text:p>
          </table:table-cell>
          <table:table-cell office:value-type="float" office:value="0.57091" calcext:value-type="float">
            <text:p>0.57091</text:p>
          </table:table-cell>
          <table:table-cell office:value-type="float" office:value="0.571924" calcext:value-type="float">
            <text:p>0.571924</text:p>
          </table:table-cell>
        </table:table-row>
        <table:table-row table:style-name="ro1">
          <table:table-cell office:value-type="float" office:value="0.563579" calcext:value-type="float">
            <text:p>0.563579</text:p>
          </table:table-cell>
          <table:table-cell office:value-type="float" office:value="0.563188" calcext:value-type="float">
            <text:p>0.563188</text:p>
          </table:table-cell>
          <table:table-cell office:value-type="float" office:value="0.562305" calcext:value-type="float">
            <text:p>0.562305</text:p>
          </table:table-cell>
          <table:table-cell office:value-type="float" office:value="0.56118" calcext:value-type="float">
            <text:p>0.56118</text:p>
          </table:table-cell>
          <table:table-cell office:value-type="float" office:value="0.5603" calcext:value-type="float">
            <text:p>0.5603</text:p>
          </table:table-cell>
          <table:table-cell office:value-type="float" office:value="0.559943" calcext:value-type="float">
            <text:p>0.559943</text:p>
          </table:table-cell>
          <table:table-cell office:value-type="float" office:value="0.5603" calcext:value-type="float">
            <text:p>0.5603</text:p>
          </table:table-cell>
          <table:table-cell office:value-type="float" office:value="0.56118" calcext:value-type="float">
            <text:p>0.56118</text:p>
          </table:table-cell>
          <table:table-cell office:value-type="float" office:value="0.562305" calcext:value-type="float">
            <text:p>0.562305</text:p>
          </table:table-cell>
          <table:table-cell office:value-type="float" office:value="0.563188" calcext:value-type="float">
            <text:p>0.563188</text:p>
          </table:table-cell>
          <table:table-cell office:value-type="float" office:value="0.563579" calcext:value-type="float">
            <text:p>0.563579</text:p>
          </table:table-cell>
        </table:table-row>
        <table:table-row table:style-name="ro1">
          <table:table-cell office:value-type="float" office:value="0.560288" calcext:value-type="float">
            <text:p>0.560288</text:p>
          </table:table-cell>
          <table:table-cell office:value-type="float" office:value="0.558927" calcext:value-type="float">
            <text:p>0.558927</text:p>
          </table:table-cell>
          <table:table-cell office:value-type="float" office:value="0.555164" calcext:value-type="float">
            <text:p>0.555164</text:p>
          </table:table-cell>
          <table:table-cell office:value-type="float" office:value="0.550505" calcext:value-type="float">
            <text:p>0.550505</text:p>
          </table:table-cell>
          <table:table-cell office:value-type="float" office:value="0.54678" calcext:value-type="float">
            <text:p>0.54678</text:p>
          </table:table-cell>
          <table:table-cell office:value-type="float" office:value="0.545353" calcext:value-type="float">
            <text:p>0.545353</text:p>
          </table:table-cell>
          <table:table-cell office:value-type="float" office:value="0.54678" calcext:value-type="float">
            <text:p>0.54678</text:p>
          </table:table-cell>
          <table:table-cell office:value-type="float" office:value="0.550505" calcext:value-type="float">
            <text:p>0.550505</text:p>
          </table:table-cell>
          <table:table-cell office:value-type="float" office:value="0.555164" calcext:value-type="float">
            <text:p>0.555164</text:p>
          </table:table-cell>
          <table:table-cell office:value-type="float" office:value="0.558927" calcext:value-type="float">
            <text:p>0.558927</text:p>
          </table:table-cell>
          <table:table-cell office:value-type="float" office:value="0.560288" calcext:value-type="float">
            <text:p>0.560288</text:p>
          </table:table-cell>
        </table:table-row>
        <table:table-row table:style-name="ro1">
          <table:table-cell office:value-type="float" office:value="0.553254" calcext:value-type="float">
            <text:p>0.553254</text:p>
          </table:table-cell>
          <table:table-cell office:value-type="float" office:value="0.550581" calcext:value-type="float">
            <text:p>0.550581</text:p>
          </table:table-cell>
          <table:table-cell office:value-type="float" office:value="0.542827" calcext:value-type="float">
            <text:p>0.542827</text:p>
          </table:table-cell>
          <table:table-cell office:value-type="float" office:value="0.533365" calcext:value-type="float">
            <text:p>0.533365</text:p>
          </table:table-cell>
          <table:table-cell office:value-type="float" office:value="0.525851" calcext:value-type="float">
            <text:p>0.525851</text:p>
          </table:table-cell>
          <table:table-cell office:value-type="float" office:value="0.523007" calcext:value-type="float">
            <text:p>0.523007</text:p>
          </table:table-cell>
          <table:table-cell office:value-type="float" office:value="0.525851" calcext:value-type="float">
            <text:p>0.525851</text:p>
          </table:table-cell>
          <table:table-cell office:value-type="float" office:value="0.533365" calcext:value-type="float">
            <text:p>0.533365</text:p>
          </table:table-cell>
          <table:table-cell office:value-type="float" office:value="0.542827" calcext:value-type="float">
            <text:p>0.542827</text:p>
          </table:table-cell>
          <table:table-cell office:value-type="float" office:value="0.550581" calcext:value-type="float">
            <text:p>0.550581</text:p>
          </table:table-cell>
          <table:table-cell office:value-type="float" office:value="0.553254" calcext:value-type="float">
            <text:p>0.553254</text:p>
          </table:table-cell>
        </table:table-row>
        <table:table-row table:style-name="ro1">
          <table:table-cell office:value-type="float" office:value="0.545588" calcext:value-type="float">
            <text:p>0.545588</text:p>
          </table:table-cell>
          <table:table-cell office:value-type="float" office:value="0.540978" calcext:value-type="float">
            <text:p>0.540978</text:p>
          </table:table-cell>
          <table:table-cell office:value-type="float" office:value="0.527305" calcext:value-type="float">
            <text:p>0.527305</text:p>
          </table:table-cell>
          <table:table-cell office:value-type="float" office:value="0.510846" calcext:value-type="float">
            <text:p>0.510846</text:p>
          </table:table-cell>
          <table:table-cell office:value-type="float" office:value="0.497915" calcext:value-type="float">
            <text:p>0.497915</text:p>
          </table:table-cell>
          <table:table-cell office:value-type="float" office:value="0.493065" calcext:value-type="float">
            <text:p>0.493065</text:p>
          </table:table-cell>
          <table:table-cell office:value-type="float" office:value="0.497915" calcext:value-type="float">
            <text:p>0.497915</text:p>
          </table:table-cell>
          <table:table-cell office:value-type="float" office:value="0.510846" calcext:value-type="float">
            <text:p>0.510846</text:p>
          </table:table-cell>
          <table:table-cell office:value-type="float" office:value="0.527305" calcext:value-type="float">
            <text:p>0.527305</text:p>
          </table:table-cell>
          <table:table-cell office:value-type="float" office:value="0.540978" calcext:value-type="float">
            <text:p>0.540978</text:p>
          </table:table-cell>
          <table:table-cell office:value-type="float" office:value="0.545588" calcext:value-type="float">
            <text:p>0.545588</text:p>
          </table:table-cell>
        </table:table-row>
        <table:table-row table:style-name="ro1">
          <table:table-cell office:value-type="float" office:value="0.53534" calcext:value-type="float">
            <text:p>0.53534</text:p>
          </table:table-cell>
          <table:table-cell office:value-type="float" office:value="0.52859" calcext:value-type="float">
            <text:p>0.52859</text:p>
          </table:table-cell>
          <table:table-cell office:value-type="float" office:value="0.508361" calcext:value-type="float">
            <text:p>0.508361</text:p>
          </table:table-cell>
          <table:table-cell office:value-type="float" office:value="0.484399" calcext:value-type="float">
            <text:p>0.484399</text:p>
          </table:table-cell>
          <table:table-cell office:value-type="float" office:value="0.465856" calcext:value-type="float">
            <text:p>0.465856</text:p>
          </table:table-cell>
          <table:table-cell office:value-type="float" office:value="0.458965" calcext:value-type="float">
            <text:p>0.458965</text:p>
          </table:table-cell>
          <table:table-cell office:value-type="float" office:value="0.465856" calcext:value-type="float">
            <text:p>0.465856</text:p>
          </table:table-cell>
          <table:table-cell office:value-type="float" office:value="0.484399" calcext:value-type="float">
            <text:p>0.484399</text:p>
          </table:table-cell>
          <table:table-cell office:value-type="float" office:value="0.508361" calcext:value-type="float">
            <text:p>0.508361</text:p>
          </table:table-cell>
          <table:table-cell office:value-type="float" office:value="0.52859" calcext:value-type="float">
            <text:p>0.52859</text:p>
          </table:table-cell>
          <table:table-cell office:value-type="float" office:value="0.53534" calcext:value-type="float">
            <text:p>0.53534</text:p>
          </table:table-cell>
        </table:table-row>
        <table:table-row table:style-name="ro1">
          <table:table-cell office:value-type="float" office:value="0.525043" calcext:value-type="float">
            <text:p>0.525043</text:p>
          </table:table-cell>
          <table:table-cell office:value-type="float" office:value="0.51583" calcext:value-type="float">
            <text:p>0.51583</text:p>
          </table:table-cell>
          <table:table-cell office:value-type="float" office:value="0.488202" calcext:value-type="float">
            <text:p>0.488202</text:p>
          </table:table-cell>
          <table:table-cell office:value-type="float" office:value="0.456016" calcext:value-type="float">
            <text:p>0.456016</text:p>
          </table:table-cell>
          <table:table-cell office:value-type="float" office:value="0.431512" calcext:value-type="float">
            <text:p>0.431512</text:p>
          </table:table-cell>
          <table:table-cell office:value-type="float" office:value="0.422493" calcext:value-type="float">
            <text:p>0.422493</text:p>
          </table:table-cell>
          <table:table-cell office:value-type="float" office:value="0.431512" calcext:value-type="float">
            <text:p>0.431512</text:p>
          </table:table-cell>
          <table:table-cell office:value-type="float" office:value="0.456016" calcext:value-type="float">
            <text:p>0.456016</text:p>
          </table:table-cell>
          <table:table-cell office:value-type="float" office:value="0.488202" calcext:value-type="float">
            <text:p>0.488202</text:p>
          </table:table-cell>
          <table:table-cell office:value-type="float" office:value="0.51583" calcext:value-type="float">
            <text:p>0.51583</text:p>
          </table:table-cell>
          <table:table-cell office:value-type="float" office:value="0.525043" calcext:value-type="float">
            <text:p>0.525043</text:p>
          </table:table-cell>
        </table:table-row>
        <table:table-row table:style-name="ro1">
          <table:table-cell office:value-type="float" office:value="0.514294" calcext:value-type="float">
            <text:p>0.514294</text:p>
          </table:table-cell>
          <table:table-cell office:value-type="float" office:value="0.502637" calcext:value-type="float">
            <text:p>0.502637</text:p>
          </table:table-cell>
          <table:table-cell office:value-type="float" office:value="0.467896" calcext:value-type="float">
            <text:p>0.467896</text:p>
          </table:table-cell>
          <table:table-cell office:value-type="float" office:value="0.428136" calcext:value-type="float">
            <text:p>0.428136</text:p>
          </table:table-cell>
          <table:table-cell office:value-type="float" office:value="0.398398" calcext:value-type="float">
            <text:p>0.398398</text:p>
          </table:table-cell>
          <table:table-cell office:value-type="float" office:value="0.387564" calcext:value-type="float">
            <text:p>0.387564</text:p>
          </table:table-cell>
          <table:table-cell office:value-type="float" office:value="0.398398" calcext:value-type="float">
            <text:p>0.398398</text:p>
          </table:table-cell>
          <table:table-cell office:value-type="float" office:value="0.428136" calcext:value-type="float">
            <text:p>0.428136</text:p>
          </table:table-cell>
          <table:table-cell office:value-type="float" office:value="0.467896" calcext:value-type="float">
            <text:p>0.467896</text:p>
          </table:table-cell>
          <table:table-cell office:value-type="float" office:value="0.502637" calcext:value-type="float">
            <text:p>0.502637</text:p>
          </table:table-cell>
          <table:table-cell office:value-type="float" office:value="0.514294" calcext:value-type="float">
            <text:p>0.514294</text:p>
          </table:table-cell>
        </table:table-row>
        <table:table-row table:style-name="ro1">
          <table:table-cell office:value-type="float" office:value="0.505344" calcext:value-type="float">
            <text:p>0.505344</text:p>
          </table:table-cell>
          <table:table-cell office:value-type="float" office:value="0.491355" calcext:value-type="float">
            <text:p>0.491355</text:p>
          </table:table-cell>
          <table:table-cell office:value-type="float" office:value="0.45014" calcext:value-type="float">
            <text:p>0.45014</text:p>
          </table:table-cell>
          <table:table-cell office:value-type="float" office:value="0.403744" calcext:value-type="float">
            <text:p>0.403744</text:p>
          </table:table-cell>
          <table:table-cell office:value-type="float" office:value="0.369608" calcext:value-type="float">
            <text:p>0.369608</text:p>
          </table:table-cell>
          <table:table-cell office:value-type="float" office:value="0.357291" calcext:value-type="float">
            <text:p>0.357291</text:p>
          </table:table-cell>
          <table:table-cell office:value-type="float" office:value="0.369608" calcext:value-type="float">
            <text:p>0.369608</text:p>
          </table:table-cell>
          <table:table-cell office:value-type="float" office:value="0.403744" calcext:value-type="float">
            <text:p>0.403744</text:p>
          </table:table-cell>
          <table:table-cell office:value-type="float" office:value="0.45014" calcext:value-type="float">
            <text:p>0.45014</text:p>
          </table:table-cell>
          <table:table-cell office:value-type="float" office:value="0.491355" calcext:value-type="float">
            <text:p>0.491355</text:p>
          </table:table-cell>
          <table:table-cell office:value-type="float" office:value="0.505344" calcext:value-type="float">
            <text:p>0.505344</text:p>
          </table:table-cell>
        </table:table-row>
        <table:table-row table:style-name="ro1">
          <table:table-cell office:value-type="float" office:value="0.498719" calcext:value-type="float">
            <text:p>0.498719</text:p>
          </table:table-cell>
          <table:table-cell office:value-type="float" office:value="0.482968" calcext:value-type="float">
            <text:p>0.482968</text:p>
          </table:table-cell>
          <table:table-cell office:value-type="float" office:value="0.437144" calcext:value-type="float">
            <text:p>0.437144</text:p>
          </table:table-cell>
          <table:table-cell office:value-type="float" office:value="0.38626" calcext:value-type="float">
            <text:p>0.38626</text:p>
          </table:table-cell>
          <table:table-cell office:value-type="float" office:value="0.349326" calcext:value-type="float">
            <text:p>0.349326</text:p>
          </table:table-cell>
          <table:table-cell office:value-type="float" office:value="0.336105" calcext:value-type="float">
            <text:p>0.336105</text:p>
          </table:table-cell>
          <table:table-cell office:value-type="float" office:value="0.349326" calcext:value-type="float">
            <text:p>0.349326</text:p>
          </table:table-cell>
          <table:table-cell office:value-type="float" office:value="0.38626" calcext:value-type="float">
            <text:p>0.38626</text:p>
          </table:table-cell>
          <table:table-cell office:value-type="float" office:value="0.437144" calcext:value-type="float">
            <text:p>0.437144</text:p>
          </table:table-cell>
          <table:table-cell office:value-type="float" office:value="0.482968" calcext:value-type="float">
            <text:p>0.482968</text:p>
          </table:table-cell>
          <table:table-cell office:value-type="float" office:value="0.498719" calcext:value-type="float">
            <text:p>0.498719</text:p>
          </table:table-cell>
        </table:table-row>
        <table:table-row table:style-name="ro1">
          <table:table-cell office:value-type="float" office:value="0.497151" calcext:value-type="float">
            <text:p>0.497151</text:p>
          </table:table-cell>
          <table:table-cell office:value-type="float" office:value="0.480536" calcext:value-type="float">
            <text:p>0.480536</text:p>
          </table:table-cell>
          <table:table-cell office:value-type="float" office:value="0.432571" calcext:value-type="float">
            <text:p>0.432571</text:p>
          </table:table-cell>
          <table:table-cell office:value-type="float" office:value="0.379589" calcext:value-type="float">
            <text:p>0.379589</text:p>
          </table:table-cell>
          <table:table-cell office:value-type="float" office:value="0.34132" calcext:value-type="float">
            <text:p>0.34132</text:p>
          </table:table-cell>
          <table:table-cell office:value-type="float" office:value="0.327661" calcext:value-type="float">
            <text:p>0.327661</text:p>
          </table:table-cell>
          <table:table-cell office:value-type="float" office:value="0.34132" calcext:value-type="float">
            <text:p>0.34132</text:p>
          </table:table-cell>
          <table:table-cell office:value-type="float" office:value="0.379589" calcext:value-type="float">
            <text:p>0.379589</text:p>
          </table:table-cell>
          <table:table-cell office:value-type="float" office:value="0.432571" calcext:value-type="float">
            <text:p>0.432571</text:p>
          </table:table-cell>
          <table:table-cell office:value-type="float" office:value="0.480536" calcext:value-type="float">
            <text:p>0.480536</text:p>
          </table:table-cell>
          <table:table-cell office:value-type="float" office:value="0.497151" calcext:value-type="float">
            <text:p>0.49715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652592" calcext:value-type="float">
            <text:p>0.652592</text:p>
          </table:table-cell>
          <table:table-cell table:number-columns-repeated="10"/>
        </table:table-row>
        <table:table-row table:style-name="ro1">
          <table:table-cell office:value-type="float" office:value="0.579034" calcext:value-type="float">
            <text:p>0.579034</text:p>
          </table:table-cell>
          <table:table-cell office:value-type="float" office:value="0.578007" calcext:value-type="float">
            <text:p>0.578007</text:p>
          </table:table-cell>
          <table:table-cell office:value-type="float" office:value="0.575327" calcext:value-type="float">
            <text:p>0.575327</text:p>
          </table:table-cell>
          <table:table-cell office:value-type="float" office:value="0.57196" calcext:value-type="float">
            <text:p>0.57196</text:p>
          </table:table-cell>
          <table:table-cell office:value-type="float" office:value="0.569246" calcext:value-type="float">
            <text:p>0.569246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569246" calcext:value-type="float">
            <text:p>0.569246</text:p>
          </table:table-cell>
          <table:table-cell office:value-type="float" office:value="0.57196" calcext:value-type="float">
            <text:p>0.57196</text:p>
          </table:table-cell>
          <table:table-cell office:value-type="float" office:value="0.575327" calcext:value-type="float">
            <text:p>0.575327</text:p>
          </table:table-cell>
          <table:table-cell office:value-type="float" office:value="0.578007" calcext:value-type="float">
            <text:p>0.578007</text:p>
          </table:table-cell>
          <table:table-cell office:value-type="float" office:value="0.579034" calcext:value-type="float">
            <text:p>0.579034</text:p>
          </table:table-cell>
        </table:table-row>
        <table:table-row table:style-name="ro1">
          <table:table-cell office:value-type="float" office:value="0.570585" calcext:value-type="float">
            <text:p>0.570585</text:p>
          </table:table-cell>
          <table:table-cell office:value-type="float" office:value="0.570191" calcext:value-type="float">
            <text:p>0.570191</text:p>
          </table:table-cell>
          <table:table-cell office:value-type="float" office:value="0.5693" calcext:value-type="float">
            <text:p>0.5693</text:p>
          </table:table-cell>
          <table:table-cell office:value-type="float" office:value="0.568163" calcext:value-type="float">
            <text:p>0.568163</text:p>
          </table:table-cell>
          <table:table-cell office:value-type="float" office:value="0.567275" calcext:value-type="float">
            <text:p>0.567275</text:p>
          </table:table-cell>
          <table:table-cell office:value-type="float" office:value="0.566915" calcext:value-type="float">
            <text:p>0.566915</text:p>
          </table:table-cell>
          <table:table-cell office:value-type="float" office:value="0.567275" calcext:value-type="float">
            <text:p>0.567275</text:p>
          </table:table-cell>
          <table:table-cell office:value-type="float" office:value="0.568163" calcext:value-type="float">
            <text:p>0.568163</text:p>
          </table:table-cell>
          <table:table-cell office:value-type="float" office:value="0.5693" calcext:value-type="float">
            <text:p>0.5693</text:p>
          </table:table-cell>
          <table:table-cell office:value-type="float" office:value="0.570191" calcext:value-type="float">
            <text:p>0.570191</text:p>
          </table:table-cell>
          <table:table-cell office:value-type="float" office:value="0.570585" calcext:value-type="float">
            <text:p>0.570585</text:p>
          </table:table-cell>
        </table:table-row>
        <table:table-row table:style-name="ro1">
          <table:table-cell office:value-type="float" office:value="0.567273" calcext:value-type="float">
            <text:p>0.567273</text:p>
          </table:table-cell>
          <table:table-cell office:value-type="float" office:value="0.565899" calcext:value-type="float">
            <text:p>0.565899</text:p>
          </table:table-cell>
          <table:table-cell office:value-type="float" office:value="0.562098" calcext:value-type="float">
            <text:p>0.562098</text:p>
          </table:table-cell>
          <table:table-cell office:value-type="float" office:value="0.557391" calcext:value-type="float">
            <text:p>0.557391</text:p>
          </table:table-cell>
          <table:table-cell office:value-type="float" office:value="0.553628" calcext:value-type="float">
            <text:p>0.553628</text:p>
          </table:table-cell>
          <table:table-cell office:value-type="float" office:value="0.552186" calcext:value-type="float">
            <text:p>0.552186</text:p>
          </table:table-cell>
          <table:table-cell office:value-type="float" office:value="0.553628" calcext:value-type="float">
            <text:p>0.553628</text:p>
          </table:table-cell>
          <table:table-cell office:value-type="float" office:value="0.557391" calcext:value-type="float">
            <text:p>0.557391</text:p>
          </table:table-cell>
          <table:table-cell office:value-type="float" office:value="0.562098" calcext:value-type="float">
            <text:p>0.562098</text:p>
          </table:table-cell>
          <table:table-cell office:value-type="float" office:value="0.565899" calcext:value-type="float">
            <text:p>0.565899</text:p>
          </table:table-cell>
          <table:table-cell office:value-type="float" office:value="0.567273" calcext:value-type="float">
            <text:p>0.567273</text:p>
          </table:table-cell>
        </table:table-row>
        <table:table-row table:style-name="ro1">
          <table:table-cell office:value-type="float" office:value="0.560183" calcext:value-type="float">
            <text:p>0.560183</text:p>
          </table:table-cell>
          <table:table-cell office:value-type="float" office:value="0.557485" calcext:value-type="float">
            <text:p>0.557485</text:p>
          </table:table-cell>
          <table:table-cell office:value-type="float" office:value="0.549655" calcext:value-type="float">
            <text:p>0.549655</text:p>
          </table:table-cell>
          <table:table-cell office:value-type="float" office:value="0.540098" calcext:value-type="float">
            <text:p>0.540098</text:p>
          </table:table-cell>
          <table:table-cell office:value-type="float" office:value="0.532509" calcext:value-type="float">
            <text:p>0.532509</text:p>
          </table:table-cell>
          <table:table-cell office:value-type="float" office:value="0.529637" calcext:value-type="float">
            <text:p>0.529637</text:p>
          </table:table-cell>
          <table:table-cell office:value-type="float" office:value="0.532509" calcext:value-type="float">
            <text:p>0.532509</text:p>
          </table:table-cell>
          <table:table-cell office:value-type="float" office:value="0.540098" calcext:value-type="float">
            <text:p>0.540098</text:p>
          </table:table-cell>
          <table:table-cell office:value-type="float" office:value="0.549655" calcext:value-type="float">
            <text:p>0.549655</text:p>
          </table:table-cell>
          <table:table-cell office:value-type="float" office:value="0.557485" calcext:value-type="float">
            <text:p>0.557485</text:p>
          </table:table-cell>
          <table:table-cell office:value-type="float" office:value="0.560183" calcext:value-type="float">
            <text:p>0.560183</text:p>
          </table:table-cell>
        </table:table-row>
        <table:table-row table:style-name="ro1">
          <table:table-cell office:value-type="float" office:value="0.552472" calcext:value-type="float">
            <text:p>0.552472</text:p>
          </table:table-cell>
          <table:table-cell office:value-type="float" office:value="0.54782" calcext:value-type="float">
            <text:p>0.54782</text:p>
          </table:table-cell>
          <table:table-cell office:value-type="float" office:value="0.534012" calcext:value-type="float">
            <text:p>0.534012</text:p>
          </table:table-cell>
          <table:table-cell office:value-type="float" office:value="0.517388" calcext:value-type="float">
            <text:p>0.517388</text:p>
          </table:table-cell>
          <table:table-cell office:value-type="float" office:value="0.504325" calcext:value-type="float">
            <text:p>0.504325</text:p>
          </table:table-cell>
          <table:table-cell office:value-type="float" office:value="0.499426" calcext:value-type="float">
            <text:p>0.499426</text:p>
          </table:table-cell>
          <table:table-cell office:value-type="float" office:value="0.504325" calcext:value-type="float">
            <text:p>0.504325</text:p>
          </table:table-cell>
          <table:table-cell office:value-type="float" office:value="0.517388" calcext:value-type="float">
            <text:p>0.517388</text:p>
          </table:table-cell>
          <table:table-cell office:value-type="float" office:value="0.534012" calcext:value-type="float">
            <text:p>0.534012</text:p>
          </table:table-cell>
          <table:table-cell office:value-type="float" office:value="0.54782" calcext:value-type="float">
            <text:p>0.54782</text:p>
          </table:table-cell>
          <table:table-cell office:value-type="float" office:value="0.552472" calcext:value-type="float">
            <text:p>0.552472</text:p>
          </table:table-cell>
        </table:table-row>
        <table:table-row table:style-name="ro1">
          <table:table-cell office:value-type="float" office:value="0.542161" calcext:value-type="float">
            <text:p>0.542161</text:p>
          </table:table-cell>
          <table:table-cell office:value-type="float" office:value="0.535351" calcext:value-type="float">
            <text:p>0.535351</text:p>
          </table:table-cell>
          <table:table-cell office:value-type="float" office:value="0.514927" calcext:value-type="float">
            <text:p>0.514927</text:p>
          </table:table-cell>
          <table:table-cell office:value-type="float" office:value="0.490729" calcext:value-type="float">
            <text:p>0.490729</text:p>
          </table:table-cell>
          <table:table-cell office:value-type="float" office:value="0.472" calcext:value-type="float">
            <text:p>0.472</text:p>
          </table:table-cell>
          <table:table-cell office:value-type="float" office:value="0.465039" calcext:value-type="float">
            <text:p>0.465039</text:p>
          </table:table-cell>
          <table:table-cell office:value-type="float" office:value="0.472" calcext:value-type="float">
            <text:p>0.472</text:p>
          </table:table-cell>
          <table:table-cell office:value-type="float" office:value="0.490729" calcext:value-type="float">
            <text:p>0.490729</text:p>
          </table:table-cell>
          <table:table-cell office:value-type="float" office:value="0.514927" calcext:value-type="float">
            <text:p>0.514927</text:p>
          </table:table-cell>
          <table:table-cell office:value-type="float" office:value="0.535351" calcext:value-type="float">
            <text:p>0.535351</text:p>
          </table:table-cell>
          <table:table-cell office:value-type="float" office:value="0.542161" calcext:value-type="float">
            <text:p>0.542161</text:p>
          </table:table-cell>
        </table:table-row>
        <table:table-row table:style-name="ro1">
          <table:table-cell office:value-type="float" office:value="0.531823" calcext:value-type="float">
            <text:p>0.531823</text:p>
          </table:table-cell>
          <table:table-cell office:value-type="float" office:value="0.522528" calcext:value-type="float">
            <text:p>0.522528</text:p>
          </table:table-cell>
          <table:table-cell office:value-type="float" office:value="0.494638" calcext:value-type="float">
            <text:p>0.494638</text:p>
          </table:table-cell>
          <table:table-cell office:value-type="float" office:value="0.462137" calcext:value-type="float">
            <text:p>0.462137</text:p>
          </table:table-cell>
          <table:table-cell office:value-type="float" office:value="0.437386" calcext:value-type="float">
            <text:p>0.437386</text:p>
          </table:table-cell>
          <table:table-cell office:value-type="float" office:value="0.428276" calcext:value-type="float">
            <text:p>0.428276</text:p>
          </table:table-cell>
          <table:table-cell office:value-type="float" office:value="0.437386" calcext:value-type="float">
            <text:p>0.437386</text:p>
          </table:table-cell>
          <table:table-cell office:value-type="float" office:value="0.462137" calcext:value-type="float">
            <text:p>0.462137</text:p>
          </table:table-cell>
          <table:table-cell office:value-type="float" office:value="0.494638" calcext:value-type="float">
            <text:p>0.494638</text:p>
          </table:table-cell>
          <table:table-cell office:value-type="float" office:value="0.522528" calcext:value-type="float">
            <text:p>0.522528</text:p>
          </table:table-cell>
          <table:table-cell office:value-type="float" office:value="0.531823" calcext:value-type="float">
            <text:p>0.531823</text:p>
          </table:table-cell>
        </table:table-row>
        <table:table-row table:style-name="ro1">
          <table:table-cell office:value-type="float" office:value="0.52103" calcext:value-type="float">
            <text:p>0.52103</text:p>
          </table:table-cell>
          <table:table-cell office:value-type="float" office:value="0.509275" calcext:value-type="float">
            <text:p>0.509275</text:p>
          </table:table-cell>
          <table:table-cell office:value-type="float" office:value="0.474213" calcext:value-type="float">
            <text:p>0.474213</text:p>
          </table:table-cell>
          <table:table-cell office:value-type="float" office:value="0.434073" calcext:value-type="float">
            <text:p>0.434073</text:p>
          </table:table-cell>
          <table:table-cell office:value-type="float" office:value="0.404039" calcext:value-type="float">
            <text:p>0.404039</text:p>
          </table:table-cell>
          <table:table-cell office:value-type="float" office:value="0.393096" calcext:value-type="float">
            <text:p>0.393096</text:p>
          </table:table-cell>
          <table:table-cell office:value-type="float" office:value="0.404039" calcext:value-type="float">
            <text:p>0.404039</text:p>
          </table:table-cell>
          <table:table-cell office:value-type="float" office:value="0.434073" calcext:value-type="float">
            <text:p>0.434073</text:p>
          </table:table-cell>
          <table:table-cell office:value-type="float" office:value="0.474213" calcext:value-type="float">
            <text:p>0.474213</text:p>
          </table:table-cell>
          <table:table-cell office:value-type="float" office:value="0.509275" calcext:value-type="float">
            <text:p>0.509275</text:p>
          </table:table-cell>
          <table:table-cell office:value-type="float" office:value="0.52103" calcext:value-type="float">
            <text:p>0.52103</text:p>
          </table:table-cell>
        </table:table-row>
        <table:table-row table:style-name="ro1">
          <table:table-cell office:value-type="float" office:value="0.512065" calcext:value-type="float">
            <text:p>0.512065</text:p>
          </table:table-cell>
          <table:table-cell office:value-type="float" office:value="0.497963" calcext:value-type="float">
            <text:p>0.497963</text:p>
          </table:table-cell>
          <table:table-cell office:value-type="float" office:value="0.456376" calcext:value-type="float">
            <text:p>0.456376</text:p>
          </table:table-cell>
          <table:table-cell office:value-type="float" office:value="0.40954" calcext:value-type="float">
            <text:p>0.40954</text:p>
          </table:table-cell>
          <table:table-cell office:value-type="float" office:value="0.375065" calcext:value-type="float">
            <text:p>0.375065</text:p>
          </table:table-cell>
          <table:table-cell office:value-type="float" office:value="0.362622" calcext:value-type="float">
            <text:p>0.362622</text:p>
          </table:table-cell>
          <table:table-cell office:value-type="float" office:value="0.375065" calcext:value-type="float">
            <text:p>0.375065</text:p>
          </table:table-cell>
          <table:table-cell office:value-type="float" office:value="0.40954" calcext:value-type="float">
            <text:p>0.40954</text:p>
          </table:table-cell>
          <table:table-cell office:value-type="float" office:value="0.456376" calcext:value-type="float">
            <text:p>0.456376</text:p>
          </table:table-cell>
          <table:table-cell office:value-type="float" office:value="0.497963" calcext:value-type="float">
            <text:p>0.497963</text:p>
          </table:table-cell>
          <table:table-cell office:value-type="float" office:value="0.512065" calcext:value-type="float">
            <text:p>0.512065</text:p>
          </table:table-cell>
        </table:table-row>
        <table:table-row table:style-name="ro1">
          <table:table-cell office:value-type="float" office:value="0.505429" calcext:value-type="float">
            <text:p>0.505429</text:p>
          </table:table-cell>
          <table:table-cell office:value-type="float" office:value="0.489556" calcext:value-type="float">
            <text:p>0.489556</text:p>
          </table:table-cell>
          <table:table-cell office:value-type="float" office:value="0.443328" calcext:value-type="float">
            <text:p>0.443328</text:p>
          </table:table-cell>
          <table:table-cell office:value-type="float" office:value="0.391971" calcext:value-type="float">
            <text:p>0.391971</text:p>
          </table:table-cell>
          <table:table-cell office:value-type="float" office:value="0.354673" calcext:value-type="float">
            <text:p>0.354673</text:p>
          </table:table-cell>
          <table:table-cell office:value-type="float" office:value="0.341317" calcext:value-type="float">
            <text:p>0.341317</text:p>
          </table:table-cell>
          <table:table-cell office:value-type="float" office:value="0.354673" calcext:value-type="float">
            <text:p>0.354673</text:p>
          </table:table-cell>
          <table:table-cell office:value-type="float" office:value="0.391971" calcext:value-type="float">
            <text:p>0.391971</text:p>
          </table:table-cell>
          <table:table-cell office:value-type="float" office:value="0.443328" calcext:value-type="float">
            <text:p>0.443328</text:p>
          </table:table-cell>
          <table:table-cell office:value-type="float" office:value="0.489556" calcext:value-type="float">
            <text:p>0.489556</text:p>
          </table:table-cell>
          <table:table-cell office:value-type="float" office:value="0.505429" calcext:value-type="float">
            <text:p>0.505429</text:p>
          </table:table-cell>
        </table:table-row>
        <table:table-row table:style-name="ro1">
          <table:table-cell office:value-type="float" office:value="0.503885" calcext:value-type="float">
            <text:p>0.503885</text:p>
          </table:table-cell>
          <table:table-cell office:value-type="float" office:value="0.487142" calcext:value-type="float">
            <text:p>0.487142</text:p>
          </table:table-cell>
          <table:table-cell office:value-type="float" office:value="0.438752" calcext:value-type="float">
            <text:p>0.438752</text:p>
          </table:table-cell>
          <table:table-cell office:value-type="float" office:value="0.385273" calcext:value-type="float">
            <text:p>0.385273</text:p>
          </table:table-cell>
          <table:table-cell office:value-type="float" office:value="0.34662" calcext:value-type="float">
            <text:p>0.34662</text:p>
          </table:table-cell>
          <table:table-cell office:value-type="float" office:value="0.332819" calcext:value-type="float">
            <text:p>0.332819</text:p>
          </table:table-cell>
          <table:table-cell office:value-type="float" office:value="0.34662" calcext:value-type="float">
            <text:p>0.34662</text:p>
          </table:table-cell>
          <table:table-cell office:value-type="float" office:value="0.385273" calcext:value-type="float">
            <text:p>0.385273</text:p>
          </table:table-cell>
          <table:table-cell office:value-type="float" office:value="0.438752" calcext:value-type="float">
            <text:p>0.438752</text:p>
          </table:table-cell>
          <table:table-cell office:value-type="float" office:value="0.487142" calcext:value-type="float">
            <text:p>0.487142</text:p>
          </table:table-cell>
          <table:table-cell office:value-type="float" office:value="0.503885" calcext:value-type="float">
            <text:p>0.5038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667721" calcext:value-type="float">
            <text:p>0.667721</text:p>
          </table:table-cell>
          <table:table-cell table:number-columns-repeated="10"/>
        </table:table-row>
        <table:table-row table:style-name="ro1">
          <table:table-cell office:value-type="float" office:value="0.590904" calcext:value-type="float">
            <text:p>0.590904</text:p>
          </table:table-cell>
          <table:table-cell office:value-type="float" office:value="0.589858" calcext:value-type="float">
            <text:p>0.589858</text:p>
          </table:table-cell>
          <table:table-cell office:value-type="float" office:value="0.58712" calcext:value-type="float">
            <text:p>0.58712</text:p>
          </table:table-cell>
          <table:table-cell office:value-type="float" office:value="0.583681" calcext:value-type="float">
            <text:p>0.583681</text:p>
          </table:table-cell>
          <table:table-cell office:value-type="float" office:value="0.580909" calcext:value-type="float">
            <text:p>0.580909</text:p>
          </table:table-cell>
          <table:table-cell office:value-type="float" office:value="0.579841" calcext:value-type="float">
            <text:p>0.579841</text:p>
          </table:table-cell>
          <table:table-cell office:value-type="float" office:value="0.580909" calcext:value-type="float">
            <text:p>0.580909</text:p>
          </table:table-cell>
          <table:table-cell office:value-type="float" office:value="0.583681" calcext:value-type="float">
            <text:p>0.583681</text:p>
          </table:table-cell>
          <table:table-cell office:value-type="float" office:value="0.58712" calcext:value-type="float">
            <text:p>0.58712</text:p>
          </table:table-cell>
          <table:table-cell office:value-type="float" office:value="0.589858" calcext:value-type="float">
            <text:p>0.589858</text:p>
          </table:table-cell>
          <table:table-cell office:value-type="float" office:value="0.590904" calcext:value-type="float">
            <text:p>0.590904</text:p>
          </table:table-cell>
        </table:table-row>
        <table:table-row table:style-name="ro1">
          <table:table-cell office:value-type="float" office:value="0.582285" calcext:value-type="float">
            <text:p>0.582285</text:p>
          </table:table-cell>
          <table:table-cell office:value-type="float" office:value="0.581887" calcext:value-type="float">
            <text:p>0.581887</text:p>
          </table:table-cell>
          <table:table-cell office:value-type="float" office:value="0.580981" calcext:value-type="float">
            <text:p>0.580981</text:p>
          </table:table-cell>
          <table:table-cell office:value-type="float" office:value="0.579826" calcext:value-type="float">
            <text:p>0.579826</text:p>
          </table:table-cell>
          <table:table-cell office:value-type="float" office:value="0.578922" calcext:value-type="float">
            <text:p>0.578922</text:p>
          </table:table-cell>
          <table:table-cell office:value-type="float" office:value="0.578557" calcext:value-type="float">
            <text:p>0.578557</text:p>
          </table:table-cell>
          <table:table-cell office:value-type="float" office:value="0.578922" calcext:value-type="float">
            <text:p>0.578922</text:p>
          </table:table-cell>
          <table:table-cell office:value-type="float" office:value="0.579826" calcext:value-type="float">
            <text:p>0.579826</text:p>
          </table:table-cell>
          <table:table-cell office:value-type="float" office:value="0.580981" calcext:value-type="float">
            <text:p>0.580981</text:p>
          </table:table-cell>
          <table:table-cell office:value-type="float" office:value="0.581887" calcext:value-type="float">
            <text:p>0.581887</text:p>
          </table:table-cell>
          <table:table-cell office:value-type="float" office:value="0.582285" calcext:value-type="float">
            <text:p>0.582285</text:p>
          </table:table-cell>
        </table:table-row>
        <table:table-row table:style-name="ro1">
          <table:table-cell office:value-type="float" office:value="0.57894" calcext:value-type="float">
            <text:p>0.57894</text:p>
          </table:table-cell>
          <table:table-cell office:value-type="float" office:value="0.577545" calcext:value-type="float">
            <text:p>0.577545</text:p>
          </table:table-cell>
          <table:table-cell office:value-type="float" office:value="0.573679" calcext:value-type="float">
            <text:p>0.573679</text:p>
          </table:table-cell>
          <table:table-cell office:value-type="float" office:value="0.568894" calcext:value-type="float">
            <text:p>0.568894</text:p>
          </table:table-cell>
          <table:table-cell office:value-type="float" office:value="0.565066" calcext:value-type="float">
            <text:p>0.565066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65066" calcext:value-type="float">
            <text:p>0.565066</text:p>
          </table:table-cell>
          <table:table-cell office:value-type="float" office:value="0.568894" calcext:value-type="float">
            <text:p>0.568894</text:p>
          </table:table-cell>
          <table:table-cell office:value-type="float" office:value="0.573679" calcext:value-type="float">
            <text:p>0.573679</text:p>
          </table:table-cell>
          <table:table-cell office:value-type="float" office:value="0.577545" calcext:value-type="float">
            <text:p>0.577545</text:p>
          </table:table-cell>
          <table:table-cell office:value-type="float" office:value="0.57894" calcext:value-type="float">
            <text:p>0.57894</text:p>
          </table:table-cell>
        </table:table-row>
        <table:table-row table:style-name="ro1">
          <table:table-cell office:value-type="float" office:value="0.571757" calcext:value-type="float">
            <text:p>0.571757</text:p>
          </table:table-cell>
          <table:table-cell office:value-type="float" office:value="0.56902" calcext:value-type="float">
            <text:p>0.56902</text:p>
          </table:table-cell>
          <table:table-cell office:value-type="float" office:value="0.561062" calcext:value-type="float">
            <text:p>0.561062</text:p>
          </table:table-cell>
          <table:table-cell office:value-type="float" office:value="0.551351" calcext:value-type="float">
            <text:p>0.551351</text:p>
          </table:table-cell>
          <table:table-cell office:value-type="float" office:value="0.543636" calcext:value-type="float">
            <text:p>0.543636</text:p>
          </table:table-cell>
          <table:table-cell office:value-type="float" office:value="0.540717" calcext:value-type="float">
            <text:p>0.540717</text:p>
          </table:table-cell>
          <table:table-cell office:value-type="float" office:value="0.543636" calcext:value-type="float">
            <text:p>0.543636</text:p>
          </table:table-cell>
          <table:table-cell office:value-type="float" office:value="0.551351" calcext:value-type="float">
            <text:p>0.551351</text:p>
          </table:table-cell>
          <table:table-cell office:value-type="float" office:value="0.561062" calcext:value-type="float">
            <text:p>0.561062</text:p>
          </table:table-cell>
          <table:table-cell office:value-type="float" office:value="0.56902" calcext:value-type="float">
            <text:p>0.56902</text:p>
          </table:table-cell>
          <table:table-cell office:value-type="float" office:value="0.571757" calcext:value-type="float">
            <text:p>0.571757</text:p>
          </table:table-cell>
        </table:table-row>
        <table:table-row table:style-name="ro1">
          <table:table-cell office:value-type="float" office:value="0.563978" calcext:value-type="float">
            <text:p>0.563978</text:p>
          </table:table-cell>
          <table:table-cell office:value-type="float" office:value="0.559255" calcext:value-type="float">
            <text:p>0.559255</text:p>
          </table:table-cell>
          <table:table-cell office:value-type="float" office:value="0.545222" calcext:value-type="float">
            <text:p>0.545222</text:p>
          </table:table-cell>
          <table:table-cell office:value-type="float" office:value="0.528326" calcext:value-type="float">
            <text:p>0.528326</text:p>
          </table:table-cell>
          <table:table-cell office:value-type="float" office:value="0.515045" calcext:value-type="float">
            <text:p>0.515045</text:p>
          </table:table-cell>
          <table:table-cell office:value-type="float" office:value="0.510065" calcext:value-type="float">
            <text:p>0.510065</text:p>
          </table:table-cell>
          <table:table-cell office:value-type="float" office:value="0.515045" calcext:value-type="float">
            <text:p>0.515045</text:p>
          </table:table-cell>
          <table:table-cell office:value-type="float" office:value="0.528326" calcext:value-type="float">
            <text:p>0.528326</text:p>
          </table:table-cell>
          <table:table-cell office:value-type="float" office:value="0.545222" calcext:value-type="float">
            <text:p>0.545222</text:p>
          </table:table-cell>
          <table:table-cell office:value-type="float" office:value="0.559255" calcext:value-type="float">
            <text:p>0.559255</text:p>
          </table:table-cell>
          <table:table-cell office:value-type="float" office:value="0.563978" calcext:value-type="float">
            <text:p>0.563978</text:p>
          </table:table-cell>
        </table:table-row>
        <table:table-row table:style-name="ro1">
          <table:table-cell office:value-type="float" office:value="0.553565" calcext:value-type="float">
            <text:p>0.553565</text:p>
          </table:table-cell>
          <table:table-cell office:value-type="float" office:value="0.546655" calcext:value-type="float">
            <text:p>0.546655</text:p>
          </table:table-cell>
          <table:table-cell office:value-type="float" office:value="0.525907" calcext:value-type="float">
            <text:p>0.525907</text:p>
          </table:table-cell>
          <table:table-cell office:value-type="float" office:value="0.501321" calcext:value-type="float">
            <text:p>0.501321</text:p>
          </table:table-cell>
          <table:table-cell office:value-type="float" office:value="0.482283" calcext:value-type="float">
            <text:p>0.482283</text:p>
          </table:table-cell>
          <table:table-cell office:value-type="float" office:value="0.475207" calcext:value-type="float">
            <text:p>0.475207</text:p>
          </table:table-cell>
          <table:table-cell office:value-type="float" office:value="0.482283" calcext:value-type="float">
            <text:p>0.482283</text:p>
          </table:table-cell>
          <table:table-cell office:value-type="float" office:value="0.501321" calcext:value-type="float">
            <text:p>0.501321</text:p>
          </table:table-cell>
          <table:table-cell office:value-type="float" office:value="0.525907" calcext:value-type="float">
            <text:p>0.525907</text:p>
          </table:table-cell>
          <table:table-cell office:value-type="float" office:value="0.546655" calcext:value-type="float">
            <text:p>0.546655</text:p>
          </table:table-cell>
          <table:table-cell office:value-type="float" office:value="0.553565" calcext:value-type="float">
            <text:p>0.553565</text:p>
          </table:table-cell>
        </table:table-row>
        <table:table-row table:style-name="ro1">
          <table:table-cell office:value-type="float" office:value="0.54316" calcext:value-type="float">
            <text:p>0.54316</text:p>
          </table:table-cell>
          <table:table-cell office:value-type="float" office:value="0.533733" calcext:value-type="float">
            <text:p>0.533733</text:p>
          </table:table-cell>
          <table:table-cell office:value-type="float" office:value="0.505407" calcext:value-type="float">
            <text:p>0.505407</text:p>
          </table:table-cell>
          <table:table-cell office:value-type="float" office:value="0.472388" calcext:value-type="float">
            <text:p>0.472388</text:p>
          </table:table-cell>
          <table:table-cell office:value-type="float" office:value="0.447228" calcext:value-type="float">
            <text:p>0.447228</text:p>
          </table:table-cell>
          <table:table-cell office:value-type="float" office:value="0.437966" calcext:value-type="float">
            <text:p>0.437966</text:p>
          </table:table-cell>
          <table:table-cell office:value-type="float" office:value="0.447228" calcext:value-type="float">
            <text:p>0.447228</text:p>
          </table:table-cell>
          <table:table-cell office:value-type="float" office:value="0.472388" calcext:value-type="float">
            <text:p>0.472388</text:p>
          </table:table-cell>
          <table:table-cell office:value-type="float" office:value="0.505407" calcext:value-type="float">
            <text:p>0.505407</text:p>
          </table:table-cell>
          <table:table-cell office:value-type="float" office:value="0.533733" calcext:value-type="float">
            <text:p>0.533733</text:p>
          </table:table-cell>
          <table:table-cell office:value-type="float" office:value="0.54316" calcext:value-type="float">
            <text:p>0.54316</text:p>
          </table:table-cell>
        </table:table-row>
        <table:table-row table:style-name="ro1">
          <table:table-cell office:value-type="float" office:value="0.532299" calcext:value-type="float">
            <text:p>0.532299</text:p>
          </table:table-cell>
          <table:table-cell office:value-type="float" office:value="0.520383" calcext:value-type="float">
            <text:p>0.520383</text:p>
          </table:table-cell>
          <table:table-cell office:value-type="float" office:value="0.484791" calcext:value-type="float">
            <text:p>0.484791</text:p>
          </table:table-cell>
          <table:table-cell office:value-type="float" office:value="0.444023" calcext:value-type="float">
            <text:p>0.444023</text:p>
          </table:table-cell>
          <table:table-cell office:value-type="float" office:value="0.413499" calcext:value-type="float">
            <text:p>0.413499</text:p>
          </table:table-cell>
          <table:table-cell office:value-type="float" office:value="0.402373" calcext:value-type="float">
            <text:p>0.402373</text:p>
          </table:table-cell>
          <table:table-cell office:value-type="float" office:value="0.413499" calcext:value-type="float">
            <text:p>0.413499</text:p>
          </table:table-cell>
          <table:table-cell office:value-type="float" office:value="0.444023" calcext:value-type="float">
            <text:p>0.444023</text:p>
          </table:table-cell>
          <table:table-cell office:value-type="float" office:value="0.484791" calcext:value-type="float">
            <text:p>0.484791</text:p>
          </table:table-cell>
          <table:table-cell office:value-type="float" office:value="0.520383" calcext:value-type="float">
            <text:p>0.520383</text:p>
          </table:table-cell>
          <table:table-cell office:value-type="float" office:value="0.532299" calcext:value-type="float">
            <text:p>0.532299</text:p>
          </table:table-cell>
        </table:table-row>
        <table:table-row table:style-name="ro1">
          <table:table-cell office:value-type="float" office:value="0.52331" calcext:value-type="float">
            <text:p>0.52331</text:p>
          </table:table-cell>
          <table:table-cell office:value-type="float" office:value="0.509023" calcext:value-type="float">
            <text:p>0.509023</text:p>
          </table:table-cell>
          <table:table-cell office:value-type="float" office:value="0.46682" calcext:value-type="float">
            <text:p>0.46682</text:p>
          </table:table-cell>
          <table:table-cell office:value-type="float" office:value="0.41926" calcext:value-type="float">
            <text:p>0.41926</text:p>
          </table:table-cell>
          <table:table-cell office:value-type="float" office:value="0.384222" calcext:value-type="float">
            <text:p>0.384222</text:p>
          </table:table-cell>
          <table:table-cell office:value-type="float" office:value="0.371572" calcext:value-type="float">
            <text:p>0.371572</text:p>
          </table:table-cell>
          <table:table-cell office:value-type="float" office:value="0.384222" calcext:value-type="float">
            <text:p>0.384222</text:p>
          </table:table-cell>
          <table:table-cell office:value-type="float" office:value="0.41926" calcext:value-type="float">
            <text:p>0.41926</text:p>
          </table:table-cell>
          <table:table-cell office:value-type="float" office:value="0.46682" calcext:value-type="float">
            <text:p>0.46682</text:p>
          </table:table-cell>
          <table:table-cell office:value-type="float" office:value="0.509023" calcext:value-type="float">
            <text:p>0.509023</text:p>
          </table:table-cell>
          <table:table-cell office:value-type="float" office:value="0.52331" calcext:value-type="float">
            <text:p>0.52331</text:p>
          </table:table-cell>
        </table:table-row>
        <table:table-row table:style-name="ro1">
          <table:table-cell office:value-type="float" office:value="0.516658" calcext:value-type="float">
            <text:p>0.516658</text:p>
          </table:table-cell>
          <table:table-cell office:value-type="float" office:value="0.500584" calcext:value-type="float">
            <text:p>0.500584</text:p>
          </table:table-cell>
          <table:table-cell office:value-type="float" office:value="0.45369" calcext:value-type="float">
            <text:p>0.45369</text:p>
          </table:table-cell>
          <table:table-cell office:value-type="float" office:value="0.401551" calcext:value-type="float">
            <text:p>0.401551</text:p>
          </table:table-cell>
          <table:table-cell office:value-type="float" office:value="0.363649" calcext:value-type="float">
            <text:p>0.363649</text:p>
          </table:table-cell>
          <table:table-cell office:value-type="float" office:value="0.35007" calcext:value-type="float">
            <text:p>0.35007</text:p>
          </table:table-cell>
          <table:table-cell office:value-type="float" office:value="0.363649" calcext:value-type="float">
            <text:p>0.363649</text:p>
          </table:table-cell>
          <table:table-cell office:value-type="float" office:value="0.401551" calcext:value-type="float">
            <text:p>0.401551</text:p>
          </table:table-cell>
          <table:table-cell office:value-type="float" office:value="0.45369" calcext:value-type="float">
            <text:p>0.45369</text:p>
          </table:table-cell>
          <table:table-cell office:value-type="float" office:value="0.500584" calcext:value-type="float">
            <text:p>0.500584</text:p>
          </table:table-cell>
          <table:table-cell office:value-type="float" office:value="0.516658" calcext:value-type="float">
            <text:p>0.516658</text:p>
          </table:table-cell>
        </table:table-row>
        <table:table-row table:style-name="ro1">
          <table:table-cell office:value-type="float" office:value="0.515157" calcext:value-type="float">
            <text:p>0.515157</text:p>
          </table:table-cell>
          <table:table-cell office:value-type="float" office:value="0.498202" calcext:value-type="float">
            <text:p>0.498202</text:p>
          </table:table-cell>
          <table:table-cell office:value-type="float" office:value="0.44911" calcext:value-type="float">
            <text:p>0.44911</text:p>
          </table:table-cell>
          <table:table-cell office:value-type="float" office:value="0.394808" calcext:value-type="float">
            <text:p>0.394808</text:p>
          </table:table-cell>
          <table:table-cell office:value-type="float" office:value="0.35552" calcext:value-type="float">
            <text:p>0.35552</text:p>
          </table:table-cell>
          <table:table-cell office:value-type="float" office:value="0.341484" calcext:value-type="float">
            <text:p>0.341484</text:p>
          </table:table-cell>
          <table:table-cell office:value-type="float" office:value="0.35552" calcext:value-type="float">
            <text:p>0.35552</text:p>
          </table:table-cell>
          <table:table-cell office:value-type="float" office:value="0.394808" calcext:value-type="float">
            <text:p>0.394808</text:p>
          </table:table-cell>
          <table:table-cell office:value-type="float" office:value="0.44911" calcext:value-type="float">
            <text:p>0.44911</text:p>
          </table:table-cell>
          <table:table-cell office:value-type="float" office:value="0.498202" calcext:value-type="float">
            <text:p>0.498202</text:p>
          </table:table-cell>
          <table:table-cell office:value-type="float" office:value="0.515157" calcext:value-type="float">
            <text:p>0.51515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678092" calcext:value-type="float">
            <text:p>0.678092</text:p>
          </table:table-cell>
          <table:table-cell table:number-columns-repeated="10"/>
        </table:table-row>
        <table:table-row table:style-name="ro1">
          <table:table-cell office:value-type="float" office:value="0.599012" calcext:value-type="float">
            <text:p>0.599012</text:p>
          </table:table-cell>
          <table:table-cell office:value-type="float" office:value="0.597952" calcext:value-type="float">
            <text:p>0.597952</text:p>
          </table:table-cell>
          <table:table-cell office:value-type="float" office:value="0.595175" calcext:value-type="float">
            <text:p>0.595175</text:p>
          </table:table-cell>
          <table:table-cell office:value-type="float" office:value="0.591687" calcext:value-type="float">
            <text:p>0.591687</text:p>
          </table:table-cell>
          <table:table-cell office:value-type="float" office:value="0.588875" calcext:value-type="float">
            <text:p>0.588875</text:p>
          </table:table-cell>
          <table:table-cell office:value-type="float" office:value="0.587792" calcext:value-type="float">
            <text:p>0.587792</text:p>
          </table:table-cell>
          <table:table-cell office:value-type="float" office:value="0.588875" calcext:value-type="float">
            <text:p>0.588875</text:p>
          </table:table-cell>
          <table:table-cell office:value-type="float" office:value="0.591687" calcext:value-type="float">
            <text:p>0.591687</text:p>
          </table:table-cell>
          <table:table-cell office:value-type="float" office:value="0.595175" calcext:value-type="float">
            <text:p>0.595175</text:p>
          </table:table-cell>
          <table:table-cell office:value-type="float" office:value="0.597952" calcext:value-type="float">
            <text:p>0.597952</text:p>
          </table:table-cell>
          <table:table-cell office:value-type="float" office:value="0.599012" calcext:value-type="float">
            <text:p>0.599012</text:p>
          </table:table-cell>
        </table:table-row>
        <table:table-row table:style-name="ro1">
          <table:table-cell office:value-type="float" office:value="0.590278" calcext:value-type="float">
            <text:p>0.590278</text:p>
          </table:table-cell>
          <table:table-cell office:value-type="float" office:value="0.589876" calcext:value-type="float">
            <text:p>0.589876</text:p>
          </table:table-cell>
          <table:table-cell office:value-type="float" office:value="0.58896" calcext:value-type="float">
            <text:p>0.58896</text:p>
          </table:table-cell>
          <table:table-cell office:value-type="float" office:value="0.587792" calcext:value-type="float">
            <text:p>0.587792</text:p>
          </table:table-cell>
          <table:table-cell office:value-type="float" office:value="0.586879" calcext:value-type="float">
            <text:p>0.586879</text:p>
          </table:table-cell>
          <table:table-cell office:value-type="float" office:value="0.586509" calcext:value-type="float">
            <text:p>0.586509</text:p>
          </table:table-cell>
          <table:table-cell office:value-type="float" office:value="0.586879" calcext:value-type="float">
            <text:p>0.586879</text:p>
          </table:table-cell>
          <table:table-cell office:value-type="float" office:value="0.587792" calcext:value-type="float">
            <text:p>0.587792</text:p>
          </table:table-cell>
          <table:table-cell office:value-type="float" office:value="0.58896" calcext:value-type="float">
            <text:p>0.58896</text:p>
          </table:table-cell>
          <table:table-cell office:value-type="float" office:value="0.589876" calcext:value-type="float">
            <text:p>0.589876</text:p>
          </table:table-cell>
          <table:table-cell office:value-type="float" office:value="0.590278" calcext:value-type="float">
            <text:p>0.590278</text:p>
          </table:table-cell>
        </table:table-row>
        <table:table-row table:style-name="ro1">
          <table:table-cell office:value-type="float" office:value="0.58691" calcext:value-type="float">
            <text:p>0.58691</text:p>
          </table:table-cell>
          <table:table-cell office:value-type="float" office:value="0.585501" calcext:value-type="float">
            <text:p>0.585501</text:p>
          </table:table-cell>
          <table:table-cell office:value-type="float" office:value="0.581592" calcext:value-type="float">
            <text:p>0.581592</text:p>
          </table:table-cell>
          <table:table-cell office:value-type="float" office:value="0.576753" calcext:value-type="float">
            <text:p>0.576753</text:p>
          </table:table-cell>
          <table:table-cell office:value-type="float" office:value="0.572882" calcext:value-type="float">
            <text:p>0.572882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2882" calcext:value-type="float">
            <text:p>0.572882</text:p>
          </table:table-cell>
          <table:table-cell office:value-type="float" office:value="0.576753" calcext:value-type="float">
            <text:p>0.576753</text:p>
          </table:table-cell>
          <table:table-cell office:value-type="float" office:value="0.581592" calcext:value-type="float">
            <text:p>0.581592</text:p>
          </table:table-cell>
          <table:table-cell office:value-type="float" office:value="0.585501" calcext:value-type="float">
            <text:p>0.585501</text:p>
          </table:table-cell>
          <table:table-cell office:value-type="float" office:value="0.58691" calcext:value-type="float">
            <text:p>0.58691</text:p>
          </table:table-cell>
        </table:table-row>
        <table:table-row table:style-name="ro1">
          <table:table-cell office:value-type="float" office:value="0.579667" calcext:value-type="float">
            <text:p>0.579667</text:p>
          </table:table-cell>
          <table:table-cell office:value-type="float" office:value="0.576902" calcext:value-type="float">
            <text:p>0.576902</text:p>
          </table:table-cell>
          <table:table-cell office:value-type="float" office:value="0.568859" calcext:value-type="float">
            <text:p>0.568859</text:p>
          </table:table-cell>
          <table:table-cell office:value-type="float" office:value="0.559042" calcext:value-type="float">
            <text:p>0.559042</text:p>
          </table:table-cell>
          <table:table-cell office:value-type="float" office:value="0.551243" calcext:value-type="float">
            <text:p>0.551243</text:p>
          </table:table-cell>
          <table:table-cell office:value-type="float" office:value="0.548292" calcext:value-type="float">
            <text:p>0.548292</text:p>
          </table:table-cell>
          <table:table-cell office:value-type="float" office:value="0.551243" calcext:value-type="float">
            <text:p>0.551243</text:p>
          </table:table-cell>
          <table:table-cell office:value-type="float" office:value="0.559042" calcext:value-type="float">
            <text:p>0.559042</text:p>
          </table:table-cell>
          <table:table-cell office:value-type="float" office:value="0.568859" calcext:value-type="float">
            <text:p>0.568859</text:p>
          </table:table-cell>
          <table:table-cell office:value-type="float" office:value="0.576902" calcext:value-type="float">
            <text:p>0.576902</text:p>
          </table:table-cell>
          <table:table-cell office:value-type="float" office:value="0.579667" calcext:value-type="float">
            <text:p>0.579667</text:p>
          </table:table-cell>
        </table:table-row>
        <table:table-row table:style-name="ro1">
          <table:table-cell office:value-type="float" office:value="0.571842" calcext:value-type="float">
            <text:p>0.571842</text:p>
          </table:table-cell>
          <table:table-cell office:value-type="float" office:value="0.567072" calcext:value-type="float">
            <text:p>0.567072</text:p>
          </table:table-cell>
          <table:table-cell office:value-type="float" office:value="0.552887" calcext:value-type="float">
            <text:p>0.552887</text:p>
          </table:table-cell>
          <table:table-cell office:value-type="float" office:value="0.535807" calcext:value-type="float">
            <text:p>0.535807</text:p>
          </table:table-cell>
          <table:table-cell office:value-type="float" office:value="0.522379" calcext:value-type="float">
            <text:p>0.522379</text:p>
          </table:table-cell>
          <table:table-cell office:value-type="float" office:value="0.517344" calcext:value-type="float">
            <text:p>0.517344</text:p>
          </table:table-cell>
          <table:table-cell office:value-type="float" office:value="0.522379" calcext:value-type="float">
            <text:p>0.522379</text:p>
          </table:table-cell>
          <table:table-cell office:value-type="float" office:value="0.535807" calcext:value-type="float">
            <text:p>0.535807</text:p>
          </table:table-cell>
          <table:table-cell office:value-type="float" office:value="0.552887" calcext:value-type="float">
            <text:p>0.552887</text:p>
          </table:table-cell>
          <table:table-cell office:value-type="float" office:value="0.567072" calcext:value-type="float">
            <text:p>0.567072</text:p>
          </table:table-cell>
          <table:table-cell office:value-type="float" office:value="0.571842" calcext:value-type="float">
            <text:p>0.571842</text:p>
          </table:table-cell>
        </table:table-row>
        <table:table-row table:style-name="ro1">
          <table:table-cell office:value-type="float" office:value="0.561362" calcext:value-type="float">
            <text:p>0.561362</text:p>
          </table:table-cell>
          <table:table-cell office:value-type="float" office:value="0.554385" calcext:value-type="float">
            <text:p>0.554385</text:p>
          </table:table-cell>
          <table:table-cell office:value-type="float" office:value="0.533419" calcext:value-type="float">
            <text:p>0.533419</text:p>
          </table:table-cell>
          <table:table-cell office:value-type="float" office:value="0.50857" calcext:value-type="float">
            <text:p>0.50857</text:p>
          </table:table-cell>
          <table:table-cell office:value-type="float" office:value="0.489324" calcext:value-type="float">
            <text:p>0.489324</text:p>
          </table:table-cell>
          <table:table-cell office:value-type="float" office:value="0.48217" calcext:value-type="float">
            <text:p>0.48217</text:p>
          </table:table-cell>
          <table:table-cell office:value-type="float" office:value="0.489324" calcext:value-type="float">
            <text:p>0.489324</text:p>
          </table:table-cell>
          <table:table-cell office:value-type="float" office:value="0.50857" calcext:value-type="float">
            <text:p>0.50857</text:p>
          </table:table-cell>
          <table:table-cell office:value-type="float" office:value="0.533419" calcext:value-type="float">
            <text:p>0.533419</text:p>
          </table:table-cell>
          <table:table-cell office:value-type="float" office:value="0.554385" calcext:value-type="float">
            <text:p>0.554385</text:p>
          </table:table-cell>
          <table:table-cell office:value-type="float" office:value="0.561362" calcext:value-type="float">
            <text:p>0.561362</text:p>
          </table:table-cell>
        </table:table-row>
        <table:table-row table:style-name="ro1">
          <table:table-cell office:value-type="float" office:value="0.550915" calcext:value-type="float">
            <text:p>0.550915</text:p>
          </table:table-cell>
          <table:table-cell office:value-type="float" office:value="0.541399" calcext:value-type="float">
            <text:p>0.541399</text:p>
          </table:table-cell>
          <table:table-cell office:value-type="float" office:value="0.512779" calcext:value-type="float">
            <text:p>0.512779</text:p>
          </table:table-cell>
          <table:table-cell office:value-type="float" office:value="0.479409" calcext:value-type="float">
            <text:p>0.479409</text:p>
          </table:table-cell>
          <table:table-cell office:value-type="float" office:value="0.453973" calcext:value-type="float">
            <text:p>0.453973</text:p>
          </table:table-cell>
          <table:table-cell office:value-type="float" office:value="0.444608" calcext:value-type="float">
            <text:p>0.444608</text:p>
          </table:table-cell>
          <table:table-cell office:value-type="float" office:value="0.453973" calcext:value-type="float">
            <text:p>0.453973</text:p>
          </table:table-cell>
          <table:table-cell office:value-type="float" office:value="0.479409" calcext:value-type="float">
            <text:p>0.479409</text:p>
          </table:table-cell>
          <table:table-cell office:value-type="float" office:value="0.512779" calcext:value-type="float">
            <text:p>0.512779</text:p>
          </table:table-cell>
          <table:table-cell office:value-type="float" office:value="0.541399" calcext:value-type="float">
            <text:p>0.541399</text:p>
          </table:table-cell>
          <table:table-cell office:value-type="float" office:value="0.550915" calcext:value-type="float">
            <text:p>0.550915</text:p>
          </table:table-cell>
        </table:table-row>
        <table:table-row table:style-name="ro1">
          <table:table-cell office:value-type="float" office:value="0.54001" calcext:value-type="float">
            <text:p>0.54001</text:p>
          </table:table-cell>
          <table:table-cell office:value-type="float" office:value="0.527986" calcext:value-type="float">
            <text:p>0.527986</text:p>
          </table:table-cell>
          <table:table-cell office:value-type="float" office:value="0.492035" calcext:value-type="float">
            <text:p>0.492035</text:p>
          </table:table-cell>
          <table:table-cell office:value-type="float" office:value="0.450843" calcext:value-type="float">
            <text:p>0.450843</text:p>
          </table:table-cell>
          <table:table-cell office:value-type="float" office:value="0.419987" calcext:value-type="float">
            <text:p>0.419987</text:p>
          </table:table-cell>
          <table:table-cell office:value-type="float" office:value="0.408739" calcext:value-type="float">
            <text:p>0.408739</text:p>
          </table:table-cell>
          <table:table-cell office:value-type="float" office:value="0.419987" calcext:value-type="float">
            <text:p>0.419987</text:p>
          </table:table-cell>
          <table:table-cell office:value-type="float" office:value="0.450843" calcext:value-type="float">
            <text:p>0.450843</text:p>
          </table:table-cell>
          <table:table-cell office:value-type="float" office:value="0.492035" calcext:value-type="float">
            <text:p>0.492035</text:p>
          </table:table-cell>
          <table:table-cell office:value-type="float" office:value="0.527986" calcext:value-type="float">
            <text:p>0.527986</text:p>
          </table:table-cell>
          <table:table-cell office:value-type="float" office:value="0.54001" calcext:value-type="float">
            <text:p>0.54001</text:p>
          </table:table-cell>
        </table:table-row>
        <table:table-row table:style-name="ro1">
          <table:table-cell office:value-type="float" office:value="0.531008" calcext:value-type="float">
            <text:p>0.531008</text:p>
          </table:table-cell>
          <table:table-cell office:value-type="float" office:value="0.516595" calcext:value-type="float">
            <text:p>0.516595</text:p>
          </table:table-cell>
          <table:table-cell office:value-type="float" office:value="0.473977" calcext:value-type="float">
            <text:p>0.473977</text:p>
          </table:table-cell>
          <table:table-cell office:value-type="float" office:value="0.425927" calcext:value-type="float">
            <text:p>0.425927</text:p>
          </table:table-cell>
          <table:table-cell office:value-type="float" office:value="0.390509" calcext:value-type="float">
            <text:p>0.390509</text:p>
          </table:table-cell>
          <table:table-cell office:value-type="float" office:value="0.377718" calcext:value-type="float">
            <text:p>0.377718</text:p>
          </table:table-cell>
          <table:table-cell office:value-type="float" office:value="0.390509" calcext:value-type="float">
            <text:p>0.390509</text:p>
          </table:table-cell>
          <table:table-cell office:value-type="float" office:value="0.425927" calcext:value-type="float">
            <text:p>0.425927</text:p>
          </table:table-cell>
          <table:table-cell office:value-type="float" office:value="0.473977" calcext:value-type="float">
            <text:p>0.473977</text:p>
          </table:table-cell>
          <table:table-cell office:value-type="float" office:value="0.516595" calcext:value-type="float">
            <text:p>0.516595</text:p>
          </table:table-cell>
          <table:table-cell office:value-type="float" office:value="0.531008" calcext:value-type="float">
            <text:p>0.531008</text:p>
          </table:table-cell>
        </table:table-row>
        <table:table-row table:style-name="ro1">
          <table:table-cell office:value-type="float" office:value="0.524345" calcext:value-type="float">
            <text:p>0.524345</text:p>
          </table:table-cell>
          <table:table-cell office:value-type="float" office:value="0.508136" calcext:value-type="float">
            <text:p>0.508136</text:p>
          </table:table-cell>
          <table:table-cell office:value-type="float" office:value="0.460792" calcext:value-type="float">
            <text:p>0.460792</text:p>
          </table:table-cell>
          <table:table-cell office:value-type="float" office:value="0.408125" calcext:value-type="float">
            <text:p>0.408125</text:p>
          </table:table-cell>
          <table:table-cell office:value-type="float" office:value="0.369815" calcext:value-type="float">
            <text:p>0.369815</text:p>
          </table:table-cell>
          <table:table-cell office:value-type="float" office:value="0.356085" calcext:value-type="float">
            <text:p>0.356085</text:p>
          </table:table-cell>
          <table:table-cell office:value-type="float" office:value="0.369815" calcext:value-type="float">
            <text:p>0.369815</text:p>
          </table:table-cell>
          <table:table-cell office:value-type="float" office:value="0.408125" calcext:value-type="float">
            <text:p>0.408125</text:p>
          </table:table-cell>
          <table:table-cell office:value-type="float" office:value="0.460792" calcext:value-type="float">
            <text:p>0.460792</text:p>
          </table:table-cell>
          <table:table-cell office:value-type="float" office:value="0.508136" calcext:value-type="float">
            <text:p>0.508136</text:p>
          </table:table-cell>
          <table:table-cell office:value-type="float" office:value="0.524345" calcext:value-type="float">
            <text:p>0.524345</text:p>
          </table:table-cell>
        </table:table-row>
        <table:table-row table:style-name="ro1">
          <table:table-cell office:value-type="float" office:value="0.522874" calcext:value-type="float">
            <text:p>0.522874</text:p>
          </table:table-cell>
          <table:table-cell office:value-type="float" office:value="0.505776" calcext:value-type="float">
            <text:p>0.505776</text:p>
          </table:table-cell>
          <table:table-cell office:value-type="float" office:value="0.456211" calcext:value-type="float">
            <text:p>0.456211</text:p>
          </table:table-cell>
          <table:table-cell office:value-type="float" office:value="0.401352" calcext:value-type="float">
            <text:p>0.401352</text:p>
          </table:table-cell>
          <table:table-cell office:value-type="float" office:value="0.361634" calcext:value-type="float">
            <text:p>0.361634</text:p>
          </table:table-cell>
          <table:table-cell office:value-type="float" office:value="0.34744" calcext:value-type="float">
            <text:p>0.34744</text:p>
          </table:table-cell>
          <table:table-cell office:value-type="float" office:value="0.361634" calcext:value-type="float">
            <text:p>0.361634</text:p>
          </table:table-cell>
          <table:table-cell office:value-type="float" office:value="0.401352" calcext:value-type="float">
            <text:p>0.401352</text:p>
          </table:table-cell>
          <table:table-cell office:value-type="float" office:value="0.456211" calcext:value-type="float">
            <text:p>0.456211</text:p>
          </table:table-cell>
          <table:table-cell office:value-type="float" office:value="0.505776" calcext:value-type="float">
            <text:p>0.505776</text:p>
          </table:table-cell>
          <table:table-cell office:value-type="float" office:value="0.522874" calcext:value-type="float">
            <text:p>0.52287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696254" calcext:value-type="float">
            <text:p>0.696254</text:p>
          </table:table-cell>
          <table:table-cell table:number-columns-repeated="10"/>
        </table:table-row>
        <table:table-row table:style-name="ro1">
          <table:table-cell office:value-type="float" office:value="0.613151" calcext:value-type="float">
            <text:p>0.613151</text:p>
          </table:table-cell>
          <table:table-cell office:value-type="float" office:value="0.612068" calcext:value-type="float">
            <text:p>0.612068</text:p>
          </table:table-cell>
          <table:table-cell office:value-type="float" office:value="0.609223" calcext:value-type="float">
            <text:p>0.609223</text:p>
          </table:table-cell>
          <table:table-cell office:value-type="float" office:value="0.605651" calcext:value-type="float">
            <text:p>0.605651</text:p>
          </table:table-cell>
          <table:table-cell office:value-type="float" office:value="0.60277" calcext:value-type="float">
            <text:p>0.60277</text:p>
          </table:table-cell>
          <table:table-cell office:value-type="float" office:value="0.601661" calcext:value-type="float">
            <text:p>0.601661</text:p>
          </table:table-cell>
          <table:table-cell office:value-type="float" office:value="0.60277" calcext:value-type="float">
            <text:p>0.60277</text:p>
          </table:table-cell>
          <table:table-cell office:value-type="float" office:value="0.605651" calcext:value-type="float">
            <text:p>0.605651</text:p>
          </table:table-cell>
          <table:table-cell office:value-type="float" office:value="0.609223" calcext:value-type="float">
            <text:p>0.609223</text:p>
          </table:table-cell>
          <table:table-cell office:value-type="float" office:value="0.612068" calcext:value-type="float">
            <text:p>0.612068</text:p>
          </table:table-cell>
          <table:table-cell office:value-type="float" office:value="0.613151" calcext:value-type="float">
            <text:p>0.613151</text:p>
          </table:table-cell>
        </table:table-row>
        <table:table-row table:style-name="ro1">
          <table:table-cell office:value-type="float" office:value="0.604218" calcext:value-type="float">
            <text:p>0.604218</text:p>
          </table:table-cell>
          <table:table-cell office:value-type="float" office:value="0.603811" calcext:value-type="float">
            <text:p>0.603811</text:p>
          </table:table-cell>
          <table:table-cell office:value-type="float" office:value="0.602877" calcext:value-type="float">
            <text:p>0.602877</text:p>
          </table:table-cell>
          <table:table-cell office:value-type="float" office:value="0.601689" calcext:value-type="float">
            <text:p>0.601689</text:p>
          </table:table-cell>
          <table:table-cell office:value-type="float" office:value="0.600758" calcext:value-type="float">
            <text:p>0.600758</text:p>
          </table:table-cell>
          <table:table-cell office:value-type="float" office:value="0.600382" calcext:value-type="float">
            <text:p>0.600382</text:p>
          </table:table-cell>
          <table:table-cell office:value-type="float" office:value="0.600758" calcext:value-type="float">
            <text:p>0.600758</text:p>
          </table:table-cell>
          <table:table-cell office:value-type="float" office:value="0.601689" calcext:value-type="float">
            <text:p>0.601689</text:p>
          </table:table-cell>
          <table:table-cell office:value-type="float" office:value="0.602877" calcext:value-type="float">
            <text:p>0.602877</text:p>
          </table:table-cell>
          <table:table-cell office:value-type="float" office:value="0.603811" calcext:value-type="float">
            <text:p>0.603811</text:p>
          </table:table-cell>
          <table:table-cell office:value-type="float" office:value="0.604218" calcext:value-type="float">
            <text:p>0.604218</text:p>
          </table:table-cell>
        </table:table-row>
        <table:table-row table:style-name="ro1">
          <table:table-cell office:value-type="float" office:value="0.600814" calcext:value-type="float">
            <text:p>0.600814</text:p>
          </table:table-cell>
          <table:table-cell office:value-type="float" office:value="0.59938" calcext:value-type="float">
            <text:p>0.59938</text:p>
          </table:table-cell>
          <table:table-cell office:value-type="float" office:value="0.595397" calcext:value-type="float">
            <text:p>0.595397</text:p>
          </table:table-cell>
          <table:table-cell office:value-type="float" office:value="0.590466" calcext:value-type="float">
            <text:p>0.590466</text:p>
          </table:table-cell>
          <table:table-cell office:value-type="float" office:value="0.58652" calcext:value-type="float">
            <text:p>0.58652</text:p>
          </table:table-cell>
          <table:table-cell office:value-type="float" office:value="0.58501" calcext:value-type="float">
            <text:p>0.58501</text:p>
          </table:table-cell>
          <table:table-cell office:value-type="float" office:value="0.58652" calcext:value-type="float">
            <text:p>0.58652</text:p>
          </table:table-cell>
          <table:table-cell office:value-type="float" office:value="0.590466" calcext:value-type="float">
            <text:p>0.590466</text:p>
          </table:table-cell>
          <table:table-cell office:value-type="float" office:value="0.595397" calcext:value-type="float">
            <text:p>0.595397</text:p>
          </table:table-cell>
          <table:table-cell office:value-type="float" office:value="0.59938" calcext:value-type="float">
            <text:p>0.59938</text:p>
          </table:table-cell>
          <table:table-cell office:value-type="float" office:value="0.600814" calcext:value-type="float">
            <text:p>0.600814</text:p>
          </table:table-cell>
        </table:table-row>
        <table:table-row table:style-name="ro1">
          <table:table-cell office:value-type="float" office:value="0.593469" calcext:value-type="float">
            <text:p>0.593469</text:p>
          </table:table-cell>
          <table:table-cell office:value-type="float" office:value="0.590658" calcext:value-type="float">
            <text:p>0.590658</text:p>
          </table:table-cell>
          <table:table-cell office:value-type="float" office:value="0.582466" calcext:value-type="float">
            <text:p>0.582466</text:p>
          </table:table-cell>
          <table:table-cell office:value-type="float" office:value="0.572469" calcext:value-type="float">
            <text:p>0.572469</text:p>
          </table:table-cell>
          <table:table-cell office:value-type="float" office:value="0.564523" calcext:value-type="float">
            <text:p>0.564523</text:p>
          </table:table-cell>
          <table:table-cell office:value-type="float" office:value="0.561517" calcext:value-type="float">
            <text:p>0.561517</text:p>
          </table:table-cell>
          <table:table-cell office:value-type="float" office:value="0.564523" calcext:value-type="float">
            <text:p>0.564523</text:p>
          </table:table-cell>
          <table:table-cell office:value-type="float" office:value="0.572469" calcext:value-type="float">
            <text:p>0.572469</text:p>
          </table:table-cell>
          <table:table-cell office:value-type="float" office:value="0.582466" calcext:value-type="float">
            <text:p>0.582466</text:p>
          </table:table-cell>
          <table:table-cell office:value-type="float" office:value="0.590658" calcext:value-type="float">
            <text:p>0.590658</text:p>
          </table:table-cell>
          <table:table-cell office:value-type="float" office:value="0.593469" calcext:value-type="float">
            <text:p>0.593469</text:p>
          </table:table-cell>
        </table:table-row>
        <table:table-row table:style-name="ro1">
          <table:table-cell office:value-type="float" office:value="0.585571" calcext:value-type="float">
            <text:p>0.585571</text:p>
          </table:table-cell>
          <table:table-cell office:value-type="float" office:value="0.580719" calcext:value-type="float">
            <text:p>0.580719</text:p>
          </table:table-cell>
          <table:table-cell office:value-type="float" office:value="0.566272" calcext:value-type="float">
            <text:p>0.566272</text:p>
          </table:table-cell>
          <table:table-cell office:value-type="float" office:value="0.548875" calcext:value-type="float">
            <text:p>0.548875</text:p>
          </table:table-cell>
          <table:table-cell office:value-type="float" office:value="0.535192" calcext:value-type="float">
            <text:p>0.535192</text:p>
          </table:table-cell>
          <table:table-cell office:value-type="float" office:value="0.530062" calcext:value-type="float">
            <text:p>0.530062</text:p>
          </table:table-cell>
          <table:table-cell office:value-type="float" office:value="0.535192" calcext:value-type="float">
            <text:p>0.535192</text:p>
          </table:table-cell>
          <table:table-cell office:value-type="float" office:value="0.548875" calcext:value-type="float">
            <text:p>0.548875</text:p>
          </table:table-cell>
          <table:table-cell office:value-type="float" office:value="0.566272" calcext:value-type="float">
            <text:p>0.566272</text:p>
          </table:table-cell>
          <table:table-cell office:value-type="float" office:value="0.580719" calcext:value-type="float">
            <text:p>0.580719</text:p>
          </table:table-cell>
          <table:table-cell office:value-type="float" office:value="0.585571" calcext:value-type="float">
            <text:p>0.585571</text:p>
          </table:table-cell>
        </table:table-row>
        <table:table-row table:style-name="ro1">
          <table:table-cell office:value-type="float" office:value="0.57498" calcext:value-type="float">
            <text:p>0.57498</text:p>
          </table:table-cell>
          <table:table-cell office:value-type="float" office:value="0.567887" calcext:value-type="float">
            <text:p>0.567887</text:p>
          </table:table-cell>
          <table:table-cell office:value-type="float" office:value="0.546545" calcext:value-type="float">
            <text:p>0.546545</text:p>
          </table:table-cell>
          <table:table-cell office:value-type="float" office:value="0.521243" calcext:value-type="float">
            <text:p>0.521243</text:p>
          </table:table-cell>
          <table:table-cell office:value-type="float" office:value="0.501636" calcext:value-type="float">
            <text:p>0.501636</text:p>
          </table:table-cell>
          <table:table-cell office:value-type="float" office:value="0.494349" calcext:value-type="float">
            <text:p>0.494349</text:p>
          </table:table-cell>
          <table:table-cell office:value-type="float" office:value="0.501636" calcext:value-type="float">
            <text:p>0.501636</text:p>
          </table:table-cell>
          <table:table-cell office:value-type="float" office:value="0.521243" calcext:value-type="float">
            <text:p>0.521243</text:p>
          </table:table-cell>
          <table:table-cell office:value-type="float" office:value="0.546545" calcext:value-type="float">
            <text:p>0.546545</text:p>
          </table:table-cell>
          <table:table-cell office:value-type="float" office:value="0.567887" calcext:value-type="float">
            <text:p>0.567887</text:p>
          </table:table-cell>
          <table:table-cell office:value-type="float" office:value="0.57498" calcext:value-type="float">
            <text:p>0.57498</text:p>
          </table:table-cell>
        </table:table-row>
        <table:table-row table:style-name="ro1">
          <table:table-cell office:value-type="float" office:value="0.564465" calcext:value-type="float">
            <text:p>0.564465</text:p>
          </table:table-cell>
          <table:table-cell office:value-type="float" office:value="0.554794" calcext:value-type="float">
            <text:p>0.554794</text:p>
          </table:table-cell>
          <table:table-cell office:value-type="float" office:value="0.525668" calcext:value-type="float">
            <text:p>0.525668</text:p>
          </table:table-cell>
          <table:table-cell office:value-type="float" office:value="0.491694" calcext:value-type="float">
            <text:p>0.491694</text:p>
          </table:table-cell>
          <table:table-cell office:value-type="float" office:value="0.465781" calcext:value-type="float">
            <text:p>0.465781</text:p>
          </table:table-cell>
          <table:table-cell office:value-type="float" office:value="0.456238" calcext:value-type="float">
            <text:p>0.456238</text:p>
          </table:table-cell>
          <table:table-cell office:value-type="float" office:value="0.465781" calcext:value-type="float">
            <text:p>0.465781</text:p>
          </table:table-cell>
          <table:table-cell office:value-type="float" office:value="0.491694" calcext:value-type="float">
            <text:p>0.491694</text:p>
          </table:table-cell>
          <table:table-cell office:value-type="float" office:value="0.525668" calcext:value-type="float">
            <text:p>0.525668</text:p>
          </table:table-cell>
          <table:table-cell office:value-type="float" office:value="0.554794" calcext:value-type="float">
            <text:p>0.554794</text:p>
          </table:table-cell>
          <table:table-cell office:value-type="float" office:value="0.564465" calcext:value-type="float">
            <text:p>0.564465</text:p>
          </table:table-cell>
        </table:table-row>
        <table:table-row table:style-name="ro1">
          <table:table-cell office:value-type="float" office:value="0.553486" calcext:value-type="float">
            <text:p>0.553486</text:p>
          </table:table-cell>
          <table:table-cell office:value-type="float" office:value="0.541276" calcext:value-type="float">
            <text:p>0.541276</text:p>
          </table:table-cell>
          <table:table-cell office:value-type="float" office:value="0.50471" calcext:value-type="float">
            <text:p>0.50471</text:p>
          </table:table-cell>
          <table:table-cell office:value-type="float" office:value="0.462787" calcext:value-type="float">
            <text:p>0.462787</text:p>
          </table:table-cell>
          <table:table-cell office:value-type="float" office:value="0.431359" calcext:value-type="float">
            <text:p>0.431359</text:p>
          </table:table-cell>
          <table:table-cell office:value-type="float" office:value="0.419898" calcext:value-type="float">
            <text:p>0.419898</text:p>
          </table:table-cell>
          <table:table-cell office:value-type="float" office:value="0.431359" calcext:value-type="float">
            <text:p>0.431359</text:p>
          </table:table-cell>
          <table:table-cell office:value-type="float" office:value="0.462787" calcext:value-type="float">
            <text:p>0.462787</text:p>
          </table:table-cell>
          <table:table-cell office:value-type="float" office:value="0.50471" calcext:value-type="float">
            <text:p>0.50471</text:p>
          </table:table-cell>
          <table:table-cell office:value-type="float" office:value="0.541276" calcext:value-type="float">
            <text:p>0.541276</text:p>
          </table:table-cell>
          <table:table-cell office:value-type="float" office:value="0.553486" calcext:value-type="float">
            <text:p>0.553486</text:p>
          </table:table-cell>
        </table:table-row>
        <table:table-row table:style-name="ro1">
          <table:table-cell office:value-type="float" office:value="0.544465" calcext:value-type="float">
            <text:p>0.544465</text:p>
          </table:table-cell>
          <table:table-cell office:value-type="float" office:value="0.529837" calcext:value-type="float">
            <text:p>0.529837</text:p>
          </table:table-cell>
          <table:table-cell office:value-type="float" office:value="0.486504" calcext:value-type="float">
            <text:p>0.486504</text:p>
          </table:table-cell>
          <table:table-cell office:value-type="float" office:value="0.43761" calcext:value-type="float">
            <text:p>0.43761</text:p>
          </table:table-cell>
          <table:table-cell office:value-type="float" office:value="0.401536" calcext:value-type="float">
            <text:p>0.401536</text:p>
          </table:table-cell>
          <table:table-cell office:value-type="float" office:value="0.388502" calcext:value-type="float">
            <text:p>0.388502</text:p>
          </table:table-cell>
          <table:table-cell office:value-type="float" office:value="0.401536" calcext:value-type="float">
            <text:p>0.401536</text:p>
          </table:table-cell>
          <table:table-cell office:value-type="float" office:value="0.43761" calcext:value-type="float">
            <text:p>0.43761</text:p>
          </table:table-cell>
          <table:table-cell office:value-type="float" office:value="0.486504" calcext:value-type="float">
            <text:p>0.486504</text:p>
          </table:table-cell>
          <table:table-cell office:value-type="float" office:value="0.529837" calcext:value-type="float">
            <text:p>0.529837</text:p>
          </table:table-cell>
          <table:table-cell office:value-type="float" office:value="0.544465" calcext:value-type="float">
            <text:p>0.544465</text:p>
          </table:table-cell>
        </table:table-row>
        <table:table-row table:style-name="ro1">
          <table:table-cell office:value-type="float" office:value="0.537787" calcext:value-type="float">
            <text:p>0.537787</text:p>
          </table:table-cell>
          <table:table-cell office:value-type="float" office:value="0.521344" calcext:value-type="float">
            <text:p>0.521344</text:p>
          </table:table-cell>
          <table:table-cell office:value-type="float" office:value="0.473227" calcext:value-type="float">
            <text:p>0.473227</text:p>
          </table:table-cell>
          <table:table-cell office:value-type="float" office:value="0.419649" calcext:value-type="float">
            <text:p>0.419649</text:p>
          </table:table-cell>
          <table:table-cell office:value-type="float" office:value="0.380635" calcext:value-type="float">
            <text:p>0.380635</text:p>
          </table:table-cell>
          <table:table-cell office:value-type="float" office:value="0.366645" calcext:value-type="float">
            <text:p>0.366645</text:p>
          </table:table-cell>
          <table:table-cell office:value-type="float" office:value="0.380635" calcext:value-type="float">
            <text:p>0.380635</text:p>
          </table:table-cell>
          <table:table-cell office:value-type="float" office:value="0.419649" calcext:value-type="float">
            <text:p>0.419649</text:p>
          </table:table-cell>
          <table:table-cell office:value-type="float" office:value="0.473227" calcext:value-type="float">
            <text:p>0.473227</text:p>
          </table:table-cell>
          <table:table-cell office:value-type="float" office:value="0.521344" calcext:value-type="float">
            <text:p>0.521344</text:p>
          </table:table-cell>
          <table:table-cell office:value-type="float" office:value="0.537787" calcext:value-type="float">
            <text:p>0.537787</text:p>
          </table:table-cell>
        </table:table-row>
        <table:table-row table:style-name="ro1">
          <table:table-cell office:value-type="float" office:value="0.536369" calcext:value-type="float">
            <text:p>0.536369</text:p>
          </table:table-cell>
          <table:table-cell office:value-type="float" office:value="0.519024" calcext:value-type="float">
            <text:p>0.519024</text:p>
          </table:table-cell>
          <table:table-cell office:value-type="float" office:value="0.468644" calcext:value-type="float">
            <text:p>0.468644</text:p>
          </table:table-cell>
          <table:table-cell office:value-type="float" office:value="0.412826" calcext:value-type="float">
            <text:p>0.412826</text:p>
          </table:table-cell>
          <table:table-cell office:value-type="float" office:value="0.372366" calcext:value-type="float">
            <text:p>0.372366</text:p>
          </table:table-cell>
          <table:table-cell office:value-type="float" office:value="0.357897" calcext:value-type="float">
            <text:p>0.357897</text:p>
          </table:table-cell>
          <table:table-cell office:value-type="float" office:value="0.372366" calcext:value-type="float">
            <text:p>0.372366</text:p>
          </table:table-cell>
          <table:table-cell office:value-type="float" office:value="0.412826" calcext:value-type="float">
            <text:p>0.412826</text:p>
          </table:table-cell>
          <table:table-cell office:value-type="float" office:value="0.468644" calcext:value-type="float">
            <text:p>0.468644</text:p>
          </table:table-cell>
          <table:table-cell office:value-type="float" office:value="0.519024" calcext:value-type="float">
            <text:p>0.519024</text:p>
          </table:table-cell>
          <table:table-cell office:value-type="float" office:value="0.536369" calcext:value-type="float">
            <text:p>0.5363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703859" calcext:value-type="float">
            <text:p>0.703859</text:p>
          </table:table-cell>
          <table:table-cell table:number-columns-repeated="10"/>
        </table:table-row>
        <table:table-row table:style-name="ro1">
          <table:table-cell office:value-type="float" office:value="0.61905" calcext:value-type="float">
            <text:p>0.61905</text:p>
          </table:table-cell>
          <table:table-cell office:value-type="float" office:value="0.617958" calcext:value-type="float">
            <text:p>0.617958</text:p>
          </table:table-cell>
          <table:table-cell office:value-type="float" office:value="0.615084" calcext:value-type="float">
            <text:p>0.615084</text:p>
          </table:table-cell>
          <table:table-cell office:value-type="float" office:value="0.611478" calcext:value-type="float">
            <text:p>0.611478</text:p>
          </table:table-cell>
          <table:table-cell office:value-type="float" office:value="0.608568" calcext:value-type="float">
            <text:p>0.608568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08568" calcext:value-type="float">
            <text:p>0.608568</text:p>
          </table:table-cell>
          <table:table-cell office:value-type="float" office:value="0.611478" calcext:value-type="float">
            <text:p>0.611478</text:p>
          </table:table-cell>
          <table:table-cell office:value-type="float" office:value="0.615084" calcext:value-type="float">
            <text:p>0.615084</text:p>
          </table:table-cell>
          <table:table-cell office:value-type="float" office:value="0.617958" calcext:value-type="float">
            <text:p>0.617958</text:p>
          </table:table-cell>
          <table:table-cell office:value-type="float" office:value="0.61905" calcext:value-type="float">
            <text:p>0.61905</text:p>
          </table:table-cell>
        </table:table-row>
        <table:table-row table:style-name="ro1">
          <table:table-cell office:value-type="float" office:value="0.610036" calcext:value-type="float">
            <text:p>0.610036</text:p>
          </table:table-cell>
          <table:table-cell office:value-type="float" office:value="0.609627" calcext:value-type="float">
            <text:p>0.609627</text:p>
          </table:table-cell>
          <table:table-cell office:value-type="float" office:value="0.608685" calcext:value-type="float">
            <text:p>0.608685</text:p>
          </table:table-cell>
          <table:table-cell office:value-type="float" office:value="0.607488" calcext:value-type="float">
            <text:p>0.607488</text:p>
          </table:table-cell>
          <table:table-cell office:value-type="float" office:value="0.60655" calcext:value-type="float">
            <text:p>0.60655</text:p>
          </table:table-cell>
          <table:table-cell office:value-type="float" office:value="0.606171" calcext:value-type="float">
            <text:p>0.606171</text:p>
          </table:table-cell>
          <table:table-cell office:value-type="float" office:value="0.60655" calcext:value-type="float">
            <text:p>0.60655</text:p>
          </table:table-cell>
          <table:table-cell office:value-type="float" office:value="0.607488" calcext:value-type="float">
            <text:p>0.607488</text:p>
          </table:table-cell>
          <table:table-cell office:value-type="float" office:value="0.608685" calcext:value-type="float">
            <text:p>0.608685</text:p>
          </table:table-cell>
          <table:table-cell office:value-type="float" office:value="0.609627" calcext:value-type="float">
            <text:p>0.609627</text:p>
          </table:table-cell>
          <table:table-cell office:value-type="float" office:value="0.610036" calcext:value-type="float">
            <text:p>0.610036</text:p>
          </table:table-cell>
        </table:table-row>
        <table:table-row table:style-name="ro1">
          <table:table-cell office:value-type="float" office:value="0.606617" calcext:value-type="float">
            <text:p>0.606617</text:p>
          </table:table-cell>
          <table:table-cell office:value-type="float" office:value="0.605173" calcext:value-type="float">
            <text:p>0.605173</text:p>
          </table:table-cell>
          <table:table-cell office:value-type="float" office:value="0.601159" calcext:value-type="float">
            <text:p>0.601159</text:p>
          </table:table-cell>
          <table:table-cell office:value-type="float" office:value="0.59619" calcext:value-type="float">
            <text:p>0.59619</text:p>
          </table:table-cell>
          <table:table-cell office:value-type="float" office:value="0.592213" calcext:value-type="float">
            <text:p>0.592213</text:p>
          </table:table-cell>
          <table:table-cell office:value-type="float" office:value="0.590692" calcext:value-type="float">
            <text:p>0.590692</text:p>
          </table:table-cell>
          <table:table-cell office:value-type="float" office:value="0.592213" calcext:value-type="float">
            <text:p>0.592213</text:p>
          </table:table-cell>
          <table:table-cell office:value-type="float" office:value="0.59619" calcext:value-type="float">
            <text:p>0.59619</text:p>
          </table:table-cell>
          <table:table-cell office:value-type="float" office:value="0.601159" calcext:value-type="float">
            <text:p>0.601159</text:p>
          </table:table-cell>
          <table:table-cell office:value-type="float" office:value="0.605173" calcext:value-type="float">
            <text:p>0.605173</text:p>
          </table:table-cell>
          <table:table-cell office:value-type="float" office:value="0.606617" calcext:value-type="float">
            <text:p>0.606617</text:p>
          </table:table-cell>
        </table:table-row>
        <table:table-row table:style-name="ro1">
          <table:table-cell office:value-type="float" office:value="0.599231" calcext:value-type="float">
            <text:p>0.599231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88147" calcext:value-type="float">
            <text:p>0.588147</text:p>
          </table:table-cell>
          <table:table-cell office:value-type="float" office:value="0.578076" calcext:value-type="float">
            <text:p>0.578076</text:p>
          </table:table-cell>
          <table:table-cell office:value-type="float" office:value="0.57007" calcext:value-type="float">
            <text:p>0.57007</text:p>
          </table:table-cell>
          <table:table-cell office:value-type="float" office:value="0.567042" calcext:value-type="float">
            <text:p>0.567042</text:p>
          </table:table-cell>
          <table:table-cell office:value-type="float" office:value="0.57007" calcext:value-type="float">
            <text:p>0.57007</text:p>
          </table:table-cell>
          <table:table-cell office:value-type="float" office:value="0.578076" calcext:value-type="float">
            <text:p>0.578076</text:p>
          </table:table-cell>
          <table:table-cell office:value-type="float" office:value="0.588147" calcext:value-type="float">
            <text:p>0.588147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99231" calcext:value-type="float">
            <text:p>0.599231</text:p>
          </table:table-cell>
        </table:table-row>
        <table:table-row table:style-name="ro1">
          <table:table-cell office:value-type="float" office:value="0.591304" calcext:value-type="float">
            <text:p>0.591304</text:p>
          </table:table-cell>
          <table:table-cell office:value-type="float" office:value="0.586418" calcext:value-type="float">
            <text:p>0.586418</text:p>
          </table:table-cell>
          <table:table-cell office:value-type="float" office:value="0.571864" calcext:value-type="float">
            <text:p>0.571864</text:p>
          </table:table-cell>
          <table:table-cell office:value-type="float" office:value="0.554335" calcext:value-type="float">
            <text:p>0.554335</text:p>
          </table:table-cell>
          <table:table-cell office:value-type="float" office:value="0.540547" calcext:value-type="float">
            <text:p>0.540547</text:p>
          </table:table-cell>
          <table:table-cell office:value-type="float" office:value="0.535377" calcext:value-type="float">
            <text:p>0.535377</text:p>
          </table:table-cell>
          <table:table-cell office:value-type="float" office:value="0.540547" calcext:value-type="float">
            <text:p>0.540547</text:p>
          </table:table-cell>
          <table:table-cell office:value-type="float" office:value="0.554335" calcext:value-type="float">
            <text:p>0.554335</text:p>
          </table:table-cell>
          <table:table-cell office:value-type="float" office:value="0.571864" calcext:value-type="float">
            <text:p>0.571864</text:p>
          </table:table-cell>
          <table:table-cell office:value-type="float" office:value="0.586418" calcext:value-type="float">
            <text:p>0.586418</text:p>
          </table:table-cell>
          <table:table-cell office:value-type="float" office:value="0.591304" calcext:value-type="float">
            <text:p>0.591304</text:p>
          </table:table-cell>
        </table:table-row>
        <table:table-row table:style-name="ro1">
          <table:table-cell office:value-type="float" office:value="0.580668" calcext:value-type="float">
            <text:p>0.580668</text:p>
          </table:table-cell>
          <table:table-cell office:value-type="float" office:value="0.573528" calcext:value-type="float">
            <text:p>0.573528</text:p>
          </table:table-cell>
          <table:table-cell office:value-type="float" office:value="0.55203" calcext:value-type="float">
            <text:p>0.55203</text:p>
          </table:table-cell>
          <table:table-cell office:value-type="float" office:value="0.526542" calcext:value-type="float">
            <text:p>0.526542</text:p>
          </table:table-cell>
          <table:table-cell office:value-type="float" office:value="0.506787" calcext:value-type="float">
            <text:p>0.506787</text:p>
          </table:table-cell>
          <table:table-cell office:value-type="float" office:value="0.499444" calcext:value-type="float">
            <text:p>0.499444</text:p>
          </table:table-cell>
          <table:table-cell office:value-type="float" office:value="0.506787" calcext:value-type="float">
            <text:p>0.506787</text:p>
          </table:table-cell>
          <table:table-cell office:value-type="float" office:value="0.526542" calcext:value-type="float">
            <text:p>0.526542</text:p>
          </table:table-cell>
          <table:table-cell office:value-type="float" office:value="0.55203" calcext:value-type="float">
            <text:p>0.55203</text:p>
          </table:table-cell>
          <table:table-cell office:value-type="float" office:value="0.573528" calcext:value-type="float">
            <text:p>0.573528</text:p>
          </table:table-cell>
          <table:table-cell office:value-type="float" office:value="0.580668" calcext:value-type="float">
            <text:p>0.580668</text:p>
          </table:table-cell>
        </table:table-row>
        <table:table-row table:style-name="ro1">
          <table:table-cell office:value-type="float" office:value="0.570127" calcext:value-type="float">
            <text:p>0.570127</text:p>
          </table:table-cell>
          <table:table-cell office:value-type="float" office:value="0.560393" calcext:value-type="float">
            <text:p>0.560393</text:p>
          </table:table-cell>
          <table:table-cell office:value-type="float" office:value="0.531059" calcext:value-type="float">
            <text:p>0.531059</text:p>
          </table:table-cell>
          <table:table-cell office:value-type="float" office:value="0.496835" calcext:value-type="float">
            <text:p>0.496835</text:p>
          </table:table-cell>
          <table:table-cell office:value-type="float" office:value="0.470725" calcext:value-type="float">
            <text:p>0.470725</text:p>
          </table:table-cell>
          <table:table-cell office:value-type="float" office:value="0.461109" calcext:value-type="float">
            <text:p>0.461109</text:p>
          </table:table-cell>
          <table:table-cell office:value-type="float" office:value="0.470725" calcext:value-type="float">
            <text:p>0.470725</text:p>
          </table:table-cell>
          <table:table-cell office:value-type="float" office:value="0.496835" calcext:value-type="float">
            <text:p>0.496835</text:p>
          </table:table-cell>
          <table:table-cell office:value-type="float" office:value="0.531059" calcext:value-type="float">
            <text:p>0.531059</text:p>
          </table:table-cell>
          <table:table-cell office:value-type="float" office:value="0.560393" calcext:value-type="float">
            <text:p>0.560393</text:p>
          </table:table-cell>
          <table:table-cell office:value-type="float" office:value="0.570127" calcext:value-type="float">
            <text:p>0.570127</text:p>
          </table:table-cell>
        </table:table-row>
        <table:table-row table:style-name="ro1">
          <table:table-cell office:value-type="float" office:value="0.559121" calcext:value-type="float">
            <text:p>0.559121</text:p>
          </table:table-cell>
          <table:table-cell office:value-type="float" office:value="0.546833" calcext:value-type="float">
            <text:p>0.546833</text:p>
          </table:table-cell>
          <table:table-cell office:value-type="float" office:value="0.510013" calcext:value-type="float">
            <text:p>0.510013</text:p>
          </table:table-cell>
          <table:table-cell office:value-type="float" office:value="0.467788" calcext:value-type="float">
            <text:p>0.467788</text:p>
          </table:table-cell>
          <table:table-cell office:value-type="float" office:value="0.436124" calcext:value-type="float">
            <text:p>0.436124</text:p>
          </table:table-cell>
          <table:table-cell office:value-type="float" office:value="0.424576" calcext:value-type="float">
            <text:p>0.424576</text:p>
          </table:table-cell>
          <table:table-cell office:value-type="float" office:value="0.436124" calcext:value-type="float">
            <text:p>0.436124</text:p>
          </table:table-cell>
          <table:table-cell office:value-type="float" office:value="0.467788" calcext:value-type="float">
            <text:p>0.467788</text:p>
          </table:table-cell>
          <table:table-cell office:value-type="float" office:value="0.510013" calcext:value-type="float">
            <text:p>0.510013</text:p>
          </table:table-cell>
          <table:table-cell office:value-type="float" office:value="0.546833" calcext:value-type="float">
            <text:p>0.546833</text:p>
          </table:table-cell>
          <table:table-cell office:value-type="float" office:value="0.559121" calcext:value-type="float">
            <text:p>0.559121</text:p>
          </table:table-cell>
        </table:table-row>
        <table:table-row table:style-name="ro1">
          <table:table-cell office:value-type="float" office:value="0.550093" calcext:value-type="float">
            <text:p>0.550093</text:p>
          </table:table-cell>
          <table:table-cell office:value-type="float" office:value="0.535375" calcext:value-type="float">
            <text:p>0.535375</text:p>
          </table:table-cell>
          <table:table-cell office:value-type="float" office:value="0.491748" calcext:value-type="float">
            <text:p>0.491748</text:p>
          </table:table-cell>
          <table:table-cell office:value-type="float" office:value="0.442506" calcext:value-type="float">
            <text:p>0.442506</text:p>
          </table:table-cell>
          <table:table-cell office:value-type="float" office:value="0.40616" calcext:value-type="float">
            <text:p>0.40616</text:p>
          </table:table-cell>
          <table:table-cell office:value-type="float" office:value="0.393026" calcext:value-type="float">
            <text:p>0.393026</text:p>
          </table:table-cell>
          <table:table-cell office:value-type="float" office:value="0.40616" calcext:value-type="float">
            <text:p>0.40616</text:p>
          </table:table-cell>
          <table:table-cell office:value-type="float" office:value="0.442506" calcext:value-type="float">
            <text:p>0.442506</text:p>
          </table:table-cell>
          <table:table-cell office:value-type="float" office:value="0.491748" calcext:value-type="float">
            <text:p>0.491748</text:p>
          </table:table-cell>
          <table:table-cell office:value-type="float" office:value="0.535375" calcext:value-type="float">
            <text:p>0.535375</text:p>
          </table:table-cell>
          <table:table-cell office:value-type="float" office:value="0.550093" calcext:value-type="float">
            <text:p>0.550093</text:p>
          </table:table-cell>
        </table:table-row>
        <table:table-row table:style-name="ro1">
          <table:table-cell office:value-type="float" office:value="0.543408" calcext:value-type="float">
            <text:p>0.543408</text:p>
          </table:table-cell>
          <table:table-cell office:value-type="float" office:value="0.52687" calcext:value-type="float">
            <text:p>0.52687</text:p>
          </table:table-cell>
          <table:table-cell office:value-type="float" office:value="0.478434" calcext:value-type="float">
            <text:p>0.478434</text:p>
          </table:table-cell>
          <table:table-cell office:value-type="float" office:value="0.424481" calcext:value-type="float">
            <text:p>0.424481</text:p>
          </table:table-cell>
          <table:table-cell office:value-type="float" office:value="0.385175" calcext:value-type="float">
            <text:p>0.385175</text:p>
          </table:table-cell>
          <table:table-cell office:value-type="float" office:value="0.371078" calcext:value-type="float">
            <text:p>0.371078</text:p>
          </table:table-cell>
          <table:table-cell office:value-type="float" office:value="0.385175" calcext:value-type="float">
            <text:p>0.385175</text:p>
          </table:table-cell>
          <table:table-cell office:value-type="float" office:value="0.424481" calcext:value-type="float">
            <text:p>0.424481</text:p>
          </table:table-cell>
          <table:table-cell office:value-type="float" office:value="0.478434" calcext:value-type="float">
            <text:p>0.478434</text:p>
          </table:table-cell>
          <table:table-cell office:value-type="float" office:value="0.52687" calcext:value-type="float">
            <text:p>0.52687</text:p>
          </table:table-cell>
          <table:table-cell office:value-type="float" office:value="0.543408" calcext:value-type="float">
            <text:p>0.543408</text:p>
          </table:table-cell>
        </table:table-row>
        <table:table-row table:style-name="ro1">
          <table:table-cell office:value-type="float" office:value="0.542013" calcext:value-type="float">
            <text:p>0.542013</text:p>
          </table:table-cell>
          <table:table-cell office:value-type="float" office:value="0.524567" calcext:value-type="float">
            <text:p>0.524567</text:p>
          </table:table-cell>
          <table:table-cell office:value-type="float" office:value="0.473851" calcext:value-type="float">
            <text:p>0.473851</text:p>
          </table:table-cell>
          <table:table-cell office:value-type="float" office:value="0.417637" calcext:value-type="float">
            <text:p>0.417637</text:p>
          </table:table-cell>
          <table:table-cell office:value-type="float" office:value="0.37687" calcext:value-type="float">
            <text:p>0.37687</text:p>
          </table:table-cell>
          <table:table-cell office:value-type="float" office:value="0.362288" calcext:value-type="float">
            <text:p>0.362288</text:p>
          </table:table-cell>
          <table:table-cell office:value-type="float" office:value="0.37687" calcext:value-type="float">
            <text:p>0.37687</text:p>
          </table:table-cell>
          <table:table-cell office:value-type="float" office:value="0.417637" calcext:value-type="float">
            <text:p>0.417637</text:p>
          </table:table-cell>
          <table:table-cell office:value-type="float" office:value="0.473851" calcext:value-type="float">
            <text:p>0.473851</text:p>
          </table:table-cell>
          <table:table-cell office:value-type="float" office:value="0.524567" calcext:value-type="float">
            <text:p>0.524567</text:p>
          </table:table-cell>
          <table:table-cell office:value-type="float" office:value="0.542013" calcext:value-type="float">
            <text:p>0.54201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717143" calcext:value-type="float">
            <text:p>0.717143</text:p>
          </table:table-cell>
          <table:table-cell table:number-columns-repeated="10"/>
        </table:table-row>
        <table:table-row table:style-name="ro1">
          <table:table-cell office:value-type="float" office:value="0.629324" calcext:value-type="float">
            <text:p>0.629324</text:p>
          </table:table-cell>
          <table:table-cell office:value-type="float" office:value="0.628215" calcext:value-type="float">
            <text:p>0.628215</text:p>
          </table:table-cell>
          <table:table-cell office:value-type="float" office:value="0.625293" calcext:value-type="float">
            <text:p>0.625293</text:p>
          </table:table-cell>
          <table:table-cell office:value-type="float" office:value="0.621626" calcext:value-type="float">
            <text:p>0.621626</text:p>
          </table:table-cell>
          <table:table-cell office:value-type="float" office:value="0.618667" calcext:value-type="float">
            <text:p>0.618667</text:p>
          </table:table-cell>
          <table:table-cell office:value-type="float" office:value="0.61753" calcext:value-type="float">
            <text:p>0.61753</text:p>
          </table:table-cell>
          <table:table-cell office:value-type="float" office:value="0.618667" calcext:value-type="float">
            <text:p>0.618667</text:p>
          </table:table-cell>
          <table:table-cell office:value-type="float" office:value="0.621626" calcext:value-type="float">
            <text:p>0.621626</text:p>
          </table:table-cell>
          <table:table-cell office:value-type="float" office:value="0.625293" calcext:value-type="float">
            <text:p>0.625293</text:p>
          </table:table-cell>
          <table:table-cell office:value-type="float" office:value="0.628215" calcext:value-type="float">
            <text:p>0.628215</text:p>
          </table:table-cell>
          <table:table-cell office:value-type="float" office:value="0.629324" calcext:value-type="float">
            <text:p>0.629324</text:p>
          </table:table-cell>
        </table:table-row>
        <table:table-row table:style-name="ro1">
          <table:table-cell office:value-type="float" office:value="0.620167" calcext:value-type="float">
            <text:p>0.620167</text:p>
          </table:table-cell>
          <table:table-cell office:value-type="float" office:value="0.619755" calcext:value-type="float">
            <text:p>0.619755</text:p>
          </table:table-cell>
          <table:table-cell office:value-type="float" office:value="0.618801" calcext:value-type="float">
            <text:p>0.618801</text:p>
          </table:table-cell>
          <table:table-cell office:value-type="float" office:value="0.617589" calcext:value-type="float">
            <text:p>0.617589</text:p>
          </table:table-cell>
          <table:table-cell office:value-type="float" office:value="0.616638" calcext:value-type="float">
            <text:p>0.616638</text:p>
          </table:table-cell>
          <table:table-cell office:value-type="float" office:value="0.616255" calcext:value-type="float">
            <text:p>0.616255</text:p>
          </table:table-cell>
          <table:table-cell office:value-type="float" office:value="0.616638" calcext:value-type="float">
            <text:p>0.616638</text:p>
          </table:table-cell>
          <table:table-cell office:value-type="float" office:value="0.617589" calcext:value-type="float">
            <text:p>0.617589</text:p>
          </table:table-cell>
          <table:table-cell office:value-type="float" office:value="0.618801" calcext:value-type="float">
            <text:p>0.618801</text:p>
          </table:table-cell>
          <table:table-cell office:value-type="float" office:value="0.619755" calcext:value-type="float">
            <text:p>0.619755</text:p>
          </table:table-cell>
          <table:table-cell office:value-type="float" office:value="0.620167" calcext:value-type="float">
            <text:p>0.620167</text:p>
          </table:table-cell>
        </table:table-row>
        <table:table-row table:style-name="ro1">
          <table:table-cell office:value-type="float" office:value="0.616724" calcext:value-type="float">
            <text:p>0.616724</text:p>
          </table:table-cell>
          <table:table-cell office:value-type="float" office:value="0.615265" calcext:value-type="float">
            <text:p>0.615265</text:p>
          </table:table-cell>
          <table:table-cell office:value-type="float" office:value="0.611197" calcext:value-type="float">
            <text:p>0.611197</text:p>
          </table:table-cell>
          <table:table-cell office:value-type="float" office:value="0.606162" calcext:value-type="float">
            <text:p>0.606162</text:p>
          </table:table-cell>
          <table:table-cell office:value-type="float" office:value="0.602132" calcext:value-type="float">
            <text:p>0.602132</text:p>
          </table:table-cell>
          <table:table-cell office:value-type="float" office:value="0.600591" calcext:value-type="float">
            <text:p>0.600591</text:p>
          </table:table-cell>
          <table:table-cell office:value-type="float" office:value="0.602132" calcext:value-type="float">
            <text:p>0.602132</text:p>
          </table:table-cell>
          <table:table-cell office:value-type="float" office:value="0.606162" calcext:value-type="float">
            <text:p>0.606162</text:p>
          </table:table-cell>
          <table:table-cell office:value-type="float" office:value="0.611197" calcext:value-type="float">
            <text:p>0.611197</text:p>
          </table:table-cell>
          <table:table-cell office:value-type="float" office:value="0.615265" calcext:value-type="float">
            <text:p>0.615265</text:p>
          </table:table-cell>
          <table:table-cell office:value-type="float" office:value="0.616724" calcext:value-type="float">
            <text:p>0.616724</text:p>
          </table:table-cell>
        </table:table-row>
        <table:table-row table:style-name="ro1">
          <table:table-cell office:value-type="float" office:value="0.60927" calcext:value-type="float">
            <text:p>0.60927</text:p>
          </table:table-cell>
          <table:table-cell office:value-type="float" office:value="0.606406" calcext:value-type="float">
            <text:p>0.606406</text:p>
          </table:table-cell>
          <table:table-cell office:value-type="float" office:value="0.598047" calcext:value-type="float">
            <text:p>0.598047</text:p>
          </table:table-cell>
          <table:table-cell office:value-type="float" office:value="0.587847" calcext:value-type="float">
            <text:p>0.587847</text:p>
          </table:table-cell>
          <table:table-cell office:value-type="float" office:value="0.579736" calcext:value-type="float">
            <text:p>0.579736</text:p>
          </table:table-cell>
          <table:table-cell office:value-type="float" office:value="0.576669" calcext:value-type="float">
            <text:p>0.576669</text:p>
          </table:table-cell>
          <table:table-cell office:value-type="float" office:value="0.579736" calcext:value-type="float">
            <text:p>0.579736</text:p>
          </table:table-cell>
          <table:table-cell office:value-type="float" office:value="0.587847" calcext:value-type="float">
            <text:p>0.587847</text:p>
          </table:table-cell>
          <table:table-cell office:value-type="float" office:value="0.598047" calcext:value-type="float">
            <text:p>0.598047</text:p>
          </table:table-cell>
          <table:table-cell office:value-type="float" office:value="0.606406" calcext:value-type="float">
            <text:p>0.606406</text:p>
          </table:table-cell>
          <table:table-cell office:value-type="float" office:value="0.60927" calcext:value-type="float">
            <text:p>0.60927</text:p>
          </table:table-cell>
        </table:table-row>
        <table:table-row table:style-name="ro1">
          <table:table-cell office:value-type="float" office:value="0.601294" calcext:value-type="float">
            <text:p>0.601294</text:p>
          </table:table-cell>
          <table:table-cell office:value-type="float" office:value="0.596351" calcext:value-type="float">
            <text:p>0.596351</text:p>
          </table:table-cell>
          <table:table-cell office:value-type="float" office:value="0.58161" calcext:value-type="float">
            <text:p>0.58161</text:p>
          </table:table-cell>
          <table:table-cell office:value-type="float" office:value="0.563855" calcext:value-type="float">
            <text:p>0.563855</text:p>
          </table:table-cell>
          <table:table-cell office:value-type="float" office:value="0.549885" calcext:value-type="float">
            <text:p>0.549885</text:p>
          </table:table-cell>
          <table:table-cell office:value-type="float" office:value="0.544648" calcext:value-type="float">
            <text:p>0.544648</text:p>
          </table:table-cell>
          <table:table-cell office:value-type="float" office:value="0.549885" calcext:value-type="float">
            <text:p>0.549885</text:p>
          </table:table-cell>
          <table:table-cell office:value-type="float" office:value="0.563855" calcext:value-type="float">
            <text:p>0.563855</text:p>
          </table:table-cell>
          <table:table-cell office:value-type="float" office:value="0.58161" calcext:value-type="float">
            <text:p>0.58161</text:p>
          </table:table-cell>
          <table:table-cell office:value-type="float" office:value="0.596351" calcext:value-type="float">
            <text:p>0.596351</text:p>
          </table:table-cell>
          <table:table-cell office:value-type="float" office:value="0.601294" calcext:value-type="float">
            <text:p>0.601294</text:p>
          </table:table-cell>
        </table:table-row>
        <table:table-row table:style-name="ro1">
          <table:table-cell office:value-type="float" office:value="0.590585" calcext:value-type="float">
            <text:p>0.590585</text:p>
          </table:table-cell>
          <table:table-cell office:value-type="float" office:value="0.583362" calcext:value-type="float">
            <text:p>0.583362</text:p>
          </table:table-cell>
          <table:table-cell office:value-type="float" office:value="0.561597" calcext:value-type="float">
            <text:p>0.561597</text:p>
          </table:table-cell>
          <table:table-cell office:value-type="float" office:value="0.535786" calcext:value-type="float">
            <text:p>0.535786</text:p>
          </table:table-cell>
          <table:table-cell office:value-type="float" office:value="0.515773" calcext:value-type="float">
            <text:p>0.515773</text:p>
          </table:table-cell>
          <table:table-cell office:value-type="float" office:value="0.508335" calcext:value-type="float">
            <text:p>0.508335</text:p>
          </table:table-cell>
          <table:table-cell office:value-type="float" office:value="0.515773" calcext:value-type="float">
            <text:p>0.515773</text:p>
          </table:table-cell>
          <table:table-cell office:value-type="float" office:value="0.535786" calcext:value-type="float">
            <text:p>0.535786</text:p>
          </table:table-cell>
          <table:table-cell office:value-type="float" office:value="0.561597" calcext:value-type="float">
            <text:p>0.561597</text:p>
          </table:table-cell>
          <table:table-cell office:value-type="float" office:value="0.583362" calcext:value-type="float">
            <text:p>0.583362</text:p>
          </table:table-cell>
          <table:table-cell office:value-type="float" office:value="0.590585" calcext:value-type="float">
            <text:p>0.590585</text:p>
          </table:table-cell>
        </table:table-row>
        <table:table-row table:style-name="ro1">
          <table:table-cell office:value-type="float" office:value="0.580001" calcext:value-type="float">
            <text:p>0.580001</text:p>
          </table:table-cell>
          <table:table-cell office:value-type="float" office:value="0.570156" calcext:value-type="float">
            <text:p>0.570156</text:p>
          </table:table-cell>
          <table:table-cell office:value-type="float" office:value="0.540462" calcext:value-type="float">
            <text:p>0.540462</text:p>
          </table:table-cell>
          <table:table-cell office:value-type="float" office:value="0.505808" calcext:value-type="float">
            <text:p>0.505808</text:p>
          </table:table-cell>
          <table:table-cell office:value-type="float" office:value="0.479357" calcext:value-type="float">
            <text:p>0.479357</text:p>
          </table:table-cell>
          <table:table-cell office:value-type="float" office:value="0.469614" calcext:value-type="float">
            <text:p>0.469614</text:p>
          </table:table-cell>
          <table:table-cell office:value-type="float" office:value="0.479357" calcext:value-type="float">
            <text:p>0.479357</text:p>
          </table:table-cell>
          <table:table-cell office:value-type="float" office:value="0.505808" calcext:value-type="float">
            <text:p>0.505808</text:p>
          </table:table-cell>
          <table:table-cell office:value-type="float" office:value="0.540462" calcext:value-type="float">
            <text:p>0.540462</text:p>
          </table:table-cell>
          <table:table-cell office:value-type="float" office:value="0.570156" calcext:value-type="float">
            <text:p>0.570156</text:p>
          </table:table-cell>
          <table:table-cell office:value-type="float" office:value="0.580001" calcext:value-type="float">
            <text:p>0.580001</text:p>
          </table:table-cell>
        </table:table-row>
        <table:table-row table:style-name="ro1">
          <table:table-cell office:value-type="float" office:value="0.568947" calcext:value-type="float">
            <text:p>0.568947</text:p>
          </table:table-cell>
          <table:table-cell office:value-type="float" office:value="0.556527" calcext:value-type="float">
            <text:p>0.556527</text:p>
          </table:table-cell>
          <table:table-cell office:value-type="float" office:value="0.519269" calcext:value-type="float">
            <text:p>0.519269</text:p>
          </table:table-cell>
          <table:table-cell office:value-type="float" office:value="0.476523" calcext:value-type="float">
            <text:p>0.476523</text:p>
          </table:table-cell>
          <table:table-cell office:value-type="float" office:value="0.44445" calcext:value-type="float">
            <text:p>0.44445</text:p>
          </table:table-cell>
          <table:table-cell office:value-type="float" office:value="0.432751" calcext:value-type="float">
            <text:p>0.432751</text:p>
          </table:table-cell>
          <table:table-cell office:value-type="float" office:value="0.44445" calcext:value-type="float">
            <text:p>0.44445</text:p>
          </table:table-cell>
          <table:table-cell office:value-type="float" office:value="0.476523" calcext:value-type="float">
            <text:p>0.476523</text:p>
          </table:table-cell>
          <table:table-cell office:value-type="float" office:value="0.519269" calcext:value-type="float">
            <text:p>0.519269</text:p>
          </table:table-cell>
          <table:table-cell office:value-type="float" office:value="0.556527" calcext:value-type="float">
            <text:p>0.556527</text:p>
          </table:table-cell>
          <table:table-cell office:value-type="float" office:value="0.568947" calcext:value-type="float">
            <text:p>0.568947</text:p>
          </table:table-cell>
        </table:table-row>
        <table:table-row table:style-name="ro1">
          <table:table-cell office:value-type="float" office:value="0.559909" calcext:value-type="float">
            <text:p>0.559909</text:p>
          </table:table-cell>
          <table:table-cell office:value-type="float" office:value="0.545039" calcext:value-type="float">
            <text:p>0.545039</text:p>
          </table:table-cell>
          <table:table-cell office:value-type="float" office:value="0.500903" calcext:value-type="float">
            <text:p>0.500903</text:p>
          </table:table-cell>
          <table:table-cell office:value-type="float" office:value="0.45106" calcext:value-type="float">
            <text:p>0.45106</text:p>
          </table:table-cell>
          <table:table-cell office:value-type="float" office:value="0.414246" calcext:value-type="float">
            <text:p>0.414246</text:p>
          </table:table-cell>
          <table:table-cell office:value-type="float" office:value="0.400938" calcext:value-type="float">
            <text:p>0.400938</text:p>
          </table:table-cell>
          <table:table-cell office:value-type="float" office:value="0.414246" calcext:value-type="float">
            <text:p>0.414246</text:p>
          </table:table-cell>
          <table:table-cell office:value-type="float" office:value="0.45106" calcext:value-type="float">
            <text:p>0.45106</text:p>
          </table:table-cell>
          <table:table-cell office:value-type="float" office:value="0.500903" calcext:value-type="float">
            <text:p>0.500903</text:p>
          </table:table-cell>
          <table:table-cell office:value-type="float" office:value="0.545039" calcext:value-type="float">
            <text:p>0.545039</text:p>
          </table:table-cell>
          <table:table-cell office:value-type="float" office:value="0.559909" calcext:value-type="float">
            <text:p>0.559909</text:p>
          </table:table-cell>
        </table:table-row>
        <table:table-row table:style-name="ro1">
          <table:table-cell office:value-type="float" office:value="0.553216" calcext:value-type="float">
            <text:p>0.553216</text:p>
          </table:table-cell>
          <table:table-cell office:value-type="float" office:value="0.536512" calcext:value-type="float">
            <text:p>0.536512</text:p>
          </table:table-cell>
          <table:table-cell office:value-type="float" office:value="0.487526" calcext:value-type="float">
            <text:p>0.487526</text:p>
          </table:table-cell>
          <table:table-cell office:value-type="float" office:value="0.432925" calcext:value-type="float">
            <text:p>0.432925</text:p>
          </table:table-cell>
          <table:table-cell office:value-type="float" office:value="0.393117" calcext:value-type="float">
            <text:p>0.393117</text:p>
          </table:table-cell>
          <table:table-cell office:value-type="float" office:value="0.378834" calcext:value-type="float">
            <text:p>0.378834</text:p>
          </table:table-cell>
          <table:table-cell office:value-type="float" office:value="0.393117" calcext:value-type="float">
            <text:p>0.393117</text:p>
          </table:table-cell>
          <table:table-cell office:value-type="float" office:value="0.432925" calcext:value-type="float">
            <text:p>0.432925</text:p>
          </table:table-cell>
          <table:table-cell office:value-type="float" office:value="0.487526" calcext:value-type="float">
            <text:p>0.487526</text:p>
          </table:table-cell>
          <table:table-cell office:value-type="float" office:value="0.536512" calcext:value-type="float">
            <text:p>0.536512</text:p>
          </table:table-cell>
          <table:table-cell office:value-type="float" office:value="0.553216" calcext:value-type="float">
            <text:p>0.553216</text:p>
          </table:table-cell>
        </table:table-row>
        <table:table-row table:style-name="ro1">
          <table:table-cell office:value-type="float" office:value="0.551861" calcext:value-type="float">
            <text:p>0.551861</text:p>
          </table:table-cell>
          <table:table-cell office:value-type="float" office:value="0.534239" calcext:value-type="float">
            <text:p>0.534239</text:p>
          </table:table-cell>
          <table:table-cell office:value-type="float" office:value="0.482943" calcext:value-type="float">
            <text:p>0.482943</text:p>
          </table:table-cell>
          <table:table-cell office:value-type="float" office:value="0.426046" calcext:value-type="float">
            <text:p>0.426046</text:p>
          </table:table-cell>
          <table:table-cell office:value-type="float" office:value="0.384748" calcext:value-type="float">
            <text:p>0.384748</text:p>
          </table:table-cell>
          <table:table-cell office:value-type="float" office:value="0.36997" calcext:value-type="float">
            <text:p>0.36997</text:p>
          </table:table-cell>
          <table:table-cell office:value-type="float" office:value="0.384748" calcext:value-type="float">
            <text:p>0.384748</text:p>
          </table:table-cell>
          <table:table-cell office:value-type="float" office:value="0.426046" calcext:value-type="float">
            <text:p>0.426046</text:p>
          </table:table-cell>
          <table:table-cell office:value-type="float" office:value="0.482943" calcext:value-type="float">
            <text:p>0.482943</text:p>
          </table:table-cell>
          <table:table-cell office:value-type="float" office:value="0.534239" calcext:value-type="float">
            <text:p>0.534239</text:p>
          </table:table-cell>
          <table:table-cell office:value-type="float" office:value="0.551861" calcext:value-type="float">
            <text:p>0.55186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729699" calcext:value-type="float">
            <text:p>0.729699</text:p>
          </table:table-cell>
          <table:table-cell table:number-columns-repeated="10"/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637876" calcext:value-type="float">
            <text:p>0.637876</text:p>
          </table:table-cell>
          <table:table-cell office:value-type="float" office:value="0.634909" calcext:value-type="float">
            <text:p>0.634909</text:p>
          </table:table-cell>
          <table:table-cell office:value-type="float" office:value="0.631185" calcext:value-type="float">
            <text:p>0.631185</text:p>
          </table:table-cell>
          <table:table-cell office:value-type="float" office:value="0.62818" calcext:value-type="float">
            <text:p>0.62818</text:p>
          </table:table-cell>
          <table:table-cell office:value-type="float" office:value="0.627026" calcext:value-type="float">
            <text:p>0.627026</text:p>
          </table:table-cell>
          <table:table-cell office:value-type="float" office:value="0.62818" calcext:value-type="float">
            <text:p>0.62818</text:p>
          </table:table-cell>
          <table:table-cell office:value-type="float" office:value="0.631185" calcext:value-type="float">
            <text:p>0.631185</text:p>
          </table:table-cell>
          <table:table-cell office:value-type="float" office:value="0.634909" calcext:value-type="float">
            <text:p>0.634909</text:p>
          </table:table-cell>
          <table:table-cell office:value-type="float" office:value="0.637876" calcext:value-type="float">
            <text:p>0.637876</text:p>
          </table:table-cell>
          <table:table-cell office:value-type="float" office:value="0.639" calcext:value-type="float">
            <text:p>0.639</text:p>
          </table:table-cell>
        </table:table-row>
        <table:table-row table:style-name="ro1">
          <table:table-cell office:value-type="float" office:value="0.629712" calcext:value-type="float">
            <text:p>0.629712</text:p>
          </table:table-cell>
          <table:table-cell office:value-type="float" office:value="0.629296" calcext:value-type="float">
            <text:p>0.629296</text:p>
          </table:table-cell>
          <table:table-cell office:value-type="float" office:value="0.628331" calcext:value-type="float">
            <text:p>0.628331</text:p>
          </table:table-cell>
          <table:table-cell office:value-type="float" office:value="0.627104" calcext:value-type="float">
            <text:p>0.627104</text:p>
          </table:table-cell>
          <table:table-cell office:value-type="float" office:value="0.626142" calcext:value-type="float">
            <text:p>0.626142</text:p>
          </table:table-cell>
          <table:table-cell office:value-type="float" office:value="0.625754" calcext:value-type="float">
            <text:p>0.625754</text:p>
          </table:table-cell>
          <table:table-cell office:value-type="float" office:value="0.626142" calcext:value-type="float">
            <text:p>0.626142</text:p>
          </table:table-cell>
          <table:table-cell office:value-type="float" office:value="0.627104" calcext:value-type="float">
            <text:p>0.627104</text:p>
          </table:table-cell>
          <table:table-cell office:value-type="float" office:value="0.628331" calcext:value-type="float">
            <text:p>0.628331</text:p>
          </table:table-cell>
          <table:table-cell office:value-type="float" office:value="0.629296" calcext:value-type="float">
            <text:p>0.629296</text:p>
          </table:table-cell>
          <table:table-cell office:value-type="float" office:value="0.629712" calcext:value-type="float">
            <text:p>0.629712</text:p>
          </table:table-cell>
        </table:table-row>
        <table:table-row table:style-name="ro1">
          <table:table-cell office:value-type="float" office:value="0.626248" calcext:value-type="float">
            <text:p>0.626248</text:p>
          </table:table-cell>
          <table:table-cell office:value-type="float" office:value="0.624772" calcext:value-type="float">
            <text:p>0.624772</text:p>
          </table:table-cell>
          <table:table-cell office:value-type="float" office:value="0.620654" calcext:value-type="float">
            <text:p>0.620654</text:p>
          </table:table-cell>
          <table:table-cell office:value-type="float" office:value="0.615559" calcext:value-type="float">
            <text:p>0.615559</text:p>
          </table:table-cell>
          <table:table-cell office:value-type="float" office:value="0.611478" calcext:value-type="float">
            <text:p>0.611478</text:p>
          </table:table-cell>
          <table:table-cell office:value-type="float" office:value="0.609919" calcext:value-type="float">
            <text:p>0.609919</text:p>
          </table:table-cell>
          <table:table-cell office:value-type="float" office:value="0.611478" calcext:value-type="float">
            <text:p>0.611478</text:p>
          </table:table-cell>
          <table:table-cell office:value-type="float" office:value="0.615559" calcext:value-type="float">
            <text:p>0.615559</text:p>
          </table:table-cell>
          <table:table-cell office:value-type="float" office:value="0.620654" calcext:value-type="float">
            <text:p>0.620654</text:p>
          </table:table-cell>
          <table:table-cell office:value-type="float" office:value="0.624772" calcext:value-type="float">
            <text:p>0.624772</text:p>
          </table:table-cell>
          <table:table-cell office:value-type="float" office:value="0.626248" calcext:value-type="float">
            <text:p>0.626248</text:p>
          </table:table-cell>
        </table:table-row>
        <table:table-row table:style-name="ro1">
          <table:table-cell office:value-type="float" office:value="0.61873" calcext:value-type="float">
            <text:p>0.61873</text:p>
          </table:table-cell>
          <table:table-cell office:value-type="float" office:value="0.615835" calcext:value-type="float">
            <text:p>0.615835</text:p>
          </table:table-cell>
          <table:table-cell office:value-type="float" office:value="0.607378" calcext:value-type="float">
            <text:p>0.607378</text:p>
          </table:table-cell>
          <table:table-cell office:value-type="float" office:value="0.597058" calcext:value-type="float">
            <text:p>0.597058</text:p>
          </table:table-cell>
          <table:table-cell office:value-type="float" office:value="0.58885" calcext:value-type="float">
            <text:p>0.58885</text:p>
          </table:table-cell>
          <table:table-cell office:value-type="float" office:value="0.585746" calcext:value-type="float">
            <text:p>0.585746</text:p>
          </table:table-cell>
          <table:table-cell office:value-type="float" office:value="0.58885" calcext:value-type="float">
            <text:p>0.58885</text:p>
          </table:table-cell>
          <table:table-cell office:value-type="float" office:value="0.597058" calcext:value-type="float">
            <text:p>0.597058</text:p>
          </table:table-cell>
          <table:table-cell office:value-type="float" office:value="0.607378" calcext:value-type="float">
            <text:p>0.607378</text:p>
          </table:table-cell>
          <table:table-cell office:value-type="float" office:value="0.615835" calcext:value-type="float">
            <text:p>0.615835</text:p>
          </table:table-cell>
          <table:table-cell office:value-type="float" office:value="0.61873" calcext:value-type="float">
            <text:p>0.61873</text:p>
          </table:table-cell>
        </table:table-row>
        <table:table-row table:style-name="ro1">
          <table:table-cell office:value-type="float" office:value="0.610712" calcext:value-type="float">
            <text:p>0.610712</text:p>
          </table:table-cell>
          <table:table-cell office:value-type="float" office:value="0.605715" calcext:value-type="float">
            <text:p>0.605715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572834" calcext:value-type="float">
            <text:p>0.572834</text:p>
          </table:table-cell>
          <table:table-cell office:value-type="float" office:value="0.558695" calcext:value-type="float">
            <text:p>0.558695</text:p>
          </table:table-cell>
          <table:table-cell office:value-type="float" office:value="0.553394" calcext:value-type="float">
            <text:p>0.553394</text:p>
          </table:table-cell>
          <table:table-cell office:value-type="float" office:value="0.558695" calcext:value-type="float">
            <text:p>0.558695</text:p>
          </table:table-cell>
          <table:table-cell office:value-type="float" office:value="0.572834" calcext:value-type="float">
            <text:p>0.572834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605715" calcext:value-type="float">
            <text:p>0.605715</text:p>
          </table:table-cell>
          <table:table-cell office:value-type="float" office:value="0.610712" calcext:value-type="float">
            <text:p>0.610712</text:p>
          </table:table-cell>
        </table:table-row>
        <table:table-row table:style-name="ro1">
          <table:table-cell office:value-type="float" office:value="0.599936" calcext:value-type="float">
            <text:p>0.599936</text:p>
          </table:table-cell>
          <table:table-cell office:value-type="float" office:value="0.592636" calcext:value-type="float">
            <text:p>0.592636</text:p>
          </table:table-cell>
          <table:table-cell office:value-type="float" office:value="0.570622" calcext:value-type="float">
            <text:p>0.570622</text:p>
          </table:table-cell>
          <table:table-cell office:value-type="float" office:value="0.54451" calcext:value-type="float">
            <text:p>0.54451</text:p>
          </table:table-cell>
          <table:table-cell office:value-type="float" office:value="0.524258" calcext:value-type="float">
            <text:p>0.524258</text:p>
          </table:table-cell>
          <table:table-cell office:value-type="float" office:value="0.51673" calcext:value-type="float">
            <text:p>0.51673</text:p>
          </table:table-cell>
          <table:table-cell office:value-type="float" office:value="0.524258" calcext:value-type="float">
            <text:p>0.524258</text:p>
          </table:table-cell>
          <table:table-cell office:value-type="float" office:value="0.54451" calcext:value-type="float">
            <text:p>0.54451</text:p>
          </table:table-cell>
          <table:table-cell office:value-type="float" office:value="0.570622" calcext:value-type="float">
            <text:p>0.570622</text:p>
          </table:table-cell>
          <table:table-cell office:value-type="float" office:value="0.592636" calcext:value-type="float">
            <text:p>0.592636</text:p>
          </table:table-cell>
          <table:table-cell office:value-type="float" office:value="0.599936" calcext:value-type="float">
            <text:p>0.599936</text:p>
          </table:table-cell>
        </table:table-row>
        <table:table-row table:style-name="ro1">
          <table:table-cell office:value-type="float" office:value="0.589315" calcext:value-type="float">
            <text:p>0.589315</text:p>
          </table:table-cell>
          <table:table-cell office:value-type="float" office:value="0.579368" calcext:value-type="float">
            <text:p>0.579368</text:p>
          </table:table-cell>
          <table:table-cell office:value-type="float" office:value="0.549339" calcext:value-type="float">
            <text:p>0.549339</text:p>
          </table:table-cell>
          <table:table-cell office:value-type="float" office:value="0.514283" calcext:value-type="float">
            <text:p>0.514283</text:p>
          </table:table-cell>
          <table:table-cell office:value-type="float" office:value="0.487515" calcext:value-type="float">
            <text:p>0.487515</text:p>
          </table:table-cell>
          <table:table-cell office:value-type="float" office:value="0.477654" calcext:value-type="float">
            <text:p>0.477654</text:p>
          </table:table-cell>
          <table:table-cell office:value-type="float" office:value="0.487515" calcext:value-type="float">
            <text:p>0.487515</text:p>
          </table:table-cell>
          <table:table-cell office:value-type="float" office:value="0.514283" calcext:value-type="float">
            <text:p>0.514283</text:p>
          </table:table-cell>
          <table:table-cell office:value-type="float" office:value="0.549339" calcext:value-type="float">
            <text:p>0.549339</text:p>
          </table:table-cell>
          <table:table-cell office:value-type="float" office:value="0.579368" calcext:value-type="float">
            <text:p>0.579368</text:p>
          </table:table-cell>
          <table:table-cell office:value-type="float" office:value="0.589315" calcext:value-type="float">
            <text:p>0.589315</text:p>
          </table:table-cell>
        </table:table-row>
        <table:table-row table:style-name="ro1">
          <table:table-cell office:value-type="float" office:value="0.578219" calcext:value-type="float">
            <text:p>0.578219</text:p>
          </table:table-cell>
          <table:table-cell office:value-type="float" office:value="0.565676" calcext:value-type="float">
            <text:p>0.565676</text:p>
          </table:table-cell>
          <table:table-cell office:value-type="float" office:value="0.52801" calcext:value-type="float">
            <text:p>0.52801</text:p>
          </table:table-cell>
          <table:table-cell office:value-type="float" office:value="0.484779" calcext:value-type="float">
            <text:p>0.484779</text:p>
          </table:table-cell>
          <table:table-cell office:value-type="float" office:value="0.452326" calcext:value-type="float">
            <text:p>0.452326</text:p>
          </table:table-cell>
          <table:table-cell office:value-type="float" office:value="0.440485" calcext:value-type="float">
            <text:p>0.440485</text:p>
          </table:table-cell>
          <table:table-cell office:value-type="float" office:value="0.452326" calcext:value-type="float">
            <text:p>0.452326</text:p>
          </table:table-cell>
          <table:table-cell office:value-type="float" office:value="0.484779" calcext:value-type="float">
            <text:p>0.484779</text:p>
          </table:table-cell>
          <table:table-cell office:value-type="float" office:value="0.52801" calcext:value-type="float">
            <text:p>0.52801</text:p>
          </table:table-cell>
          <table:table-cell office:value-type="float" office:value="0.565676" calcext:value-type="float">
            <text:p>0.565676</text:p>
          </table:table-cell>
          <table:table-cell office:value-type="float" office:value="0.578219" calcext:value-type="float">
            <text:p>0.578219</text:p>
          </table:table-cell>
        </table:table-row>
        <table:table-row table:style-name="ro1">
          <table:table-cell office:value-type="float" office:value="0.569174" calcext:value-type="float">
            <text:p>0.569174</text:p>
          </table:table-cell>
          <table:table-cell office:value-type="float" office:value="0.554161" calcext:value-type="float">
            <text:p>0.554161</text:p>
          </table:table-cell>
          <table:table-cell office:value-type="float" office:value="0.509553" calcext:value-type="float">
            <text:p>0.509553</text:p>
          </table:table-cell>
          <table:table-cell office:value-type="float" office:value="0.45915" calcext:value-type="float">
            <text:p>0.45915</text:p>
          </table:table-cell>
          <table:table-cell office:value-type="float" office:value="0.421899" calcext:value-type="float">
            <text:p>0.421899</text:p>
          </table:table-cell>
          <table:table-cell office:value-type="float" office:value="0.40843" calcext:value-type="float">
            <text:p>0.40843</text:p>
          </table:table-cell>
          <table:table-cell office:value-type="float" office:value="0.421899" calcext:value-type="float">
            <text:p>0.421899</text:p>
          </table:table-cell>
          <table:table-cell office:value-type="float" office:value="0.45915" calcext:value-type="float">
            <text:p>0.45915</text:p>
          </table:table-cell>
          <table:table-cell office:value-type="float" office:value="0.509553" calcext:value-type="float">
            <text:p>0.509553</text:p>
          </table:table-cell>
          <table:table-cell office:value-type="float" office:value="0.554161" calcext:value-type="float">
            <text:p>0.554161</text:p>
          </table:table-cell>
          <table:table-cell office:value-type="float" office:value="0.569174" calcext:value-type="float">
            <text:p>0.569174</text:p>
          </table:table-cell>
        </table:table-row>
        <table:table-row table:style-name="ro1">
          <table:table-cell office:value-type="float" office:value="0.562473" calcext:value-type="float">
            <text:p>0.562473</text:p>
          </table:table-cell>
          <table:table-cell office:value-type="float" office:value="0.545616" calcext:value-type="float">
            <text:p>0.545616</text:p>
          </table:table-cell>
          <table:table-cell office:value-type="float" office:value="0.496118" calcext:value-type="float">
            <text:p>0.496118</text:p>
          </table:table-cell>
          <table:table-cell office:value-type="float" office:value="0.440914" calcext:value-type="float">
            <text:p>0.440914</text:p>
          </table:table-cell>
          <table:table-cell office:value-type="float" office:value="0.400637" calcext:value-type="float">
            <text:p>0.400637</text:p>
          </table:table-cell>
          <table:table-cell office:value-type="float" office:value="0.38618" calcext:value-type="float">
            <text:p>0.38618</text:p>
          </table:table-cell>
          <table:table-cell office:value-type="float" office:value="0.400637" calcext:value-type="float">
            <text:p>0.400637</text:p>
          </table:table-cell>
          <table:table-cell office:value-type="float" office:value="0.440914" calcext:value-type="float">
            <text:p>0.440914</text:p>
          </table:table-cell>
          <table:table-cell office:value-type="float" office:value="0.496118" calcext:value-type="float">
            <text:p>0.496118</text:p>
          </table:table-cell>
          <table:table-cell office:value-type="float" office:value="0.545616" calcext:value-type="float">
            <text:p>0.545616</text:p>
          </table:table-cell>
          <table:table-cell office:value-type="float" office:value="0.562473" calcext:value-type="float">
            <text:p>0.562473</text:p>
          </table:table-cell>
        </table:table-row>
        <table:table-row table:style-name="ro1">
          <table:table-cell office:value-type="float" office:value="0.561157" calcext:value-type="float">
            <text:p>0.561157</text:p>
          </table:table-cell>
          <table:table-cell office:value-type="float" office:value="0.543373" calcext:value-type="float">
            <text:p>0.543373</text:p>
          </table:table-cell>
          <table:table-cell office:value-type="float" office:value="0.491537" calcext:value-type="float">
            <text:p>0.491537</text:p>
          </table:table-cell>
          <table:table-cell office:value-type="float" office:value="0.434002" calcext:value-type="float">
            <text:p>0.434002</text:p>
          </table:table-cell>
          <table:table-cell office:value-type="float" office:value="0.39221" calcext:value-type="float">
            <text:p>0.39221</text:p>
          </table:table-cell>
          <table:table-cell office:value-type="float" office:value="0.377249" calcext:value-type="float">
            <text:p>0.377249</text:p>
          </table:table-cell>
          <table:table-cell office:value-type="float" office:value="0.39221" calcext:value-type="float">
            <text:p>0.39221</text:p>
          </table:table-cell>
          <table:table-cell office:value-type="float" office:value="0.434002" calcext:value-type="float">
            <text:p>0.434002</text:p>
          </table:table-cell>
          <table:table-cell office:value-type="float" office:value="0.491537" calcext:value-type="float">
            <text:p>0.491537</text:p>
          </table:table-cell>
          <table:table-cell office:value-type="float" office:value="0.543373" calcext:value-type="float">
            <text:p>0.543373</text:p>
          </table:table-cell>
          <table:table-cell office:value-type="float" office:value="0.561157" calcext:value-type="float">
            <text:p>0.56115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743303" calcext:value-type="float">
            <text:p>0.743303</text:p>
          </table:table-cell>
          <table:table-cell table:number-columns-repeated="10"/>
        </table:table-row>
        <table:table-row table:style-name="ro1">
          <table:table-cell office:value-type="float" office:value="0.649446" calcext:value-type="float">
            <text:p>0.649446</text:p>
          </table:table-cell>
          <table:table-cell office:value-type="float" office:value="0.648306" calcext:value-type="float">
            <text:p>0.648306</text:p>
          </table:table-cell>
          <table:table-cell office:value-type="float" office:value="0.64529" calcext:value-type="float">
            <text:p>0.64529</text:p>
          </table:table-cell>
          <table:table-cell office:value-type="float" office:value="0.641506" calcext:value-type="float">
            <text:p>0.641506</text:p>
          </table:table-cell>
          <table:table-cell office:value-type="float" office:value="0.638452" calcext:value-type="float">
            <text:p>0.638452</text:p>
          </table:table-cell>
          <table:table-cell office:value-type="float" office:value="0.637279" calcext:value-type="float">
            <text:p>0.637279</text:p>
          </table:table-cell>
          <table:table-cell office:value-type="float" office:value="0.638452" calcext:value-type="float">
            <text:p>0.638452</text:p>
          </table:table-cell>
          <table:table-cell office:value-type="float" office:value="0.641506" calcext:value-type="float">
            <text:p>0.641506</text:p>
          </table:table-cell>
          <table:table-cell office:value-type="float" office:value="0.64529" calcext:value-type="float">
            <text:p>0.64529</text:p>
          </table:table-cell>
          <table:table-cell office:value-type="float" office:value="0.648306" calcext:value-type="float">
            <text:p>0.648306</text:p>
          </table:table-cell>
          <table:table-cell office:value-type="float" office:value="0.649446" calcext:value-type="float">
            <text:p>0.649446</text:p>
          </table:table-cell>
        </table:table-row>
        <table:table-row table:style-name="ro1">
          <table:table-cell office:value-type="float" office:value="0.640017" calcext:value-type="float">
            <text:p>0.640017</text:p>
          </table:table-cell>
          <table:table-cell office:value-type="float" office:value="0.639598" calcext:value-type="float">
            <text:p>0.639598</text:p>
          </table:table-cell>
          <table:table-cell office:value-type="float" office:value="0.638621" calcext:value-type="float">
            <text:p>0.638621</text:p>
          </table:table-cell>
          <table:table-cell office:value-type="float" office:value="0.637379" calcext:value-type="float">
            <text:p>0.637379</text:p>
          </table:table-cell>
          <table:table-cell office:value-type="float" office:value="0.636404" calcext:value-type="float">
            <text:p>0.636404</text:p>
          </table:table-cell>
          <table:table-cell office:value-type="float" office:value="0.636012" calcext:value-type="float">
            <text:p>0.636012</text:p>
          </table:table-cell>
          <table:table-cell office:value-type="float" office:value="0.636404" calcext:value-type="float">
            <text:p>0.636404</text:p>
          </table:table-cell>
          <table:table-cell office:value-type="float" office:value="0.637379" calcext:value-type="float">
            <text:p>0.637379</text:p>
          </table:table-cell>
          <table:table-cell office:value-type="float" office:value="0.638621" calcext:value-type="float">
            <text:p>0.638621</text:p>
          </table:table-cell>
          <table:table-cell office:value-type="float" office:value="0.639598" calcext:value-type="float">
            <text:p>0.639598</text:p>
          </table:table-cell>
          <table:table-cell office:value-type="float" office:value="0.640017" calcext:value-type="float">
            <text:p>0.640017</text:p>
          </table:table-cell>
        </table:table-row>
        <table:table-row table:style-name="ro1">
          <table:table-cell office:value-type="float" office:value="0.636531" calcext:value-type="float">
            <text:p>0.636531</text:p>
          </table:table-cell>
          <table:table-cell office:value-type="float" office:value="0.635039" calcext:value-type="float">
            <text:p>0.635039</text:p>
          </table:table-cell>
          <table:table-cell office:value-type="float" office:value="0.630868" calcext:value-type="float">
            <text:p>0.630868</text:p>
          </table:table-cell>
          <table:table-cell office:value-type="float" office:value="0.625707" calcext:value-type="float">
            <text:p>0.625707</text:p>
          </table:table-cell>
          <table:table-cell office:value-type="float" office:value="0.621574" calcext:value-type="float">
            <text:p>0.621574</text:p>
          </table:table-cell>
          <table:table-cell office:value-type="float" office:value="0.619994" calcext:value-type="float">
            <text:p>0.619994</text:p>
          </table:table-cell>
          <table:table-cell office:value-type="float" office:value="0.621574" calcext:value-type="float">
            <text:p>0.621574</text:p>
          </table:table-cell>
          <table:table-cell office:value-type="float" office:value="0.625707" calcext:value-type="float">
            <text:p>0.625707</text:p>
          </table:table-cell>
          <table:table-cell office:value-type="float" office:value="0.630868" calcext:value-type="float">
            <text:p>0.630868</text:p>
          </table:table-cell>
          <table:table-cell office:value-type="float" office:value="0.635039" calcext:value-type="float">
            <text:p>0.635039</text:p>
          </table:table-cell>
          <table:table-cell office:value-type="float" office:value="0.636531" calcext:value-type="float">
            <text:p>0.636531</text:p>
          </table:table-cell>
        </table:table-row>
        <table:table-row table:style-name="ro1">
          <table:table-cell office:value-type="float" office:value="0.628948" calcext:value-type="float">
            <text:p>0.628948</text:p>
          </table:table-cell>
          <table:table-cell office:value-type="float" office:value="0.626021" calcext:value-type="float">
            <text:p>0.626021</text:p>
          </table:table-cell>
          <table:table-cell office:value-type="float" office:value="0.617459" calcext:value-type="float">
            <text:p>0.617459</text:p>
          </table:table-cell>
          <table:table-cell office:value-type="float" office:value="0.60701" calcext:value-type="float">
            <text:p>0.60701</text:p>
          </table:table-cell>
          <table:table-cell office:value-type="float" office:value="0.598698" calcext:value-type="float">
            <text:p>0.598698</text:p>
          </table:table-cell>
          <table:table-cell office:value-type="float" office:value="0.595556" calcext:value-type="float">
            <text:p>0.595556</text:p>
          </table:table-cell>
          <table:table-cell office:value-type="float" office:value="0.598698" calcext:value-type="float">
            <text:p>0.598698</text:p>
          </table:table-cell>
          <table:table-cell office:value-type="float" office:value="0.60701" calcext:value-type="float">
            <text:p>0.60701</text:p>
          </table:table-cell>
          <table:table-cell office:value-type="float" office:value="0.617459" calcext:value-type="float">
            <text:p>0.617459</text:p>
          </table:table-cell>
          <table:table-cell office:value-type="float" office:value="0.626021" calcext:value-type="float">
            <text:p>0.626021</text:p>
          </table:table-cell>
          <table:table-cell office:value-type="float" office:value="0.628948" calcext:value-type="float">
            <text:p>0.628948</text:p>
          </table:table-cell>
        </table:table-row>
        <table:table-row table:style-name="ro1">
          <table:table-cell office:value-type="float" office:value="0.620888" calcext:value-type="float">
            <text:p>0.620888</text:p>
          </table:table-cell>
          <table:table-cell office:value-type="float" office:value="0.615833" calcext:value-type="float">
            <text:p>0.615833</text:p>
          </table:table-cell>
          <table:table-cell office:value-type="float" office:value="0.600732" calcext:value-type="float">
            <text:p>0.600732</text:p>
          </table:table-cell>
          <table:table-cell office:value-type="float" office:value="0.582542" calcext:value-type="float">
            <text:p>0.582542</text:p>
          </table:table-cell>
          <table:table-cell office:value-type="float" office:value="0.568221" calcext:value-type="float">
            <text:p>0.568221</text:p>
          </table:table-cell>
          <table:table-cell office:value-type="float" office:value="0.562853" calcext:value-type="float">
            <text:p>0.562853</text:p>
          </table:table-cell>
          <table:table-cell office:value-type="float" office:value="0.568221" calcext:value-type="float">
            <text:p>0.568221</text:p>
          </table:table-cell>
          <table:table-cell office:value-type="float" office:value="0.582542" calcext:value-type="float">
            <text:p>0.582542</text:p>
          </table:table-cell>
          <table:table-cell office:value-type="float" office:value="0.600732" calcext:value-type="float">
            <text:p>0.600732</text:p>
          </table:table-cell>
          <table:table-cell office:value-type="float" office:value="0.615833" calcext:value-type="float">
            <text:p>0.615833</text:p>
          </table:table-cell>
          <table:table-cell office:value-type="float" office:value="0.620888" calcext:value-type="float">
            <text:p>0.620888</text:p>
          </table:table-cell>
        </table:table-row>
        <table:table-row table:style-name="ro1">
          <table:table-cell office:value-type="float" office:value="0.610043" calcext:value-type="float">
            <text:p>0.610043</text:p>
          </table:table-cell>
          <table:table-cell office:value-type="float" office:value="0.602662" calcext:value-type="float">
            <text:p>0.602662</text:p>
          </table:table-cell>
          <table:table-cell office:value-type="float" office:value="0.580381" calcext:value-type="float">
            <text:p>0.580381</text:p>
          </table:table-cell>
          <table:table-cell office:value-type="float" office:value="0.553949" calcext:value-type="float">
            <text:p>0.553949</text:p>
          </table:table-cell>
          <table:table-cell office:value-type="float" office:value="0.533441" calcext:value-type="float">
            <text:p>0.533441</text:p>
          </table:table-cell>
          <table:table-cell office:value-type="float" office:value="0.525817" calcext:value-type="float">
            <text:p>0.525817</text:p>
          </table:table-cell>
          <table:table-cell office:value-type="float" office:value="0.533441" calcext:value-type="float">
            <text:p>0.533441</text:p>
          </table:table-cell>
          <table:table-cell office:value-type="float" office:value="0.553949" calcext:value-type="float">
            <text:p>0.553949</text:p>
          </table:table-cell>
          <table:table-cell office:value-type="float" office:value="0.580381" calcext:value-type="float">
            <text:p>0.580381</text:p>
          </table:table-cell>
          <table:table-cell office:value-type="float" office:value="0.602662" calcext:value-type="float">
            <text:p>0.602662</text:p>
          </table:table-cell>
          <table:table-cell office:value-type="float" office:value="0.610043" calcext:value-type="float">
            <text:p>0.610043</text:p>
          </table:table-cell>
        </table:table-row>
        <table:table-row table:style-name="ro1">
          <table:table-cell office:value-type="float" office:value="0.599385" calcext:value-type="float">
            <text:p>0.599385</text:p>
          </table:table-cell>
          <table:table-cell office:value-type="float" office:value="0.58933" calcext:value-type="float">
            <text:p>0.58933</text:p>
          </table:table-cell>
          <table:table-cell office:value-type="float" office:value="0.558943" calcext:value-type="float">
            <text:p>0.558943</text:p>
          </table:table-cell>
          <table:table-cell office:value-type="float" office:value="0.523458" calcext:value-type="float">
            <text:p>0.523458</text:p>
          </table:table-cell>
          <table:table-cell office:value-type="float" office:value="0.496351" calcext:value-type="float">
            <text:p>0.496351</text:p>
          </table:table-cell>
          <table:table-cell office:value-type="float" office:value="0.486364" calcext:value-type="float">
            <text:p>0.486364</text:p>
          </table:table-cell>
          <table:table-cell office:value-type="float" office:value="0.496351" calcext:value-type="float">
            <text:p>0.496351</text:p>
          </table:table-cell>
          <table:table-cell office:value-type="float" office:value="0.523458" calcext:value-type="float">
            <text:p>0.523458</text:p>
          </table:table-cell>
          <table:table-cell office:value-type="float" office:value="0.558943" calcext:value-type="float">
            <text:p>0.558943</text:p>
          </table:table-cell>
          <table:table-cell office:value-type="float" office:value="0.58933" calcext:value-type="float">
            <text:p>0.58933</text:p>
          </table:table-cell>
          <table:table-cell office:value-type="float" office:value="0.599385" calcext:value-type="float">
            <text:p>0.599385</text:p>
          </table:table-cell>
        </table:table-row>
        <table:table-row table:style-name="ro1">
          <table:table-cell office:value-type="float" office:value="0.588248" calcext:value-type="float">
            <text:p>0.588248</text:p>
          </table:table-cell>
          <table:table-cell office:value-type="float" office:value="0.575573" calcext:value-type="float">
            <text:p>0.575573</text:p>
          </table:table-cell>
          <table:table-cell office:value-type="float" office:value="0.537472" calcext:value-type="float">
            <text:p>0.537472</text:p>
          </table:table-cell>
          <table:table-cell office:value-type="float" office:value="0.493724" calcext:value-type="float">
            <text:p>0.493724</text:p>
          </table:table-cell>
          <table:table-cell office:value-type="float" office:value="0.460864" calcext:value-type="float">
            <text:p>0.460864</text:p>
          </table:table-cell>
          <table:table-cell office:value-type="float" office:value="0.448872" calcext:value-type="float">
            <text:p>0.448872</text:p>
          </table:table-cell>
          <table:table-cell office:value-type="float" office:value="0.460864" calcext:value-type="float">
            <text:p>0.460864</text:p>
          </table:table-cell>
          <table:table-cell office:value-type="float" office:value="0.493724" calcext:value-type="float">
            <text:p>0.493724</text:p>
          </table:table-cell>
          <table:table-cell office:value-type="float" office:value="0.537472" calcext:value-type="float">
            <text:p>0.537472</text:p>
          </table:table-cell>
          <table:table-cell office:value-type="float" office:value="0.575573" calcext:value-type="float">
            <text:p>0.575573</text:p>
          </table:table-cell>
          <table:table-cell office:value-type="float" office:value="0.588248" calcext:value-type="float">
            <text:p>0.588248</text:p>
          </table:table-cell>
        </table:table-row>
        <table:table-row table:style-name="ro1">
          <table:table-cell office:value-type="float" office:value="0.579198" calcext:value-type="float">
            <text:p>0.579198</text:p>
          </table:table-cell>
          <table:table-cell office:value-type="float" office:value="0.564033" calcext:value-type="float">
            <text:p>0.564033</text:p>
          </table:table-cell>
          <table:table-cell office:value-type="float" office:value="0.51892" calcext:value-type="float">
            <text:p>0.51892</text:p>
          </table:table-cell>
          <table:table-cell office:value-type="float" office:value="0.467919" calcext:value-type="float">
            <text:p>0.467919</text:p>
          </table:table-cell>
          <table:table-cell office:value-type="float" office:value="0.430202" calcext:value-type="float">
            <text:p>0.430202</text:p>
          </table:table-cell>
          <table:table-cell office:value-type="float" office:value="0.416559" calcext:value-type="float">
            <text:p>0.416559</text:p>
          </table:table-cell>
          <table:table-cell office:value-type="float" office:value="0.430202" calcext:value-type="float">
            <text:p>0.430202</text:p>
          </table:table-cell>
          <table:table-cell office:value-type="float" office:value="0.467919" calcext:value-type="float">
            <text:p>0.467919</text:p>
          </table:table-cell>
          <table:table-cell office:value-type="float" office:value="0.51892" calcext:value-type="float">
            <text:p>0.51892</text:p>
          </table:table-cell>
          <table:table-cell office:value-type="float" office:value="0.564033" calcext:value-type="float">
            <text:p>0.564033</text:p>
          </table:table-cell>
          <table:table-cell office:value-type="float" office:value="0.579198" calcext:value-type="float">
            <text:p>0.579198</text:p>
          </table:table-cell>
        </table:table-row>
        <table:table-row table:style-name="ro1">
          <table:table-cell office:value-type="float" office:value="0.57249" calcext:value-type="float">
            <text:p>0.57249</text:p>
          </table:table-cell>
          <table:table-cell office:value-type="float" office:value="0.555468" calcext:value-type="float">
            <text:p>0.555468</text:p>
          </table:table-cell>
          <table:table-cell office:value-type="float" office:value="0.505425" calcext:value-type="float">
            <text:p>0.505425</text:p>
          </table:table-cell>
          <table:table-cell office:value-type="float" office:value="0.449577" calcext:value-type="float">
            <text:p>0.449577</text:p>
          </table:table-cell>
          <table:table-cell office:value-type="float" office:value="0.408799" calcext:value-type="float">
            <text:p>0.408799</text:p>
          </table:table-cell>
          <table:table-cell office:value-type="float" office:value="0.394157" calcext:value-type="float">
            <text:p>0.394157</text:p>
          </table:table-cell>
          <table:table-cell office:value-type="float" office:value="0.408799" calcext:value-type="float">
            <text:p>0.408799</text:p>
          </table:table-cell>
          <table:table-cell office:value-type="float" office:value="0.449577" calcext:value-type="float">
            <text:p>0.449577</text:p>
          </table:table-cell>
          <table:table-cell office:value-type="float" office:value="0.505425" calcext:value-type="float">
            <text:p>0.505425</text:p>
          </table:table-cell>
          <table:table-cell office:value-type="float" office:value="0.555468" calcext:value-type="float">
            <text:p>0.555468</text:p>
          </table:table-cell>
          <table:table-cell office:value-type="float" office:value="0.57249" calcext:value-type="float">
            <text:p>0.57249</text:p>
          </table:table-cell>
        </table:table-row>
        <table:table-row table:style-name="ro1">
          <table:table-cell office:value-type="float" office:value="0.571216" calcext:value-type="float">
            <text:p>0.571216</text:p>
          </table:table-cell>
          <table:table-cell office:value-type="float" office:value="0.553258" calcext:value-type="float">
            <text:p>0.553258</text:p>
          </table:table-cell>
          <table:table-cell office:value-type="float" office:value="0.500846" calcext:value-type="float">
            <text:p>0.500846</text:p>
          </table:table-cell>
          <table:table-cell office:value-type="float" office:value="0.442631" calcext:value-type="float">
            <text:p>0.442631</text:p>
          </table:table-cell>
          <table:table-cell office:value-type="float" office:value="0.40031" calcext:value-type="float">
            <text:p>0.40031</text:p>
          </table:table-cell>
          <table:table-cell office:value-type="float" office:value="0.385154" calcext:value-type="float">
            <text:p>0.385154</text:p>
          </table:table-cell>
          <table:table-cell office:value-type="float" office:value="0.40031" calcext:value-type="float">
            <text:p>0.40031</text:p>
          </table:table-cell>
          <table:table-cell office:value-type="float" office:value="0.442631" calcext:value-type="float">
            <text:p>0.442631</text:p>
          </table:table-cell>
          <table:table-cell office:value-type="float" office:value="0.500846" calcext:value-type="float">
            <text:p>0.500846</text:p>
          </table:table-cell>
          <table:table-cell office:value-type="float" office:value="0.553258" calcext:value-type="float">
            <text:p>0.553258</text:p>
          </table:table-cell>
          <table:table-cell office:value-type="float" office:value="0.571216" calcext:value-type="float">
            <text:p>0.57121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755284" calcext:value-type="float">
            <text:p>0.755284</text:p>
          </table:table-cell>
          <table:table-cell table:number-columns-repeated="10"/>
        </table:table-row>
        <table:table-row table:style-name="ro1">
          <table:table-cell office:value-type="float" office:value="0.658616" calcext:value-type="float">
            <text:p>0.658616</text:p>
          </table:table-cell>
          <table:table-cell office:value-type="float" office:value="0.657462" calcext:value-type="float">
            <text:p>0.657462</text:p>
          </table:table-cell>
          <table:table-cell office:value-type="float" office:value="0.654403" calcext:value-type="float">
            <text:p>0.654403</text:p>
          </table:table-cell>
          <table:table-cell office:value-type="float" office:value="0.650567" calcext:value-type="float">
            <text:p>0.650567</text:p>
          </table:table-cell>
          <table:table-cell office:value-type="float" office:value="0.647469" calcext:value-type="float">
            <text:p>0.647469</text:p>
          </table:table-cell>
          <table:table-cell office:value-type="float" office:value="0.646281" calcext:value-type="float">
            <text:p>0.646281</text:p>
          </table:table-cell>
          <table:table-cell office:value-type="float" office:value="0.647469" calcext:value-type="float">
            <text:p>0.647469</text:p>
          </table:table-cell>
          <table:table-cell office:value-type="float" office:value="0.650567" calcext:value-type="float">
            <text:p>0.650567</text:p>
          </table:table-cell>
          <table:table-cell office:value-type="float" office:value="0.654403" calcext:value-type="float">
            <text:p>0.654403</text:p>
          </table:table-cell>
          <table:table-cell office:value-type="float" office:value="0.657462" calcext:value-type="float">
            <text:p>0.657462</text:p>
          </table:table-cell>
          <table:table-cell office:value-type="float" office:value="0.658616" calcext:value-type="float">
            <text:p>0.658616</text:p>
          </table:table-cell>
        </table:table-row>
        <table:table-row table:style-name="ro1">
          <table:table-cell office:value-type="float" office:value="0.649064" calcext:value-type="float">
            <text:p>0.649064</text:p>
          </table:table-cell>
          <table:table-cell office:value-type="float" office:value="0.648643" calcext:value-type="float">
            <text:p>0.648643</text:p>
          </table:table-cell>
          <table:table-cell office:value-type="float" office:value="0.647654" calcext:value-type="float">
            <text:p>0.647654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645413" calcext:value-type="float">
            <text:p>0.645413</text:p>
          </table:table-cell>
          <table:table-cell office:value-type="float" office:value="0.645017" calcext:value-type="float">
            <text:p>0.645017</text:p>
          </table:table-cell>
          <table:table-cell office:value-type="float" office:value="0.645413" calcext:value-type="float">
            <text:p>0.645413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647654" calcext:value-type="float">
            <text:p>0.647654</text:p>
          </table:table-cell>
          <table:table-cell office:value-type="float" office:value="0.648643" calcext:value-type="float">
            <text:p>0.648643</text:p>
          </table:table-cell>
          <table:table-cell office:value-type="float" office:value="0.649064" calcext:value-type="float">
            <text:p>0.649064</text:p>
          </table:table-cell>
        </table:table-row>
        <table:table-row table:style-name="ro1">
          <table:table-cell office:value-type="float" office:value="0.645561" calcext:value-type="float">
            <text:p>0.645561</text:p>
          </table:table-cell>
          <table:table-cell office:value-type="float" office:value="0.644054" calcext:value-type="float">
            <text:p>0.644054</text:p>
          </table:table-cell>
          <table:table-cell office:value-type="float" office:value="0.639837" calcext:value-type="float">
            <text:p>0.639837</text:p>
          </table:table-cell>
          <table:table-cell office:value-type="float" office:value="0.63462" calcext:value-type="float">
            <text:p>0.63462</text:p>
          </table:table-cell>
          <table:table-cell office:value-type="float" office:value="0.630439" calcext:value-type="float">
            <text:p>0.630439</text:p>
          </table:table-cell>
          <table:table-cell office:value-type="float" office:value="0.628843" calcext:value-type="float">
            <text:p>0.628843</text:p>
          </table:table-cell>
          <table:table-cell office:value-type="float" office:value="0.630439" calcext:value-type="float">
            <text:p>0.630439</text:p>
          </table:table-cell>
          <table:table-cell office:value-type="float" office:value="0.63462" calcext:value-type="float">
            <text:p>0.63462</text:p>
          </table:table-cell>
          <table:table-cell office:value-type="float" office:value="0.639837" calcext:value-type="float">
            <text:p>0.639837</text:p>
          </table:table-cell>
          <table:table-cell office:value-type="float" office:value="0.644054" calcext:value-type="float">
            <text:p>0.644054</text:p>
          </table:table-cell>
          <table:table-cell office:value-type="float" office:value="0.645561" calcext:value-type="float">
            <text:p>0.645561</text:p>
          </table:table-cell>
        </table:table-row>
        <table:table-row table:style-name="ro1">
          <table:table-cell office:value-type="float" office:value="0.637922" calcext:value-type="float">
            <text:p>0.637922</text:p>
          </table:table-cell>
          <table:table-cell office:value-type="float" office:value="0.634967" calcext:value-type="float">
            <text:p>0.634967</text:p>
          </table:table-cell>
          <table:table-cell office:value-type="float" office:value="0.626313" calcext:value-type="float">
            <text:p>0.626313</text:p>
          </table:table-cell>
          <table:table-cell office:value-type="float" office:value="0.615753" calcext:value-type="float">
            <text:p>0.615753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0.604175" calcext:value-type="float">
            <text:p>0.604175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0.615753" calcext:value-type="float">
            <text:p>0.615753</text:p>
          </table:table-cell>
          <table:table-cell office:value-type="float" office:value="0.626313" calcext:value-type="float">
            <text:p>0.626313</text:p>
          </table:table-cell>
          <table:table-cell office:value-type="float" office:value="0.634967" calcext:value-type="float">
            <text:p>0.634967</text:p>
          </table:table-cell>
          <table:table-cell office:value-type="float" office:value="0.637922" calcext:value-type="float">
            <text:p>0.637922</text:p>
          </table:table-cell>
        </table:table-row>
        <table:table-row table:style-name="ro1">
          <table:table-cell office:value-type="float" office:value="0.629827" calcext:value-type="float">
            <text:p>0.629827</text:p>
          </table:table-cell>
          <table:table-cell office:value-type="float" office:value="0.624722" calcext:value-type="float">
            <text:p>0.624722</text:p>
          </table:table-cell>
          <table:table-cell office:value-type="float" office:value="0.60946" calcext:value-type="float">
            <text:p>0.60946</text:p>
          </table:table-cell>
          <table:table-cell office:value-type="float" office:value="0.591074" calcext:value-type="float">
            <text:p>0.591074</text:p>
          </table:table-cell>
          <table:table-cell office:value-type="float" office:value="0.576596" calcext:value-type="float">
            <text:p>0.576596</text:p>
          </table:table-cell>
          <table:table-cell office:value-type="float" office:value="0.571169" calcext:value-type="float">
            <text:p>0.571169</text:p>
          </table:table-cell>
          <table:table-cell office:value-type="float" office:value="0.576596" calcext:value-type="float">
            <text:p>0.576596</text:p>
          </table:table-cell>
          <table:table-cell office:value-type="float" office:value="0.591074" calcext:value-type="float">
            <text:p>0.591074</text:p>
          </table:table-cell>
          <table:table-cell office:value-type="float" office:value="0.60946" calcext:value-type="float">
            <text:p>0.60946</text:p>
          </table:table-cell>
          <table:table-cell office:value-type="float" office:value="0.624722" calcext:value-type="float">
            <text:p>0.624722</text:p>
          </table:table-cell>
          <table:table-cell office:value-type="float" office:value="0.629827" calcext:value-type="float">
            <text:p>0.629827</text:p>
          </table:table-cell>
        </table:table-row>
        <table:table-row table:style-name="ro1">
          <table:table-cell office:value-type="float" office:value="0.618925" calcext:value-type="float">
            <text:p>0.618925</text:p>
          </table:table-cell>
          <table:table-cell office:value-type="float" office:value="0.611473" calcext:value-type="float">
            <text:p>0.611473</text:p>
          </table:table-cell>
          <table:table-cell office:value-type="float" office:value="0.588961" calcext:value-type="float">
            <text:p>0.588961</text:p>
          </table:table-cell>
          <table:table-cell office:value-type="float" office:value="0.56225" calcext:value-type="float">
            <text:p>0.56225</text:p>
          </table:table-cell>
          <table:table-cell office:value-type="float" office:value="0.54152" calcext:value-type="float">
            <text:p>0.54152</text:p>
          </table:table-cell>
          <table:table-cell office:value-type="float" office:value="0.533814" calcext:value-type="float">
            <text:p>0.533814</text:p>
          </table:table-cell>
          <table:table-cell office:value-type="float" office:value="0.54152" calcext:value-type="float">
            <text:p>0.54152</text:p>
          </table:table-cell>
          <table:table-cell office:value-type="float" office:value="0.56225" calcext:value-type="float">
            <text:p>0.56225</text:p>
          </table:table-cell>
          <table:table-cell office:value-type="float" office:value="0.588961" calcext:value-type="float">
            <text:p>0.588961</text:p>
          </table:table-cell>
          <table:table-cell office:value-type="float" office:value="0.611473" calcext:value-type="float">
            <text:p>0.611473</text:p>
          </table:table-cell>
          <table:table-cell office:value-type="float" office:value="0.618925" calcext:value-type="float">
            <text:p>0.618925</text:p>
          </table:table-cell>
        </table:table-row>
        <table:table-row table:style-name="ro1">
          <table:table-cell office:value-type="float" office:value="0.608238" calcext:value-type="float">
            <text:p>0.608238</text:p>
          </table:table-cell>
          <table:table-cell office:value-type="float" office:value="0.598088" calcext:value-type="float">
            <text:p>0.598088</text:p>
          </table:table-cell>
          <table:table-cell office:value-type="float" office:value="0.56739" calcext:value-type="float">
            <text:p>0.56739</text:p>
          </table:table-cell>
          <table:table-cell office:value-type="float" office:value="0.531534" calcext:value-type="float">
            <text:p>0.531534</text:p>
          </table:table-cell>
          <table:table-cell office:value-type="float" office:value="0.504132" calcext:value-type="float">
            <text:p>0.504132</text:p>
          </table:table-cell>
          <table:table-cell office:value-type="float" office:value="0.494035" calcext:value-type="float">
            <text:p>0.494035</text:p>
          </table:table-cell>
          <table:table-cell office:value-type="float" office:value="0.504132" calcext:value-type="float">
            <text:p>0.504132</text:p>
          </table:table-cell>
          <table:table-cell office:value-type="float" office:value="0.531534" calcext:value-type="float">
            <text:p>0.531534</text:p>
          </table:table-cell>
          <table:table-cell office:value-type="float" office:value="0.56739" calcext:value-type="float">
            <text:p>0.56739</text:p>
          </table:table-cell>
          <table:table-cell office:value-type="float" office:value="0.598088" calcext:value-type="float">
            <text:p>0.598088</text:p>
          </table:table-cell>
          <table:table-cell office:value-type="float" office:value="0.608238" calcext:value-type="float">
            <text:p>0.608238</text:p>
          </table:table-cell>
        </table:table-row>
        <table:table-row table:style-name="ro1">
          <table:table-cell office:value-type="float" office:value="0.597066" calcext:value-type="float">
            <text:p>0.597066</text:p>
          </table:table-cell>
          <table:table-cell office:value-type="float" office:value="0.584278" calcext:value-type="float">
            <text:p>0.584278</text:p>
          </table:table-cell>
          <table:table-cell office:value-type="float" office:value="0.545799" calcext:value-type="float">
            <text:p>0.545799</text:p>
          </table:table-cell>
          <table:table-cell office:value-type="float" office:value="0.501602" calcext:value-type="float">
            <text:p>0.501602</text:p>
          </table:table-cell>
          <table:table-cell office:value-type="float" office:value="0.468389" calcext:value-type="float">
            <text:p>0.468389</text:p>
          </table:table-cell>
          <table:table-cell office:value-type="float" office:value="0.456266" calcext:value-type="float">
            <text:p>0.456266</text:p>
          </table:table-cell>
          <table:table-cell office:value-type="float" office:value="0.468389" calcext:value-type="float">
            <text:p>0.468389</text:p>
          </table:table-cell>
          <table:table-cell office:value-type="float" office:value="0.501602" calcext:value-type="float">
            <text:p>0.501602</text:p>
          </table:table-cell>
          <table:table-cell office:value-type="float" office:value="0.545799" calcext:value-type="float">
            <text:p>0.545799</text:p>
          </table:table-cell>
          <table:table-cell office:value-type="float" office:value="0.584278" calcext:value-type="float">
            <text:p>0.584278</text:p>
          </table:table-cell>
          <table:table-cell office:value-type="float" office:value="0.597066" calcext:value-type="float">
            <text:p>0.597066</text:p>
          </table:table-cell>
        </table:table-row>
        <table:table-row table:style-name="ro1">
          <table:table-cell office:value-type="float" office:value="0.588013" calcext:value-type="float">
            <text:p>0.588013</text:p>
          </table:table-cell>
          <table:table-cell office:value-type="float" office:value="0.572716" calcext:value-type="float">
            <text:p>0.572716</text:p>
          </table:table-cell>
          <table:table-cell office:value-type="float" office:value="0.527166" calcext:value-type="float">
            <text:p>0.527166</text:p>
          </table:table-cell>
          <table:table-cell office:value-type="float" office:value="0.475647" calcext:value-type="float">
            <text:p>0.475647</text:p>
          </table:table-cell>
          <table:table-cell office:value-type="float" office:value="0.437524" calcext:value-type="float">
            <text:p>0.437524</text:p>
          </table:table-cell>
          <table:table-cell office:value-type="float" office:value="0.423731" calcext:value-type="float">
            <text:p>0.423731</text:p>
          </table:table-cell>
          <table:table-cell office:value-type="float" office:value="0.437524" calcext:value-type="float">
            <text:p>0.437524</text:p>
          </table:table-cell>
          <table:table-cell office:value-type="float" office:value="0.475647" calcext:value-type="float">
            <text:p>0.475647</text:p>
          </table:table-cell>
          <table:table-cell office:value-type="float" office:value="0.527166" calcext:value-type="float">
            <text:p>0.527166</text:p>
          </table:table-cell>
          <table:table-cell office:value-type="float" office:value="0.572716" calcext:value-type="float">
            <text:p>0.572716</text:p>
          </table:table-cell>
          <table:table-cell office:value-type="float" office:value="0.588013" calcext:value-type="float">
            <text:p>0.588013</text:p>
          </table:table-cell>
        </table:table-row>
        <table:table-row table:style-name="ro1">
          <table:table-cell office:value-type="float" office:value="0.581301" calcext:value-type="float">
            <text:p>0.581301</text:p>
          </table:table-cell>
          <table:table-cell office:value-type="float" office:value="0.564137" calcext:value-type="float">
            <text:p>0.564137</text:p>
          </table:table-cell>
          <table:table-cell office:value-type="float" office:value="0.513621" calcext:value-type="float">
            <text:p>0.513621</text:p>
          </table:table-cell>
          <table:table-cell office:value-type="float" office:value="0.457213" calcext:value-type="float">
            <text:p>0.457213</text:p>
          </table:table-cell>
          <table:table-cell office:value-type="float" office:value="0.416" calcext:value-type="float">
            <text:p>0.416</text:p>
          </table:table-cell>
          <table:table-cell office:value-type="float" office:value="0.401197" calcext:value-type="float">
            <text:p>0.401197</text:p>
          </table:table-cell>
          <table:table-cell office:value-type="float" office:value="0.416" calcext:value-type="float">
            <text:p>0.416</text:p>
          </table:table-cell>
          <table:table-cell office:value-type="float" office:value="0.457213" calcext:value-type="float">
            <text:p>0.457213</text:p>
          </table:table-cell>
          <table:table-cell office:value-type="float" office:value="0.513621" calcext:value-type="float">
            <text:p>0.513621</text:p>
          </table:table-cell>
          <table:table-cell office:value-type="float" office:value="0.564137" calcext:value-type="float">
            <text:p>0.564137</text:p>
          </table:table-cell>
          <table:table-cell office:value-type="float" office:value="0.581301" calcext:value-type="float">
            <text:p>0.581301</text:p>
          </table:table-cell>
        </table:table-row>
        <table:table-row table:style-name="ro1">
          <table:table-cell office:value-type="float" office:value="0.580064" calcext:value-type="float">
            <text:p>0.580064</text:p>
          </table:table-cell>
          <table:table-cell office:value-type="float" office:value="0.561955" calcext:value-type="float">
            <text:p>0.561955</text:p>
          </table:table-cell>
          <table:table-cell office:value-type="float" office:value="0.509044" calcext:value-type="float">
            <text:p>0.509044</text:p>
          </table:table-cell>
          <table:table-cell office:value-type="float" office:value="0.450239" calcext:value-type="float">
            <text:p>0.450239</text:p>
          </table:table-cell>
          <table:table-cell office:value-type="float" office:value="0.407458" calcext:value-type="float">
            <text:p>0.407458</text:p>
          </table:table-cell>
          <table:table-cell office:value-type="float" office:value="0.392131" calcext:value-type="float">
            <text:p>0.392131</text:p>
          </table:table-cell>
          <table:table-cell office:value-type="float" office:value="0.407458" calcext:value-type="float">
            <text:p>0.407458</text:p>
          </table:table-cell>
          <table:table-cell office:value-type="float" office:value="0.450239" calcext:value-type="float">
            <text:p>0.450239</text:p>
          </table:table-cell>
          <table:table-cell office:value-type="float" office:value="0.509044" calcext:value-type="float">
            <text:p>0.509044</text:p>
          </table:table-cell>
          <table:table-cell office:value-type="float" office:value="0.561955" calcext:value-type="float">
            <text:p>0.561955</text:p>
          </table:table-cell>
          <table:table-cell office:value-type="float" office:value="0.580064" calcext:value-type="float">
            <text:p>0.58006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770065" calcext:value-type="float">
            <text:p>0.770065</text:p>
          </table:table-cell>
          <table:table-cell table:number-columns-repeated="10"/>
        </table:table-row>
        <table:table-row table:style-name="ro1">
          <table:table-cell office:value-type="float" office:value="0.669889" calcext:value-type="float">
            <text:p>0.669889</text:p>
          </table:table-cell>
          <table:table-cell office:value-type="float" office:value="0.668718" calcext:value-type="float">
            <text:p>0.668718</text:p>
          </table:table-cell>
          <table:table-cell office:value-type="float" office:value="0.665608" calcext:value-type="float">
            <text:p>0.665608</text:p>
          </table:table-cell>
          <table:table-cell office:value-type="float" office:value="0.661708" calcext:value-type="float">
            <text:p>0.661708</text:p>
          </table:table-cell>
          <table:table-cell office:value-type="float" office:value="0.658557" calcext:value-type="float">
            <text:p>0.658557</text:p>
          </table:table-cell>
          <table:table-cell office:value-type="float" office:value="0.657349" calcext:value-type="float">
            <text:p>0.657349</text:p>
          </table:table-cell>
          <table:table-cell office:value-type="float" office:value="0.658557" calcext:value-type="float">
            <text:p>0.658557</text:p>
          </table:table-cell>
          <table:table-cell office:value-type="float" office:value="0.661708" calcext:value-type="float">
            <text:p>0.661708</text:p>
          </table:table-cell>
          <table:table-cell office:value-type="float" office:value="0.665608" calcext:value-type="float">
            <text:p>0.665608</text:p>
          </table:table-cell>
          <table:table-cell office:value-type="float" office:value="0.668718" calcext:value-type="float">
            <text:p>0.668718</text:p>
          </table:table-cell>
          <table:table-cell office:value-type="float" office:value="0.669889" calcext:value-type="float">
            <text:p>0.669889</text:p>
          </table:table-cell>
        </table:table-row>
        <table:table-row table:style-name="ro1">
          <table:table-cell office:value-type="float" office:value="0.660188" calcext:value-type="float">
            <text:p>0.660188</text:p>
          </table:table-cell>
          <table:table-cell office:value-type="float" office:value="0.659764" calcext:value-type="float">
            <text:p>0.659764</text:p>
          </table:table-cell>
          <table:table-cell office:value-type="float" office:value="0.658762" calcext:value-type="float">
            <text:p>0.658762</text:p>
          </table:table-cell>
          <table:table-cell office:value-type="float" office:value="0.657492" calcext:value-type="float">
            <text:p>0.657492</text:p>
          </table:table-cell>
          <table:table-cell office:value-type="float" office:value="0.656492" calcext:value-type="float">
            <text:p>0.656492</text:p>
          </table:table-cell>
          <table:table-cell office:value-type="float" office:value="0.656091" calcext:value-type="float">
            <text:p>0.656091</text:p>
          </table:table-cell>
          <table:table-cell office:value-type="float" office:value="0.656492" calcext:value-type="float">
            <text:p>0.656492</text:p>
          </table:table-cell>
          <table:table-cell office:value-type="float" office:value="0.657492" calcext:value-type="float">
            <text:p>0.657492</text:p>
          </table:table-cell>
          <table:table-cell office:value-type="float" office:value="0.658762" calcext:value-type="float">
            <text:p>0.658762</text:p>
          </table:table-cell>
          <table:table-cell office:value-type="float" office:value="0.659764" calcext:value-type="float">
            <text:p>0.659764</text:p>
          </table:table-cell>
          <table:table-cell office:value-type="float" office:value="0.660188" calcext:value-type="float">
            <text:p>0.660188</text:p>
          </table:table-cell>
        </table:table-row>
        <table:table-row table:style-name="ro1">
          <table:table-cell office:value-type="float" office:value="0.656665" calcext:value-type="float">
            <text:p>0.656665</text:p>
          </table:table-cell>
          <table:table-cell office:value-type="float" office:value="0.655141" calcext:value-type="float">
            <text:p>0.655141</text:p>
          </table:table-cell>
          <table:table-cell office:value-type="float" office:value="0.650868" calcext:value-type="float">
            <text:p>0.650868</text:p>
          </table:table-cell>
          <table:table-cell office:value-type="float" office:value="0.645581" calcext:value-type="float">
            <text:p>0.645581</text:p>
          </table:table-cell>
          <table:table-cell office:value-type="float" office:value="0.641344" calcext:value-type="float">
            <text:p>0.641344</text:p>
          </table:table-cell>
          <table:table-cell office:value-type="float" office:value="0.639727" calcext:value-type="float">
            <text:p>0.639727</text:p>
          </table:table-cell>
          <table:table-cell office:value-type="float" office:value="0.641344" calcext:value-type="float">
            <text:p>0.641344</text:p>
          </table:table-cell>
          <table:table-cell office:value-type="float" office:value="0.645581" calcext:value-type="float">
            <text:p>0.645581</text:p>
          </table:table-cell>
          <table:table-cell office:value-type="float" office:value="0.650868" calcext:value-type="float">
            <text:p>0.650868</text:p>
          </table:table-cell>
          <table:table-cell office:value-type="float" office:value="0.655141" calcext:value-type="float">
            <text:p>0.655141</text:p>
          </table:table-cell>
          <table:table-cell office:value-type="float" office:value="0.656665" calcext:value-type="float">
            <text:p>0.656665</text:p>
          </table:table-cell>
        </table:table-row>
        <table:table-row table:style-name="ro1">
          <table:table-cell office:value-type="float" office:value="0.648961" calcext:value-type="float">
            <text:p>0.64896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37207" calcext:value-type="float">
            <text:p>0.637207</text:p>
          </table:table-cell>
          <table:table-cell office:value-type="float" office:value="0.626511" calcext:value-type="float">
            <text:p>0.626511</text:p>
          </table:table-cell>
          <table:table-cell office:value-type="float" office:value="0.617998" calcext:value-type="float">
            <text:p>0.617998</text:p>
          </table:table-cell>
          <table:table-cell office:value-type="float" office:value="0.614782" calcext:value-type="float">
            <text:p>0.614782</text:p>
          </table:table-cell>
          <table:table-cell office:value-type="float" office:value="0.617998" calcext:value-type="float">
            <text:p>0.617998</text:p>
          </table:table-cell>
          <table:table-cell office:value-type="float" office:value="0.626511" calcext:value-type="float">
            <text:p>0.626511</text:p>
          </table:table-cell>
          <table:table-cell office:value-type="float" office:value="0.637207" calcext:value-type="float">
            <text:p>0.637207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48961" calcext:value-type="float">
            <text:p>0.648961</text:p>
          </table:table-cell>
        </table:table-row>
        <table:table-row table:style-name="ro1">
          <table:table-cell office:value-type="float" office:value="0.640826" calcext:value-type="float">
            <text:p>0.640826</text:p>
          </table:table-cell>
          <table:table-cell office:value-type="float" office:value="0.63566" calcext:value-type="float">
            <text:p>0.63566</text:p>
          </table:table-cell>
          <table:table-cell office:value-type="float" office:value="0.620203" calcext:value-type="float">
            <text:p>0.620203</text:p>
          </table:table-cell>
          <table:table-cell office:value-type="float" office:value="0.601579" calcext:value-type="float">
            <text:p>0.601579</text:p>
          </table:table-cell>
          <table:table-cell office:value-type="float" office:value="0.586909" calcext:value-type="float">
            <text:p>0.586909</text:p>
          </table:table-cell>
          <table:table-cell office:value-type="float" office:value="0.581411" calcext:value-type="float">
            <text:p>0.581411</text:p>
          </table:table-cell>
          <table:table-cell office:value-type="float" office:value="0.586909" calcext:value-type="float">
            <text:p>0.586909</text:p>
          </table:table-cell>
          <table:table-cell office:value-type="float" office:value="0.601579" calcext:value-type="float">
            <text:p>0.601579</text:p>
          </table:table-cell>
          <table:table-cell office:value-type="float" office:value="0.620203" calcext:value-type="float">
            <text:p>0.620203</text:p>
          </table:table-cell>
          <table:table-cell office:value-type="float" office:value="0.63566" calcext:value-type="float">
            <text:p>0.63566</text:p>
          </table:table-cell>
          <table:table-cell office:value-type="float" office:value="0.640826" calcext:value-type="float">
            <text:p>0.640826</text:p>
          </table:table-cell>
        </table:table-row>
        <table:table-row table:style-name="ro1">
          <table:table-cell office:value-type="float" office:value="0.629858" calcext:value-type="float">
            <text:p>0.629858</text:p>
          </table:table-cell>
          <table:table-cell office:value-type="float" office:value="0.622319" calcext:value-type="float">
            <text:p>0.622319</text:p>
          </table:table-cell>
          <table:table-cell office:value-type="float" office:value="0.599527" calcext:value-type="float">
            <text:p>0.599527</text:p>
          </table:table-cell>
          <table:table-cell office:value-type="float" office:value="0.572478" calcext:value-type="float">
            <text:p>0.572478</text:p>
          </table:table-cell>
          <table:table-cell office:value-type="float" office:value="0.551476" calcext:value-type="float">
            <text:p>0.551476</text:p>
          </table:table-cell>
          <table:table-cell office:value-type="float" office:value="0.543669" calcext:value-type="float">
            <text:p>0.543669</text:p>
          </table:table-cell>
          <table:table-cell office:value-type="float" office:value="0.551476" calcext:value-type="float">
            <text:p>0.551476</text:p>
          </table:table-cell>
          <table:table-cell office:value-type="float" office:value="0.572478" calcext:value-type="float">
            <text:p>0.572478</text:p>
          </table:table-cell>
          <table:table-cell office:value-type="float" office:value="0.599527" calcext:value-type="float">
            <text:p>0.599527</text:p>
          </table:table-cell>
          <table:table-cell office:value-type="float" office:value="0.622319" calcext:value-type="float">
            <text:p>0.622319</text:p>
          </table:table-cell>
          <table:table-cell office:value-type="float" office:value="0.629858" calcext:value-type="float">
            <text:p>0.629858</text:p>
          </table:table-cell>
        </table:table-row>
        <table:table-row table:style-name="ro1">
          <table:table-cell office:value-type="float" office:value="0.619138" calcext:value-type="float">
            <text:p>0.619138</text:p>
          </table:table-cell>
          <table:table-cell office:value-type="float" office:value="0.608873" calcext:value-type="float">
            <text:p>0.608873</text:p>
          </table:table-cell>
          <table:table-cell office:value-type="float" office:value="0.577798" calcext:value-type="float">
            <text:p>0.577798</text:p>
          </table:table-cell>
          <table:table-cell office:value-type="float" office:value="0.54149" calcext:value-type="float">
            <text:p>0.54149</text:p>
          </table:table-cell>
          <table:table-cell office:value-type="float" office:value="0.513729" calcext:value-type="float">
            <text:p>0.513729</text:p>
          </table:table-cell>
          <table:table-cell office:value-type="float" office:value="0.503499" calcext:value-type="float">
            <text:p>0.503499</text:p>
          </table:table-cell>
          <table:table-cell office:value-type="float" office:value="0.513729" calcext:value-type="float">
            <text:p>0.513729</text:p>
          </table:table-cell>
          <table:table-cell office:value-type="float" office:value="0.54149" calcext:value-type="float">
            <text:p>0.54149</text:p>
          </table:table-cell>
          <table:table-cell office:value-type="float" office:value="0.577798" calcext:value-type="float">
            <text:p>0.577798</text:p>
          </table:table-cell>
          <table:table-cell office:value-type="float" office:value="0.608873" calcext:value-type="float">
            <text:p>0.608873</text:p>
          </table:table-cell>
          <table:table-cell office:value-type="float" office:value="0.619138" calcext:value-type="float">
            <text:p>0.619138</text:p>
          </table:table-cell>
        </table:table-row>
        <table:table-row table:style-name="ro1">
          <table:table-cell office:value-type="float" office:value="0.607927" calcext:value-type="float">
            <text:p>0.607927</text:p>
          </table:table-cell>
          <table:table-cell office:value-type="float" office:value="0.595" calcext:value-type="float">
            <text:p>0.595</text:p>
          </table:table-cell>
          <table:table-cell office:value-type="float" office:value="0.556064" calcext:value-type="float">
            <text:p>0.556064</text:p>
          </table:table-cell>
          <table:table-cell office:value-type="float" office:value="0.51132" calcext:value-type="float">
            <text:p>0.51132</text:p>
          </table:table-cell>
          <table:table-cell office:value-type="float" office:value="0.477677" calcext:value-type="float">
            <text:p>0.477677</text:p>
          </table:table-cell>
          <table:table-cell office:value-type="float" office:value="0.465395" calcext:value-type="float">
            <text:p>0.465395</text:p>
          </table:table-cell>
          <table:table-cell office:value-type="float" office:value="0.477677" calcext:value-type="float">
            <text:p>0.477677</text:p>
          </table:table-cell>
          <table:table-cell office:value-type="float" office:value="0.51132" calcext:value-type="float">
            <text:p>0.51132</text:p>
          </table:table-cell>
          <table:table-cell office:value-type="float" office:value="0.556064" calcext:value-type="float">
            <text:p>0.556064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7927" calcext:value-type="float">
            <text:p>0.607927</text:p>
          </table:table-cell>
        </table:table-row>
        <table:table-row table:style-name="ro1">
          <table:table-cell office:value-type="float" office:value="0.598873" calcext:value-type="float">
            <text:p>0.598873</text:p>
          </table:table-cell>
          <table:table-cell office:value-type="float" office:value="0.583416" calcext:value-type="float">
            <text:p>0.583416</text:p>
          </table:table-cell>
          <table:table-cell office:value-type="float" office:value="0.537335" calcext:value-type="float">
            <text:p>0.537335</text:p>
          </table:table-cell>
          <table:table-cell office:value-type="float" office:value="0.485186" calcext:value-type="float">
            <text:p>0.485186</text:p>
          </table:table-cell>
          <table:table-cell office:value-type="float" office:value="0.446569" calcext:value-type="float">
            <text:p>0.446569</text:p>
          </table:table-cell>
          <table:table-cell office:value-type="float" office:value="0.432593" calcext:value-type="float">
            <text:p>0.432593</text:p>
          </table:table-cell>
          <table:table-cell office:value-type="float" office:value="0.446569" calcext:value-type="float">
            <text:p>0.446569</text:p>
          </table:table-cell>
          <table:table-cell office:value-type="float" office:value="0.485186" calcext:value-type="float">
            <text:p>0.485186</text:p>
          </table:table-cell>
          <table:table-cell office:value-type="float" office:value="0.537335" calcext:value-type="float">
            <text:p>0.537335</text:p>
          </table:table-cell>
          <table:table-cell office:value-type="float" office:value="0.583416" calcext:value-type="float">
            <text:p>0.583416</text:p>
          </table:table-cell>
          <table:table-cell office:value-type="float" office:value="0.598873" calcext:value-type="float">
            <text:p>0.598873</text:p>
          </table:table-cell>
        </table:table-row>
        <table:table-row table:style-name="ro1">
          <table:table-cell office:value-type="float" office:value="0.592156" calcext:value-type="float">
            <text:p>0.592156</text:p>
          </table:table-cell>
          <table:table-cell office:value-type="float" office:value="0.574819" calcext:value-type="float">
            <text:p>0.574819</text:p>
          </table:table-cell>
          <table:table-cell office:value-type="float" office:value="0.523729" calcext:value-type="float">
            <text:p>0.523729</text:p>
          </table:table-cell>
          <table:table-cell office:value-type="float" office:value="0.466643" calcext:value-type="float">
            <text:p>0.466643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09901" calcext:value-type="float">
            <text:p>0.409901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66643" calcext:value-type="float">
            <text:p>0.466643</text:p>
          </table:table-cell>
          <table:table-cell office:value-type="float" office:value="0.523729" calcext:value-type="float">
            <text:p>0.523729</text:p>
          </table:table-cell>
          <table:table-cell office:value-type="float" office:value="0.574819" calcext:value-type="float">
            <text:p>0.574819</text:p>
          </table:table-cell>
          <table:table-cell office:value-type="float" office:value="0.592156" calcext:value-type="float">
            <text:p>0.592156</text:p>
          </table:table-cell>
        </table:table-row>
        <table:table-row table:style-name="ro1">
          <table:table-cell office:value-type="float" office:value="0.590966" calcext:value-type="float">
            <text:p>0.590966</text:p>
          </table:table-cell>
          <table:table-cell office:value-type="float" office:value="0.572674" calcext:value-type="float">
            <text:p>0.572674</text:p>
          </table:table-cell>
          <table:table-cell office:value-type="float" office:value="0.519156" calcext:value-type="float">
            <text:p>0.519156</text:p>
          </table:table-cell>
          <table:table-cell office:value-type="float" office:value="0.459634" calcext:value-type="float">
            <text:p>0.459634</text:p>
          </table:table-cell>
          <table:table-cell office:value-type="float" office:value="0.416293" calcext:value-type="float">
            <text:p>0.416293</text:p>
          </table:table-cell>
          <table:table-cell office:value-type="float" office:value="0.400759" calcext:value-type="float">
            <text:p>0.400759</text:p>
          </table:table-cell>
          <table:table-cell office:value-type="float" office:value="0.416293" calcext:value-type="float">
            <text:p>0.416293</text:p>
          </table:table-cell>
          <table:table-cell office:value-type="float" office:value="0.459634" calcext:value-type="float">
            <text:p>0.459634</text:p>
          </table:table-cell>
          <table:table-cell office:value-type="float" office:value="0.519156" calcext:value-type="float">
            <text:p>0.519156</text:p>
          </table:table-cell>
          <table:table-cell office:value-type="float" office:value="0.572674" calcext:value-type="float">
            <text:p>0.572674</text:p>
          </table:table-cell>
          <table:table-cell office:value-type="float" office:value="0.590966" calcext:value-type="float">
            <text:p>0.59096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780157" calcext:value-type="float">
            <text:p>0.780157</text:p>
          </table:table-cell>
          <table:table-cell table:number-columns-repeated="10"/>
        </table:table-row>
        <table:table-row table:style-name="ro1">
          <table:table-cell office:value-type="float" office:value="0.67756" calcext:value-type="float">
            <text:p>0.67756</text:p>
          </table:table-cell>
          <table:table-cell office:value-type="float" office:value="0.676378" calcext:value-type="float">
            <text:p>0.676378</text:p>
          </table:table-cell>
          <table:table-cell office:value-type="float" office:value="0.673233" calcext:value-type="float">
            <text:p>0.673233</text:p>
          </table:table-cell>
          <table:table-cell office:value-type="float" office:value="0.66929" calcext:value-type="float">
            <text:p>0.66929</text:p>
          </table:table-cell>
          <table:table-cell office:value-type="float" office:value="0.666104" calcext:value-type="float">
            <text:p>0.666104</text:p>
          </table:table-cell>
          <table:table-cell office:value-type="float" office:value="0.664883" calcext:value-type="float">
            <text:p>0.664883</text:p>
          </table:table-cell>
          <table:table-cell office:value-type="float" office:value="0.666104" calcext:value-type="float">
            <text:p>0.666104</text:p>
          </table:table-cell>
          <table:table-cell office:value-type="float" office:value="0.66929" calcext:value-type="float">
            <text:p>0.66929</text:p>
          </table:table-cell>
          <table:table-cell office:value-type="float" office:value="0.673233" calcext:value-type="float">
            <text:p>0.673233</text:p>
          </table:table-cell>
          <table:table-cell office:value-type="float" office:value="0.676378" calcext:value-type="float">
            <text:p>0.676378</text:p>
          </table:table-cell>
          <table:table-cell office:value-type="float" office:value="0.67756" calcext:value-type="float">
            <text:p>0.67756</text:p>
          </table:table-cell>
        </table:table-row>
        <table:table-row table:style-name="ro1">
          <table:table-cell office:value-type="float" office:value="0.66776" calcext:value-type="float">
            <text:p>0.66776</text:p>
          </table:table-cell>
          <table:table-cell office:value-type="float" office:value="0.667334" calcext:value-type="float">
            <text:p>0.667334</text:p>
          </table:table-cell>
          <table:table-cell office:value-type="float" office:value="0.666323" calcext:value-type="float">
            <text:p>0.666323</text:p>
          </table:table-cell>
          <table:table-cell office:value-type="float" office:value="0.665042" calcext:value-type="float">
            <text:p>0.665042</text:p>
          </table:table-cell>
          <table:table-cell office:value-type="float" office:value="0.664033" calcext:value-type="float">
            <text:p>0.664033</text:p>
          </table:table-cell>
          <table:table-cell office:value-type="float" office:value="0.663629" calcext:value-type="float">
            <text:p>0.663629</text:p>
          </table:table-cell>
          <table:table-cell office:value-type="float" office:value="0.664033" calcext:value-type="float">
            <text:p>0.664033</text:p>
          </table:table-cell>
          <table:table-cell office:value-type="float" office:value="0.665042" calcext:value-type="float">
            <text:p>0.665042</text:p>
          </table:table-cell>
          <table:table-cell office:value-type="float" office:value="0.666323" calcext:value-type="float">
            <text:p>0.666323</text:p>
          </table:table-cell>
          <table:table-cell office:value-type="float" office:value="0.667334" calcext:value-type="float">
            <text:p>0.667334</text:p>
          </table:table-cell>
          <table:table-cell office:value-type="float" office:value="0.66776" calcext:value-type="float">
            <text:p>0.66776</text:p>
          </table:table-cell>
        </table:table-row>
        <table:table-row table:style-name="ro1">
          <table:table-cell office:value-type="float" office:value="0.664224" calcext:value-type="float">
            <text:p>0.664224</text:p>
          </table:table-cell>
          <table:table-cell office:value-type="float" office:value="0.662689" calcext:value-type="float">
            <text:p>0.662689</text:p>
          </table:table-cell>
          <table:table-cell office:value-type="float" office:value="0.658377" calcext:value-type="float">
            <text:p>0.658377</text:p>
          </table:table-cell>
          <table:table-cell office:value-type="float" office:value="0.653044" calcext:value-type="float">
            <text:p>0.653044</text:p>
          </table:table-cell>
          <table:table-cell office:value-type="float" office:value="0.648769" calcext:value-type="float">
            <text:p>0.648769</text:p>
          </table:table-cell>
          <table:table-cell office:value-type="float" office:value="0.647138" calcext:value-type="float">
            <text:p>0.647138</text:p>
          </table:table-cell>
          <table:table-cell office:value-type="float" office:value="0.648769" calcext:value-type="float">
            <text:p>0.648769</text:p>
          </table:table-cell>
          <table:table-cell office:value-type="float" office:value="0.653044" calcext:value-type="float">
            <text:p>0.653044</text:p>
          </table:table-cell>
          <table:table-cell office:value-type="float" office:value="0.658377" calcext:value-type="float">
            <text:p>0.658377</text:p>
          </table:table-cell>
          <table:table-cell office:value-type="float" office:value="0.662689" calcext:value-type="float">
            <text:p>0.662689</text:p>
          </table:table-cell>
          <table:table-cell office:value-type="float" office:value="0.664224" calcext:value-type="float">
            <text:p>0.664224</text:p>
          </table:table-cell>
        </table:table-row>
        <table:table-row table:style-name="ro1">
          <table:table-cell office:value-type="float" office:value="0.656478" calcext:value-type="float">
            <text:p>0.656478</text:p>
          </table:table-cell>
          <table:table-cell office:value-type="float" office:value="0.653465" calcext:value-type="float">
            <text:p>0.653465</text:p>
          </table:table-cell>
          <table:table-cell office:value-type="float" office:value="0.644625" calcext:value-type="float">
            <text:p>0.644625</text:p>
          </table:table-cell>
          <table:table-cell office:value-type="float" office:value="0.633839" calcext:value-type="float">
            <text:p>0.633839</text:p>
          </table:table-cell>
          <table:table-cell office:value-type="float" office:value="0.625252" calcext:value-type="float">
            <text:p>0.625252</text:p>
          </table:table-cell>
          <table:table-cell office:value-type="float" office:value="0.622008" calcext:value-type="float">
            <text:p>0.622008</text:p>
          </table:table-cell>
          <table:table-cell office:value-type="float" office:value="0.625252" calcext:value-type="float">
            <text:p>0.625252</text:p>
          </table:table-cell>
          <table:table-cell office:value-type="float" office:value="0.633839" calcext:value-type="float">
            <text:p>0.633839</text:p>
          </table:table-cell>
          <table:table-cell office:value-type="float" office:value="0.644625" calcext:value-type="float">
            <text:p>0.644625</text:p>
          </table:table-cell>
          <table:table-cell office:value-type="float" office:value="0.653465" calcext:value-type="float">
            <text:p>0.653465</text:p>
          </table:table-cell>
          <table:table-cell office:value-type="float" office:value="0.656478" calcext:value-type="float">
            <text:p>0.656478</text:p>
          </table:table-cell>
        </table:table-row>
        <table:table-row table:style-name="ro1">
          <table:table-cell office:value-type="float" office:value="0.648317" calcext:value-type="float">
            <text:p>0.648317</text:p>
          </table:table-cell>
          <table:table-cell office:value-type="float" office:value="0.64311" calcext:value-type="float">
            <text:p>0.64311</text:p>
          </table:table-cell>
          <table:table-cell office:value-type="float" office:value="0.627521" calcext:value-type="float">
            <text:p>0.627521</text:p>
          </table:table-cell>
          <table:table-cell office:value-type="float" office:value="0.608738" calcext:value-type="float">
            <text:p>0.608738</text:p>
          </table:table-cell>
          <table:table-cell office:value-type="float" office:value="0.593938" calcext:value-type="float">
            <text:p>0.593938</text:p>
          </table:table-cell>
          <table:table-cell office:value-type="float" office:value="0.588392" calcext:value-type="float">
            <text:p>0.588392</text:p>
          </table:table-cell>
          <table:table-cell office:value-type="float" office:value="0.593938" calcext:value-type="float">
            <text:p>0.593938</text:p>
          </table:table-cell>
          <table:table-cell office:value-type="float" office:value="0.608738" calcext:value-type="float">
            <text:p>0.608738</text:p>
          </table:table-cell>
          <table:table-cell office:value-type="float" office:value="0.627521" calcext:value-type="float">
            <text:p>0.627521</text:p>
          </table:table-cell>
          <table:table-cell office:value-type="float" office:value="0.64311" calcext:value-type="float">
            <text:p>0.64311</text:p>
          </table:table-cell>
          <table:table-cell office:value-type="float" office:value="0.648317" calcext:value-type="float">
            <text:p>0.648317</text:p>
          </table:table-cell>
        </table:table-row>
        <table:table-row table:style-name="ro1">
          <table:table-cell office:value-type="float" office:value="0.637306" calcext:value-type="float">
            <text:p>0.637306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06728" calcext:value-type="float">
            <text:p>0.606728</text:p>
          </table:table-cell>
          <table:table-cell office:value-type="float" office:value="0.579451" calcext:value-type="float">
            <text:p>0.579451</text:p>
          </table:table-cell>
          <table:table-cell office:value-type="float" office:value="0.558267" calcext:value-type="float">
            <text:p>0.558267</text:p>
          </table:table-cell>
          <table:table-cell office:value-type="float" office:value="0.550393" calcext:value-type="float">
            <text:p>0.550393</text:p>
          </table:table-cell>
          <table:table-cell office:value-type="float" office:value="0.558267" calcext:value-type="float">
            <text:p>0.558267</text:p>
          </table:table-cell>
          <table:table-cell office:value-type="float" office:value="0.579451" calcext:value-type="float">
            <text:p>0.579451</text:p>
          </table:table-cell>
          <table:table-cell office:value-type="float" office:value="0.606728" calcext:value-type="float">
            <text:p>0.606728</text:p>
          </table:table-cell>
          <table:table-cell office:value-type="float" office:value="0.62971" calcext:value-type="float">
            <text:p>0.62971</text:p>
          </table:table-cell>
          <table:table-cell office:value-type="float" office:value="0.637306" calcext:value-type="float">
            <text:p>0.637306</text:p>
          </table:table-cell>
        </table:table-row>
        <table:table-row table:style-name="ro1">
          <table:table-cell office:value-type="float" office:value="0.626566" calcext:value-type="float">
            <text:p>0.626566</text:p>
          </table:table-cell>
          <table:table-cell office:value-type="float" office:value="0.616224" calcext:value-type="float">
            <text:p>0.616224</text:p>
          </table:table-cell>
          <table:table-cell office:value-type="float" office:value="0.584896" calcext:value-type="float">
            <text:p>0.584896</text:p>
          </table:table-cell>
          <table:table-cell office:value-type="float" office:value="0.548283" calcext:value-type="float">
            <text:p>0.548283</text:p>
          </table:table-cell>
          <table:table-cell office:value-type="float" office:value="0.52028" calcext:value-type="float">
            <text:p>0.52028</text:p>
          </table:table-cell>
          <table:table-cell office:value-type="float" office:value="0.509961" calcext:value-type="float">
            <text:p>0.509961</text:p>
          </table:table-cell>
          <table:table-cell office:value-type="float" office:value="0.52028" calcext:value-type="float">
            <text:p>0.52028</text:p>
          </table:table-cell>
          <table:table-cell office:value-type="float" office:value="0.548283" calcext:value-type="float">
            <text:p>0.548283</text:p>
          </table:table-cell>
          <table:table-cell office:value-type="float" office:value="0.584896" calcext:value-type="float">
            <text:p>0.584896</text:p>
          </table:table-cell>
          <table:table-cell office:value-type="float" office:value="0.616224" calcext:value-type="float">
            <text:p>0.616224</text:p>
          </table:table-cell>
          <table:table-cell office:value-type="float" office:value="0.626566" calcext:value-type="float">
            <text:p>0.626566</text:p>
          </table:table-cell>
        </table:table-row>
        <table:table-row table:style-name="ro1">
          <table:table-cell office:value-type="float" office:value="0.615331" calcext:value-type="float">
            <text:p>0.615331</text:p>
          </table:table-cell>
          <table:table-cell office:value-type="float" office:value="0.602311" calcext:value-type="float">
            <text:p>0.602311</text:p>
          </table:table-cell>
          <table:table-cell office:value-type="float" office:value="0.563066" calcext:value-type="float">
            <text:p>0.563066</text:p>
          </table:table-cell>
          <table:table-cell office:value-type="float" office:value="0.517955" calcext:value-type="float">
            <text:p>0.517955</text:p>
          </table:table-cell>
          <table:table-cell office:value-type="float" office:value="0.484023" calcext:value-type="float">
            <text:p>0.484023</text:p>
          </table:table-cell>
          <table:table-cell office:value-type="float" office:value="0.471633" calcext:value-type="float">
            <text:p>0.471633</text:p>
          </table:table-cell>
          <table:table-cell office:value-type="float" office:value="0.484023" calcext:value-type="float">
            <text:p>0.484023</text:p>
          </table:table-cell>
          <table:table-cell office:value-type="float" office:value="0.517955" calcext:value-type="float">
            <text:p>0.517955</text:p>
          </table:table-cell>
          <table:table-cell office:value-type="float" office:value="0.563066" calcext:value-type="float">
            <text:p>0.563066</text:p>
          </table:table-cell>
          <table:table-cell office:value-type="float" office:value="0.602311" calcext:value-type="float">
            <text:p>0.602311</text:p>
          </table:table-cell>
          <table:table-cell office:value-type="float" office:value="0.615331" calcext:value-type="float">
            <text:p>0.615331</text:p>
          </table:table-cell>
        </table:table-row>
        <table:table-row table:style-name="ro1">
          <table:table-cell office:value-type="float" office:value="0.606277" calcext:value-type="float">
            <text:p>0.606277</text:p>
          </table:table-cell>
          <table:table-cell office:value-type="float" office:value="0.590713" calcext:value-type="float">
            <text:p>0.590713</text:p>
          </table:table-cell>
          <table:table-cell office:value-type="float" office:value="0.544274" calcext:value-type="float">
            <text:p>0.544274</text:p>
          </table:table-cell>
          <table:table-cell office:value-type="float" office:value="0.491701" calcext:value-type="float">
            <text:p>0.491701</text:p>
          </table:table-cell>
          <table:table-cell office:value-type="float" office:value="0.452752" calcext:value-type="float">
            <text:p>0.452752</text:p>
          </table:table-cell>
          <table:table-cell office:value-type="float" office:value="0.438653" calcext:value-type="float">
            <text:p>0.438653</text:p>
          </table:table-cell>
          <table:table-cell office:value-type="float" office:value="0.452752" calcext:value-type="float">
            <text:p>0.452752</text:p>
          </table:table-cell>
          <table:table-cell office:value-type="float" office:value="0.491701" calcext:value-type="float">
            <text:p>0.491701</text:p>
          </table:table-cell>
          <table:table-cell office:value-type="float" office:value="0.544274" calcext:value-type="float">
            <text:p>0.544274</text:p>
          </table:table-cell>
          <table:table-cell office:value-type="float" office:value="0.590713" calcext:value-type="float">
            <text:p>0.590713</text:p>
          </table:table-cell>
          <table:table-cell office:value-type="float" office:value="0.606277" calcext:value-type="float">
            <text:p>0.606277</text:p>
          </table:table-cell>
        </table:table-row>
        <table:table-row table:style-name="ro1">
          <table:table-cell office:value-type="float" office:value="0.599558" calcext:value-type="float">
            <text:p>0.599558</text:p>
          </table:table-cell>
          <table:table-cell office:value-type="float" office:value="0.582105" calcext:value-type="float">
            <text:p>0.582105</text:p>
          </table:table-cell>
          <table:table-cell office:value-type="float" office:value="0.530629" calcext:value-type="float">
            <text:p>0.530629</text:p>
          </table:table-cell>
          <table:table-cell office:value-type="float" office:value="0.473085" calcext:value-type="float">
            <text:p>0.473085</text:p>
          </table:table-cell>
          <table:table-cell office:value-type="float" office:value="0.430986" calcext:value-type="float">
            <text:p>0.430986</text:p>
          </table:table-cell>
          <table:table-cell office:value-type="float" office:value="0.415855" calcext:value-type="float">
            <text:p>0.415855</text:p>
          </table:table-cell>
          <table:table-cell office:value-type="float" office:value="0.430986" calcext:value-type="float">
            <text:p>0.430986</text:p>
          </table:table-cell>
          <table:table-cell office:value-type="float" office:value="0.473085" calcext:value-type="float">
            <text:p>0.473085</text:p>
          </table:table-cell>
          <table:table-cell office:value-type="float" office:value="0.530629" calcext:value-type="float">
            <text:p>0.530629</text:p>
          </table:table-cell>
          <table:table-cell office:value-type="float" office:value="0.582105" calcext:value-type="float">
            <text:p>0.582105</text:p>
          </table:table-cell>
          <table:table-cell office:value-type="float" office:value="0.599558" calcext:value-type="float">
            <text:p>0.599558</text:p>
          </table:table-cell>
        </table:table-row>
        <table:table-row table:style-name="ro1">
          <table:table-cell office:value-type="float" office:value="0.5984" calcext:value-type="float">
            <text:p>0.5984</text:p>
          </table:table-cell>
          <table:table-cell office:value-type="float" office:value="0.579985" calcext:value-type="float">
            <text:p>0.579985</text:p>
          </table:table-cell>
          <table:table-cell office:value-type="float" office:value="0.526059" calcext:value-type="float">
            <text:p>0.526059</text:p>
          </table:table-cell>
          <table:table-cell office:value-type="float" office:value="0.466053" calcext:value-type="float">
            <text:p>0.466053</text:p>
          </table:table-cell>
          <table:table-cell office:value-type="float" office:value="0.422335" calcext:value-type="float">
            <text:p>0.422335</text:p>
          </table:table-cell>
          <table:table-cell office:value-type="float" office:value="0.406661" calcext:value-type="float">
            <text:p>0.406661</text:p>
          </table:table-cell>
          <table:table-cell office:value-type="float" office:value="0.422335" calcext:value-type="float">
            <text:p>0.422335</text:p>
          </table:table-cell>
          <table:table-cell office:value-type="float" office:value="0.466053" calcext:value-type="float">
            <text:p>0.466053</text:p>
          </table:table-cell>
          <table:table-cell office:value-type="float" office:value="0.526059" calcext:value-type="float">
            <text:p>0.526059</text:p>
          </table:table-cell>
          <table:table-cell office:value-type="float" office:value="0.579985" calcext:value-type="float">
            <text:p>0.579985</text:p>
          </table:table-cell>
          <table:table-cell office:value-type="float" office:value="0.5984" calcext:value-type="float">
            <text:p>0.598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79204" calcext:value-type="float">
            <text:p>0.79204</text:p>
          </table:table-cell>
          <table:table-cell table:number-columns-repeated="10"/>
        </table:table-row>
        <table:table-row table:style-name="ro1">
          <table:table-cell office:value-type="float" office:value="0.686569" calcext:value-type="float">
            <text:p>0.686569</text:p>
          </table:table-cell>
          <table:table-cell office:value-type="float" office:value="0.685374" calcext:value-type="float">
            <text:p>0.685374</text:p>
          </table:table-cell>
          <table:table-cell office:value-type="float" office:value="0.682188" calcext:value-type="float">
            <text:p>0.682188</text:p>
          </table:table-cell>
          <table:table-cell office:value-type="float" office:value="0.678195" calcext:value-type="float">
            <text:p>0.678195</text:p>
          </table:table-cell>
          <table:table-cell office:value-type="float" office:value="0.674968" calcext:value-type="float">
            <text:p>0.674968</text:p>
          </table:table-cell>
          <table:table-cell office:value-type="float" office:value="0.673731" calcext:value-type="float">
            <text:p>0.673731</text:p>
          </table:table-cell>
          <table:table-cell office:value-type="float" office:value="0.674968" calcext:value-type="float">
            <text:p>0.674968</text:p>
          </table:table-cell>
          <table:table-cell office:value-type="float" office:value="0.678195" calcext:value-type="float">
            <text:p>0.678195</text:p>
          </table:table-cell>
          <table:table-cell office:value-type="float" office:value="0.682188" calcext:value-type="float">
            <text:p>0.682188</text:p>
          </table:table-cell>
          <table:table-cell office:value-type="float" office:value="0.685374" calcext:value-type="float">
            <text:p>0.685374</text:p>
          </table:table-cell>
          <table:table-cell office:value-type="float" office:value="0.686569" calcext:value-type="float">
            <text:p>0.686569</text:p>
          </table:table-cell>
        </table:table-row>
        <table:table-row table:style-name="ro1">
          <table:table-cell office:value-type="float" office:value="0.676652" calcext:value-type="float">
            <text:p>0.676652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5202" calcext:value-type="float">
            <text:p>0.675202</text:p>
          </table:table-cell>
          <table:table-cell office:value-type="float" office:value="0.673909" calcext:value-type="float">
            <text:p>0.673909</text:p>
          </table:table-cell>
          <table:table-cell office:value-type="float" office:value="0.672889" calcext:value-type="float">
            <text:p>0.672889</text:p>
          </table:table-cell>
          <table:table-cell office:value-type="float" office:value="0.672482" calcext:value-type="float">
            <text:p>0.672482</text:p>
          </table:table-cell>
          <table:table-cell office:value-type="float" office:value="0.672889" calcext:value-type="float">
            <text:p>0.672889</text:p>
          </table:table-cell>
          <table:table-cell office:value-type="float" office:value="0.673909" calcext:value-type="float">
            <text:p>0.673909</text:p>
          </table:table-cell>
          <table:table-cell office:value-type="float" office:value="0.675202" calcext:value-type="float">
            <text:p>0.675202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6652" calcext:value-type="float">
            <text:p>0.676652</text:p>
          </table:table-cell>
        </table:table-row>
        <table:table-row table:style-name="ro1">
          <table:table-cell office:value-type="float" office:value="0.673102" calcext:value-type="float">
            <text:p>0.673102</text:p>
          </table:table-cell>
          <table:table-cell office:value-type="float" office:value="0.671553" calcext:value-type="float">
            <text:p>0.671553</text:p>
          </table:table-cell>
          <table:table-cell office:value-type="float" office:value="0.667198" calcext:value-type="float">
            <text:p>0.667198</text:p>
          </table:table-cell>
          <table:table-cell office:value-type="float" office:value="0.661811" calcext:value-type="float">
            <text:p>0.661811</text:p>
          </table:table-cell>
          <table:table-cell office:value-type="float" office:value="0.657491" calcext:value-type="float">
            <text:p>0.657491</text:p>
          </table:table-cell>
          <table:table-cell office:value-type="float" office:value="0.655844" calcext:value-type="float">
            <text:p>0.655844</text:p>
          </table:table-cell>
          <table:table-cell office:value-type="float" office:value="0.657491" calcext:value-type="float">
            <text:p>0.657491</text:p>
          </table:table-cell>
          <table:table-cell office:value-type="float" office:value="0.661811" calcext:value-type="float">
            <text:p>0.661811</text:p>
          </table:table-cell>
          <table:table-cell office:value-type="float" office:value="0.667198" calcext:value-type="float">
            <text:p>0.667198</text:p>
          </table:table-cell>
          <table:table-cell office:value-type="float" office:value="0.671553" calcext:value-type="float">
            <text:p>0.671553</text:p>
          </table:table-cell>
          <table:table-cell office:value-type="float" office:value="0.673102" calcext:value-type="float">
            <text:p>0.673102</text:p>
          </table:table-cell>
        </table:table-row>
        <table:table-row table:style-name="ro1">
          <table:table-cell office:value-type="float" office:value="0.665307" calcext:value-type="float">
            <text:p>0.665307</text:p>
          </table:table-cell>
          <table:table-cell office:value-type="float" office:value="0.662268" calcext:value-type="float">
            <text:p>0.662268</text:p>
          </table:table-cell>
          <table:table-cell office:value-type="float" office:value="0.653341" calcext:value-type="float">
            <text:p>0.653341</text:p>
          </table:table-cell>
          <table:table-cell office:value-type="float" office:value="0.642449" calcext:value-type="float">
            <text:p>0.642449</text:p>
          </table:table-cell>
          <table:table-cell office:value-type="float" office:value="0.633775" calcext:value-type="float">
            <text:p>0.633775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633775" calcext:value-type="float">
            <text:p>0.633775</text:p>
          </table:table-cell>
          <table:table-cell office:value-type="float" office:value="0.642449" calcext:value-type="float">
            <text:p>0.642449</text:p>
          </table:table-cell>
          <table:table-cell office:value-type="float" office:value="0.653341" calcext:value-type="float">
            <text:p>0.653341</text:p>
          </table:table-cell>
          <table:table-cell office:value-type="float" office:value="0.662268" calcext:value-type="float">
            <text:p>0.662268</text:p>
          </table:table-cell>
          <table:table-cell office:value-type="float" office:value="0.665307" calcext:value-type="float">
            <text:p>0.665307</text:p>
          </table:table-cell>
        </table:table-row>
        <table:table-row table:style-name="ro1">
          <table:table-cell office:value-type="float" office:value="0.657119" calcext:value-type="float">
            <text:p>0.657119</text:p>
          </table:table-cell>
          <table:table-cell office:value-type="float" office:value="0.651865" calcext:value-type="float">
            <text:p>0.651865</text:p>
          </table:table-cell>
          <table:table-cell office:value-type="float" office:value="0.636122" calcext:value-type="float">
            <text:p>0.636122</text:p>
          </table:table-cell>
          <table:table-cell office:value-type="float" office:value="0.617153" calcext:value-type="float">
            <text:p>0.617153</text:p>
          </table:table-cell>
          <table:table-cell office:value-type="float" office:value="0.602203" calcext:value-type="float">
            <text:p>0.602203</text:p>
          </table:table-cell>
          <table:table-cell office:value-type="float" office:value="0.596601" calcext:value-type="float">
            <text:p>0.596601</text:p>
          </table:table-cell>
          <table:table-cell office:value-type="float" office:value="0.602203" calcext:value-type="float">
            <text:p>0.602203</text:p>
          </table:table-cell>
          <table:table-cell office:value-type="float" office:value="0.617153" calcext:value-type="float">
            <text:p>0.617153</text:p>
          </table:table-cell>
          <table:table-cell office:value-type="float" office:value="0.636122" calcext:value-type="float">
            <text:p>0.636122</text:p>
          </table:table-cell>
          <table:table-cell office:value-type="float" office:value="0.651865" calcext:value-type="float">
            <text:p>0.651865</text:p>
          </table:table-cell>
          <table:table-cell office:value-type="float" office:value="0.657119" calcext:value-type="float">
            <text:p>0.657119</text:p>
          </table:table-cell>
        </table:table-row>
        <table:table-row table:style-name="ro1">
          <table:table-cell office:value-type="float" office:value="0.64606" calcext:value-type="float">
            <text:p>0.64606</text:p>
          </table:table-cell>
          <table:table-cell office:value-type="float" office:value="0.638397" calcext:value-type="float">
            <text:p>0.638397</text:p>
          </table:table-cell>
          <table:table-cell office:value-type="float" office:value="0.615195" calcext:value-type="float">
            <text:p>0.615195</text:p>
          </table:table-cell>
          <table:table-cell office:value-type="float" office:value="0.587653" calcext:value-type="float">
            <text:p>0.587653</text:p>
          </table:table-cell>
          <table:table-cell office:value-type="float" office:value="0.566257" calcext:value-type="float">
            <text:p>0.566257</text:p>
          </table:table-cell>
          <table:table-cell office:value-type="float" office:value="0.558303" calcext:value-type="float">
            <text:p>0.558303</text:p>
          </table:table-cell>
          <table:table-cell office:value-type="float" office:value="0.566257" calcext:value-type="float">
            <text:p>0.566257</text:p>
          </table:table-cell>
          <table:table-cell office:value-type="float" office:value="0.587653" calcext:value-type="float">
            <text:p>0.587653</text:p>
          </table:table-cell>
          <table:table-cell office:value-type="float" office:value="0.615195" calcext:value-type="float">
            <text:p>0.615195</text:p>
          </table:table-cell>
          <table:table-cell office:value-type="float" office:value="0.638397" calcext:value-type="float">
            <text:p>0.638397</text:p>
          </table:table-cell>
          <table:table-cell office:value-type="float" office:value="0.64606" calcext:value-type="float">
            <text:p>0.64606</text:p>
          </table:table-cell>
        </table:table-row>
        <table:table-row table:style-name="ro1">
          <table:table-cell office:value-type="float" office:value="0.635299" calcext:value-type="float">
            <text:p>0.635299</text:p>
          </table:table-cell>
          <table:table-cell office:value-type="float" office:value="0.624867" calcext:value-type="float">
            <text:p>0.624867</text:p>
          </table:table-cell>
          <table:table-cell office:value-type="float" office:value="0.593244" calcext:value-type="float">
            <text:p>0.593244</text:p>
          </table:table-cell>
          <table:table-cell office:value-type="float" office:value="0.556277" calcext:value-type="float">
            <text:p>0.556277</text:p>
          </table:table-cell>
          <table:table-cell office:value-type="float" office:value="0.527993" calcext:value-type="float">
            <text:p>0.527993</text:p>
          </table:table-cell>
          <table:table-cell office:value-type="float" office:value="0.517569" calcext:value-type="float">
            <text:p>0.517569</text:p>
          </table:table-cell>
          <table:table-cell office:value-type="float" office:value="0.527993" calcext:value-type="float">
            <text:p>0.527993</text:p>
          </table:table-cell>
          <table:table-cell office:value-type="float" office:value="0.556277" calcext:value-type="float">
            <text:p>0.556277</text:p>
          </table:table-cell>
          <table:table-cell office:value-type="float" office:value="0.593244" calcext:value-type="float">
            <text:p>0.593244</text:p>
          </table:table-cell>
          <table:table-cell office:value-type="float" office:value="0.624867" calcext:value-type="float">
            <text:p>0.624867</text:p>
          </table:table-cell>
          <table:table-cell office:value-type="float" office:value="0.635299" calcext:value-type="float">
            <text:p>0.635299</text:p>
          </table:table-cell>
        </table:table-row>
        <table:table-row table:style-name="ro1">
          <table:table-cell office:value-type="float" office:value="0.624037" calcext:value-type="float">
            <text:p>0.624037</text:p>
          </table:table-cell>
          <table:table-cell office:value-type="float" office:value="0.610908" calcext:value-type="float">
            <text:p>0.610908</text:p>
          </table:table-cell>
          <table:table-cell office:value-type="float" office:value="0.571306" calcext:value-type="float">
            <text:p>0.571306</text:p>
          </table:table-cell>
          <table:table-cell office:value-type="float" office:value="0.525768" calcext:value-type="float">
            <text:p>0.525768</text:p>
          </table:table-cell>
          <table:table-cell office:value-type="float" office:value="0.491498" calcext:value-type="float">
            <text:p>0.491498</text:p>
          </table:table-cell>
          <table:table-cell office:value-type="float" office:value="0.478983" calcext:value-type="float">
            <text:p>0.478983</text:p>
          </table:table-cell>
          <table:table-cell office:value-type="float" office:value="0.491498" calcext:value-type="float">
            <text:p>0.491498</text:p>
          </table:table-cell>
          <table:table-cell office:value-type="float" office:value="0.525768" calcext:value-type="float">
            <text:p>0.525768</text:p>
          </table:table-cell>
          <table:table-cell office:value-type="float" office:value="0.571306" calcext:value-type="float">
            <text:p>0.571306</text:p>
          </table:table-cell>
          <table:table-cell office:value-type="float" office:value="0.610908" calcext:value-type="float">
            <text:p>0.610908</text:p>
          </table:table-cell>
          <table:table-cell office:value-type="float" office:value="0.624037" calcext:value-type="float">
            <text:p>0.624037</text:p>
          </table:table-cell>
        </table:table-row>
        <table:table-row table:style-name="ro1">
          <table:table-cell office:value-type="float" office:value="0.614985" calcext:value-type="float">
            <text:p>0.614985</text:p>
          </table:table-cell>
          <table:table-cell office:value-type="float" office:value="0.599296" calcext:value-type="float">
            <text:p>0.599296</text:p>
          </table:table-cell>
          <table:table-cell office:value-type="float" office:value="0.552442" calcext:value-type="float">
            <text:p>0.552442</text:p>
          </table:table-cell>
          <table:table-cell office:value-type="float" office:value="0.499376" calcext:value-type="float">
            <text:p>0.499376</text:p>
          </table:table-cell>
          <table:table-cell office:value-type="float" office:value="0.46004" calcext:value-type="float">
            <text:p>0.46004</text:p>
          </table:table-cell>
          <table:table-cell office:value-type="float" office:value="0.445797" calcext:value-type="float">
            <text:p>0.445797</text:p>
          </table:table-cell>
          <table:table-cell office:value-type="float" office:value="0.46004" calcext:value-type="float">
            <text:p>0.46004</text:p>
          </table:table-cell>
          <table:table-cell office:value-type="float" office:value="0.499376" calcext:value-type="float">
            <text:p>0.499376</text:p>
          </table:table-cell>
          <table:table-cell office:value-type="float" office:value="0.552442" calcext:value-type="float">
            <text:p>0.552442</text:p>
          </table:table-cell>
          <table:table-cell office:value-type="float" office:value="0.599296" calcext:value-type="float">
            <text:p>0.599296</text:p>
          </table:table-cell>
          <table:table-cell office:value-type="float" office:value="0.614985" calcext:value-type="float">
            <text:p>0.614985</text:p>
          </table:table-cell>
        </table:table-row>
        <table:table-row table:style-name="ro1">
          <table:table-cell office:value-type="float" office:value="0.608264" calcext:value-type="float">
            <text:p>0.608264</text:p>
          </table:table-cell>
          <table:table-cell office:value-type="float" office:value="0.590676" calcext:value-type="float">
            <text:p>0.590676</text:p>
          </table:table-cell>
          <table:table-cell office:value-type="float" office:value="0.538752" calcext:value-type="float">
            <text:p>0.538752</text:p>
          </table:table-cell>
          <table:table-cell office:value-type="float" office:value="0.480677" calcext:value-type="float">
            <text:p>0.480677</text:p>
          </table:table-cell>
          <table:table-cell office:value-type="float" office:value="0.438163" calcext:value-type="float">
            <text:p>0.438163</text:p>
          </table:table-cell>
          <table:table-cell office:value-type="float" office:value="0.422877" calcext:value-type="float">
            <text:p>0.422877</text:p>
          </table:table-cell>
          <table:table-cell office:value-type="float" office:value="0.438163" calcext:value-type="float">
            <text:p>0.438163</text:p>
          </table:table-cell>
          <table:table-cell office:value-type="float" office:value="0.480677" calcext:value-type="float">
            <text:p>0.480677</text:p>
          </table:table-cell>
          <table:table-cell office:value-type="float" office:value="0.538752" calcext:value-type="float">
            <text:p>0.538752</text:p>
          </table:table-cell>
          <table:table-cell office:value-type="float" office:value="0.590676" calcext:value-type="float">
            <text:p>0.590676</text:p>
          </table:table-cell>
          <table:table-cell office:value-type="float" office:value="0.608264" calcext:value-type="float">
            <text:p>0.608264</text:p>
          </table:table-cell>
        </table:table-row>
        <table:table-row table:style-name="ro1">
          <table:table-cell office:value-type="float" office:value="0.607144" calcext:value-type="float">
            <text:p>0.607144</text:p>
          </table:table-cell>
          <table:table-cell office:value-type="float" office:value="0.588586" calcext:value-type="float">
            <text:p>0.588586</text:p>
          </table:table-cell>
          <table:table-cell office:value-type="float" office:value="0.534186" calcext:value-type="float">
            <text:p>0.534186</text:p>
          </table:table-cell>
          <table:table-cell office:value-type="float" office:value="0.473618" calcext:value-type="float">
            <text:p>0.473618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.413624" calcext:value-type="float">
            <text:p>0.413624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.473618" calcext:value-type="float">
            <text:p>0.473618</text:p>
          </table:table-cell>
          <table:table-cell office:value-type="float" office:value="0.534186" calcext:value-type="float">
            <text:p>0.534186</text:p>
          </table:table-cell>
          <table:table-cell office:value-type="float" office:value="0.588586" calcext:value-type="float">
            <text:p>0.588586</text:p>
          </table:table-cell>
          <table:table-cell office:value-type="float" office:value="0.607144" calcext:value-type="float">
            <text:p>0.6071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807771" calcext:value-type="float">
            <text:p>0.807771</text:p>
          </table:table-cell>
          <table:table-cell table:number-columns-repeated="10"/>
        </table:table-row>
        <table:table-row table:style-name="ro1">
          <table:table-cell office:value-type="float" office:value="0.698454" calcext:value-type="float">
            <text:p>0.698454</text:p>
          </table:table-cell>
          <table:table-cell office:value-type="float" office:value="0.697242" calcext:value-type="float">
            <text:p>0.697242</text:p>
          </table:table-cell>
          <table:table-cell office:value-type="float" office:value="0.694003" calcext:value-type="float">
            <text:p>0.694003</text:p>
          </table:table-cell>
          <table:table-cell office:value-type="float" office:value="0.689944" calcext:value-type="float">
            <text:p>0.689944</text:p>
          </table:table-cell>
          <table:table-cell office:value-type="float" office:value="0.686663" calcext:value-type="float">
            <text:p>0.686663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686663" calcext:value-type="float">
            <text:p>0.686663</text:p>
          </table:table-cell>
          <table:table-cell office:value-type="float" office:value="0.689944" calcext:value-type="float">
            <text:p>0.689944</text:p>
          </table:table-cell>
          <table:table-cell office:value-type="float" office:value="0.694003" calcext:value-type="float">
            <text:p>0.694003</text:p>
          </table:table-cell>
          <table:table-cell office:value-type="float" office:value="0.697242" calcext:value-type="float">
            <text:p>0.697242</text:p>
          </table:table-cell>
          <table:table-cell office:value-type="float" office:value="0.698454" calcext:value-type="float">
            <text:p>0.698454</text:p>
          </table:table-cell>
        </table:table-row>
        <table:table-row table:style-name="ro1">
          <table:table-cell office:value-type="float" office:value="0.688386" calcext:value-type="float">
            <text:p>0.688386</text:p>
          </table:table-cell>
          <table:table-cell office:value-type="float" office:value="0.687955" calcext:value-type="float">
            <text:p>0.687955</text:p>
          </table:table-cell>
          <table:table-cell office:value-type="float" office:value="0.68692" calcext:value-type="float">
            <text:p>0.68692</text:p>
          </table:table-cell>
          <table:table-cell office:value-type="float" office:value="0.685611" calcext:value-type="float">
            <text:p>0.685611</text:p>
          </table:table-cell>
          <table:table-cell office:value-type="float" office:value="0.684577" calcext:value-type="float">
            <text:p>0.684577</text:p>
          </table:table-cell>
          <table:table-cell office:value-type="float" office:value="0.684165" calcext:value-type="float">
            <text:p>0.684165</text:p>
          </table:table-cell>
          <table:table-cell office:value-type="float" office:value="0.684577" calcext:value-type="float">
            <text:p>0.684577</text:p>
          </table:table-cell>
          <table:table-cell office:value-type="float" office:value="0.685611" calcext:value-type="float">
            <text:p>0.685611</text:p>
          </table:table-cell>
          <table:table-cell office:value-type="float" office:value="0.68692" calcext:value-type="float">
            <text:p>0.68692</text:p>
          </table:table-cell>
          <table:table-cell office:value-type="float" office:value="0.687955" calcext:value-type="float">
            <text:p>0.687955</text:p>
          </table:table-cell>
          <table:table-cell office:value-type="float" office:value="0.688386" calcext:value-type="float">
            <text:p>0.688386</text:p>
          </table:table-cell>
        </table:table-row>
        <table:table-row table:style-name="ro1">
          <table:table-cell office:value-type="float" office:value="0.684819" calcext:value-type="float">
            <text:p>0.684819</text:p>
          </table:table-cell>
          <table:table-cell office:value-type="float" office:value="0.683253" calcext:value-type="float">
            <text:p>0.683253</text:p>
          </table:table-cell>
          <table:table-cell office:value-type="float" office:value="0.67884" calcext:value-type="float">
            <text:p>0.67884</text:p>
          </table:table-cell>
          <table:table-cell office:value-type="float" office:value="0.673383" calcext:value-type="float">
            <text:p>0.673383</text:p>
          </table:table-cell>
          <table:table-cell office:value-type="float" office:value="0.669005" calcext:value-type="float">
            <text:p>0.669005</text:p>
          </table:table-cell>
          <table:table-cell office:value-type="float" office:value="0.667336" calcext:value-type="float">
            <text:p>0.667336</text:p>
          </table:table-cell>
          <table:table-cell office:value-type="float" office:value="0.669005" calcext:value-type="float">
            <text:p>0.669005</text:p>
          </table:table-cell>
          <table:table-cell office:value-type="float" office:value="0.673383" calcext:value-type="float">
            <text:p>0.673383</text:p>
          </table:table-cell>
          <table:table-cell office:value-type="float" office:value="0.67884" calcext:value-type="float">
            <text:p>0.67884</text:p>
          </table:table-cell>
          <table:table-cell office:value-type="float" office:value="0.683253" calcext:value-type="float">
            <text:p>0.683253</text:p>
          </table:table-cell>
          <table:table-cell office:value-type="float" office:value="0.684819" calcext:value-type="float">
            <text:p>0.684819</text:p>
          </table:table-cell>
        </table:table-row>
        <table:table-row table:style-name="ro1">
          <table:table-cell office:value-type="float" office:value="0.676963" calcext:value-type="float">
            <text:p>0.676963</text:p>
          </table:table-cell>
          <table:table-cell office:value-type="float" office:value="0.673889" calcext:value-type="float">
            <text:p>0.673889</text:p>
          </table:table-cell>
          <table:table-cell office:value-type="float" office:value="0.664849" calcext:value-type="float">
            <text:p>0.664849</text:p>
          </table:table-cell>
          <table:table-cell office:value-type="float" office:value="0.653818" calcext:value-type="float">
            <text:p>0.653818</text:p>
          </table:table-cell>
          <table:table-cell office:value-type="float" office:value="0.645032" calcext:value-type="float">
            <text:p>0.645032</text:p>
          </table:table-cell>
          <table:table-cell office:value-type="float" office:value="0.641715" calcext:value-type="float">
            <text:p>0.641715</text:p>
          </table:table-cell>
          <table:table-cell office:value-type="float" office:value="0.645032" calcext:value-type="float">
            <text:p>0.645032</text:p>
          </table:table-cell>
          <table:table-cell office:value-type="float" office:value="0.653818" calcext:value-type="float">
            <text:p>0.653818</text:p>
          </table:table-cell>
          <table:table-cell office:value-type="float" office:value="0.664849" calcext:value-type="float">
            <text:p>0.664849</text:p>
          </table:table-cell>
          <table:table-cell office:value-type="float" office:value="0.673889" calcext:value-type="float">
            <text:p>0.673889</text:p>
          </table:table-cell>
          <table:table-cell office:value-type="float" office:value="0.676963" calcext:value-type="float">
            <text:p>0.676963</text:p>
          </table:table-cell>
        </table:table-row>
        <table:table-row table:style-name="ro1">
          <table:table-cell office:value-type="float" office:value="0.668742" calcext:value-type="float">
            <text:p>0.668742</text:p>
          </table:table-cell>
          <table:table-cell office:value-type="float" office:value="0.663427" calcext:value-type="float">
            <text:p>0.663427</text:p>
          </table:table-cell>
          <table:table-cell office:value-type="float" office:value="0.647484" calcext:value-type="float">
            <text:p>0.647484</text:p>
          </table:table-cell>
          <table:table-cell office:value-type="float" office:value="0.628271" calcext:value-type="float">
            <text:p>0.628271</text:p>
          </table:table-cell>
          <table:table-cell office:value-type="float" office:value="0.613125" calcext:value-type="float">
            <text:p>0.613125</text:p>
          </table:table-cell>
          <table:table-cell office:value-type="float" office:value="0.60745" calcext:value-type="float">
            <text:p>0.60745</text:p>
          </table:table-cell>
          <table:table-cell office:value-type="float" office:value="0.613125" calcext:value-type="float">
            <text:p>0.613125</text:p>
          </table:table-cell>
          <table:table-cell office:value-type="float" office:value="0.628271" calcext:value-type="float">
            <text:p>0.628271</text:p>
          </table:table-cell>
          <table:table-cell office:value-type="float" office:value="0.647484" calcext:value-type="float">
            <text:p>0.647484</text:p>
          </table:table-cell>
          <table:table-cell office:value-type="float" office:value="0.663427" calcext:value-type="float">
            <text:p>0.663427</text:p>
          </table:table-cell>
          <table:table-cell office:value-type="float" office:value="0.668742" calcext:value-type="float">
            <text:p>0.668742</text:p>
          </table:table-cell>
        </table:table-row>
        <table:table-row table:style-name="ro1">
          <table:table-cell office:value-type="float" office:value="0.657623" calcext:value-type="float">
            <text:p>0.657623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626385" calcext:value-type="float">
            <text:p>0.626385</text:p>
          </table:table-cell>
          <table:table-cell office:value-type="float" office:value="0.598497" calcext:value-type="float">
            <text:p>0.598497</text:p>
          </table:table-cell>
          <table:table-cell office:value-type="float" office:value="0.576824" calcext:value-type="float">
            <text:p>0.576824</text:p>
          </table:table-cell>
          <table:table-cell office:value-type="float" office:value="0.568767" calcext:value-type="float">
            <text:p>0.568767</text:p>
          </table:table-cell>
          <table:table-cell office:value-type="float" office:value="0.576824" calcext:value-type="float">
            <text:p>0.576824</text:p>
          </table:table-cell>
          <table:table-cell office:value-type="float" office:value="0.598497" calcext:value-type="float">
            <text:p>0.598497</text:p>
          </table:table-cell>
          <table:table-cell office:value-type="float" office:value="0.626385" calcext:value-type="float">
            <text:p>0.626385</text:p>
          </table:table-cell>
          <table:table-cell office:value-type="float" office:value="0.649872" calcext:value-type="float">
            <text:p>0.649872</text:p>
          </table:table-cell>
          <table:table-cell office:value-type="float" office:value="0.657623" calcext:value-type="float">
            <text:p>0.657623</text:p>
          </table:table-cell>
        </table:table-row>
        <table:table-row table:style-name="ro1">
          <table:table-cell office:value-type="float" office:value="0.646838" calcext:value-type="float">
            <text:p>0.646838</text:p>
          </table:table-cell>
          <table:table-cell office:value-type="float" office:value="0.636289" calcext:value-type="float">
            <text:p>0.636289</text:p>
          </table:table-cell>
          <table:table-cell office:value-type="float" office:value="0.604282" calcext:value-type="float">
            <text:p>0.604282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538202" calcext:value-type="float">
            <text:p>0.538202</text:p>
          </table:table-cell>
          <table:table-cell office:value-type="float" office:value="0.527642" calcext:value-type="float">
            <text:p>0.527642</text:p>
          </table:table-cell>
          <table:table-cell office:value-type="float" office:value="0.538202" calcext:value-type="float">
            <text:p>0.538202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604282" calcext:value-type="float">
            <text:p>0.604282</text:p>
          </table:table-cell>
          <table:table-cell office:value-type="float" office:value="0.636289" calcext:value-type="float">
            <text:p>0.636289</text:p>
          </table:table-cell>
          <table:table-cell office:value-type="float" office:value="0.646838" calcext:value-type="float">
            <text:p>0.646838</text:p>
          </table:table-cell>
        </table:table-row>
        <table:table-row table:style-name="ro1">
          <table:table-cell office:value-type="float" office:value="0.635543" calcext:value-type="float">
            <text:p>0.635543</text:p>
          </table:table-cell>
          <table:table-cell office:value-type="float" office:value="0.622274" calcext:value-type="float">
            <text:p>0.622274</text:p>
          </table:table-cell>
          <table:table-cell office:value-type="float" office:value="0.582205" calcext:value-type="float">
            <text:p>0.582205</text:p>
          </table:table-cell>
          <table:table-cell office:value-type="float" office:value="0.53611" calcext:value-type="float">
            <text:p>0.53611</text:p>
          </table:table-cell>
          <table:table-cell office:value-type="float" office:value="0.501401" calcext:value-type="float">
            <text:p>0.501401</text:p>
          </table:table-cell>
          <table:table-cell office:value-type="float" office:value="0.488722" calcext:value-type="float">
            <text:p>0.488722</text:p>
          </table:table-cell>
          <table:table-cell office:value-type="float" office:value="0.501401" calcext:value-type="float">
            <text:p>0.501401</text:p>
          </table:table-cell>
          <table:table-cell office:value-type="float" office:value="0.53611" calcext:value-type="float">
            <text:p>0.53611</text:p>
          </table:table-cell>
          <table:table-cell office:value-type="float" office:value="0.582205" calcext:value-type="float">
            <text:p>0.582205</text:p>
          </table:table-cell>
          <table:table-cell office:value-type="float" office:value="0.622274" calcext:value-type="float">
            <text:p>0.622274</text:p>
          </table:table-cell>
          <table:table-cell office:value-type="float" office:value="0.635543" calcext:value-type="float">
            <text:p>0.635543</text:p>
          </table:table-cell>
        </table:table-row>
        <table:table-row table:style-name="ro1">
          <table:table-cell office:value-type="float" office:value="0.626497" calcext:value-type="float">
            <text:p>0.626497</text:p>
          </table:table-cell>
          <table:table-cell office:value-type="float" office:value="0.610644" calcext:value-type="float">
            <text:p>0.610644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0.509541" calcext:value-type="float">
            <text:p>0.509541</text:p>
          </table:table-cell>
          <table:table-cell office:value-type="float" office:value="0.469701" calcext:value-type="float">
            <text:p>0.469701</text:p>
          </table:table-cell>
          <table:table-cell office:value-type="float" office:value="0.45527" calcext:value-type="float">
            <text:p>0.45527</text:p>
          </table:table-cell>
          <table:table-cell office:value-type="float" office:value="0.469701" calcext:value-type="float">
            <text:p>0.469701</text:p>
          </table:table-cell>
          <table:table-cell office:value-type="float" office:value="0.509541" calcext:value-type="float">
            <text:p>0.509541</text:p>
          </table:table-cell>
          <table:table-cell office:value-type="float" office:value="0.56325" calcext:value-type="float">
            <text:p>0.56325</text:p>
          </table:table-cell>
          <table:table-cell office:value-type="float" office:value="0.610644" calcext:value-type="float">
            <text:p>0.610644</text:p>
          </table:table-cell>
          <table:table-cell office:value-type="float" office:value="0.626497" calcext:value-type="float">
            <text:p>0.626497</text:p>
          </table:table-cell>
        </table:table-row>
        <table:table-row table:style-name="ro1">
          <table:table-cell office:value-type="float" office:value="0.619774" calcext:value-type="float">
            <text:p>0.619774</text:p>
          </table:table-cell>
          <table:table-cell office:value-type="float" office:value="0.602011" calcext:value-type="float">
            <text:p>0.602011</text:p>
          </table:table-cell>
          <table:table-cell office:value-type="float" office:value="0.549502" calcext:value-type="float">
            <text:p>0.549502</text:p>
          </table:table-cell>
          <table:table-cell office:value-type="float" office:value="0.490735" calcext:value-type="float">
            <text:p>0.490735</text:p>
          </table:table-cell>
          <table:table-cell office:value-type="float" office:value="0.447679" calcext:value-type="float">
            <text:p>0.447679</text:p>
          </table:table-cell>
          <table:table-cell office:value-type="float" office:value="0.432193" calcext:value-type="float">
            <text:p>0.432193</text:p>
          </table:table-cell>
          <table:table-cell office:value-type="float" office:value="0.447679" calcext:value-type="float">
            <text:p>0.447679</text:p>
          </table:table-cell>
          <table:table-cell office:value-type="float" office:value="0.490735" calcext:value-type="float">
            <text:p>0.490735</text:p>
          </table:table-cell>
          <table:table-cell office:value-type="float" office:value="0.549502" calcext:value-type="float">
            <text:p>0.549502</text:p>
          </table:table-cell>
          <table:table-cell office:value-type="float" office:value="0.602011" calcext:value-type="float">
            <text:p>0.602011</text:p>
          </table:table-cell>
          <table:table-cell office:value-type="float" office:value="0.619774" calcext:value-type="float">
            <text:p>0.619774</text:p>
          </table:table-cell>
        </table:table-row>
        <table:table-row table:style-name="ro1">
          <table:table-cell office:value-type="float" office:value="0.618706" calcext:value-type="float">
            <text:p>0.618706</text:p>
          </table:table-cell>
          <table:table-cell office:value-type="float" office:value="0.599961" calcext:value-type="float">
            <text:p>0.599961</text:p>
          </table:table-cell>
          <table:table-cell office:value-type="float" office:value="0.544943" calcext:value-type="float">
            <text:p>0.544943</text:p>
          </table:table-cell>
          <table:table-cell office:value-type="float" office:value="0.483642" calcext:value-type="float">
            <text:p>0.483642</text:p>
          </table:table-cell>
          <table:table-cell office:value-type="float" office:value="0.438912" calcext:value-type="float">
            <text:p>0.438912</text:p>
          </table:table-cell>
          <table:table-cell office:value-type="float" office:value="0.422862" calcext:value-type="float">
            <text:p>0.422862</text:p>
          </table:table-cell>
          <table:table-cell office:value-type="float" office:value="0.438912" calcext:value-type="float">
            <text:p>0.438912</text:p>
          </table:table-cell>
          <table:table-cell office:value-type="float" office:value="0.483642" calcext:value-type="float">
            <text:p>0.483642</text:p>
          </table:table-cell>
          <table:table-cell office:value-type="float" office:value="0.544943" calcext:value-type="float">
            <text:p>0.544943</text:p>
          </table:table-cell>
          <table:table-cell office:value-type="float" office:value="0.599961" calcext:value-type="float">
            <text:p>0.599961</text:p>
          </table:table-cell>
          <table:table-cell office:value-type="float" office:value="0.618706" calcext:value-type="float">
            <text:p>0.6187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817895" calcext:value-type="float">
            <text:p>0.817895</text:p>
          </table:table-cell>
          <table:table-cell table:number-columns-repeated="10"/>
        </table:table-row>
        <table:table-row table:style-name="ro1">
          <table:table-cell office:value-type="float" office:value="0.706079" calcext:value-type="float">
            <text:p>0.706079</text:p>
          </table:table-cell>
          <table:table-cell office:value-type="float" office:value="0.704857" calcext:value-type="float">
            <text:p>0.704857</text:p>
          </table:table-cell>
          <table:table-cell office:value-type="float" office:value="0.701584" calcext:value-type="float">
            <text:p>0.701584</text:p>
          </table:table-cell>
          <table:table-cell office:value-type="float" office:value="0.697483" calcext:value-type="float">
            <text:p>0.697483</text:p>
          </table:table-cell>
          <table:table-cell office:value-type="float" office:value="0.694168" calcext:value-type="float">
            <text:p>0.694168</text:p>
          </table:table-cell>
          <table:table-cell office:value-type="float" office:value="0.692899" calcext:value-type="float">
            <text:p>0.692899</text:p>
          </table:table-cell>
          <table:table-cell office:value-type="float" office:value="0.694168" calcext:value-type="float">
            <text:p>0.694168</text:p>
          </table:table-cell>
          <table:table-cell office:value-type="float" office:value="0.697483" calcext:value-type="float">
            <text:p>0.697483</text:p>
          </table:table-cell>
          <table:table-cell office:value-type="float" office:value="0.701584" calcext:value-type="float">
            <text:p>0.701584</text:p>
          </table:table-cell>
          <table:table-cell office:value-type="float" office:value="0.704857" calcext:value-type="float">
            <text:p>0.704857</text:p>
          </table:table-cell>
          <table:table-cell office:value-type="float" office:value="0.706079" calcext:value-type="float">
            <text:p>0.706079</text:p>
          </table:table-cell>
        </table:table-row>
        <table:table-row table:style-name="ro1">
          <table:table-cell office:value-type="float" office:value="0.695915" calcext:value-type="float">
            <text:p>0.695915</text:p>
          </table:table-cell>
          <table:table-cell office:value-type="float" office:value="0.695482" calcext:value-type="float">
            <text:p>0.695482</text:p>
          </table:table-cell>
          <table:table-cell office:value-type="float" office:value="0.694439" calcext:value-type="float">
            <text:p>0.694439</text:p>
          </table:table-cell>
          <table:table-cell office:value-type="float" office:value="0.693119" calcext:value-type="float">
            <text:p>0.693119</text:p>
          </table:table-cell>
          <table:table-cell office:value-type="float" office:value="0.692077" calcext:value-type="float">
            <text:p>0.692077</text:p>
          </table:table-cell>
          <table:table-cell office:value-type="float" office:value="0.691662" calcext:value-type="float">
            <text:p>0.691662</text:p>
          </table:table-cell>
          <table:table-cell office:value-type="float" office:value="0.692077" calcext:value-type="float">
            <text:p>0.692077</text:p>
          </table:table-cell>
          <table:table-cell office:value-type="float" office:value="0.693119" calcext:value-type="float">
            <text:p>0.693119</text:p>
          </table:table-cell>
          <table:table-cell office:value-type="float" office:value="0.694439" calcext:value-type="float">
            <text:p>0.694439</text:p>
          </table:table-cell>
          <table:table-cell office:value-type="float" office:value="0.695482" calcext:value-type="float">
            <text:p>0.695482</text:p>
          </table:table-cell>
          <table:table-cell office:value-type="float" office:value="0.695915" calcext:value-type="float">
            <text:p>0.695915</text:p>
          </table:table-cell>
        </table:table-row>
        <table:table-row table:style-name="ro1">
          <table:table-cell office:value-type="float" office:value="0.692338" calcext:value-type="float">
            <text:p>0.692338</text:p>
          </table:table-cell>
          <table:table-cell office:value-type="float" office:value="0.690762" calcext:value-type="float">
            <text:p>0.690762</text:p>
          </table:table-cell>
          <table:table-cell office:value-type="float" office:value="0.686311" calcext:value-type="float">
            <text:p>0.686311</text:p>
          </table:table-cell>
          <table:table-cell office:value-type="float" office:value="0.68081" calcext:value-type="float">
            <text:p>0.68081</text:p>
          </table:table-cell>
          <table:table-cell office:value-type="float" office:value="0.676395" calcext:value-type="float">
            <text:p>0.676395</text:p>
          </table:table-cell>
          <table:table-cell office:value-type="float" office:value="0.674713" calcext:value-type="float">
            <text:p>0.674713</text:p>
          </table:table-cell>
          <table:table-cell office:value-type="float" office:value="0.676395" calcext:value-type="float">
            <text:p>0.676395</text:p>
          </table:table-cell>
          <table:table-cell office:value-type="float" office:value="0.68081" calcext:value-type="float">
            <text:p>0.68081</text:p>
          </table:table-cell>
          <table:table-cell office:value-type="float" office:value="0.686311" calcext:value-type="float">
            <text:p>0.686311</text:p>
          </table:table-cell>
          <table:table-cell office:value-type="float" office:value="0.690762" calcext:value-type="float">
            <text:p>0.690762</text:p>
          </table:table-cell>
          <table:table-cell office:value-type="float" office:value="0.692338" calcext:value-type="float">
            <text:p>0.692338</text:p>
          </table:table-cell>
        </table:table-row>
        <table:table-row table:style-name="ro1">
          <table:table-cell office:value-type="float" office:value="0.684445" calcext:value-type="float">
            <text:p>0.684445</text:p>
          </table:table-cell>
          <table:table-cell office:value-type="float" office:value="0.681349" calcext:value-type="float">
            <text:p>0.681349</text:p>
          </table:table-cell>
          <table:table-cell office:value-type="float" office:value="0.672237" calcext:value-type="float">
            <text:p>0.672237</text:p>
          </table:table-cell>
          <table:table-cell office:value-type="float" office:value="0.661118" calcext:value-type="float">
            <text:p>0.661118</text:p>
          </table:table-cell>
          <table:table-cell office:value-type="float" office:value="0.652261" calcext:value-type="float">
            <text:p>0.652261</text:p>
          </table:table-cell>
          <table:table-cell office:value-type="float" office:value="0.648917" calcext:value-type="float">
            <text:p>0.648917</text:p>
          </table:table-cell>
          <table:table-cell office:value-type="float" office:value="0.652261" calcext:value-type="float">
            <text:p>0.652261</text:p>
          </table:table-cell>
          <table:table-cell office:value-type="float" office:value="0.661118" calcext:value-type="float">
            <text:p>0.661118</text:p>
          </table:table-cell>
          <table:table-cell office:value-type="float" office:value="0.672237" calcext:value-type="float">
            <text:p>0.672237</text:p>
          </table:table-cell>
          <table:table-cell office:value-type="float" office:value="0.681349" calcext:value-type="float">
            <text:p>0.681349</text:p>
          </table:table-cell>
          <table:table-cell office:value-type="float" office:value="0.684445" calcext:value-type="float">
            <text:p>0.684445</text:p>
          </table:table-cell>
        </table:table-row>
        <table:table-row table:style-name="ro1">
          <table:table-cell office:value-type="float" office:value="0.676204" calcext:value-type="float">
            <text:p>0.676204</text:p>
          </table:table-cell>
          <table:table-cell office:value-type="float" office:value="0.67085" calcext:value-type="float">
            <text:p>0.67085</text:p>
          </table:table-cell>
          <table:table-cell office:value-type="float" office:value="0.65478" calcext:value-type="float">
            <text:p>0.65478</text:p>
          </table:table-cell>
          <table:table-cell office:value-type="float" office:value="0.635414" calcext:value-type="float">
            <text:p>0.635414</text:p>
          </table:table-cell>
          <table:table-cell office:value-type="float" office:value="0.620143" calcext:value-type="float">
            <text:p>0.620143</text:p>
          </table:table-cell>
          <table:table-cell office:value-type="float" office:value="0.614422" calcext:value-type="float">
            <text:p>0.614422</text:p>
          </table:table-cell>
          <table:table-cell office:value-type="float" office:value="0.620143" calcext:value-type="float">
            <text:p>0.620143</text:p>
          </table:table-cell>
          <table:table-cell office:value-type="float" office:value="0.635414" calcext:value-type="float">
            <text:p>0.635414</text:p>
          </table:table-cell>
          <table:table-cell office:value-type="float" office:value="0.65478" calcext:value-type="float">
            <text:p>0.65478</text:p>
          </table:table-cell>
          <table:table-cell office:value-type="float" office:value="0.67085" calcext:value-type="float">
            <text:p>0.67085</text:p>
          </table:table-cell>
          <table:table-cell office:value-type="float" office:value="0.676204" calcext:value-type="float">
            <text:p>0.676204</text:p>
          </table:table-cell>
        </table:table-row>
        <table:table-row table:style-name="ro1">
          <table:table-cell office:value-type="float" office:value="0.66505" calcext:value-type="float">
            <text:p>0.66505</text:p>
          </table:table-cell>
          <table:table-cell office:value-type="float" office:value="0.657243" calcext:value-type="float">
            <text:p>0.657243</text:p>
          </table:table-cell>
          <table:table-cell office:value-type="float" office:value="0.633574" calcext:value-type="float">
            <text:p>0.633574</text:p>
          </table:table-cell>
          <table:table-cell office:value-type="float" office:value="0.605467" calcext:value-type="float">
            <text:p>0.605467</text:p>
          </table:table-cell>
          <table:table-cell office:value-type="float" office:value="0.583618" calcext:value-type="float">
            <text:p>0.583618</text:p>
          </table:table-cell>
          <table:table-cell office:value-type="float" office:value="0.575497" calcext:value-type="float">
            <text:p>0.575497</text:p>
          </table:table-cell>
          <table:table-cell office:value-type="float" office:value="0.583618" calcext:value-type="float">
            <text:p>0.583618</text:p>
          </table:table-cell>
          <table:table-cell office:value-type="float" office:value="0.605467" calcext:value-type="float">
            <text:p>0.605467</text:p>
          </table:table-cell>
          <table:table-cell office:value-type="float" office:value="0.633574" calcext:value-type="float">
            <text:p>0.633574</text:p>
          </table:table-cell>
          <table:table-cell office:value-type="float" office:value="0.657243" calcext:value-type="float">
            <text:p>0.657243</text:p>
          </table:table-cell>
          <table:table-cell office:value-type="float" office:value="0.66505" calcext:value-type="float">
            <text:p>0.66505</text:p>
          </table:table-cell>
        </table:table-row>
        <table:table-row table:style-name="ro1">
          <table:table-cell office:value-type="float" office:value="0.654251" calcext:value-type="float">
            <text:p>0.654251</text:p>
          </table:table-cell>
          <table:table-cell office:value-type="float" office:value="0.643628" calcext:value-type="float">
            <text:p>0.643628</text:p>
          </table:table-cell>
          <table:table-cell office:value-type="float" office:value="0.611377" calcext:value-type="float">
            <text:p>0.611377</text:p>
          </table:table-cell>
          <table:table-cell office:value-type="float" office:value="0.573656" calcext:value-type="float">
            <text:p>0.573656</text:p>
          </table:table-cell>
          <table:table-cell office:value-type="float" office:value="0.544772" calcext:value-type="float">
            <text:p>0.544772</text:p>
          </table:table-cell>
          <table:table-cell office:value-type="float" office:value="0.534124" calcext:value-type="float">
            <text:p>0.534124</text:p>
          </table:table-cell>
          <table:table-cell office:value-type="float" office:value="0.544772" calcext:value-type="float">
            <text:p>0.544772</text:p>
          </table:table-cell>
          <table:table-cell office:value-type="float" office:value="0.573656" calcext:value-type="float">
            <text:p>0.573656</text:p>
          </table:table-cell>
          <table:table-cell office:value-type="float" office:value="0.611377" calcext:value-type="float">
            <text:p>0.611377</text:p>
          </table:table-cell>
          <table:table-cell office:value-type="float" office:value="0.643628" calcext:value-type="float">
            <text:p>0.643628</text:p>
          </table:table-cell>
          <table:table-cell office:value-type="float" office:value="0.654251" calcext:value-type="float">
            <text:p>0.654251</text:p>
          </table:table-cell>
        </table:table-row>
        <table:table-row table:style-name="ro1">
          <table:table-cell office:value-type="float" office:value="0.642937" calcext:value-type="float">
            <text:p>0.642937</text:p>
          </table:table-cell>
          <table:table-cell office:value-type="float" office:value="0.629578" calcext:value-type="float">
            <text:p>0.629578</text:p>
          </table:table-cell>
          <table:table-cell office:value-type="float" office:value="0.589214" calcext:value-type="float">
            <text:p>0.589214</text:p>
          </table:table-cell>
          <table:table-cell office:value-type="float" office:value="0.542766" calcext:value-type="float">
            <text:p>0.542766</text:p>
          </table:table-cell>
          <table:table-cell office:value-type="float" office:value="0.507778" calcext:value-type="float">
            <text:p>0.507778</text:p>
          </table:table-cell>
          <table:table-cell office:value-type="float" office:value="0.494995" calcext:value-type="float">
            <text:p>0.494995</text:p>
          </table:table-cell>
          <table:table-cell office:value-type="float" office:value="0.507778" calcext:value-type="float">
            <text:p>0.507778</text:p>
          </table:table-cell>
          <table:table-cell office:value-type="float" office:value="0.542766" calcext:value-type="float">
            <text:p>0.542766</text:p>
          </table:table-cell>
          <table:table-cell office:value-type="float" office:value="0.589214" calcext:value-type="float">
            <text:p>0.589214</text:p>
          </table:table-cell>
          <table:table-cell office:value-type="float" office:value="0.629578" calcext:value-type="float">
            <text:p>0.629578</text:p>
          </table:table-cell>
          <table:table-cell office:value-type="float" office:value="0.642937" calcext:value-type="float">
            <text:p>0.642937</text:p>
          </table:table-cell>
        </table:table-row>
        <table:table-row table:style-name="ro1">
          <table:table-cell office:value-type="float" office:value="0.633895" calcext:value-type="float">
            <text:p>0.633895</text:p>
          </table:table-cell>
          <table:table-cell office:value-type="float" office:value="0.61794" calcext:value-type="float">
            <text:p>0.61794</text:p>
          </table:table-cell>
          <table:table-cell office:value-type="float" office:value="0.570203" calcext:value-type="float">
            <text:p>0.570203</text:p>
          </table:table-cell>
          <table:table-cell office:value-type="float" office:value="0.516087" calcext:value-type="float">
            <text:p>0.516087</text:p>
          </table:table-cell>
          <table:table-cell office:value-type="float" office:value="0.475925" calcext:value-type="float">
            <text:p>0.475925</text:p>
          </table:table-cell>
          <table:table-cell office:value-type="float" office:value="0.461376" calcext:value-type="float">
            <text:p>0.461376</text:p>
          </table:table-cell>
          <table:table-cell office:value-type="float" office:value="0.475925" calcext:value-type="float">
            <text:p>0.475925</text:p>
          </table:table-cell>
          <table:table-cell office:value-type="float" office:value="0.516087" calcext:value-type="float">
            <text:p>0.516087</text:p>
          </table:table-cell>
          <table:table-cell office:value-type="float" office:value="0.570203" calcext:value-type="float">
            <text:p>0.570203</text:p>
          </table:table-cell>
          <table:table-cell office:value-type="float" office:value="0.61794" calcext:value-type="float">
            <text:p>0.61794</text:p>
          </table:table-cell>
          <table:table-cell office:value-type="float" office:value="0.633895" calcext:value-type="float">
            <text:p>0.633895</text:p>
          </table:table-cell>
        </table:table-row>
        <table:table-row table:style-name="ro1">
          <table:table-cell office:value-type="float" office:value="0.627172" calcext:value-type="float">
            <text:p>0.627172</text:p>
          </table:table-cell>
          <table:table-cell office:value-type="float" office:value="0.609298" calcext:value-type="float">
            <text:p>0.609298</text:p>
          </table:table-cell>
          <table:table-cell office:value-type="float" office:value="0.556419" calcext:value-type="float">
            <text:p>0.556419</text:p>
          </table:table-cell>
          <table:table-cell office:value-type="float" office:value="0.497213" calcext:value-type="float">
            <text:p>0.497213</text:p>
          </table:table-cell>
          <table:table-cell office:value-type="float" office:value="0.453813" calcext:value-type="float">
            <text:p>0.453813</text:p>
          </table:table-cell>
          <table:table-cell office:value-type="float" office:value="0.438199" calcext:value-type="float">
            <text:p>0.438199</text:p>
          </table:table-cell>
          <table:table-cell office:value-type="float" office:value="0.453813" calcext:value-type="float">
            <text:p>0.453813</text:p>
          </table:table-cell>
          <table:table-cell office:value-type="float" office:value="0.497213" calcext:value-type="float">
            <text:p>0.497213</text:p>
          </table:table-cell>
          <table:table-cell office:value-type="float" office:value="0.556419" calcext:value-type="float">
            <text:p>0.556419</text:p>
          </table:table-cell>
          <table:table-cell office:value-type="float" office:value="0.609298" calcext:value-type="float">
            <text:p>0.609298</text:p>
          </table:table-cell>
          <table:table-cell office:value-type="float" office:value="0.627172" calcext:value-type="float">
            <text:p>0.627172</text:p>
          </table:table-cell>
        </table:table-row>
        <table:table-row table:style-name="ro1">
          <table:table-cell office:value-type="float" office:value="0.626137" calcext:value-type="float">
            <text:p>0.626137</text:p>
          </table:table-cell>
          <table:table-cell office:value-type="float" office:value="0.607275" calcext:value-type="float">
            <text:p>0.607275</text:p>
          </table:table-cell>
          <table:table-cell office:value-type="float" office:value="0.551865" calcext:value-type="float">
            <text:p>0.551865</text:p>
          </table:table-cell>
          <table:table-cell office:value-type="float" office:value="0.490099" calcext:value-type="float">
            <text:p>0.490099</text:p>
          </table:table-cell>
          <table:table-cell office:value-type="float" office:value="0.445004" calcext:value-type="float">
            <text:p>0.445004</text:p>
          </table:table-cell>
          <table:table-cell office:value-type="float" office:value="0.428819" calcext:value-type="float">
            <text:p>0.428819</text:p>
          </table:table-cell>
          <table:table-cell office:value-type="float" office:value="0.445004" calcext:value-type="float">
            <text:p>0.445004</text:p>
          </table:table-cell>
          <table:table-cell office:value-type="float" office:value="0.490099" calcext:value-type="float">
            <text:p>0.490099</text:p>
          </table:table-cell>
          <table:table-cell office:value-type="float" office:value="0.551865" calcext:value-type="float">
            <text:p>0.551865</text:p>
          </table:table-cell>
          <table:table-cell office:value-type="float" office:value="0.607275" calcext:value-type="float">
            <text:p>0.607275</text:p>
          </table:table-cell>
          <table:table-cell office:value-type="float" office:value="0.626137" calcext:value-type="float">
            <text:p>0.6261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831536" calcext:value-type="float">
            <text:p>0.831536</text:p>
          </table:table-cell>
          <table:table-cell table:number-columns-repeated="10"/>
        </table:table-row>
        <table:table-row table:style-name="ro1">
          <table:table-cell office:value-type="float" office:value="0.716324" calcext:value-type="float">
            <text:p>0.716324</text:p>
          </table:table-cell>
          <table:table-cell office:value-type="float" office:value="0.715088" calcext:value-type="float">
            <text:p>0.715088</text:p>
          </table:table-cell>
          <table:table-cell office:value-type="float" office:value="0.71177" calcext:value-type="float">
            <text:p>0.71177</text:p>
          </table:table-cell>
          <table:table-cell office:value-type="float" office:value="0.707614" calcext:value-type="float">
            <text:p>0.707614</text:p>
          </table:table-cell>
          <table:table-cell office:value-type="float" office:value="0.704252" calcext:value-type="float">
            <text:p>0.704252</text:p>
          </table:table-cell>
          <table:table-cell office:value-type="float" office:value="0.702967" calcext:value-type="float">
            <text:p>0.702967</text:p>
          </table:table-cell>
          <table:table-cell office:value-type="float" office:value="0.704252" calcext:value-type="float">
            <text:p>0.704252</text:p>
          </table:table-cell>
          <table:table-cell office:value-type="float" office:value="0.707614" calcext:value-type="float">
            <text:p>0.707614</text:p>
          </table:table-cell>
          <table:table-cell office:value-type="float" office:value="0.71177" calcext:value-type="float">
            <text:p>0.71177</text:p>
          </table:table-cell>
          <table:table-cell office:value-type="float" office:value="0.715088" calcext:value-type="float">
            <text:p>0.715088</text:p>
          </table:table-cell>
          <table:table-cell office:value-type="float" office:value="0.716324" calcext:value-type="float">
            <text:p>0.716324</text:p>
          </table:table-cell>
        </table:table-row>
        <table:table-row table:style-name="ro1">
          <table:table-cell office:value-type="float" office:value="0.706032" calcext:value-type="float">
            <text:p>0.706032</text:p>
          </table:table-cell>
          <table:table-cell office:value-type="float" office:value="0.705597" calcext:value-type="float">
            <text:p>0.705597</text:p>
          </table:table-cell>
          <table:table-cell office:value-type="float" office:value="0.704543" calcext:value-type="float">
            <text:p>0.704543</text:p>
          </table:table-cell>
          <table:table-cell office:value-type="float" office:value="0.70321" calcext:value-type="float">
            <text:p>0.70321</text:p>
          </table:table-cell>
          <table:table-cell office:value-type="float" office:value="0.702156" calcext:value-type="float">
            <text:p>0.702156</text:p>
          </table:table-cell>
          <table:table-cell office:value-type="float" office:value="0.701737" calcext:value-type="float">
            <text:p>0.701737</text:p>
          </table:table-cell>
          <table:table-cell office:value-type="float" office:value="0.702156" calcext:value-type="float">
            <text:p>0.702156</text:p>
          </table:table-cell>
          <table:table-cell office:value-type="float" office:value="0.70321" calcext:value-type="float">
            <text:p>0.70321</text:p>
          </table:table-cell>
          <table:table-cell office:value-type="float" office:value="0.704543" calcext:value-type="float">
            <text:p>0.704543</text:p>
          </table:table-cell>
          <table:table-cell office:value-type="float" office:value="0.705597" calcext:value-type="float">
            <text:p>0.705597</text:p>
          </table:table-cell>
          <table:table-cell office:value-type="float" office:value="0.706032" calcext:value-type="float">
            <text:p>0.706032</text:p>
          </table:table-cell>
        </table:table-row>
        <table:table-row table:style-name="ro1">
          <table:table-cell office:value-type="float" office:value="0.702443" calcext:value-type="float">
            <text:p>0.702443</text:p>
          </table:table-cell>
          <table:table-cell office:value-type="float" office:value="0.700852" calcext:value-type="float">
            <text:p>0.700852</text:p>
          </table:table-cell>
          <table:table-cell office:value-type="float" office:value="0.696354" calcext:value-type="float">
            <text:p>0.696354</text:p>
          </table:table-cell>
          <table:table-cell office:value-type="float" office:value="0.690792" calcext:value-type="float">
            <text:p>0.690792</text:p>
          </table:table-cell>
          <table:table-cell office:value-type="float" office:value="0.686329" calcext:value-type="float">
            <text:p>0.686329</text:p>
          </table:table-cell>
          <table:table-cell office:value-type="float" office:value="0.684629" calcext:value-type="float">
            <text:p>0.684629</text:p>
          </table:table-cell>
          <table:table-cell office:value-type="float" office:value="0.686329" calcext:value-type="float">
            <text:p>0.686329</text:p>
          </table:table-cell>
          <table:table-cell office:value-type="float" office:value="0.690792" calcext:value-type="float">
            <text:p>0.690792</text:p>
          </table:table-cell>
          <table:table-cell office:value-type="float" office:value="0.696354" calcext:value-type="float">
            <text:p>0.696354</text:p>
          </table:table-cell>
          <table:table-cell office:value-type="float" office:value="0.700852" calcext:value-type="float">
            <text:p>0.700852</text:p>
          </table:table-cell>
          <table:table-cell office:value-type="float" office:value="0.702443" calcext:value-type="float">
            <text:p>0.702443</text:p>
          </table:table-cell>
        </table:table-row>
        <table:table-row table:style-name="ro1">
          <table:table-cell office:value-type="float" office:value="0.694502" calcext:value-type="float">
            <text:p>0.694502</text:p>
          </table:table-cell>
          <table:table-cell office:value-type="float" office:value="0.691377" calcext:value-type="float">
            <text:p>0.691377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70934" calcext:value-type="float">
            <text:p>0.670934</text:p>
          </table:table-cell>
          <table:table-cell office:value-type="float" office:value="0.661981" calcext:value-type="float">
            <text:p>0.661981</text:p>
          </table:table-cell>
          <table:table-cell office:value-type="float" office:value="0.658602" calcext:value-type="float">
            <text:p>0.658602</text:p>
          </table:table-cell>
          <table:table-cell office:value-type="float" office:value="0.661981" calcext:value-type="float">
            <text:p>0.661981</text:p>
          </table:table-cell>
          <table:table-cell office:value-type="float" office:value="0.670934" calcext:value-type="float">
            <text:p>0.670934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1377" calcext:value-type="float">
            <text:p>0.691377</text:p>
          </table:table-cell>
          <table:table-cell office:value-type="float" office:value="0.694502" calcext:value-type="float">
            <text:p>0.694502</text:p>
          </table:table-cell>
        </table:table-row>
        <table:table-row table:style-name="ro1">
          <table:table-cell office:value-type="float" office:value="0.686238" calcext:value-type="float">
            <text:p>0.686238</text:p>
          </table:table-cell>
          <table:table-cell office:value-type="float" office:value="0.680831" calcext:value-type="float">
            <text:p>0.680831</text:p>
          </table:table-cell>
          <table:table-cell office:value-type="float" office:value="0.664593" calcext:value-type="float">
            <text:p>0.664593</text:p>
          </table:table-cell>
          <table:table-cell office:value-type="float" office:value="0.645022" calcext:value-type="float">
            <text:p>0.645022</text:p>
          </table:table-cell>
          <table:table-cell office:value-type="float" office:value="0.629586" calcext:value-type="float">
            <text:p>0.629586</text:p>
          </table:table-cell>
          <table:table-cell office:value-type="float" office:value="0.623803" calcext:value-type="float">
            <text:p>0.623803</text:p>
          </table:table-cell>
          <table:table-cell office:value-type="float" office:value="0.629586" calcext:value-type="float">
            <text:p>0.629586</text:p>
          </table:table-cell>
          <table:table-cell office:value-type="float" office:value="0.645022" calcext:value-type="float">
            <text:p>0.645022</text:p>
          </table:table-cell>
          <table:table-cell office:value-type="float" office:value="0.664593" calcext:value-type="float">
            <text:p>0.664593</text:p>
          </table:table-cell>
          <table:table-cell office:value-type="float" office:value="0.680831" calcext:value-type="float">
            <text:p>0.680831</text:p>
          </table:table-cell>
          <table:table-cell office:value-type="float" office:value="0.686238" calcext:value-type="float">
            <text:p>0.686238</text:p>
          </table:table-cell>
        </table:table-row>
        <table:table-row table:style-name="ro1">
          <table:table-cell office:value-type="float" office:value="0.675037" calcext:value-type="float">
            <text:p>0.675037</text:p>
          </table:table-cell>
          <table:table-cell office:value-type="float" office:value="0.667157" calcext:value-type="float">
            <text:p>0.667157</text:p>
          </table:table-cell>
          <table:table-cell office:value-type="float" office:value="0.643247" calcext:value-type="float">
            <text:p>0.643247</text:p>
          </table:table-cell>
          <table:table-cell office:value-type="float" office:value="0.614848" calcext:value-type="float">
            <text:p>0.614848</text:p>
          </table:table-cell>
          <table:table-cell office:value-type="float" office:value="0.592766" calcext:value-type="float">
            <text:p>0.592766</text:p>
          </table:table-cell>
          <table:table-cell office:value-type="float" office:value="0.584557" calcext:value-type="float">
            <text:p>0.584557</text:p>
          </table:table-cell>
          <table:table-cell office:value-type="float" office:value="0.592766" calcext:value-type="float">
            <text:p>0.592766</text:p>
          </table:table-cell>
          <table:table-cell office:value-type="float" office:value="0.614848" calcext:value-type="float">
            <text:p>0.614848</text:p>
          </table:table-cell>
          <table:table-cell office:value-type="float" office:value="0.643247" calcext:value-type="float">
            <text:p>0.643247</text:p>
          </table:table-cell>
          <table:table-cell office:value-type="float" office:value="0.667157" calcext:value-type="float">
            <text:p>0.667157</text:p>
          </table:table-cell>
          <table:table-cell office:value-type="float" office:value="0.675037" calcext:value-type="float">
            <text:p>0.675037</text:p>
          </table:table-cell>
        </table:table-row>
        <table:table-row table:style-name="ro1">
          <table:table-cell office:value-type="float" office:value="0.664223" calcext:value-type="float">
            <text:p>0.664223</text:p>
          </table:table-cell>
          <table:table-cell office:value-type="float" office:value="0.653501" calcext:value-type="float">
            <text:p>0.653501</text:p>
          </table:table-cell>
          <table:table-cell office:value-type="float" office:value="0.620926" calcext:value-type="float">
            <text:p>0.620926</text:p>
          </table:table-cell>
          <table:table-cell office:value-type="float" office:value="0.582816" calcext:value-type="float">
            <text:p>0.582816</text:p>
          </table:table-cell>
          <table:table-cell office:value-type="float" office:value="0.553623" calcext:value-type="float">
            <text:p>0.553623</text:p>
          </table:table-cell>
          <table:table-cell office:value-type="float" office:value="0.54286" calcext:value-type="float">
            <text:p>0.54286</text:p>
          </table:table-cell>
          <table:table-cell office:value-type="float" office:value="0.553623" calcext:value-type="float">
            <text:p>0.553623</text:p>
          </table:table-cell>
          <table:table-cell office:value-type="float" office:value="0.582816" calcext:value-type="float">
            <text:p>0.582816</text:p>
          </table:table-cell>
          <table:table-cell office:value-type="float" office:value="0.620926" calcext:value-type="float">
            <text:p>0.620926</text:p>
          </table:table-cell>
          <table:table-cell office:value-type="float" office:value="0.653501" calcext:value-type="float">
            <text:p>0.653501</text:p>
          </table:table-cell>
          <table:table-cell office:value-type="float" office:value="0.664223" calcext:value-type="float">
            <text:p>0.664223</text:p>
          </table:table-cell>
        </table:table-row>
        <table:table-row table:style-name="ro1">
          <table:table-cell office:value-type="float" office:value="0.652885" calcext:value-type="float">
            <text:p>0.652885</text:p>
          </table:table-cell>
          <table:table-cell office:value-type="float" office:value="0.639408" calcext:value-type="float">
            <text:p>0.639408</text:p>
          </table:table-cell>
          <table:table-cell office:value-type="float" office:value="0.598651" calcext:value-type="float">
            <text:p>0.598651</text:p>
          </table:table-cell>
          <table:table-cell office:value-type="float" office:value="0.551734" calcext:value-type="float">
            <text:p>0.551734</text:p>
          </table:table-cell>
          <table:table-cell office:value-type="float" office:value="0.516375" calcext:value-type="float">
            <text:p>0.516375</text:p>
          </table:table-cell>
          <table:table-cell office:value-type="float" office:value="0.503454" calcext:value-type="float">
            <text:p>0.503454</text:p>
          </table:table-cell>
          <table:table-cell office:value-type="float" office:value="0.516375" calcext:value-type="float">
            <text:p>0.516375</text:p>
          </table:table-cell>
          <table:table-cell office:value-type="float" office:value="0.551734" calcext:value-type="float">
            <text:p>0.551734</text:p>
          </table:table-cell>
          <table:table-cell office:value-type="float" office:value="0.598651" calcext:value-type="float">
            <text:p>0.598651</text:p>
          </table:table-cell>
          <table:table-cell office:value-type="float" office:value="0.639408" calcext:value-type="float">
            <text:p>0.639408</text:p>
          </table:table-cell>
          <table:table-cell office:value-type="float" office:value="0.652885" calcext:value-type="float">
            <text:p>0.652885</text:p>
          </table:table-cell>
        </table:table-row>
        <table:table-row table:style-name="ro1">
          <table:table-cell office:value-type="float" office:value="0.643852" calcext:value-type="float">
            <text:p>0.643852</text:p>
          </table:table-cell>
          <table:table-cell office:value-type="float" office:value="0.627759" calcext:value-type="float">
            <text:p>0.627759</text:p>
          </table:table-cell>
          <table:table-cell office:value-type="float" office:value="0.579568" calcext:value-type="float">
            <text:p>0.579568</text:p>
          </table:table-cell>
          <table:table-cell office:value-type="float" office:value="0.524909" calcext:value-type="float">
            <text:p>0.524909</text:p>
          </table:table-cell>
          <table:table-cell office:value-type="float" office:value="0.484321" calcext:value-type="float">
            <text:p>0.484321</text:p>
          </table:table-cell>
          <table:table-cell office:value-type="float" office:value="0.469613" calcext:value-type="float">
            <text:p>0.469613</text:p>
          </table:table-cell>
          <table:table-cell office:value-type="float" office:value="0.484321" calcext:value-type="float">
            <text:p>0.484321</text:p>
          </table:table-cell>
          <table:table-cell office:value-type="float" office:value="0.524909" calcext:value-type="float">
            <text:p>0.524909</text:p>
          </table:table-cell>
          <table:table-cell office:value-type="float" office:value="0.579568" calcext:value-type="float">
            <text:p>0.579568</text:p>
          </table:table-cell>
          <table:table-cell office:value-type="float" office:value="0.627759" calcext:value-type="float">
            <text:p>0.627759</text:p>
          </table:table-cell>
          <table:table-cell office:value-type="float" office:value="0.643852" calcext:value-type="float">
            <text:p>0.643852</text:p>
          </table:table-cell>
        </table:table-row>
        <table:table-row table:style-name="ro1">
          <table:table-cell office:value-type="float" office:value="0.637129" calcext:value-type="float">
            <text:p>0.637129</text:p>
          </table:table-cell>
          <table:table-cell office:value-type="float" office:value="0.619107" calcext:value-type="float">
            <text:p>0.619107</text:p>
          </table:table-cell>
          <table:table-cell office:value-type="float" office:value="0.565737" calcext:value-type="float">
            <text:p>0.565737</text:p>
          </table:table-cell>
          <table:table-cell office:value-type="float" office:value="0.505947" calcext:value-type="float">
            <text:p>0.505947</text:p>
          </table:table-cell>
          <table:table-cell office:value-type="float" office:value="0.46209" calcext:value-type="float">
            <text:p>0.46209</text:p>
          </table:table-cell>
          <table:table-cell office:value-type="float" office:value="0.446306" calcext:value-type="float">
            <text:p>0.446306</text:p>
          </table:table-cell>
          <table:table-cell office:value-type="float" office:value="0.46209" calcext:value-type="float">
            <text:p>0.46209</text:p>
          </table:table-cell>
          <table:table-cell office:value-type="float" office:value="0.505947" calcext:value-type="float">
            <text:p>0.505947</text:p>
          </table:table-cell>
          <table:table-cell office:value-type="float" office:value="0.565737" calcext:value-type="float">
            <text:p>0.565737</text:p>
          </table:table-cell>
          <table:table-cell office:value-type="float" office:value="0.619107" calcext:value-type="float">
            <text:p>0.619107</text:p>
          </table:table-cell>
          <table:table-cell office:value-type="float" office:value="0.637129" calcext:value-type="float">
            <text:p>0.637129</text:p>
          </table:table-cell>
        </table:table-row>
        <table:table-row table:style-name="ro1">
          <table:table-cell office:value-type="float" office:value="0.636139" calcext:value-type="float">
            <text:p>0.636139</text:p>
          </table:table-cell>
          <table:table-cell office:value-type="float" office:value="0.617119" calcext:value-type="float">
            <text:p>0.617119</text:p>
          </table:table-cell>
          <table:table-cell office:value-type="float" office:value="0.56119" calcext:value-type="float">
            <text:p>0.56119</text:p>
          </table:table-cell>
          <table:table-cell office:value-type="float" office:value="0.498805" calcext:value-type="float">
            <text:p>0.498805</text:p>
          </table:table-cell>
          <table:table-cell office:value-type="float" office:value="0.453225" calcext:value-type="float">
            <text:p>0.453225</text:p>
          </table:table-cell>
          <table:table-cell office:value-type="float" office:value="0.436861" calcext:value-type="float">
            <text:p>0.436861</text:p>
          </table:table-cell>
          <table:table-cell office:value-type="float" office:value="0.453225" calcext:value-type="float">
            <text:p>0.453225</text:p>
          </table:table-cell>
          <table:table-cell office:value-type="float" office:value="0.498805" calcext:value-type="float">
            <text:p>0.498805</text:p>
          </table:table-cell>
          <table:table-cell office:value-type="float" office:value="0.56119" calcext:value-type="float">
            <text:p>0.56119</text:p>
          </table:table-cell>
          <table:table-cell office:value-type="float" office:value="0.617119" calcext:value-type="float">
            <text:p>0.617119</text:p>
          </table:table-cell>
          <table:table-cell office:value-type="float" office:value="0.636139" calcext:value-type="float">
            <text:p>0.63613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844483" calcext:value-type="float">
            <text:p>0.844483</text:p>
          </table:table-cell>
          <table:table-cell table:number-columns-repeated="10"/>
        </table:table-row>
        <table:table-row table:style-name="ro1">
          <table:table-cell office:value-type="float" office:value="0.726018" calcext:value-type="float">
            <text:p>0.726018</text:p>
          </table:table-cell>
          <table:table-cell office:value-type="float" office:value="0.724769" calcext:value-type="float">
            <text:p>0.724769</text:p>
          </table:table-cell>
          <table:table-cell office:value-type="float" office:value="0.721408" calcext:value-type="float">
            <text:p>0.721408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13796" calcext:value-type="float">
            <text:p>0.713796</text:p>
          </table:table-cell>
          <table:table-cell office:value-type="float" office:value="0.712495" calcext:value-type="float">
            <text:p>0.712495</text:p>
          </table:table-cell>
          <table:table-cell office:value-type="float" office:value="0.713796" calcext:value-type="float">
            <text:p>0.713796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721408" calcext:value-type="float">
            <text:p>0.721408</text:p>
          </table:table-cell>
          <table:table-cell office:value-type="float" office:value="0.724769" calcext:value-type="float">
            <text:p>0.724769</text:p>
          </table:table-cell>
          <table:table-cell office:value-type="float" office:value="0.726018" calcext:value-type="float">
            <text:p>0.726018</text:p>
          </table:table-cell>
        </table:table-row>
        <table:table-row table:style-name="ro1">
          <table:table-cell office:value-type="float" office:value="0.715607" calcext:value-type="float">
            <text:p>0.715607</text:p>
          </table:table-cell>
          <table:table-cell office:value-type="float" office:value="0.71517" calcext:value-type="float">
            <text:p>0.71517</text:p>
          </table:table-cell>
          <table:table-cell office:value-type="float" office:value="0.714105" calcext:value-type="float">
            <text:p>0.714105</text:p>
          </table:table-cell>
          <table:table-cell office:value-type="float" office:value="0.712759" calcext:value-type="float">
            <text:p>0.712759</text:p>
          </table:table-cell>
          <table:table-cell office:value-type="float" office:value="0.711694" calcext:value-type="float">
            <text:p>0.711694</text:p>
          </table:table-cell>
          <table:table-cell office:value-type="float" office:value="0.711272" calcext:value-type="float">
            <text:p>0.711272</text:p>
          </table:table-cell>
          <table:table-cell office:value-type="float" office:value="0.711694" calcext:value-type="float">
            <text:p>0.711694</text:p>
          </table:table-cell>
          <table:table-cell office:value-type="float" office:value="0.712759" calcext:value-type="float">
            <text:p>0.712759</text:p>
          </table:table-cell>
          <table:table-cell office:value-type="float" office:value="0.714105" calcext:value-type="float">
            <text:p>0.714105</text:p>
          </table:table-cell>
          <table:table-cell office:value-type="float" office:value="0.71517" calcext:value-type="float">
            <text:p>0.71517</text:p>
          </table:table-cell>
          <table:table-cell office:value-type="float" office:value="0.715607" calcext:value-type="float">
            <text:p>0.715607</text:p>
          </table:table-cell>
        </table:table-row>
        <table:table-row table:style-name="ro1">
          <table:table-cell office:value-type="float" office:value="0.712007" calcext:value-type="float">
            <text:p>0.712007</text:p>
          </table:table-cell>
          <table:table-cell office:value-type="float" office:value="0.710403" calcext:value-type="float">
            <text:p>0.710403</text:p>
          </table:table-cell>
          <table:table-cell office:value-type="float" office:value="0.705859" calcext:value-type="float">
            <text:p>0.705859</text:p>
          </table:table-cell>
          <table:table-cell office:value-type="float" office:value="0.700242" calcext:value-type="float">
            <text:p>0.700242</text:p>
          </table:table-cell>
          <table:table-cell office:value-type="float" office:value="0.695733" calcext:value-type="float">
            <text:p>0.695733</text:p>
          </table:table-cell>
          <table:table-cell office:value-type="float" office:value="0.694016" calcext:value-type="float">
            <text:p>0.694016</text:p>
          </table:table-cell>
          <table:table-cell office:value-type="float" office:value="0.695733" calcext:value-type="float">
            <text:p>0.695733</text:p>
          </table:table-cell>
          <table:table-cell office:value-type="float" office:value="0.700242" calcext:value-type="float">
            <text:p>0.700242</text:p>
          </table:table-cell>
          <table:table-cell office:value-type="float" office:value="0.705859" calcext:value-type="float">
            <text:p>0.705859</text:p>
          </table:table-cell>
          <table:table-cell office:value-type="float" office:value="0.710403" calcext:value-type="float">
            <text:p>0.710403</text:p>
          </table:table-cell>
          <table:table-cell office:value-type="float" office:value="0.712007" calcext:value-type="float">
            <text:p>0.712007</text:p>
          </table:table-cell>
        </table:table-row>
        <table:table-row table:style-name="ro1">
          <table:table-cell office:value-type="float" office:value="0.704022" calcext:value-type="float">
            <text:p>0.704022</text:p>
          </table:table-cell>
          <table:table-cell office:value-type="float" office:value="0.70087" calcext:value-type="float">
            <text:p>0.70087</text:p>
          </table:table-cell>
          <table:table-cell office:value-type="float" office:value="0.691573" calcext:value-type="float">
            <text:p>0.691573</text:p>
          </table:table-cell>
          <table:table-cell office:value-type="float" office:value="0.680229" calcext:value-type="float">
            <text:p>0.680229</text:p>
          </table:table-cell>
          <table:table-cell office:value-type="float" office:value="0.671187" calcext:value-type="float">
            <text:p>0.671187</text:p>
          </table:table-cell>
          <table:table-cell office:value-type="float" office:value="0.667775" calcext:value-type="float">
            <text:p>0.667775</text:p>
          </table:table-cell>
          <table:table-cell office:value-type="float" office:value="0.671187" calcext:value-type="float">
            <text:p>0.671187</text:p>
          </table:table-cell>
          <table:table-cell office:value-type="float" office:value="0.680229" calcext:value-type="float">
            <text:p>0.680229</text:p>
          </table:table-cell>
          <table:table-cell office:value-type="float" office:value="0.691573" calcext:value-type="float">
            <text:p>0.691573</text:p>
          </table:table-cell>
          <table:table-cell office:value-type="float" office:value="0.70087" calcext:value-type="float">
            <text:p>0.70087</text:p>
          </table:table-cell>
          <table:table-cell office:value-type="float" office:value="0.704022" calcext:value-type="float">
            <text:p>0.704022</text:p>
          </table:table-cell>
        </table:table-row>
        <table:table-row table:style-name="ro1">
          <table:table-cell office:value-type="float" office:value="0.695738" calcext:value-type="float">
            <text:p>0.695738</text:p>
          </table:table-cell>
          <table:table-cell office:value-type="float" office:value="0.690284" calcext:value-type="float">
            <text:p>0.690284</text:p>
          </table:table-cell>
          <table:table-cell office:value-type="float" office:value="0.673888" calcext:value-type="float">
            <text:p>0.673888</text:p>
          </table:table-cell>
          <table:table-cell office:value-type="float" office:value="0.654125" calcext:value-type="float">
            <text:p>0.654125</text:p>
          </table:table-cell>
          <table:table-cell office:value-type="float" office:value="0.638533" calcext:value-type="float">
            <text:p>0.638533</text:p>
          </table:table-cell>
          <table:table-cell office:value-type="float" office:value="0.632693" calcext:value-type="float">
            <text:p>0.632693</text:p>
          </table:table-cell>
          <table:table-cell office:value-type="float" office:value="0.638533" calcext:value-type="float">
            <text:p>0.638533</text:p>
          </table:table-cell>
          <table:table-cell office:value-type="float" office:value="0.654125" calcext:value-type="float">
            <text:p>0.654125</text:p>
          </table:table-cell>
          <table:table-cell office:value-type="float" office:value="0.673888" calcext:value-type="float">
            <text:p>0.673888</text:p>
          </table:table-cell>
          <table:table-cell office:value-type="float" office:value="0.690284" calcext:value-type="float">
            <text:p>0.690284</text:p>
          </table:table-cell>
          <table:table-cell office:value-type="float" office:value="0.695738" calcext:value-type="float">
            <text:p>0.695738</text:p>
          </table:table-cell>
        </table:table-row>
        <table:table-row table:style-name="ro1">
          <table:table-cell office:value-type="float" office:value="0.684497" calcext:value-type="float">
            <text:p>0.684497</text:p>
          </table:table-cell>
          <table:table-cell office:value-type="float" office:value="0.676548" calcext:value-type="float">
            <text:p>0.676548</text:p>
          </table:table-cell>
          <table:table-cell office:value-type="float" office:value="0.652412" calcext:value-type="float">
            <text:p>0.652412</text:p>
          </table:table-cell>
          <table:table-cell office:value-type="float" office:value="0.623742" calcext:value-type="float">
            <text:p>0.623742</text:p>
          </table:table-cell>
          <table:table-cell office:value-type="float" office:value="0.60144" calcext:value-type="float">
            <text:p>0.60144</text:p>
          </table:table-cell>
          <table:table-cell office:value-type="float" office:value="0.59315" calcext:value-type="float">
            <text:p>0.59315</text:p>
          </table:table-cell>
          <table:table-cell office:value-type="float" office:value="0.60144" calcext:value-type="float">
            <text:p>0.60144</text:p>
          </table:table-cell>
          <table:table-cell office:value-type="float" office:value="0.623742" calcext:value-type="float">
            <text:p>0.623742</text:p>
          </table:table-cell>
          <table:table-cell office:value-type="float" office:value="0.652412" calcext:value-type="float">
            <text:p>0.652412</text:p>
          </table:table-cell>
          <table:table-cell office:value-type="float" office:value="0.676548" calcext:value-type="float">
            <text:p>0.676548</text:p>
          </table:table-cell>
          <table:table-cell office:value-type="float" office:value="0.684497" calcext:value-type="float">
            <text:p>0.684497</text:p>
          </table:table-cell>
        </table:table-row>
        <table:table-row table:style-name="ro1">
          <table:table-cell office:value-type="float" office:value="0.673671" calcext:value-type="float">
            <text:p>0.673671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62998" calcext:value-type="float">
            <text:p>0.62998</text:p>
          </table:table-cell>
          <table:table-cell office:value-type="float" office:value="0.591506" calcext:value-type="float">
            <text:p>0.591506</text:p>
          </table:table-cell>
          <table:table-cell office:value-type="float" office:value="0.562022" calcext:value-type="float">
            <text:p>0.562022</text:p>
          </table:table-cell>
          <table:table-cell office:value-type="float" office:value="0.551151" calcext:value-type="float">
            <text:p>0.551151</text:p>
          </table:table-cell>
          <table:table-cell office:value-type="float" office:value="0.562022" calcext:value-type="float">
            <text:p>0.562022</text:p>
          </table:table-cell>
          <table:table-cell office:value-type="float" office:value="0.591506" calcext:value-type="float">
            <text:p>0.591506</text:p>
          </table:table-cell>
          <table:table-cell office:value-type="float" office:value="0.62998" calcext:value-type="float">
            <text:p>0.62998</text:p>
          </table:table-cell>
          <table:table-cell office:value-type="float" office:value="0.662857" calcext:value-type="float">
            <text:p>0.662857</text:p>
          </table:table-cell>
          <table:table-cell office:value-type="float" office:value="0.673671" calcext:value-type="float">
            <text:p>0.673671</text:p>
          </table:table-cell>
        </table:table-row>
        <table:table-row table:style-name="ro1">
          <table:table-cell office:value-type="float" office:value="0.662313" calcext:value-type="float">
            <text:p>0.662313</text:p>
          </table:table-cell>
          <table:table-cell office:value-type="float" office:value="0.648725" calcext:value-type="float">
            <text:p>0.648725</text:p>
          </table:table-cell>
          <table:table-cell office:value-type="float" office:value="0.607602" calcext:value-type="float">
            <text:p>0.607602</text:p>
          </table:table-cell>
          <table:table-cell office:value-type="float" office:value="0.560246" calcext:value-type="float">
            <text:p>0.560246</text:p>
          </table:table-cell>
          <table:table-cell office:value-type="float" office:value="0.524539" calcext:value-type="float">
            <text:p>0.524539</text:p>
          </table:table-cell>
          <table:table-cell office:value-type="float" office:value="0.511489" calcext:value-type="float">
            <text:p>0.511489</text:p>
          </table:table-cell>
          <table:table-cell office:value-type="float" office:value="0.524539" calcext:value-type="float">
            <text:p>0.524539</text:p>
          </table:table-cell>
          <table:table-cell office:value-type="float" office:value="0.560246" calcext:value-type="float">
            <text:p>0.560246</text:p>
          </table:table-cell>
          <table:table-cell office:value-type="float" office:value="0.607602" calcext:value-type="float">
            <text:p>0.607602</text:p>
          </table:table-cell>
          <table:table-cell office:value-type="float" office:value="0.648725" calcext:value-type="float">
            <text:p>0.648725</text:p>
          </table:table-cell>
          <table:table-cell office:value-type="float" office:value="0.662313" calcext:value-type="float">
            <text:p>0.662313</text:p>
          </table:table-cell>
        </table:table-row>
        <table:table-row table:style-name="ro1">
          <table:table-cell office:value-type="float" office:value="0.653289" calcext:value-type="float">
            <text:p>0.653289</text:p>
          </table:table-cell>
          <table:table-cell office:value-type="float" office:value="0.637068" calcext:value-type="float">
            <text:p>0.637068</text:p>
          </table:table-cell>
          <table:table-cell office:value-type="float" office:value="0.588451" calcext:value-type="float">
            <text:p>0.588451</text:p>
          </table:table-cell>
          <table:table-cell office:value-type="float" office:value="0.533286" calcext:value-type="float">
            <text:p>0.533286</text:p>
          </table:table-cell>
          <table:table-cell office:value-type="float" office:value="0.492299" calcext:value-type="float">
            <text:p>0.492299</text:p>
          </table:table-cell>
          <table:table-cell office:value-type="float" office:value="0.477443" calcext:value-type="float">
            <text:p>0.477443</text:p>
          </table:table-cell>
          <table:table-cell office:value-type="float" office:value="0.492299" calcext:value-type="float">
            <text:p>0.492299</text:p>
          </table:table-cell>
          <table:table-cell office:value-type="float" office:value="0.533286" calcext:value-type="float">
            <text:p>0.533286</text:p>
          </table:table-cell>
          <table:table-cell office:value-type="float" office:value="0.588451" calcext:value-type="float">
            <text:p>0.588451</text:p>
          </table:table-cell>
          <table:table-cell office:value-type="float" office:value="0.637068" calcext:value-type="float">
            <text:p>0.637068</text:p>
          </table:table-cell>
          <table:table-cell office:value-type="float" office:value="0.653289" calcext:value-type="float">
            <text:p>0.653289</text:p>
          </table:table-cell>
        </table:table-row>
        <table:table-row table:style-name="ro1">
          <table:table-cell office:value-type="float" office:value="0.646568" calcext:value-type="float">
            <text:p>0.646568</text:p>
          </table:table-cell>
          <table:table-cell office:value-type="float" office:value="0.628408" calcext:value-type="float">
            <text:p>0.628408</text:p>
          </table:table-cell>
          <table:table-cell office:value-type="float" office:value="0.574579" calcext:value-type="float">
            <text:p>0.574579</text:p>
          </table:table-cell>
          <table:table-cell office:value-type="float" office:value="0.514243" calcext:value-type="float">
            <text:p>0.514243</text:p>
          </table:table-cell>
          <table:table-cell office:value-type="float" office:value="0.469957" calcext:value-type="float">
            <text:p>0.469957</text:p>
          </table:table-cell>
          <table:table-cell office:value-type="float" office:value="0.454015" calcext:value-type="float">
            <text:p>0.454015</text:p>
          </table:table-cell>
          <table:table-cell office:value-type="float" office:value="0.469957" calcext:value-type="float">
            <text:p>0.469957</text:p>
          </table:table-cell>
          <table:table-cell office:value-type="float" office:value="0.514243" calcext:value-type="float">
            <text:p>0.514243</text:p>
          </table:table-cell>
          <table:table-cell office:value-type="float" office:value="0.574579" calcext:value-type="float">
            <text:p>0.574579</text:p>
          </table:table-cell>
          <table:table-cell office:value-type="float" office:value="0.628408" calcext:value-type="float">
            <text:p>0.628408</text:p>
          </table:table-cell>
          <table:table-cell office:value-type="float" office:value="0.646568" calcext:value-type="float">
            <text:p>0.646568</text:p>
          </table:table-cell>
        </table:table-row>
        <table:table-row table:style-name="ro1">
          <table:table-cell office:value-type="float" office:value="0.64562" calcext:value-type="float">
            <text:p>0.64562</text:p>
          </table:table-cell>
          <table:table-cell office:value-type="float" office:value="0.626454" calcext:value-type="float">
            <text:p>0.626454</text:p>
          </table:table-cell>
          <table:table-cell office:value-type="float" office:value="0.570038" calcext:value-type="float">
            <text:p>0.570038</text:p>
          </table:table-cell>
          <table:table-cell office:value-type="float" office:value="0.507075" calcext:value-type="float">
            <text:p>0.507075</text:p>
          </table:table-cell>
          <table:table-cell office:value-type="float" office:value="0.461042" calcext:value-type="float">
            <text:p>0.461042</text:p>
          </table:table-cell>
          <table:table-cell office:value-type="float" office:value="0.444509" calcext:value-type="float">
            <text:p>0.444509</text:p>
          </table:table-cell>
          <table:table-cell office:value-type="float" office:value="0.461042" calcext:value-type="float">
            <text:p>0.461042</text:p>
          </table:table-cell>
          <table:table-cell office:value-type="float" office:value="0.507075" calcext:value-type="float">
            <text:p>0.507075</text:p>
          </table:table-cell>
          <table:table-cell office:value-type="float" office:value="0.570038" calcext:value-type="float">
            <text:p>0.570038</text:p>
          </table:table-cell>
          <table:table-cell office:value-type="float" office:value="0.626454" calcext:value-type="float">
            <text:p>0.626454</text:p>
          </table:table-cell>
          <table:table-cell office:value-type="float" office:value="0.64562" calcext:value-type="float">
            <text:p>0.6456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858135" calcext:value-type="float">
            <text:p>0.858135</text:p>
          </table:table-cell>
          <table:table-cell table:number-columns-repeated="10"/>
        </table:table-row>
        <table:table-row table:style-name="ro1">
          <table:table-cell office:value-type="float" office:value="0.736209" calcext:value-type="float">
            <text:p>0.736209</text:p>
          </table:table-cell>
          <table:table-cell office:value-type="float" office:value="0.734946" calcext:value-type="float">
            <text:p>0.734946</text:p>
          </table:table-cell>
          <table:table-cell office:value-type="float" office:value="0.731542" calcext:value-type="float">
            <text:p>0.731542</text:p>
          </table:table-cell>
          <table:table-cell office:value-type="float" office:value="0.72728" calcext:value-type="float">
            <text:p>0.72728</text:p>
          </table:table-cell>
          <table:table-cell office:value-type="float" office:value="0.72383" calcext:value-type="float">
            <text:p>0.72383</text:p>
          </table:table-cell>
          <table:table-cell office:value-type="float" office:value="0.722513" calcext:value-type="float">
            <text:p>0.722513</text:p>
          </table:table-cell>
          <table:table-cell office:value-type="float" office:value="0.72383" calcext:value-type="float">
            <text:p>0.72383</text:p>
          </table:table-cell>
          <table:table-cell office:value-type="float" office:value="0.72728" calcext:value-type="float">
            <text:p>0.72728</text:p>
          </table:table-cell>
          <table:table-cell office:value-type="float" office:value="0.731542" calcext:value-type="float">
            <text:p>0.731542</text:p>
          </table:table-cell>
          <table:table-cell office:value-type="float" office:value="0.734946" calcext:value-type="float">
            <text:p>0.734946</text:p>
          </table:table-cell>
          <table:table-cell office:value-type="float" office:value="0.736209" calcext:value-type="float">
            <text:p>0.736209</text:p>
          </table:table-cell>
        </table:table-row>
        <table:table-row table:style-name="ro1">
          <table:table-cell office:value-type="float" office:value="0.725674" calcext:value-type="float">
            <text:p>0.725674</text:p>
          </table:table-cell>
          <table:table-cell office:value-type="float" office:value="0.725235" calcext:value-type="float">
            <text:p>0.725235</text:p>
          </table:table-cell>
          <table:table-cell office:value-type="float" office:value="0.724159" calcext:value-type="float">
            <text:p>0.724159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21723" calcext:value-type="float">
            <text:p>0.721723</text:p>
          </table:table-cell>
          <table:table-cell office:value-type="float" office:value="0.721298" calcext:value-type="float">
            <text:p>0.721298</text:p>
          </table:table-cell>
          <table:table-cell office:value-type="float" office:value="0.721723" calcext:value-type="float">
            <text:p>0.721723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724159" calcext:value-type="float">
            <text:p>0.724159</text:p>
          </table:table-cell>
          <table:table-cell office:value-type="float" office:value="0.725235" calcext:value-type="float">
            <text:p>0.725235</text:p>
          </table:table-cell>
          <table:table-cell office:value-type="float" office:value="0.725674" calcext:value-type="float">
            <text:p>0.725674</text:p>
          </table:table-cell>
        </table:table-row>
        <table:table-row table:style-name="ro1">
          <table:table-cell office:value-type="float" office:value="0.722065" calcext:value-type="float">
            <text:p>0.722065</text:p>
          </table:table-cell>
          <table:table-cell office:value-type="float" office:value="0.720447" calcext:value-type="float">
            <text:p>0.720447</text:p>
          </table:table-cell>
          <table:table-cell office:value-type="float" office:value="0.715855" calcext:value-type="float">
            <text:p>0.715855</text:p>
          </table:table-cell>
          <table:table-cell office:value-type="float" office:value="0.710181" calcext:value-type="float">
            <text:p>0.710181</text:p>
          </table:table-cell>
          <table:table-cell office:value-type="float" office:value="0.705624" calcext:value-type="float">
            <text:p>0.705624</text:p>
          </table:table-cell>
          <table:table-cell office:value-type="float" office:value="0.70389" calcext:value-type="float">
            <text:p>0.70389</text:p>
          </table:table-cell>
          <table:table-cell office:value-type="float" office:value="0.705624" calcext:value-type="float">
            <text:p>0.705624</text:p>
          </table:table-cell>
          <table:table-cell office:value-type="float" office:value="0.710181" calcext:value-type="float">
            <text:p>0.710181</text:p>
          </table:table-cell>
          <table:table-cell office:value-type="float" office:value="0.715855" calcext:value-type="float">
            <text:p>0.715855</text:p>
          </table:table-cell>
          <table:table-cell office:value-type="float" office:value="0.720447" calcext:value-type="float">
            <text:p>0.720447</text:p>
          </table:table-cell>
          <table:table-cell office:value-type="float" office:value="0.722065" calcext:value-type="float">
            <text:p>0.722065</text:p>
          </table:table-cell>
        </table:table-row>
        <table:table-row table:style-name="ro1">
          <table:table-cell office:value-type="float" office:value="0.714036" calcext:value-type="float">
            <text:p>0.714036</text:p>
          </table:table-cell>
          <table:table-cell office:value-type="float" office:value="0.710856" calcext:value-type="float">
            <text:p>0.710856</text:p>
          </table:table-cell>
          <table:table-cell office:value-type="float" office:value="0.701465" calcext:value-type="float">
            <text:p>0.701465</text:p>
          </table:table-cell>
          <table:table-cell office:value-type="float" office:value="0.690008" calcext:value-type="float">
            <text:p>0.690008</text:p>
          </table:table-cell>
          <table:table-cell office:value-type="float" office:value="0.680874" calcext:value-type="float">
            <text:p>0.680874</text:p>
          </table:table-cell>
          <table:table-cell office:value-type="float" office:value="0.677428" calcext:value-type="float">
            <text:p>0.677428</text:p>
          </table:table-cell>
          <table:table-cell office:value-type="float" office:value="0.680874" calcext:value-type="float">
            <text:p>0.680874</text:p>
          </table:table-cell>
          <table:table-cell office:value-type="float" office:value="0.690008" calcext:value-type="float">
            <text:p>0.690008</text:p>
          </table:table-cell>
          <table:table-cell office:value-type="float" office:value="0.701465" calcext:value-type="float">
            <text:p>0.701465</text:p>
          </table:table-cell>
          <table:table-cell office:value-type="float" office:value="0.710856" calcext:value-type="float">
            <text:p>0.710856</text:p>
          </table:table-cell>
          <table:table-cell office:value-type="float" office:value="0.714036" calcext:value-type="float">
            <text:p>0.714036</text:p>
          </table:table-cell>
        </table:table-row>
        <table:table-row table:style-name="ro1">
          <table:table-cell office:value-type="float" office:value="0.705734" calcext:value-type="float">
            <text:p>0.705734</text:p>
          </table:table-cell>
          <table:table-cell office:value-type="float" office:value="0.700229" calcext:value-type="float">
            <text:p>0.700229</text:p>
          </table:table-cell>
          <table:table-cell office:value-type="float" office:value="0.683669" calcext:value-type="float">
            <text:p>0.683669</text:p>
          </table:table-cell>
          <table:table-cell office:value-type="float" office:value="0.663707" calcext:value-type="float">
            <text:p>0.663707</text:p>
          </table:table-cell>
          <table:table-cell office:value-type="float" office:value="0.647954" calcext:value-type="float">
            <text:p>0.647954</text:p>
          </table:table-cell>
          <table:table-cell office:value-type="float" office:value="0.642054" calcext:value-type="float">
            <text:p>0.642054</text:p>
          </table:table-cell>
          <table:table-cell office:value-type="float" office:value="0.647954" calcext:value-type="float">
            <text:p>0.647954</text:p>
          </table:table-cell>
          <table:table-cell office:value-type="float" office:value="0.663707" calcext:value-type="float">
            <text:p>0.663707</text:p>
          </table:table-cell>
          <table:table-cell office:value-type="float" office:value="0.683669" calcext:value-type="float">
            <text:p>0.683669</text:p>
          </table:table-cell>
          <table:table-cell office:value-type="float" office:value="0.700229" calcext:value-type="float">
            <text:p>0.700229</text:p>
          </table:table-cell>
          <table:table-cell office:value-type="float" office:value="0.705734" calcext:value-type="float">
            <text:p>0.705734</text:p>
          </table:table-cell>
        </table:table-row>
        <table:table-row table:style-name="ro1">
          <table:table-cell office:value-type="float" office:value="0.694453" calcext:value-type="float">
            <text:p>0.694453</text:p>
          </table:table-cell>
          <table:table-cell office:value-type="float" office:value="0.686433" calcext:value-type="float">
            <text:p>0.686433</text:p>
          </table:table-cell>
          <table:table-cell office:value-type="float" office:value="0.662062" calcext:value-type="float">
            <text:p>0.662062</text:p>
          </table:table-cell>
          <table:table-cell office:value-type="float" office:value="0.633108" calcext:value-type="float">
            <text:p>0.633108</text:p>
          </table:table-cell>
          <table:table-cell office:value-type="float" office:value="0.61058" calcext:value-type="float">
            <text:p>0.61058</text:p>
          </table:table-cell>
          <table:table-cell office:value-type="float" office:value="0.602205" calcext:value-type="float">
            <text:p>0.602205</text:p>
          </table:table-cell>
          <table:table-cell office:value-type="float" office:value="0.61058" calcext:value-type="float">
            <text:p>0.61058</text:p>
          </table:table-cell>
          <table:table-cell office:value-type="float" office:value="0.633108" calcext:value-type="float">
            <text:p>0.633108</text:p>
          </table:table-cell>
          <table:table-cell office:value-type="float" office:value="0.662062" calcext:value-type="float">
            <text:p>0.662062</text:p>
          </table:table-cell>
          <table:table-cell office:value-type="float" office:value="0.686433" calcext:value-type="float">
            <text:p>0.686433</text:p>
          </table:table-cell>
          <table:table-cell office:value-type="float" office:value="0.694453" calcext:value-type="float">
            <text:p>0.694453</text:p>
          </table:table-cell>
        </table:table-row>
        <table:table-row table:style-name="ro1">
          <table:table-cell office:value-type="float" office:value="0.683616" calcext:value-type="float">
            <text:p>0.683616</text:p>
          </table:table-cell>
          <table:table-cell office:value-type="float" office:value="0.672707" calcext:value-type="float">
            <text:p>0.672707</text:p>
          </table:table-cell>
          <table:table-cell office:value-type="float" office:value="0.639515" calcext:value-type="float">
            <text:p>0.639515</text:p>
          </table:table-cell>
          <table:table-cell office:value-type="float" office:value="0.600663" calcext:value-type="float">
            <text:p>0.600663</text:p>
          </table:table-cell>
          <table:table-cell office:value-type="float" office:value="0.570878" calcext:value-type="float">
            <text:p>0.570878</text:p>
          </table:table-cell>
          <table:table-cell office:value-type="float" office:value="0.559895" calcext:value-type="float">
            <text:p>0.559895</text:p>
          </table:table-cell>
          <table:table-cell office:value-type="float" office:value="0.570878" calcext:value-type="float">
            <text:p>0.570878</text:p>
          </table:table-cell>
          <table:table-cell office:value-type="float" office:value="0.600663" calcext:value-type="float">
            <text:p>0.600663</text:p>
          </table:table-cell>
          <table:table-cell office:value-type="float" office:value="0.639515" calcext:value-type="float">
            <text:p>0.639515</text:p>
          </table:table-cell>
          <table:table-cell office:value-type="float" office:value="0.672707" calcext:value-type="float">
            <text:p>0.672707</text:p>
          </table:table-cell>
          <table:table-cell office:value-type="float" office:value="0.683616" calcext:value-type="float">
            <text:p>0.683616</text:p>
          </table:table-cell>
        </table:table-row>
        <table:table-row table:style-name="ro1">
          <table:table-cell office:value-type="float" office:value="0.67224" calcext:value-type="float">
            <text:p>0.67224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617032" calcext:value-type="float">
            <text:p>0.617032</text:p>
          </table:table-cell>
          <table:table-cell office:value-type="float" office:value="0.569221" calcext:value-type="float">
            <text:p>0.569221</text:p>
          </table:table-cell>
          <table:table-cell office:value-type="float" office:value="0.533153" calcext:value-type="float">
            <text:p>0.533153</text:p>
          </table:table-cell>
          <table:table-cell office:value-type="float" office:value="0.519969" calcext:value-type="float">
            <text:p>0.519969</text:p>
          </table:table-cell>
          <table:table-cell office:value-type="float" office:value="0.533153" calcext:value-type="float">
            <text:p>0.533153</text:p>
          </table:table-cell>
          <table:table-cell office:value-type="float" office:value="0.569221" calcext:value-type="float">
            <text:p>0.569221</text:p>
          </table:table-cell>
          <table:table-cell office:value-type="float" office:value="0.617032" calcext:value-type="float">
            <text:p>0.617032</text:p>
          </table:table-cell>
          <table:table-cell office:value-type="float" office:value="0.658537" calcext:value-type="float">
            <text:p>0.658537</text:p>
          </table:table-cell>
          <table:table-cell office:value-type="float" office:value="0.67224" calcext:value-type="float">
            <text:p>0.67224</text:p>
          </table:table-cell>
        </table:table-row>
        <table:table-row table:style-name="ro1">
          <table:table-cell office:value-type="float" office:value="0.663226" calcext:value-type="float">
            <text:p>0.663226</text:p>
          </table:table-cell>
          <table:table-cell office:value-type="float" office:value="0.646873" calcext:value-type="float">
            <text:p>0.646873</text:p>
          </table:table-cell>
          <table:table-cell office:value-type="float" office:value="0.597815" calcext:value-type="float">
            <text:p>0.597815</text:p>
          </table:table-cell>
          <table:table-cell office:value-type="float" office:value="0.542124" calcext:value-type="float">
            <text:p>0.542124</text:p>
          </table:table-cell>
          <table:table-cell office:value-type="float" office:value="0.500722" calcext:value-type="float">
            <text:p>0.500722</text:p>
          </table:table-cell>
          <table:table-cell office:value-type="float" office:value="0.485712" calcext:value-type="float">
            <text:p>0.485712</text:p>
          </table:table-cell>
          <table:table-cell office:value-type="float" office:value="0.500722" calcext:value-type="float">
            <text:p>0.500722</text:p>
          </table:table-cell>
          <table:table-cell office:value-type="float" office:value="0.542124" calcext:value-type="float">
            <text:p>0.542124</text:p>
          </table:table-cell>
          <table:table-cell office:value-type="float" office:value="0.597815" calcext:value-type="float">
            <text:p>0.597815</text:p>
          </table:table-cell>
          <table:table-cell office:value-type="float" office:value="0.646873" calcext:value-type="float">
            <text:p>0.646873</text:p>
          </table:table-cell>
          <table:table-cell office:value-type="float" office:value="0.663226" calcext:value-type="float">
            <text:p>0.663226</text:p>
          </table:table-cell>
        </table:table-row>
        <table:table-row table:style-name="ro1">
          <table:table-cell office:value-type="float" office:value="0.656508" calcext:value-type="float">
            <text:p>0.656508</text:p>
          </table:table-cell>
          <table:table-cell office:value-type="float" office:value="0.638205" calcext:value-type="float">
            <text:p>0.63820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522998" calcext:value-type="float">
            <text:p>0.522998</text:p>
          </table:table-cell>
          <table:table-cell office:value-type="float" office:value="0.478266" calcext:value-type="float">
            <text:p>0.478266</text:p>
          </table:table-cell>
          <table:table-cell office:value-type="float" office:value="0.462159" calcext:value-type="float">
            <text:p>0.462159</text:p>
          </table:table-cell>
          <table:table-cell office:value-type="float" office:value="0.478266" calcext:value-type="float">
            <text:p>0.478266</text:p>
          </table:table-cell>
          <table:table-cell office:value-type="float" office:value="0.522998" calcext:value-type="float">
            <text:p>0.522998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638205" calcext:value-type="float">
            <text:p>0.638205</text:p>
          </table:table-cell>
          <table:table-cell office:value-type="float" office:value="0.656508" calcext:value-type="float">
            <text:p>0.656508</text:p>
          </table:table-cell>
        </table:table-row>
        <table:table-row table:style-name="ro1">
          <table:table-cell office:value-type="float" office:value="0.655606" calcext:value-type="float">
            <text:p>0.655606</text:p>
          </table:table-cell>
          <table:table-cell office:value-type="float" office:value="0.636287" calcext:value-type="float">
            <text:p>0.636287</text:p>
          </table:table-cell>
          <table:table-cell office:value-type="float" office:value="0.579366" calcext:value-type="float">
            <text:p>0.579366</text:p>
          </table:table-cell>
          <table:table-cell office:value-type="float" office:value="0.515803" calcext:value-type="float">
            <text:p>0.515803</text:p>
          </table:table-cell>
          <table:table-cell office:value-type="float" office:value="0.469297" calcext:value-type="float">
            <text:p>0.469297</text:p>
          </table:table-cell>
          <table:table-cell office:value-type="float" office:value="0.452589" calcext:value-type="float">
            <text:p>0.452589</text:p>
          </table:table-cell>
          <table:table-cell office:value-type="float" office:value="0.469297" calcext:value-type="float">
            <text:p>0.469297</text:p>
          </table:table-cell>
          <table:table-cell office:value-type="float" office:value="0.515803" calcext:value-type="float">
            <text:p>0.515803</text:p>
          </table:table-cell>
          <table:table-cell office:value-type="float" office:value="0.579366" calcext:value-type="float">
            <text:p>0.579366</text:p>
          </table:table-cell>
          <table:table-cell office:value-type="float" office:value="0.636287" calcext:value-type="float">
            <text:p>0.636287</text:p>
          </table:table-cell>
          <table:table-cell office:value-type="float" office:value="0.655606" calcext:value-type="float">
            <text:p>0.65560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870509" calcext:value-type="float">
            <text:p>0.870509</text:p>
          </table:table-cell>
          <table:table-cell table:number-columns-repeated="10"/>
        </table:table-row>
        <table:table-row table:style-name="ro1">
          <table:table-cell office:value-type="float" office:value="0.745419" calcext:value-type="float">
            <text:p>0.745419</text:p>
          </table:table-cell>
          <table:table-cell office:value-type="float" office:value="0.744144" calcext:value-type="float">
            <text:p>0.744144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73639" calcext:value-type="float">
            <text:p>0.73639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31568" calcext:value-type="float">
            <text:p>0.731568</text:p>
          </table:table-cell>
          <table:table-cell office:value-type="float" office:value="0.7329" calcext:value-type="float">
            <text:p>0.7329</text:p>
          </table:table-cell>
          <table:table-cell office:value-type="float" office:value="0.73639" calcext:value-type="float">
            <text:p>0.73639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744144" calcext:value-type="float">
            <text:p>0.744144</text:p>
          </table:table-cell>
          <table:table-cell office:value-type="float" office:value="0.745419" calcext:value-type="float">
            <text:p>0.745419</text:p>
          </table:table-cell>
        </table:table-row>
        <table:table-row table:style-name="ro1">
          <table:table-cell office:value-type="float" office:value="0.734773" calcext:value-type="float">
            <text:p>0.734773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33246" calcext:value-type="float">
            <text:p>0.733246</text:p>
          </table:table-cell>
          <table:table-cell office:value-type="float" office:value="0.731876" calcext:value-type="float">
            <text:p>0.731876</text:p>
          </table:table-cell>
          <table:table-cell office:value-type="float" office:value="0.730789" calcext:value-type="float">
            <text:p>0.730789</text:p>
          </table:table-cell>
          <table:table-cell office:value-type="float" office:value="0.73036" calcext:value-type="float">
            <text:p>0.73036</text:p>
          </table:table-cell>
          <table:table-cell office:value-type="float" office:value="0.730789" calcext:value-type="float">
            <text:p>0.730789</text:p>
          </table:table-cell>
          <table:table-cell office:value-type="float" office:value="0.731876" calcext:value-type="float">
            <text:p>0.731876</text:p>
          </table:table-cell>
          <table:table-cell office:value-type="float" office:value="0.733246" calcext:value-type="float">
            <text:p>0.733246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34773" calcext:value-type="float">
            <text:p>0.734773</text:p>
          </table:table-cell>
        </table:table-row>
        <table:table-row table:style-name="ro1">
          <table:table-cell office:value-type="float" office:value="0.731156" calcext:value-type="float">
            <text:p>0.731156</text:p>
          </table:table-cell>
          <table:table-cell office:value-type="float" office:value="0.729526" calcext:value-type="float">
            <text:p>0.729526</text:p>
          </table:table-cell>
          <table:table-cell office:value-type="float" office:value="0.724892" calcext:value-type="float">
            <text:p>0.724892</text:p>
          </table:table-cell>
          <table:table-cell office:value-type="float" office:value="0.719166" calcext:value-type="float">
            <text:p>0.719166</text:p>
          </table:table-cell>
          <table:table-cell office:value-type="float" office:value="0.714566" calcext:value-type="float">
            <text:p>0.714566</text:p>
          </table:table-cell>
          <table:table-cell office:value-type="float" office:value="0.712817" calcext:value-type="float">
            <text:p>0.712817</text:p>
          </table:table-cell>
          <table:table-cell office:value-type="float" office:value="0.714566" calcext:value-type="float">
            <text:p>0.714566</text:p>
          </table:table-cell>
          <table:table-cell office:value-type="float" office:value="0.719166" calcext:value-type="float">
            <text:p>0.719166</text:p>
          </table:table-cell>
          <table:table-cell office:value-type="float" office:value="0.724892" calcext:value-type="float">
            <text:p>0.724892</text:p>
          </table:table-cell>
          <table:table-cell office:value-type="float" office:value="0.729526" calcext:value-type="float">
            <text:p>0.729526</text:p>
          </table:table-cell>
          <table:table-cell office:value-type="float" office:value="0.731156" calcext:value-type="float">
            <text:p>0.731156</text:p>
          </table:table-cell>
        </table:table-row>
        <table:table-row table:style-name="ro1">
          <table:table-cell office:value-type="float" office:value="0.72309" calcext:value-type="float">
            <text:p>0.72309</text:p>
          </table:table-cell>
          <table:table-cell office:value-type="float" office:value="0.719885" calcext:value-type="float">
            <text:p>0.719885</text:p>
          </table:table-cell>
          <table:table-cell office:value-type="float" office:value="0.710411" calcext:value-type="float">
            <text:p>0.710411</text:p>
          </table:table-cell>
          <table:table-cell office:value-type="float" office:value="0.698853" calcext:value-type="float">
            <text:p>0.698853</text:p>
          </table:table-cell>
          <table:table-cell office:value-type="float" office:value="0.689636" calcext:value-type="float">
            <text:p>0.689636</text:p>
          </table:table-cell>
          <table:table-cell office:value-type="float" office:value="0.68616" calcext:value-type="float">
            <text:p>0.68616</text:p>
          </table:table-cell>
          <table:table-cell office:value-type="float" office:value="0.689636" calcext:value-type="float">
            <text:p>0.689636</text:p>
          </table:table-cell>
          <table:table-cell office:value-type="float" office:value="0.698853" calcext:value-type="float">
            <text:p>0.698853</text:p>
          </table:table-cell>
          <table:table-cell office:value-type="float" office:value="0.710411" calcext:value-type="float">
            <text:p>0.710411</text:p>
          </table:table-cell>
          <table:table-cell office:value-type="float" office:value="0.719885" calcext:value-type="float">
            <text:p>0.719885</text:p>
          </table:table-cell>
          <table:table-cell office:value-type="float" office:value="0.72309" calcext:value-type="float">
            <text:p>0.72309</text:p>
          </table:table-cell>
        </table:table-row>
        <table:table-row table:style-name="ro1">
          <table:table-cell office:value-type="float" office:value="0.714773" calcext:value-type="float">
            <text:p>0.714773</text:p>
          </table:table-cell>
          <table:table-cell office:value-type="float" office:value="0.709223" calcext:value-type="float">
            <text:p>0.709223</text:p>
          </table:table-cell>
          <table:table-cell office:value-type="float" office:value="0.692517" calcext:value-type="float">
            <text:p>0.692517</text:p>
          </table:table-cell>
          <table:table-cell office:value-type="float" office:value="0.672377" calcext:value-type="float">
            <text:p>0.672377</text:p>
          </table:table-cell>
          <table:table-cell office:value-type="float" office:value="0.65648" calcext:value-type="float">
            <text:p>0.65648</text:p>
          </table:table-cell>
          <table:table-cell office:value-type="float" office:value="0.650527" calcext:value-type="float">
            <text:p>0.650527</text:p>
          </table:table-cell>
          <table:table-cell office:value-type="float" office:value="0.65648" calcext:value-type="float">
            <text:p>0.65648</text:p>
          </table:table-cell>
          <table:table-cell office:value-type="float" office:value="0.672377" calcext:value-type="float">
            <text:p>0.672377</text:p>
          </table:table-cell>
          <table:table-cell office:value-type="float" office:value="0.692517" calcext:value-type="float">
            <text:p>0.692517</text:p>
          </table:table-cell>
          <table:table-cell office:value-type="float" office:value="0.709223" calcext:value-type="float">
            <text:p>0.709223</text:p>
          </table:table-cell>
          <table:table-cell office:value-type="float" office:value="0.714773" calcext:value-type="float">
            <text:p>0.714773</text:p>
          </table:table-cell>
        </table:table-row>
        <table:table-row table:style-name="ro1">
          <table:table-cell office:value-type="float" office:value="0.703458" calcext:value-type="float">
            <text:p>0.703458</text:p>
          </table:table-cell>
          <table:table-cell office:value-type="float" office:value="0.695375" calcext:value-type="float">
            <text:p>0.695375</text:p>
          </table:table-cell>
          <table:table-cell office:value-type="float" office:value="0.670795" calcext:value-type="float">
            <text:p>0.670795</text:p>
          </table:table-cell>
          <table:table-cell office:value-type="float" office:value="0.641589" calcext:value-type="float">
            <text:p>0.641589</text:p>
          </table:table-cell>
          <table:table-cell office:value-type="float" office:value="0.618856" calcext:value-type="float">
            <text:p>0.618856</text:p>
          </table:table-cell>
          <table:table-cell office:value-type="float" office:value="0.610406" calcext:value-type="float">
            <text:p>0.610406</text:p>
          </table:table-cell>
          <table:table-cell office:value-type="float" office:value="0.618856" calcext:value-type="float">
            <text:p>0.618856</text:p>
          </table:table-cell>
          <table:table-cell office:value-type="float" office:value="0.641589" calcext:value-type="float">
            <text:p>0.641589</text:p>
          </table:table-cell>
          <table:table-cell office:value-type="float" office:value="0.670795" calcext:value-type="float">
            <text:p>0.670795</text:p>
          </table:table-cell>
          <table:table-cell office:value-type="float" office:value="0.695375" calcext:value-type="float">
            <text:p>0.695375</text:p>
          </table:table-cell>
          <table:table-cell office:value-type="float" office:value="0.703458" calcext:value-type="float">
            <text:p>0.703458</text:p>
          </table:table-cell>
        </table:table-row>
        <table:table-row table:style-name="ro1">
          <table:table-cell office:value-type="float" office:value="0.692615" calcext:value-type="float">
            <text:p>0.692615</text:p>
          </table:table-cell>
          <table:table-cell office:value-type="float" office:value="0.681621" calcext:value-type="float">
            <text:p>0.681621</text:p>
          </table:table-cell>
          <table:table-cell office:value-type="float" office:value="0.648148" calcext:value-type="float">
            <text:p>0.648148</text:p>
          </table:table-cell>
          <table:table-cell office:value-type="float" office:value="0.608959" calcext:value-type="float">
            <text:p>0.608959</text:p>
          </table:table-cell>
          <table:table-cell office:value-type="float" office:value="0.578904" calcext:value-type="float">
            <text:p>0.578904</text:p>
          </table:table-cell>
          <table:table-cell office:value-type="float" office:value="0.567821" calcext:value-type="float">
            <text:p>0.567821</text:p>
          </table:table-cell>
          <table:table-cell office:value-type="float" office:value="0.578904" calcext:value-type="float">
            <text:p>0.578904</text:p>
          </table:table-cell>
          <table:table-cell office:value-type="float" office:value="0.608959" calcext:value-type="float">
            <text:p>0.608959</text:p>
          </table:table-cell>
          <table:table-cell office:value-type="float" office:value="0.648148" calcext:value-type="float">
            <text:p>0.648148</text:p>
          </table:table-cell>
          <table:table-cell office:value-type="float" office:value="0.681621" calcext:value-type="float">
            <text:p>0.681621</text:p>
          </table:table-cell>
          <table:table-cell office:value-type="float" office:value="0.692615" calcext:value-type="float">
            <text:p>0.692615</text:p>
          </table:table-cell>
        </table:table-row>
        <table:table-row table:style-name="ro1">
          <table:table-cell office:value-type="float" office:value="0.681224" calcext:value-type="float">
            <text:p>0.681224</text:p>
          </table:table-cell>
          <table:table-cell office:value-type="float" office:value="0.667418" calcext:value-type="float">
            <text:p>0.667418</text:p>
          </table:table-cell>
          <table:table-cell office:value-type="float" office:value="0.625574" calcext:value-type="float">
            <text:p>0.625574</text:p>
          </table:table-cell>
          <table:table-cell office:value-type="float" office:value="0.577356" calcext:value-type="float">
            <text:p>0.577356</text:p>
          </table:table-cell>
          <table:table-cell office:value-type="float" office:value="0.540964" calcext:value-type="float">
            <text:p>0.540964</text:p>
          </table:table-cell>
          <table:table-cell office:value-type="float" office:value="0.527661" calcext:value-type="float">
            <text:p>0.527661</text:p>
          </table:table-cell>
          <table:table-cell office:value-type="float" office:value="0.540964" calcext:value-type="float">
            <text:p>0.540964</text:p>
          </table:table-cell>
          <table:table-cell office:value-type="float" office:value="0.577356" calcext:value-type="float">
            <text:p>0.577356</text:p>
          </table:table-cell>
          <table:table-cell office:value-type="float" office:value="0.625574" calcext:value-type="float">
            <text:p>0.625574</text:p>
          </table:table-cell>
          <table:table-cell office:value-type="float" office:value="0.667418" calcext:value-type="float">
            <text:p>0.667418</text:p>
          </table:table-cell>
          <table:table-cell office:value-type="float" office:value="0.681224" calcext:value-type="float">
            <text:p>0.681224</text:p>
          </table:table-cell>
        </table:table-row>
        <table:table-row table:style-name="ro1">
          <table:table-cell office:value-type="float" office:value="0.672222" calcext:value-type="float">
            <text:p>0.672222</text:p>
          </table:table-cell>
          <table:table-cell office:value-type="float" office:value="0.655749" calcext:value-type="float">
            <text:p>0.655749</text:p>
          </table:table-cell>
          <table:table-cell office:value-type="float" office:value="0.606298" calcext:value-type="float">
            <text:p>0.606298</text:p>
          </table:table-cell>
          <table:table-cell office:value-type="float" office:value="0.550137" calcext:value-type="float">
            <text:p>0.550137</text:p>
          </table:table-cell>
          <table:table-cell office:value-type="float" office:value="0.508364" calcext:value-type="float">
            <text:p>0.508364</text:p>
          </table:table-cell>
          <table:table-cell office:value-type="float" office:value="0.493216" calcext:value-type="float">
            <text:p>0.493216</text:p>
          </table:table-cell>
          <table:table-cell office:value-type="float" office:value="0.508364" calcext:value-type="float">
            <text:p>0.508364</text:p>
          </table:table-cell>
          <table:table-cell office:value-type="float" office:value="0.550137" calcext:value-type="float">
            <text:p>0.550137</text:p>
          </table:table-cell>
          <table:table-cell office:value-type="float" office:value="0.606298" calcext:value-type="float">
            <text:p>0.606298</text:p>
          </table:table-cell>
          <table:table-cell office:value-type="float" office:value="0.655749" calcext:value-type="float">
            <text:p>0.655749</text:p>
          </table:table-cell>
          <table:table-cell office:value-type="float" office:value="0.672222" calcext:value-type="float">
            <text:p>0.672222</text:p>
          </table:table-cell>
        </table:table-row>
        <table:table-row table:style-name="ro1">
          <table:table-cell office:value-type="float" office:value="0.665507" calcext:value-type="float">
            <text:p>0.665507</text:p>
          </table:table-cell>
          <table:table-cell office:value-type="float" office:value="0.647076" calcext:value-type="float">
            <text:p>0.647076</text:p>
          </table:table-cell>
          <table:table-cell office:value-type="float" office:value="0.592345" calcext:value-type="float">
            <text:p>0.592345</text:p>
          </table:table-cell>
          <table:table-cell office:value-type="float" office:value="0.530937" calcext:value-type="float">
            <text:p>0.530937</text:p>
          </table:table-cell>
          <table:table-cell office:value-type="float" office:value="0.485808" calcext:value-type="float">
            <text:p>0.485808</text:p>
          </table:table-cell>
          <table:table-cell office:value-type="float" office:value="0.469552" calcext:value-type="float">
            <text:p>0.469552</text:p>
          </table:table-cell>
          <table:table-cell office:value-type="float" office:value="0.485808" calcext:value-type="float">
            <text:p>0.485808</text:p>
          </table:table-cell>
          <table:table-cell office:value-type="float" office:value="0.530937" calcext:value-type="float">
            <text:p>0.530937</text:p>
          </table:table-cell>
          <table:table-cell office:value-type="float" office:value="0.592345" calcext:value-type="float">
            <text:p>0.592345</text:p>
          </table:table-cell>
          <table:table-cell office:value-type="float" office:value="0.647076" calcext:value-type="float">
            <text:p>0.647076</text:p>
          </table:table-cell>
          <table:table-cell office:value-type="float" office:value="0.665507" calcext:value-type="float">
            <text:p>0.665507</text:p>
          </table:table-cell>
        </table:table-row>
        <table:table-row table:style-name="ro1">
          <table:table-cell office:value-type="float" office:value="0.664646" calcext:value-type="float">
            <text:p>0.664646</text:p>
          </table:table-cell>
          <table:table-cell office:value-type="float" office:value="0.645191" calcext:value-type="float">
            <text:p>0.645191</text:p>
          </table:table-cell>
          <table:table-cell office:value-type="float" office:value="0.587819" calcext:value-type="float">
            <text:p>0.587819</text:p>
          </table:table-cell>
          <table:table-cell office:value-type="float" office:value="0.523719" calcext:value-type="float">
            <text:p>0.523719</text:p>
          </table:table-cell>
          <table:table-cell office:value-type="float" office:value="0.476791" calcext:value-type="float">
            <text:p>0.476791</text:p>
          </table:table-cell>
          <table:table-cell office:value-type="float" office:value="0.459926" calcext:value-type="float">
            <text:p>0.459926</text:p>
          </table:table-cell>
          <table:table-cell office:value-type="float" office:value="0.476791" calcext:value-type="float">
            <text:p>0.476791</text:p>
          </table:table-cell>
          <table:table-cell office:value-type="float" office:value="0.523719" calcext:value-type="float">
            <text:p>0.523719</text:p>
          </table:table-cell>
          <table:table-cell office:value-type="float" office:value="0.587819" calcext:value-type="float">
            <text:p>0.587819</text:p>
          </table:table-cell>
          <table:table-cell office:value-type="float" office:value="0.645191" calcext:value-type="float">
            <text:p>0.645191</text:p>
          </table:table-cell>
          <table:table-cell office:value-type="float" office:value="0.664646" calcext:value-type="float">
            <text:p>0.66464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884715" calcext:value-type="float">
            <text:p>0.884715</text:p>
          </table:table-cell>
          <table:table-cell table:number-columns-repeated="10"/>
        </table:table-row>
        <table:table-row table:style-name="ro1">
          <table:table-cell office:value-type="float" office:value="0.75596" calcext:value-type="float">
            <text:p>0.75596</text:p>
          </table:table-cell>
          <table:table-cell office:value-type="float" office:value="0.754672" calcext:value-type="float">
            <text:p>0.754672</text:p>
          </table:table-cell>
          <table:table-cell office:value-type="float" office:value="0.751184" calcext:value-type="float">
            <text:p>0.751184</text:p>
          </table:table-cell>
          <table:table-cell office:value-type="float" office:value="0.746819" calcext:value-type="float">
            <text:p>0.746819</text:p>
          </table:table-cell>
          <table:table-cell office:value-type="float" office:value="0.743283" calcext:value-type="float">
            <text:p>0.743283</text:p>
          </table:table-cell>
          <table:table-cell office:value-type="float" office:value="0.741935" calcext:value-type="float">
            <text:p>0.741935</text:p>
          </table:table-cell>
          <table:table-cell office:value-type="float" office:value="0.743283" calcext:value-type="float">
            <text:p>0.743283</text:p>
          </table:table-cell>
          <table:table-cell office:value-type="float" office:value="0.746819" calcext:value-type="float">
            <text:p>0.746819</text:p>
          </table:table-cell>
          <table:table-cell office:value-type="float" office:value="0.751184" calcext:value-type="float">
            <text:p>0.751184</text:p>
          </table:table-cell>
          <table:table-cell office:value-type="float" office:value="0.754672" calcext:value-type="float">
            <text:p>0.754672</text:p>
          </table:table-cell>
          <table:table-cell office:value-type="float" office:value="0.75596" calcext:value-type="float">
            <text:p>0.75596</text:p>
          </table:table-cell>
        </table:table-row>
        <table:table-row table:style-name="ro1">
          <table:table-cell office:value-type="float" office:value="0.74519" calcext:value-type="float">
            <text:p>0.74519</text:p>
          </table:table-cell>
          <table:table-cell office:value-type="float" office:value="0.744748" calcext:value-type="float">
            <text:p>0.744748</text:p>
          </table:table-cell>
          <table:table-cell office:value-type="float" office:value="0.74365" calcext:value-type="float">
            <text:p>0.74365</text:p>
          </table:table-cell>
          <table:table-cell office:value-type="float" office:value="0.742267" calcext:value-type="float">
            <text:p>0.742267</text:p>
          </table:table-cell>
          <table:table-cell office:value-type="float" office:value="0.741168" calcext:value-type="float">
            <text:p>0.741168</text:p>
          </table:table-cell>
          <table:table-cell office:value-type="float" office:value="0.740736" calcext:value-type="float">
            <text:p>0.740736</text:p>
          </table:table-cell>
          <table:table-cell office:value-type="float" office:value="0.741168" calcext:value-type="float">
            <text:p>0.741168</text:p>
          </table:table-cell>
          <table:table-cell office:value-type="float" office:value="0.742267" calcext:value-type="float">
            <text:p>0.742267</text:p>
          </table:table-cell>
          <table:table-cell office:value-type="float" office:value="0.74365" calcext:value-type="float">
            <text:p>0.74365</text:p>
          </table:table-cell>
          <table:table-cell office:value-type="float" office:value="0.744748" calcext:value-type="float">
            <text:p>0.744748</text:p>
          </table:table-cell>
          <table:table-cell office:value-type="float" office:value="0.74519" calcext:value-type="float">
            <text:p>0.74519</text:p>
          </table:table-cell>
        </table:table-row>
        <table:table-row table:style-name="ro1">
          <table:table-cell office:value-type="float" office:value="0.741565" calcext:value-type="float">
            <text:p>0.741565</text:p>
          </table:table-cell>
          <table:table-cell office:value-type="float" office:value="0.739922" calcext:value-type="float">
            <text:p>0.739922</text:p>
          </table:table-cell>
          <table:table-cell office:value-type="float" office:value="0.73524" calcext:value-type="float">
            <text:p>0.73524</text:p>
          </table:table-cell>
          <table:table-cell office:value-type="float" office:value="0.729456" calcext:value-type="float">
            <text:p>0.729456</text:p>
          </table:table-cell>
          <table:table-cell office:value-type="float" office:value="0.724808" calcext:value-type="float">
            <text:p>0.724808</text:p>
          </table:table-cell>
          <table:table-cell office:value-type="float" office:value="0.723041" calcext:value-type="float">
            <text:p>0.723041</text:p>
          </table:table-cell>
          <table:table-cell office:value-type="float" office:value="0.724808" calcext:value-type="float">
            <text:p>0.724808</text:p>
          </table:table-cell>
          <table:table-cell office:value-type="float" office:value="0.729456" calcext:value-type="float">
            <text:p>0.729456</text:p>
          </table:table-cell>
          <table:table-cell office:value-type="float" office:value="0.73524" calcext:value-type="float">
            <text:p>0.73524</text:p>
          </table:table-cell>
          <table:table-cell office:value-type="float" office:value="0.739922" calcext:value-type="float">
            <text:p>0.739922</text:p>
          </table:table-cell>
          <table:table-cell office:value-type="float" office:value="0.741565" calcext:value-type="float">
            <text:p>0.741565</text:p>
          </table:table-cell>
        </table:table-row>
        <table:table-row table:style-name="ro1">
          <table:table-cell office:value-type="float" office:value="0.733458" calcext:value-type="float">
            <text:p>0.733458</text:p>
          </table:table-cell>
          <table:table-cell office:value-type="float" office:value="0.730226" calcext:value-type="float">
            <text:p>0.730226</text:p>
          </table:table-cell>
          <table:table-cell office:value-type="float" office:value="0.720658" calcext:value-type="float">
            <text:p>0.720658</text:p>
          </table:table-cell>
          <table:table-cell office:value-type="float" office:value="0.708985" calcext:value-type="float">
            <text:p>0.708985</text:p>
          </table:table-cell>
          <table:table-cell office:value-type="float" office:value="0.699674" calcext:value-type="float">
            <text:p>0.699674</text:p>
          </table:table-cell>
          <table:table-cell office:value-type="float" office:value="0.696163" calcext:value-type="float">
            <text:p>0.696163</text:p>
          </table:table-cell>
          <table:table-cell office:value-type="float" office:value="0.699674" calcext:value-type="float">
            <text:p>0.699674</text:p>
          </table:table-cell>
          <table:table-cell office:value-type="float" office:value="0.708985" calcext:value-type="float">
            <text:p>0.708985</text:p>
          </table:table-cell>
          <table:table-cell office:value-type="float" office:value="0.720658" calcext:value-type="float">
            <text:p>0.720658</text:p>
          </table:table-cell>
          <table:table-cell office:value-type="float" office:value="0.730226" calcext:value-type="float">
            <text:p>0.730226</text:p>
          </table:table-cell>
          <table:table-cell office:value-type="float" office:value="0.733458" calcext:value-type="float">
            <text:p>0.733458</text:p>
          </table:table-cell>
        </table:table-row>
        <table:table-row table:style-name="ro1">
          <table:table-cell office:value-type="float" office:value="0.725127" calcext:value-type="float">
            <text:p>0.725127</text:p>
          </table:table-cell>
          <table:table-cell office:value-type="float" office:value="0.719527" calcext:value-type="float">
            <text:p>0.719527</text:p>
          </table:table-cell>
          <table:table-cell office:value-type="float" office:value="0.702655" calcext:value-type="float">
            <text:p>0.702655</text:p>
          </table:table-cell>
          <table:table-cell office:value-type="float" office:value="0.682314" calcext:value-type="float">
            <text:p>0.682314</text:p>
          </table:table-cell>
          <table:table-cell office:value-type="float" office:value="0.666254" calcext:value-type="float">
            <text:p>0.666254</text:p>
          </table:table-cell>
          <table:table-cell office:value-type="float" office:value="0.66024" calcext:value-type="float">
            <text:p>0.66024</text:p>
          </table:table-cell>
          <table:table-cell office:value-type="float" office:value="0.666254" calcext:value-type="float">
            <text:p>0.666254</text:p>
          </table:table-cell>
          <table:table-cell office:value-type="float" office:value="0.682314" calcext:value-type="float">
            <text:p>0.682314</text:p>
          </table:table-cell>
          <table:table-cell office:value-type="float" office:value="0.702655" calcext:value-type="float">
            <text:p>0.702655</text:p>
          </table:table-cell>
          <table:table-cell office:value-type="float" office:value="0.719527" calcext:value-type="float">
            <text:p>0.719527</text:p>
          </table:table-cell>
          <table:table-cell office:value-type="float" office:value="0.725127" calcext:value-type="float">
            <text:p>0.725127</text:p>
          </table:table-cell>
        </table:table-row>
        <table:table-row table:style-name="ro1">
          <table:table-cell office:value-type="float" office:value="0.713777" calcext:value-type="float">
            <text:p>0.713777</text:p>
          </table:table-cell>
          <table:table-cell office:value-type="float" office:value="0.705621" calcext:value-type="float">
            <text:p>0.705621</text:p>
          </table:table-cell>
          <table:table-cell office:value-type="float" office:value="0.680805" calcext:value-type="float">
            <text:p>0.680805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628351" calcext:value-type="float">
            <text:p>0.628351</text:p>
          </table:table-cell>
          <table:table-cell office:value-type="float" office:value="0.619815" calcext:value-type="float">
            <text:p>0.619815</text:p>
          </table:table-cell>
          <table:table-cell office:value-type="float" office:value="0.628351" calcext:value-type="float">
            <text:p>0.628351</text:p>
          </table:table-cell>
          <table:table-cell office:value-type="float" office:value="0.651313" calcext:value-type="float">
            <text:p>0.651313</text:p>
          </table:table-cell>
          <table:table-cell office:value-type="float" office:value="0.680805" calcext:value-type="float">
            <text:p>0.680805</text:p>
          </table:table-cell>
          <table:table-cell office:value-type="float" office:value="0.705621" calcext:value-type="float">
            <text:p>0.705621</text:p>
          </table:table-cell>
          <table:table-cell office:value-type="float" office:value="0.713777" calcext:value-type="float">
            <text:p>0.713777</text:p>
          </table:table-cell>
        </table:table-row>
        <table:table-row table:style-name="ro1">
          <table:table-cell office:value-type="float" office:value="0.702928" calcext:value-type="float">
            <text:p>0.702928</text:p>
          </table:table-cell>
          <table:table-cell office:value-type="float" office:value="0.691838" calcext:value-type="float">
            <text:p>0.691838</text:p>
          </table:table-cell>
          <table:table-cell office:value-type="float" office:value="0.658048" calcext:value-type="float">
            <text:p>0.658048</text:p>
          </table:table-cell>
          <table:table-cell office:value-type="float" office:value="0.618477" calcext:value-type="float">
            <text:p>0.618477</text:p>
          </table:table-cell>
          <table:table-cell office:value-type="float" office:value="0.588116" calcext:value-type="float">
            <text:p>0.588116</text:p>
          </table:table-cell>
          <table:table-cell office:value-type="float" office:value="0.57692" calcext:value-type="float">
            <text:p>0.57692</text:p>
          </table:table-cell>
          <table:table-cell office:value-type="float" office:value="0.588116" calcext:value-type="float">
            <text:p>0.588116</text:p>
          </table:table-cell>
          <table:table-cell office:value-type="float" office:value="0.618477" calcext:value-type="float">
            <text:p>0.618477</text:p>
          </table:table-cell>
          <table:table-cell office:value-type="float" office:value="0.658048" calcext:value-type="float">
            <text:p>0.658048</text:p>
          </table:table-cell>
          <table:table-cell office:value-type="float" office:value="0.691838" calcext:value-type="float">
            <text:p>0.691838</text:p>
          </table:table-cell>
          <table:table-cell office:value-type="float" office:value="0.702928" calcext:value-type="float">
            <text:p>0.702928</text:p>
          </table:table-cell>
        </table:table-row>
        <table:table-row table:style-name="ro1">
          <table:table-cell office:value-type="float" office:value="0.691522" calcext:value-type="float">
            <text:p>0.691522</text:p>
          </table:table-cell>
          <table:table-cell office:value-type="float" office:value="0.677601" calcext:value-type="float">
            <text:p>0.677601</text:p>
          </table:table-cell>
          <table:table-cell office:value-type="float" office:value="0.635372" calcext:value-type="float">
            <text:p>0.635372</text:p>
          </table:table-cell>
          <table:table-cell office:value-type="float" office:value="0.586694" calcext:value-type="float">
            <text:p>0.586694</text:p>
          </table:table-cell>
          <table:table-cell office:value-type="float" office:value="0.549937" calcext:value-type="float">
            <text:p>0.549937</text:p>
          </table:table-cell>
          <table:table-cell office:value-type="float" office:value="0.536498" calcext:value-type="float">
            <text:p>0.536498</text:p>
          </table:table-cell>
          <table:table-cell office:value-type="float" office:value="0.549937" calcext:value-type="float">
            <text:p>0.549937</text:p>
          </table:table-cell>
          <table:table-cell office:value-type="float" office:value="0.586694" calcext:value-type="float">
            <text:p>0.586694</text:p>
          </table:table-cell>
          <table:table-cell office:value-type="float" office:value="0.635372" calcext:value-type="float">
            <text:p>0.635372</text:p>
          </table:table-cell>
          <table:table-cell office:value-type="float" office:value="0.677601" calcext:value-type="float">
            <text:p>0.677601</text:p>
          </table:table-cell>
          <table:table-cell office:value-type="float" office:value="0.691522" calcext:value-type="float">
            <text:p>0.691522</text:p>
          </table:table-cell>
        </table:table-row>
        <table:table-row table:style-name="ro1">
          <table:table-cell office:value-type="float" office:value="0.682535" calcext:value-type="float">
            <text:p>0.682535</text:p>
          </table:table-cell>
          <table:table-cell office:value-type="float" office:value="0.665928" calcext:value-type="float">
            <text:p>0.665928</text:p>
          </table:table-cell>
          <table:table-cell office:value-type="float" office:value="0.616032" calcext:value-type="float">
            <text:p>0.616032</text:p>
          </table:table-cell>
          <table:table-cell office:value-type="float" office:value="0.559339" calcext:value-type="float">
            <text:p>0.559339</text:p>
          </table:table-cell>
          <table:table-cell office:value-type="float" office:value="0.517146" calcext:value-type="float">
            <text:p>0.517146</text:p>
          </table:table-cell>
          <table:table-cell office:value-type="float" office:value="0.501842" calcext:value-type="float">
            <text:p>0.501842</text:p>
          </table:table-cell>
          <table:table-cell office:value-type="float" office:value="0.517146" calcext:value-type="float">
            <text:p>0.517146</text:p>
          </table:table-cell>
          <table:table-cell office:value-type="float" office:value="0.559339" calcext:value-type="float">
            <text:p>0.559339</text:p>
          </table:table-cell>
          <table:table-cell office:value-type="float" office:value="0.616032" calcext:value-type="float">
            <text:p>0.616032</text:p>
          </table:table-cell>
          <table:table-cell office:value-type="float" office:value="0.665928" calcext:value-type="float">
            <text:p>0.665928</text:p>
          </table:table-cell>
          <table:table-cell office:value-type="float" office:value="0.682535" calcext:value-type="float">
            <text:p>0.682535</text:p>
          </table:table-cell>
        </table:table-row>
        <table:table-row table:style-name="ro1">
          <table:table-cell office:value-type="float" office:value="0.675824" calcext:value-type="float">
            <text:p>0.675824</text:p>
          </table:table-cell>
          <table:table-cell office:value-type="float" office:value="0.657249" calcext:value-type="float">
            <text:p>0.657249</text:p>
          </table:table-cell>
          <table:table-cell office:value-type="float" office:value="0.602038" calcext:value-type="float">
            <text:p>0.602038</text:p>
          </table:table-cell>
          <table:table-cell office:value-type="float" office:value="0.540058" calcext:value-type="float">
            <text:p>0.540058</text:p>
          </table:table-cell>
          <table:table-cell office:value-type="float" office:value="0.494478" calcext:value-type="float">
            <text:p>0.494478</text:p>
          </table:table-cell>
          <table:table-cell office:value-type="float" office:value="0.478055" calcext:value-type="float">
            <text:p>0.478055</text:p>
          </table:table-cell>
          <table:table-cell office:value-type="float" office:value="0.494478" calcext:value-type="float">
            <text:p>0.494478</text:p>
          </table:table-cell>
          <table:table-cell office:value-type="float" office:value="0.540058" calcext:value-type="float">
            <text:p>0.540058</text:p>
          </table:table-cell>
          <table:table-cell office:value-type="float" office:value="0.602038" calcext:value-type="float">
            <text:p>0.602038</text:p>
          </table:table-cell>
          <table:table-cell office:value-type="float" office:value="0.657249" calcext:value-type="float">
            <text:p>0.657249</text:p>
          </table:table-cell>
          <table:table-cell office:value-type="float" office:value="0.675824" calcext:value-type="float">
            <text:p>0.675824</text:p>
          </table:table-cell>
        </table:table-row>
        <table:table-row table:style-name="ro1">
          <table:table-cell office:value-type="float" office:value="0.675011" calcext:value-type="float">
            <text:p>0.675011</text:p>
          </table:table-cell>
          <table:table-cell office:value-type="float" office:value="0.655402" calcext:value-type="float">
            <text:p>0.655402</text:p>
          </table:table-cell>
          <table:table-cell office:value-type="float" office:value="0.597521" calcext:value-type="float">
            <text:p>0.597521</text:p>
          </table:table-cell>
          <table:table-cell office:value-type="float" office:value="0.532814" calcext:value-type="float">
            <text:p>0.532814</text:p>
          </table:table-cell>
          <table:table-cell office:value-type="float" office:value="0.485408" calcext:value-type="float">
            <text:p>0.485408</text:p>
          </table:table-cell>
          <table:table-cell office:value-type="float" office:value="0.468365" calcext:value-type="float">
            <text:p>0.468365</text:p>
          </table:table-cell>
          <table:table-cell office:value-type="float" office:value="0.485408" calcext:value-type="float">
            <text:p>0.485408</text:p>
          </table:table-cell>
          <table:table-cell office:value-type="float" office:value="0.532814" calcext:value-type="float">
            <text:p>0.532814</text:p>
          </table:table-cell>
          <table:table-cell office:value-type="float" office:value="0.597521" calcext:value-type="float">
            <text:p>0.597521</text:p>
          </table:table-cell>
          <table:table-cell office:value-type="float" office:value="0.655402" calcext:value-type="float">
            <text:p>0.655402</text:p>
          </table:table-cell>
          <table:table-cell office:value-type="float" office:value="0.675011" calcext:value-type="float">
            <text:p>0.67501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896126" calcext:value-type="float">
            <text:p>0.896126</text:p>
          </table:table-cell>
          <table:table-cell table:number-columns-repeated="10"/>
        </table:table-row>
        <table:table-row table:style-name="ro1">
          <table:table-cell office:value-type="float" office:value="0.764406" calcext:value-type="float">
            <text:p>0.764406</text:p>
          </table:table-cell>
          <table:table-cell office:value-type="float" office:value="0.763108" calcext:value-type="float">
            <text:p>0.763108</text:p>
          </table:table-cell>
          <table:table-cell office:value-type="float" office:value="0.759583" calcext:value-type="float">
            <text:p>0.759583</text:p>
          </table:table-cell>
          <table:table-cell office:value-type="float" office:value="0.755175" calcext:value-type="float">
            <text:p>0.755175</text:p>
          </table:table-cell>
          <table:table-cell office:value-type="float" office:value="0.751603" calcext:value-type="float">
            <text:p>0.751603</text:p>
          </table:table-cell>
          <table:table-cell office:value-type="float" office:value="0.750242" calcext:value-type="float">
            <text:p>0.750242</text:p>
          </table:table-cell>
          <table:table-cell office:value-type="float" office:value="0.751603" calcext:value-type="float">
            <text:p>0.751603</text:p>
          </table:table-cell>
          <table:table-cell office:value-type="float" office:value="0.755175" calcext:value-type="float">
            <text:p>0.755175</text:p>
          </table:table-cell>
          <table:table-cell office:value-type="float" office:value="0.759583" calcext:value-type="float">
            <text:p>0.759583</text:p>
          </table:table-cell>
          <table:table-cell office:value-type="float" office:value="0.763108" calcext:value-type="float">
            <text:p>0.763108</text:p>
          </table:table-cell>
          <table:table-cell office:value-type="float" office:value="0.764406" calcext:value-type="float">
            <text:p>0.764406</text:p>
          </table:table-cell>
        </table:table-row>
        <table:table-row table:style-name="ro1">
          <table:table-cell office:value-type="float" office:value="0.753537" calcext:value-type="float">
            <text:p>0.753537</text:p>
          </table:table-cell>
          <table:table-cell office:value-type="float" office:value="0.753094" calcext:value-type="float">
            <text:p>0.753094</text:p>
          </table:table-cell>
          <table:table-cell office:value-type="float" office:value="0.751987" calcext:value-type="float">
            <text:p>0.751987</text:p>
          </table:table-cell>
          <table:table-cell office:value-type="float" office:value="0.750593" calcext:value-type="float">
            <text:p>0.750593</text:p>
          </table:table-cell>
          <table:table-cell office:value-type="float" office:value="0.749486" calcext:value-type="float">
            <text:p>0.749486</text:p>
          </table:table-cell>
          <table:table-cell office:value-type="float" office:value="0.74905" calcext:value-type="float">
            <text:p>0.74905</text:p>
          </table:table-cell>
          <table:table-cell office:value-type="float" office:value="0.749486" calcext:value-type="float">
            <text:p>0.749486</text:p>
          </table:table-cell>
          <table:table-cell office:value-type="float" office:value="0.750593" calcext:value-type="float">
            <text:p>0.750593</text:p>
          </table:table-cell>
          <table:table-cell office:value-type="float" office:value="0.751987" calcext:value-type="float">
            <text:p>0.751987</text:p>
          </table:table-cell>
          <table:table-cell office:value-type="float" office:value="0.753094" calcext:value-type="float">
            <text:p>0.753094</text:p>
          </table:table-cell>
          <table:table-cell office:value-type="float" office:value="0.753537" calcext:value-type="float">
            <text:p>0.753537</text:p>
          </table:table-cell>
        </table:table-row>
        <table:table-row table:style-name="ro1">
          <table:table-cell office:value-type="float" office:value="0.749907" calcext:value-type="float">
            <text:p>0.749907</text:p>
          </table:table-cell>
          <table:table-cell office:value-type="float" office:value="0.748253" calcext:value-type="float">
            <text:p>0.748253</text:p>
          </table:table-cell>
          <table:table-cell office:value-type="float" office:value="0.743533" calcext:value-type="float">
            <text:p>0.743533</text:p>
          </table:table-cell>
          <table:table-cell office:value-type="float" office:value="0.737703" calcext:value-type="float">
            <text:p>0.737703</text:p>
          </table:table-cell>
          <table:table-cell office:value-type="float" office:value="0.733016" calcext:value-type="float">
            <text:p>0.733016</text:p>
          </table:table-cell>
          <table:table-cell office:value-type="float" office:value="0.731236" calcext:value-type="float">
            <text:p>0.731236</text:p>
          </table:table-cell>
          <table:table-cell office:value-type="float" office:value="0.733016" calcext:value-type="float">
            <text:p>0.733016</text:p>
          </table:table-cell>
          <table:table-cell office:value-type="float" office:value="0.737703" calcext:value-type="float">
            <text:p>0.737703</text:p>
          </table:table-cell>
          <table:table-cell office:value-type="float" office:value="0.743533" calcext:value-type="float">
            <text:p>0.743533</text:p>
          </table:table-cell>
          <table:table-cell office:value-type="float" office:value="0.748253" calcext:value-type="float">
            <text:p>0.748253</text:p>
          </table:table-cell>
          <table:table-cell office:value-type="float" office:value="0.749907" calcext:value-type="float">
            <text:p>0.749907</text:p>
          </table:table-cell>
        </table:table-row>
        <table:table-row table:style-name="ro1">
          <table:table-cell office:value-type="float" office:value="0.741769" calcext:value-type="float">
            <text:p>0.741769</text:p>
          </table:table-cell>
          <table:table-cell office:value-type="float" office:value="0.738514" calcext:value-type="float">
            <text:p>0.738514</text:p>
          </table:table-cell>
          <table:table-cell office:value-type="float" office:value="0.728872" calcext:value-type="float">
            <text:p>0.728872</text:p>
          </table:table-cell>
          <table:table-cell office:value-type="float" office:value="0.717108" calcext:value-type="float">
            <text:p>0.717108</text:p>
          </table:table-cell>
          <table:table-cell office:value-type="float" office:value="0.707723" calcext:value-type="float">
            <text:p>0.707723</text:p>
          </table:table-cell>
          <table:table-cell office:value-type="float" office:value="0.704185" calcext:value-type="float">
            <text:p>0.704185</text:p>
          </table:table-cell>
          <table:table-cell office:value-type="float" office:value="0.707723" calcext:value-type="float">
            <text:p>0.707723</text:p>
          </table:table-cell>
          <table:table-cell office:value-type="float" office:value="0.717108" calcext:value-type="float">
            <text:p>0.717108</text:p>
          </table:table-cell>
          <table:table-cell office:value-type="float" office:value="0.728872" calcext:value-type="float">
            <text:p>0.728872</text:p>
          </table:table-cell>
          <table:table-cell office:value-type="float" office:value="0.738514" calcext:value-type="float">
            <text:p>0.738514</text:p>
          </table:table-cell>
          <table:table-cell office:value-type="float" office:value="0.741769" calcext:value-type="float">
            <text:p>0.741769</text:p>
          </table:table-cell>
        </table:table-row>
        <table:table-row table:style-name="ro1">
          <table:table-cell office:value-type="float" office:value="0.733428" calcext:value-type="float">
            <text:p>0.733428</text:p>
          </table:table-cell>
          <table:table-cell office:value-type="float" office:value="0.727788" calcext:value-type="float">
            <text:p>0.727788</text:p>
          </table:table-cell>
          <table:table-cell office:value-type="float" office:value="0.710785" calcext:value-type="float">
            <text:p>0.710785</text:p>
          </table:table-cell>
          <table:table-cell office:value-type="float" office:value="0.690285" calcext:value-type="float">
            <text:p>0.690285</text:p>
          </table:table-cell>
          <table:table-cell office:value-type="float" office:value="0.674096" calcext:value-type="float">
            <text:p>0.674096</text:p>
          </table:table-cell>
          <table:table-cell office:value-type="float" office:value="0.668034" calcext:value-type="float">
            <text:p>0.668034</text:p>
          </table:table-cell>
          <table:table-cell office:value-type="float" office:value="0.674096" calcext:value-type="float">
            <text:p>0.674096</text:p>
          </table:table-cell>
          <table:table-cell office:value-type="float" office:value="0.690285" calcext:value-type="float">
            <text:p>0.690285</text:p>
          </table:table-cell>
          <table:table-cell office:value-type="float" office:value="0.710785" calcext:value-type="float">
            <text:p>0.710785</text:p>
          </table:table-cell>
          <table:table-cell office:value-type="float" office:value="0.727788" calcext:value-type="float">
            <text:p>0.727788</text:p>
          </table:table-cell>
          <table:table-cell office:value-type="float" office:value="0.733428" calcext:value-type="float">
            <text:p>0.733428</text:p>
          </table:table-cell>
        </table:table-row>
        <table:table-row table:style-name="ro1">
          <table:table-cell office:value-type="float" office:value="0.722052" calcext:value-type="float">
            <text:p>0.722052</text:p>
          </table:table-cell>
          <table:table-cell office:value-type="float" office:value="0.713839" calcext:value-type="float">
            <text:p>0.713839</text:p>
          </table:table-cell>
          <table:table-cell office:value-type="float" office:value="0.688836" calcext:value-type="float">
            <text:p>0.688836</text:p>
          </table:table-cell>
          <table:table-cell office:value-type="float" office:value="0.659117" calcext:value-type="float">
            <text:p>0.659117</text:p>
          </table:table-cell>
          <table:table-cell office:value-type="float" office:value="0.635972" calcext:value-type="float">
            <text:p>0.635972</text:p>
          </table:table-cell>
          <table:table-cell office:value-type="float" office:value="0.627369" calcext:value-type="float">
            <text:p>0.627369</text:p>
          </table:table-cell>
          <table:table-cell office:value-type="float" office:value="0.635972" calcext:value-type="float">
            <text:p>0.635972</text:p>
          </table:table-cell>
          <table:table-cell office:value-type="float" office:value="0.659117" calcext:value-type="float">
            <text:p>0.659117</text:p>
          </table:table-cell>
          <table:table-cell office:value-type="float" office:value="0.688836" calcext:value-type="float">
            <text:p>0.688836</text:p>
          </table:table-cell>
          <table:table-cell office:value-type="float" office:value="0.713839" calcext:value-type="float">
            <text:p>0.713839</text:p>
          </table:table-cell>
          <table:table-cell office:value-type="float" office:value="0.722052" calcext:value-type="float">
            <text:p>0.722052</text:p>
          </table:table-cell>
        </table:table-row>
        <table:table-row table:style-name="ro1">
          <table:table-cell office:value-type="float" office:value="0.7112" calcext:value-type="float">
            <text:p>0.7112</text:p>
          </table:table-cell>
          <table:table-cell office:value-type="float" office:value="0.700033" calcext:value-type="float">
            <text:p>0.700033</text:p>
          </table:table-cell>
          <table:table-cell office:value-type="float" office:value="0.665993" calcext:value-type="float">
            <text:p>0.665993</text:p>
          </table:table-cell>
          <table:table-cell office:value-type="float" office:value="0.626119" calcext:value-type="float">
            <text:p>0.626119</text:p>
          </table:table-cell>
          <table:table-cell office:value-type="float" office:value="0.595517" calcext:value-type="float">
            <text:p>0.595517</text:p>
          </table:table-cell>
          <table:table-cell office:value-type="float" office:value="0.584231" calcext:value-type="float">
            <text:p>0.584231</text:p>
          </table:table-cell>
          <table:table-cell office:value-type="float" office:value="0.595517" calcext:value-type="float">
            <text:p>0.595517</text:p>
          </table:table-cell>
          <table:table-cell office:value-type="float" office:value="0.626119" calcext:value-type="float">
            <text:p>0.626119</text:p>
          </table:table-cell>
          <table:table-cell office:value-type="float" office:value="0.665993" calcext:value-type="float">
            <text:p>0.665993</text:p>
          </table:table-cell>
          <table:table-cell office:value-type="float" office:value="0.700033" calcext:value-type="float">
            <text:p>0.700033</text:p>
          </table:table-cell>
          <table:table-cell office:value-type="float" office:value="0.7112" calcext:value-type="float">
            <text:p>0.7112</text:p>
          </table:table-cell>
        </table:table-row>
        <table:table-row table:style-name="ro1">
          <table:table-cell office:value-type="float" office:value="0.699784" calcext:value-type="float">
            <text:p>0.699784</text:p>
          </table:table-cell>
          <table:table-cell office:value-type="float" office:value="0.685771" calcext:value-type="float">
            <text:p>0.685771</text:p>
          </table:table-cell>
          <table:table-cell office:value-type="float" office:value="0.643238" calcext:value-type="float">
            <text:p>0.643238</text:p>
          </table:table-cell>
          <table:table-cell office:value-type="float" office:value="0.594196" calcext:value-type="float">
            <text:p>0.594196</text:p>
          </table:table-cell>
          <table:table-cell office:value-type="float" office:value="0.557149" calcext:value-type="float">
            <text:p>0.557149</text:p>
          </table:table-cell>
          <table:table-cell office:value-type="float" office:value="0.543602" calcext:value-type="float">
            <text:p>0.543602</text:p>
          </table:table-cell>
          <table:table-cell office:value-type="float" office:value="0.557149" calcext:value-type="float">
            <text:p>0.557149</text:p>
          </table:table-cell>
          <table:table-cell office:value-type="float" office:value="0.594196" calcext:value-type="float">
            <text:p>0.594196</text:p>
          </table:table-cell>
          <table:table-cell office:value-type="float" office:value="0.643238" calcext:value-type="float">
            <text:p>0.643238</text:p>
          </table:table-cell>
          <table:table-cell office:value-type="float" office:value="0.685771" calcext:value-type="float">
            <text:p>0.685771</text:p>
          </table:table-cell>
          <table:table-cell office:value-type="float" office:value="0.699784" calcext:value-type="float">
            <text:p>0.699784</text:p>
          </table:table-cell>
        </table:table-row>
        <table:table-row table:style-name="ro1">
          <table:table-cell office:value-type="float" office:value="0.69081" calcext:value-type="float">
            <text:p>0.69081</text:p>
          </table:table-cell>
          <table:table-cell office:value-type="float" office:value="0.674097" calcext:value-type="float">
            <text:p>0.674097</text:p>
          </table:table-cell>
          <table:table-cell office:value-type="float" office:value="0.623849" calcext:value-type="float">
            <text:p>0.623849</text:p>
          </table:table-cell>
          <table:table-cell office:value-type="float" office:value="0.566735" calcext:value-type="float">
            <text:p>0.566735</text:p>
          </table:table-cell>
          <table:table-cell office:value-type="float" office:value="0.524209" calcext:value-type="float">
            <text:p>0.524209</text:p>
          </table:table-cell>
          <table:table-cell office:value-type="float" office:value="0.508782" calcext:value-type="float">
            <text:p>0.508782</text:p>
          </table:table-cell>
          <table:table-cell office:value-type="float" office:value="0.524209" calcext:value-type="float">
            <text:p>0.524209</text:p>
          </table:table-cell>
          <table:table-cell office:value-type="float" office:value="0.566735" calcext:value-type="float">
            <text:p>0.566735</text:p>
          </table:table-cell>
          <table:table-cell office:value-type="float" office:value="0.623849" calcext:value-type="float">
            <text:p>0.623849</text:p>
          </table:table-cell>
          <table:table-cell office:value-type="float" office:value="0.674097" calcext:value-type="float">
            <text:p>0.674097</text:p>
          </table:table-cell>
          <table:table-cell office:value-type="float" office:value="0.69081" calcext:value-type="float">
            <text:p>0.69081</text:p>
          </table:table-cell>
        </table:table-row>
        <table:table-row table:style-name="ro1">
          <table:table-cell office:value-type="float" office:value="0.684103" calcext:value-type="float">
            <text:p>0.684103</text:p>
          </table:table-cell>
          <table:table-cell office:value-type="float" office:value="0.665414" calcext:value-type="float">
            <text:p>0.665414</text:p>
          </table:table-cell>
          <table:table-cell office:value-type="float" office:value="0.609823" calcext:value-type="float">
            <text:p>0.609823</text:p>
          </table:table-cell>
          <table:table-cell office:value-type="float" office:value="0.54739" calcext:value-type="float">
            <text:p>0.54739</text:p>
          </table:table-cell>
          <table:table-cell office:value-type="float" office:value="0.501453" calcext:value-type="float">
            <text:p>0.501453</text:p>
          </table:table-cell>
          <table:table-cell office:value-type="float" office:value="0.484897" calcext:value-type="float">
            <text:p>0.484897</text:p>
          </table:table-cell>
          <table:table-cell office:value-type="float" office:value="0.501453" calcext:value-type="float">
            <text:p>0.501453</text:p>
          </table:table-cell>
          <table:table-cell office:value-type="float" office:value="0.54739" calcext:value-type="float">
            <text:p>0.54739</text:p>
          </table:table-cell>
          <table:table-cell office:value-type="float" office:value="0.609823" calcext:value-type="float">
            <text:p>0.609823</text:p>
          </table:table-cell>
          <table:table-cell office:value-type="float" office:value="0.665414" calcext:value-type="float">
            <text:p>0.665414</text:p>
          </table:table-cell>
          <table:table-cell office:value-type="float" office:value="0.684103" calcext:value-type="float">
            <text:p>0.684103</text:p>
          </table:table-cell>
        </table:table-row>
        <table:table-row table:style-name="ro1">
          <table:table-cell office:value-type="float" office:value="0.683328" calcext:value-type="float">
            <text:p>0.683328</text:p>
          </table:table-cell>
          <table:table-cell office:value-type="float" office:value="0.663597" calcext:value-type="float">
            <text:p>0.663597</text:p>
          </table:table-cell>
          <table:table-cell office:value-type="float" office:value="0.605313" calcext:value-type="float">
            <text:p>0.605313</text:p>
          </table:table-cell>
          <table:table-cell office:value-type="float" office:value="0.540125" calcext:value-type="float">
            <text:p>0.540125</text:p>
          </table:table-cell>
          <table:table-cell office:value-type="float" office:value="0.49234" calcext:value-type="float">
            <text:p>0.49234</text:p>
          </table:table-cell>
          <table:table-cell office:value-type="float" office:value="0.475157" calcext:value-type="float">
            <text:p>0.475157</text:p>
          </table:table-cell>
          <table:table-cell office:value-type="float" office:value="0.49234" calcext:value-type="float">
            <text:p>0.49234</text:p>
          </table:table-cell>
          <table:table-cell office:value-type="float" office:value="0.540125" calcext:value-type="float">
            <text:p>0.540125</text:p>
          </table:table-cell>
          <table:table-cell office:value-type="float" office:value="0.605313" calcext:value-type="float">
            <text:p>0.605313</text:p>
          </table:table-cell>
          <table:table-cell office:value-type="float" office:value="0.663597" calcext:value-type="float">
            <text:p>0.663597</text:p>
          </table:table-cell>
          <table:table-cell office:value-type="float" office:value="0.683328" calcext:value-type="float">
            <text:p>0.6833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12474" calcext:value-type="float">
            <text:p>0.912474</text:p>
          </table:table-cell>
          <table:table-cell table:number-columns-repeated="10"/>
        </table:table-row>
        <table:table-row table:style-name="ro1">
          <table:table-cell office:value-type="float" office:value="0.776469" calcext:value-type="float">
            <text:p>0.776469</text:p>
          </table:table-cell>
          <table:table-cell office:value-type="float" office:value="0.775156" calcext:value-type="float">
            <text:p>0.775156</text:p>
          </table:table-cell>
          <table:table-cell office:value-type="float" office:value="0.771581" calcext:value-type="float">
            <text:p>0.771581</text:p>
          </table:table-cell>
          <table:table-cell office:value-type="float" office:value="0.767111" calcext:value-type="float">
            <text:p>0.767111</text:p>
          </table:table-cell>
          <table:table-cell office:value-type="float" office:value="0.763489" calcext:value-type="float">
            <text:p>0.763489</text:p>
          </table:table-cell>
          <table:table-cell office:value-type="float" office:value="0.762109" calcext:value-type="float">
            <text:p>0.762109</text:p>
          </table:table-cell>
          <table:table-cell office:value-type="float" office:value="0.763489" calcext:value-type="float">
            <text:p>0.763489</text:p>
          </table:table-cell>
          <table:table-cell office:value-type="float" office:value="0.767111" calcext:value-type="float">
            <text:p>0.767111</text:p>
          </table:table-cell>
          <table:table-cell office:value-type="float" office:value="0.771581" calcext:value-type="float">
            <text:p>0.771581</text:p>
          </table:table-cell>
          <table:table-cell office:value-type="float" office:value="0.775156" calcext:value-type="float">
            <text:p>0.775156</text:p>
          </table:table-cell>
          <table:table-cell office:value-type="float" office:value="0.776469" calcext:value-type="float">
            <text:p>0.776469</text:p>
          </table:table-cell>
        </table:table-row>
        <table:table-row table:style-name="ro1">
          <table:table-cell office:value-type="float" office:value="0.76546" calcext:value-type="float">
            <text:p>0.76546</text:p>
          </table:table-cell>
          <table:table-cell office:value-type="float" office:value="0.765016" calcext:value-type="float">
            <text:p>0.765016</text:p>
          </table:table-cell>
          <table:table-cell office:value-type="float" office:value="0.763896" calcext:value-type="float">
            <text:p>0.763896</text:p>
          </table:table-cell>
          <table:table-cell office:value-type="float" office:value="0.762488" calcext:value-type="float">
            <text:p>0.762488</text:p>
          </table:table-cell>
          <table:table-cell office:value-type="float" office:value="0.761367" calcext:value-type="float">
            <text:p>0.761367</text:p>
          </table:table-cell>
          <table:table-cell office:value-type="float" office:value="0.760928" calcext:value-type="float">
            <text:p>0.760928</text:p>
          </table:table-cell>
          <table:table-cell office:value-type="float" office:value="0.761367" calcext:value-type="float">
            <text:p>0.761367</text:p>
          </table:table-cell>
          <table:table-cell office:value-type="float" office:value="0.762488" calcext:value-type="float">
            <text:p>0.762488</text:p>
          </table:table-cell>
          <table:table-cell office:value-type="float" office:value="0.763896" calcext:value-type="float">
            <text:p>0.763896</text:p>
          </table:table-cell>
          <table:table-cell office:value-type="float" office:value="0.765016" calcext:value-type="float">
            <text:p>0.765016</text:p>
          </table:table-cell>
          <table:table-cell office:value-type="float" office:value="0.76546" calcext:value-type="float">
            <text:p>0.76546</text:p>
          </table:table-cell>
        </table:table-row>
        <table:table-row table:style-name="ro1">
          <table:table-cell office:value-type="float" office:value="0.761825" calcext:value-type="float">
            <text:p>0.761825</text:p>
          </table:table-cell>
          <table:table-cell office:value-type="float" office:value="0.760156" calcext:value-type="float">
            <text:p>0.760156</text:p>
          </table:table-cell>
          <table:table-cell office:value-type="float" office:value="0.755382" calcext:value-type="float">
            <text:p>0.755382</text:p>
          </table:table-cell>
          <table:table-cell office:value-type="float" office:value="0.749487" calcext:value-type="float">
            <text:p>0.749487</text:p>
          </table:table-cell>
          <table:table-cell office:value-type="float" office:value="0.744746" calcext:value-type="float">
            <text:p>0.744746</text:p>
          </table:table-cell>
          <table:table-cell office:value-type="float" office:value="0.742946" calcext:value-type="float">
            <text:p>0.742946</text:p>
          </table:table-cell>
          <table:table-cell office:value-type="float" office:value="0.744746" calcext:value-type="float">
            <text:p>0.744746</text:p>
          </table:table-cell>
          <table:table-cell office:value-type="float" office:value="0.749487" calcext:value-type="float">
            <text:p>0.749487</text:p>
          </table:table-cell>
          <table:table-cell office:value-type="float" office:value="0.755382" calcext:value-type="float">
            <text:p>0.755382</text:p>
          </table:table-cell>
          <table:table-cell office:value-type="float" office:value="0.760156" calcext:value-type="float">
            <text:p>0.760156</text:p>
          </table:table-cell>
          <table:table-cell office:value-type="float" office:value="0.761825" calcext:value-type="float">
            <text:p>0.761825</text:p>
          </table:table-cell>
        </table:table-row>
        <table:table-row table:style-name="ro1">
          <table:table-cell office:value-type="float" office:value="0.753645" calcext:value-type="float">
            <text:p>0.753645</text:p>
          </table:table-cell>
          <table:table-cell office:value-type="float" office:value="0.750359" calcext:value-type="float">
            <text:p>0.750359</text:p>
          </table:table-cell>
          <table:table-cell office:value-type="float" office:value="0.740611" calcext:value-type="float">
            <text:p>0.740611</text:p>
          </table:table-cell>
          <table:table-cell office:value-type="float" office:value="0.72872" calcext:value-type="float">
            <text:p>0.72872</text:p>
          </table:table-cell>
          <table:table-cell office:value-type="float" office:value="0.71923" calcext:value-type="float">
            <text:p>0.71923</text:p>
          </table:table-cell>
          <table:table-cell office:value-type="float" office:value="0.715654" calcext:value-type="float">
            <text:p>0.715654</text:p>
          </table:table-cell>
          <table:table-cell office:value-type="float" office:value="0.71923" calcext:value-type="float">
            <text:p>0.71923</text:p>
          </table:table-cell>
          <table:table-cell office:value-type="float" office:value="0.72872" calcext:value-type="float">
            <text:p>0.72872</text:p>
          </table:table-cell>
          <table:table-cell office:value-type="float" office:value="0.740611" calcext:value-type="float">
            <text:p>0.740611</text:p>
          </table:table-cell>
          <table:table-cell office:value-type="float" office:value="0.750359" calcext:value-type="float">
            <text:p>0.750359</text:p>
          </table:table-cell>
          <table:table-cell office:value-type="float" office:value="0.753645" calcext:value-type="float">
            <text:p>0.753645</text:p>
          </table:table-cell>
        </table:table-row>
        <table:table-row table:style-name="ro1">
          <table:table-cell office:value-type="float" office:value="0.745292" calcext:value-type="float">
            <text:p>0.745292</text:p>
          </table:table-cell>
          <table:table-cell office:value-type="float" office:value="0.739596" calcext:value-type="float">
            <text:p>0.739596</text:p>
          </table:table-cell>
          <table:table-cell office:value-type="float" office:value="0.722408" calcext:value-type="float">
            <text:p>0.722408</text:p>
          </table:table-cell>
          <table:table-cell office:value-type="float" office:value="0.701683" calcext:value-type="float">
            <text:p>0.701683</text:p>
          </table:table-cell>
          <table:table-cell office:value-type="float" office:value="0.685312" calcext:value-type="float">
            <text:p>0.685312</text:p>
          </table:table-cell>
          <table:table-cell office:value-type="float" office:value="0.679182" calcext:value-type="float">
            <text:p>0.679182</text:p>
          </table:table-cell>
          <table:table-cell office:value-type="float" office:value="0.685312" calcext:value-type="float">
            <text:p>0.685312</text:p>
          </table:table-cell>
          <table:table-cell office:value-type="float" office:value="0.701683" calcext:value-type="float">
            <text:p>0.701683</text:p>
          </table:table-cell>
          <table:table-cell office:value-type="float" office:value="0.722408" calcext:value-type="float">
            <text:p>0.722408</text:p>
          </table:table-cell>
          <table:table-cell office:value-type="float" office:value="0.739596" calcext:value-type="float">
            <text:p>0.739596</text:p>
          </table:table-cell>
          <table:table-cell office:value-type="float" office:value="0.745292" calcext:value-type="float">
            <text:p>0.745292</text:p>
          </table:table-cell>
        </table:table-row>
        <table:table-row table:style-name="ro1">
          <table:table-cell office:value-type="float" office:value="0.733882" calcext:value-type="float">
            <text:p>0.733882</text:p>
          </table:table-cell>
          <table:table-cell office:value-type="float" office:value="0.725589" calcext:value-type="float">
            <text:p>0.725589</text:p>
          </table:table-cell>
          <table:table-cell office:value-type="float" office:value="0.700321" calcext:value-type="float">
            <text:p>0.700321</text:p>
          </table:table-cell>
          <table:table-cell office:value-type="float" office:value="0.670283" calcext:value-type="float">
            <text:p>0.670283</text:p>
          </table:table-cell>
          <table:table-cell office:value-type="float" office:value="0.646882" calcext:value-type="float">
            <text:p>0.646882</text:p>
          </table:table-cell>
          <table:table-cell office:value-type="float" office:value="0.638183" calcext:value-type="float">
            <text:p>0.638183</text:p>
          </table:table-cell>
          <table:table-cell office:value-type="float" office:value="0.646882" calcext:value-type="float">
            <text:p>0.646882</text:p>
          </table:table-cell>
          <table:table-cell office:value-type="float" office:value="0.670283" calcext:value-type="float">
            <text:p>0.670283</text:p>
          </table:table-cell>
          <table:table-cell office:value-type="float" office:value="0.700321" calcext:value-type="float">
            <text:p>0.700321</text:p>
          </table:table-cell>
          <table:table-cell office:value-type="float" office:value="0.725589" calcext:value-type="float">
            <text:p>0.725589</text:p>
          </table:table-cell>
          <table:table-cell office:value-type="float" office:value="0.733882" calcext:value-type="float">
            <text:p>0.733882</text:p>
          </table:table-cell>
        </table:table-row>
        <table:table-row table:style-name="ro1">
          <table:table-cell office:value-type="float" office:value="0.72303" calcext:value-type="float">
            <text:p>0.72303</text:p>
          </table:table-cell>
          <table:table-cell office:value-type="float" office:value="0.711755" calcext:value-type="float">
            <text:p>0.711755</text:p>
          </table:table-cell>
          <table:table-cell office:value-type="float" office:value="0.677361" calcext:value-type="float">
            <text:p>0.677361</text:p>
          </table:table-cell>
          <table:table-cell office:value-type="float" office:value="0.637061" calcext:value-type="float">
            <text:p>0.637061</text:p>
          </table:table-cell>
          <table:table-cell office:value-type="float" office:value="0.606117" calcext:value-type="float">
            <text:p>0.60611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606117" calcext:value-type="float">
            <text:p>0.606117</text:p>
          </table:table-cell>
          <table:table-cell office:value-type="float" office:value="0.637061" calcext:value-type="float">
            <text:p>0.637061</text:p>
          </table:table-cell>
          <table:table-cell office:value-type="float" office:value="0.677361" calcext:value-type="float">
            <text:p>0.677361</text:p>
          </table:table-cell>
          <table:table-cell office:value-type="float" office:value="0.711755" calcext:value-type="float">
            <text:p>0.711755</text:p>
          </table:table-cell>
          <table:table-cell office:value-type="float" office:value="0.72303" calcext:value-type="float">
            <text:p>0.72303</text:p>
          </table:table-cell>
        </table:table-row>
        <table:table-row table:style-name="ro1">
          <table:table-cell office:value-type="float" office:value="0.711601" calcext:value-type="float">
            <text:p>0.711601</text:p>
          </table:table-cell>
          <table:table-cell office:value-type="float" office:value="0.697458" calcext:value-type="float">
            <text:p>0.697458</text:p>
          </table:table-cell>
          <table:table-cell office:value-type="float" office:value="0.654498" calcext:value-type="float">
            <text:p>0.654498</text:p>
          </table:table-cell>
          <table:table-cell office:value-type="float" office:value="0.604942" calcext:value-type="float">
            <text:p>0.604942</text:p>
          </table:table-cell>
          <table:table-cell office:value-type="float" office:value="0.567487" calcext:value-type="float">
            <text:p>0.567487</text:p>
          </table:table-cell>
          <table:table-cell office:value-type="float" office:value="0.553788" calcext:value-type="float">
            <text:p>0.553788</text:p>
          </table:table-cell>
          <table:table-cell office:value-type="float" office:value="0.567487" calcext:value-type="float">
            <text:p>0.567487</text:p>
          </table:table-cell>
          <table:table-cell office:value-type="float" office:value="0.604942" calcext:value-type="float">
            <text:p>0.604942</text:p>
          </table:table-cell>
          <table:table-cell office:value-type="float" office:value="0.654498" calcext:value-type="float">
            <text:p>0.654498</text:p>
          </table:table-cell>
          <table:table-cell office:value-type="float" office:value="0.697458" calcext:value-type="float">
            <text:p>0.697458</text:p>
          </table:table-cell>
          <table:table-cell office:value-type="float" office:value="0.711601" calcext:value-type="float">
            <text:p>0.711601</text:p>
          </table:table-cell>
        </table:table-row>
        <table:table-row table:style-name="ro1">
          <table:table-cell office:value-type="float" office:value="0.702647" calcext:value-type="float">
            <text:p>0.702647</text:p>
          </table:table-cell>
          <table:table-cell office:value-type="float" office:value="0.685785" calcext:value-type="float">
            <text:p>0.685785</text:p>
          </table:table-cell>
          <table:table-cell office:value-type="float" office:value="0.635041" calcext:value-type="float">
            <text:p>0.635041</text:p>
          </table:table-cell>
          <table:table-cell office:value-type="float" office:value="0.577334" calcext:value-type="float">
            <text:p>0.577334</text:p>
          </table:table-cell>
          <table:table-cell office:value-type="float" office:value="0.534338" calcext:value-type="float">
            <text:p>0.534338</text:p>
          </table:table-cell>
          <table:table-cell office:value-type="float" office:value="0.518736" calcext:value-type="float">
            <text:p>0.518736</text:p>
          </table:table-cell>
          <table:table-cell office:value-type="float" office:value="0.534338" calcext:value-type="float">
            <text:p>0.534338</text:p>
          </table:table-cell>
          <table:table-cell office:value-type="float" office:value="0.577334" calcext:value-type="float">
            <text:p>0.577334</text:p>
          </table:table-cell>
          <table:table-cell office:value-type="float" office:value="0.635041" calcext:value-type="float">
            <text:p>0.635041</text:p>
          </table:table-cell>
          <table:table-cell office:value-type="float" office:value="0.685785" calcext:value-type="float">
            <text:p>0.685785</text:p>
          </table:table-cell>
          <table:table-cell office:value-type="float" office:value="0.702647" calcext:value-type="float">
            <text:p>0.702647</text:p>
          </table:table-cell>
        </table:table-row>
        <table:table-row table:style-name="ro1">
          <table:table-cell office:value-type="float" office:value="0.695948" calcext:value-type="float">
            <text:p>0.695948</text:p>
          </table:table-cell>
          <table:table-cell office:value-type="float" office:value="0.677097" calcext:value-type="float">
            <text:p>0.677097</text:p>
          </table:table-cell>
          <table:table-cell office:value-type="float" office:value="0.620971" calcext:value-type="float">
            <text:p>0.620971</text:p>
          </table:table-cell>
          <table:table-cell office:value-type="float" office:value="0.557899" calcext:value-type="float">
            <text:p>0.557899</text:p>
          </table:table-cell>
          <table:table-cell office:value-type="float" office:value="0.511458" calcext:value-type="float">
            <text:p>0.511458</text:p>
          </table:table-cell>
          <table:table-cell office:value-type="float" office:value="0.494715" calcext:value-type="float">
            <text:p>0.494715</text:p>
          </table:table-cell>
          <table:table-cell office:value-type="float" office:value="0.511458" calcext:value-type="float">
            <text:p>0.511458</text:p>
          </table:table-cell>
          <table:table-cell office:value-type="float" office:value="0.557899" calcext:value-type="float">
            <text:p>0.557899</text:p>
          </table:table-cell>
          <table:table-cell office:value-type="float" office:value="0.620971" calcext:value-type="float">
            <text:p>0.620971</text:p>
          </table:table-cell>
          <table:table-cell office:value-type="float" office:value="0.677097" calcext:value-type="float">
            <text:p>0.677097</text:p>
          </table:table-cell>
          <table:table-cell office:value-type="float" office:value="0.695948" calcext:value-type="float">
            <text:p>0.695948</text:p>
          </table:table-cell>
        </table:table-row>
        <table:table-row table:style-name="ro1">
          <table:table-cell office:value-type="float" office:value="0.695227" calcext:value-type="float">
            <text:p>0.695227</text:p>
          </table:table-cell>
          <table:table-cell office:value-type="float" office:value="0.675325" calcext:value-type="float">
            <text:p>0.675325</text:p>
          </table:table-cell>
          <table:table-cell office:value-type="float" office:value="0.616473" calcext:value-type="float">
            <text:p>0.616473</text:p>
          </table:table-cell>
          <table:table-cell office:value-type="float" office:value="0.550606" calcext:value-type="float">
            <text:p>0.550606</text:p>
          </table:table-cell>
          <table:table-cell office:value-type="float" office:value="0.502286" calcext:value-type="float">
            <text:p>0.502286</text:p>
          </table:table-cell>
          <table:table-cell office:value-type="float" office:value="0.484904" calcext:value-type="float">
            <text:p>0.484904</text:p>
          </table:table-cell>
          <table:table-cell office:value-type="float" office:value="0.502286" calcext:value-type="float">
            <text:p>0.502286</text:p>
          </table:table-cell>
          <table:table-cell office:value-type="float" office:value="0.550606" calcext:value-type="float">
            <text:p>0.550606</text:p>
          </table:table-cell>
          <table:table-cell office:value-type="float" office:value="0.616473" calcext:value-type="float">
            <text:p>0.616473</text:p>
          </table:table-cell>
          <table:table-cell office:value-type="float" office:value="0.675325" calcext:value-type="float">
            <text:p>0.675325</text:p>
          </table:table-cell>
          <table:table-cell office:value-type="float" office:value="0.695227" calcext:value-type="float">
            <text:p>0.69522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21437" calcext:value-type="float">
            <text:p>0.921437</text:p>
          </table:table-cell>
          <table:table-cell table:number-columns-repeated="10"/>
        </table:table-row>
        <table:table-row table:style-name="ro1">
          <table:table-cell office:value-type="float" office:value="0.783066" calcext:value-type="float">
            <text:p>0.783066</text:p>
          </table:table-cell>
          <table:table-cell office:value-type="float" office:value="0.781745" calcext:value-type="float">
            <text:p>0.781745</text:p>
          </table:table-cell>
          <table:table-cell office:value-type="float" office:value="0.778143" calcext:value-type="float">
            <text:p>0.778143</text:p>
          </table:table-cell>
          <table:table-cell office:value-type="float" office:value="0.77364" calcext:value-type="float">
            <text:p>0.77364</text:p>
          </table:table-cell>
          <table:table-cell office:value-type="float" office:value="0.76999" calcext:value-type="float">
            <text:p>0.76999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6999" calcext:value-type="float">
            <text:p>0.76999</text:p>
          </table:table-cell>
          <table:table-cell office:value-type="float" office:value="0.77364" calcext:value-type="float">
            <text:p>0.77364</text:p>
          </table:table-cell>
          <table:table-cell office:value-type="float" office:value="0.778143" calcext:value-type="float">
            <text:p>0.778143</text:p>
          </table:table-cell>
          <table:table-cell office:value-type="float" office:value="0.781745" calcext:value-type="float">
            <text:p>0.781745</text:p>
          </table:table-cell>
          <table:table-cell office:value-type="float" office:value="0.783066" calcext:value-type="float">
            <text:p>0.783066</text:p>
          </table:table-cell>
        </table:table-row>
        <table:table-row table:style-name="ro1">
          <table:table-cell office:value-type="float" office:value="0.771982" calcext:value-type="float">
            <text:p>0.771982</text:p>
          </table:table-cell>
          <table:table-cell office:value-type="float" office:value="0.771537" calcext:value-type="float">
            <text:p>0.771537</text:p>
          </table:table-cell>
          <table:table-cell office:value-type="float" office:value="0.770411" calcext:value-type="float">
            <text:p>0.770411</text:p>
          </table:table-cell>
          <table:table-cell office:value-type="float" office:value="0.768994" calcext:value-type="float">
            <text:p>0.768994</text:p>
          </table:table-cell>
          <table:table-cell office:value-type="float" office:value="0.767867" calcext:value-type="float">
            <text:p>0.767867</text:p>
          </table:table-cell>
          <table:table-cell office:value-type="float" office:value="0.767425" calcext:value-type="float">
            <text:p>0.767425</text:p>
          </table:table-cell>
          <table:table-cell office:value-type="float" office:value="0.767867" calcext:value-type="float">
            <text:p>0.767867</text:p>
          </table:table-cell>
          <table:table-cell office:value-type="float" office:value="0.768994" calcext:value-type="float">
            <text:p>0.768994</text:p>
          </table:table-cell>
          <table:table-cell office:value-type="float" office:value="0.770411" calcext:value-type="float">
            <text:p>0.770411</text:p>
          </table:table-cell>
          <table:table-cell office:value-type="float" office:value="0.771537" calcext:value-type="float">
            <text:p>0.771537</text:p>
          </table:table-cell>
          <table:table-cell office:value-type="float" office:value="0.771982" calcext:value-type="float">
            <text:p>0.771982</text:p>
          </table:table-cell>
        </table:table-row>
        <table:table-row table:style-name="ro1">
          <table:table-cell office:value-type="float" office:value="0.768344" calcext:value-type="float">
            <text:p>0.768344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0.761864" calcext:value-type="float">
            <text:p>0.761864</text:p>
          </table:table-cell>
          <table:table-cell office:value-type="float" office:value="0.755934" calcext:value-type="float">
            <text:p>0.755934</text:p>
          </table:table-cell>
          <table:table-cell office:value-type="float" office:value="0.751164" calcext:value-type="float">
            <text:p>0.751164</text:p>
          </table:table-cell>
          <table:table-cell office:value-type="float" office:value="0.749353" calcext:value-type="float">
            <text:p>0.749353</text:p>
          </table:table-cell>
          <table:table-cell office:value-type="float" office:value="0.751164" calcext:value-type="float">
            <text:p>0.751164</text:p>
          </table:table-cell>
          <table:table-cell office:value-type="float" office:value="0.755934" calcext:value-type="float">
            <text:p>0.755934</text:p>
          </table:table-cell>
          <table:table-cell office:value-type="float" office:value="0.761864" calcext:value-type="float">
            <text:p>0.761864</text:p>
          </table:table-cell>
          <table:table-cell office:value-type="float" office:value="0.766667" calcext:value-type="float">
            <text:p>0.766667</text:p>
          </table:table-cell>
          <table:table-cell office:value-type="float" office:value="0.768344" calcext:value-type="float">
            <text:p>0.768344</text:p>
          </table:table-cell>
        </table:table-row>
        <table:table-row table:style-name="ro1">
          <table:table-cell office:value-type="float" office:value="0.760142" calcext:value-type="float">
            <text:p>0.760142</text:p>
          </table:table-cell>
          <table:table-cell office:value-type="float" office:value="0.756839" calcext:value-type="float">
            <text:p>0.756839</text:p>
          </table:table-cell>
          <table:table-cell office:value-type="float" office:value="0.747035" calcext:value-type="float">
            <text:p>0.747035</text:p>
          </table:table-cell>
          <table:table-cell office:value-type="float" office:value="0.735075" calcext:value-type="float">
            <text:p>0.735075</text:p>
          </table:table-cell>
          <table:table-cell office:value-type="float" office:value="0.725528" calcext:value-type="float">
            <text:p>0.725528</text:p>
          </table:table-cell>
          <table:table-cell office:value-type="float" office:value="0.721931" calcext:value-type="float">
            <text:p>0.721931</text:p>
          </table:table-cell>
          <table:table-cell office:value-type="float" office:value="0.725528" calcext:value-type="float">
            <text:p>0.725528</text:p>
          </table:table-cell>
          <table:table-cell office:value-type="float" office:value="0.735075" calcext:value-type="float">
            <text:p>0.735075</text:p>
          </table:table-cell>
          <table:table-cell office:value-type="float" office:value="0.747035" calcext:value-type="float">
            <text:p>0.747035</text:p>
          </table:table-cell>
          <table:table-cell office:value-type="float" office:value="0.756839" calcext:value-type="float">
            <text:p>0.756839</text:p>
          </table:table-cell>
          <table:table-cell office:value-type="float" office:value="0.760142" calcext:value-type="float">
            <text:p>0.760142</text:p>
          </table:table-cell>
        </table:table-row>
        <table:table-row table:style-name="ro1">
          <table:table-cell office:value-type="float" office:value="0.751785" calcext:value-type="float">
            <text:p>0.751785</text:p>
          </table:table-cell>
          <table:table-cell office:value-type="float" office:value="0.746059" calcext:value-type="float">
            <text:p>0.746059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07924" calcext:value-type="float">
            <text:p>0.707924</text:p>
          </table:table-cell>
          <table:table-cell office:value-type="float" office:value="0.691454" calcext:value-type="float">
            <text:p>0.691454</text:p>
          </table:table-cell>
          <table:table-cell office:value-type="float" office:value="0.685288" calcext:value-type="float">
            <text:p>0.685288</text:p>
          </table:table-cell>
          <table:table-cell office:value-type="float" office:value="0.691454" calcext:value-type="float">
            <text:p>0.691454</text:p>
          </table:table-cell>
          <table:table-cell office:value-type="float" office:value="0.707924" calcext:value-type="float">
            <text:p>0.707924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46059" calcext:value-type="float">
            <text:p>0.746059</text:p>
          </table:table-cell>
          <table:table-cell office:value-type="float" office:value="0.751785" calcext:value-type="float">
            <text:p>0.751785</text:p>
          </table:table-cell>
        </table:table-row>
        <table:table-row table:style-name="ro1">
          <table:table-cell office:value-type="float" office:value="0.740357" calcext:value-type="float">
            <text:p>0.740357</text:p>
          </table:table-cell>
          <table:table-cell office:value-type="float" office:value="0.732021" calcext:value-type="float">
            <text:p>0.732021</text:p>
          </table:table-cell>
          <table:table-cell office:value-type="float" office:value="0.706611" calcext:value-type="float">
            <text:p>0.706611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52859" calcext:value-type="float">
            <text:p>0.652859</text:p>
          </table:table-cell>
          <table:table-cell office:value-type="float" office:value="0.644109" calcext:value-type="float">
            <text:p>0.644109</text:p>
          </table:table-cell>
          <table:table-cell office:value-type="float" office:value="0.652859" calcext:value-type="float">
            <text:p>0.652859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706611" calcext:value-type="float">
            <text:p>0.706611</text:p>
          </table:table-cell>
          <table:table-cell office:value-type="float" office:value="0.732021" calcext:value-type="float">
            <text:p>0.732021</text:p>
          </table:table-cell>
          <table:table-cell office:value-type="float" office:value="0.740357" calcext:value-type="float">
            <text:p>0.740357</text:p>
          </table:table-cell>
        </table:table-row>
        <table:table-row table:style-name="ro1">
          <table:table-cell office:value-type="float" office:value="0.729506" calcext:value-type="float">
            <text:p>0.729506</text:p>
          </table:table-cell>
          <table:table-cell office:value-type="float" office:value="0.718174" calcext:value-type="float">
            <text:p>0.718174</text:p>
          </table:table-cell>
          <table:table-cell office:value-type="float" office:value="0.683588" calcext:value-type="float">
            <text:p>0.683588</text:p>
          </table:table-cell>
          <table:table-cell office:value-type="float" office:value="0.643058" calcext:value-type="float">
            <text:p>0.643058</text:p>
          </table:table-cell>
          <table:table-cell office:value-type="float" office:value="0.611929" calcext:value-type="float">
            <text:p>0.611929</text:p>
          </table:table-cell>
          <table:table-cell office:value-type="float" office:value="0.600448" calcext:value-type="float">
            <text:p>0.600448</text:p>
          </table:table-cell>
          <table:table-cell office:value-type="float" office:value="0.611929" calcext:value-type="float">
            <text:p>0.611929</text:p>
          </table:table-cell>
          <table:table-cell office:value-type="float" office:value="0.643058" calcext:value-type="float">
            <text:p>0.643058</text:p>
          </table:table-cell>
          <table:table-cell office:value-type="float" office:value="0.683588" calcext:value-type="float">
            <text:p>0.683588</text:p>
          </table:table-cell>
          <table:table-cell office:value-type="float" office:value="0.718174" calcext:value-type="float">
            <text:p>0.718174</text:p>
          </table:table-cell>
          <table:table-cell office:value-type="float" office:value="0.729506" calcext:value-type="float">
            <text:p>0.729506</text:p>
          </table:table-cell>
        </table:table-row>
        <table:table-row table:style-name="ro1">
          <table:table-cell office:value-type="float" office:value="0.718072" calcext:value-type="float">
            <text:p>0.718072</text:p>
          </table:table-cell>
          <table:table-cell office:value-type="float" office:value="0.70386" calcext:value-type="float">
            <text:p>0.70386</text:p>
          </table:table-cell>
          <table:table-cell office:value-type="float" office:value="0.660668" calcext:value-type="float">
            <text:p>0.660668</text:p>
          </table:table-cell>
          <table:table-cell office:value-type="float" office:value="0.610834" calcext:value-type="float">
            <text:p>0.610834</text:p>
          </table:table-cell>
          <table:table-cell office:value-type="float" office:value="0.573158" calcext:value-type="float">
            <text:p>0.573158</text:p>
          </table:table-cell>
          <table:table-cell office:value-type="float" office:value="0.559377" calcext:value-type="float">
            <text:p>0.559377</text:p>
          </table:table-cell>
          <table:table-cell office:value-type="float" office:value="0.573158" calcext:value-type="float">
            <text:p>0.573158</text:p>
          </table:table-cell>
          <table:table-cell office:value-type="float" office:value="0.610834" calcext:value-type="float">
            <text:p>0.610834</text:p>
          </table:table-cell>
          <table:table-cell office:value-type="float" office:value="0.660668" calcext:value-type="float">
            <text:p>0.660668</text:p>
          </table:table-cell>
          <table:table-cell office:value-type="float" office:value="0.70386" calcext:value-type="float">
            <text:p>0.70386</text:p>
          </table:table-cell>
          <table:table-cell office:value-type="float" office:value="0.718072" calcext:value-type="float">
            <text:p>0.718072</text:p>
          </table:table-cell>
        </table:table-row>
        <table:table-row table:style-name="ro1">
          <table:table-cell office:value-type="float" office:value="0.70913" calcext:value-type="float">
            <text:p>0.70913</text:p>
          </table:table-cell>
          <table:table-cell office:value-type="float" office:value="0.692187" calcext:value-type="float">
            <text:p>0.692187</text:p>
          </table:table-cell>
          <table:table-cell office:value-type="float" office:value="0.641175" calcext:value-type="float">
            <text:p>0.641175</text:p>
          </table:table-cell>
          <table:table-cell office:value-type="float" office:value="0.583147" calcext:value-type="float">
            <text:p>0.583147</text:p>
          </table:table-cell>
          <table:table-cell office:value-type="float" office:value="0.539897" calcext:value-type="float">
            <text:p>0.539897</text:p>
          </table:table-cell>
          <table:table-cell office:value-type="float" office:value="0.524201" calcext:value-type="float">
            <text:p>0.524201</text:p>
          </table:table-cell>
          <table:table-cell office:value-type="float" office:value="0.539897" calcext:value-type="float">
            <text:p>0.539897</text:p>
          </table:table-cell>
          <table:table-cell office:value-type="float" office:value="0.583147" calcext:value-type="float">
            <text:p>0.583147</text:p>
          </table:table-cell>
          <table:table-cell office:value-type="float" office:value="0.641175" calcext:value-type="float">
            <text:p>0.641175</text:p>
          </table:table-cell>
          <table:table-cell office:value-type="float" office:value="0.692187" calcext:value-type="float">
            <text:p>0.692187</text:p>
          </table:table-cell>
          <table:table-cell office:value-type="float" office:value="0.70913" calcext:value-type="float">
            <text:p>0.70913</text:p>
          </table:table-cell>
        </table:table-row>
        <table:table-row table:style-name="ro1">
          <table:table-cell office:value-type="float" office:value="0.702435" calcext:value-type="float">
            <text:p>0.702435</text:p>
          </table:table-cell>
          <table:table-cell office:value-type="float" office:value="0.683497" calcext:value-type="float">
            <text:p>0.683497</text:p>
          </table:table-cell>
          <table:table-cell office:value-type="float" office:value="0.627082" calcext:value-type="float">
            <text:p>0.627082</text:p>
          </table:table-cell>
          <table:table-cell office:value-type="float" office:value="0.563665" calcext:value-type="float">
            <text:p>0.563665</text:p>
          </table:table-cell>
          <table:table-cell office:value-type="float" office:value="0.516951" calcext:value-type="float">
            <text:p>0.516951</text:p>
          </table:table-cell>
          <table:table-cell office:value-type="float" office:value="0.500107" calcext:value-type="float">
            <text:p>0.500107</text:p>
          </table:table-cell>
          <table:table-cell office:value-type="float" office:value="0.516951" calcext:value-type="float">
            <text:p>0.516951</text:p>
          </table:table-cell>
          <table:table-cell office:value-type="float" office:value="0.563665" calcext:value-type="float">
            <text:p>0.563665</text:p>
          </table:table-cell>
          <table:table-cell office:value-type="float" office:value="0.627082" calcext:value-type="float">
            <text:p>0.627082</text:p>
          </table:table-cell>
          <table:table-cell office:value-type="float" office:value="0.683497" calcext:value-type="float">
            <text:p>0.683497</text:p>
          </table:table-cell>
          <table:table-cell office:value-type="float" office:value="0.702435" calcext:value-type="float">
            <text:p>0.702435</text:p>
          </table:table-cell>
        </table:table-row>
        <table:table-row table:style-name="ro1">
          <table:table-cell office:value-type="float" office:value="0.701744" calcext:value-type="float">
            <text:p>0.701744</text:p>
          </table:table-cell>
          <table:table-cell office:value-type="float" office:value="0.68175" calcext:value-type="float">
            <text:p>0.68175</text:p>
          </table:table-cell>
          <table:table-cell office:value-type="float" office:value="0.62259" calcext:value-type="float">
            <text:p>0.62259</text:p>
          </table:table-cell>
          <table:table-cell office:value-type="float" office:value="0.556357" calcext:value-type="float">
            <text:p>0.556357</text:p>
          </table:table-cell>
          <table:table-cell office:value-type="float" office:value="0.507747" calcext:value-type="float">
            <text:p>0.507747</text:p>
          </table:table-cell>
          <table:table-cell office:value-type="float" office:value="0.490257" calcext:value-type="float">
            <text:p>0.490257</text:p>
          </table:table-cell>
          <table:table-cell office:value-type="float" office:value="0.507747" calcext:value-type="float">
            <text:p>0.507747</text:p>
          </table:table-cell>
          <table:table-cell office:value-type="float" office:value="0.556357" calcext:value-type="float">
            <text:p>0.556357</text:p>
          </table:table-cell>
          <table:table-cell office:value-type="float" office:value="0.62259" calcext:value-type="float">
            <text:p>0.62259</text:p>
          </table:table-cell>
          <table:table-cell office:value-type="float" office:value="0.68175" calcext:value-type="float">
            <text:p>0.68175</text:p>
          </table:table-cell>
          <table:table-cell office:value-type="float" office:value="0.701744" calcext:value-type="float">
            <text:p>0.7017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36159" calcext:value-type="float">
            <text:p>0.936159</text:p>
          </table:table-cell>
          <table:table-cell table:number-columns-repeated="10"/>
        </table:table-row>
        <table:table-row table:style-name="ro1">
          <table:table-cell office:value-type="float" office:value="0.793875" calcext:value-type="float">
            <text:p>0.793875</text:p>
          </table:table-cell>
          <table:table-cell office:value-type="float" office:value="0.792541" calcext:value-type="float">
            <text:p>0.792541</text:p>
          </table:table-cell>
          <table:table-cell office:value-type="float" office:value="0.788896" calcext:value-type="float">
            <text:p>0.788896</text:p>
          </table:table-cell>
          <table:table-cell office:value-type="float" office:value="0.784339" calcext:value-type="float">
            <text:p>0.784339</text:p>
          </table:table-cell>
          <table:table-cell office:value-type="float" office:value="0.780643" calcext:value-type="float">
            <text:p>0.780643</text:p>
          </table:table-cell>
          <table:table-cell office:value-type="float" office:value="0.779238" calcext:value-type="float">
            <text:p>0.779238</text:p>
          </table:table-cell>
          <table:table-cell office:value-type="float" office:value="0.780643" calcext:value-type="float">
            <text:p>0.780643</text:p>
          </table:table-cell>
          <table:table-cell office:value-type="float" office:value="0.784339" calcext:value-type="float">
            <text:p>0.784339</text:p>
          </table:table-cell>
          <table:table-cell office:value-type="float" office:value="0.788896" calcext:value-type="float">
            <text:p>0.788896</text:p>
          </table:table-cell>
          <table:table-cell office:value-type="float" office:value="0.792541" calcext:value-type="float">
            <text:p>0.792541</text:p>
          </table:table-cell>
          <table:table-cell office:value-type="float" office:value="0.793875" calcext:value-type="float">
            <text:p>0.793875</text:p>
          </table:table-cell>
        </table:table-row>
        <table:table-row table:style-name="ro1">
          <table:table-cell office:value-type="float" office:value="0.782669" calcext:value-type="float">
            <text:p>0.782669</text:p>
          </table:table-cell>
          <table:table-cell office:value-type="float" office:value="0.782224" calcext:value-type="float">
            <text:p>0.782224</text:p>
          </table:table-cell>
          <table:table-cell office:value-type="float" office:value="0.781086" calcext:value-type="float">
            <text:p>0.781086</text:p>
          </table:table-cell>
          <table:table-cell office:value-type="float" office:value="0.779657" calcext:value-type="float">
            <text:p>0.779657</text:p>
          </table:table-cell>
          <table:table-cell office:value-type="float" office:value="0.778517" calcext:value-type="float">
            <text:p>0.778517</text:p>
          </table:table-cell>
          <table:table-cell office:value-type="float" office:value="0.778072" calcext:value-type="float">
            <text:p>0.778072</text:p>
          </table:table-cell>
          <table:table-cell office:value-type="float" office:value="0.778517" calcext:value-type="float">
            <text:p>0.778517</text:p>
          </table:table-cell>
          <table:table-cell office:value-type="float" office:value="0.779657" calcext:value-type="float">
            <text:p>0.779657</text:p>
          </table:table-cell>
          <table:table-cell office:value-type="float" office:value="0.781086" calcext:value-type="float">
            <text:p>0.781086</text:p>
          </table:table-cell>
          <table:table-cell office:value-type="float" office:value="0.782224" calcext:value-type="float">
            <text:p>0.782224</text:p>
          </table:table-cell>
          <table:table-cell office:value-type="float" office:value="0.782669" calcext:value-type="float">
            <text:p>0.782669</text:p>
          </table:table-cell>
        </table:table-row>
        <table:table-row table:style-name="ro1">
          <table:table-cell office:value-type="float" office:value="0.779028" calcext:value-type="float">
            <text:p>0.779028</text:p>
          </table:table-cell>
          <table:table-cell office:value-type="float" office:value="0.777339" calcext:value-type="float">
            <text:p>0.777339</text:p>
          </table:table-cell>
          <table:table-cell office:value-type="float" office:value="0.772488" calcext:value-type="float">
            <text:p>0.772488</text:p>
          </table:table-cell>
          <table:table-cell office:value-type="float" office:value="0.766501" calcext:value-type="float">
            <text:p>0.766501</text:p>
          </table:table-cell>
          <table:table-cell office:value-type="float" office:value="0.761683" calcext:value-type="float">
            <text:p>0.761683</text:p>
          </table:table-cell>
          <table:table-cell office:value-type="float" office:value="0.759856" calcext:value-type="float">
            <text:p>0.759856</text:p>
          </table:table-cell>
          <table:table-cell office:value-type="float" office:value="0.761683" calcext:value-type="float">
            <text:p>0.761683</text:p>
          </table:table-cell>
          <table:table-cell office:value-type="float" office:value="0.766501" calcext:value-type="float">
            <text:p>0.766501</text:p>
          </table:table-cell>
          <table:table-cell office:value-type="float" office:value="0.772488" calcext:value-type="float">
            <text:p>0.772488</text:p>
          </table:table-cell>
          <table:table-cell office:value-type="float" office:value="0.777339" calcext:value-type="float">
            <text:p>0.777339</text:p>
          </table:table-cell>
          <table:table-cell office:value-type="float" office:value="0.779028" calcext:value-type="float">
            <text:p>0.779028</text:p>
          </table:table-cell>
        </table:table-row>
        <table:table-row table:style-name="ro1">
          <table:table-cell office:value-type="float" office:value="0.770792" calcext:value-type="float">
            <text:p>0.770792</text:p>
          </table:table-cell>
          <table:table-cell office:value-type="float" office:value="0.767463" calcext:value-type="float">
            <text:p>0.767463</text:p>
          </table:table-cell>
          <table:table-cell office:value-type="float" office:value="0.757566" calcext:value-type="float">
            <text:p>0.757566</text:p>
          </table:table-cell>
          <table:table-cell office:value-type="float" office:value="0.745494" calcext:value-type="float">
            <text:p>0.745494</text:p>
          </table:table-cell>
          <table:table-cell office:value-type="float" office:value="0.735855" calcext:value-type="float">
            <text:p>0.735855</text:p>
          </table:table-cell>
          <table:table-cell office:value-type="float" office:value="0.732225" calcext:value-type="float">
            <text:p>0.732225</text:p>
          </table:table-cell>
          <table:table-cell office:value-type="float" office:value="0.735855" calcext:value-type="float">
            <text:p>0.735855</text:p>
          </table:table-cell>
          <table:table-cell office:value-type="float" office:value="0.745494" calcext:value-type="float">
            <text:p>0.745494</text:p>
          </table:table-cell>
          <table:table-cell office:value-type="float" office:value="0.757566" calcext:value-type="float">
            <text:p>0.757566</text:p>
          </table:table-cell>
          <table:table-cell office:value-type="float" office:value="0.767463" calcext:value-type="float">
            <text:p>0.767463</text:p>
          </table:table-cell>
          <table:table-cell office:value-type="float" office:value="0.770792" calcext:value-type="float">
            <text:p>0.770792</text:p>
          </table:table-cell>
        </table:table-row>
        <table:table-row table:style-name="ro1">
          <table:table-cell office:value-type="float" office:value="0.76243" calcext:value-type="float">
            <text:p>0.76243</text:p>
          </table:table-cell>
          <table:table-cell office:value-type="float" office:value="0.756654" calcext:value-type="float">
            <text:p>0.756654</text:p>
          </table:table-cell>
          <table:table-cell office:value-type="float" office:value="0.739204" calcext:value-type="float">
            <text:p>0.739204</text:p>
          </table:table-cell>
          <table:table-cell office:value-type="float" office:value="0.718161" calcext:value-type="float">
            <text:p>0.718161</text:p>
          </table:table-cell>
          <table:table-cell office:value-type="float" office:value="0.70153" calcext:value-type="float">
            <text:p>0.70153</text:p>
          </table:table-cell>
          <table:table-cell office:value-type="float" office:value="0.695305" calcext:value-type="float">
            <text:p>0.695305</text:p>
          </table:table-cell>
          <table:table-cell office:value-type="float" office:value="0.70153" calcext:value-type="float">
            <text:p>0.70153</text:p>
          </table:table-cell>
          <table:table-cell office:value-type="float" office:value="0.718161" calcext:value-type="float">
            <text:p>0.718161</text:p>
          </table:table-cell>
          <table:table-cell office:value-type="float" office:value="0.739204" calcext:value-type="float">
            <text:p>0.739204</text:p>
          </table:table-cell>
          <table:table-cell office:value-type="float" office:value="0.756654" calcext:value-type="float">
            <text:p>0.756654</text:p>
          </table:table-cell>
          <table:table-cell office:value-type="float" office:value="0.76243" calcext:value-type="float">
            <text:p>0.76243</text:p>
          </table:table-cell>
        </table:table-row>
        <table:table-row table:style-name="ro1">
          <table:table-cell office:value-type="float" office:value="0.750975" calcext:value-type="float">
            <text:p>0.750975</text:p>
          </table:table-cell>
          <table:table-cell office:value-type="float" office:value="0.742569" calcext:value-type="float">
            <text:p>0.742569</text:p>
          </table:table-cell>
          <table:table-cell office:value-type="float" office:value="0.716928" calcext:value-type="float">
            <text:p>0.716928</text:p>
          </table:table-cell>
          <table:table-cell office:value-type="float" office:value="0.686438" calcext:value-type="float">
            <text:p>0.686438</text:p>
          </table:table-cell>
          <table:table-cell office:value-type="float" office:value="0.662671" calcext:value-type="float">
            <text:p>0.662671</text:p>
          </table:table-cell>
          <table:table-cell office:value-type="float" office:value="0.653837" calcext:value-type="float">
            <text:p>0.653837</text:p>
          </table:table-cell>
          <table:table-cell office:value-type="float" office:value="0.662671" calcext:value-type="float">
            <text:p>0.662671</text:p>
          </table:table-cell>
          <table:table-cell office:value-type="float" office:value="0.686438" calcext:value-type="float">
            <text:p>0.686438</text:p>
          </table:table-cell>
          <table:table-cell office:value-type="float" office:value="0.716928" calcext:value-type="float">
            <text:p>0.716928</text:p>
          </table:table-cell>
          <table:table-cell office:value-type="float" office:value="0.742569" calcext:value-type="float">
            <text:p>0.742569</text:p>
          </table:table-cell>
          <table:table-cell office:value-type="float" office:value="0.750975" calcext:value-type="float">
            <text:p>0.750975</text:p>
          </table:table-cell>
        </table:table-row>
        <table:table-row table:style-name="ro1">
          <table:table-cell office:value-type="float" office:value="0.740128" calcext:value-type="float">
            <text:p>0.740128</text:p>
          </table:table-cell>
          <table:table-cell office:value-type="float" office:value="0.728702" calcext:value-type="float">
            <text:p>0.728702</text:p>
          </table:table-cell>
          <table:table-cell office:value-type="float" office:value="0.693806" calcext:value-type="float">
            <text:p>0.693806</text:p>
          </table:table-cell>
          <table:table-cell office:value-type="float" office:value="0.652902" calcext:value-type="float">
            <text:p>0.652902</text:p>
          </table:table-cell>
          <table:table-cell office:value-type="float" office:value="0.621474" calcext:value-type="float">
            <text:p>0.621474</text:p>
          </table:table-cell>
          <table:table-cell office:value-type="float" office:value="0.609881" calcext:value-type="float">
            <text:p>0.609881</text:p>
          </table:table-cell>
          <table:table-cell office:value-type="float" office:value="0.621474" calcext:value-type="float">
            <text:p>0.621474</text:p>
          </table:table-cell>
          <table:table-cell office:value-type="float" office:value="0.652902" calcext:value-type="float">
            <text:p>0.652902</text:p>
          </table:table-cell>
          <table:table-cell office:value-type="float" office:value="0.693806" calcext:value-type="float">
            <text:p>0.693806</text:p>
          </table:table-cell>
          <table:table-cell office:value-type="float" office:value="0.728702" calcext:value-type="float">
            <text:p>0.728702</text:p>
          </table:table-cell>
          <table:table-cell office:value-type="float" office:value="0.740128" calcext:value-type="float">
            <text:p>0.740128</text:p>
          </table:table-cell>
        </table:table-row>
        <table:table-row table:style-name="ro1">
          <table:table-cell office:value-type="float" office:value="0.728687" calcext:value-type="float">
            <text:p>0.728687</text:p>
          </table:table-cell>
          <table:table-cell office:value-type="float" office:value="0.714361" calcext:value-type="float">
            <text:p>0.714361</text:p>
          </table:table-cell>
          <table:table-cell office:value-type="float" office:value="0.670795" calcext:value-type="float">
            <text:p>0.670795</text:p>
          </table:table-cell>
          <table:table-cell office:value-type="float" office:value="0.620511" calcext:value-type="float">
            <text:p>0.620511</text:p>
          </table:table-cell>
          <table:table-cell office:value-type="float" office:value="0.582476" calcext:value-type="float">
            <text:p>0.582476</text:p>
          </table:table-cell>
          <table:table-cell office:value-type="float" office:value="0.568562" calcext:value-type="float">
            <text:p>0.568562</text:p>
          </table:table-cell>
          <table:table-cell office:value-type="float" office:value="0.582476" calcext:value-type="float">
            <text:p>0.582476</text:p>
          </table:table-cell>
          <table:table-cell office:value-type="float" office:value="0.620511" calcext:value-type="float">
            <text:p>0.620511</text:p>
          </table:table-cell>
          <table:table-cell office:value-type="float" office:value="0.670795" calcext:value-type="float">
            <text:p>0.670795</text:p>
          </table:table-cell>
          <table:table-cell office:value-type="float" office:value="0.714361" calcext:value-type="float">
            <text:p>0.714361</text:p>
          </table:table-cell>
          <table:table-cell office:value-type="float" office:value="0.728687" calcext:value-type="float">
            <text:p>0.728687</text:p>
          </table:table-cell>
        </table:table-row>
        <table:table-row table:style-name="ro1">
          <table:table-cell office:value-type="float" office:value="0.719766" calcext:value-type="float">
            <text:p>0.719766</text:p>
          </table:table-cell>
          <table:table-cell office:value-type="float" office:value="0.702692" calcext:value-type="float">
            <text:p>0.702692</text:p>
          </table:table-cell>
          <table:table-cell office:value-type="float" office:value="0.651245" calcext:value-type="float">
            <text:p>0.651245</text:p>
          </table:table-cell>
          <table:table-cell office:value-type="float" office:value="0.592698" calcext:value-type="float">
            <text:p>0.592698</text:p>
          </table:table-cell>
          <table:table-cell office:value-type="float" office:value="0.549036" calcext:value-type="float">
            <text:p>0.549036</text:p>
          </table:table-cell>
          <table:table-cell office:value-type="float" office:value="0.533186" calcext:value-type="float">
            <text:p>0.533186</text:p>
          </table:table-cell>
          <table:table-cell office:value-type="float" office:value="0.549036" calcext:value-type="float">
            <text:p>0.549036</text:p>
          </table:table-cell>
          <table:table-cell office:value-type="float" office:value="0.592698" calcext:value-type="float">
            <text:p>0.592698</text:p>
          </table:table-cell>
          <table:table-cell office:value-type="float" office:value="0.651245" calcext:value-type="float">
            <text:p>0.651245</text:p>
          </table:table-cell>
          <table:table-cell office:value-type="float" office:value="0.702692" calcext:value-type="float">
            <text:p>0.702692</text:p>
          </table:table-cell>
          <table:table-cell office:value-type="float" office:value="0.719766" calcext:value-type="float">
            <text:p>0.719766</text:p>
          </table:table-cell>
        </table:table-row>
        <table:table-row table:style-name="ro1">
          <table:table-cell office:value-type="float" office:value="0.713078" calcext:value-type="float">
            <text:p>0.713078</text:p>
          </table:table-cell>
          <table:table-cell office:value-type="float" office:value="0.693999" calcext:value-type="float">
            <text:p>0.693999</text:p>
          </table:table-cell>
          <table:table-cell office:value-type="float" office:value="0.637116" calcext:value-type="float">
            <text:p>0.637116</text:p>
          </table:table-cell>
          <table:table-cell office:value-type="float" office:value="0.573139" calcext:value-type="float">
            <text:p>0.573139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508975" calcext:value-type="float">
            <text:p>0.508975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573139" calcext:value-type="float">
            <text:p>0.573139</text:p>
          </table:table-cell>
          <table:table-cell office:value-type="float" office:value="0.637116" calcext:value-type="float">
            <text:p>0.637116</text:p>
          </table:table-cell>
          <table:table-cell office:value-type="float" office:value="0.693999" calcext:value-type="float">
            <text:p>0.693999</text:p>
          </table:table-cell>
          <table:table-cell office:value-type="float" office:value="0.713078" calcext:value-type="float">
            <text:p>0.713078</text:p>
          </table:table-cell>
        </table:table-row>
        <table:table-row table:style-name="ro1">
          <table:table-cell office:value-type="float" office:value="0.712437" calcext:value-type="float">
            <text:p>0.712437</text:p>
          </table:table-cell>
          <table:table-cell office:value-type="float" office:value="0.692292" calcext:value-type="float">
            <text:p>0.692292</text:p>
          </table:table-cell>
          <table:table-cell office:value-type="float" office:value="0.632635" calcext:value-type="float">
            <text:p>0.632635</text:p>
          </table:table-cell>
          <table:table-cell office:value-type="float" office:value="0.565808" calcext:value-type="float">
            <text:p>0.565808</text:p>
          </table:table-cell>
          <table:table-cell office:value-type="float" office:value="0.516728" calcext:value-type="float">
            <text:p>0.516728</text:p>
          </table:table-cell>
          <table:table-cell office:value-type="float" office:value="0.499063" calcext:value-type="float">
            <text:p>0.499063</text:p>
          </table:table-cell>
          <table:table-cell office:value-type="float" office:value="0.516728" calcext:value-type="float">
            <text:p>0.516728</text:p>
          </table:table-cell>
          <table:table-cell office:value-type="float" office:value="0.565808" calcext:value-type="float">
            <text:p>0.565808</text:p>
          </table:table-cell>
          <table:table-cell office:value-type="float" office:value="0.632635" calcext:value-type="float">
            <text:p>0.632635</text:p>
          </table:table-cell>
          <table:table-cell office:value-type="float" office:value="0.692292" calcext:value-type="float">
            <text:p>0.692292</text:p>
          </table:table-cell>
          <table:table-cell office:value-type="float" office:value="0.712437" calcext:value-type="float">
            <text:p>0.71243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46924" calcext:value-type="float">
            <text:p>0.946924</text:p>
          </table:table-cell>
          <table:table-cell table:number-columns-repeated="10"/>
        </table:table-row>
        <table:table-row table:style-name="ro1">
          <table:table-cell office:value-type="float" office:value="0.80176" calcext:value-type="float">
            <text:p>0.80176</text:p>
          </table:table-cell>
          <table:table-cell office:value-type="float" office:value="0.800417" calcext:value-type="float">
            <text:p>0.800417</text:p>
          </table:table-cell>
          <table:table-cell office:value-type="float" office:value="0.796739" calcext:value-type="float">
            <text:p>0.796739</text:p>
          </table:table-cell>
          <table:table-cell office:value-type="float" office:value="0.792144" calcext:value-type="float">
            <text:p>0.792144</text:p>
          </table:table-cell>
          <table:table-cell office:value-type="float" office:value="0.788416" calcext:value-type="float">
            <text:p>0.788416</text:p>
          </table:table-cell>
          <table:table-cell office:value-type="float" office:value="0.786999" calcext:value-type="float">
            <text:p>0.786999</text:p>
          </table:table-cell>
          <table:table-cell office:value-type="float" office:value="0.788416" calcext:value-type="float">
            <text:p>0.788416</text:p>
          </table:table-cell>
          <table:table-cell office:value-type="float" office:value="0.792144" calcext:value-type="float">
            <text:p>0.792144</text:p>
          </table:table-cell>
          <table:table-cell office:value-type="float" office:value="0.796739" calcext:value-type="float">
            <text:p>0.796739</text:p>
          </table:table-cell>
          <table:table-cell office:value-type="float" office:value="0.800417" calcext:value-type="float">
            <text:p>0.800417</text:p>
          </table:table-cell>
          <table:table-cell office:value-type="float" office:value="0.80176" calcext:value-type="float">
            <text:p>0.80176</text:p>
          </table:table-cell>
        </table:table-row>
        <table:table-row table:style-name="ro1">
          <table:table-cell office:value-type="float" office:value="0.790466" calcext:value-type="float">
            <text:p>0.790466</text:p>
          </table:table-cell>
          <table:table-cell office:value-type="float" office:value="0.79002" calcext:value-type="float">
            <text:p>0.79002</text:p>
          </table:table-cell>
          <table:table-cell office:value-type="float" office:value="0.788874" calcext:value-type="float">
            <text:p>0.788874</text:p>
          </table:table-cell>
          <table:table-cell office:value-type="float" office:value="0.787436" calcext:value-type="float">
            <text:p>0.787436</text:p>
          </table:table-cell>
          <table:table-cell office:value-type="float" office:value="0.786288" calcext:value-type="float">
            <text:p>0.786288</text:p>
          </table:table-cell>
          <table:table-cell office:value-type="float" office:value="0.785841" calcext:value-type="float">
            <text:p>0.785841</text:p>
          </table:table-cell>
          <table:table-cell office:value-type="float" office:value="0.786288" calcext:value-type="float">
            <text:p>0.786288</text:p>
          </table:table-cell>
          <table:table-cell office:value-type="float" office:value="0.787436" calcext:value-type="float">
            <text:p>0.787436</text:p>
          </table:table-cell>
          <table:table-cell office:value-type="float" office:value="0.788874" calcext:value-type="float">
            <text:p>0.788874</text:p>
          </table:table-cell>
          <table:table-cell office:value-type="float" office:value="0.79002" calcext:value-type="float">
            <text:p>0.79002</text:p>
          </table:table-cell>
          <table:table-cell office:value-type="float" office:value="0.790466" calcext:value-type="float">
            <text:p>0.790466</text:p>
          </table:table-cell>
        </table:table-row>
        <table:table-row table:style-name="ro1">
          <table:table-cell office:value-type="float" office:value="0.786823" calcext:value-type="float">
            <text:p>0.786823</text:p>
          </table:table-cell>
          <table:table-cell office:value-type="float" office:value="0.785125" calcext:value-type="float">
            <text:p>0.785125</text:p>
          </table:table-cell>
          <table:table-cell office:value-type="float" office:value="0.780241" calcext:value-type="float">
            <text:p>0.780241</text:p>
          </table:table-cell>
          <table:table-cell office:value-type="float" office:value="0.774212" calcext:value-type="float">
            <text:p>0.774212</text:p>
          </table:table-cell>
          <table:table-cell office:value-type="float" office:value="0.76936" calcext:value-type="float">
            <text:p>0.76936</text:p>
          </table:table-cell>
          <table:table-cell office:value-type="float" office:value="0.76752" calcext:value-type="float">
            <text:p>0.76752</text:p>
          </table:table-cell>
          <table:table-cell office:value-type="float" office:value="0.76936" calcext:value-type="float">
            <text:p>0.76936</text:p>
          </table:table-cell>
          <table:table-cell office:value-type="float" office:value="0.774212" calcext:value-type="float">
            <text:p>0.774212</text:p>
          </table:table-cell>
          <table:table-cell office:value-type="float" office:value="0.780241" calcext:value-type="float">
            <text:p>0.780241</text:p>
          </table:table-cell>
          <table:table-cell office:value-type="float" office:value="0.785125" calcext:value-type="float">
            <text:p>0.785125</text:p>
          </table:table-cell>
          <table:table-cell office:value-type="float" office:value="0.786823" calcext:value-type="float">
            <text:p>0.786823</text:p>
          </table:table-cell>
        </table:table-row>
        <table:table-row table:style-name="ro1">
          <table:table-cell office:value-type="float" office:value="0.778564" calcext:value-type="float">
            <text:p>0.778564</text:p>
          </table:table-cell>
          <table:table-cell office:value-type="float" office:value="0.775215" calcext:value-type="float">
            <text:p>0.775215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43395" calcext:value-type="float">
            <text:p>0.743395</text:p>
          </table:table-cell>
          <table:table-cell office:value-type="float" office:value="0.73974" calcext:value-type="float">
            <text:p>0.73974</text:p>
          </table:table-cell>
          <table:table-cell office:value-type="float" office:value="0.743395" calcext:value-type="float">
            <text:p>0.74339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5215" calcext:value-type="float">
            <text:p>0.775215</text:p>
          </table:table-cell>
          <table:table-cell office:value-type="float" office:value="0.778564" calcext:value-type="float">
            <text:p>0.778564</text:p>
          </table:table-cell>
        </table:table-row>
        <table:table-row table:style-name="ro1">
          <table:table-cell office:value-type="float" office:value="0.770199" calcext:value-type="float">
            <text:p>0.770199</text:p>
          </table:table-cell>
          <table:table-cell office:value-type="float" office:value="0.764388" calcext:value-type="float">
            <text:p>0.764388</text:p>
          </table:table-cell>
          <table:table-cell office:value-type="float" office:value="0.746821" calcext:value-type="float">
            <text:p>0.746821</text:p>
          </table:table-cell>
          <table:table-cell office:value-type="float" office:value="0.725636" calcext:value-type="float">
            <text:p>0.725636</text:p>
          </table:table-cell>
          <table:table-cell office:value-type="float" office:value="0.70889" calcext:value-type="float">
            <text:p>0.70889</text:p>
          </table:table-cell>
          <table:table-cell office:value-type="float" office:value="0.702622" calcext:value-type="float">
            <text:p>0.702622</text:p>
          </table:table-cell>
          <table:table-cell office:value-type="float" office:value="0.70889" calcext:value-type="float">
            <text:p>0.70889</text:p>
          </table:table-cell>
          <table:table-cell office:value-type="float" office:value="0.725636" calcext:value-type="float">
            <text:p>0.725636</text:p>
          </table:table-cell>
          <table:table-cell office:value-type="float" office:value="0.746821" calcext:value-type="float">
            <text:p>0.746821</text:p>
          </table:table-cell>
          <table:table-cell office:value-type="float" office:value="0.764388" calcext:value-type="float">
            <text:p>0.764388</text:p>
          </table:table-cell>
          <table:table-cell office:value-type="float" office:value="0.770199" calcext:value-type="float">
            <text:p>0.770199</text:p>
          </table:table-cell>
        </table:table-row>
        <table:table-row table:style-name="ro1">
          <table:table-cell office:value-type="float" office:value="0.758727" calcext:value-type="float">
            <text:p>0.758727</text:p>
          </table:table-cell>
          <table:table-cell office:value-type="float" office:value="0.750271" calcext:value-type="float">
            <text:p>0.750271</text:p>
          </table:table-cell>
          <table:table-cell office:value-type="float" office:value="0.724463" calcext:value-type="float">
            <text:p>0.724463</text:p>
          </table:table-cell>
          <table:table-cell office:value-type="float" office:value="0.693771" calcext:value-type="float">
            <text:p>0.693771</text:p>
          </table:table-cell>
          <table:table-cell office:value-type="float" office:value="0.669841" calcext:value-type="float">
            <text:p>0.669841</text:p>
          </table:table-cell>
          <table:table-cell office:value-type="float" office:value="0.660947" calcext:value-type="float">
            <text:p>0.660947</text:p>
          </table:table-cell>
          <table:table-cell office:value-type="float" office:value="0.669841" calcext:value-type="float">
            <text:p>0.669841</text:p>
          </table:table-cell>
          <table:table-cell office:value-type="float" office:value="0.693771" calcext:value-type="float">
            <text:p>0.693771</text:p>
          </table:table-cell>
          <table:table-cell office:value-type="float" office:value="0.724463" calcext:value-type="float">
            <text:p>0.724463</text:p>
          </table:table-cell>
          <table:table-cell office:value-type="float" office:value="0.750271" calcext:value-type="float">
            <text:p>0.750271</text:p>
          </table:table-cell>
          <table:table-cell office:value-type="float" office:value="0.758727" calcext:value-type="float">
            <text:p>0.758727</text:p>
          </table:table-cell>
        </table:table-row>
        <table:table-row table:style-name="ro1">
          <table:table-cell office:value-type="float" office:value="0.747884" calcext:value-type="float">
            <text:p>0.747884</text:p>
          </table:table-cell>
          <table:table-cell office:value-type="float" office:value="0.73639" calcext:value-type="float">
            <text:p>0.73639</text:p>
          </table:table-cell>
          <table:table-cell office:value-type="float" office:value="0.701272" calcext:value-type="float">
            <text:p>0.701272</text:p>
          </table:table-cell>
          <table:table-cell office:value-type="float" office:value="0.660098" calcext:value-type="float">
            <text:p>0.660098</text:p>
          </table:table-cell>
          <table:table-cell office:value-type="float" office:value="0.628455" calcext:value-type="float">
            <text:p>0.628455</text:p>
          </table:table-cell>
          <table:table-cell office:value-type="float" office:value="0.616781" calcext:value-type="float">
            <text:p>0.616781</text:p>
          </table:table-cell>
          <table:table-cell office:value-type="float" office:value="0.628455" calcext:value-type="float">
            <text:p>0.628455</text:p>
          </table:table-cell>
          <table:table-cell office:value-type="float" office:value="0.660098" calcext:value-type="float">
            <text:p>0.660098</text:p>
          </table:table-cell>
          <table:table-cell office:value-type="float" office:value="0.701272" calcext:value-type="float">
            <text:p>0.701272</text:p>
          </table:table-cell>
          <table:table-cell office:value-type="float" office:value="0.73639" calcext:value-type="float">
            <text:p>0.73639</text:p>
          </table:table-cell>
          <table:table-cell office:value-type="float" office:value="0.747884" calcext:value-type="float">
            <text:p>0.747884</text:p>
          </table:table-cell>
        </table:table-row>
        <table:table-row table:style-name="ro1">
          <table:table-cell office:value-type="float" office:value="0.736439" calcext:value-type="float">
            <text:p>0.736439</text:p>
          </table:table-cell>
          <table:table-cell office:value-type="float" office:value="0.722032" calcext:value-type="float">
            <text:p>0.722032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27588" calcext:value-type="float">
            <text:p>0.627588</text:p>
          </table:table-cell>
          <table:table-cell office:value-type="float" office:value="0.589295" calcext:value-type="float">
            <text:p>0.589295</text:p>
          </table:table-cell>
          <table:table-cell office:value-type="float" office:value="0.575284" calcext:value-type="float">
            <text:p>0.575284</text:p>
          </table:table-cell>
          <table:table-cell office:value-type="float" office:value="0.589295" calcext:value-type="float">
            <text:p>0.589295</text:p>
          </table:table-cell>
          <table:table-cell office:value-type="float" office:value="0.627588" calcext:value-type="float">
            <text:p>0.627588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722032" calcext:value-type="float">
            <text:p>0.722032</text:p>
          </table:table-cell>
          <table:table-cell office:value-type="float" office:value="0.736439" calcext:value-type="float">
            <text:p>0.736439</text:p>
          </table:table-cell>
        </table:table-row>
        <table:table-row table:style-name="ro1">
          <table:table-cell office:value-type="float" office:value="0.727534" calcext:value-type="float">
            <text:p>0.727534</text:p>
          </table:table-cell>
          <table:table-cell office:value-type="float" office:value="0.710366" calcext:value-type="float">
            <text:p>0.710366</text:p>
          </table:table-cell>
          <table:table-cell office:value-type="float" office:value="0.658607" calcext:value-type="float">
            <text:p>0.658607</text:p>
          </table:table-cell>
          <table:table-cell office:value-type="float" office:value="0.599685" calcext:value-type="float">
            <text:p>0.599685</text:p>
          </table:table-cell>
          <table:table-cell office:value-type="float" office:value="0.555725" calcext:value-type="float">
            <text:p>0.555725</text:p>
          </table:table-cell>
          <table:table-cell office:value-type="float" office:value="0.539765" calcext:value-type="float">
            <text:p>0.539765</text:p>
          </table:table-cell>
          <table:table-cell office:value-type="float" office:value="0.555725" calcext:value-type="float">
            <text:p>0.555725</text:p>
          </table:table-cell>
          <table:table-cell office:value-type="float" office:value="0.599685" calcext:value-type="float">
            <text:p>0.599685</text:p>
          </table:table-cell>
          <table:table-cell office:value-type="float" office:value="0.658607" calcext:value-type="float">
            <text:p>0.658607</text:p>
          </table:table-cell>
          <table:table-cell office:value-type="float" office:value="0.710366" calcext:value-type="float">
            <text:p>0.710366</text:p>
          </table:table-cell>
          <table:table-cell office:value-type="float" office:value="0.727534" calcext:value-type="float">
            <text:p>0.727534</text:p>
          </table:table-cell>
        </table:table-row>
        <table:table-row table:style-name="ro1">
          <table:table-cell office:value-type="float" office:value="0.720853" calcext:value-type="float">
            <text:p>0.720853</text:p>
          </table:table-cell>
          <table:table-cell office:value-type="float" office:value="0.701672" calcext:value-type="float">
            <text:p>0.701672</text:p>
          </table:table-cell>
          <table:table-cell office:value-type="float" office:value="0.644452" calcext:value-type="float">
            <text:p>0.644452</text:p>
          </table:table-cell>
          <table:table-cell office:value-type="float" office:value="0.580072" calcext:value-type="float">
            <text:p>0.580072</text:p>
          </table:table-cell>
          <table:table-cell office:value-type="float" office:value="0.532597" calcext:value-type="float">
            <text:p>0.532597</text:p>
          </table:table-cell>
          <table:table-cell office:value-type="float" office:value="0.515471" calcext:value-type="float">
            <text:p>0.515471</text:p>
          </table:table-cell>
          <table:table-cell office:value-type="float" office:value="0.532597" calcext:value-type="float">
            <text:p>0.532597</text:p>
          </table:table-cell>
          <table:table-cell office:value-type="float" office:value="0.580072" calcext:value-type="float">
            <text:p>0.580072</text:p>
          </table:table-cell>
          <table:table-cell office:value-type="float" office:value="0.644452" calcext:value-type="float">
            <text:p>0.644452</text:p>
          </table:table-cell>
          <table:table-cell office:value-type="float" office:value="0.701672" calcext:value-type="float">
            <text:p>0.701672</text:p>
          </table:table-cell>
          <table:table-cell office:value-type="float" office:value="0.720853" calcext:value-type="float">
            <text:p>0.720853</text:p>
          </table:table-cell>
        </table:table-row>
        <table:table-row table:style-name="ro1">
          <table:table-cell office:value-type="float" office:value="0.720248" calcext:value-type="float">
            <text:p>0.720248</text:p>
          </table:table-cell>
          <table:table-cell office:value-type="float" office:value="0.699994" calcext:value-type="float">
            <text:p>0.699994</text:p>
          </table:table-cell>
          <table:table-cell office:value-type="float" office:value="0.63998" calcext:value-type="float">
            <text:p>0.63998</text:p>
          </table:table-cell>
          <table:table-cell office:value-type="float" office:value="0.572723" calcext:value-type="float">
            <text:p>0.572723</text:p>
          </table:table-cell>
          <table:table-cell office:value-type="float" office:value="0.523304" calcext:value-type="float">
            <text:p>0.523304</text:p>
          </table:table-cell>
          <table:table-cell office:value-type="float" office:value="0.505514" calcext:value-type="float">
            <text:p>0.505514</text:p>
          </table:table-cell>
          <table:table-cell office:value-type="float" office:value="0.523304" calcext:value-type="float">
            <text:p>0.523304</text:p>
          </table:table-cell>
          <table:table-cell office:value-type="float" office:value="0.572723" calcext:value-type="float">
            <text:p>0.572723</text:p>
          </table:table-cell>
          <table:table-cell office:value-type="float" office:value="0.63998" calcext:value-type="float">
            <text:p>0.63998</text:p>
          </table:table-cell>
          <table:table-cell office:value-type="float" office:value="0.699994" calcext:value-type="float">
            <text:p>0.699994</text:p>
          </table:table-cell>
          <table:table-cell office:value-type="float" office:value="0.720248" calcext:value-type="float">
            <text:p>0.72024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63614" calcext:value-type="float">
            <text:p>0.963614</text:p>
          </table:table-cell>
          <table:table-cell table:number-columns-repeated="10"/>
        </table:table-row>
        <table:table-row table:style-name="ro1">
          <table:table-cell office:value-type="float" office:value="0.81395" calcext:value-type="float">
            <text:p>0.81395</text:p>
          </table:table-cell>
          <table:table-cell office:value-type="float" office:value="0.812594" calcext:value-type="float">
            <text:p>0.812594</text:p>
          </table:table-cell>
          <table:table-cell office:value-type="float" office:value="0.808867" calcext:value-type="float">
            <text:p>0.808867</text:p>
          </table:table-cell>
          <table:table-cell office:value-type="float" office:value="0.804212" calcext:value-type="float">
            <text:p>0.804212</text:p>
          </table:table-cell>
          <table:table-cell office:value-type="float" office:value="0.800435" calcext:value-type="float">
            <text:p>0.80043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0435" calcext:value-type="float">
            <text:p>0.800435</text:p>
          </table:table-cell>
          <table:table-cell office:value-type="float" office:value="0.804212" calcext:value-type="float">
            <text:p>0.804212</text:p>
          </table:table-cell>
          <table:table-cell office:value-type="float" office:value="0.808867" calcext:value-type="float">
            <text:p>0.808867</text:p>
          </table:table-cell>
          <table:table-cell office:value-type="float" office:value="0.812594" calcext:value-type="float">
            <text:p>0.812594</text:p>
          </table:table-cell>
          <table:table-cell office:value-type="float" office:value="0.81395" calcext:value-type="float">
            <text:p>0.81395</text:p>
          </table:table-cell>
        </table:table-row>
        <table:table-row table:style-name="ro1">
          <table:table-cell office:value-type="float" office:value="0.802523" calcext:value-type="float">
            <text:p>0.802523</text:p>
          </table:table-cell>
          <table:table-cell office:value-type="float" office:value="0.802076" calcext:value-type="float">
            <text:p>0.802076</text:p>
          </table:table-cell>
          <table:table-cell office:value-type="float" office:value="0.800918" calcext:value-type="float">
            <text:p>0.800918</text:p>
          </table:table-cell>
          <table:table-cell office:value-type="float" office:value="0.799466" calcext:value-type="float">
            <text:p>0.799466</text:p>
          </table:table-cell>
          <table:table-cell office:value-type="float" office:value="0.798305" calcext:value-type="float">
            <text:p>0.798305</text:p>
          </table:table-cell>
          <table:table-cell office:value-type="float" office:value="0.797854" calcext:value-type="float">
            <text:p>0.797854</text:p>
          </table:table-cell>
          <table:table-cell office:value-type="float" office:value="0.798305" calcext:value-type="float">
            <text:p>0.798305</text:p>
          </table:table-cell>
          <table:table-cell office:value-type="float" office:value="0.799466" calcext:value-type="float">
            <text:p>0.799466</text:p>
          </table:table-cell>
          <table:table-cell office:value-type="float" office:value="0.800918" calcext:value-type="float">
            <text:p>0.800918</text:p>
          </table:table-cell>
          <table:table-cell office:value-type="float" office:value="0.802076" calcext:value-type="float">
            <text:p>0.802076</text:p>
          </table:table-cell>
          <table:table-cell office:value-type="float" office:value="0.802523" calcext:value-type="float">
            <text:p>0.802523</text:p>
          </table:table-cell>
        </table:table-row>
        <table:table-row table:style-name="ro1">
          <table:table-cell office:value-type="float" office:value="0.798879" calcext:value-type="float">
            <text:p>0.798879</text:p>
          </table:table-cell>
          <table:table-cell office:value-type="float" office:value="0.797167" calcext:value-type="float">
            <text:p>0.797167</text:p>
          </table:table-cell>
          <table:table-cell office:value-type="float" office:value="0.792231" calcext:value-type="float">
            <text:p>0.792231</text:p>
          </table:table-cell>
          <table:table-cell office:value-type="float" office:value="0.786139" calcext:value-type="float">
            <text:p>0.786139</text:p>
          </table:table-cell>
          <table:table-cell office:value-type="float" office:value="0.781235" calcext:value-type="float">
            <text:p>0.781235</text:p>
          </table:table-cell>
          <table:table-cell office:value-type="float" office:value="0.779376" calcext:value-type="float">
            <text:p>0.779376</text:p>
          </table:table-cell>
          <table:table-cell office:value-type="float" office:value="0.781235" calcext:value-type="float">
            <text:p>0.781235</text:p>
          </table:table-cell>
          <table:table-cell office:value-type="float" office:value="0.786139" calcext:value-type="float">
            <text:p>0.786139</text:p>
          </table:table-cell>
          <table:table-cell office:value-type="float" office:value="0.792231" calcext:value-type="float">
            <text:p>0.792231</text:p>
          </table:table-cell>
          <table:table-cell office:value-type="float" office:value="0.797167" calcext:value-type="float">
            <text:p>0.797167</text:p>
          </table:table-cell>
          <table:table-cell office:value-type="float" office:value="0.798879" calcext:value-type="float">
            <text:p>0.798879</text:p>
          </table:table-cell>
        </table:table-row>
        <table:table-row table:style-name="ro1">
          <table:table-cell office:value-type="float" office:value="0.790586" calcext:value-type="float">
            <text:p>0.790586</text:p>
          </table:table-cell>
          <table:table-cell office:value-type="float" office:value="0.787208" calcext:value-type="float">
            <text:p>0.787208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764867" calcext:value-type="float">
            <text:p>0.764867</text:p>
          </table:table-cell>
          <table:table-cell office:value-type="float" office:value="0.755061" calcext:value-type="float">
            <text:p>0.755061</text:p>
          </table:table-cell>
          <table:table-cell office:value-type="float" office:value="0.751369" calcext:value-type="float">
            <text:p>0.751369</text:p>
          </table:table-cell>
          <table:table-cell office:value-type="float" office:value="0.755061" calcext:value-type="float">
            <text:p>0.755061</text:p>
          </table:table-cell>
          <table:table-cell office:value-type="float" office:value="0.764867" calcext:value-type="float">
            <text:p>0.764867</text:p>
          </table:table-cell>
          <table:table-cell office:value-type="float" office:value="0.777143" calcext:value-type="float">
            <text:p>0.777143</text:p>
          </table:table-cell>
          <table:table-cell office:value-type="float" office:value="0.787208" calcext:value-type="float">
            <text:p>0.787208</text:p>
          </table:table-cell>
          <table:table-cell office:value-type="float" office:value="0.790586" calcext:value-type="float">
            <text:p>0.790586</text:p>
          </table:table-cell>
        </table:table-row>
        <table:table-row table:style-name="ro1">
          <table:table-cell office:value-type="float" office:value="0.782219" calcext:value-type="float">
            <text:p>0.782219</text:p>
          </table:table-cell>
          <table:table-cell office:value-type="float" office:value="0.776354" calcext:value-type="float">
            <text:p>0.776354</text:p>
          </table:table-cell>
          <table:table-cell office:value-type="float" office:value="0.758609" calcext:value-type="float">
            <text:p>0.758609</text:p>
          </table:table-cell>
          <table:table-cell office:value-type="float" office:value="0.737207" calcext:value-type="float">
            <text:p>0.737207</text:p>
          </table:table-cell>
          <table:table-cell office:value-type="float" office:value="0.720284" calcext:value-type="float">
            <text:p>0.720284</text:p>
          </table:table-cell>
          <table:table-cell office:value-type="float" office:value="0.713952" calcext:value-type="float">
            <text:p>0.713952</text:p>
          </table:table-cell>
          <table:table-cell office:value-type="float" office:value="0.720284" calcext:value-type="float">
            <text:p>0.720284</text:p>
          </table:table-cell>
          <table:table-cell office:value-type="float" office:value="0.737207" calcext:value-type="float">
            <text:p>0.737207</text:p>
          </table:table-cell>
          <table:table-cell office:value-type="float" office:value="0.758609" calcext:value-type="float">
            <text:p>0.758609</text:p>
          </table:table-cell>
          <table:table-cell office:value-type="float" office:value="0.776354" calcext:value-type="float">
            <text:p>0.776354</text:p>
          </table:table-cell>
          <table:table-cell office:value-type="float" office:value="0.782219" calcext:value-type="float">
            <text:p>0.782219</text:p>
          </table:table-cell>
        </table:table-row>
        <table:table-row table:style-name="ro1">
          <table:table-cell office:value-type="float" office:value="0.770723" calcext:value-type="float">
            <text:p>0.770723</text:p>
          </table:table-cell>
          <table:table-cell office:value-type="float" office:value="0.76219" calcext:value-type="float">
            <text:p>0.76219</text:p>
          </table:table-cell>
          <table:table-cell office:value-type="float" office:value="0.736128" calcext:value-type="float">
            <text:p>0.736128</text:p>
          </table:table-cell>
          <table:table-cell office:value-type="float" office:value="0.705128" calcext:value-type="float">
            <text:p>0.705128</text:p>
          </table:table-cell>
          <table:table-cell office:value-type="float" office:value="0.68095" calcext:value-type="float">
            <text:p>0.68095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8095" calcext:value-type="float">
            <text:p>0.68095</text:p>
          </table:table-cell>
          <table:table-cell office:value-type="float" office:value="0.705128" calcext:value-type="float">
            <text:p>0.705128</text:p>
          </table:table-cell>
          <table:table-cell office:value-type="float" office:value="0.736128" calcext:value-type="float">
            <text:p>0.736128</text:p>
          </table:table-cell>
          <table:table-cell office:value-type="float" office:value="0.76219" calcext:value-type="float">
            <text:p>0.76219</text:p>
          </table:table-cell>
          <table:table-cell office:value-type="float" office:value="0.770723" calcext:value-type="float">
            <text:p>0.770723</text:p>
          </table:table-cell>
        </table:table-row>
        <table:table-row table:style-name="ro1">
          <table:table-cell office:value-type="float" office:value="0.75989" calcext:value-type="float">
            <text:p>0.75989</text:p>
          </table:table-cell>
          <table:table-cell office:value-type="float" office:value="0.748292" calcext:value-type="float">
            <text:p>0.748292</text:p>
          </table:table-cell>
          <table:table-cell office:value-type="float" office:value="0.712833" calcext:value-type="float">
            <text:p>0.712833</text:p>
          </table:table-cell>
          <table:table-cell office:value-type="float" office:value="0.671248" calcext:value-type="float">
            <text:p>0.671248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627479" calcext:value-type="float">
            <text:p>0.627479</text:p>
          </table:table-cell>
          <table:table-cell office:value-type="float" office:value="0.639275" calcext:value-type="float">
            <text:p>0.639275</text:p>
          </table:table-cell>
          <table:table-cell office:value-type="float" office:value="0.671248" calcext:value-type="float">
            <text:p>0.671248</text:p>
          </table:table-cell>
          <table:table-cell office:value-type="float" office:value="0.712833" calcext:value-type="float">
            <text:p>0.712833</text:p>
          </table:table-cell>
          <table:table-cell office:value-type="float" office:value="0.748292" calcext:value-type="float">
            <text:p>0.748292</text:p>
          </table:table-cell>
          <table:table-cell office:value-type="float" office:value="0.75989" calcext:value-type="float">
            <text:p>0.75989</text:p>
          </table:table-cell>
        </table:table-row>
        <table:table-row table:style-name="ro1">
          <table:table-cell office:value-type="float" office:value="0.748441" calcext:value-type="float">
            <text:p>0.748441</text:p>
          </table:table-cell>
          <table:table-cell office:value-type="float" office:value="0.733909" calcext:value-type="float">
            <text:p>0.733909</text:p>
          </table:table-cell>
          <table:table-cell office:value-type="float" office:value="0.689661" calcext:value-type="float">
            <text:p>0.689661</text:p>
          </table:table-cell>
          <table:table-cell office:value-type="float" office:value="0.638558" calcext:value-type="float">
            <text:p>0.638558</text:p>
          </table:table-cell>
          <table:table-cell office:value-type="float" office:value="0.59987" calcext:value-type="float">
            <text:p>0.59987</text:p>
          </table:table-cell>
          <table:table-cell office:value-type="float" office:value="0.585713" calcext:value-type="float">
            <text:p>0.585713</text:p>
          </table:table-cell>
          <table:table-cell office:value-type="float" office:value="0.59987" calcext:value-type="float">
            <text:p>0.59987</text:p>
          </table:table-cell>
          <table:table-cell office:value-type="float" office:value="0.638558" calcext:value-type="float">
            <text:p>0.638558</text:p>
          </table:table-cell>
          <table:table-cell office:value-type="float" office:value="0.689661" calcext:value-type="float">
            <text:p>0.689661</text:p>
          </table:table-cell>
          <table:table-cell office:value-type="float" office:value="0.733909" calcext:value-type="float">
            <text:p>0.733909</text:p>
          </table:table-cell>
          <table:table-cell office:value-type="float" office:value="0.748441" calcext:value-type="float">
            <text:p>0.748441</text:p>
          </table:table-cell>
        </table:table-row>
        <table:table-row table:style-name="ro1">
          <table:table-cell office:value-type="float" office:value="0.739562" calcext:value-type="float">
            <text:p>0.739562</text:p>
          </table:table-cell>
          <table:table-cell office:value-type="float" office:value="0.722249" calcext:value-type="float">
            <text:p>0.722249</text:p>
          </table:table-cell>
          <table:table-cell office:value-type="float" office:value="0.670013" calcext:value-type="float">
            <text:p>0.670013</text:p>
          </table:table-cell>
          <table:table-cell office:value-type="float" office:value="0.61052" calcext:value-type="float">
            <text:p>0.61052</text:p>
          </table:table-cell>
          <table:table-cell office:value-type="float" office:value="0.566106" calcext:value-type="float">
            <text:p>0.566106</text:p>
          </table:table-cell>
          <table:table-cell office:value-type="float" office:value="0.549977" calcext:value-type="float">
            <text:p>0.549977</text:p>
          </table:table-cell>
          <table:table-cell office:value-type="float" office:value="0.566106" calcext:value-type="float">
            <text:p>0.566106</text:p>
          </table:table-cell>
          <table:table-cell office:value-type="float" office:value="0.61052" calcext:value-type="float">
            <text:p>0.61052</text:p>
          </table:table-cell>
          <table:table-cell office:value-type="float" office:value="0.670013" calcext:value-type="float">
            <text:p>0.670013</text:p>
          </table:table-cell>
          <table:table-cell office:value-type="float" office:value="0.722249" calcext:value-type="float">
            <text:p>0.722249</text:p>
          </table:table-cell>
          <table:table-cell office:value-type="float" office:value="0.739562" calcext:value-type="float">
            <text:p>0.739562</text:p>
          </table:table-cell>
        </table:table-row>
        <table:table-row table:style-name="ro1">
          <table:table-cell office:value-type="float" office:value="0.73289" calcext:value-type="float">
            <text:p>0.73289</text:p>
          </table:table-cell>
          <table:table-cell office:value-type="float" office:value="0.713555" calcext:value-type="float">
            <text:p>0.713555</text:p>
          </table:table-cell>
          <table:table-cell office:value-type="float" office:value="0.65582" calcext:value-type="float">
            <text:p>0.65582</text:p>
          </table:table-cell>
          <table:table-cell office:value-type="float" office:value="0.590825" calcext:value-type="float">
            <text:p>0.590825</text:p>
          </table:table-cell>
          <table:table-cell office:value-type="float" office:value="0.542863" calcext:value-type="float">
            <text:p>0.542863</text:p>
          </table:table-cell>
          <table:table-cell office:value-type="float" office:value="0.525555" calcext:value-type="float">
            <text:p>0.525555</text:p>
          </table:table-cell>
          <table:table-cell office:value-type="float" office:value="0.542863" calcext:value-type="float">
            <text:p>0.542863</text:p>
          </table:table-cell>
          <table:table-cell office:value-type="float" office:value="0.590825" calcext:value-type="float">
            <text:p>0.590825</text:p>
          </table:table-cell>
          <table:table-cell office:value-type="float" office:value="0.65582" calcext:value-type="float">
            <text:p>0.65582</text:p>
          </table:table-cell>
          <table:table-cell office:value-type="float" office:value="0.713555" calcext:value-type="float">
            <text:p>0.713555</text:p>
          </table:table-cell>
          <table:table-cell office:value-type="float" office:value="0.73289" calcext:value-type="float">
            <text:p>0.73289</text:p>
          </table:table-cell>
        </table:table-row>
        <table:table-row table:style-name="ro1">
          <table:table-cell office:value-type="float" office:value="0.732342" calcext:value-type="float">
            <text:p>0.732342</text:p>
          </table:table-cell>
          <table:table-cell office:value-type="float" office:value="0.711923" calcext:value-type="float">
            <text:p>0.711923</text:p>
          </table:table-cell>
          <table:table-cell office:value-type="float" office:value="0.651361" calcext:value-type="float">
            <text:p>0.651361</text:p>
          </table:table-cell>
          <table:table-cell office:value-type="float" office:value="0.583451" calcext:value-type="float">
            <text:p>0.583451</text:p>
          </table:table-cell>
          <table:table-cell office:value-type="float" office:value="0.533513" calcext:value-type="float">
            <text:p>0.533513</text:p>
          </table:table-cell>
          <table:table-cell office:value-type="float" office:value="0.51553" calcext:value-type="float">
            <text:p>0.51553</text:p>
          </table:table-cell>
          <table:table-cell office:value-type="float" office:value="0.533513" calcext:value-type="float">
            <text:p>0.533513</text:p>
          </table:table-cell>
          <table:table-cell office:value-type="float" office:value="0.583451" calcext:value-type="float">
            <text:p>0.583451</text:p>
          </table:table-cell>
          <table:table-cell office:value-type="float" office:value="0.651361" calcext:value-type="float">
            <text:p>0.651361</text:p>
          </table:table-cell>
          <table:table-cell office:value-type="float" office:value="0.711923" calcext:value-type="float">
            <text:p>0.711923</text:p>
          </table:table-cell>
          <table:table-cell office:value-type="float" office:value="0.732342" calcext:value-type="float">
            <text:p>0.73234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7304" calcext:value-type="float">
            <text:p>0.97304</text:p>
          </table:table-cell>
          <table:table-cell table:number-columns-repeated="10"/>
        </table:table-row>
        <table:table-row table:style-name="ro1">
          <table:table-cell office:value-type="float" office:value="0.820818" calcext:value-type="float">
            <text:p>0.820818</text:p>
          </table:table-cell>
          <table:table-cell office:value-type="float" office:value="0.819454" calcext:value-type="float">
            <text:p>0.819454</text:p>
          </table:table-cell>
          <table:table-cell office:value-type="float" office:value="0.815701" calcext:value-type="float">
            <text:p>0.815701</text:p>
          </table:table-cell>
          <table:table-cell office:value-type="float" office:value="0.811013" calcext:value-type="float">
            <text:p>0.811013</text:p>
          </table:table-cell>
          <table:table-cell office:value-type="float" office:value="0.807208" calcext:value-type="float">
            <text:p>0.807208</text:p>
          </table:table-cell>
          <table:table-cell office:value-type="float" office:value="0.805763" calcext:value-type="float">
            <text:p>0.805763</text:p>
          </table:table-cell>
          <table:table-cell office:value-type="float" office:value="0.807208" calcext:value-type="float">
            <text:p>0.807208</text:p>
          </table:table-cell>
          <table:table-cell office:value-type="float" office:value="0.811013" calcext:value-type="float">
            <text:p>0.811013</text:p>
          </table:table-cell>
          <table:table-cell office:value-type="float" office:value="0.815701" calcext:value-type="float">
            <text:p>0.815701</text:p>
          </table:table-cell>
          <table:table-cell office:value-type="float" office:value="0.819454" calcext:value-type="float">
            <text:p>0.819454</text:p>
          </table:table-cell>
          <table:table-cell office:value-type="float" office:value="0.820818" calcext:value-type="float">
            <text:p>0.820818</text:p>
          </table:table-cell>
        </table:table-row>
        <table:table-row table:style-name="ro1">
          <table:table-cell office:value-type="float" office:value="0.809317" calcext:value-type="float">
            <text:p>0.809317</text:p>
          </table:table-cell>
          <table:table-cell office:value-type="float" office:value="0.80887" calcext:value-type="float">
            <text:p>0.80887</text:p>
          </table:table-cell>
          <table:table-cell office:value-type="float" office:value="0.807705" calcext:value-type="float">
            <text:p>0.807705</text:p>
          </table:table-cell>
          <table:table-cell office:value-type="float" office:value="0.806245" calcext:value-type="float">
            <text:p>0.806245</text:p>
          </table:table-cell>
          <table:table-cell office:value-type="float" office:value="0.805077" calcext:value-type="float">
            <text:p>0.805077</text:p>
          </table:table-cell>
          <table:table-cell office:value-type="float" office:value="0.804624" calcext:value-type="float">
            <text:p>0.804624</text:p>
          </table:table-cell>
          <table:table-cell office:value-type="float" office:value="0.805077" calcext:value-type="float">
            <text:p>0.805077</text:p>
          </table:table-cell>
          <table:table-cell office:value-type="float" office:value="0.806245" calcext:value-type="float">
            <text:p>0.806245</text:p>
          </table:table-cell>
          <table:table-cell office:value-type="float" office:value="0.807705" calcext:value-type="float">
            <text:p>0.807705</text:p>
          </table:table-cell>
          <table:table-cell office:value-type="float" office:value="0.80887" calcext:value-type="float">
            <text:p>0.80887</text:p>
          </table:table-cell>
          <table:table-cell office:value-type="float" office:value="0.809317" calcext:value-type="float">
            <text:p>0.809317</text:p>
          </table:table-cell>
        </table:table-row>
        <table:table-row table:style-name="ro1">
          <table:table-cell office:value-type="float" office:value="0.805672" calcext:value-type="float">
            <text:p>0.805672</text:p>
          </table:table-cell>
          <table:table-cell office:value-type="float" office:value="0.803953" calcext:value-type="float">
            <text:p>0.803953</text:p>
          </table:table-cell>
          <table:table-cell office:value-type="float" office:value="0.798988" calcext:value-type="float">
            <text:p>0.798988</text:p>
          </table:table-cell>
          <table:table-cell office:value-type="float" office:value="0.792862" calcext:value-type="float">
            <text:p>0.792862</text:p>
          </table:table-cell>
          <table:table-cell office:value-type="float" office:value="0.787928" calcext:value-type="float">
            <text:p>0.787928</text:p>
          </table:table-cell>
          <table:table-cell office:value-type="float" office:value="0.786059" calcext:value-type="float">
            <text:p>0.786059</text:p>
          </table:table-cell>
          <table:table-cell office:value-type="float" office:value="0.787928" calcext:value-type="float">
            <text:p>0.787928</text:p>
          </table:table-cell>
          <table:table-cell office:value-type="float" office:value="0.792862" calcext:value-type="float">
            <text:p>0.792862</text:p>
          </table:table-cell>
          <table:table-cell office:value-type="float" office:value="0.798988" calcext:value-type="float">
            <text:p>0.798988</text:p>
          </table:table-cell>
          <table:table-cell office:value-type="float" office:value="0.803953" calcext:value-type="float">
            <text:p>0.803953</text:p>
          </table:table-cell>
          <table:table-cell office:value-type="float" office:value="0.805672" calcext:value-type="float">
            <text:p>0.805672</text:p>
          </table:table-cell>
        </table:table-row>
        <table:table-row table:style-name="ro1">
          <table:table-cell office:value-type="float" office:value="0.797362" calcext:value-type="float">
            <text:p>0.797362</text:p>
          </table:table-cell>
          <table:table-cell office:value-type="float" office:value="0.793967" calcext:value-type="float">
            <text:p>0.793967</text:p>
          </table:table-cell>
          <table:table-cell office:value-type="float" office:value="0.783847" calcext:value-type="float">
            <text:p>0.783847</text:p>
          </table:table-cell>
          <table:table-cell office:value-type="float" office:value="0.771502" calcext:value-type="float">
            <text:p>0.771502</text:p>
          </table:table-cell>
          <table:table-cell office:value-type="float" office:value="0.761639" calcext:value-type="float">
            <text:p>0.761639</text:p>
          </table:table-cell>
          <table:table-cell office:value-type="float" office:value="0.757927" calcext:value-type="float">
            <text:p>0.757927</text:p>
          </table:table-cell>
          <table:table-cell office:value-type="float" office:value="0.761639" calcext:value-type="float">
            <text:p>0.761639</text:p>
          </table:table-cell>
          <table:table-cell office:value-type="float" office:value="0.771502" calcext:value-type="float">
            <text:p>0.771502</text:p>
          </table:table-cell>
          <table:table-cell office:value-type="float" office:value="0.783847" calcext:value-type="float">
            <text:p>0.783847</text:p>
          </table:table-cell>
          <table:table-cell office:value-type="float" office:value="0.793967" calcext:value-type="float">
            <text:p>0.793967</text:p>
          </table:table-cell>
          <table:table-cell office:value-type="float" office:value="0.797362" calcext:value-type="float">
            <text:p>0.797362</text:p>
          </table:table-cell>
        </table:table-row>
        <table:table-row table:style-name="ro1">
          <table:table-cell office:value-type="float" office:value="0.788995" calcext:value-type="float">
            <text:p>0.788995</text:p>
          </table:table-cell>
          <table:table-cell office:value-type="float" office:value="0.783101" calcext:value-type="float">
            <text:p>0.783101</text:p>
          </table:table-cell>
          <table:table-cell office:value-type="float" office:value="0.765256" calcext:value-type="float">
            <text:p>0.765256</text:p>
          </table:table-cell>
          <table:table-cell office:value-type="float" office:value="0.743734" calcext:value-type="float">
            <text:p>0.743734</text:p>
          </table:table-cell>
          <table:table-cell office:value-type="float" office:value="0.726713" calcext:value-type="float">
            <text:p>0.726713</text:p>
          </table:table-cell>
          <table:table-cell office:value-type="float" office:value="0.720343" calcext:value-type="float">
            <text:p>0.720343</text:p>
          </table:table-cell>
          <table:table-cell office:value-type="float" office:value="0.726713" calcext:value-type="float">
            <text:p>0.726713</text:p>
          </table:table-cell>
          <table:table-cell office:value-type="float" office:value="0.743734" calcext:value-type="float">
            <text:p>0.743734</text:p>
          </table:table-cell>
          <table:table-cell office:value-type="float" office:value="0.765256" calcext:value-type="float">
            <text:p>0.765256</text:p>
          </table:table-cell>
          <table:table-cell office:value-type="float" office:value="0.783101" calcext:value-type="float">
            <text:p>0.783101</text:p>
          </table:table-cell>
          <table:table-cell office:value-type="float" office:value="0.788995" calcext:value-type="float">
            <text:p>0.788995</text:p>
          </table:table-cell>
        </table:table-row>
        <table:table-row table:style-name="ro1">
          <table:table-cell office:value-type="float" office:value="0.777487" calcext:value-type="float">
            <text:p>0.777487</text:p>
          </table:table-cell>
          <table:table-cell office:value-type="float" office:value="0.768911" calcext:value-type="float">
            <text:p>0.768911</text:p>
          </table:table-cell>
          <table:table-cell office:value-type="float" office:value="0.742708" calcext:value-type="float">
            <text:p>0.742708</text:p>
          </table:table-cell>
          <table:table-cell office:value-type="float" office:value="0.711537" calcext:value-type="float">
            <text:p>0.711537</text:p>
          </table:table-cell>
          <table:table-cell office:value-type="float" office:value="0.68722" calcext:value-type="float">
            <text:p>0.68722</text:p>
          </table:table-cell>
          <table:table-cell office:value-type="float" office:value="0.678182" calcext:value-type="float">
            <text:p>0.678182</text:p>
          </table:table-cell>
          <table:table-cell office:value-type="float" office:value="0.68722" calcext:value-type="float">
            <text:p>0.68722</text:p>
          </table:table-cell>
          <table:table-cell office:value-type="float" office:value="0.711537" calcext:value-type="float">
            <text:p>0.711537</text:p>
          </table:table-cell>
          <table:table-cell office:value-type="float" office:value="0.742708" calcext:value-type="float">
            <text:p>0.742708</text:p>
          </table:table-cell>
          <table:table-cell office:value-type="float" office:value="0.768911" calcext:value-type="float">
            <text:p>0.768911</text:p>
          </table:table-cell>
          <table:table-cell office:value-type="float" office:value="0.777487" calcext:value-type="float">
            <text:p>0.777487</text:p>
          </table:table-cell>
        </table:table-row>
        <table:table-row table:style-name="ro1">
          <table:table-cell office:value-type="float" office:value="0.76666" calcext:value-type="float">
            <text:p>0.76666</text:p>
          </table:table-cell>
          <table:table-cell office:value-type="float" office:value="0.755005" calcext:value-type="float">
            <text:p>0.755005</text:p>
          </table:table-cell>
          <table:table-cell office:value-type="float" office:value="0.719357" calcext:value-type="float">
            <text:p>0.719357</text:p>
          </table:table-cell>
          <table:table-cell office:value-type="float" office:value="0.677543" calcext:value-type="float">
            <text:p>0.677543</text:p>
          </table:table-cell>
          <table:table-cell office:value-type="float" office:value="0.645386" calcext:value-type="float">
            <text:p>0.645386</text:p>
          </table:table-cell>
          <table:table-cell office:value-type="float" office:value="0.633521" calcext:value-type="float">
            <text:p>0.633521</text:p>
          </table:table-cell>
          <table:table-cell office:value-type="float" office:value="0.645386" calcext:value-type="float">
            <text:p>0.645386</text:p>
          </table:table-cell>
          <table:table-cell office:value-type="float" office:value="0.677543" calcext:value-type="float">
            <text:p>0.677543</text:p>
          </table:table-cell>
          <table:table-cell office:value-type="float" office:value="0.719357" calcext:value-type="float">
            <text:p>0.719357</text:p>
          </table:table-cell>
          <table:table-cell office:value-type="float" office:value="0.755005" calcext:value-type="float">
            <text:p>0.755005</text:p>
          </table:table-cell>
          <table:table-cell office:value-type="float" office:value="0.76666" calcext:value-type="float">
            <text:p>0.76666</text:p>
          </table:table-cell>
        </table:table-row>
        <table:table-row table:style-name="ro1">
          <table:table-cell office:value-type="float" office:value="0.75521" calcext:value-type="float">
            <text:p>0.75521</text:p>
          </table:table-cell>
          <table:table-cell office:value-type="float" office:value="0.740609" calcext:value-type="float">
            <text:p>0.740609</text:p>
          </table:table-cell>
          <table:table-cell office:value-type="float" office:value="0.696132" calcext:value-type="float">
            <text:p>0.696132</text:p>
          </table:table-cell>
          <table:table-cell office:value-type="float" office:value="0.644754" calcext:value-type="float">
            <text:p>0.644754</text:p>
          </table:table-cell>
          <table:table-cell office:value-type="float" office:value="0.605846" calcext:value-type="float">
            <text:p>0.605846</text:p>
          </table:table-cell>
          <table:table-cell office:value-type="float" office:value="0.591607" calcext:value-type="float">
            <text:p>0.591607</text:p>
          </table:table-cell>
          <table:table-cell office:value-type="float" office:value="0.605846" calcext:value-type="float">
            <text:p>0.605846</text:p>
          </table:table-cell>
          <table:table-cell office:value-type="float" office:value="0.644754" calcext:value-type="float">
            <text:p>0.644754</text:p>
          </table:table-cell>
          <table:table-cell office:value-type="float" office:value="0.696132" calcext:value-type="float">
            <text:p>0.696132</text:p>
          </table:table-cell>
          <table:table-cell office:value-type="float" office:value="0.740609" calcext:value-type="float">
            <text:p>0.740609</text:p>
          </table:table-cell>
          <table:table-cell office:value-type="float" office:value="0.75521" calcext:value-type="float">
            <text:p>0.75521</text:p>
          </table:table-cell>
        </table:table-row>
        <table:table-row table:style-name="ro1">
          <table:table-cell office:value-type="float" office:value="0.746347" calcext:value-type="float">
            <text:p>0.746347</text:p>
          </table:table-cell>
          <table:table-cell office:value-type="float" office:value="0.728955" calcext:value-type="float">
            <text:p>0.728955</text:p>
          </table:table-cell>
          <table:table-cell office:value-type="float" office:value="0.676453" calcext:value-type="float">
            <text:p>0.676453</text:p>
          </table:table-cell>
          <table:table-cell office:value-type="float" office:value="0.616642" calcext:value-type="float">
            <text:p>0.616642</text:p>
          </table:table-cell>
          <table:table-cell office:value-type="float" office:value="0.571974" calcext:value-type="float">
            <text:p>0.571974</text:p>
          </table:table-cell>
          <table:table-cell office:value-type="float" office:value="0.555751" calcext:value-type="float">
            <text:p>0.555751</text:p>
          </table:table-cell>
          <table:table-cell office:value-type="float" office:value="0.571974" calcext:value-type="float">
            <text:p>0.571974</text:p>
          </table:table-cell>
          <table:table-cell office:value-type="float" office:value="0.616642" calcext:value-type="float">
            <text:p>0.616642</text:p>
          </table:table-cell>
          <table:table-cell office:value-type="float" office:value="0.676453" calcext:value-type="float">
            <text:p>0.676453</text:p>
          </table:table-cell>
          <table:table-cell office:value-type="float" office:value="0.728955" calcext:value-type="float">
            <text:p>0.728955</text:p>
          </table:table-cell>
          <table:table-cell office:value-type="float" office:value="0.746347" calcext:value-type="float">
            <text:p>0.746347</text:p>
          </table:table-cell>
        </table:table-row>
        <table:table-row table:style-name="ro1">
          <table:table-cell office:value-type="float" office:value="0.739682" calcext:value-type="float">
            <text:p>0.739682</text:p>
          </table:table-cell>
          <table:table-cell office:value-type="float" office:value="0.720261" calcext:value-type="float">
            <text:p>0.720261</text:p>
          </table:table-cell>
          <table:table-cell office:value-type="float" office:value="0.662239" calcext:value-type="float">
            <text:p>0.662239</text:p>
          </table:table-cell>
          <table:table-cell office:value-type="float" office:value="0.596902" calcext:value-type="float">
            <text:p>0.596902</text:p>
          </table:table-cell>
          <table:table-cell office:value-type="float" office:value="0.548668" calcext:value-type="float">
            <text:p>0.548668</text:p>
          </table:table-cell>
          <table:table-cell office:value-type="float" office:value="0.53126" calcext:value-type="float">
            <text:p>0.53126</text:p>
          </table:table-cell>
          <table:table-cell office:value-type="float" office:value="0.548668" calcext:value-type="float">
            <text:p>0.548668</text:p>
          </table:table-cell>
          <table:table-cell office:value-type="float" office:value="0.596902" calcext:value-type="float">
            <text:p>0.596902</text:p>
          </table:table-cell>
          <table:table-cell office:value-type="float" office:value="0.662239" calcext:value-type="float">
            <text:p>0.662239</text:p>
          </table:table-cell>
          <table:table-cell office:value-type="float" office:value="0.720261" calcext:value-type="float">
            <text:p>0.720261</text:p>
          </table:table-cell>
          <table:table-cell office:value-type="float" office:value="0.739682" calcext:value-type="float">
            <text:p>0.739682</text:p>
          </table:table-cell>
        </table:table-row>
        <table:table-row table:style-name="ro1">
          <table:table-cell office:value-type="float" office:value="0.739165" calcext:value-type="float">
            <text:p>0.739165</text:p>
          </table:table-cell>
          <table:table-cell office:value-type="float" office:value="0.718654" calcext:value-type="float">
            <text:p>0.718654</text:p>
          </table:table-cell>
          <table:table-cell office:value-type="float" office:value="0.657788" calcext:value-type="float">
            <text:p>0.657788</text:p>
          </table:table-cell>
          <table:table-cell office:value-type="float" office:value="0.589513" calcext:value-type="float">
            <text:p>0.589513</text:p>
          </table:table-cell>
          <table:table-cell office:value-type="float" office:value="0.539287" calcext:value-type="float">
            <text:p>0.539287</text:p>
          </table:table-cell>
          <table:table-cell office:value-type="float" office:value="0.521196" calcext:value-type="float">
            <text:p>0.521196</text:p>
          </table:table-cell>
          <table:table-cell office:value-type="float" office:value="0.539287" calcext:value-type="float">
            <text:p>0.539287</text:p>
          </table:table-cell>
          <table:table-cell office:value-type="float" office:value="0.589513" calcext:value-type="float">
            <text:p>0.589513</text:p>
          </table:table-cell>
          <table:table-cell office:value-type="float" office:value="0.657788" calcext:value-type="float">
            <text:p>0.657788</text:p>
          </table:table-cell>
          <table:table-cell office:value-type="float" office:value="0.718654" calcext:value-type="float">
            <text:p>0.718654</text:p>
          </table:table-cell>
          <table:table-cell office:value-type="float" office:value="0.739165" calcext:value-type="float">
            <text:p>0.73916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989643" calcext:value-type="float">
            <text:p>0.989643</text:p>
          </table:table-cell>
          <table:table-cell table:number-columns-repeated="10"/>
        </table:table-row>
        <table:table-row table:style-name="ro1">
          <table:table-cell office:value-type="float" office:value="0.832887" calcext:value-type="float">
            <text:p>0.832887</text:p>
          </table:table-cell>
          <table:table-cell office:value-type="float" office:value="0.83151" calcext:value-type="float">
            <text:p>0.83151</text:p>
          </table:table-cell>
          <table:table-cell office:value-type="float" office:value="0.827709" calcext:value-type="float">
            <text:p>0.827709</text:p>
          </table:table-cell>
          <table:table-cell office:value-type="float" office:value="0.822964" calcext:value-type="float">
            <text:p>0.822964</text:p>
          </table:table-cell>
          <table:table-cell office:value-type="float" office:value="0.81911" calcext:value-type="float">
            <text:p>0.81911</text:p>
          </table:table-cell>
          <table:table-cell office:value-type="float" office:value="0.817648" calcext:value-type="float">
            <text:p>0.817648</text:p>
          </table:table-cell>
          <table:table-cell office:value-type="float" office:value="0.81911" calcext:value-type="float">
            <text:p>0.81911</text:p>
          </table:table-cell>
          <table:table-cell office:value-type="float" office:value="0.822964" calcext:value-type="float">
            <text:p>0.822964</text:p>
          </table:table-cell>
          <table:table-cell office:value-type="float" office:value="0.827709" calcext:value-type="float">
            <text:p>0.827709</text:p>
          </table:table-cell>
          <table:table-cell office:value-type="float" office:value="0.83151" calcext:value-type="float">
            <text:p>0.83151</text:p>
          </table:table-cell>
          <table:table-cell office:value-type="float" office:value="0.832887" calcext:value-type="float">
            <text:p>0.832887</text:p>
          </table:table-cell>
        </table:table-row>
        <table:table-row table:style-name="ro1">
          <table:table-cell office:value-type="float" office:value="0.821257" calcext:value-type="float">
            <text:p>0.821257</text:p>
          </table:table-cell>
          <table:table-cell office:value-type="float" office:value="0.820809" calcext:value-type="float">
            <text:p>0.820809</text:p>
          </table:table-cell>
          <table:table-cell office:value-type="float" office:value="0.819632" calcext:value-type="float">
            <text:p>0.819632</text:p>
          </table:table-cell>
          <table:table-cell office:value-type="float" office:value="0.818159" calcext:value-type="float">
            <text:p>0.818159</text:p>
          </table:table-cell>
          <table:table-cell office:value-type="float" office:value="0.816979" calcext:value-type="float">
            <text:p>0.816979</text:p>
          </table:table-cell>
          <table:table-cell office:value-type="float" office:value="0.816521" calcext:value-type="float">
            <text:p>0.816521</text:p>
          </table:table-cell>
          <table:table-cell office:value-type="float" office:value="0.816979" calcext:value-type="float">
            <text:p>0.816979</text:p>
          </table:table-cell>
          <table:table-cell office:value-type="float" office:value="0.818159" calcext:value-type="float">
            <text:p>0.818159</text:p>
          </table:table-cell>
          <table:table-cell office:value-type="float" office:value="0.819632" calcext:value-type="float">
            <text:p>0.819632</text:p>
          </table:table-cell>
          <table:table-cell office:value-type="float" office:value="0.820809" calcext:value-type="float">
            <text:p>0.820809</text:p>
          </table:table-cell>
          <table:table-cell office:value-type="float" office:value="0.821257" calcext:value-type="float">
            <text:p>0.821257</text:p>
          </table:table-cell>
        </table:table-row>
        <table:table-row table:style-name="ro1">
          <table:table-cell office:value-type="float" office:value="0.817613" calcext:value-type="float">
            <text:p>0.817613</text:p>
          </table:table-cell>
          <table:table-cell office:value-type="float" office:value="0.815881" calcext:value-type="float">
            <text:p>0.815881</text:p>
          </table:table-cell>
          <table:table-cell office:value-type="float" office:value="0.810865" calcext:value-type="float">
            <text:p>0.810865</text:p>
          </table:table-cell>
          <table:table-cell office:value-type="float" office:value="0.804679" calcext:value-type="float">
            <text:p>0.804679</text:p>
          </table:table-cell>
          <table:table-cell office:value-type="float" office:value="0.799694" calcext:value-type="float">
            <text:p>0.799694</text:p>
          </table:table-cell>
          <table:table-cell office:value-type="float" office:value="0.797807" calcext:value-type="float">
            <text:p>0.797807</text:p>
          </table:table-cell>
          <table:table-cell office:value-type="float" office:value="0.799694" calcext:value-type="float">
            <text:p>0.799694</text:p>
          </table:table-cell>
          <table:table-cell office:value-type="float" office:value="0.804679" calcext:value-type="float">
            <text:p>0.804679</text:p>
          </table:table-cell>
          <table:table-cell office:value-type="float" office:value="0.810865" calcext:value-type="float">
            <text:p>0.810865</text:p>
          </table:table-cell>
          <table:table-cell office:value-type="float" office:value="0.815881" calcext:value-type="float">
            <text:p>0.815881</text:p>
          </table:table-cell>
          <table:table-cell office:value-type="float" office:value="0.817613" calcext:value-type="float">
            <text:p>0.817613</text:p>
          </table:table-cell>
        </table:table-row>
        <table:table-row table:style-name="ro1">
          <table:table-cell office:value-type="float" office:value="0.809273" calcext:value-type="float">
            <text:p>0.809273</text:p>
          </table:table-cell>
          <table:table-cell office:value-type="float" office:value="0.80585" calcext:value-type="float">
            <text:p>0.80585</text:p>
          </table:table-cell>
          <table:table-cell office:value-type="float" office:value="0.795632" calcext:value-type="float">
            <text:p>0.795632</text:p>
          </table:table-cell>
          <table:table-cell office:value-type="float" office:value="0.783168" calcext:value-type="float">
            <text:p>0.783168</text:p>
          </table:table-cell>
          <table:table-cell office:value-type="float" office:value="0.773207" calcext:value-type="float">
            <text:p>0.773207</text:p>
          </table:table-cell>
          <table:table-cell office:value-type="float" office:value="0.769459" calcext:value-type="float">
            <text:p>0.769459</text:p>
          </table:table-cell>
          <table:table-cell office:value-type="float" office:value="0.773207" calcext:value-type="float">
            <text:p>0.773207</text:p>
          </table:table-cell>
          <table:table-cell office:value-type="float" office:value="0.783168" calcext:value-type="float">
            <text:p>0.783168</text:p>
          </table:table-cell>
          <table:table-cell office:value-type="float" office:value="0.795632" calcext:value-type="float">
            <text:p>0.795632</text:p>
          </table:table-cell>
          <table:table-cell office:value-type="float" office:value="0.80585" calcext:value-type="float">
            <text:p>0.80585</text:p>
          </table:table-cell>
          <table:table-cell office:value-type="float" office:value="0.809273" calcext:value-type="float">
            <text:p>0.809273</text:p>
          </table:table-cell>
        </table:table-row>
        <table:table-row table:style-name="ro1">
          <table:table-cell office:value-type="float" office:value="0.800909" calcext:value-type="float">
            <text:p>0.800909</text:p>
          </table:table-cell>
          <table:table-cell office:value-type="float" office:value="0.794963" calcext:value-type="float">
            <text:p>0.794963</text:p>
          </table:table-cell>
          <table:table-cell office:value-type="float" office:value="0.776946" calcext:value-type="float">
            <text:p>0.776946</text:p>
          </table:table-cell>
          <table:table-cell office:value-type="float" office:value="0.755214" calcext:value-type="float">
            <text:p>0.755214</text:p>
          </table:table-cell>
          <table:table-cell office:value-type="float" office:value="0.738022" calcext:value-type="float">
            <text:p>0.738022</text:p>
          </table:table-cell>
          <table:table-cell office:value-type="float" office:value="0.73159" calcext:value-type="float">
            <text:p>0.73159</text:p>
          </table:table-cell>
          <table:table-cell office:value-type="float" office:value="0.738022" calcext:value-type="float">
            <text:p>0.738022</text:p>
          </table:table-cell>
          <table:table-cell office:value-type="float" office:value="0.755214" calcext:value-type="float">
            <text:p>0.755214</text:p>
          </table:table-cell>
          <table:table-cell office:value-type="float" office:value="0.776946" calcext:value-type="float">
            <text:p>0.776946</text:p>
          </table:table-cell>
          <table:table-cell office:value-type="float" office:value="0.794963" calcext:value-type="float">
            <text:p>0.794963</text:p>
          </table:table-cell>
          <table:table-cell office:value-type="float" office:value="0.800909" calcext:value-type="float">
            <text:p>0.800909</text:p>
          </table:table-cell>
        </table:table-row>
        <table:table-row table:style-name="ro1">
          <table:table-cell office:value-type="float" office:value="0.789382" calcext:value-type="float">
            <text:p>0.789382</text:p>
          </table:table-cell>
          <table:table-cell office:value-type="float" office:value="0.780732" calcext:value-type="float">
            <text:p>0.780732</text:p>
          </table:table-cell>
          <table:table-cell office:value-type="float" office:value="0.754283" calcext:value-type="float">
            <text:p>0.754283</text:p>
          </table:table-cell>
          <table:table-cell office:value-type="float" office:value="0.722815" calcext:value-type="float">
            <text:p>0.722815</text:p>
          </table:table-cell>
          <table:table-cell office:value-type="float" office:value="0.698258" calcext:value-type="float">
            <text:p>0.698258</text:p>
          </table:table-cell>
          <table:table-cell office:value-type="float" office:value="0.689131" calcext:value-type="float">
            <text:p>0.689131</text:p>
          </table:table-cell>
          <table:table-cell office:value-type="float" office:value="0.698258" calcext:value-type="float">
            <text:p>0.698258</text:p>
          </table:table-cell>
          <table:table-cell office:value-type="float" office:value="0.722815" calcext:value-type="float">
            <text:p>0.722815</text:p>
          </table:table-cell>
          <table:table-cell office:value-type="float" office:value="0.754283" calcext:value-type="float">
            <text:p>0.754283</text:p>
          </table:table-cell>
          <table:table-cell office:value-type="float" office:value="0.780732" calcext:value-type="float">
            <text:p>0.780732</text:p>
          </table:table-cell>
          <table:table-cell office:value-type="float" office:value="0.789382" calcext:value-type="float">
            <text:p>0.789382</text:p>
          </table:table-cell>
        </table:table-row>
        <table:table-row table:style-name="ro1">
          <table:table-cell office:value-type="float" office:value="0.778569" calcext:value-type="float">
            <text:p>0.778569</text:p>
          </table:table-cell>
          <table:table-cell office:value-type="float" office:value="0.766814" calcext:value-type="float">
            <text:p>0.766814</text:p>
          </table:table-cell>
          <table:table-cell office:value-type="float" office:value="0.730837" calcext:value-type="float">
            <text:p>0.730837</text:p>
          </table:table-cell>
          <table:table-cell office:value-type="float" office:value="0.688626" calcext:value-type="float">
            <text:p>0.688626</text:p>
          </table:table-cell>
          <table:table-cell office:value-type="float" office:value="0.656149" calcext:value-type="float">
            <text:p>0.656149</text:p>
          </table:table-cell>
          <table:table-cell office:value-type="float" office:value="0.644167" calcext:value-type="float">
            <text:p>0.644167</text:p>
          </table:table-cell>
          <table:table-cell office:value-type="float" office:value="0.656149" calcext:value-type="float">
            <text:p>0.656149</text:p>
          </table:table-cell>
          <table:table-cell office:value-type="float" office:value="0.688626" calcext:value-type="float">
            <text:p>0.688626</text:p>
          </table:table-cell>
          <table:table-cell office:value-type="float" office:value="0.730837" calcext:value-type="float">
            <text:p>0.730837</text:p>
          </table:table-cell>
          <table:table-cell office:value-type="float" office:value="0.766814" calcext:value-type="float">
            <text:p>0.766814</text:p>
          </table:table-cell>
          <table:table-cell office:value-type="float" office:value="0.778569" calcext:value-type="float">
            <text:p>0.778569</text:p>
          </table:table-cell>
        </table:table-row>
        <table:table-row table:style-name="ro1">
          <table:table-cell office:value-type="float" office:value="0.767119" calcext:value-type="float">
            <text:p>0.767119</text:p>
          </table:table-cell>
          <table:table-cell office:value-type="float" office:value="0.752398" calcext:value-type="float">
            <text:p>0.752398</text:p>
          </table:table-cell>
          <table:table-cell office:value-type="float" office:value="0.707524" calcext:value-type="float">
            <text:p>0.707524</text:p>
          </table:table-cell>
          <table:table-cell office:value-type="float" office:value="0.655667" calcext:value-type="float">
            <text:p>0.655667</text:p>
          </table:table-cell>
          <table:table-cell office:value-type="float" office:value="0.616377" calcext:value-type="float">
            <text:p>0.616377</text:p>
          </table:table-cell>
          <table:table-cell office:value-type="float" office:value="0.601996" calcext:value-type="float">
            <text:p>0.601996</text:p>
          </table:table-cell>
          <table:table-cell office:value-type="float" office:value="0.616377" calcext:value-type="float">
            <text:p>0.616377</text:p>
          </table:table-cell>
          <table:table-cell office:value-type="float" office:value="0.655667" calcext:value-type="float">
            <text:p>0.655667</text:p>
          </table:table-cell>
          <table:table-cell office:value-type="float" office:value="0.707524" calcext:value-type="float">
            <text:p>0.707524</text:p>
          </table:table-cell>
          <table:table-cell office:value-type="float" office:value="0.752398" calcext:value-type="float">
            <text:p>0.752398</text:p>
          </table:table-cell>
          <table:table-cell office:value-type="float" office:value="0.767119" calcext:value-type="float">
            <text:p>0.767119</text:p>
          </table:table-cell>
        </table:table-row>
        <table:table-row table:style-name="ro1">
          <table:table-cell office:value-type="float" office:value="0.758284" calcext:value-type="float">
            <text:p>0.758284</text:p>
          </table:table-cell>
          <table:table-cell office:value-type="float" office:value="0.740753" calcext:value-type="float">
            <text:p>0.740753</text:p>
          </table:table-cell>
          <table:table-cell office:value-type="float" office:value="0.687792" calcext:value-type="float">
            <text:p>0.687792</text:p>
          </table:table-cell>
          <table:table-cell office:value-type="float" office:value="0.627428" calcext:value-type="float">
            <text:p>0.627428</text:p>
          </table:table-cell>
          <table:table-cell office:value-type="float" office:value="0.582321" calcext:value-type="float">
            <text:p>0.582321</text:p>
          </table:table-cell>
          <table:table-cell office:value-type="float" office:value="0.565934" calcext:value-type="float">
            <text:p>0.565934</text:p>
          </table:table-cell>
          <table:table-cell office:value-type="float" office:value="0.582321" calcext:value-type="float">
            <text:p>0.582321</text:p>
          </table:table-cell>
          <table:table-cell office:value-type="float" office:value="0.627428" calcext:value-type="float">
            <text:p>0.627428</text:p>
          </table:table-cell>
          <table:table-cell office:value-type="float" office:value="0.687792" calcext:value-type="float">
            <text:p>0.687792</text:p>
          </table:table-cell>
          <table:table-cell office:value-type="float" office:value="0.740753" calcext:value-type="float">
            <text:p>0.740753</text:p>
          </table:table-cell>
          <table:table-cell office:value-type="float" office:value="0.758284" calcext:value-type="float">
            <text:p>0.758284</text:p>
          </table:table-cell>
        </table:table-row>
        <table:table-row table:style-name="ro1">
          <table:table-cell office:value-type="float" office:value="0.751631" calcext:value-type="float">
            <text:p>0.751631</text:p>
          </table:table-cell>
          <table:table-cell office:value-type="float" office:value="0.73206" calcext:value-type="float">
            <text:p>0.73206</text:p>
          </table:table-cell>
          <table:table-cell office:value-type="float" office:value="0.673543" calcext:value-type="float">
            <text:p>0.673543</text:p>
          </table:table-cell>
          <table:table-cell office:value-type="float" office:value="0.607611" calcext:value-type="float">
            <text:p>0.607611</text:p>
          </table:table-cell>
          <table:table-cell office:value-type="float" office:value="0.558906" calcext:value-type="float">
            <text:p>0.558906</text:p>
          </table:table-cell>
          <table:table-cell office:value-type="float" office:value="0.541322" calcext:value-type="float">
            <text:p>0.541322</text:p>
          </table:table-cell>
          <table:table-cell office:value-type="float" office:value="0.558906" calcext:value-type="float">
            <text:p>0.558906</text:p>
          </table:table-cell>
          <table:table-cell office:value-type="float" office:value="0.607611" calcext:value-type="float">
            <text:p>0.607611</text:p>
          </table:table-cell>
          <table:table-cell office:value-type="float" office:value="0.673543" calcext:value-type="float">
            <text:p>0.673543</text:p>
          </table:table-cell>
          <table:table-cell office:value-type="float" office:value="0.73206" calcext:value-type="float">
            <text:p>0.73206</text:p>
          </table:table-cell>
          <table:table-cell office:value-type="float" office:value="0.751631" calcext:value-type="float">
            <text:p>0.751631</text:p>
          </table:table-cell>
        </table:table-row>
        <table:table-row table:style-name="ro1">
          <table:table-cell office:value-type="float" office:value="0.75117" calcext:value-type="float">
            <text:p>0.75117</text:p>
          </table:table-cell>
          <table:table-cell office:value-type="float" office:value="0.730499" calcext:value-type="float">
            <text:p>0.730499</text:p>
          </table:table-cell>
          <table:table-cell office:value-type="float" office:value="0.669106" calcext:value-type="float">
            <text:p>0.669106</text:p>
          </table:table-cell>
          <table:table-cell office:value-type="float" office:value="0.600198" calcext:value-type="float">
            <text:p>0.600198</text:p>
          </table:table-cell>
          <table:table-cell office:value-type="float" office:value="0.54947" calcext:value-type="float">
            <text:p>0.54947</text:p>
          </table:table-cell>
          <table:table-cell office:value-type="float" office:value="0.531193" calcext:value-type="float">
            <text:p>0.531193</text:p>
          </table:table-cell>
          <table:table-cell office:value-type="float" office:value="0.54947" calcext:value-type="float">
            <text:p>0.54947</text:p>
          </table:table-cell>
          <table:table-cell office:value-type="float" office:value="0.600198" calcext:value-type="float">
            <text:p>0.600198</text:p>
          </table:table-cell>
          <table:table-cell office:value-type="float" office:value="0.669106" calcext:value-type="float">
            <text:p>0.669106</text:p>
          </table:table-cell>
          <table:table-cell office:value-type="float" office:value="0.730499" calcext:value-type="float">
            <text:p>0.730499</text:p>
          </table:table-cell>
          <table:table-cell office:value-type="float" office:value="0.75117" calcext:value-type="float">
            <text:p>0.7511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40397" calcext:value-type="float">
            <text:p>0.840397</text:p>
          </table:table-cell>
          <table:table-cell office:value-type="float" office:value="0.839012" calcext:value-type="float">
            <text:p>0.839012</text:p>
          </table:table-cell>
          <table:table-cell office:value-type="float" office:value="0.835182" calcext:value-type="float">
            <text:p>0.835182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26518" calcext:value-type="float">
            <text:p>0.826518</text:p>
          </table:table-cell>
          <table:table-cell office:value-type="float" office:value="0.825045" calcext:value-type="float">
            <text:p>0.825045</text:p>
          </table:table-cell>
          <table:table-cell office:value-type="float" office:value="0.826518" calcext:value-type="float">
            <text:p>0.826518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35182" calcext:value-type="float">
            <text:p>0.835182</text:p>
          </table:table-cell>
          <table:table-cell office:value-type="float" office:value="0.839012" calcext:value-type="float">
            <text:p>0.839012</text:p>
          </table:table-cell>
          <table:table-cell office:value-type="float" office:value="0.840397" calcext:value-type="float">
            <text:p>0.840397</text:p>
          </table:table-cell>
        </table:table-row>
        <table:table-row table:style-name="ro1">
          <table:table-cell office:value-type="float" office:value="0.828687" calcext:value-type="float">
            <text:p>0.828687</text:p>
          </table:table-cell>
          <table:table-cell office:value-type="float" office:value="0.828239" calcext:value-type="float">
            <text:p>0.828239</text:p>
          </table:table-cell>
          <table:table-cell office:value-type="float" office:value="0.827055" calcext:value-type="float">
            <text:p>0.827055</text:p>
          </table:table-cell>
          <table:table-cell office:value-type="float" office:value="0.825574" calcext:value-type="float">
            <text:p>0.825574</text:p>
          </table:table-cell>
          <table:table-cell office:value-type="float" office:value="0.824386" calcext:value-type="float">
            <text:p>0.824386</text:p>
          </table:table-cell>
          <table:table-cell office:value-type="float" office:value="0.823927" calcext:value-type="float">
            <text:p>0.823927</text:p>
          </table:table-cell>
          <table:table-cell office:value-type="float" office:value="0.824386" calcext:value-type="float">
            <text:p>0.824386</text:p>
          </table:table-cell>
          <table:table-cell office:value-type="float" office:value="0.825574" calcext:value-type="float">
            <text:p>0.825574</text:p>
          </table:table-cell>
          <table:table-cell office:value-type="float" office:value="0.827055" calcext:value-type="float">
            <text:p>0.827055</text:p>
          </table:table-cell>
          <table:table-cell office:value-type="float" office:value="0.828239" calcext:value-type="float">
            <text:p>0.828239</text:p>
          </table:table-cell>
          <table:table-cell office:value-type="float" office:value="0.828687" calcext:value-type="float">
            <text:p>0.828687</text:p>
          </table:table-cell>
        </table:table-row>
        <table:table-row table:style-name="ro1">
          <table:table-cell office:value-type="float" office:value="0.825045" calcext:value-type="float">
            <text:p>0.825045</text:p>
          </table:table-cell>
          <table:table-cell office:value-type="float" office:value="0.823305" calcext:value-type="float">
            <text:p>0.823305</text:p>
          </table:table-cell>
          <table:table-cell office:value-type="float" office:value="0.818259" calcext:value-type="float">
            <text:p>0.818259</text:p>
          </table:table-cell>
          <table:table-cell office:value-type="float" office:value="0.812035" calcext:value-type="float">
            <text:p>0.812035</text:p>
          </table:table-cell>
          <table:table-cell office:value-type="float" office:value="0.807019" calcext:value-type="float">
            <text:p>0.807019</text:p>
          </table:table-cell>
          <table:table-cell office:value-type="float" office:value="0.805121" calcext:value-type="float">
            <text:p>0.805121</text:p>
          </table:table-cell>
          <table:table-cell office:value-type="float" office:value="0.807019" calcext:value-type="float">
            <text:p>0.807019</text:p>
          </table:table-cell>
          <table:table-cell office:value-type="float" office:value="0.812035" calcext:value-type="float">
            <text:p>0.812035</text:p>
          </table:table-cell>
          <table:table-cell office:value-type="float" office:value="0.818259" calcext:value-type="float">
            <text:p>0.818259</text:p>
          </table:table-cell>
          <table:table-cell office:value-type="float" office:value="0.823305" calcext:value-type="float">
            <text:p>0.823305</text:p>
          </table:table-cell>
          <table:table-cell office:value-type="float" office:value="0.825045" calcext:value-type="float">
            <text:p>0.825045</text:p>
          </table:table-cell>
        </table:table-row>
        <table:table-row table:style-name="ro1">
          <table:table-cell office:value-type="float" office:value="0.816688" calcext:value-type="float">
            <text:p>0.816688</text:p>
          </table:table-cell>
          <table:table-cell office:value-type="float" office:value="0.813248" calcext:value-type="float">
            <text:p>0.813248</text:p>
          </table:table-cell>
          <table:table-cell office:value-type="float" office:value="0.802969" calcext:value-type="float">
            <text:p>0.802969</text:p>
          </table:table-cell>
          <table:table-cell office:value-type="float" office:value="0.790433" calcext:value-type="float">
            <text:p>0.790433</text:p>
          </table:table-cell>
          <table:table-cell office:value-type="float" office:value="0.780411" calcext:value-type="float">
            <text:p>0.780411</text:p>
          </table:table-cell>
          <table:table-cell office:value-type="float" office:value="0.776642" calcext:value-type="float">
            <text:p>0.776642</text:p>
          </table:table-cell>
          <table:table-cell office:value-type="float" office:value="0.780411" calcext:value-type="float">
            <text:p>0.780411</text:p>
          </table:table-cell>
          <table:table-cell office:value-type="float" office:value="0.790433" calcext:value-type="float">
            <text:p>0.790433</text:p>
          </table:table-cell>
          <table:table-cell office:value-type="float" office:value="0.802969" calcext:value-type="float">
            <text:p>0.802969</text:p>
          </table:table-cell>
          <table:table-cell office:value-type="float" office:value="0.813248" calcext:value-type="float">
            <text:p>0.813248</text:p>
          </table:table-cell>
          <table:table-cell office:value-type="float" office:value="0.816688" calcext:value-type="float">
            <text:p>0.816688</text:p>
          </table:table-cell>
        </table:table-row>
        <table:table-row table:style-name="ro1">
          <table:table-cell office:value-type="float" office:value="0.808327" calcext:value-type="float">
            <text:p>0.808327</text:p>
          </table:table-cell>
          <table:table-cell office:value-type="float" office:value="0.802349" calcext:value-type="float">
            <text:p>0.802349</text:p>
          </table:table-cell>
          <table:table-cell office:value-type="float" office:value="0.784226" calcext:value-type="float">
            <text:p>0.784226</text:p>
          </table:table-cell>
          <table:table-cell office:value-type="float" office:value="0.762365" calcext:value-type="float">
            <text:p>0.762365</text:p>
          </table:table-cell>
          <table:table-cell office:value-type="float" office:value="0.745069" calcext:value-type="float">
            <text:p>0.745069</text:p>
          </table:table-cell>
          <table:table-cell office:value-type="float" office:value="0.738598" calcext:value-type="float">
            <text:p>0.738598</text:p>
          </table:table-cell>
          <table:table-cell office:value-type="float" office:value="0.745069" calcext:value-type="float">
            <text:p>0.745069</text:p>
          </table:table-cell>
          <table:table-cell office:value-type="float" office:value="0.762365" calcext:value-type="float">
            <text:p>0.762365</text:p>
          </table:table-cell>
          <table:table-cell office:value-type="float" office:value="0.784226" calcext:value-type="float">
            <text:p>0.784226</text:p>
          </table:table-cell>
          <table:table-cell office:value-type="float" office:value="0.802349" calcext:value-type="float">
            <text:p>0.802349</text:p>
          </table:table-cell>
          <table:table-cell office:value-type="float" office:value="0.808327" calcext:value-type="float">
            <text:p>0.808327</text:p>
          </table:table-cell>
        </table:table-row>
        <table:table-row table:style-name="ro1">
          <table:table-cell office:value-type="float" office:value="0.79679" calcext:value-type="float">
            <text:p>0.79679</text:p>
          </table:table-cell>
          <table:table-cell office:value-type="float" office:value="0.788094" calcext:value-type="float">
            <text:p>0.788094</text:p>
          </table:table-cell>
          <table:table-cell office:value-type="float" office:value="0.761495" calcext:value-type="float">
            <text:p>0.761495</text:p>
          </table:table-cell>
          <table:table-cell office:value-type="float" office:value="0.729844" calcext:value-type="float">
            <text:p>0.729844</text:p>
          </table:table-cell>
          <table:table-cell office:value-type="float" office:value="0.705139" calcext:value-type="float">
            <text:p>0.705139</text:p>
          </table:table-cell>
          <table:table-cell office:value-type="float" office:value="0.695957" calcext:value-type="float">
            <text:p>0.695957</text:p>
          </table:table-cell>
          <table:table-cell office:value-type="float" office:value="0.705139" calcext:value-type="float">
            <text:p>0.705139</text:p>
          </table:table-cell>
          <table:table-cell office:value-type="float" office:value="0.729844" calcext:value-type="float">
            <text:p>0.729844</text:p>
          </table:table-cell>
          <table:table-cell office:value-type="float" office:value="0.761495" calcext:value-type="float">
            <text:p>0.761495</text:p>
          </table:table-cell>
          <table:table-cell office:value-type="float" office:value="0.788094" calcext:value-type="float">
            <text:p>0.788094</text:p>
          </table:table-cell>
          <table:table-cell office:value-type="float" office:value="0.79679" calcext:value-type="float">
            <text:p>0.79679</text:p>
          </table:table-cell>
        </table:table-row>
        <table:table-row table:style-name="ro1">
          <table:table-cell office:value-type="float" office:value="0.785986" calcext:value-type="float">
            <text:p>0.785986</text:p>
          </table:table-cell>
          <table:table-cell office:value-type="float" office:value="0.774171" calcext:value-type="float">
            <text:p>0.774171</text:p>
          </table:table-cell>
          <table:table-cell office:value-type="float" office:value="0.737991" calcext:value-type="float">
            <text:p>0.737991</text:p>
          </table:table-cell>
          <table:table-cell office:value-type="float" office:value="0.695537" calcext:value-type="float">
            <text:p>0.695537</text:p>
          </table:table-cell>
          <table:table-cell office:value-type="float" office:value="0.662863" calcext:value-type="float">
            <text:p>0.662863</text:p>
          </table:table-cell>
          <table:table-cell office:value-type="float" office:value="0.650808" calcext:value-type="float">
            <text:p>0.650808</text:p>
          </table:table-cell>
          <table:table-cell office:value-type="float" office:value="0.662863" calcext:value-type="float">
            <text:p>0.662863</text:p>
          </table:table-cell>
          <table:table-cell office:value-type="float" office:value="0.695537" calcext:value-type="float">
            <text:p>0.695537</text:p>
          </table:table-cell>
          <table:table-cell office:value-type="float" office:value="0.737991" calcext:value-type="float">
            <text:p>0.737991</text:p>
          </table:table-cell>
          <table:table-cell office:value-type="float" office:value="0.774171" calcext:value-type="float">
            <text:p>0.774171</text:p>
          </table:table-cell>
          <table:table-cell office:value-type="float" office:value="0.785986" calcext:value-type="float">
            <text:p>0.785986</text:p>
          </table:table-cell>
        </table:table-row>
        <table:table-row table:style-name="ro1">
          <table:table-cell office:value-type="float" office:value="0.774538" calcext:value-type="float">
            <text:p>0.774538</text:p>
          </table:table-cell>
          <table:table-cell office:value-type="float" office:value="0.759743" calcext:value-type="float">
            <text:p>0.759743</text:p>
          </table:table-cell>
          <table:table-cell office:value-type="float" office:value="0.714625" calcext:value-type="float">
            <text:p>0.714625</text:p>
          </table:table-cell>
          <table:table-cell office:value-type="float" office:value="0.662475" calcext:value-type="float">
            <text:p>0.662475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0.608482" calcext:value-type="float">
            <text:p>0.608482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0.662475" calcext:value-type="float">
            <text:p>0.662475</text:p>
          </table:table-cell>
          <table:table-cell office:value-type="float" office:value="0.714625" calcext:value-type="float">
            <text:p>0.714625</text:p>
          </table:table-cell>
          <table:table-cell office:value-type="float" office:value="0.759743" calcext:value-type="float">
            <text:p>0.759743</text:p>
          </table:table-cell>
          <table:table-cell office:value-type="float" office:value="0.774538" calcext:value-type="float">
            <text:p>0.774538</text:p>
          </table:table-cell>
        </table:table-row>
        <table:table-row table:style-name="ro1">
          <table:table-cell office:value-type="float" office:value="0.765722" calcext:value-type="float">
            <text:p>0.765722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0.694861" calcext:value-type="float">
            <text:p>0.694861</text:p>
          </table:table-cell>
          <table:table-cell office:value-type="float" office:value="0.634158" calcext:value-type="float">
            <text:p>0.634158</text:p>
          </table:table-cell>
          <table:table-cell office:value-type="float" office:value="0.588781" calcext:value-type="float">
            <text:p>0.588781</text:p>
          </table:table-cell>
          <table:table-cell office:value-type="float" office:value="0.572294" calcext:value-type="float">
            <text:p>0.572294</text:p>
          </table:table-cell>
          <table:table-cell office:value-type="float" office:value="0.588781" calcext:value-type="float">
            <text:p>0.588781</text:p>
          </table:table-cell>
          <table:table-cell office:value-type="float" office:value="0.634158" calcext:value-type="float">
            <text:p>0.634158</text:p>
          </table:table-cell>
          <table:table-cell office:value-type="float" office:value="0.694861" calcext:value-type="float">
            <text:p>0.694861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0.765722" calcext:value-type="float">
            <text:p>0.765722</text:p>
          </table:table-cell>
        </table:table-row>
        <table:table-row table:style-name="ro1">
          <table:table-cell office:value-type="float" office:value="0.759076" calcext:value-type="float">
            <text:p>0.759076</text:p>
          </table:table-cell>
          <table:table-cell office:value-type="float" office:value="0.739414" calcext:value-type="float">
            <text:p>0.739414</text:p>
          </table:table-cell>
          <table:table-cell office:value-type="float" office:value="0.680591" calcext:value-type="float">
            <text:p>0.680591</text:p>
          </table:table-cell>
          <table:table-cell office:value-type="float" office:value="0.614295" calcext:value-type="float">
            <text:p>0.614295</text:p>
          </table:table-cell>
          <table:table-cell office:value-type="float" office:value="0.565299" calcext:value-type="float">
            <text:p>0.565299</text:p>
          </table:table-cell>
          <table:table-cell office:value-type="float" office:value="0.547608" calcext:value-type="float">
            <text:p>0.547608</text:p>
          </table:table-cell>
          <table:table-cell office:value-type="float" office:value="0.565299" calcext:value-type="float">
            <text:p>0.565299</text:p>
          </table:table-cell>
          <table:table-cell office:value-type="float" office:value="0.614295" calcext:value-type="float">
            <text:p>0.614295</text:p>
          </table:table-cell>
          <table:table-cell office:value-type="float" office:value="0.680591" calcext:value-type="float">
            <text:p>0.680591</text:p>
          </table:table-cell>
          <table:table-cell office:value-type="float" office:value="0.739414" calcext:value-type="float">
            <text:p>0.739414</text:p>
          </table:table-cell>
          <table:table-cell office:value-type="float" office:value="0.759076" calcext:value-type="float">
            <text:p>0.759076</text:p>
          </table:table-cell>
        </table:table-row>
        <table:table-row table:style-name="ro1">
          <table:table-cell office:value-type="float" office:value="0.75865" calcext:value-type="float">
            <text:p>0.75865</text:p>
          </table:table-cell>
          <table:table-cell office:value-type="float" office:value="0.737881" calcext:value-type="float">
            <text:p>0.737881</text:p>
          </table:table-cell>
          <table:table-cell office:value-type="float" office:value="0.676163" calcext:value-type="float">
            <text:p>0.676163</text:p>
          </table:table-cell>
          <table:table-cell office:value-type="float" office:value="0.606867" calcext:value-type="float">
            <text:p>0.606867</text:p>
          </table:table-cell>
          <table:table-cell office:value-type="float" office:value="0.55583" calcext:value-type="float">
            <text:p>0.55583</text:p>
          </table:table-cell>
          <table:table-cell office:value-type="float" office:value="0.537438" calcext:value-type="float">
            <text:p>0.537438</text:p>
          </table:table-cell>
          <table:table-cell office:value-type="float" office:value="0.55583" calcext:value-type="float">
            <text:p>0.55583</text:p>
          </table:table-cell>
          <table:table-cell office:value-type="float" office:value="0.606867" calcext:value-type="float">
            <text:p>0.606867</text:p>
          </table:table-cell>
          <table:table-cell office:value-type="float" office:value="0.676163" calcext:value-type="float">
            <text:p>0.676163</text:p>
          </table:table-cell>
          <table:table-cell office:value-type="float" office:value="0.737881" calcext:value-type="float">
            <text:p>0.737881</text:p>
          </table:table-cell>
          <table:table-cell office:value-type="float" office:value="0.75865" calcext:value-type="float">
            <text:p>0.75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2T22:02:04.522206667</dc:date>
    <meta:editing-duration>PT4M7S</meta:editing-duration>
    <meta:editing-cycles>1</meta:editing-cycles>
    <meta:document-statistic meta:table-count="1" meta:cell-count="9638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1.711cm" style:legend-expansion="high" chart:style-name="ch2"/>
        <chart:plot-area chart:style-name="ch3" table:cell-range-address="SIMPLE_DIFFUSION_SPHE_3D_2_integrator_6.A1016:SIMPLE_DIFFUSION_SPHE_3D_2_integrator_6.K1026" svg:x="0.32cm" svg:y="0.18cm" svg:width="12.481cm" svg:height="8.64cm">
          <chartooo:coordinate-region svg:x="1.047cm" svg:y="0.379cm" svg:width="11.5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MPLE_DIFFUSION_SPHE_3D_2_integrator_6.A1016:SIMPLE_DIFFUSION_SPHE_3D_2_integrator_6.A1026" chart:class="chart:line">
            <chart:data-point chart:repeated="11"/>
          </chart:series>
          <chart:series chart:style-name="ch7" chart:values-cell-range-address="SIMPLE_DIFFUSION_SPHE_3D_2_integrator_6.B1016:SIMPLE_DIFFUSION_SPHE_3D_2_integrator_6.B1026" chart:class="chart:line">
            <chart:data-point chart:repeated="11"/>
          </chart:series>
          <chart:series chart:style-name="ch8" chart:values-cell-range-address="SIMPLE_DIFFUSION_SPHE_3D_2_integrator_6.C1016:SIMPLE_DIFFUSION_SPHE_3D_2_integrator_6.C1026" chart:class="chart:line">
            <chart:data-point chart:repeated="11"/>
          </chart:series>
          <chart:series chart:style-name="ch9" chart:values-cell-range-address="SIMPLE_DIFFUSION_SPHE_3D_2_integrator_6.D1016:SIMPLE_DIFFUSION_SPHE_3D_2_integrator_6.D1026" chart:class="chart:line">
            <chart:data-point chart:repeated="11"/>
          </chart:series>
          <chart:series chart:style-name="ch10" chart:values-cell-range-address="SIMPLE_DIFFUSION_SPHE_3D_2_integrator_6.E1016:SIMPLE_DIFFUSION_SPHE_3D_2_integrator_6.E1026" chart:class="chart:line">
            <chart:data-point chart:repeated="11"/>
          </chart:series>
          <chart:series chart:style-name="ch11" chart:values-cell-range-address="SIMPLE_DIFFUSION_SPHE_3D_2_integrator_6.F1016:SIMPLE_DIFFUSION_SPHE_3D_2_integrator_6.F1026" chart:class="chart:line">
            <chart:data-point chart:repeated="11"/>
          </chart:series>
          <chart:series chart:style-name="ch12" chart:values-cell-range-address="SIMPLE_DIFFUSION_SPHE_3D_2_integrator_6.G1016:SIMPLE_DIFFUSION_SPHE_3D_2_integrator_6.G1026" chart:class="chart:line">
            <chart:data-point chart:repeated="11"/>
          </chart:series>
          <chart:series chart:style-name="ch13" chart:values-cell-range-address="SIMPLE_DIFFUSION_SPHE_3D_2_integrator_6.H1016:SIMPLE_DIFFUSION_SPHE_3D_2_integrator_6.H1026" chart:class="chart:line">
            <chart:data-point chart:repeated="11"/>
          </chart:series>
          <chart:series chart:style-name="ch14" chart:values-cell-range-address="SIMPLE_DIFFUSION_SPHE_3D_2_integrator_6.I1016:SIMPLE_DIFFUSION_SPHE_3D_2_integrator_6.I1026" chart:class="chart:line">
            <chart:data-point chart:repeated="11"/>
          </chart:series>
          <chart:series chart:style-name="ch15" chart:values-cell-range-address="SIMPLE_DIFFUSION_SPHE_3D_2_integrator_6.J1016:SIMPLE_DIFFUSION_SPHE_3D_2_integrator_6.J1026" chart:class="chart:line">
            <chart:data-point chart:repeated="11"/>
          </chart:series>
          <chart:series chart:style-name="ch16" chart:values-cell-range-address="SIMPLE_DIFFUSION_SPHE_3D_2_integrator_6.K1016:SIMPLE_DIFFUSION_SPHE_3D_2_integrator_6.K1026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0397">
                <text:p>0.840397</text:p>
                <draw:g>
                  <svg:desc>SIMPLE_DIFFUSION_SPHE_3D_2_integrator_6.A1016:SIMPLE_DIFFUSION_SPHE_3D_2_integrator_6.A1026</svg:desc>
                </draw:g>
              </table:table-cell>
              <table:table-cell office:value-type="float" office:value="0.839012">
                <text:p>0.839012</text:p>
                <draw:g>
                  <svg:desc>SIMPLE_DIFFUSION_SPHE_3D_2_integrator_6.B1016:SIMPLE_DIFFUSION_SPHE_3D_2_integrator_6.B1026</svg:desc>
                </draw:g>
              </table:table-cell>
              <table:table-cell office:value-type="float" office:value="0.835182">
                <text:p>0.835182</text:p>
                <draw:g>
                  <svg:desc>SIMPLE_DIFFUSION_SPHE_3D_2_integrator_6.C1016:SIMPLE_DIFFUSION_SPHE_3D_2_integrator_6.C1026</svg:desc>
                </draw:g>
              </table:table-cell>
              <table:table-cell office:value-type="float" office:value="0.830401">
                <text:p>0.830401</text:p>
                <draw:g>
                  <svg:desc>SIMPLE_DIFFUSION_SPHE_3D_2_integrator_6.D1016:SIMPLE_DIFFUSION_SPHE_3D_2_integrator_6.D1026</svg:desc>
                </draw:g>
              </table:table-cell>
              <table:table-cell office:value-type="float" office:value="0.826518">
                <text:p>0.826518</text:p>
                <draw:g>
                  <svg:desc>SIMPLE_DIFFUSION_SPHE_3D_2_integrator_6.E1016:SIMPLE_DIFFUSION_SPHE_3D_2_integrator_6.E1026</svg:desc>
                </draw:g>
              </table:table-cell>
              <table:table-cell office:value-type="float" office:value="0.825045">
                <text:p>0.825045</text:p>
                <draw:g>
                  <svg:desc>SIMPLE_DIFFUSION_SPHE_3D_2_integrator_6.F1016:SIMPLE_DIFFUSION_SPHE_3D_2_integrator_6.F1026</svg:desc>
                </draw:g>
              </table:table-cell>
              <table:table-cell office:value-type="float" office:value="0.826518">
                <text:p>0.826518</text:p>
                <draw:g>
                  <svg:desc>SIMPLE_DIFFUSION_SPHE_3D_2_integrator_6.G1016:SIMPLE_DIFFUSION_SPHE_3D_2_integrator_6.G1026</svg:desc>
                </draw:g>
              </table:table-cell>
              <table:table-cell office:value-type="float" office:value="0.830401">
                <text:p>0.830401</text:p>
                <draw:g>
                  <svg:desc>SIMPLE_DIFFUSION_SPHE_3D_2_integrator_6.H1016:SIMPLE_DIFFUSION_SPHE_3D_2_integrator_6.H1026</svg:desc>
                </draw:g>
              </table:table-cell>
              <table:table-cell office:value-type="float" office:value="0.835182">
                <text:p>0.835182</text:p>
                <draw:g>
                  <svg:desc>SIMPLE_DIFFUSION_SPHE_3D_2_integrator_6.I1016:SIMPLE_DIFFUSION_SPHE_3D_2_integrator_6.I1026</svg:desc>
                </draw:g>
              </table:table-cell>
              <table:table-cell office:value-type="float" office:value="0.839012">
                <text:p>0.839012</text:p>
                <draw:g>
                  <svg:desc>SIMPLE_DIFFUSION_SPHE_3D_2_integrator_6.J1016:SIMPLE_DIFFUSION_SPHE_3D_2_integrator_6.J1026</svg:desc>
                </draw:g>
              </table:table-cell>
              <table:table-cell office:value-type="float" office:value="0.840397">
                <text:p>0.840397</text:p>
                <draw:g>
                  <svg:desc>SIMPLE_DIFFUSION_SPHE_3D_2_integrator_6.K1016:SIMPLE_DIFFUSION_SPHE_3D_2_integrator_6.K10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8687">
                <text:p>0.828687</text:p>
              </table:table-cell>
              <table:table-cell office:value-type="float" office:value="0.828239">
                <text:p>0.828239</text:p>
              </table:table-cell>
              <table:table-cell office:value-type="float" office:value="0.827055">
                <text:p>0.827055</text:p>
              </table:table-cell>
              <table:table-cell office:value-type="float" office:value="0.825574">
                <text:p>0.825574</text:p>
              </table:table-cell>
              <table:table-cell office:value-type="float" office:value="0.824386">
                <text:p>0.824386</text:p>
              </table:table-cell>
              <table:table-cell office:value-type="float" office:value="0.823927">
                <text:p>0.823927</text:p>
              </table:table-cell>
              <table:table-cell office:value-type="float" office:value="0.824386">
                <text:p>0.824386</text:p>
              </table:table-cell>
              <table:table-cell office:value-type="float" office:value="0.825574">
                <text:p>0.825574</text:p>
              </table:table-cell>
              <table:table-cell office:value-type="float" office:value="0.827055">
                <text:p>0.827055</text:p>
              </table:table-cell>
              <table:table-cell office:value-type="float" office:value="0.828239">
                <text:p>0.828239</text:p>
              </table:table-cell>
              <table:table-cell office:value-type="float" office:value="0.828687">
                <text:p>0.828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5045">
                <text:p>0.825045</text:p>
              </table:table-cell>
              <table:table-cell office:value-type="float" office:value="0.823305">
                <text:p>0.823305</text:p>
              </table:table-cell>
              <table:table-cell office:value-type="float" office:value="0.818259">
                <text:p>0.818259</text:p>
              </table:table-cell>
              <table:table-cell office:value-type="float" office:value="0.812035">
                <text:p>0.812035</text:p>
              </table:table-cell>
              <table:table-cell office:value-type="float" office:value="0.807019">
                <text:p>0.807019</text:p>
              </table:table-cell>
              <table:table-cell office:value-type="float" office:value="0.805121">
                <text:p>0.805121</text:p>
              </table:table-cell>
              <table:table-cell office:value-type="float" office:value="0.807019">
                <text:p>0.807019</text:p>
              </table:table-cell>
              <table:table-cell office:value-type="float" office:value="0.812035">
                <text:p>0.812035</text:p>
              </table:table-cell>
              <table:table-cell office:value-type="float" office:value="0.818259">
                <text:p>0.818259</text:p>
              </table:table-cell>
              <table:table-cell office:value-type="float" office:value="0.823305">
                <text:p>0.823305</text:p>
              </table:table-cell>
              <table:table-cell office:value-type="float" office:value="0.825045">
                <text:p>0.82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6688">
                <text:p>0.816688</text:p>
              </table:table-cell>
              <table:table-cell office:value-type="float" office:value="0.813248">
                <text:p>0.813248</text:p>
              </table:table-cell>
              <table:table-cell office:value-type="float" office:value="0.802969">
                <text:p>0.802969</text:p>
              </table:table-cell>
              <table:table-cell office:value-type="float" office:value="0.790433">
                <text:p>0.790433</text:p>
              </table:table-cell>
              <table:table-cell office:value-type="float" office:value="0.780411">
                <text:p>0.780411</text:p>
              </table:table-cell>
              <table:table-cell office:value-type="float" office:value="0.776642">
                <text:p>0.776642</text:p>
              </table:table-cell>
              <table:table-cell office:value-type="float" office:value="0.780411">
                <text:p>0.780411</text:p>
              </table:table-cell>
              <table:table-cell office:value-type="float" office:value="0.790433">
                <text:p>0.790433</text:p>
              </table:table-cell>
              <table:table-cell office:value-type="float" office:value="0.802969">
                <text:p>0.802969</text:p>
              </table:table-cell>
              <table:table-cell office:value-type="float" office:value="0.813248">
                <text:p>0.813248</text:p>
              </table:table-cell>
              <table:table-cell office:value-type="float" office:value="0.816688">
                <text:p>0.816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8327">
                <text:p>0.808327</text:p>
              </table:table-cell>
              <table:table-cell office:value-type="float" office:value="0.802349">
                <text:p>0.802349</text:p>
              </table:table-cell>
              <table:table-cell office:value-type="float" office:value="0.784226">
                <text:p>0.784226</text:p>
              </table:table-cell>
              <table:table-cell office:value-type="float" office:value="0.762365">
                <text:p>0.762365</text:p>
              </table:table-cell>
              <table:table-cell office:value-type="float" office:value="0.745069">
                <text:p>0.745069</text:p>
              </table:table-cell>
              <table:table-cell office:value-type="float" office:value="0.738598">
                <text:p>0.738598</text:p>
              </table:table-cell>
              <table:table-cell office:value-type="float" office:value="0.745069">
                <text:p>0.745069</text:p>
              </table:table-cell>
              <table:table-cell office:value-type="float" office:value="0.762365">
                <text:p>0.762365</text:p>
              </table:table-cell>
              <table:table-cell office:value-type="float" office:value="0.784226">
                <text:p>0.784226</text:p>
              </table:table-cell>
              <table:table-cell office:value-type="float" office:value="0.802349">
                <text:p>0.802349</text:p>
              </table:table-cell>
              <table:table-cell office:value-type="float" office:value="0.808327">
                <text:p>0.80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679">
                <text:p>0.79679</text:p>
              </table:table-cell>
              <table:table-cell office:value-type="float" office:value="0.788094">
                <text:p>0.788094</text:p>
              </table:table-cell>
              <table:table-cell office:value-type="float" office:value="0.761495">
                <text:p>0.761495</text:p>
              </table:table-cell>
              <table:table-cell office:value-type="float" office:value="0.729844">
                <text:p>0.729844</text:p>
              </table:table-cell>
              <table:table-cell office:value-type="float" office:value="0.705139">
                <text:p>0.705139</text:p>
              </table:table-cell>
              <table:table-cell office:value-type="float" office:value="0.695957">
                <text:p>0.695957</text:p>
              </table:table-cell>
              <table:table-cell office:value-type="float" office:value="0.705139">
                <text:p>0.705139</text:p>
              </table:table-cell>
              <table:table-cell office:value-type="float" office:value="0.729844">
                <text:p>0.729844</text:p>
              </table:table-cell>
              <table:table-cell office:value-type="float" office:value="0.761495">
                <text:p>0.761495</text:p>
              </table:table-cell>
              <table:table-cell office:value-type="float" office:value="0.788094">
                <text:p>0.788094</text:p>
              </table:table-cell>
              <table:table-cell office:value-type="float" office:value="0.79679">
                <text:p>0.79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5986">
                <text:p>0.785986</text:p>
              </table:table-cell>
              <table:table-cell office:value-type="float" office:value="0.774171">
                <text:p>0.774171</text:p>
              </table:table-cell>
              <table:table-cell office:value-type="float" office:value="0.737991">
                <text:p>0.737991</text:p>
              </table:table-cell>
              <table:table-cell office:value-type="float" office:value="0.695537">
                <text:p>0.695537</text:p>
              </table:table-cell>
              <table:table-cell office:value-type="float" office:value="0.662863">
                <text:p>0.662863</text:p>
              </table:table-cell>
              <table:table-cell office:value-type="float" office:value="0.650808">
                <text:p>0.650808</text:p>
              </table:table-cell>
              <table:table-cell office:value-type="float" office:value="0.662863">
                <text:p>0.662863</text:p>
              </table:table-cell>
              <table:table-cell office:value-type="float" office:value="0.695537">
                <text:p>0.695537</text:p>
              </table:table-cell>
              <table:table-cell office:value-type="float" office:value="0.737991">
                <text:p>0.737991</text:p>
              </table:table-cell>
              <table:table-cell office:value-type="float" office:value="0.774171">
                <text:p>0.774171</text:p>
              </table:table-cell>
              <table:table-cell office:value-type="float" office:value="0.785986">
                <text:p>0.785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4538">
                <text:p>0.774538</text:p>
              </table:table-cell>
              <table:table-cell office:value-type="float" office:value="0.759743">
                <text:p>0.759743</text:p>
              </table:table-cell>
              <table:table-cell office:value-type="float" office:value="0.714625">
                <text:p>0.714625</text:p>
              </table:table-cell>
              <table:table-cell office:value-type="float" office:value="0.662475">
                <text:p>0.662475</text:p>
              </table:table-cell>
              <table:table-cell office:value-type="float" office:value="0.62295">
                <text:p>0.62295</text:p>
              </table:table-cell>
              <table:table-cell office:value-type="float" office:value="0.608482">
                <text:p>0.608482</text:p>
              </table:table-cell>
              <table:table-cell office:value-type="float" office:value="0.62295">
                <text:p>0.62295</text:p>
              </table:table-cell>
              <table:table-cell office:value-type="float" office:value="0.662475">
                <text:p>0.662475</text:p>
              </table:table-cell>
              <table:table-cell office:value-type="float" office:value="0.714625">
                <text:p>0.714625</text:p>
              </table:table-cell>
              <table:table-cell office:value-type="float" office:value="0.759743">
                <text:p>0.759743</text:p>
              </table:table-cell>
              <table:table-cell office:value-type="float" office:value="0.774538">
                <text:p>0.774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5722">
                <text:p>0.765722</text:p>
              </table:table-cell>
              <table:table-cell office:value-type="float" office:value="0.748105">
                <text:p>0.748105</text:p>
              </table:table-cell>
              <table:table-cell office:value-type="float" office:value="0.694861">
                <text:p>0.694861</text:p>
              </table:table-cell>
              <table:table-cell office:value-type="float" office:value="0.634158">
                <text:p>0.634158</text:p>
              </table:table-cell>
              <table:table-cell office:value-type="float" office:value="0.588781">
                <text:p>0.588781</text:p>
              </table:table-cell>
              <table:table-cell office:value-type="float" office:value="0.572294">
                <text:p>0.572294</text:p>
              </table:table-cell>
              <table:table-cell office:value-type="float" office:value="0.588781">
                <text:p>0.588781</text:p>
              </table:table-cell>
              <table:table-cell office:value-type="float" office:value="0.634158">
                <text:p>0.634158</text:p>
              </table:table-cell>
              <table:table-cell office:value-type="float" office:value="0.694861">
                <text:p>0.694861</text:p>
              </table:table-cell>
              <table:table-cell office:value-type="float" office:value="0.748105">
                <text:p>0.748105</text:p>
              </table:table-cell>
              <table:table-cell office:value-type="float" office:value="0.765722">
                <text:p>0.765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9076">
                <text:p>0.759076</text:p>
              </table:table-cell>
              <table:table-cell office:value-type="float" office:value="0.739414">
                <text:p>0.739414</text:p>
              </table:table-cell>
              <table:table-cell office:value-type="float" office:value="0.680591">
                <text:p>0.680591</text:p>
              </table:table-cell>
              <table:table-cell office:value-type="float" office:value="0.614295">
                <text:p>0.614295</text:p>
              </table:table-cell>
              <table:table-cell office:value-type="float" office:value="0.565299">
                <text:p>0.565299</text:p>
              </table:table-cell>
              <table:table-cell office:value-type="float" office:value="0.547608">
                <text:p>0.547608</text:p>
              </table:table-cell>
              <table:table-cell office:value-type="float" office:value="0.565299">
                <text:p>0.565299</text:p>
              </table:table-cell>
              <table:table-cell office:value-type="float" office:value="0.614295">
                <text:p>0.614295</text:p>
              </table:table-cell>
              <table:table-cell office:value-type="float" office:value="0.680591">
                <text:p>0.680591</text:p>
              </table:table-cell>
              <table:table-cell office:value-type="float" office:value="0.739414">
                <text:p>0.739414</text:p>
              </table:table-cell>
              <table:table-cell office:value-type="float" office:value="0.759076">
                <text:p>0.759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865">
                <text:p>0.75865</text:p>
              </table:table-cell>
              <table:table-cell office:value-type="float" office:value="0.737881">
                <text:p>0.737881</text:p>
              </table:table-cell>
              <table:table-cell office:value-type="float" office:value="0.676163">
                <text:p>0.676163</text:p>
              </table:table-cell>
              <table:table-cell office:value-type="float" office:value="0.606867">
                <text:p>0.606867</text:p>
              </table:table-cell>
              <table:table-cell office:value-type="float" office:value="0.55583">
                <text:p>0.55583</text:p>
              </table:table-cell>
              <table:table-cell office:value-type="float" office:value="0.537438">
                <text:p>0.537438</text:p>
              </table:table-cell>
              <table:table-cell office:value-type="float" office:value="0.55583">
                <text:p>0.55583</text:p>
              </table:table-cell>
              <table:table-cell office:value-type="float" office:value="0.606867">
                <text:p>0.606867</text:p>
              </table:table-cell>
              <table:table-cell office:value-type="float" office:value="0.676163">
                <text:p>0.676163</text:p>
              </table:table-cell>
              <table:table-cell office:value-type="float" office:value="0.737881">
                <text:p>0.737881</text:p>
              </table:table-cell>
              <table:table-cell office:value-type="float" office:value="0.75865">
                <text:p>0.75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